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8.092cm"/>
    </style:style>
    <style:style style:name="co11" style:family="table-column">
      <style:table-column-properties fo:break-before="auto" style:column-width="6.659cm"/>
    </style:style>
    <style:style style:name="co12" style:family="table-column">
      <style:table-column-properties fo:break-before="auto" style:column-width="9.795cm"/>
    </style:style>
    <style:style style:name="co13" style:family="table-column">
      <style:table-column-properties fo:break-before="auto" style:column-width="6.826cm"/>
    </style:style>
    <style:style style:name="co14" style:family="table-column">
      <style:table-column-properties fo:break-before="auto" style:column-width="14.485cm"/>
    </style:style>
    <style:style style:name="co15" style:family="table-column">
      <style:table-column-properties fo:break-before="auto" style:column-width="6.77cm"/>
    </style:style>
    <style:style style:name="co16" style:family="table-column">
      <style:table-column-properties fo:break-before="auto" style:column-width="14.596cm"/>
    </style:style>
    <style:style style:name="co17" style:family="table-column">
      <style:table-column-properties fo:break-before="auto" style:column-width="4.8cm"/>
    </style:style>
    <style:style style:name="co18" style:family="table-column">
      <style:table-column-properties fo:break-before="auto" style:column-width="14.374cm"/>
    </style:style>
    <style:style style:name="co19" style:family="table-column">
      <style:table-column-properties fo:break-before="auto" style:column-width="4.494cm"/>
    </style:style>
    <style:style style:name="co20" style:family="table-column">
      <style:table-column-properties fo:break-before="auto" style:column-width="17.454cm"/>
    </style:style>
    <style:style style:name="co21" style:family="table-column">
      <style:table-column-properties fo:break-before="auto" style:column-width="5.216cm"/>
    </style:style>
    <style:style style:name="co22" style:family="table-column">
      <style:table-column-properties fo:break-before="auto" style:column-width="13.795cm"/>
    </style:style>
    <style:style style:name="co23" style:family="table-column">
      <style:table-column-properties fo:break-before="auto" style:column-width="2.974cm"/>
    </style:style>
    <style:style style:name="co24" style:family="table-column">
      <style:table-column-properties fo:break-before="auto" style:column-width="3.08cm"/>
    </style:style>
    <style:style style:name="co25" style:family="table-column">
      <style:table-column-properties fo:break-before="auto" style:column-width="3.023cm"/>
    </style:style>
    <style:style style:name="co26" style:family="table-column">
      <style:table-column-properties fo:break-before="auto" style:column-width="3.468cm"/>
    </style:style>
    <style:style style:name="co27" style:family="table-column">
      <style:table-column-properties fo:break-before="auto" style:column-width="2.997cm"/>
    </style:style>
    <style:style style:name="co28" style:family="table-column">
      <style:table-column-properties fo:break-before="auto" style:column-width="4.355cm"/>
    </style:style>
    <style:style style:name="co29" style:family="table-column">
      <style:table-column-properties fo:break-before="auto" style:column-width="3.445cm"/>
    </style:style>
    <style:style style:name="co30" style:family="table-column">
      <style:table-column-properties fo:break-before="auto" style:column-width="8.052cm"/>
    </style:style>
    <style:style style:name="co31" style:family="table-column">
      <style:table-column-properties fo:break-before="auto" style:column-width="3.413cm"/>
    </style:style>
    <style:style style:name="co32" style:family="table-column">
      <style:table-column-properties fo:break-before="auto" style:column-width="14.291cm"/>
    </style:style>
    <style:style style:name="ro3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 style:data-style-name="N1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00cc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1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8" style:family="table-cell" style:parent-style-name="Default" style:data-style-name="N111">
      <style:table-cell-properties fo:background-color="#00cc00"/>
    </style:style>
    <style:style style:name="ce19" style:family="table-cell" style:parent-style-name="Default" style:data-style-name="N111">
      <style:table-cell-properties fo:background-color="#ff0000"/>
    </style:style>
    <style:style style:name="ce20" style:family="table-cell" style:parent-style-name="Default" style:data-style-name="N111"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11">
      <style:table-cell-properties fo:background-color="#ffcc00"/>
    </style:style>
    <style:style style:name="ce22" style:family="table-cell" style:parent-style-name="Default" style:data-style-name="N111"/>
    <style:style style:name="ce2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4" style:family="table-cell" style:parent-style-name="Default" style:data-style-name="N111">
      <style:table-cell-properties fo:background-color="#00cc00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11">
      <style:table-cell-properties fo:background-color="#ff0000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 style:data-style-name="N111">
      <style:table-cell-properties fo:background-color="#ffcc00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00cc00"/>
    </style:style>
    <style:style style:name="ce30" style:family="table-cell" style:parent-style-name="Default">
      <style:table-cell-properties fo:background-color="#ff0000"/>
    </style:style>
    <style:style style:name="ce3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fo:background-color="#ffcc00"/>
    </style:style>
  </office:automatic-styles>
  <office:body>
    <office:spreadsheet>
      <table:table table:name="Configs &amp; Params" table:style-name="ta1" table:print="false">
        <table:table-column table:style-name="co24" table:default-cell-style-name="ce16"/>
        <table:table-column table:style-name="co25" table:default-cell-style-name="ce22"/>
        <table:table-column table:style-name="co26" table:default-cell-style-name="ce22"/>
        <table:table-column table:style-name="co24" table:default-cell-style-name="ce22"/>
        <table:table-column table:style-name="co27" table:default-cell-style-name="ce28"/>
        <table:table-column table:style-name="co5" table:default-cell-style-name="ce28"/>
        <table:table-column table:style-name="co28" table:default-cell-style-name="ce28"/>
        <table:table-column table:style-name="co29" table:default-cell-style-name="ce28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5" table:default-cell-style-name="ce22"/>
        <table:table-column table:style-name="co5" table:default-cell-style-name="Default"/>
        <table:table-column table:style-name="co5" table:number-columns-repeated="1011" table:default-cell-style-name="ce22"/>
        <table:table-row table:style-name="ro5">
          <table:table-cell table:style-name="ce5" office:value-type="string">
            <text:p>NUMBER</text:p>
          </table:table-cell>
          <table:table-cell table:style-name="ce17" office:value-type="string">
            <text:p>weight_decay</text:p>
          </table:table-cell>
          <table:table-cell table:style-name="ce17" office:value-type="string">
            <text:p>batch_size</text:p>
          </table:table-cell>
          <table:table-cell table:style-name="ce17" office:value-type="string">
            <text:p>learning_rate</text:p>
          </table:table-cell>
          <table:table-cell table:style-name="ce23" office:value-type="string">
            <text:p>batch_norm</text:p>
          </table:table-cell>
          <table:table-cell table:style-name="ce23" office:value-type="string">
            <text:p>Linear_2</text:p>
          </table:table-cell>
          <table:table-cell table:style-name="ce23" office:value-type="string">
            <text:p>Sal_Main_Concat</text:p>
          </table:table-cell>
          <table:table-cell table:style-name="ce23" office:value-type="string">
            <text:p>Accurate Labels</text:p>
          </table:table-cell>
          <table:table-cell table:style-name="ce23" office:value-type="string">
            <text:p>Sharing</text:p>
          </table:table-cell>
          <table:table-cell table:style-name="ce17" office:value-type="string">
            <text:p>Test Score</text:p>
          </table:table-cell>
          <table:table-cell table:style-name="ce23" office:value-type="string">
            <text:p>NOT</text:p>
          </table:table-cell>
          <table:table-cell table:style-name="ce17" office:value-type="string">
            <text:p>Initializer</text:p>
          </table:table-cell>
          <table:table-cell/>
          <table:table-cell table:style-name="ce17" table:number-columns-repeated="1011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8" office:value-type="float" office:value="0.001">
            <text:p>,00100</text:p>
          </table:table-cell>
          <table:table-cell table:style-name="ce18" office:value-type="float" office:value="96">
            <text:p>96,00000</text:p>
          </table:table-cell>
          <table:table-cell table:style-name="ce18" office:value-type="float" office:value="0.0005">
            <text:p>,00050</text:p>
          </table:table-cell>
          <table:table-cell table:style-name="ce24" office:value-type="string">
            <text:p>No</text:p>
          </table:table-cell>
          <table:table-cell table:style-name="ce24" office:value-type="string">
            <text:p>linear</text:p>
          </table:table-cell>
          <table:table-cell table:style-name="ce24" office:value-type="string">
            <text:p>Cat,2.nd</text:p>
          </table:table-cell>
          <table:table-cell table:style-name="ce24" office:value-type="string">
            <text:p>9458/10000</text:p>
          </table:table-cell>
          <table:table-cell table:style-name="ce18" office:value-type="string">
            <text:p>Full sharing <text:s/>– my modified network</text:p>
          </table:table-cell>
          <table:table-cell table:style-name="ce18" office:value-type="string">
            <text:p>9415/10000</text:p>
          </table:table-cell>
          <table:table-cell table:style-name="ce18"/>
          <table:table-cell table:style-name="ce18" office:value-type="string">
            <text:p>Kaiming</text:p>
          </table:table-cell>
          <table:table-cell table:style-name="ce29"/>
          <table:table-cell table:style-name="ce18" table:number-columns-repeated="1011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8" office:value-type="float" office:value="0.005">
            <text:p>,00500</text:p>
          </table:table-cell>
          <table:table-cell table:style-name="ce18" office:value-type="float" office:value="96">
            <text:p>96,00000</text:p>
          </table:table-cell>
          <table:table-cell table:style-name="ce18" office:value-type="float" office:value="0.0005">
            <text:p>,00050</text:p>
          </table:table-cell>
          <table:table-cell table:style-name="ce24" office:value-type="string">
            <text:p>No</text:p>
          </table:table-cell>
          <table:table-cell table:style-name="ce24" office:value-type="string">
            <text:p>linear</text:p>
          </table:table-cell>
          <table:table-cell table:style-name="ce24" office:value-type="string">
            <text:p>Cat,2.nd</text:p>
          </table:table-cell>
          <table:table-cell table:style-name="ce24" office:value-type="string">
            <text:p>9603/10000</text:p>
          </table:table-cell>
          <table:table-cell table:style-name="ce18" office:value-type="string">
            <text:p>Full sharing <text:s/>– my modified network</text:p>
          </table:table-cell>
          <table:table-cell table:style-name="ce18" office:value-type="string">
            <text:p>9597/10000</text:p>
          </table:table-cell>
          <table:table-cell table:style-name="ce18"/>
          <table:table-cell table:style-name="ce18" office:value-type="string">
            <text:p>Kaiming</text:p>
          </table:table-cell>
          <table:table-cell table:style-name="ce29" office:value-type="string">
            <text:p>16.th epoch</text:p>
          </table:table-cell>
          <table:table-cell table:style-name="ce18" table:number-columns-repeated="1011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19" office:value-type="float" office:value="0.05">
            <text:p>,05000</text:p>
          </table:table-cell>
          <table:table-cell table:style-name="ce19" office:value-type="float" office:value="96">
            <text:p>96,00000</text:p>
          </table:table-cell>
          <table:table-cell table:style-name="ce19" office:value-type="float" office:value="0.0005">
            <text:p>,00050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linear</text:p>
          </table:table-cell>
          <table:table-cell table:style-name="ce25" office:value-type="string">
            <text:p>Cat,2.nd</text:p>
          </table:table-cell>
          <table:table-cell table:style-name="ce25" office:value-type="string">
            <text:p>5000/10000</text:p>
          </table:table-cell>
          <table:table-cell table:style-name="ce19" office:value-type="string">
            <text:p>Full sharing <text:s/>– my modified network</text:p>
          </table:table-cell>
          <table:table-cell table:style-name="ce19" office:value-type="string">
            <text:p>///</text:p>
          </table:table-cell>
          <table:table-cell table:style-name="ce19"/>
          <table:table-cell table:style-name="ce19" office:value-type="string">
            <text:p>Kaiming</text:p>
          </table:table-cell>
          <table:table-cell table:style-name="ce30"/>
          <table:table-cell table:style-name="ce19" table:number-columns-repeated="1011"/>
        </table:table-row>
        <table:table-row table:style-name="ro6">
          <table:table-cell table:style-name="ce8" office:value-type="float" office:value="4">
            <text:p>4</text:p>
          </table:table-cell>
          <table:table-cell table:style-name="ce20" office:value-type="float" office:value="0.001">
            <text:p>,00100</text:p>
          </table:table-cell>
          <table:table-cell table:style-name="ce20" office:value-type="float" office:value="96">
            <text:p>96,00000</text:p>
          </table:table-cell>
          <table:table-cell table:style-name="ce20" office:value-type="float" office:value="0.0001">
            <text:p>,00010</text:p>
          </table:table-cell>
          <table:table-cell table:style-name="ce26" office:value-type="string">
            <text:p>No</text:p>
          </table:table-cell>
          <table:table-cell table:style-name="ce26" office:value-type="string">
            <text:p>linear</text:p>
          </table:table-cell>
          <table:table-cell table:style-name="ce26" office:value-type="string">
            <text:p>BASELINE MODEL</text:p>
          </table:table-cell>
          <table:table-cell table:style-name="ce26" office:value-type="string">
            <text:p>9269/10000</text:p>
          </table:table-cell>
          <table:table-cell table:style-name="ce20" office:value-type="string">
            <text:p>Full sharing <text:s/>– my modified network</text:p>
          </table:table-cell>
          <table:table-cell table:style-name="ce20" office:value-type="string">
            <text:p>9307/10000</text:p>
          </table:table-cell>
          <table:table-cell table:style-name="ce20" office:value-type="string">
            <text:p>Input = 1,112,112 ye 1,112,112. Saliency yok demek</text:p>
          </table:table-cell>
          <table:table-cell table:style-name="ce20" office:value-type="string">
            <text:p>Kaiming</text:p>
          </table:table-cell>
          <table:table-cell table:style-name="ce31"/>
          <table:table-cell table:style-name="ce20" table:number-columns-repeated="1011"/>
        </table:table-row>
        <table:table-row table:style-name="ro2">
          <table:table-cell table:style-name="ce9" office:value-type="float" office:value="5">
            <text:p>5</text:p>
          </table:table-cell>
          <table:table-cell table:style-name="ce21" office:value-type="float" office:value="0.005">
            <text:p>,00500</text:p>
          </table:table-cell>
          <table:table-cell table:style-name="ce21" office:value-type="float" office:value="96">
            <text:p>96,00000</text:p>
          </table:table-cell>
          <table:table-cell table:style-name="ce21" office:value-type="float" office:value="0.0005">
            <text:p>,00050</text:p>
          </table:table-cell>
          <table:table-cell table:style-name="ce27" office:value-type="string">
            <text:p>No</text:p>
          </table:table-cell>
          <table:table-cell table:style-name="ce27" office:value-type="string">
            <text:p>linear</text:p>
          </table:table-cell>
          <table:table-cell table:style-name="ce27" office:value-type="string">
            <text:p>Dot product and addition</text:p>
          </table:table-cell>
          <table:table-cell table:style-name="ce27" office:value-type="string">
            <text:p>9357/10000</text:p>
          </table:table-cell>
          <table:table-cell table:style-name="ce21" office:value-type="string">
            <text:p>Full sharing <text:s/>– my modified network</text:p>
          </table:table-cell>
          <table:table-cell table:style-name="ce21" office:value-type="string">
            <text:p>8016/10000</text:p>
          </table:table-cell>
          <table:table-cell table:style-name="ce21"/>
          <table:table-cell table:style-name="ce21" office:value-type="string">
            <text:p>Kaiming</text:p>
          </table:table-cell>
          <table:table-cell table:style-name="ce32" office:value-type="string">
            <text:p>17.th epcoh</text:p>
          </table:table-cell>
          <table:table-cell table:style-name="ce21" table:number-columns-repeated="1011"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21" office:value-type="float" office:value="0.005">
            <text:p>,00500</text:p>
          </table:table-cell>
          <table:table-cell table:style-name="ce21" office:value-type="float" office:value="96">
            <text:p>96,00000</text:p>
          </table:table-cell>
          <table:table-cell table:style-name="ce21" office:value-type="float" office:value="0.0005">
            <text:p>,00050</text:p>
          </table:table-cell>
          <table:table-cell table:style-name="ce27" office:value-type="string">
            <text:p>No</text:p>
          </table:table-cell>
          <table:table-cell table:style-name="ce27" office:value-type="string">
            <text:p>linear</text:p>
          </table:table-cell>
          <table:table-cell table:style-name="ce27" office:value-type="string">
            <text:p>4.th channel</text:p>
          </table:table-cell>
          <table:table-cell table:style-name="ce27" office:value-type="string">
            <text:p>9307/10000</text:p>
          </table:table-cell>
          <table:table-cell table:style-name="ce21" office:value-type="string">
            <text:p>Full sharing <text:s/>– my modified network</text:p>
          </table:table-cell>
          <table:table-cell table:style-name="ce21" office:value-type="string">
            <text:p>9310/10000</text:p>
          </table:table-cell>
          <table:table-cell table:style-name="ce21"/>
          <table:table-cell table:style-name="ce21" office:value-type="string">
            <text:p>Kaiming</text:p>
          </table:table-cell>
          <table:table-cell table:style-name="ce32"/>
          <table:table-cell table:style-name="ce21" table:number-columns-repeated="1011"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21" office:value-type="float" office:value="0.005">
            <text:p>,00500</text:p>
          </table:table-cell>
          <table:table-cell table:style-name="ce21" office:value-type="float" office:value="96">
            <text:p>96,00000</text:p>
          </table:table-cell>
          <table:table-cell table:style-name="ce21" office:value-type="float" office:value="0.0005">
            <text:p>,00050</text:p>
          </table:table-cell>
          <table:table-cell table:style-name="ce27" office:value-type="string">
            <text:p>No</text:p>
          </table:table-cell>
          <table:table-cell table:style-name="ce27" office:value-type="string">
            <text:p>linear</text:p>
          </table:table-cell>
          <table:table-cell table:style-name="ce27" office:value-type="string">
            <text:p>Dot product and addition</text:p>
          </table:table-cell>
          <table:table-cell table:style-name="ce27" office:value-type="string">
            <text:p>9353/10000</text:p>
          </table:table-cell>
          <table:table-cell table:style-name="ce21" office:value-type="string">
            <text:p>No-sharing <text:s/>– my modified network</text:p>
          </table:table-cell>
          <table:table-cell table:style-name="ce21" office:value-type="string">
            <text:p>9354/10000</text:p>
          </table:table-cell>
          <table:table-cell table:style-name="ce21"/>
          <table:table-cell table:style-name="ce21" office:value-type="string">
            <text:p>Kaiming</text:p>
          </table:table-cell>
          <table:table-cell table:style-name="ce32" office:value-type="string">
            <text:p>22.th epoch</text:p>
          </table:table-cell>
          <table:table-cell table:style-name="ce21" table:number-columns-repeated="1011"/>
        </table:table-row>
        <table:table-row table:style-name="ro2">
          <table:table-cell table:style-name="ce10" office:value-type="float" office:value="8">
            <text:p>8</text:p>
          </table:table-cell>
          <table:table-cell table:style-name="ce18" office:value-type="float" office:value="0.002">
            <text:p>,00200</text:p>
          </table:table-cell>
          <table:table-cell table:style-name="ce18" office:value-type="float" office:value="96">
            <text:p>96,00000</text:p>
          </table:table-cell>
          <table:table-cell table:style-name="ce18" office:value-type="float" office:value="0.0002">
            <text:p>,00020</text:p>
          </table:table-cell>
          <table:table-cell table:style-name="ce24" office:value-type="string">
            <text:p>No</text:p>
          </table:table-cell>
          <table:table-cell table:style-name="ce24" office:value-type="string">
            <text:p>linear</text:p>
          </table:table-cell>
          <table:table-cell table:style-name="ce24" office:value-type="string">
            <text:p>Cat,2.nd</text:p>
          </table:table-cell>
          <table:table-cell table:style-name="ce24" office:value-type="string">
            <text:p>9383/10000</text:p>
          </table:table-cell>
          <table:table-cell table:style-name="ce18" office:value-type="string">
            <text:p>No-sharing – my modified network</text:p>
          </table:table-cell>
          <table:table-cell table:style-name="ce18" office:value-type="string">
            <text:p>9385/10000</text:p>
          </table:table-cell>
          <table:table-cell table:style-name="ce18" office:value-type="string">
            <text:p>5 katsayılı lr olunca başarım = %50, 2 katsayılı <text:s/>&amp; kaiming olunca %87 den sonra düştü %87 den sonra düştü</text:p>
          </table:table-cell>
          <table:table-cell table:style-name="ce18" office:value-type="string">
            <text:p>Xavier_uniform</text:p>
          </table:table-cell>
          <table:table-cell table:style-name="ce29"/>
          <table:table-cell table:style-name="ce18" table:number-columns-repeated="1011"/>
        </table:table-row>
        <table:table-row table:style-name="ro2">
          <table:table-cell table:style-name="ce11" office:value-type="float" office:value="9">
            <text:p>9</text:p>
          </table:table-cell>
          <table:table-cell table:style-name="ce19" office:value-type="float" office:value="0.002">
            <text:p>,00200</text:p>
          </table:table-cell>
          <table:table-cell table:style-name="ce19" office:value-type="float" office:value="96">
            <text:p>96,00000</text:p>
          </table:table-cell>
          <table:table-cell table:style-name="ce19" office:value-type="float" office:value="0.0002">
            <text:p>,00020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linear</text:p>
          </table:table-cell>
          <table:table-cell table:style-name="ce25" office:value-type="string">
            <text:p>Cat,2.nd</text:p>
          </table:table-cell>
          <table:table-cell table:style-name="ce25" office:value-type="string">
            <text:p>9331/10000</text:p>
          </table:table-cell>
          <table:table-cell table:style-name="ce19" office:value-type="string">
            <text:p>%100 Pseudo-Siamese, no-sharing</text:p>
          </table:table-cell>
          <table:table-cell table:style-name="ce19" office:value-type="string">
            <text:p>5002/10000</text:p>
          </table:table-cell>
          <table:table-cell table:style-name="ce19" office:value-type="string">
            <text:p>5 katsayılı lr olunca başarım = %50, 2 katsayılı</text:p>
          </table:table-cell>
          <table:table-cell table:style-name="ce19" office:value-type="string">
            <text:p>Kaiming</text:p>
          </table:table-cell>
          <table:table-cell table:style-name="ce30"/>
          <table:table-cell table:style-name="ce19" table:number-columns-repeated="1011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12"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<text:s text:c="8"/>Layer (type) <text:s text:c="14"/>Output Shape <text:s text:c="8"/>Param #</text:p>
          </table:table-cell>
          <table:table-cell/>
        </table:table-row>
        <table:table-row table:style-name="ro2">
          <table:table-cell/>
          <table:table-cell table:formula="of:================================================================" office:value-type="string" office:string-value="Hata:510">
            <text:p>Hata:51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1 <text:s text:c="8"/>[-1, 32, 112, 112] <text:s text:c="12"/>32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2 <text:s text:c="8"/>[-1, 32, 112, 112] <text:s text:c="10"/>9,248</text:p>
          </table:table-cell>
          <table:table-cell/>
        </table:table-row>
        <table:table-row table:style-name="ro2">
          <table:table-cell/>
          <table:table-cell office:value-type="string">
            <text:p><text:s text:c="9"/>MaxPool2d-3 <text:s text:c="10"/>[-1, 32, 56, 5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4 <text:s text:c="8"/>[-1, 32, 112, 112] <text:s text:c="12"/>32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5 <text:s text:c="8"/>[-1, 32, 112, 112] <text:s text:c="10"/>9,248</text:p>
          </table:table-cell>
          <table:table-cell/>
        </table:table-row>
        <table:table-row table:style-name="ro2">
          <table:table-cell/>
          <table:table-cell office:value-type="string">
            <text:p><text:s text:c="9"/>MaxPool2d-6 <text:s text:c="10"/>[-1, 32, 56, 5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7 <text:s text:c="8"/>[-1, 32, 112, 112] <text:s text:c="12"/>32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8 <text:s text:c="8"/>[-1, 32, 112, 112] <text:s text:c="10"/>9,248</text:p>
          </table:table-cell>
          <table:table-cell/>
        </table:table-row>
        <table:table-row table:style-name="ro2">
          <table:table-cell/>
          <table:table-cell office:value-type="string">
            <text:p><text:s text:c="9"/>MaxPool2d-9 <text:s text:c="10"/>[-1, 32, 56, 5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0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1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12 <text:s text:c="10"/>[-1, 64, 28, 28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3 <text:s text:c="8"/>[-1, 32, 112, 112] <text:s text:c="12"/>32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4 <text:s text:c="8"/>[-1, 32, 112, 112] <text:s text:c="10"/>9,248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15 <text:s text:c="10"/>[-1, 32, 56, 5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6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7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18 <text:s text:c="10"/>[-1, 64, 28, 28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9 <text:s text:c="9"/>[-1, 256, 14, 14] <text:s text:c="8"/>295,168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20 <text:s text:c="12"/>[-1, 64, 7, 7] <text:s text:c="8"/>147,520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21 <text:s text:c="12"/>[-1, 64, 3, 3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0"/>Dropout-22 <text:s text:c="17"/>[-1, 57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Linear-23 <text:s text:c="17"/>[-1, 512] <text:s text:c="8"/>295,424</text:p>
          </table:table-cell>
          <table:table-cell/>
        </table:table-row>
        <table:table-row table:style-name="ro2">
          <table:table-cell/>
          <table:table-cell office:value-type="string">
            <text:p><text:s text:c="10"/>Dropout-24 <text:s text:c="17"/>[-1, 512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Linear-25 <text:s text:c="19"/>[-1, 2] <text:s text:c="10"/>1,026</text:p>
          </table:table-cell>
          <table:table-cell/>
        </table:table-row>
        <table:table-row table:style-name="ro2">
          <table:table-cell/>
          <table:table-cell table:formula="of:================================================================" office:value-type="string" office:string-value="Hata:510">
            <text:p>Hata:510</text:p>
          </table:table-cell>
          <table:table-cell/>
        </table:table-row>
        <table:table-row table:style-name="ro2">
          <table:table-cell/>
          <table:table-cell office:value-type="string">
            <text:p>Total params: 925,122</text:p>
          </table:table-cell>
          <table:table-cell/>
        </table:table-row>
        <table:table-row table:style-name="ro2">
          <table:table-cell/>
          <table:table-cell office:value-type="string">
            <text:p>Trainable params: 925,122</text:p>
          </table:table-cell>
          <table:table-cell/>
        </table:table-row>
        <table:table-row table:style-name="ro2">
          <table:table-cell/>
          <table:table-cell office:value-type="string">
            <text:p>Non-trainable params: 0</text:p>
          </table:table-cell>
          <table:table-cell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Input size (MB): 0.00</text:p>
          </table:table-cell>
          <table:table-cell/>
        </table:table-row>
        <table:table-row table:style-name="ro2">
          <table:table-cell/>
          <table:table-cell office:value-type="string">
            <text:p>Forward/backward pass size (MB): 35.00</text:p>
          </table:table-cell>
          <table:table-cell/>
        </table:table-row>
        <table:table-row table:style-name="ro2">
          <table:table-cell/>
          <table:table-cell office:value-type="string">
            <text:p>Params size (MB): 3.00</text:p>
          </table:table-cell>
          <table:table-cell/>
        </table:table-row>
        <table:table-row table:style-name="ro2">
          <table:table-cell/>
          <table:table-cell office:value-type="string">
            <text:p>Estimated Total Size (MB): 38.00</text:p>
          </table:table-cell>
          <table:table-cell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2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2_H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2_V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Validation_Matching_V2.h5" (mode r)&gt;)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2.669249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1.384895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1.388544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1.383962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1.383020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1.38797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1.377395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1.385074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1.375704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1.335902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1.262700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1.16351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1.152444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0.928013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0.744897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0.823321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0.707255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0.61455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758/10000 (87.000%)</text:p>
          </table:table-cell>
          <table:table-cell office:value-type="string">
            <text:p>Loss: 29.96800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758/10000 (87.000%)</text:p>
          </table:table-cell>
          <table:table-cell office:value-type="string">
            <text:p>Loss: 29.968008</text:p>
          </table:table-cell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0.559201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0.625813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0.510794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0.542287</text:p>
          </table:table-cell>
        </table:table-row>
        <table:table-row table:style-name="ro2">
          <table:table-cell/>
          <table:table-cell office:value-type="string">
            <text:p>Train Epoch: 1 [38400/50000 (77%)]</text:p>
          </table:table-cell>
          <table:table-cell office:value-type="string">
            <text:p>Loss: 0.525360</text:p>
          </table:table-cell>
        </table:table-row>
        <table:table-row table:style-name="ro2">
          <table:table-cell/>
          <table:table-cell office:value-type="string">
            <text:p>Train Epoch: 1 [48000/50000 (96%)]</text:p>
          </table:table-cell>
          <table:table-cell office:value-type="string">
            <text:p>Loss: 0.52700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0.419646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0.576131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0.427356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0.436879</text:p>
          </table:table-cell>
        </table:table-row>
        <table:table-row table:style-name="ro2">
          <table:table-cell/>
          <table:table-cell office:value-type="string">
            <text:p>Train Epoch: 1 [38400/50000 (77%)]</text:p>
          </table:table-cell>
          <table:table-cell office:value-type="string">
            <text:p>Loss: 0.366783</text:p>
          </table:table-cell>
        </table:table-row>
        <table:table-row table:style-name="ro2">
          <table:table-cell/>
          <table:table-cell office:value-type="string">
            <text:p>Train Epoch: 1 [48000/50000 (96%)]</text:p>
          </table:table-cell>
          <table:table-cell office:value-type="string">
            <text:p>Loss: 0.38895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0.332531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0.363725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0.482233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0.348314</text:p>
          </table:table-cell>
        </table:table-row>
        <table:table-row table:style-name="ro2">
          <table:table-cell/>
          <table:table-cell office:value-type="string">
            <text:p>Train Epoch: 1 [38400/50000 (77%)]</text:p>
          </table:table-cell>
          <table:table-cell office:value-type="string">
            <text:p>Loss: 0.259783</text:p>
          </table:table-cell>
        </table:table-row>
        <table:table-row table:style-name="ro2">
          <table:table-cell/>
          <table:table-cell office:value-type="string">
            <text:p>Train Epoch: 1 [48000/50000 (96%)]</text:p>
          </table:table-cell>
          <table:table-cell office:value-type="string">
            <text:p>Loss: 0.35762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076/10000 (90.000%)</text:p>
          </table:table-cell>
          <table:table-cell office:value-type="string">
            <text:p>Loss: 22.92802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076/10000 (90.000%)</text:p>
          </table:table-cell>
          <table:table-cell office:value-type="string">
            <text:p>Loss: 22.928024</text:p>
          </table:table-cell>
        </table:table-row>
        <table:table-row table:style-name="ro2">
          <table:table-cell/>
          <table:table-cell office:value-type="string">
            <text:p>Train Epoch: 2 [0/50000 (0%)]</text:p>
          </table:table-cell>
          <table:table-cell office:value-type="string">
            <text:p>Loss: 0.311382</text:p>
          </table:table-cell>
        </table:table-row>
        <table:table-row table:style-name="ro2">
          <table:table-cell/>
          <table:table-cell office:value-type="string">
            <text:p>Train Epoch: 2 [9600/50000 (19%)]</text:p>
          </table:table-cell>
          <table:table-cell office:value-type="string">
            <text:p>Loss: 0.353562</text:p>
          </table:table-cell>
        </table:table-row>
        <table:table-row table:style-name="ro2">
          <table:table-cell/>
          <table:table-cell office:value-type="string">
            <text:p>Train Epoch: 2 [19200/50000 (38%)]</text:p>
          </table:table-cell>
          <table:table-cell office:value-type="string">
            <text:p>Loss: 0.308907</text:p>
          </table:table-cell>
        </table:table-row>
        <table:table-row table:style-name="ro2">
          <table:table-cell/>
          <table:table-cell office:value-type="string">
            <text:p>Train Epoch: 2 [28800/50000 (58%)]</text:p>
          </table:table-cell>
          <table:table-cell office:value-type="string">
            <text:p>Loss: 0.288075</text:p>
          </table:table-cell>
        </table:table-row>
        <table:table-row table:style-name="ro2">
          <table:table-cell/>
          <table:table-cell office:value-type="string">
            <text:p>Train Epoch: 2 [38400/50000 (77%)]</text:p>
          </table:table-cell>
          <table:table-cell office:value-type="string">
            <text:p>Loss: 0.263985</text:p>
          </table:table-cell>
        </table:table-row>
        <table:table-row table:style-name="ro2">
          <table:table-cell/>
          <table:table-cell office:value-type="string">
            <text:p>Train Epoch: 2 [48000/50000 (96%)]</text:p>
          </table:table-cell>
          <table:table-cell office:value-type="string">
            <text:p>Loss: 0.28569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 [0/50000 (0%)]</text:p>
          </table:table-cell>
          <table:table-cell office:value-type="string">
            <text:p>Loss: 0.219679</text:p>
          </table:table-cell>
        </table:table-row>
        <table:table-row table:style-name="ro2">
          <table:table-cell/>
          <table:table-cell office:value-type="string">
            <text:p>Train Epoch: 2 [9600/50000 (19%)]</text:p>
          </table:table-cell>
          <table:table-cell office:value-type="string">
            <text:p>Loss: 0.267550</text:p>
          </table:table-cell>
        </table:table-row>
        <table:table-row table:style-name="ro2">
          <table:table-cell/>
          <table:table-cell office:value-type="string">
            <text:p>Train Epoch: 2 [19200/50000 (38%)]</text:p>
          </table:table-cell>
          <table:table-cell office:value-type="string">
            <text:p>Loss: 0.318365</text:p>
          </table:table-cell>
        </table:table-row>
        <table:table-row table:style-name="ro2">
          <table:table-cell/>
          <table:table-cell office:value-type="string">
            <text:p>Train Epoch: 2 [28800/50000 (58%)]</text:p>
          </table:table-cell>
          <table:table-cell office:value-type="string">
            <text:p>Loss: 0.226055</text:p>
          </table:table-cell>
        </table:table-row>
        <table:table-row table:style-name="ro2">
          <table:table-cell/>
          <table:table-cell office:value-type="string">
            <text:p>Train Epoch: 2 [38400/50000 (77%)]</text:p>
          </table:table-cell>
          <table:table-cell office:value-type="string">
            <text:p>Loss: 0.261377</text:p>
          </table:table-cell>
        </table:table-row>
        <table:table-row table:style-name="ro2">
          <table:table-cell/>
          <table:table-cell office:value-type="string">
            <text:p>Train Epoch: 2 [48000/50000 (96%)]</text:p>
          </table:table-cell>
          <table:table-cell office:value-type="string">
            <text:p>Loss: 0.25199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 [0/50000 (0%)]</text:p>
          </table:table-cell>
          <table:table-cell office:value-type="string">
            <text:p>Loss: 0.326107</text:p>
          </table:table-cell>
        </table:table-row>
        <table:table-row table:style-name="ro2">
          <table:table-cell/>
          <table:table-cell office:value-type="string">
            <text:p>Train Epoch: 2 [9600/50000 (19%)]</text:p>
          </table:table-cell>
          <table:table-cell office:value-type="string">
            <text:p>Loss: 0.241899</text:p>
          </table:table-cell>
        </table:table-row>
        <table:table-row table:style-name="ro2">
          <table:table-cell/>
          <table:table-cell office:value-type="string">
            <text:p>Train Epoch: 2 [19200/50000 (38%)]</text:p>
          </table:table-cell>
          <table:table-cell office:value-type="string">
            <text:p>Loss: 0.400254</text:p>
          </table:table-cell>
        </table:table-row>
        <table:table-row table:style-name="ro2">
          <table:table-cell/>
          <table:table-cell office:value-type="string">
            <text:p>Train Epoch: 2 [28800/50000 (58%)]</text:p>
          </table:table-cell>
          <table:table-cell office:value-type="string">
            <text:p>Loss: 0.303455</text:p>
          </table:table-cell>
        </table:table-row>
        <table:table-row table:style-name="ro2">
          <table:table-cell/>
          <table:table-cell office:value-type="string">
            <text:p>Train Epoch: 2 [38400/50000 (77%)]</text:p>
          </table:table-cell>
          <table:table-cell office:value-type="string">
            <text:p>Loss: 0.264603</text:p>
          </table:table-cell>
        </table:table-row>
        <table:table-row table:style-name="ro2">
          <table:table-cell/>
          <table:table-cell office:value-type="string">
            <text:p>Train Epoch: 2 [48000/50000 (96%)]</text:p>
          </table:table-cell>
          <table:table-cell office:value-type="string">
            <text:p>Loss: 0.26916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66/10000 (92.000%)</text:p>
          </table:table-cell>
          <table:table-cell office:value-type="string">
            <text:p>Loss: 19.97770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66/10000 (92.000%)</text:p>
          </table:table-cell>
          <table:table-cell office:value-type="string">
            <text:p>Loss: 19.977707</text:p>
          </table:table-cell>
        </table:table-row>
        <table:table-row table:style-name="ro2">
          <table:table-cell/>
          <table:table-cell office:value-type="string">
            <text:p>Train Epoch: 3 [0/50000 (0%)]</text:p>
          </table:table-cell>
          <table:table-cell office:value-type="string">
            <text:p>Loss: 0.223412</text:p>
          </table:table-cell>
        </table:table-row>
        <table:table-row table:style-name="ro2">
          <table:table-cell/>
          <table:table-cell office:value-type="string">
            <text:p>Train Epoch: 3 [9600/50000 (19%)]</text:p>
          </table:table-cell>
          <table:table-cell office:value-type="string">
            <text:p>Loss: 0.155841</text:p>
          </table:table-cell>
        </table:table-row>
        <table:table-row table:style-name="ro2">
          <table:table-cell/>
          <table:table-cell office:value-type="string">
            <text:p>Train Epoch: 3 [19200/50000 (38%)]</text:p>
          </table:table-cell>
          <table:table-cell office:value-type="string">
            <text:p>Loss: 0.347849</text:p>
          </table:table-cell>
        </table:table-row>
        <table:table-row table:style-name="ro2">
          <table:table-cell/>
          <table:table-cell office:value-type="string">
            <text:p>Train Epoch: 3 [28800/50000 (58%)]</text:p>
          </table:table-cell>
          <table:table-cell office:value-type="string">
            <text:p>Loss: 0.254105</text:p>
          </table:table-cell>
        </table:table-row>
        <table:table-row table:style-name="ro2">
          <table:table-cell/>
          <table:table-cell office:value-type="string">
            <text:p>Train Epoch: 3 [38400/50000 (77%)]</text:p>
          </table:table-cell>
          <table:table-cell office:value-type="string">
            <text:p>Loss: 0.203918</text:p>
          </table:table-cell>
        </table:table-row>
        <table:table-row table:style-name="ro2">
          <table:table-cell/>
          <table:table-cell office:value-type="string">
            <text:p>Train Epoch: 3 [48000/50000 (96%)]</text:p>
          </table:table-cell>
          <table:table-cell office:value-type="string">
            <text:p>Loss: 0.25163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3 [0/50000 (0%)]</text:p>
          </table:table-cell>
          <table:table-cell office:value-type="string">
            <text:p>Loss: 0.161092</text:p>
          </table:table-cell>
        </table:table-row>
        <table:table-row table:style-name="ro2">
          <table:table-cell/>
          <table:table-cell office:value-type="string">
            <text:p>Train Epoch: 3 [9600/50000 (19%)]</text:p>
          </table:table-cell>
          <table:table-cell office:value-type="string">
            <text:p>Loss: 0.243722</text:p>
          </table:table-cell>
        </table:table-row>
        <table:table-row table:style-name="ro2">
          <table:table-cell/>
          <table:table-cell office:value-type="string">
            <text:p>Train Epoch: 3 [19200/50000 (38%)]</text:p>
          </table:table-cell>
          <table:table-cell office:value-type="string">
            <text:p>Loss: 0.206871</text:p>
          </table:table-cell>
        </table:table-row>
        <table:table-row table:style-name="ro2">
          <table:table-cell/>
          <table:table-cell office:value-type="string">
            <text:p>Train Epoch: 3 [28800/50000 (58%)]</text:p>
          </table:table-cell>
          <table:table-cell office:value-type="string">
            <text:p>Loss: 0.184147</text:p>
          </table:table-cell>
        </table:table-row>
        <table:table-row table:style-name="ro2">
          <table:table-cell/>
          <table:table-cell office:value-type="string">
            <text:p>Train Epoch: 3 [38400/50000 (77%)]</text:p>
          </table:table-cell>
          <table:table-cell office:value-type="string">
            <text:p>Loss: 0.345807</text:p>
          </table:table-cell>
        </table:table-row>
        <table:table-row table:style-name="ro2">
          <table:table-cell/>
          <table:table-cell office:value-type="string">
            <text:p>Train Epoch: 3 [48000/50000 (96%)]</text:p>
          </table:table-cell>
          <table:table-cell office:value-type="string">
            <text:p>Loss: 0.23989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3 [0/50000 (0%)]</text:p>
          </table:table-cell>
          <table:table-cell office:value-type="string">
            <text:p>Loss: 0.151743</text:p>
          </table:table-cell>
        </table:table-row>
        <table:table-row table:style-name="ro2">
          <table:table-cell/>
          <table:table-cell office:value-type="string">
            <text:p>Train Epoch: 3 [9600/50000 (19%)]</text:p>
          </table:table-cell>
          <table:table-cell office:value-type="string">
            <text:p>Loss: 0.148828</text:p>
          </table:table-cell>
        </table:table-row>
        <table:table-row table:style-name="ro2">
          <table:table-cell/>
          <table:table-cell office:value-type="string">
            <text:p>Train Epoch: 3 [19200/50000 (38%)]</text:p>
          </table:table-cell>
          <table:table-cell office:value-type="string">
            <text:p>Loss: 0.197762</text:p>
          </table:table-cell>
        </table:table-row>
        <table:table-row table:style-name="ro2">
          <table:table-cell/>
          <table:table-cell office:value-type="string">
            <text:p>Train Epoch: 3 [28800/50000 (58%)]</text:p>
          </table:table-cell>
          <table:table-cell office:value-type="string">
            <text:p>Loss: 0.229342</text:p>
          </table:table-cell>
        </table:table-row>
        <table:table-row table:style-name="ro2">
          <table:table-cell/>
          <table:table-cell office:value-type="string">
            <text:p>Train Epoch: 3 [38400/50000 (77%)]</text:p>
          </table:table-cell>
          <table:table-cell office:value-type="string">
            <text:p>Loss: 0.296307</text:p>
          </table:table-cell>
        </table:table-row>
        <table:table-row table:style-name="ro2">
          <table:table-cell/>
          <table:table-cell office:value-type="string">
            <text:p>Train Epoch: 3 [48000/50000 (96%)]</text:p>
          </table:table-cell>
          <table:table-cell office:value-type="string">
            <text:p>Loss: 0.31869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85/10000 (92.000%)</text:p>
          </table:table-cell>
          <table:table-cell office:value-type="string">
            <text:p>Loss: 19.79489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85/10000 (92.000%)</text:p>
          </table:table-cell>
          <table:table-cell office:value-type="string">
            <text:p>Loss: 19.794893</text:p>
          </table:table-cell>
        </table:table-row>
        <table:table-row table:style-name="ro2">
          <table:table-cell/>
          <table:table-cell office:value-type="string">
            <text:p>Train Epoch: 4 [0/50000 (0%)]</text:p>
          </table:table-cell>
          <table:table-cell office:value-type="string">
            <text:p>Loss: 0.204570</text:p>
          </table:table-cell>
        </table:table-row>
        <table:table-row table:style-name="ro2">
          <table:table-cell/>
          <table:table-cell office:value-type="string">
            <text:p>Train Epoch: 4 [9600/50000 (19%)]</text:p>
          </table:table-cell>
          <table:table-cell office:value-type="string">
            <text:p>Loss: 0.256136</text:p>
          </table:table-cell>
        </table:table-row>
        <table:table-row table:style-name="ro2">
          <table:table-cell/>
          <table:table-cell office:value-type="string">
            <text:p>Train Epoch: 4 [19200/50000 (38%)]</text:p>
          </table:table-cell>
          <table:table-cell office:value-type="string">
            <text:p>Loss: 0.160807</text:p>
          </table:table-cell>
        </table:table-row>
        <table:table-row table:style-name="ro2">
          <table:table-cell/>
          <table:table-cell office:value-type="string">
            <text:p>Train Epoch: 4 [28800/50000 (58%)]</text:p>
          </table:table-cell>
          <table:table-cell office:value-type="string">
            <text:p>Loss: 0.121089</text:p>
          </table:table-cell>
        </table:table-row>
        <table:table-row table:style-name="ro2">
          <table:table-cell/>
          <table:table-cell office:value-type="string">
            <text:p>Train Epoch: 4 [38400/50000 (77%)]</text:p>
          </table:table-cell>
          <table:table-cell office:value-type="string">
            <text:p>Loss: 0.226709</text:p>
          </table:table-cell>
        </table:table-row>
        <table:table-row table:style-name="ro2">
          <table:table-cell/>
          <table:table-cell office:value-type="string">
            <text:p>Train Epoch: 4 [48000/50000 (96%)]</text:p>
          </table:table-cell>
          <table:table-cell office:value-type="string">
            <text:p>Loss: 0.21247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4 [0/50000 (0%)]</text:p>
          </table:table-cell>
          <table:table-cell office:value-type="string">
            <text:p>Loss: 0.236387</text:p>
          </table:table-cell>
        </table:table-row>
        <table:table-row table:style-name="ro2">
          <table:table-cell/>
          <table:table-cell office:value-type="string">
            <text:p>Train Epoch: 4 [9600/50000 (19%)]</text:p>
          </table:table-cell>
          <table:table-cell office:value-type="string">
            <text:p>Loss: 0.160030</text:p>
          </table:table-cell>
        </table:table-row>
        <table:table-row table:style-name="ro2">
          <table:table-cell/>
          <table:table-cell office:value-type="string">
            <text:p>Train Epoch: 4 [19200/50000 (38%)]</text:p>
          </table:table-cell>
          <table:table-cell office:value-type="string">
            <text:p>Loss: 0.248302</text:p>
          </table:table-cell>
        </table:table-row>
        <table:table-row table:style-name="ro2">
          <table:table-cell/>
          <table:table-cell office:value-type="string">
            <text:p>Train Epoch: 4 [28800/50000 (58%)]</text:p>
          </table:table-cell>
          <table:table-cell office:value-type="string">
            <text:p>Loss: 0.196041</text:p>
          </table:table-cell>
        </table:table-row>
        <table:table-row table:style-name="ro2">
          <table:table-cell/>
          <table:table-cell office:value-type="string">
            <text:p>Train Epoch: 4 [38400/50000 (77%)]</text:p>
          </table:table-cell>
          <table:table-cell office:value-type="string">
            <text:p>Loss: 0.203974</text:p>
          </table:table-cell>
        </table:table-row>
        <table:table-row table:style-name="ro2">
          <table:table-cell/>
          <table:table-cell office:value-type="string">
            <text:p>Train Epoch: 4 [48000/50000 (96%)]</text:p>
          </table:table-cell>
          <table:table-cell office:value-type="string">
            <text:p>Loss: 0.18191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4 [0/50000 (0%)]</text:p>
          </table:table-cell>
          <table:table-cell office:value-type="string">
            <text:p>Loss: 0.184927</text:p>
          </table:table-cell>
        </table:table-row>
        <table:table-row table:style-name="ro2">
          <table:table-cell/>
          <table:table-cell office:value-type="string">
            <text:p>Train Epoch: 4 [9600/50000 (19%)]</text:p>
          </table:table-cell>
          <table:table-cell office:value-type="string">
            <text:p>Loss: 0.163960</text:p>
          </table:table-cell>
        </table:table-row>
        <table:table-row table:style-name="ro2">
          <table:table-cell/>
          <table:table-cell office:value-type="string">
            <text:p>Train Epoch: 4 [19200/50000 (38%)]</text:p>
          </table:table-cell>
          <table:table-cell office:value-type="string">
            <text:p>Loss: 0.208419</text:p>
          </table:table-cell>
        </table:table-row>
        <table:table-row table:style-name="ro2">
          <table:table-cell/>
          <table:table-cell office:value-type="string">
            <text:p>Train Epoch: 4 [28800/50000 (58%)]</text:p>
          </table:table-cell>
          <table:table-cell office:value-type="string">
            <text:p>Loss: 0.190625</text:p>
          </table:table-cell>
        </table:table-row>
        <table:table-row table:style-name="ro2">
          <table:table-cell/>
          <table:table-cell office:value-type="string">
            <text:p>Train Epoch: 4 [38400/50000 (77%)]</text:p>
          </table:table-cell>
          <table:table-cell office:value-type="string">
            <text:p>Loss: 0.157108</text:p>
          </table:table-cell>
        </table:table-row>
        <table:table-row table:style-name="ro2">
          <table:table-cell/>
          <table:table-cell office:value-type="string">
            <text:p>Train Epoch: 4 [48000/50000 (96%)]</text:p>
          </table:table-cell>
          <table:table-cell office:value-type="string">
            <text:p>Loss: 0.10742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48/10000 (93.000%)</text:p>
          </table:table-cell>
          <table:table-cell office:value-type="string">
            <text:p>Loss: 17.25354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48/10000 (93.000%)</text:p>
          </table:table-cell>
          <table:table-cell office:value-type="string">
            <text:p>Loss: 17.253544</text:p>
          </table:table-cell>
        </table:table-row>
        <table:table-row table:style-name="ro2">
          <table:table-cell/>
          <table:table-cell office:value-type="string">
            <text:p>Train Epoch: 5 [0/50000 (0%)]</text:p>
          </table:table-cell>
          <table:table-cell office:value-type="string">
            <text:p>Loss: 0.071688</text:p>
          </table:table-cell>
        </table:table-row>
        <table:table-row table:style-name="ro2">
          <table:table-cell/>
          <table:table-cell office:value-type="string">
            <text:p>Train Epoch: 5 [9600/50000 (19%)]</text:p>
          </table:table-cell>
          <table:table-cell office:value-type="string">
            <text:p>Loss: 0.172152</text:p>
          </table:table-cell>
        </table:table-row>
        <table:table-row table:style-name="ro2">
          <table:table-cell/>
          <table:table-cell office:value-type="string">
            <text:p>Train Epoch: 5 [19200/50000 (38%)]</text:p>
          </table:table-cell>
          <table:table-cell office:value-type="string">
            <text:p>Loss: 0.149201</text:p>
          </table:table-cell>
        </table:table-row>
        <table:table-row table:style-name="ro2">
          <table:table-cell/>
          <table:table-cell office:value-type="string">
            <text:p>Train Epoch: 5 [28800/50000 (58%)]</text:p>
          </table:table-cell>
          <table:table-cell office:value-type="string">
            <text:p>Loss: 0.205167</text:p>
          </table:table-cell>
        </table:table-row>
        <table:table-row table:style-name="ro2">
          <table:table-cell/>
          <table:table-cell office:value-type="string">
            <text:p>Train Epoch: 5 [38400/50000 (77%)]</text:p>
          </table:table-cell>
          <table:table-cell office:value-type="string">
            <text:p>Loss: 0.144358</text:p>
          </table:table-cell>
        </table:table-row>
        <table:table-row table:style-name="ro2">
          <table:table-cell/>
          <table:table-cell office:value-type="string">
            <text:p>Train Epoch: 5 [48000/50000 (96%)]</text:p>
          </table:table-cell>
          <table:table-cell office:value-type="string">
            <text:p>Loss: 0.28679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5 [0/50000 (0%)]</text:p>
          </table:table-cell>
          <table:table-cell office:value-type="string">
            <text:p>Loss: 0.091484</text:p>
          </table:table-cell>
        </table:table-row>
        <table:table-row table:style-name="ro2">
          <table:table-cell/>
          <table:table-cell office:value-type="string">
            <text:p>Train Epoch: 5 [9600/50000 (19%)]</text:p>
          </table:table-cell>
          <table:table-cell office:value-type="string">
            <text:p>Loss: 0.161841</text:p>
          </table:table-cell>
        </table:table-row>
        <table:table-row table:style-name="ro2">
          <table:table-cell/>
          <table:table-cell office:value-type="string">
            <text:p>Train Epoch: 5 [19200/50000 (38%)]</text:p>
          </table:table-cell>
          <table:table-cell office:value-type="string">
            <text:p>Loss: 0.202058</text:p>
          </table:table-cell>
        </table:table-row>
        <table:table-row table:style-name="ro2">
          <table:table-cell/>
          <table:table-cell office:value-type="string">
            <text:p>Train Epoch: 5 [28800/50000 (58%)]</text:p>
          </table:table-cell>
          <table:table-cell office:value-type="string">
            <text:p>Loss: 0.135972</text:p>
          </table:table-cell>
        </table:table-row>
        <table:table-row table:style-name="ro2">
          <table:table-cell/>
          <table:table-cell office:value-type="string">
            <text:p>Train Epoch: 5 [38400/50000 (77%)]</text:p>
          </table:table-cell>
          <table:table-cell office:value-type="string">
            <text:p>Loss: 0.160571</text:p>
          </table:table-cell>
        </table:table-row>
        <table:table-row table:style-name="ro2">
          <table:table-cell/>
          <table:table-cell office:value-type="string">
            <text:p>Train Epoch: 5 [48000/50000 (96%)]</text:p>
          </table:table-cell>
          <table:table-cell office:value-type="string">
            <text:p>Loss: 0.23158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5 [0/50000 (0%)]</text:p>
          </table:table-cell>
          <table:table-cell office:value-type="string">
            <text:p>Loss: 0.174148</text:p>
          </table:table-cell>
        </table:table-row>
        <table:table-row table:style-name="ro2">
          <table:table-cell/>
          <table:table-cell office:value-type="string">
            <text:p>Train Epoch: 5 [9600/50000 (19%)]</text:p>
          </table:table-cell>
          <table:table-cell office:value-type="string">
            <text:p>Loss: 0.118277</text:p>
          </table:table-cell>
        </table:table-row>
        <table:table-row table:style-name="ro2">
          <table:table-cell/>
          <table:table-cell office:value-type="string">
            <text:p>Train Epoch: 5 [19200/50000 (38%)]</text:p>
          </table:table-cell>
          <table:table-cell office:value-type="string">
            <text:p>Loss: 0.144386</text:p>
          </table:table-cell>
        </table:table-row>
        <table:table-row table:style-name="ro2">
          <table:table-cell/>
          <table:table-cell office:value-type="string">
            <text:p>Train Epoch: 5 [28800/50000 (58%)]</text:p>
          </table:table-cell>
          <table:table-cell office:value-type="string">
            <text:p>Loss: 0.170127</text:p>
          </table:table-cell>
        </table:table-row>
        <table:table-row table:style-name="ro2">
          <table:table-cell/>
          <table:table-cell office:value-type="string">
            <text:p>Train Epoch: 5 [38400/50000 (77%)]</text:p>
          </table:table-cell>
          <table:table-cell office:value-type="string">
            <text:p>Loss: 0.204439</text:p>
          </table:table-cell>
        </table:table-row>
        <table:table-row table:style-name="ro2">
          <table:table-cell/>
          <table:table-cell office:value-type="string">
            <text:p>Train Epoch: 5 [48000/50000 (96%)]</text:p>
          </table:table-cell>
          <table:table-cell office:value-type="string">
            <text:p>Loss: 0.16789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46/10000 (93.000%)</text:p>
          </table:table-cell>
          <table:table-cell office:value-type="string">
            <text:p>Loss: 18.33205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46/10000 (93.000%)</text:p>
          </table:table-cell>
          <table:table-cell office:value-type="string">
            <text:p>Loss: 18.332058</text:p>
          </table:table-cell>
        </table:table-row>
        <table:table-row table:style-name="ro2">
          <table:table-cell/>
          <table:table-cell office:value-type="string">
            <text:p>Train Epoch: 6 [0/50000 (0%)]</text:p>
          </table:table-cell>
          <table:table-cell office:value-type="string">
            <text:p>Loss: 0.079944</text:p>
          </table:table-cell>
        </table:table-row>
        <table:table-row table:style-name="ro2">
          <table:table-cell/>
          <table:table-cell office:value-type="string">
            <text:p>Train Epoch: 6 [9600/50000 (19%)]</text:p>
          </table:table-cell>
          <table:table-cell office:value-type="string">
            <text:p>Loss: 0.113687</text:p>
          </table:table-cell>
        </table:table-row>
        <table:table-row table:style-name="ro2">
          <table:table-cell/>
          <table:table-cell office:value-type="string">
            <text:p>Train Epoch: 6 [19200/50000 (38%)]</text:p>
          </table:table-cell>
          <table:table-cell office:value-type="string">
            <text:p>Loss: 0.141666</text:p>
          </table:table-cell>
        </table:table-row>
        <table:table-row table:style-name="ro2">
          <table:table-cell/>
          <table:table-cell office:value-type="string">
            <text:p>Train Epoch: 6 [28800/50000 (58%)]</text:p>
          </table:table-cell>
          <table:table-cell office:value-type="string">
            <text:p>Loss: 0.154756</text:p>
          </table:table-cell>
        </table:table-row>
        <table:table-row table:style-name="ro2">
          <table:table-cell/>
          <table:table-cell office:value-type="string">
            <text:p>Train Epoch: 6 [38400/50000 (77%)]</text:p>
          </table:table-cell>
          <table:table-cell office:value-type="string">
            <text:p>Loss: 0.127885</text:p>
          </table:table-cell>
        </table:table-row>
        <table:table-row table:style-name="ro2">
          <table:table-cell/>
          <table:table-cell office:value-type="string">
            <text:p>Train Epoch: 6 [48000/50000 (96%)]</text:p>
          </table:table-cell>
          <table:table-cell office:value-type="string">
            <text:p>Loss: 0.23203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6 [0/50000 (0%)]</text:p>
          </table:table-cell>
          <table:table-cell office:value-type="string">
            <text:p>Loss: 0.108307</text:p>
          </table:table-cell>
        </table:table-row>
        <table:table-row table:style-name="ro2">
          <table:table-cell/>
          <table:table-cell office:value-type="string">
            <text:p>Train Epoch: 6 [9600/50000 (19%)]</text:p>
          </table:table-cell>
          <table:table-cell office:value-type="string">
            <text:p>Loss: 0.133120</text:p>
          </table:table-cell>
        </table:table-row>
        <table:table-row table:style-name="ro2">
          <table:table-cell/>
          <table:table-cell office:value-type="string">
            <text:p>Train Epoch: 6 [19200/50000 (38%)]</text:p>
          </table:table-cell>
          <table:table-cell office:value-type="string">
            <text:p>Loss: 0.181733</text:p>
          </table:table-cell>
        </table:table-row>
        <table:table-row table:style-name="ro2">
          <table:table-cell/>
          <table:table-cell office:value-type="string">
            <text:p>Train Epoch: 6 [28800/50000 (58%)]</text:p>
          </table:table-cell>
          <table:table-cell office:value-type="string">
            <text:p>Loss: 0.199081</text:p>
          </table:table-cell>
        </table:table-row>
        <table:table-row table:style-name="ro2">
          <table:table-cell/>
          <table:table-cell office:value-type="string">
            <text:p>Train Epoch: 6 [38400/50000 (77%)]</text:p>
          </table:table-cell>
          <table:table-cell office:value-type="string">
            <text:p>Loss: 0.108647</text:p>
          </table:table-cell>
        </table:table-row>
        <table:table-row table:style-name="ro2">
          <table:table-cell/>
          <table:table-cell office:value-type="string">
            <text:p>Train Epoch: 6 [48000/50000 (96%)]</text:p>
          </table:table-cell>
          <table:table-cell office:value-type="string">
            <text:p>Loss: 0.16471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6 [0/50000 (0%)]</text:p>
          </table:table-cell>
          <table:table-cell office:value-type="string">
            <text:p>Loss: 0.158545</text:p>
          </table:table-cell>
        </table:table-row>
        <table:table-row table:style-name="ro2">
          <table:table-cell/>
          <table:table-cell office:value-type="string">
            <text:p>Train Epoch: 6 [9600/50000 (19%)]</text:p>
          </table:table-cell>
          <table:table-cell office:value-type="string">
            <text:p>Loss: 0.067733</text:p>
          </table:table-cell>
        </table:table-row>
        <table:table-row table:style-name="ro2">
          <table:table-cell/>
          <table:table-cell office:value-type="string">
            <text:p>Train Epoch: 6 [19200/50000 (38%)]</text:p>
          </table:table-cell>
          <table:table-cell office:value-type="string">
            <text:p>Loss: 0.227415</text:p>
          </table:table-cell>
        </table:table-row>
        <table:table-row table:style-name="ro2">
          <table:table-cell/>
          <table:table-cell office:value-type="string">
            <text:p>Train Epoch: 6 [28800/50000 (58%)]</text:p>
          </table:table-cell>
          <table:table-cell office:value-type="string">
            <text:p>Loss: 0.203206</text:p>
          </table:table-cell>
        </table:table-row>
        <table:table-row table:style-name="ro2">
          <table:table-cell/>
          <table:table-cell office:value-type="string">
            <text:p>Train Epoch: 6 [38400/50000 (77%)]</text:p>
          </table:table-cell>
          <table:table-cell office:value-type="string">
            <text:p>Loss: 0.191880</text:p>
          </table:table-cell>
        </table:table-row>
        <table:table-row table:style-name="ro2">
          <table:table-cell/>
          <table:table-cell office:value-type="string">
            <text:p>Train Epoch: 6 [48000/50000 (96%)]</text:p>
          </table:table-cell>
          <table:table-cell office:value-type="string">
            <text:p>Loss: 0.24177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89/10000 (92.000%)</text:p>
          </table:table-cell>
          <table:table-cell office:value-type="string">
            <text:p>Loss: 20.02409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89/10000 (92.000%)</text:p>
          </table:table-cell>
          <table:table-cell office:value-type="string">
            <text:p>Loss: 20.024096</text:p>
          </table:table-cell>
        </table:table-row>
        <table:table-row table:style-name="ro2">
          <table:table-cell/>
          <table:table-cell office:value-type="string">
            <text:p>Train Epoch: 7 [0/50000 (0%)]</text:p>
          </table:table-cell>
          <table:table-cell office:value-type="string">
            <text:p>Loss: 0.127666</text:p>
          </table:table-cell>
        </table:table-row>
        <table:table-row table:style-name="ro2">
          <table:table-cell/>
          <table:table-cell office:value-type="string">
            <text:p>Train Epoch: 7 [9600/50000 (19%)]</text:p>
          </table:table-cell>
          <table:table-cell office:value-type="string">
            <text:p>Loss: 0.091767</text:p>
          </table:table-cell>
        </table:table-row>
        <table:table-row table:style-name="ro2">
          <table:table-cell/>
          <table:table-cell office:value-type="string">
            <text:p>Train Epoch: 7 [19200/50000 (38%)]</text:p>
          </table:table-cell>
          <table:table-cell office:value-type="string">
            <text:p>Loss: 0.117101</text:p>
          </table:table-cell>
        </table:table-row>
        <table:table-row table:style-name="ro2">
          <table:table-cell/>
          <table:table-cell office:value-type="string">
            <text:p>Train Epoch: 7 [28800/50000 (58%)]</text:p>
          </table:table-cell>
          <table:table-cell office:value-type="string">
            <text:p>Loss: 0.057851</text:p>
          </table:table-cell>
        </table:table-row>
        <table:table-row table:style-name="ro2">
          <table:table-cell/>
          <table:table-cell office:value-type="string">
            <text:p>Train Epoch: 7 [38400/50000 (77%)]</text:p>
          </table:table-cell>
          <table:table-cell office:value-type="string">
            <text:p>Loss: 0.186854</text:p>
          </table:table-cell>
        </table:table-row>
        <table:table-row table:style-name="ro2">
          <table:table-cell/>
          <table:table-cell office:value-type="string">
            <text:p>Train Epoch: 7 [48000/50000 (96%)]</text:p>
          </table:table-cell>
          <table:table-cell office:value-type="string">
            <text:p>Loss: 0.17473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7 [0/50000 (0%)]</text:p>
          </table:table-cell>
          <table:table-cell office:value-type="string">
            <text:p>Loss: 0.088546</text:p>
          </table:table-cell>
        </table:table-row>
        <table:table-row table:style-name="ro2">
          <table:table-cell/>
          <table:table-cell office:value-type="string">
            <text:p>Train Epoch: 7 [9600/50000 (19%)]</text:p>
          </table:table-cell>
          <table:table-cell office:value-type="string">
            <text:p>Loss: 0.161537</text:p>
          </table:table-cell>
        </table:table-row>
        <table:table-row table:style-name="ro2">
          <table:table-cell/>
          <table:table-cell office:value-type="string">
            <text:p>Train Epoch: 7 [19200/50000 (38%)]</text:p>
          </table:table-cell>
          <table:table-cell office:value-type="string">
            <text:p>Loss: 0.059167</text:p>
          </table:table-cell>
        </table:table-row>
        <table:table-row table:style-name="ro2">
          <table:table-cell/>
          <table:table-cell office:value-type="string">
            <text:p>Train Epoch: 7 [28800/50000 (58%)]</text:p>
          </table:table-cell>
          <table:table-cell office:value-type="string">
            <text:p>Loss: 0.132725</text:p>
          </table:table-cell>
        </table:table-row>
        <table:table-row table:style-name="ro2">
          <table:table-cell/>
          <table:table-cell office:value-type="string">
            <text:p>Train Epoch: 7 [38400/50000 (77%)]</text:p>
          </table:table-cell>
          <table:table-cell office:value-type="string">
            <text:p>Loss: 0.092995</text:p>
          </table:table-cell>
        </table:table-row>
        <table:table-row table:style-name="ro2">
          <table:table-cell/>
          <table:table-cell office:value-type="string">
            <text:p>Train Epoch: 7 [48000/50000 (96%)]</text:p>
          </table:table-cell>
          <table:table-cell office:value-type="string">
            <text:p>Loss: 0.21978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7 [0/50000 (0%)]</text:p>
          </table:table-cell>
          <table:table-cell office:value-type="string">
            <text:p>Loss: 0.100260</text:p>
          </table:table-cell>
        </table:table-row>
        <table:table-row table:style-name="ro2">
          <table:table-cell/>
          <table:table-cell office:value-type="string">
            <text:p>Train Epoch: 7 [9600/50000 (19%)]</text:p>
          </table:table-cell>
          <table:table-cell office:value-type="string">
            <text:p>Loss: 0.184656</text:p>
          </table:table-cell>
        </table:table-row>
        <table:table-row table:style-name="ro2">
          <table:table-cell/>
          <table:table-cell office:value-type="string">
            <text:p>Train Epoch: 7 [19200/50000 (38%)]</text:p>
          </table:table-cell>
          <table:table-cell office:value-type="string">
            <text:p>Loss: 0.134905</text:p>
          </table:table-cell>
        </table:table-row>
        <table:table-row table:style-name="ro2">
          <table:table-cell/>
          <table:table-cell office:value-type="string">
            <text:p>Train Epoch: 7 [28800/50000 (58%)]</text:p>
          </table:table-cell>
          <table:table-cell office:value-type="string">
            <text:p>Loss: 0.209128</text:p>
          </table:table-cell>
        </table:table-row>
        <table:table-row table:style-name="ro2">
          <table:table-cell/>
          <table:table-cell office:value-type="string">
            <text:p>Train Epoch: 7 [38400/50000 (77%)]</text:p>
          </table:table-cell>
          <table:table-cell office:value-type="string">
            <text:p>Loss: 0.111783</text:p>
          </table:table-cell>
        </table:table-row>
        <table:table-row table:style-name="ro2">
          <table:table-cell/>
          <table:table-cell office:value-type="string">
            <text:p>Train Epoch: 7 [48000/50000 (96%)]</text:p>
          </table:table-cell>
          <table:table-cell office:value-type="string">
            <text:p>Loss: 0.08662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02/10000 (93.000%)</text:p>
          </table:table-cell>
          <table:table-cell office:value-type="string">
            <text:p>Loss: 20.26980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02/10000 (93.000%)</text:p>
          </table:table-cell>
          <table:table-cell office:value-type="string">
            <text:p>Loss: 20.269804</text:p>
          </table:table-cell>
        </table:table-row>
        <table:table-row table:style-name="ro2">
          <table:table-cell/>
          <table:table-cell office:value-type="string">
            <text:p>Train Epoch: 8 [0/50000 (0%)]</text:p>
          </table:table-cell>
          <table:table-cell office:value-type="string">
            <text:p>Loss: 0.064523</text:p>
          </table:table-cell>
        </table:table-row>
        <table:table-row table:style-name="ro2">
          <table:table-cell/>
          <table:table-cell office:value-type="string">
            <text:p>Train Epoch: 8 [9600/50000 (19%)]</text:p>
          </table:table-cell>
          <table:table-cell office:value-type="string">
            <text:p>Loss: 0.201846</text:p>
          </table:table-cell>
        </table:table-row>
        <table:table-row table:style-name="ro2">
          <table:table-cell/>
          <table:table-cell office:value-type="string">
            <text:p>Train Epoch: 8 [19200/50000 (38%)]</text:p>
          </table:table-cell>
          <table:table-cell office:value-type="string">
            <text:p>Loss: 0.066939</text:p>
          </table:table-cell>
        </table:table-row>
        <table:table-row table:style-name="ro2">
          <table:table-cell/>
          <table:table-cell office:value-type="string">
            <text:p>Train Epoch: 8 [28800/50000 (58%)]</text:p>
          </table:table-cell>
          <table:table-cell office:value-type="string">
            <text:p>Loss: 0.122910</text:p>
          </table:table-cell>
        </table:table-row>
        <table:table-row table:style-name="ro2">
          <table:table-cell/>
          <table:table-cell office:value-type="string">
            <text:p>Train Epoch: 8 [38400/50000 (77%)]</text:p>
          </table:table-cell>
          <table:table-cell office:value-type="string">
            <text:p>Loss: 0.090121</text:p>
          </table:table-cell>
        </table:table-row>
        <table:table-row table:style-name="ro2">
          <table:table-cell/>
          <table:table-cell office:value-type="string">
            <text:p>Train Epoch: 8 [48000/50000 (96%)]</text:p>
          </table:table-cell>
          <table:table-cell office:value-type="string">
            <text:p>Loss: 0.23642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8 [0/50000 (0%)]</text:p>
          </table:table-cell>
          <table:table-cell office:value-type="string">
            <text:p>Loss: 0.247975</text:p>
          </table:table-cell>
        </table:table-row>
        <table:table-row table:style-name="ro2">
          <table:table-cell/>
          <table:table-cell office:value-type="string">
            <text:p>Train Epoch: 8 [9600/50000 (19%)]</text:p>
          </table:table-cell>
          <table:table-cell office:value-type="string">
            <text:p>Loss: 0.061704</text:p>
          </table:table-cell>
        </table:table-row>
        <table:table-row table:style-name="ro2">
          <table:table-cell/>
          <table:table-cell office:value-type="string">
            <text:p>Train Epoch: 8 [19200/50000 (38%)]</text:p>
          </table:table-cell>
          <table:table-cell office:value-type="string">
            <text:p>Loss: 0.081150</text:p>
          </table:table-cell>
        </table:table-row>
        <table:table-row table:style-name="ro2">
          <table:table-cell/>
          <table:table-cell office:value-type="string">
            <text:p>Train Epoch: 8 [28800/50000 (58%)]</text:p>
          </table:table-cell>
          <table:table-cell office:value-type="string">
            <text:p>Loss: 0.156039</text:p>
          </table:table-cell>
        </table:table-row>
        <table:table-row table:style-name="ro2">
          <table:table-cell/>
          <table:table-cell office:value-type="string">
            <text:p>Train Epoch: 8 [38400/50000 (77%)]</text:p>
          </table:table-cell>
          <table:table-cell office:value-type="string">
            <text:p>Loss: 0.039712</text:p>
          </table:table-cell>
        </table:table-row>
        <table:table-row table:style-name="ro2">
          <table:table-cell/>
          <table:table-cell office:value-type="string">
            <text:p>Train Epoch: 8 [48000/50000 (96%)]</text:p>
          </table:table-cell>
          <table:table-cell office:value-type="string">
            <text:p>Loss: 0.12345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8 [0/50000 (0%)]</text:p>
          </table:table-cell>
          <table:table-cell office:value-type="string">
            <text:p>Loss: 0.110241</text:p>
          </table:table-cell>
        </table:table-row>
        <table:table-row table:style-name="ro2">
          <table:table-cell/>
          <table:table-cell office:value-type="string">
            <text:p>Train Epoch: 8 [9600/50000 (19%)]</text:p>
          </table:table-cell>
          <table:table-cell office:value-type="string">
            <text:p>Loss: 0.056802</text:p>
          </table:table-cell>
        </table:table-row>
        <table:table-row table:style-name="ro2">
          <table:table-cell/>
          <table:table-cell office:value-type="string">
            <text:p>Train Epoch: 8 [19200/50000 (38%)]</text:p>
          </table:table-cell>
          <table:table-cell office:value-type="string">
            <text:p>Loss: 0.122068</text:p>
          </table:table-cell>
        </table:table-row>
        <table:table-row table:style-name="ro2">
          <table:table-cell/>
          <table:table-cell office:value-type="string">
            <text:p>Train Epoch: 8 [28800/50000 (58%)]</text:p>
          </table:table-cell>
          <table:table-cell office:value-type="string">
            <text:p>Loss: 0.079684</text:p>
          </table:table-cell>
        </table:table-row>
        <table:table-row table:style-name="ro2">
          <table:table-cell/>
          <table:table-cell office:value-type="string">
            <text:p>Train Epoch: 8 [38400/50000 (77%)]</text:p>
          </table:table-cell>
          <table:table-cell office:value-type="string">
            <text:p>Loss: 0.121322</text:p>
          </table:table-cell>
        </table:table-row>
        <table:table-row table:style-name="ro2">
          <table:table-cell/>
          <table:table-cell office:value-type="string">
            <text:p>Train Epoch: 8 [48000/50000 (96%)]</text:p>
          </table:table-cell>
          <table:table-cell office:value-type="string">
            <text:p>Loss: 0.13756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08/10000 (93.000%)</text:p>
          </table:table-cell>
          <table:table-cell office:value-type="string">
            <text:p>Loss: 21.94299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08/10000 (93.000%)</text:p>
          </table:table-cell>
          <table:table-cell office:value-type="string">
            <text:p>Loss: 21.942991</text:p>
          </table:table-cell>
        </table:table-row>
        <table:table-row table:style-name="ro2">
          <table:table-cell/>
          <table:table-cell office:value-type="string">
            <text:p>Train Epoch: 9 [0/50000 (0%)]</text:p>
          </table:table-cell>
          <table:table-cell office:value-type="string">
            <text:p>Loss: 0.136782</text:p>
          </table:table-cell>
        </table:table-row>
        <table:table-row table:style-name="ro2">
          <table:table-cell/>
          <table:table-cell office:value-type="string">
            <text:p>Train Epoch: 9 [9600/50000 (19%)]</text:p>
          </table:table-cell>
          <table:table-cell office:value-type="string">
            <text:p>Loss: 0.102651</text:p>
          </table:table-cell>
        </table:table-row>
        <table:table-row table:style-name="ro2">
          <table:table-cell/>
          <table:table-cell office:value-type="string">
            <text:p>Train Epoch: 9 [19200/50000 (38%)]</text:p>
          </table:table-cell>
          <table:table-cell office:value-type="string">
            <text:p>Loss: 0.094043</text:p>
          </table:table-cell>
        </table:table-row>
        <table:table-row table:style-name="ro2">
          <table:table-cell/>
          <table:table-cell office:value-type="string">
            <text:p>Train Epoch: 9 [28800/50000 (58%)]</text:p>
          </table:table-cell>
          <table:table-cell office:value-type="string">
            <text:p>Loss: 0.098426</text:p>
          </table:table-cell>
        </table:table-row>
        <table:table-row table:style-name="ro2">
          <table:table-cell/>
          <table:table-cell office:value-type="string">
            <text:p>Train Epoch: 9 [38400/50000 (77%)]</text:p>
          </table:table-cell>
          <table:table-cell office:value-type="string">
            <text:p>Loss: 0.115772</text:p>
          </table:table-cell>
        </table:table-row>
        <table:table-row table:style-name="ro2">
          <table:table-cell/>
          <table:table-cell office:value-type="string">
            <text:p>Train Epoch: 9 [48000/50000 (96%)]</text:p>
          </table:table-cell>
          <table:table-cell office:value-type="string">
            <text:p>Loss: 0.09680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9 [0/50000 (0%)]</text:p>
          </table:table-cell>
          <table:table-cell office:value-type="string">
            <text:p>Loss: 0.035529</text:p>
          </table:table-cell>
        </table:table-row>
        <table:table-row table:style-name="ro2">
          <table:table-cell/>
          <table:table-cell office:value-type="string">
            <text:p>Train Epoch: 9 [9600/50000 (19%)]</text:p>
          </table:table-cell>
          <table:table-cell office:value-type="string">
            <text:p>Loss: 0.105415</text:p>
          </table:table-cell>
        </table:table-row>
        <table:table-row table:style-name="ro2">
          <table:table-cell/>
          <table:table-cell office:value-type="string">
            <text:p>Train Epoch: 9 [19200/50000 (38%)]</text:p>
          </table:table-cell>
          <table:table-cell office:value-type="string">
            <text:p>Loss: 0.051676</text:p>
          </table:table-cell>
        </table:table-row>
        <table:table-row table:style-name="ro2">
          <table:table-cell/>
          <table:table-cell office:value-type="string">
            <text:p>Train Epoch: 9 [28800/50000 (58%)]</text:p>
          </table:table-cell>
          <table:table-cell office:value-type="string">
            <text:p>Loss: 0.141572</text:p>
          </table:table-cell>
        </table:table-row>
        <table:table-row table:style-name="ro2">
          <table:table-cell/>
          <table:table-cell office:value-type="string">
            <text:p>Train Epoch: 9 [38400/50000 (77%)]</text:p>
          </table:table-cell>
          <table:table-cell office:value-type="string">
            <text:p>Loss: 0.137498</text:p>
          </table:table-cell>
        </table:table-row>
        <table:table-row table:style-name="ro2">
          <table:table-cell/>
          <table:table-cell office:value-type="string">
            <text:p>Train Epoch: 9 [48000/50000 (96%)]</text:p>
          </table:table-cell>
          <table:table-cell office:value-type="string">
            <text:p>Loss: 0.14014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9 [0/50000 (0%)]</text:p>
          </table:table-cell>
          <table:table-cell office:value-type="string">
            <text:p>Loss: 0.075687</text:p>
          </table:table-cell>
        </table:table-row>
        <table:table-row table:style-name="ro2">
          <table:table-cell/>
          <table:table-cell office:value-type="string">
            <text:p>Train Epoch: 9 [9600/50000 (19%)]</text:p>
          </table:table-cell>
          <table:table-cell office:value-type="string">
            <text:p>Loss: 0.050286</text:p>
          </table:table-cell>
        </table:table-row>
        <table:table-row table:style-name="ro2">
          <table:table-cell/>
          <table:table-cell office:value-type="string">
            <text:p>Train Epoch: 9 [19200/50000 (38%)]</text:p>
          </table:table-cell>
          <table:table-cell office:value-type="string">
            <text:p>Loss: 0.152873</text:p>
          </table:table-cell>
        </table:table-row>
        <table:table-row table:style-name="ro2">
          <table:table-cell/>
          <table:table-cell office:value-type="string">
            <text:p>Train Epoch: 9 [28800/50000 (58%)]</text:p>
          </table:table-cell>
          <table:table-cell office:value-type="string">
            <text:p>Loss: 0.076367</text:p>
          </table:table-cell>
        </table:table-row>
        <table:table-row table:style-name="ro2">
          <table:table-cell/>
          <table:table-cell office:value-type="string">
            <text:p>Train Epoch: 9 [38400/50000 (77%)]</text:p>
          </table:table-cell>
          <table:table-cell office:value-type="string">
            <text:p>Loss: 0.066755</text:p>
          </table:table-cell>
        </table:table-row>
        <table:table-row table:style-name="ro2">
          <table:table-cell/>
          <table:table-cell office:value-type="string">
            <text:p>Train Epoch: 9 [48000/50000 (96%)]</text:p>
          </table:table-cell>
          <table:table-cell office:value-type="string">
            <text:p>Loss: 0.09673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47/10000 (92.000%)</text:p>
          </table:table-cell>
          <table:table-cell office:value-type="string">
            <text:p>Loss: 22.00946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47/10000 (92.000%)</text:p>
          </table:table-cell>
          <table:table-cell office:value-type="string">
            <text:p>Loss: 22.009468</text:p>
          </table:table-cell>
        </table:table-row>
        <table:table-row table:style-name="ro2">
          <table:table-cell/>
          <table:table-cell office:value-type="string">
            <text:p>Train Epoch: 10 [0/50000 (0%)]</text:p>
          </table:table-cell>
          <table:table-cell office:value-type="string">
            <text:p>Loss: 0.081354</text:p>
          </table:table-cell>
        </table:table-row>
        <table:table-row table:style-name="ro2">
          <table:table-cell/>
          <table:table-cell office:value-type="string">
            <text:p>Train Epoch: 10 [9600/50000 (19%)]</text:p>
          </table:table-cell>
          <table:table-cell office:value-type="string">
            <text:p>Loss: 0.091607</text:p>
          </table:table-cell>
        </table:table-row>
        <table:table-row table:style-name="ro2">
          <table:table-cell/>
          <table:table-cell office:value-type="string">
            <text:p>Train Epoch: 10 [19200/50000 (38%)]</text:p>
          </table:table-cell>
          <table:table-cell office:value-type="string">
            <text:p>Loss: 0.048734</text:p>
          </table:table-cell>
        </table:table-row>
        <table:table-row table:style-name="ro2">
          <table:table-cell/>
          <table:table-cell office:value-type="string">
            <text:p>Train Epoch: 10 [28800/50000 (58%)]</text:p>
          </table:table-cell>
          <table:table-cell office:value-type="string">
            <text:p>Loss: 0.083517</text:p>
          </table:table-cell>
        </table:table-row>
        <table:table-row table:style-name="ro2">
          <table:table-cell/>
          <table:table-cell office:value-type="string">
            <text:p>Train Epoch: 10 [38400/50000 (77%)]</text:p>
          </table:table-cell>
          <table:table-cell office:value-type="string">
            <text:p>Loss: 0.135365</text:p>
          </table:table-cell>
        </table:table-row>
        <table:table-row table:style-name="ro2">
          <table:table-cell/>
          <table:table-cell office:value-type="string">
            <text:p>Train Epoch: 10 [48000/50000 (96%)]</text:p>
          </table:table-cell>
          <table:table-cell office:value-type="string">
            <text:p>Loss: 0.08733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0 [0/50000 (0%)]</text:p>
          </table:table-cell>
          <table:table-cell office:value-type="string">
            <text:p>Loss: 0.102054</text:p>
          </table:table-cell>
        </table:table-row>
        <table:table-row table:style-name="ro2">
          <table:table-cell/>
          <table:table-cell office:value-type="string">
            <text:p>Train Epoch: 10 [9600/50000 (19%)]</text:p>
          </table:table-cell>
          <table:table-cell office:value-type="string">
            <text:p>Loss: 0.060238</text:p>
          </table:table-cell>
        </table:table-row>
        <table:table-row table:style-name="ro2">
          <table:table-cell/>
          <table:table-cell office:value-type="string">
            <text:p>Train Epoch: 10 [19200/50000 (38%)]</text:p>
          </table:table-cell>
          <table:table-cell office:value-type="string">
            <text:p>Loss: 0.099823</text:p>
          </table:table-cell>
        </table:table-row>
        <table:table-row table:style-name="ro2">
          <table:table-cell/>
          <table:table-cell office:value-type="string">
            <text:p>Train Epoch: 10 [28800/50000 (58%)]</text:p>
          </table:table-cell>
          <table:table-cell office:value-type="string">
            <text:p>Loss: 0.072304</text:p>
          </table:table-cell>
        </table:table-row>
        <table:table-row table:style-name="ro2">
          <table:table-cell/>
          <table:table-cell office:value-type="string">
            <text:p>Train Epoch: 10 [38400/50000 (77%)]</text:p>
          </table:table-cell>
          <table:table-cell office:value-type="string">
            <text:p>Loss: 0.065566</text:p>
          </table:table-cell>
        </table:table-row>
        <table:table-row table:style-name="ro2">
          <table:table-cell/>
          <table:table-cell office:value-type="string">
            <text:p>Train Epoch: 10 [48000/50000 (96%)]</text:p>
          </table:table-cell>
          <table:table-cell office:value-type="string">
            <text:p>Loss: 0.10369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0 [0/50000 (0%)]</text:p>
          </table:table-cell>
          <table:table-cell office:value-type="string">
            <text:p>Loss: 0.109421</text:p>
          </table:table-cell>
        </table:table-row>
        <table:table-row table:style-name="ro2">
          <table:table-cell/>
          <table:table-cell office:value-type="string">
            <text:p>Train Epoch: 10 [9600/50000 (19%)]</text:p>
          </table:table-cell>
          <table:table-cell office:value-type="string">
            <text:p>Loss: 0.074801</text:p>
          </table:table-cell>
        </table:table-row>
        <table:table-row table:style-name="ro2">
          <table:table-cell/>
          <table:table-cell office:value-type="string">
            <text:p>Train Epoch: 10 [19200/50000 (38%)]</text:p>
          </table:table-cell>
          <table:table-cell office:value-type="string">
            <text:p>Loss: 0.049508</text:p>
          </table:table-cell>
        </table:table-row>
        <table:table-row table:style-name="ro2">
          <table:table-cell/>
          <table:table-cell office:value-type="string">
            <text:p>Train Epoch: 10 [28800/50000 (58%)]</text:p>
          </table:table-cell>
          <table:table-cell office:value-type="string">
            <text:p>Loss: 0.100178</text:p>
          </table:table-cell>
        </table:table-row>
        <table:table-row table:style-name="ro2">
          <table:table-cell/>
          <table:table-cell office:value-type="string">
            <text:p>Train Epoch: 10 [38400/50000 (77%)]</text:p>
          </table:table-cell>
          <table:table-cell office:value-type="string">
            <text:p>Loss: 0.153752</text:p>
          </table:table-cell>
        </table:table-row>
        <table:table-row table:style-name="ro2">
          <table:table-cell/>
          <table:table-cell office:value-type="string">
            <text:p>Train Epoch: 10 [48000/50000 (96%)]</text:p>
          </table:table-cell>
          <table:table-cell office:value-type="string">
            <text:p>Loss: 0.08015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04/10000 (94.000%)</text:p>
          </table:table-cell>
          <table:table-cell office:value-type="string">
            <text:p>Loss: 19.39899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04/10000 (94.000%)</text:p>
          </table:table-cell>
          <table:table-cell office:value-type="string">
            <text:p>Loss: 19.398994</text:p>
          </table:table-cell>
        </table:table-row>
        <table:table-row table:style-name="ro2">
          <table:table-cell/>
          <table:table-cell office:value-type="string">
            <text:p>Train Epoch: 11 [0/50000 (0%)]</text:p>
          </table:table-cell>
          <table:table-cell office:value-type="string">
            <text:p>Loss: 0.096995</text:p>
          </table:table-cell>
        </table:table-row>
        <table:table-row table:style-name="ro2">
          <table:table-cell/>
          <table:table-cell office:value-type="string">
            <text:p>Train Epoch: 11 [9600/50000 (19%)]</text:p>
          </table:table-cell>
          <table:table-cell office:value-type="string">
            <text:p>Loss: 0.116722</text:p>
          </table:table-cell>
        </table:table-row>
        <table:table-row table:style-name="ro2">
          <table:table-cell/>
          <table:table-cell office:value-type="string">
            <text:p>Train Epoch: 11 [19200/50000 (38%)]</text:p>
          </table:table-cell>
          <table:table-cell office:value-type="string">
            <text:p>Loss: 0.094428</text:p>
          </table:table-cell>
        </table:table-row>
        <table:table-row table:style-name="ro2">
          <table:table-cell/>
          <table:table-cell office:value-type="string">
            <text:p>Train Epoch: 11 [28800/50000 (58%)]</text:p>
          </table:table-cell>
          <table:table-cell office:value-type="string">
            <text:p>Loss: 0.094591</text:p>
          </table:table-cell>
        </table:table-row>
        <table:table-row table:style-name="ro2">
          <table:table-cell/>
          <table:table-cell office:value-type="string">
            <text:p>Train Epoch: 11 [38400/50000 (77%)]</text:p>
          </table:table-cell>
          <table:table-cell office:value-type="string">
            <text:p>Loss: 0.061068</text:p>
          </table:table-cell>
        </table:table-row>
        <table:table-row table:style-name="ro2">
          <table:table-cell/>
          <table:table-cell office:value-type="string">
            <text:p>Train Epoch: 11 [48000/50000 (96%)]</text:p>
          </table:table-cell>
          <table:table-cell office:value-type="string">
            <text:p>Loss: 0.16611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1 [0/50000 (0%)]</text:p>
          </table:table-cell>
          <table:table-cell office:value-type="string">
            <text:p>Loss: 0.071818</text:p>
          </table:table-cell>
        </table:table-row>
        <table:table-row table:style-name="ro2">
          <table:table-cell/>
          <table:table-cell office:value-type="string">
            <text:p>Train Epoch: 11 [9600/50000 (19%)]</text:p>
          </table:table-cell>
          <table:table-cell office:value-type="string">
            <text:p>Loss: 0.040088</text:p>
          </table:table-cell>
        </table:table-row>
        <table:table-row table:style-name="ro2">
          <table:table-cell/>
          <table:table-cell office:value-type="string">
            <text:p>Train Epoch: 11 [19200/50000 (38%)]</text:p>
          </table:table-cell>
          <table:table-cell office:value-type="string">
            <text:p>Loss: 0.096248</text:p>
          </table:table-cell>
        </table:table-row>
        <table:table-row table:style-name="ro2">
          <table:table-cell/>
          <table:table-cell office:value-type="string">
            <text:p>Train Epoch: 11 [28800/50000 (58%)]</text:p>
          </table:table-cell>
          <table:table-cell office:value-type="string">
            <text:p>Loss: 0.149376</text:p>
          </table:table-cell>
        </table:table-row>
        <table:table-row table:style-name="ro2">
          <table:table-cell/>
          <table:table-cell office:value-type="string">
            <text:p>Train Epoch: 11 [38400/50000 (77%)]</text:p>
          </table:table-cell>
          <table:table-cell office:value-type="string">
            <text:p>Loss: 0.035667</text:p>
          </table:table-cell>
        </table:table-row>
        <table:table-row table:style-name="ro2">
          <table:table-cell/>
          <table:table-cell office:value-type="string">
            <text:p>Train Epoch: 11 [48000/50000 (96%)]</text:p>
          </table:table-cell>
          <table:table-cell office:value-type="string">
            <text:p>Loss: 0.05772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1 [0/50000 (0%)]</text:p>
          </table:table-cell>
          <table:table-cell office:value-type="string">
            <text:p>Loss: 0.064315</text:p>
          </table:table-cell>
        </table:table-row>
        <table:table-row table:style-name="ro2">
          <table:table-cell/>
          <table:table-cell office:value-type="string">
            <text:p>Train Epoch: 11 [9600/50000 (19%)]</text:p>
          </table:table-cell>
          <table:table-cell office:value-type="string">
            <text:p>Loss: 0.025135</text:p>
          </table:table-cell>
        </table:table-row>
        <table:table-row table:style-name="ro2">
          <table:table-cell/>
          <table:table-cell office:value-type="string">
            <text:p>Train Epoch: 11 [19200/50000 (38%)]</text:p>
          </table:table-cell>
          <table:table-cell office:value-type="string">
            <text:p>Loss: 0.068789</text:p>
          </table:table-cell>
        </table:table-row>
        <table:table-row table:style-name="ro2">
          <table:table-cell/>
          <table:table-cell office:value-type="string">
            <text:p>Train Epoch: 11 [28800/50000 (58%)]</text:p>
          </table:table-cell>
          <table:table-cell office:value-type="string">
            <text:p>Loss: 0.059774</text:p>
          </table:table-cell>
        </table:table-row>
        <table:table-row table:style-name="ro2">
          <table:table-cell/>
          <table:table-cell office:value-type="string">
            <text:p>Train Epoch: 11 [38400/50000 (77%)]</text:p>
          </table:table-cell>
          <table:table-cell office:value-type="string">
            <text:p>Loss: 0.022416</text:p>
          </table:table-cell>
        </table:table-row>
        <table:table-row table:style-name="ro2">
          <table:table-cell/>
          <table:table-cell office:value-type="string">
            <text:p>Train Epoch: 11 [48000/50000 (96%)]</text:p>
          </table:table-cell>
          <table:table-cell office:value-type="string">
            <text:p>Loss: 0.13472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26/10000 (93.000%)</text:p>
          </table:table-cell>
          <table:table-cell office:value-type="string">
            <text:p>Loss: 21.14333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26/10000 (93.000%)</text:p>
          </table:table-cell>
          <table:table-cell office:value-type="string">
            <text:p>Loss: 21.143332</text:p>
          </table:table-cell>
        </table:table-row>
        <table:table-row table:style-name="ro2">
          <table:table-cell/>
          <table:table-cell office:value-type="string">
            <text:p>Train Epoch: 12 [0/50000 (0%)]</text:p>
          </table:table-cell>
          <table:table-cell office:value-type="string">
            <text:p>Loss: 0.121523</text:p>
          </table:table-cell>
        </table:table-row>
        <table:table-row table:style-name="ro2">
          <table:table-cell/>
          <table:table-cell office:value-type="string">
            <text:p>Train Epoch: 12 [9600/50000 (19%)]</text:p>
          </table:table-cell>
          <table:table-cell office:value-type="string">
            <text:p>Loss: 0.080287</text:p>
          </table:table-cell>
        </table:table-row>
        <table:table-row table:style-name="ro2">
          <table:table-cell/>
          <table:table-cell office:value-type="string">
            <text:p>Train Epoch: 12 [19200/50000 (38%)]</text:p>
          </table:table-cell>
          <table:table-cell office:value-type="string">
            <text:p>Loss: 0.148483</text:p>
          </table:table-cell>
        </table:table-row>
        <table:table-row table:style-name="ro2">
          <table:table-cell/>
          <table:table-cell office:value-type="string">
            <text:p>Train Epoch: 12 [28800/50000 (58%)]</text:p>
          </table:table-cell>
          <table:table-cell office:value-type="string">
            <text:p>Loss: 0.155689</text:p>
          </table:table-cell>
        </table:table-row>
        <table:table-row table:style-name="ro2">
          <table:table-cell/>
          <table:table-cell office:value-type="string">
            <text:p>Train Epoch: 12 [38400/50000 (77%)]</text:p>
          </table:table-cell>
          <table:table-cell office:value-type="string">
            <text:p>Loss: 0.050820</text:p>
          </table:table-cell>
        </table:table-row>
        <table:table-row table:style-name="ro2">
          <table:table-cell/>
          <table:table-cell office:value-type="string">
            <text:p>Train Epoch: 12 [48000/50000 (96%)]</text:p>
          </table:table-cell>
          <table:table-cell office:value-type="string">
            <text:p>Loss: 0.14475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2 [0/50000 (0%)]</text:p>
          </table:table-cell>
          <table:table-cell office:value-type="string">
            <text:p>Loss: 0.046046</text:p>
          </table:table-cell>
        </table:table-row>
        <table:table-row table:style-name="ro2">
          <table:table-cell/>
          <table:table-cell office:value-type="string">
            <text:p>Train Epoch: 12 [9600/50000 (19%)]</text:p>
          </table:table-cell>
          <table:table-cell office:value-type="string">
            <text:p>Loss: 0.192984</text:p>
          </table:table-cell>
        </table:table-row>
        <table:table-row table:style-name="ro2">
          <table:table-cell/>
          <table:table-cell office:value-type="string">
            <text:p>Train Epoch: 12 [19200/50000 (38%)]</text:p>
          </table:table-cell>
          <table:table-cell office:value-type="string">
            <text:p>Loss: 0.060228</text:p>
          </table:table-cell>
        </table:table-row>
        <table:table-row table:style-name="ro2">
          <table:table-cell/>
          <table:table-cell office:value-type="string">
            <text:p>Train Epoch: 12 [28800/50000 (58%)]</text:p>
          </table:table-cell>
          <table:table-cell office:value-type="string">
            <text:p>Loss: 0.095016</text:p>
          </table:table-cell>
        </table:table-row>
        <table:table-row table:style-name="ro2">
          <table:table-cell/>
          <table:table-cell office:value-type="string">
            <text:p>Train Epoch: 12 [38400/50000 (77%)]</text:p>
          </table:table-cell>
          <table:table-cell office:value-type="string">
            <text:p>Loss: 0.050797</text:p>
          </table:table-cell>
        </table:table-row>
        <table:table-row table:style-name="ro2">
          <table:table-cell/>
          <table:table-cell office:value-type="string">
            <text:p>Train Epoch: 12 [48000/50000 (96%)]</text:p>
          </table:table-cell>
          <table:table-cell office:value-type="string">
            <text:p>Loss: 0.02158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2 [0/50000 (0%)]</text:p>
          </table:table-cell>
          <table:table-cell office:value-type="string">
            <text:p>Loss: 0.105067</text:p>
          </table:table-cell>
        </table:table-row>
        <table:table-row table:style-name="ro2">
          <table:table-cell/>
          <table:table-cell office:value-type="string">
            <text:p>Train Epoch: 12 [9600/50000 (19%)]</text:p>
          </table:table-cell>
          <table:table-cell office:value-type="string">
            <text:p>Loss: 0.231901</text:p>
          </table:table-cell>
        </table:table-row>
        <table:table-row table:style-name="ro2">
          <table:table-cell/>
          <table:table-cell office:value-type="string">
            <text:p>Train Epoch: 12 [19200/50000 (38%)]</text:p>
          </table:table-cell>
          <table:table-cell office:value-type="string">
            <text:p>Loss: 0.079392</text:p>
          </table:table-cell>
        </table:table-row>
        <table:table-row table:style-name="ro2">
          <table:table-cell/>
          <table:table-cell office:value-type="string">
            <text:p>Train Epoch: 12 [28800/50000 (58%)]</text:p>
          </table:table-cell>
          <table:table-cell office:value-type="string">
            <text:p>Loss: 0.036017</text:p>
          </table:table-cell>
        </table:table-row>
        <table:table-row table:style-name="ro2">
          <table:table-cell/>
          <table:table-cell office:value-type="string">
            <text:p>Train Epoch: 12 [38400/50000 (77%)]</text:p>
          </table:table-cell>
          <table:table-cell office:value-type="string">
            <text:p>Loss: 0.156101</text:p>
          </table:table-cell>
        </table:table-row>
        <table:table-row table:style-name="ro2">
          <table:table-cell/>
          <table:table-cell office:value-type="string">
            <text:p>Train Epoch: 12 [48000/50000 (96%)]</text:p>
          </table:table-cell>
          <table:table-cell office:value-type="string">
            <text:p>Loss: 0.05761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04/10000 (93.000%)</text:p>
          </table:table-cell>
          <table:table-cell office:value-type="string">
            <text:p>Loss: 22.65822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04/10000 (93.000%)</text:p>
          </table:table-cell>
          <table:table-cell office:value-type="string">
            <text:p>Loss: 22.658224</text:p>
          </table:table-cell>
        </table:table-row>
        <table:table-row table:style-name="ro2">
          <table:table-cell/>
          <table:table-cell office:value-type="string">
            <text:p>Train Epoch: 13 [0/50000 (0%)]</text:p>
          </table:table-cell>
          <table:table-cell office:value-type="string">
            <text:p>Loss: 0.093047</text:p>
          </table:table-cell>
        </table:table-row>
        <table:table-row table:style-name="ro2">
          <table:table-cell/>
          <table:table-cell office:value-type="string">
            <text:p>Train Epoch: 13 [9600/50000 (19%)]</text:p>
          </table:table-cell>
          <table:table-cell office:value-type="string">
            <text:p>Loss: 0.060474</text:p>
          </table:table-cell>
        </table:table-row>
        <table:table-row table:style-name="ro2">
          <table:table-cell/>
          <table:table-cell office:value-type="string">
            <text:p>Train Epoch: 13 [19200/50000 (38%)]</text:p>
          </table:table-cell>
          <table:table-cell office:value-type="string">
            <text:p>Loss: 0.101895</text:p>
          </table:table-cell>
        </table:table-row>
        <table:table-row table:style-name="ro2">
          <table:table-cell/>
          <table:table-cell office:value-type="string">
            <text:p>Train Epoch: 13 [28800/50000 (58%)]</text:p>
          </table:table-cell>
          <table:table-cell office:value-type="string">
            <text:p>Loss: 0.061269</text:p>
          </table:table-cell>
        </table:table-row>
        <table:table-row table:style-name="ro2">
          <table:table-cell/>
          <table:table-cell office:value-type="string">
            <text:p>Train Epoch: 13 [38400/50000 (77%)]</text:p>
          </table:table-cell>
          <table:table-cell office:value-type="string">
            <text:p>Loss: 0.122456</text:p>
          </table:table-cell>
        </table:table-row>
        <table:table-row table:style-name="ro2">
          <table:table-cell/>
          <table:table-cell office:value-type="string">
            <text:p>Train Epoch: 13 [48000/50000 (96%)]</text:p>
          </table:table-cell>
          <table:table-cell office:value-type="string">
            <text:p>Loss: 0.13215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3 [0/50000 (0%)]</text:p>
          </table:table-cell>
          <table:table-cell office:value-type="string">
            <text:p>Loss: 0.026690</text:p>
          </table:table-cell>
        </table:table-row>
        <table:table-row table:style-name="ro2">
          <table:table-cell/>
          <table:table-cell office:value-type="string">
            <text:p>Train Epoch: 13 [9600/50000 (19%)]</text:p>
          </table:table-cell>
          <table:table-cell office:value-type="string">
            <text:p>Loss: 0.061100</text:p>
          </table:table-cell>
        </table:table-row>
        <table:table-row table:style-name="ro2">
          <table:table-cell/>
          <table:table-cell office:value-type="string">
            <text:p>Train Epoch: 13 [19200/50000 (38%)]</text:p>
          </table:table-cell>
          <table:table-cell office:value-type="string">
            <text:p>Loss: 0.136839</text:p>
          </table:table-cell>
        </table:table-row>
        <table:table-row table:style-name="ro2">
          <table:table-cell/>
          <table:table-cell office:value-type="string">
            <text:p>Train Epoch: 13 [28800/50000 (58%)]</text:p>
          </table:table-cell>
          <table:table-cell office:value-type="string">
            <text:p>Loss: 0.116249</text:p>
          </table:table-cell>
        </table:table-row>
        <table:table-row table:style-name="ro2">
          <table:table-cell/>
          <table:table-cell office:value-type="string">
            <text:p>Train Epoch: 13 [38400/50000 (77%)]</text:p>
          </table:table-cell>
          <table:table-cell office:value-type="string">
            <text:p>Loss: 0.135738</text:p>
          </table:table-cell>
        </table:table-row>
        <table:table-row table:style-name="ro2">
          <table:table-cell/>
          <table:table-cell office:value-type="string">
            <text:p>Train Epoch: 13 [48000/50000 (96%)]</text:p>
          </table:table-cell>
          <table:table-cell office:value-type="string">
            <text:p>Loss: 0.12101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3 [0/50000 (0%)]</text:p>
          </table:table-cell>
          <table:table-cell office:value-type="string">
            <text:p>Loss: 0.020170</text:p>
          </table:table-cell>
        </table:table-row>
        <table:table-row table:style-name="ro2">
          <table:table-cell/>
          <table:table-cell office:value-type="string">
            <text:p>Train Epoch: 13 [9600/50000 (19%)]</text:p>
          </table:table-cell>
          <table:table-cell office:value-type="string">
            <text:p>Loss: 0.031916</text:p>
          </table:table-cell>
        </table:table-row>
        <table:table-row table:style-name="ro2">
          <table:table-cell/>
          <table:table-cell office:value-type="string">
            <text:p>Train Epoch: 13 [19200/50000 (38%)]</text:p>
          </table:table-cell>
          <table:table-cell office:value-type="string">
            <text:p>Loss: 0.080484</text:p>
          </table:table-cell>
        </table:table-row>
        <table:table-row table:style-name="ro2">
          <table:table-cell/>
          <table:table-cell office:value-type="string">
            <text:p>Train Epoch: 13 [28800/50000 (58%)]</text:p>
          </table:table-cell>
          <table:table-cell office:value-type="string">
            <text:p>Loss: 0.076060</text:p>
          </table:table-cell>
        </table:table-row>
        <table:table-row table:style-name="ro2">
          <table:table-cell/>
          <table:table-cell office:value-type="string">
            <text:p>Train Epoch: 13 [38400/50000 (77%)]</text:p>
          </table:table-cell>
          <table:table-cell office:value-type="string">
            <text:p>Loss: 0.050599</text:p>
          </table:table-cell>
        </table:table-row>
        <table:table-row table:style-name="ro2">
          <table:table-cell/>
          <table:table-cell office:value-type="string">
            <text:p>Train Epoch: 13 [48000/50000 (96%)]</text:p>
          </table:table-cell>
          <table:table-cell office:value-type="string">
            <text:p>Loss: 0.08892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88/10000 (92.000%)</text:p>
          </table:table-cell>
          <table:table-cell office:value-type="string">
            <text:p>Loss: 22.59105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88/10000 (92.000%)</text:p>
          </table:table-cell>
          <table:table-cell office:value-type="string">
            <text:p>Loss: 22.591053</text:p>
          </table:table-cell>
        </table:table-row>
        <table:table-row table:style-name="ro2">
          <table:table-cell/>
          <table:table-cell office:value-type="string">
            <text:p>Train Epoch: 14 [0/50000 (0%)]</text:p>
          </table:table-cell>
          <table:table-cell office:value-type="string">
            <text:p>Loss: 0.121968</text:p>
          </table:table-cell>
        </table:table-row>
        <table:table-row table:style-name="ro2">
          <table:table-cell/>
          <table:table-cell office:value-type="string">
            <text:p>Train Epoch: 14 [9600/50000 (19%)]</text:p>
          </table:table-cell>
          <table:table-cell office:value-type="string">
            <text:p>Loss: 0.125034</text:p>
          </table:table-cell>
        </table:table-row>
        <table:table-row table:style-name="ro2">
          <table:table-cell/>
          <table:table-cell office:value-type="string">
            <text:p>Train Epoch: 14 [19200/50000 (38%)]</text:p>
          </table:table-cell>
          <table:table-cell office:value-type="string">
            <text:p>Loss: 0.028680</text:p>
          </table:table-cell>
        </table:table-row>
        <table:table-row table:style-name="ro2">
          <table:table-cell/>
          <table:table-cell office:value-type="string">
            <text:p>Train Epoch: 14 [28800/50000 (58%)]</text:p>
          </table:table-cell>
          <table:table-cell office:value-type="string">
            <text:p>Loss: 0.030252</text:p>
          </table:table-cell>
        </table:table-row>
        <table:table-row table:style-name="ro2">
          <table:table-cell/>
          <table:table-cell office:value-type="string">
            <text:p>Train Epoch: 14 [38400/50000 (77%)]</text:p>
          </table:table-cell>
          <table:table-cell office:value-type="string">
            <text:p>Loss: 0.147053</text:p>
          </table:table-cell>
        </table:table-row>
        <table:table-row table:style-name="ro2">
          <table:table-cell/>
          <table:table-cell office:value-type="string">
            <text:p>Train Epoch: 14 [48000/50000 (96%)]</text:p>
          </table:table-cell>
          <table:table-cell office:value-type="string">
            <text:p>Loss: 0.07345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4 [0/50000 (0%)]</text:p>
          </table:table-cell>
          <table:table-cell office:value-type="string">
            <text:p>Loss: 0.015708</text:p>
          </table:table-cell>
        </table:table-row>
        <table:table-row table:style-name="ro2">
          <table:table-cell/>
          <table:table-cell office:value-type="string">
            <text:p>Train Epoch: 14 [9600/50000 (19%)]</text:p>
          </table:table-cell>
          <table:table-cell office:value-type="string">
            <text:p>Loss: 0.098279</text:p>
          </table:table-cell>
        </table:table-row>
        <table:table-row table:style-name="ro2">
          <table:table-cell/>
          <table:table-cell office:value-type="string">
            <text:p>Train Epoch: 14 [19200/50000 (38%)]</text:p>
          </table:table-cell>
          <table:table-cell office:value-type="string">
            <text:p>Loss: 0.143665</text:p>
          </table:table-cell>
        </table:table-row>
        <table:table-row table:style-name="ro2">
          <table:table-cell/>
          <table:table-cell office:value-type="string">
            <text:p>Train Epoch: 14 [28800/50000 (58%)]</text:p>
          </table:table-cell>
          <table:table-cell office:value-type="string">
            <text:p>Loss: 0.143957</text:p>
          </table:table-cell>
        </table:table-row>
        <table:table-row table:style-name="ro2">
          <table:table-cell/>
          <table:table-cell office:value-type="string">
            <text:p>Train Epoch: 14 [38400/50000 (77%)]</text:p>
          </table:table-cell>
          <table:table-cell office:value-type="string">
            <text:p>Loss: 0.114991</text:p>
          </table:table-cell>
        </table:table-row>
        <table:table-row table:style-name="ro2">
          <table:table-cell/>
          <table:table-cell office:value-type="string">
            <text:p>Train Epoch: 14 [48000/50000 (96%)]</text:p>
          </table:table-cell>
          <table:table-cell office:value-type="string">
            <text:p>Loss: 0.22524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4 [0/50000 (0%)]</text:p>
          </table:table-cell>
          <table:table-cell office:value-type="string">
            <text:p>Loss: 0.053285</text:p>
          </table:table-cell>
        </table:table-row>
        <table:table-row table:style-name="ro2">
          <table:table-cell/>
          <table:table-cell office:value-type="string">
            <text:p>Train Epoch: 14 [9600/50000 (19%)]</text:p>
          </table:table-cell>
          <table:table-cell office:value-type="string">
            <text:p>Loss: 0.156010</text:p>
          </table:table-cell>
        </table:table-row>
        <table:table-row table:style-name="ro2">
          <table:table-cell/>
          <table:table-cell office:value-type="string">
            <text:p>Train Epoch: 14 [19200/50000 (38%)]</text:p>
          </table:table-cell>
          <table:table-cell office:value-type="string">
            <text:p>Loss: 0.021324</text:p>
          </table:table-cell>
        </table:table-row>
        <table:table-row table:style-name="ro2">
          <table:table-cell/>
          <table:table-cell office:value-type="string">
            <text:p>Train Epoch: 14 [28800/50000 (58%)]</text:p>
          </table:table-cell>
          <table:table-cell office:value-type="string">
            <text:p>Loss: 0.094691</text:p>
          </table:table-cell>
        </table:table-row>
        <table:table-row table:style-name="ro2">
          <table:table-cell/>
          <table:table-cell office:value-type="string">
            <text:p>Train Epoch: 14 [38400/50000 (77%)]</text:p>
          </table:table-cell>
          <table:table-cell office:value-type="string">
            <text:p>Loss: 0.058241</text:p>
          </table:table-cell>
        </table:table-row>
        <table:table-row table:style-name="ro2">
          <table:table-cell/>
          <table:table-cell office:value-type="string">
            <text:p>Train Epoch: 14 [48000/50000 (96%)]</text:p>
          </table:table-cell>
          <table:table-cell office:value-type="string">
            <text:p>Loss: 0.10911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47/10000 (93.000%)</text:p>
          </table:table-cell>
          <table:table-cell office:value-type="string">
            <text:p>Loss: 20.02362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47/10000 (93.000%)</text:p>
          </table:table-cell>
          <table:table-cell office:value-type="string">
            <text:p>Loss: 20.023621</text:p>
          </table:table-cell>
        </table:table-row>
        <table:table-row table:style-name="ro2">
          <table:table-cell/>
          <table:table-cell office:value-type="string">
            <text:p>Train Epoch: 15 [0/50000 (0%)]</text:p>
          </table:table-cell>
          <table:table-cell office:value-type="string">
            <text:p>Loss: 0.066682</text:p>
          </table:table-cell>
        </table:table-row>
        <table:table-row table:style-name="ro2">
          <table:table-cell/>
          <table:table-cell office:value-type="string">
            <text:p>Train Epoch: 15 [9600/50000 (19%)]</text:p>
          </table:table-cell>
          <table:table-cell office:value-type="string">
            <text:p>Loss: 0.025536</text:p>
          </table:table-cell>
        </table:table-row>
        <table:table-row table:style-name="ro2">
          <table:table-cell/>
          <table:table-cell office:value-type="string">
            <text:p>Train Epoch: 15 [19200/50000 (38%)]</text:p>
          </table:table-cell>
          <table:table-cell office:value-type="string">
            <text:p>Loss: 0.067160</text:p>
          </table:table-cell>
        </table:table-row>
        <table:table-row table:style-name="ro2">
          <table:table-cell/>
          <table:table-cell office:value-type="string">
            <text:p>Train Epoch: 15 [28800/50000 (58%)]</text:p>
          </table:table-cell>
          <table:table-cell office:value-type="string">
            <text:p>Loss: 0.102480</text:p>
          </table:table-cell>
        </table:table-row>
        <table:table-row table:style-name="ro2">
          <table:table-cell/>
          <table:table-cell office:value-type="string">
            <text:p>Train Epoch: 15 [38400/50000 (77%)]</text:p>
          </table:table-cell>
          <table:table-cell office:value-type="string">
            <text:p>Loss: 0.119611</text:p>
          </table:table-cell>
        </table:table-row>
        <table:table-row table:style-name="ro2">
          <table:table-cell/>
          <table:table-cell office:value-type="string">
            <text:p>Train Epoch: 15 [48000/50000 (96%)]</text:p>
          </table:table-cell>
          <table:table-cell office:value-type="string">
            <text:p>Loss: 0.02801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5 [0/50000 (0%)]</text:p>
          </table:table-cell>
          <table:table-cell office:value-type="string">
            <text:p>Loss: 0.148386</text:p>
          </table:table-cell>
        </table:table-row>
        <table:table-row table:style-name="ro2">
          <table:table-cell/>
          <table:table-cell office:value-type="string">
            <text:p>Train Epoch: 15 [9600/50000 (19%)]</text:p>
          </table:table-cell>
          <table:table-cell office:value-type="string">
            <text:p>Loss: 0.045170</text:p>
          </table:table-cell>
        </table:table-row>
        <table:table-row table:style-name="ro2">
          <table:table-cell/>
          <table:table-cell office:value-type="string">
            <text:p>Train Epoch: 15 [19200/50000 (38%)]</text:p>
          </table:table-cell>
          <table:table-cell office:value-type="string">
            <text:p>Loss: 0.063724</text:p>
          </table:table-cell>
        </table:table-row>
        <table:table-row table:style-name="ro2">
          <table:table-cell/>
          <table:table-cell office:value-type="string">
            <text:p>Train Epoch: 15 [28800/50000 (58%)]</text:p>
          </table:table-cell>
          <table:table-cell office:value-type="string">
            <text:p>Loss: 0.027628</text:p>
          </table:table-cell>
        </table:table-row>
        <table:table-row table:style-name="ro2">
          <table:table-cell/>
          <table:table-cell office:value-type="string">
            <text:p>Train Epoch: 15 [38400/50000 (77%)]</text:p>
          </table:table-cell>
          <table:table-cell office:value-type="string">
            <text:p>Loss: 0.083328</text:p>
          </table:table-cell>
        </table:table-row>
        <table:table-row table:style-name="ro2">
          <table:table-cell/>
          <table:table-cell office:value-type="string">
            <text:p>Train Epoch: 15 [48000/50000 (96%)]</text:p>
          </table:table-cell>
          <table:table-cell office:value-type="string">
            <text:p>Loss: 0.01927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5 [0/50000 (0%)]</text:p>
          </table:table-cell>
          <table:table-cell office:value-type="string">
            <text:p>Loss: 0.065827</text:p>
          </table:table-cell>
        </table:table-row>
        <table:table-row table:style-name="ro2">
          <table:table-cell/>
          <table:table-cell office:value-type="string">
            <text:p>Train Epoch: 15 [9600/50000 (19%)]</text:p>
          </table:table-cell>
          <table:table-cell office:value-type="string">
            <text:p>Loss: 0.043674</text:p>
          </table:table-cell>
        </table:table-row>
        <table:table-row table:style-name="ro2">
          <table:table-cell/>
          <table:table-cell office:value-type="string">
            <text:p>Train Epoch: 15 [19200/50000 (38%)]</text:p>
          </table:table-cell>
          <table:table-cell office:value-type="string">
            <text:p>Loss: 0.074733</text:p>
          </table:table-cell>
        </table:table-row>
        <table:table-row table:style-name="ro2">
          <table:table-cell/>
          <table:table-cell office:value-type="string">
            <text:p>Train Epoch: 15 [28800/50000 (58%)]</text:p>
          </table:table-cell>
          <table:table-cell office:value-type="string">
            <text:p>Loss: 0.087841</text:p>
          </table:table-cell>
        </table:table-row>
        <table:table-row table:style-name="ro2">
          <table:table-cell/>
          <table:table-cell office:value-type="string">
            <text:p>Train Epoch: 15 [38400/50000 (77%)]</text:p>
          </table:table-cell>
          <table:table-cell office:value-type="string">
            <text:p>Loss: 0.105945</text:p>
          </table:table-cell>
        </table:table-row>
        <table:table-row table:style-name="ro2">
          <table:table-cell/>
          <table:table-cell office:value-type="string">
            <text:p>Train Epoch: 15 [48000/50000 (96%)]</text:p>
          </table:table-cell>
          <table:table-cell office:value-type="string">
            <text:p>Loss: 0.05111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10/10000 (94.000%)</text:p>
          </table:table-cell>
          <table:table-cell office:value-type="string">
            <text:p>Loss: 19.85118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10/10000 (94.000%)</text:p>
          </table:table-cell>
          <table:table-cell office:value-type="string">
            <text:p>Loss: 19.851189</text:p>
          </table:table-cell>
        </table:table-row>
        <table:table-row table:style-name="ro2">
          <table:table-cell/>
          <table:table-cell office:value-type="string">
            <text:p>Train Epoch: 16 [0/50000 (0%)]</text:p>
          </table:table-cell>
          <table:table-cell office:value-type="string">
            <text:p>Loss: 0.048159</text:p>
          </table:table-cell>
        </table:table-row>
        <table:table-row table:style-name="ro2">
          <table:table-cell/>
          <table:table-cell office:value-type="string">
            <text:p>Train Epoch: 16 [9600/50000 (19%)]</text:p>
          </table:table-cell>
          <table:table-cell office:value-type="string">
            <text:p>Loss: 0.022212</text:p>
          </table:table-cell>
        </table:table-row>
        <table:table-row table:style-name="ro2">
          <table:table-cell/>
          <table:table-cell office:value-type="string">
            <text:p>Train Epoch: 16 [19200/50000 (38%)]</text:p>
          </table:table-cell>
          <table:table-cell office:value-type="string">
            <text:p>Loss: 0.040239</text:p>
          </table:table-cell>
        </table:table-row>
        <table:table-row table:style-name="ro2">
          <table:table-cell/>
          <table:table-cell office:value-type="string">
            <text:p>Train Epoch: 16 [28800/50000 (58%)]</text:p>
          </table:table-cell>
          <table:table-cell office:value-type="string">
            <text:p>Loss: 0.117881</text:p>
          </table:table-cell>
        </table:table-row>
        <table:table-row table:style-name="ro2">
          <table:table-cell/>
          <table:table-cell office:value-type="string">
            <text:p>Train Epoch: 16 [38400/50000 (77%)]</text:p>
          </table:table-cell>
          <table:table-cell office:value-type="string">
            <text:p>Loss: 0.098357</text:p>
          </table:table-cell>
        </table:table-row>
        <table:table-row table:style-name="ro2">
          <table:table-cell/>
          <table:table-cell office:value-type="string">
            <text:p>Train Epoch: 16 [48000/50000 (96%)]</text:p>
          </table:table-cell>
          <table:table-cell office:value-type="string">
            <text:p>Loss: 0.10340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6 [0/50000 (0%)]</text:p>
          </table:table-cell>
          <table:table-cell office:value-type="string">
            <text:p>Loss: 0.085849</text:p>
          </table:table-cell>
        </table:table-row>
        <table:table-row table:style-name="ro2">
          <table:table-cell/>
          <table:table-cell office:value-type="string">
            <text:p>Train Epoch: 16 [9600/50000 (19%)]</text:p>
          </table:table-cell>
          <table:table-cell office:value-type="string">
            <text:p>Loss: 0.065330</text:p>
          </table:table-cell>
        </table:table-row>
        <table:table-row table:style-name="ro2">
          <table:table-cell/>
          <table:table-cell office:value-type="string">
            <text:p>Train Epoch: 16 [19200/50000 (38%)]</text:p>
          </table:table-cell>
          <table:table-cell office:value-type="string">
            <text:p>Loss: 0.055980</text:p>
          </table:table-cell>
        </table:table-row>
        <table:table-row table:style-name="ro2">
          <table:table-cell/>
          <table:table-cell office:value-type="string">
            <text:p>Train Epoch: 16 [28800/50000 (58%)]</text:p>
          </table:table-cell>
          <table:table-cell office:value-type="string">
            <text:p>Loss: 0.033653</text:p>
          </table:table-cell>
        </table:table-row>
        <table:table-row table:style-name="ro2">
          <table:table-cell/>
          <table:table-cell office:value-type="string">
            <text:p>Train Epoch: 16 [38400/50000 (77%)]</text:p>
          </table:table-cell>
          <table:table-cell office:value-type="string">
            <text:p>Loss: 0.060883</text:p>
          </table:table-cell>
        </table:table-row>
        <table:table-row table:style-name="ro2">
          <table:table-cell/>
          <table:table-cell office:value-type="string">
            <text:p>Train Epoch: 16 [48000/50000 (96%)]</text:p>
          </table:table-cell>
          <table:table-cell office:value-type="string">
            <text:p>Loss: 0.08752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6 [0/50000 (0%)]</text:p>
          </table:table-cell>
          <table:table-cell office:value-type="string">
            <text:p>Loss: 0.085194</text:p>
          </table:table-cell>
        </table:table-row>
        <table:table-row table:style-name="ro2">
          <table:table-cell/>
          <table:table-cell office:value-type="string">
            <text:p>Train Epoch: 16 [9600/50000 (19%)]</text:p>
          </table:table-cell>
          <table:table-cell office:value-type="string">
            <text:p>Loss: 0.039096</text:p>
          </table:table-cell>
        </table:table-row>
        <table:table-row table:style-name="ro2">
          <table:table-cell/>
          <table:table-cell office:value-type="string">
            <text:p>Train Epoch: 16 [19200/50000 (38%)]</text:p>
          </table:table-cell>
          <table:table-cell office:value-type="string">
            <text:p>Loss: 0.078659</text:p>
          </table:table-cell>
        </table:table-row>
        <table:table-row table:style-name="ro2">
          <table:table-cell/>
          <table:table-cell office:value-type="string">
            <text:p>Train Epoch: 16 [28800/50000 (58%)]</text:p>
          </table:table-cell>
          <table:table-cell office:value-type="string">
            <text:p>Loss: 0.071579</text:p>
          </table:table-cell>
        </table:table-row>
        <table:table-row table:style-name="ro2">
          <table:table-cell/>
          <table:table-cell office:value-type="string">
            <text:p>Train Epoch: 16 [38400/50000 (77%)]</text:p>
          </table:table-cell>
          <table:table-cell office:value-type="string">
            <text:p>Loss: 0.121929</text:p>
          </table:table-cell>
        </table:table-row>
        <table:table-row table:style-name="ro2">
          <table:table-cell/>
          <table:table-cell office:value-type="string">
            <text:p>Train Epoch: 16 [48000/50000 (96%)]</text:p>
          </table:table-cell>
          <table:table-cell office:value-type="string">
            <text:p>Loss: 0.02612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91/10000 (93.000%)</text:p>
          </table:table-cell>
          <table:table-cell office:value-type="string">
            <text:p>Loss: 21.35038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91/10000 (93.000%)</text:p>
          </table:table-cell>
          <table:table-cell office:value-type="string">
            <text:p>Loss: 21.350389</text:p>
          </table:table-cell>
        </table:table-row>
        <table:table-row table:style-name="ro2">
          <table:table-cell/>
          <table:table-cell office:value-type="string">
            <text:p>Train Epoch: 17 [0/50000 (0%)]</text:p>
          </table:table-cell>
          <table:table-cell office:value-type="string">
            <text:p>Loss: 0.039324</text:p>
          </table:table-cell>
        </table:table-row>
        <table:table-row table:style-name="ro2">
          <table:table-cell/>
          <table:table-cell office:value-type="string">
            <text:p>Train Epoch: 17 [9600/50000 (19%)]</text:p>
          </table:table-cell>
          <table:table-cell office:value-type="string">
            <text:p>Loss: 0.095534</text:p>
          </table:table-cell>
        </table:table-row>
        <table:table-row table:style-name="ro2">
          <table:table-cell/>
          <table:table-cell office:value-type="string">
            <text:p>Train Epoch: 17 [19200/50000 (38%)]</text:p>
          </table:table-cell>
          <table:table-cell office:value-type="string">
            <text:p>Loss: 0.023389</text:p>
          </table:table-cell>
        </table:table-row>
        <table:table-row table:style-name="ro2">
          <table:table-cell/>
          <table:table-cell office:value-type="string">
            <text:p>Train Epoch: 17 [28800/50000 (58%)]</text:p>
          </table:table-cell>
          <table:table-cell office:value-type="string">
            <text:p>Loss: 0.130854</text:p>
          </table:table-cell>
        </table:table-row>
        <table:table-row table:style-name="ro2">
          <table:table-cell/>
          <table:table-cell office:value-type="string">
            <text:p>Train Epoch: 17 [38400/50000 (77%)]</text:p>
          </table:table-cell>
          <table:table-cell office:value-type="string">
            <text:p>Loss: 0.049953</text:p>
          </table:table-cell>
        </table:table-row>
        <table:table-row table:style-name="ro2">
          <table:table-cell/>
          <table:table-cell office:value-type="string">
            <text:p>Train Epoch: 17 [48000/50000 (96%)]</text:p>
          </table:table-cell>
          <table:table-cell office:value-type="string">
            <text:p>Loss: 0.06676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7 [0/50000 (0%)]</text:p>
          </table:table-cell>
          <table:table-cell office:value-type="string">
            <text:p>Loss: 0.155578</text:p>
          </table:table-cell>
        </table:table-row>
        <table:table-row table:style-name="ro2">
          <table:table-cell/>
          <table:table-cell office:value-type="string">
            <text:p>Train Epoch: 17 [9600/50000 (19%)]</text:p>
          </table:table-cell>
          <table:table-cell office:value-type="string">
            <text:p>Loss: 0.026802</text:p>
          </table:table-cell>
        </table:table-row>
        <table:table-row table:style-name="ro2">
          <table:table-cell/>
          <table:table-cell office:value-type="string">
            <text:p>Train Epoch: 17 [19200/50000 (38%)]</text:p>
          </table:table-cell>
          <table:table-cell office:value-type="string">
            <text:p>Loss: 0.079984</text:p>
          </table:table-cell>
        </table:table-row>
        <table:table-row table:style-name="ro2">
          <table:table-cell/>
          <table:table-cell office:value-type="string">
            <text:p>Train Epoch: 17 [28800/50000 (58%)]</text:p>
          </table:table-cell>
          <table:table-cell office:value-type="string">
            <text:p>Loss: 0.143026</text:p>
          </table:table-cell>
        </table:table-row>
        <table:table-row table:style-name="ro2">
          <table:table-cell/>
          <table:table-cell office:value-type="string">
            <text:p>Train Epoch: 17 [38400/50000 (77%)]</text:p>
          </table:table-cell>
          <table:table-cell office:value-type="string">
            <text:p>Loss: 0.063898</text:p>
          </table:table-cell>
        </table:table-row>
        <table:table-row table:style-name="ro2">
          <table:table-cell/>
          <table:table-cell office:value-type="string">
            <text:p>Train Epoch: 17 [48000/50000 (96%)]</text:p>
          </table:table-cell>
          <table:table-cell office:value-type="string">
            <text:p>Loss: 0.10084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7 [0/50000 (0%)]</text:p>
          </table:table-cell>
          <table:table-cell office:value-type="string">
            <text:p>Loss: 0.103081</text:p>
          </table:table-cell>
        </table:table-row>
        <table:table-row table:style-name="ro2">
          <table:table-cell/>
          <table:table-cell office:value-type="string">
            <text:p>Train Epoch: 17 [9600/50000 (19%)]</text:p>
          </table:table-cell>
          <table:table-cell office:value-type="string">
            <text:p>Loss: 0.044795</text:p>
          </table:table-cell>
        </table:table-row>
        <table:table-row table:style-name="ro2">
          <table:table-cell/>
          <table:table-cell office:value-type="string">
            <text:p>Train Epoch: 17 [19200/50000 (38%)]</text:p>
          </table:table-cell>
          <table:table-cell office:value-type="string">
            <text:p>Loss: 0.057929</text:p>
          </table:table-cell>
        </table:table-row>
        <table:table-row table:style-name="ro2">
          <table:table-cell/>
          <table:table-cell office:value-type="string">
            <text:p>Train Epoch: 17 [28800/50000 (58%)]</text:p>
          </table:table-cell>
          <table:table-cell office:value-type="string">
            <text:p>Loss: 0.019068</text:p>
          </table:table-cell>
        </table:table-row>
        <table:table-row table:style-name="ro2">
          <table:table-cell/>
          <table:table-cell office:value-type="string">
            <text:p>Train Epoch: 17 [38400/50000 (77%)]</text:p>
          </table:table-cell>
          <table:table-cell office:value-type="string">
            <text:p>Loss: 0.052825</text:p>
          </table:table-cell>
        </table:table-row>
        <table:table-row table:style-name="ro2">
          <table:table-cell/>
          <table:table-cell office:value-type="string">
            <text:p>Train Epoch: 17 [48000/50000 (96%)]</text:p>
          </table:table-cell>
          <table:table-cell office:value-type="string">
            <text:p>Loss: 0.04014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15/10000 (94.000%)</text:p>
          </table:table-cell>
          <table:table-cell office:value-type="string">
            <text:p>Loss: 18.97023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15/10000 (94.000%)</text:p>
          </table:table-cell>
          <table:table-cell office:value-type="string">
            <text:p>Loss: 18.970234</text:p>
          </table:table-cell>
        </table:table-row>
        <table:table-row table:style-name="ro2">
          <table:table-cell/>
          <table:table-cell office:value-type="string">
            <text:p>Train Epoch: 18 [0/50000 (0%)]</text:p>
          </table:table-cell>
          <table:table-cell office:value-type="string">
            <text:p>Loss: 0.045666</text:p>
          </table:table-cell>
        </table:table-row>
        <table:table-row table:style-name="ro2">
          <table:table-cell/>
          <table:table-cell office:value-type="string">
            <text:p>Train Epoch: 18 [9600/50000 (19%)]</text:p>
          </table:table-cell>
          <table:table-cell office:value-type="string">
            <text:p>Loss: 0.025807</text:p>
          </table:table-cell>
        </table:table-row>
        <table:table-row table:style-name="ro2">
          <table:table-cell/>
          <table:table-cell office:value-type="string">
            <text:p>Train Epoch: 18 [19200/50000 (38%)]</text:p>
          </table:table-cell>
          <table:table-cell office:value-type="string">
            <text:p>Loss: 0.129411</text:p>
          </table:table-cell>
        </table:table-row>
        <table:table-row table:style-name="ro2">
          <table:table-cell/>
          <table:table-cell office:value-type="string">
            <text:p>Train Epoch: 18 [28800/50000 (58%)]</text:p>
          </table:table-cell>
          <table:table-cell office:value-type="string">
            <text:p>Loss: 0.018464</text:p>
          </table:table-cell>
        </table:table-row>
        <table:table-row table:style-name="ro2">
          <table:table-cell/>
          <table:table-cell office:value-type="string">
            <text:p>Train Epoch: 18 [38400/50000 (77%)]</text:p>
          </table:table-cell>
          <table:table-cell office:value-type="string">
            <text:p>Loss: 0.067423</text:p>
          </table:table-cell>
        </table:table-row>
        <table:table-row table:style-name="ro2">
          <table:table-cell/>
          <table:table-cell office:value-type="string">
            <text:p>Train Epoch: 18 [48000/50000 (96%)]</text:p>
          </table:table-cell>
          <table:table-cell office:value-type="string">
            <text:p>Loss: 0.06144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8 [0/50000 (0%)]</text:p>
          </table:table-cell>
          <table:table-cell office:value-type="string">
            <text:p>Loss: 0.137865</text:p>
          </table:table-cell>
        </table:table-row>
        <table:table-row table:style-name="ro2">
          <table:table-cell/>
          <table:table-cell office:value-type="string">
            <text:p>Train Epoch: 18 [9600/50000 (19%)]</text:p>
          </table:table-cell>
          <table:table-cell office:value-type="string">
            <text:p>Loss: 0.061554</text:p>
          </table:table-cell>
        </table:table-row>
        <table:table-row table:style-name="ro2">
          <table:table-cell/>
          <table:table-cell office:value-type="string">
            <text:p>Train Epoch: 18 [19200/50000 (38%)]</text:p>
          </table:table-cell>
          <table:table-cell office:value-type="string">
            <text:p>Loss: 0.048575</text:p>
          </table:table-cell>
        </table:table-row>
        <table:table-row table:style-name="ro2">
          <table:table-cell/>
          <table:table-cell office:value-type="string">
            <text:p>Train Epoch: 18 [28800/50000 (58%)]</text:p>
          </table:table-cell>
          <table:table-cell office:value-type="string">
            <text:p>Loss: 0.035682</text:p>
          </table:table-cell>
        </table:table-row>
        <table:table-row table:style-name="ro2">
          <table:table-cell/>
          <table:table-cell office:value-type="string">
            <text:p>Train Epoch: 18 [38400/50000 (77%)]</text:p>
          </table:table-cell>
          <table:table-cell office:value-type="string">
            <text:p>Loss: 0.053659</text:p>
          </table:table-cell>
        </table:table-row>
        <table:table-row table:style-name="ro2">
          <table:table-cell/>
          <table:table-cell office:value-type="string">
            <text:p>Train Epoch: 18 [48000/50000 (96%)]</text:p>
          </table:table-cell>
          <table:table-cell office:value-type="string">
            <text:p>Loss: 0.06167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8 [0/50000 (0%)]</text:p>
          </table:table-cell>
          <table:table-cell office:value-type="string">
            <text:p>Loss: 0.026314</text:p>
          </table:table-cell>
        </table:table-row>
        <table:table-row table:style-name="ro2">
          <table:table-cell/>
          <table:table-cell office:value-type="string">
            <text:p>Train Epoch: 18 [9600/50000 (19%)]</text:p>
          </table:table-cell>
          <table:table-cell office:value-type="string">
            <text:p>Loss: 0.006653</text:p>
          </table:table-cell>
        </table:table-row>
        <table:table-row table:style-name="ro2">
          <table:table-cell/>
          <table:table-cell office:value-type="string">
            <text:p>Train Epoch: 18 [19200/50000 (38%)]</text:p>
          </table:table-cell>
          <table:table-cell office:value-type="string">
            <text:p>Loss: 0.025287</text:p>
          </table:table-cell>
        </table:table-row>
        <table:table-row table:style-name="ro2">
          <table:table-cell/>
          <table:table-cell office:value-type="string">
            <text:p>Train Epoch: 18 [28800/50000 (58%)]</text:p>
          </table:table-cell>
          <table:table-cell office:value-type="string">
            <text:p>Loss: 0.028588</text:p>
          </table:table-cell>
        </table:table-row>
        <table:table-row table:style-name="ro2">
          <table:table-cell/>
          <table:table-cell office:value-type="string">
            <text:p>Train Epoch: 18 [38400/50000 (77%)]</text:p>
          </table:table-cell>
          <table:table-cell office:value-type="string">
            <text:p>Loss: 0.164276</text:p>
          </table:table-cell>
        </table:table-row>
        <table:table-row table:style-name="ro2">
          <table:table-cell/>
          <table:table-cell office:value-type="string">
            <text:p>Train Epoch: 18 [48000/50000 (96%)]</text:p>
          </table:table-cell>
          <table:table-cell office:value-type="string">
            <text:p>Loss: 0.06819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92/10000 (93.000%)</text:p>
          </table:table-cell>
          <table:table-cell office:value-type="string">
            <text:p>Loss: 18.73360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92/10000 (93.000%)</text:p>
          </table:table-cell>
          <table:table-cell office:value-type="string">
            <text:p>Loss: 18.733606</text:p>
          </table:table-cell>
        </table:table-row>
        <table:table-row table:style-name="ro2">
          <table:table-cell/>
          <table:table-cell office:value-type="string">
            <text:p>Train Epoch: 19 [0/50000 (0%)]</text:p>
          </table:table-cell>
          <table:table-cell office:value-type="string">
            <text:p>Loss: 0.038722</text:p>
          </table:table-cell>
        </table:table-row>
        <table:table-row table:style-name="ro2">
          <table:table-cell/>
          <table:table-cell office:value-type="string">
            <text:p>Train Epoch: 19 [9600/50000 (19%)]</text:p>
          </table:table-cell>
          <table:table-cell office:value-type="string">
            <text:p>Loss: 0.056544</text:p>
          </table:table-cell>
        </table:table-row>
        <table:table-row table:style-name="ro2">
          <table:table-cell/>
          <table:table-cell office:value-type="string">
            <text:p>Train Epoch: 19 [19200/50000 (38%)]</text:p>
          </table:table-cell>
          <table:table-cell office:value-type="string">
            <text:p>Loss: 0.082221</text:p>
          </table:table-cell>
        </table:table-row>
        <table:table-row table:style-name="ro2">
          <table:table-cell/>
          <table:table-cell office:value-type="string">
            <text:p>Train Epoch: 19 [28800/50000 (58%)]</text:p>
          </table:table-cell>
          <table:table-cell office:value-type="string">
            <text:p>Loss: 0.043678</text:p>
          </table:table-cell>
        </table:table-row>
        <table:table-row table:style-name="ro2">
          <table:table-cell/>
          <table:table-cell office:value-type="string">
            <text:p>Train Epoch: 19 [38400/50000 (77%)]</text:p>
          </table:table-cell>
          <table:table-cell office:value-type="string">
            <text:p>Loss: 0.086783</text:p>
          </table:table-cell>
        </table:table-row>
        <table:table-row table:style-name="ro2">
          <table:table-cell/>
          <table:table-cell office:value-type="string">
            <text:p>Train Epoch: 19 [48000/50000 (96%)]</text:p>
          </table:table-cell>
          <table:table-cell office:value-type="string">
            <text:p>Loss: 0.06059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9 [0/50000 (0%)]</text:p>
          </table:table-cell>
          <table:table-cell office:value-type="string">
            <text:p>Loss: 0.065701</text:p>
          </table:table-cell>
        </table:table-row>
        <table:table-row table:style-name="ro2">
          <table:table-cell/>
          <table:table-cell office:value-type="string">
            <text:p>Train Epoch: 19 [9600/50000 (19%)]</text:p>
          </table:table-cell>
          <table:table-cell office:value-type="string">
            <text:p>Loss: 0.064211</text:p>
          </table:table-cell>
        </table:table-row>
        <table:table-row table:style-name="ro2">
          <table:table-cell/>
          <table:table-cell office:value-type="string">
            <text:p>Train Epoch: 19 [19200/50000 (38%)]</text:p>
          </table:table-cell>
          <table:table-cell office:value-type="string">
            <text:p>Loss: 0.026167</text:p>
          </table:table-cell>
        </table:table-row>
        <table:table-row table:style-name="ro2">
          <table:table-cell/>
          <table:table-cell office:value-type="string">
            <text:p>Train Epoch: 19 [28800/50000 (58%)]</text:p>
          </table:table-cell>
          <table:table-cell office:value-type="string">
            <text:p>Loss: 0.029613</text:p>
          </table:table-cell>
        </table:table-row>
        <table:table-row table:style-name="ro2">
          <table:table-cell/>
          <table:table-cell office:value-type="string">
            <text:p>Train Epoch: 19 [38400/50000 (77%)]</text:p>
          </table:table-cell>
          <table:table-cell office:value-type="string">
            <text:p>Loss: 0.038162</text:p>
          </table:table-cell>
        </table:table-row>
        <table:table-row table:style-name="ro2">
          <table:table-cell/>
          <table:table-cell office:value-type="string">
            <text:p>Train Epoch: 19 [48000/50000 (96%)]</text:p>
          </table:table-cell>
          <table:table-cell office:value-type="string">
            <text:p>Loss: 0.07356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9 [0/50000 (0%)]</text:p>
          </table:table-cell>
          <table:table-cell office:value-type="string">
            <text:p>Loss: 0.022111</text:p>
          </table:table-cell>
        </table:table-row>
        <table:table-row table:style-name="ro2">
          <table:table-cell/>
          <table:table-cell office:value-type="string">
            <text:p>Train Epoch: 19 [9600/50000 (19%)]</text:p>
          </table:table-cell>
          <table:table-cell office:value-type="string">
            <text:p>Loss: 0.071276</text:p>
          </table:table-cell>
        </table:table-row>
        <table:table-row table:style-name="ro2">
          <table:table-cell/>
          <table:table-cell office:value-type="string">
            <text:p>Train Epoch: 19 [19200/50000 (38%)]</text:p>
          </table:table-cell>
          <table:table-cell office:value-type="string">
            <text:p>Loss: 0.079094</text:p>
          </table:table-cell>
        </table:table-row>
        <table:table-row table:style-name="ro2">
          <table:table-cell/>
          <table:table-cell office:value-type="string">
            <text:p>Train Epoch: 19 [28800/50000 (58%)]</text:p>
          </table:table-cell>
          <table:table-cell office:value-type="string">
            <text:p>Loss: 0.052426</text:p>
          </table:table-cell>
        </table:table-row>
        <table:table-row table:style-name="ro2">
          <table:table-cell/>
          <table:table-cell office:value-type="string">
            <text:p>Train Epoch: 19 [38400/50000 (77%)]</text:p>
          </table:table-cell>
          <table:table-cell office:value-type="string">
            <text:p>Loss: 0.033021</text:p>
          </table:table-cell>
        </table:table-row>
        <table:table-row table:style-name="ro2">
          <table:table-cell/>
          <table:table-cell office:value-type="string">
            <text:p>Train Epoch: 19 [48000/50000 (96%)]</text:p>
          </table:table-cell>
          <table:table-cell office:value-type="string">
            <text:p>Loss: 0.03310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76/10000 (93.000%)</text:p>
          </table:table-cell>
          <table:table-cell office:value-type="string">
            <text:p>Loss: 18.87060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76/10000 (93.000%)</text:p>
          </table:table-cell>
          <table:table-cell office:value-type="string">
            <text:p>Loss: 18.870609</text:p>
          </table:table-cell>
        </table:table-row>
        <table:table-row table:style-name="ro2">
          <table:table-cell/>
          <table:table-cell office:value-type="string">
            <text:p>Train Epoch: 20 [0/50000 (0%)]</text:p>
          </table:table-cell>
          <table:table-cell office:value-type="string">
            <text:p>Loss: 0.028059</text:p>
          </table:table-cell>
        </table:table-row>
        <table:table-row table:style-name="ro2">
          <table:table-cell/>
          <table:table-cell office:value-type="string">
            <text:p>Train Epoch: 20 [9600/50000 (19%)]</text:p>
          </table:table-cell>
          <table:table-cell office:value-type="string">
            <text:p>Loss: 0.078590</text:p>
          </table:table-cell>
        </table:table-row>
        <table:table-row table:style-name="ro2">
          <table:table-cell/>
          <table:table-cell office:value-type="string">
            <text:p>Train Epoch: 20 [19200/50000 (38%)]</text:p>
          </table:table-cell>
          <table:table-cell office:value-type="string">
            <text:p>Loss: 0.083334</text:p>
          </table:table-cell>
        </table:table-row>
        <table:table-row table:style-name="ro2">
          <table:table-cell/>
          <table:table-cell office:value-type="string">
            <text:p>Train Epoch: 20 [28800/50000 (58%)]</text:p>
          </table:table-cell>
          <table:table-cell office:value-type="string">
            <text:p>Loss: 0.044791</text:p>
          </table:table-cell>
        </table:table-row>
        <table:table-row table:style-name="ro2">
          <table:table-cell/>
          <table:table-cell office:value-type="string">
            <text:p>Train Epoch: 20 [38400/50000 (77%)]</text:p>
          </table:table-cell>
          <table:table-cell office:value-type="string">
            <text:p>Loss: 0.037137</text:p>
          </table:table-cell>
        </table:table-row>
        <table:table-row table:style-name="ro2">
          <table:table-cell/>
          <table:table-cell office:value-type="string">
            <text:p>Train Epoch: 20 [48000/50000 (96%)]</text:p>
          </table:table-cell>
          <table:table-cell office:value-type="string">
            <text:p>Loss: 0.06137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0 [0/50000 (0%)]</text:p>
          </table:table-cell>
          <table:table-cell office:value-type="string">
            <text:p>Loss: 0.136980</text:p>
          </table:table-cell>
        </table:table-row>
        <table:table-row table:style-name="ro2">
          <table:table-cell/>
          <table:table-cell office:value-type="string">
            <text:p>Train Epoch: 20 [9600/50000 (19%)]</text:p>
          </table:table-cell>
          <table:table-cell office:value-type="string">
            <text:p>Loss: 0.033507</text:p>
          </table:table-cell>
        </table:table-row>
        <table:table-row table:style-name="ro2">
          <table:table-cell/>
          <table:table-cell office:value-type="string">
            <text:p>Train Epoch: 20 [19200/50000 (38%)]</text:p>
          </table:table-cell>
          <table:table-cell office:value-type="string">
            <text:p>Loss: 0.063982</text:p>
          </table:table-cell>
        </table:table-row>
        <table:table-row table:style-name="ro2">
          <table:table-cell/>
          <table:table-cell office:value-type="string">
            <text:p>Train Epoch: 20 [28800/50000 (58%)]</text:p>
          </table:table-cell>
          <table:table-cell office:value-type="string">
            <text:p>Loss: 0.104341</text:p>
          </table:table-cell>
        </table:table-row>
        <table:table-row table:style-name="ro2">
          <table:table-cell/>
          <table:table-cell office:value-type="string">
            <text:p>Train Epoch: 20 [38400/50000 (77%)]</text:p>
          </table:table-cell>
          <table:table-cell office:value-type="string">
            <text:p>Loss: 0.051542</text:p>
          </table:table-cell>
        </table:table-row>
        <table:table-row table:style-name="ro2">
          <table:table-cell/>
          <table:table-cell office:value-type="string">
            <text:p>Train Epoch: 20 [48000/50000 (96%)]</text:p>
          </table:table-cell>
          <table:table-cell office:value-type="string">
            <text:p>Loss: 0.01015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0 [0/50000 (0%)]</text:p>
          </table:table-cell>
          <table:table-cell office:value-type="string">
            <text:p>Loss: 0.063045</text:p>
          </table:table-cell>
        </table:table-row>
        <table:table-row table:style-name="ro2">
          <table:table-cell/>
          <table:table-cell office:value-type="string">
            <text:p>Train Epoch: 20 [9600/50000 (19%)]</text:p>
          </table:table-cell>
          <table:table-cell office:value-type="string">
            <text:p>Loss: 0.028470</text:p>
          </table:table-cell>
        </table:table-row>
        <table:table-row table:style-name="ro2">
          <table:table-cell/>
          <table:table-cell office:value-type="string">
            <text:p>Train Epoch: 20 [19200/50000 (38%)]</text:p>
          </table:table-cell>
          <table:table-cell office:value-type="string">
            <text:p>Loss: 0.008251</text:p>
          </table:table-cell>
        </table:table-row>
        <table:table-row table:style-name="ro2">
          <table:table-cell/>
          <table:table-cell office:value-type="string">
            <text:p>Train Epoch: 20 [28800/50000 (58%)]</text:p>
          </table:table-cell>
          <table:table-cell office:value-type="string">
            <text:p>Loss: 0.040395</text:p>
          </table:table-cell>
        </table:table-row>
        <table:table-row table:style-name="ro2">
          <table:table-cell/>
          <table:table-cell office:value-type="string">
            <text:p>Train Epoch: 20 [38400/50000 (77%)]</text:p>
          </table:table-cell>
          <table:table-cell office:value-type="string">
            <text:p>Loss: 0.046517</text:p>
          </table:table-cell>
        </table:table-row>
        <table:table-row table:style-name="ro2">
          <table:table-cell/>
          <table:table-cell office:value-type="string">
            <text:p>Train Epoch: 20 [48000/50000 (96%)]</text:p>
          </table:table-cell>
          <table:table-cell office:value-type="string">
            <text:p>Loss: 0.05808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27/10000 (94.000%)</text:p>
          </table:table-cell>
          <table:table-cell office:value-type="string">
            <text:p>Loss: 17.54957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27/10000 (94.000%)</text:p>
          </table:table-cell>
          <table:table-cell office:value-type="string">
            <text:p>Loss: 17.549572</text:p>
          </table:table-cell>
        </table:table-row>
        <table:table-row table:style-name="ro2">
          <table:table-cell/>
          <table:table-cell office:value-type="string">
            <text:p>Train Epoch: 21 [0/50000 (0%)]</text:p>
          </table:table-cell>
          <table:table-cell office:value-type="string">
            <text:p>Loss: 0.034537</text:p>
          </table:table-cell>
        </table:table-row>
        <table:table-row table:style-name="ro2">
          <table:table-cell/>
          <table:table-cell office:value-type="string">
            <text:p>Train Epoch: 21 [9600/50000 (19%)]</text:p>
          </table:table-cell>
          <table:table-cell office:value-type="string">
            <text:p>Loss: 0.046595</text:p>
          </table:table-cell>
        </table:table-row>
        <table:table-row table:style-name="ro2">
          <table:table-cell/>
          <table:table-cell office:value-type="string">
            <text:p>Train Epoch: 21 [19200/50000 (38%)]</text:p>
          </table:table-cell>
          <table:table-cell office:value-type="string">
            <text:p>Loss: 0.073003</text:p>
          </table:table-cell>
        </table:table-row>
        <table:table-row table:style-name="ro2">
          <table:table-cell/>
          <table:table-cell office:value-type="string">
            <text:p>Train Epoch: 21 [28800/50000 (58%)]</text:p>
          </table:table-cell>
          <table:table-cell office:value-type="string">
            <text:p>Loss: 0.028919</text:p>
          </table:table-cell>
        </table:table-row>
        <table:table-row table:style-name="ro2">
          <table:table-cell/>
          <table:table-cell office:value-type="string">
            <text:p>Train Epoch: 21 [38400/50000 (77%)]</text:p>
          </table:table-cell>
          <table:table-cell office:value-type="string">
            <text:p>Loss: 0.059419</text:p>
          </table:table-cell>
        </table:table-row>
        <table:table-row table:style-name="ro2">
          <table:table-cell/>
          <table:table-cell office:value-type="string">
            <text:p>Train Epoch: 21 [48000/50000 (96%)]</text:p>
          </table:table-cell>
          <table:table-cell office:value-type="string">
            <text:p>Loss: 0.03089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1 [0/50000 (0%)]</text:p>
          </table:table-cell>
          <table:table-cell office:value-type="string">
            <text:p>Loss: 0.035799</text:p>
          </table:table-cell>
        </table:table-row>
        <table:table-row table:style-name="ro2">
          <table:table-cell/>
          <table:table-cell office:value-type="string">
            <text:p>Train Epoch: 21 [9600/50000 (19%)]</text:p>
          </table:table-cell>
          <table:table-cell office:value-type="string">
            <text:p>Loss: 0.042804</text:p>
          </table:table-cell>
        </table:table-row>
        <table:table-row table:style-name="ro2">
          <table:table-cell/>
          <table:table-cell office:value-type="string">
            <text:p>Train Epoch: 21 [19200/50000 (38%)]</text:p>
          </table:table-cell>
          <table:table-cell office:value-type="string">
            <text:p>Loss: 0.027934</text:p>
          </table:table-cell>
        </table:table-row>
        <table:table-row table:style-name="ro2">
          <table:table-cell/>
          <table:table-cell office:value-type="string">
            <text:p>Train Epoch: 21 [28800/50000 (58%)]</text:p>
          </table:table-cell>
          <table:table-cell office:value-type="string">
            <text:p>Loss: 0.078652</text:p>
          </table:table-cell>
        </table:table-row>
        <table:table-row table:style-name="ro2">
          <table:table-cell/>
          <table:table-cell office:value-type="string">
            <text:p>Train Epoch: 21 [38400/50000 (77%)]</text:p>
          </table:table-cell>
          <table:table-cell office:value-type="string">
            <text:p>Loss: 0.045681</text:p>
          </table:table-cell>
        </table:table-row>
        <table:table-row table:style-name="ro2">
          <table:table-cell/>
          <table:table-cell office:value-type="string">
            <text:p>Train Epoch: 21 [48000/50000 (96%)]</text:p>
          </table:table-cell>
          <table:table-cell office:value-type="string">
            <text:p>Loss: 0.06989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1 [0/50000 (0%)]</text:p>
          </table:table-cell>
          <table:table-cell office:value-type="string">
            <text:p>Loss: 0.046044</text:p>
          </table:table-cell>
        </table:table-row>
        <table:table-row table:style-name="ro2">
          <table:table-cell/>
          <table:table-cell office:value-type="string">
            <text:p>Train Epoch: 21 [9600/50000 (19%)]</text:p>
          </table:table-cell>
          <table:table-cell office:value-type="string">
            <text:p>Loss: 0.045174</text:p>
          </table:table-cell>
        </table:table-row>
        <table:table-row table:style-name="ro2">
          <table:table-cell/>
          <table:table-cell office:value-type="string">
            <text:p>Train Epoch: 21 [19200/50000 (38%)]</text:p>
          </table:table-cell>
          <table:table-cell office:value-type="string">
            <text:p>Loss: 0.029536</text:p>
          </table:table-cell>
        </table:table-row>
        <table:table-row table:style-name="ro2">
          <table:table-cell/>
          <table:table-cell office:value-type="string">
            <text:p>Train Epoch: 21 [28800/50000 (58%)]</text:p>
          </table:table-cell>
          <table:table-cell office:value-type="string">
            <text:p>Loss: 0.026543</text:p>
          </table:table-cell>
        </table:table-row>
        <table:table-row table:style-name="ro2">
          <table:table-cell/>
          <table:table-cell office:value-type="string">
            <text:p>Train Epoch: 21 [38400/50000 (77%)]</text:p>
          </table:table-cell>
          <table:table-cell office:value-type="string">
            <text:p>Loss: 0.066703</text:p>
          </table:table-cell>
        </table:table-row>
        <table:table-row table:style-name="ro2">
          <table:table-cell/>
          <table:table-cell office:value-type="string">
            <text:p>Train Epoch: 21 [48000/50000 (96%)]</text:p>
          </table:table-cell>
          <table:table-cell office:value-type="string">
            <text:p>Loss: 0.12040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013/10000 (90.000%)</text:p>
          </table:table-cell>
          <table:table-cell office:value-type="string">
            <text:p>Loss: 35.58158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013/10000 (90.000%)</text:p>
          </table:table-cell>
          <table:table-cell office:value-type="string">
            <text:p>Loss: 35.581589</text:p>
          </table:table-cell>
        </table:table-row>
        <table:table-row table:style-name="ro2">
          <table:table-cell/>
          <table:table-cell office:value-type="string">
            <text:p>Train Epoch: 22 [0/50000 (0%)]</text:p>
          </table:table-cell>
          <table:table-cell office:value-type="string">
            <text:p>Loss: 0.531830</text:p>
          </table:table-cell>
        </table:table-row>
        <table:table-row table:style-name="ro2">
          <table:table-cell/>
          <table:table-cell office:value-type="string">
            <text:p>Train Epoch: 22 [9600/50000 (19%)]</text:p>
          </table:table-cell>
          <table:table-cell office:value-type="string">
            <text:p>Loss: 0.074811</text:p>
          </table:table-cell>
        </table:table-row>
        <table:table-row table:style-name="ro2">
          <table:table-cell/>
          <table:table-cell office:value-type="string">
            <text:p>Train Epoch: 22 [19200/50000 (38%)]</text:p>
          </table:table-cell>
          <table:table-cell office:value-type="string">
            <text:p>Loss: 0.031041</text:p>
          </table:table-cell>
        </table:table-row>
        <table:table-row table:style-name="ro2">
          <table:table-cell/>
          <table:table-cell office:value-type="string">
            <text:p>Train Epoch: 22 [28800/50000 (58%)]</text:p>
          </table:table-cell>
          <table:table-cell office:value-type="string">
            <text:p>Loss: 0.052141</text:p>
          </table:table-cell>
        </table:table-row>
        <table:table-row table:style-name="ro2">
          <table:table-cell/>
          <table:table-cell office:value-type="string">
            <text:p>Train Epoch: 22 [38400/50000 (77%)]</text:p>
          </table:table-cell>
          <table:table-cell office:value-type="string">
            <text:p>Loss: 0.070216</text:p>
          </table:table-cell>
        </table:table-row>
        <table:table-row table:style-name="ro2">
          <table:table-cell/>
          <table:table-cell office:value-type="string">
            <text:p>Train Epoch: 22 [48000/50000 (96%)]</text:p>
          </table:table-cell>
          <table:table-cell office:value-type="string">
            <text:p>Loss: 0.11321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2 [0/50000 (0%)]</text:p>
          </table:table-cell>
          <table:table-cell office:value-type="string">
            <text:p>Loss: 0.042599</text:p>
          </table:table-cell>
        </table:table-row>
        <table:table-row table:style-name="ro2">
          <table:table-cell/>
          <table:table-cell office:value-type="string">
            <text:p>Train Epoch: 22 [9600/50000 (19%)]</text:p>
          </table:table-cell>
          <table:table-cell office:value-type="string">
            <text:p>Loss: 0.013875</text:p>
          </table:table-cell>
        </table:table-row>
        <table:table-row table:style-name="ro2">
          <table:table-cell/>
          <table:table-cell office:value-type="string">
            <text:p>Train Epoch: 22 [19200/50000 (38%)]</text:p>
          </table:table-cell>
          <table:table-cell office:value-type="string">
            <text:p>Loss: 0.046785</text:p>
          </table:table-cell>
        </table:table-row>
        <table:table-row table:style-name="ro2">
          <table:table-cell/>
          <table:table-cell office:value-type="string">
            <text:p>Train Epoch: 22 [28800/50000 (58%)]</text:p>
          </table:table-cell>
          <table:table-cell office:value-type="string">
            <text:p>Loss: 0.067563</text:p>
          </table:table-cell>
        </table:table-row>
        <table:table-row table:style-name="ro2">
          <table:table-cell/>
          <table:table-cell office:value-type="string">
            <text:p>Train Epoch: 22 [38400/50000 (77%)]</text:p>
          </table:table-cell>
          <table:table-cell office:value-type="string">
            <text:p>Loss: 0.111201</text:p>
          </table:table-cell>
        </table:table-row>
        <table:table-row table:style-name="ro2">
          <table:table-cell/>
          <table:table-cell office:value-type="string">
            <text:p>Train Epoch: 22 [48000/50000 (96%)]</text:p>
          </table:table-cell>
          <table:table-cell office:value-type="string">
            <text:p>Loss: 0.06605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2 [0/50000 (0%)]</text:p>
          </table:table-cell>
          <table:table-cell office:value-type="string">
            <text:p>Loss: 0.014364</text:p>
          </table:table-cell>
        </table:table-row>
        <table:table-row table:style-name="ro2">
          <table:table-cell/>
          <table:table-cell office:value-type="string">
            <text:p>Train Epoch: 22 [9600/50000 (19%)]</text:p>
          </table:table-cell>
          <table:table-cell office:value-type="string">
            <text:p>Loss: 0.046243</text:p>
          </table:table-cell>
        </table:table-row>
        <table:table-row table:style-name="ro2">
          <table:table-cell/>
          <table:table-cell office:value-type="string">
            <text:p>Train Epoch: 22 [19200/50000 (38%)]</text:p>
          </table:table-cell>
          <table:table-cell office:value-type="string">
            <text:p>Loss: 0.072814</text:p>
          </table:table-cell>
        </table:table-row>
        <table:table-row table:style-name="ro2">
          <table:table-cell/>
          <table:table-cell office:value-type="string">
            <text:p>Train Epoch: 22 [28800/50000 (58%)]</text:p>
          </table:table-cell>
          <table:table-cell office:value-type="string">
            <text:p>Loss: 0.105443</text:p>
          </table:table-cell>
        </table:table-row>
        <table:table-row table:style-name="ro2">
          <table:table-cell/>
          <table:table-cell office:value-type="string">
            <text:p>Train Epoch: 22 [38400/50000 (77%)]</text:p>
          </table:table-cell>
          <table:table-cell office:value-type="string">
            <text:p>Loss: 0.012129</text:p>
          </table:table-cell>
        </table:table-row>
        <table:table-row table:style-name="ro2">
          <table:table-cell/>
          <table:table-cell office:value-type="string">
            <text:p>Train Epoch: 22 [48000/50000 (96%)]</text:p>
          </table:table-cell>
          <table:table-cell office:value-type="string">
            <text:p>Loss: 0.04504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58/10000 (94.000%)</text:p>
          </table:table-cell>
          <table:table-cell office:value-type="string">
            <text:p>Loss: 17.80719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58/10000 (94.000%)</text:p>
          </table:table-cell>
          <table:table-cell office:value-type="string">
            <text:p>Loss: 17.807199</text:p>
          </table:table-cell>
        </table:table-row>
        <table:table-row table:style-name="ro2">
          <table:table-cell/>
          <table:table-cell office:value-type="string">
            <text:p>Train Epoch: 23 [0/50000 (0%)]</text:p>
          </table:table-cell>
          <table:table-cell office:value-type="string">
            <text:p>Loss: 0.029625</text:p>
          </table:table-cell>
        </table:table-row>
        <table:table-row table:style-name="ro2">
          <table:table-cell/>
          <table:table-cell office:value-type="string">
            <text:p>Train Epoch: 23 [9600/50000 (19%)]</text:p>
          </table:table-cell>
          <table:table-cell office:value-type="string">
            <text:p>Loss: 0.069253</text:p>
          </table:table-cell>
        </table:table-row>
        <table:table-row table:style-name="ro2">
          <table:table-cell/>
          <table:table-cell office:value-type="string">
            <text:p>Train Epoch: 23 [19200/50000 (38%)]</text:p>
          </table:table-cell>
          <table:table-cell office:value-type="string">
            <text:p>Loss: 0.098470</text:p>
          </table:table-cell>
        </table:table-row>
        <table:table-row table:style-name="ro2">
          <table:table-cell/>
          <table:table-cell office:value-type="string">
            <text:p>Train Epoch: 23 [28800/50000 (58%)]</text:p>
          </table:table-cell>
          <table:table-cell office:value-type="string">
            <text:p>Loss: 0.016294</text:p>
          </table:table-cell>
        </table:table-row>
        <table:table-row table:style-name="ro2">
          <table:table-cell/>
          <table:table-cell office:value-type="string">
            <text:p>Train Epoch: 23 [38400/50000 (77%)]</text:p>
          </table:table-cell>
          <table:table-cell office:value-type="string">
            <text:p>Loss: 0.077237</text:p>
          </table:table-cell>
        </table:table-row>
        <table:table-row table:style-name="ro2">
          <table:table-cell/>
          <table:table-cell office:value-type="string">
            <text:p>Train Epoch: 23 [48000/50000 (96%)]</text:p>
          </table:table-cell>
          <table:table-cell office:value-type="string">
            <text:p>Loss: 0.03164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3 [0/50000 (0%)]</text:p>
          </table:table-cell>
          <table:table-cell office:value-type="string">
            <text:p>Loss: 0.063438</text:p>
          </table:table-cell>
        </table:table-row>
        <table:table-row table:style-name="ro2">
          <table:table-cell/>
          <table:table-cell office:value-type="string">
            <text:p>Train Epoch: 23 [9600/50000 (19%)]</text:p>
          </table:table-cell>
          <table:table-cell office:value-type="string">
            <text:p>Loss: 0.073664</text:p>
          </table:table-cell>
        </table:table-row>
        <table:table-row table:style-name="ro2">
          <table:table-cell/>
          <table:table-cell office:value-type="string">
            <text:p>Train Epoch: 23 [19200/50000 (38%)]</text:p>
          </table:table-cell>
          <table:table-cell office:value-type="string">
            <text:p>Loss: 0.087090</text:p>
          </table:table-cell>
        </table:table-row>
        <table:table-row table:style-name="ro2">
          <table:table-cell/>
          <table:table-cell office:value-type="string">
            <text:p>Train Epoch: 23 [28800/50000 (58%)]</text:p>
          </table:table-cell>
          <table:table-cell office:value-type="string">
            <text:p>Loss: 0.036812</text:p>
          </table:table-cell>
        </table:table-row>
        <table:table-row table:style-name="ro2">
          <table:table-cell/>
          <table:table-cell office:value-type="string">
            <text:p>Train Epoch: 23 [38400/50000 (77%)]</text:p>
          </table:table-cell>
          <table:table-cell office:value-type="string">
            <text:p>Loss: 0.033981</text:p>
          </table:table-cell>
        </table:table-row>
        <table:table-row table:style-name="ro2">
          <table:table-cell/>
          <table:table-cell office:value-type="string">
            <text:p>Train Epoch: 23 [48000/50000 (96%)]</text:p>
          </table:table-cell>
          <table:table-cell office:value-type="string">
            <text:p>Loss: 0.06059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3 [0/50000 (0%)]</text:p>
          </table:table-cell>
          <table:table-cell office:value-type="string">
            <text:p>Loss: 0.024466</text:p>
          </table:table-cell>
        </table:table-row>
        <table:table-row table:style-name="ro2">
          <table:table-cell/>
          <table:table-cell office:value-type="string">
            <text:p>Train Epoch: 23 [9600/50000 (19%)]</text:p>
          </table:table-cell>
          <table:table-cell office:value-type="string">
            <text:p>Loss: 0.128617</text:p>
          </table:table-cell>
        </table:table-row>
        <table:table-row table:style-name="ro2">
          <table:table-cell/>
          <table:table-cell office:value-type="string">
            <text:p>Train Epoch: 23 [19200/50000 (38%)]</text:p>
          </table:table-cell>
          <table:table-cell office:value-type="string">
            <text:p>Loss: 0.106130</text:p>
          </table:table-cell>
        </table:table-row>
        <table:table-row table:style-name="ro2">
          <table:table-cell/>
          <table:table-cell office:value-type="string">
            <text:p>Train Epoch: 23 [28800/50000 (58%)]</text:p>
          </table:table-cell>
          <table:table-cell office:value-type="string">
            <text:p>Loss: 0.089730</text:p>
          </table:table-cell>
        </table:table-row>
        <table:table-row table:style-name="ro2">
          <table:table-cell/>
          <table:table-cell office:value-type="string">
            <text:p>Train Epoch: 23 [38400/50000 (77%)]</text:p>
          </table:table-cell>
          <table:table-cell office:value-type="string">
            <text:p>Loss: 0.026104</text:p>
          </table:table-cell>
        </table:table-row>
        <table:table-row table:style-name="ro2">
          <table:table-cell/>
          <table:table-cell office:value-type="string">
            <text:p>Train Epoch: 23 [48000/50000 (96%)]</text:p>
          </table:table-cell>
          <table:table-cell office:value-type="string">
            <text:p>Loss: 0.05774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17/10000 (94.000%)</text:p>
          </table:table-cell>
          <table:table-cell office:value-type="string">
            <text:p>Loss: 18.93870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17/10000 (94.000%)</text:p>
          </table:table-cell>
          <table:table-cell office:value-type="string">
            <text:p>Loss: 18.938709</text:p>
          </table:table-cell>
        </table:table-row>
        <table:table-row table:style-name="ro2">
          <table:table-cell/>
          <table:table-cell office:value-type="string">
            <text:p>Train Epoch: 24 [0/50000 (0%)]</text:p>
          </table:table-cell>
          <table:table-cell office:value-type="string">
            <text:p>Loss: 0.045440</text:p>
          </table:table-cell>
        </table:table-row>
        <table:table-row table:style-name="ro2">
          <table:table-cell/>
          <table:table-cell office:value-type="string">
            <text:p>Train Epoch: 24 [9600/50000 (19%)]</text:p>
          </table:table-cell>
          <table:table-cell office:value-type="string">
            <text:p>Loss: 0.008710</text:p>
          </table:table-cell>
        </table:table-row>
        <table:table-row table:style-name="ro2">
          <table:table-cell/>
          <table:table-cell office:value-type="string">
            <text:p>Train Epoch: 24 [19200/50000 (38%)]</text:p>
          </table:table-cell>
          <table:table-cell office:value-type="string">
            <text:p>Loss: 0.043449</text:p>
          </table:table-cell>
        </table:table-row>
        <table:table-row table:style-name="ro2">
          <table:table-cell/>
          <table:table-cell office:value-type="string">
            <text:p>Train Epoch: 24 [28800/50000 (58%)]</text:p>
          </table:table-cell>
          <table:table-cell office:value-type="string">
            <text:p>Loss: 0.033063</text:p>
          </table:table-cell>
        </table:table-row>
        <table:table-row table:style-name="ro2">
          <table:table-cell/>
          <table:table-cell office:value-type="string">
            <text:p>Train Epoch: 24 [38400/50000 (77%)]</text:p>
          </table:table-cell>
          <table:table-cell office:value-type="string">
            <text:p>Loss: 0.034409</text:p>
          </table:table-cell>
        </table:table-row>
        <table:table-row table:style-name="ro2">
          <table:table-cell/>
          <table:table-cell office:value-type="string">
            <text:p>Train Epoch: 24 [48000/50000 (96%)]</text:p>
          </table:table-cell>
          <table:table-cell office:value-type="string">
            <text:p>Loss: 0.06306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4 [0/50000 (0%)]</text:p>
          </table:table-cell>
          <table:table-cell office:value-type="string">
            <text:p>Loss: 0.077503</text:p>
          </table:table-cell>
        </table:table-row>
        <table:table-row table:style-name="ro2">
          <table:table-cell/>
          <table:table-cell office:value-type="string">
            <text:p>Train Epoch: 24 [9600/50000 (19%)]</text:p>
          </table:table-cell>
          <table:table-cell office:value-type="string">
            <text:p>Loss: 0.024910</text:p>
          </table:table-cell>
        </table:table-row>
        <table:table-row table:style-name="ro2">
          <table:table-cell/>
          <table:table-cell office:value-type="string">
            <text:p>Train Epoch: 24 [19200/50000 (38%)]</text:p>
          </table:table-cell>
          <table:table-cell office:value-type="string">
            <text:p>Loss: 0.033306</text:p>
          </table:table-cell>
        </table:table-row>
        <table:table-row table:style-name="ro2">
          <table:table-cell/>
          <table:table-cell office:value-type="string">
            <text:p>Train Epoch: 24 [28800/50000 (58%)]</text:p>
          </table:table-cell>
          <table:table-cell office:value-type="string">
            <text:p>Loss: 0.067917</text:p>
          </table:table-cell>
        </table:table-row>
        <table:table-row table:style-name="ro2">
          <table:table-cell/>
          <table:table-cell office:value-type="string">
            <text:p>Train Epoch: 24 [38400/50000 (77%)]</text:p>
          </table:table-cell>
          <table:table-cell office:value-type="string">
            <text:p>Loss: 0.115050</text:p>
          </table:table-cell>
        </table:table-row>
        <table:table-row table:style-name="ro2">
          <table:table-cell/>
          <table:table-cell office:value-type="string">
            <text:p>Train Epoch: 24 [48000/50000 (96%)]</text:p>
          </table:table-cell>
          <table:table-cell office:value-type="string">
            <text:p>Loss: 0.07799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4 [0/50000 (0%)]</text:p>
          </table:table-cell>
          <table:table-cell office:value-type="string">
            <text:p>Loss: 0.053667</text:p>
          </table:table-cell>
        </table:table-row>
        <table:table-row table:style-name="ro2">
          <table:table-cell/>
          <table:table-cell office:value-type="string">
            <text:p>Train Epoch: 24 [9600/50000 (19%)]</text:p>
          </table:table-cell>
          <table:table-cell office:value-type="string">
            <text:p>Loss: 0.007283</text:p>
          </table:table-cell>
        </table:table-row>
        <table:table-row table:style-name="ro2">
          <table:table-cell/>
          <table:table-cell office:value-type="string">
            <text:p>Train Epoch: 24 [19200/50000 (38%)]</text:p>
          </table:table-cell>
          <table:table-cell office:value-type="string">
            <text:p>Loss: 0.026772</text:p>
          </table:table-cell>
        </table:table-row>
        <table:table-row table:style-name="ro2">
          <table:table-cell/>
          <table:table-cell office:value-type="string">
            <text:p>Train Epoch: 24 [28800/50000 (58%)]</text:p>
          </table:table-cell>
          <table:table-cell office:value-type="string">
            <text:p>Loss: 0.092616</text:p>
          </table:table-cell>
        </table:table-row>
        <table:table-row table:style-name="ro2">
          <table:table-cell/>
          <table:table-cell office:value-type="string">
            <text:p>Train Epoch: 24 [38400/50000 (77%)]</text:p>
          </table:table-cell>
          <table:table-cell office:value-type="string">
            <text:p>Loss: 0.047937</text:p>
          </table:table-cell>
        </table:table-row>
        <table:table-row table:style-name="ro2">
          <table:table-cell/>
          <table:table-cell office:value-type="string">
            <text:p>Train Epoch: 24 [48000/50000 (96%)]</text:p>
          </table:table-cell>
          <table:table-cell office:value-type="string">
            <text:p>Loss: 0.101432</text:p>
          </table:table-cell>
        </table:table-row>
      </table:table>
      <table:table table:name="2" table:style-name="ta1" table:print="false"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table:style-name="ce13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 office:value-type="string">
            <text:p>Loss: 4.798965</text:p>
          </table:table-cell>
        </table:table-row>
        <table:table-row table:style-name="ro2">
          <table:table-cell/>
          <table:table-cell office:value-type="string">
            <text:p><text:s text:c="8"/>Layer (type) <text:s text:c="14"/>Output Shape <text:s text:c="8"/>Param #</text:p>
          </table:table-cell>
          <table:table-cell office:value-type="string">
            <text:p>Loss: 1.385710</text:p>
          </table:table-cell>
        </table:table-row>
        <table:table-row table:style-name="ro2">
          <table:table-cell/>
          <table:table-cell table:formula="of:================================================================" office:value-type="string" office:string-value="Hata:510">
            <text:p>Hata:510</text:p>
          </table:table-cell>
          <table:table-cell office:value-type="string">
            <text:p>Loss: 1.384488</text:p>
          </table:table-cell>
        </table:table-row>
        <table:table-row table:style-name="ro2">
          <table:table-cell/>
          <table:table-cell office:value-type="string">
            <text:p><text:s text:c="12"/>Conv2d-1 <text:s text:c="8"/>[-1, 32, 112, 112] <text:s text:c="12"/>320</text:p>
          </table:table-cell>
          <table:table-cell office:value-type="string">
            <text:p>Loss: 1.390505</text:p>
          </table:table-cell>
        </table:table-row>
        <table:table-row table:style-name="ro2">
          <table:table-cell/>
          <table:table-cell office:value-type="string">
            <text:p><text:s text:c="12"/>Conv2d-2 <text:s text:c="8"/>[-1, 32, 112, 112] <text:s text:c="10"/>9,248</text:p>
          </table:table-cell>
          <table:table-cell office:value-type="string">
            <text:p>Loss: 1.391376</text:p>
          </table:table-cell>
        </table:table-row>
        <table:table-row table:style-name="ro2">
          <table:table-cell/>
          <table:table-cell office:value-type="string">
            <text:p><text:s text:c="9"/>MaxPool2d-3 <text:s text:c="10"/>[-1, 32, 56, 56] <text:s text:c="14"/>0</text:p>
          </table:table-cell>
          <table:table-cell office:value-type="string">
            <text:p>Loss: 1.379443</text:p>
          </table:table-cell>
        </table:table-row>
        <table:table-row table:style-name="ro2">
          <table:table-cell/>
          <table:table-cell office:value-type="string">
            <text:p><text:s text:c="12"/>Conv2d-4 <text:s text:c="8"/>[-1, 32, 112, 112] <text:s text:c="12"/>32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5 <text:s text:c="8"/>[-1, 32, 112, 112] <text:s text:c="10"/>9,248</text:p>
          </table:table-cell>
          <table:table-cell office:value-type="string">
            <text:p>Loss: 1.373732</text:p>
          </table:table-cell>
        </table:table-row>
        <table:table-row table:style-name="ro2">
          <table:table-cell/>
          <table:table-cell office:value-type="string">
            <text:p><text:s text:c="9"/>MaxPool2d-6 <text:s text:c="10"/>[-1, 32, 56, 56] <text:s text:c="14"/>0</text:p>
          </table:table-cell>
          <table:table-cell office:value-type="string">
            <text:p>Loss: 1.338772</text:p>
          </table:table-cell>
        </table:table-row>
        <table:table-row table:style-name="ro2">
          <table:table-cell/>
          <table:table-cell office:value-type="string">
            <text:p><text:s text:c="12"/>Conv2d-7 <text:s text:c="8"/>[-1, 32, 112, 112] <text:s text:c="12"/>320</text:p>
          </table:table-cell>
          <table:table-cell office:value-type="string">
            <text:p>Loss: 1.238955</text:p>
          </table:table-cell>
        </table:table-row>
        <table:table-row table:style-name="ro2">
          <table:table-cell/>
          <table:table-cell office:value-type="string">
            <text:p><text:s text:c="12"/>Conv2d-8 <text:s text:c="8"/>[-1, 32, 112, 112] <text:s text:c="10"/>9,248</text:p>
          </table:table-cell>
          <table:table-cell office:value-type="string">
            <text:p>Loss: 1.194294</text:p>
          </table:table-cell>
        </table:table-row>
        <table:table-row table:style-name="ro2">
          <table:table-cell/>
          <table:table-cell office:value-type="string">
            <text:p><text:s text:c="9"/>MaxPool2d-9 <text:s text:c="10"/>[-1, 32, 56, 56] <text:s text:c="14"/>0</text:p>
          </table:table-cell>
          <table:table-cell office:value-type="string">
            <text:p>Loss: 1.073088</text:p>
          </table:table-cell>
        </table:table-row>
        <table:table-row table:style-name="ro2">
          <table:table-cell/>
          <table:table-cell office:value-type="string">
            <text:p><text:s text:c="11"/>Conv2d-10 <text:s text:c="10"/>[-1, 64, 56, 56] <text:s text:c="9"/>36,928</text:p>
          </table:table-cell>
          <table:table-cell office:value-type="string">
            <text:p>Loss: 1.002528</text:p>
          </table:table-cell>
        </table:table-row>
        <table:table-row table:style-name="ro2">
          <table:table-cell/>
          <table:table-cell office:value-type="string">
            <text:p><text:s text:c="11"/>Conv2d-11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12 <text:s text:c="10"/>[-1, 64, 28, 28] <text:s text:c="14"/>0</text:p>
          </table:table-cell>
          <table:table-cell office:value-type="string">
            <text:p>Loss: 0.998082</text:p>
          </table:table-cell>
        </table:table-row>
        <table:table-row table:style-name="ro2">
          <table:table-cell/>
          <table:table-cell office:value-type="string">
            <text:p><text:s text:c="11"/>Conv2d-13 <text:s text:c="8"/>[-1, 32, 112, 112] <text:s text:c="12"/>320</text:p>
          </table:table-cell>
          <table:table-cell office:value-type="string">
            <text:p>Loss: 0.824675</text:p>
          </table:table-cell>
        </table:table-row>
        <table:table-row table:style-name="ro2">
          <table:table-cell/>
          <table:table-cell office:value-type="string">
            <text:p><text:s text:c="11"/>Conv2d-14 <text:s text:c="8"/>[-1, 32, 112, 112] <text:s text:c="10"/>9,248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15 <text:s text:c="10"/>[-1, 32, 56, 5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6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7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18 <text:s text:c="10"/>[-1, 64, 28, 28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9 <text:s text:c="9"/>[-1, 256, 14, 14] <text:s text:c="8"/>295,168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20 <text:s text:c="12"/>[-1, 64, 7, 7] <text:s text:c="8"/>147,520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21 <text:s text:c="12"/>[-1, 64, 3, 3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0"/>Dropout-22 <text:s text:c="17"/>[-1, 57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Linear-23 <text:s text:c="17"/>[-1, 512] <text:s text:c="8"/>295,424</text:p>
          </table:table-cell>
          <table:table-cell/>
        </table:table-row>
        <table:table-row table:style-name="ro2">
          <table:table-cell/>
          <table:table-cell office:value-type="string">
            <text:p><text:s text:c="10"/>Dropout-24 <text:s text:c="17"/>[-1, 512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Linear-25 <text:s text:c="19"/>[-1, 2] <text:s text:c="10"/>1,026</text:p>
          </table:table-cell>
          <table:table-cell/>
        </table:table-row>
        <table:table-row table:style-name="ro2">
          <table:table-cell/>
          <table:table-cell table:formula="of:================================================================" office:value-type="string" office:string-value="Hata:510">
            <text:p>Hata:510</text:p>
          </table:table-cell>
          <table:table-cell/>
        </table:table-row>
        <table:table-row table:style-name="ro2">
          <table:table-cell/>
          <table:table-cell office:value-type="string">
            <text:p>Total params: 925,122</text:p>
          </table:table-cell>
          <table:table-cell/>
        </table:table-row>
        <table:table-row table:style-name="ro2">
          <table:table-cell/>
          <table:table-cell office:value-type="string">
            <text:p>Trainable params: 925,122</text:p>
          </table:table-cell>
          <table:table-cell/>
        </table:table-row>
        <table:table-row table:style-name="ro2">
          <table:table-cell/>
          <table:table-cell office:value-type="string">
            <text:p>Non-trainable params: 0</text:p>
          </table:table-cell>
          <table:table-cell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Input size (MB): 0.00</text:p>
          </table:table-cell>
          <table:table-cell/>
        </table:table-row>
        <table:table-row table:style-name="ro2">
          <table:table-cell/>
          <table:table-cell office:value-type="string">
            <text:p>Forward/backward pass size (MB): 35.00</text:p>
          </table:table-cell>
          <table:table-cell/>
        </table:table-row>
        <table:table-row table:style-name="ro2">
          <table:table-cell/>
          <table:table-cell office:value-type="string">
            <text:p>Params size (MB): 3.00</text:p>
          </table:table-cell>
          <table:table-cell/>
        </table:table-row>
        <table:table-row table:style-name="ro2">
          <table:table-cell/>
          <table:table-cell office:value-type="string">
            <text:p>Estimated Total Size (MB): 38.00</text:p>
          </table:table-cell>
          <table:table-cell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2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2_H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2_V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Validation_Matching_V2.h5" (mode r)&gt;)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2.774392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1.384192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1.384594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1.386011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1.387438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1.38240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1.382209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1.387271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1.398923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1.374350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1.343507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1.32066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1.226891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1.034937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0.927833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0.856917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0.713152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0.87020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276/10000 (82.000%)</text:p>
          </table:table-cell>
          <table:table-cell office:value-type="string">
            <text:p>Loss: 40.11654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276/10000 (82.000%)</text:p>
          </table:table-cell>
          <table:table-cell office:value-type="string">
            <text:p>Loss: 40.116547</text:p>
          </table:table-cell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0.744708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0.774605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0.499296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0.561549</text:p>
          </table:table-cell>
        </table:table-row>
        <table:table-row table:style-name="ro2">
          <table:table-cell/>
          <table:table-cell office:value-type="string">
            <text:p>Train Epoch: 1 [38400/50000 (77%)]</text:p>
          </table:table-cell>
          <table:table-cell office:value-type="string">
            <text:p>Loss: 0.505062</text:p>
          </table:table-cell>
        </table:table-row>
        <table:table-row table:style-name="ro2">
          <table:table-cell/>
          <table:table-cell office:value-type="string">
            <text:p>Train Epoch: 1 [48000/50000 (96%)]</text:p>
          </table:table-cell>
          <table:table-cell office:value-type="string">
            <text:p>Loss: 0.55048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0.483500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0.655004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0.423729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0.588313</text:p>
          </table:table-cell>
        </table:table-row>
        <table:table-row table:style-name="ro2">
          <table:table-cell/>
          <table:table-cell office:value-type="string">
            <text:p>Train Epoch: 1 [38400/50000 (77%)]</text:p>
          </table:table-cell>
          <table:table-cell office:value-type="string">
            <text:p>Loss: 0.541659</text:p>
          </table:table-cell>
        </table:table-row>
        <table:table-row table:style-name="ro2">
          <table:table-cell/>
          <table:table-cell office:value-type="string">
            <text:p>Train Epoch: 1 [48000/50000 (96%)]</text:p>
          </table:table-cell>
          <table:table-cell office:value-type="string">
            <text:p>Loss: 0.57296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0.538878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0.653920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0.590823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0.428440</text:p>
          </table:table-cell>
        </table:table-row>
        <table:table-row table:style-name="ro2">
          <table:table-cell/>
          <table:table-cell office:value-type="string">
            <text:p>Train Epoch: 1 [38400/50000 (77%)]</text:p>
          </table:table-cell>
          <table:table-cell office:value-type="string">
            <text:p>Loss: 0.569130</text:p>
          </table:table-cell>
        </table:table-row>
        <table:table-row table:style-name="ro2">
          <table:table-cell/>
          <table:table-cell office:value-type="string">
            <text:p>Train Epoch: 1 [48000/50000 (96%)]</text:p>
          </table:table-cell>
          <table:table-cell office:value-type="string">
            <text:p>Loss: 0.42898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34/10000 (89.000%)</text:p>
          </table:table-cell>
          <table:table-cell office:value-type="string">
            <text:p>Loss: 27.17143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34/10000 (89.000%)</text:p>
          </table:table-cell>
          <table:table-cell office:value-type="string">
            <text:p>Loss: 27.171434</text:p>
          </table:table-cell>
        </table:table-row>
        <table:table-row table:style-name="ro2">
          <table:table-cell/>
          <table:table-cell office:value-type="string">
            <text:p>Train Epoch: 2 [0/50000 (0%)]</text:p>
          </table:table-cell>
          <table:table-cell office:value-type="string">
            <text:p>Loss: 0.464818</text:p>
          </table:table-cell>
        </table:table-row>
        <table:table-row table:style-name="ro2">
          <table:table-cell/>
          <table:table-cell office:value-type="string">
            <text:p>Train Epoch: 2 [9600/50000 (19%)]</text:p>
          </table:table-cell>
          <table:table-cell office:value-type="string">
            <text:p>Loss: 0.397303</text:p>
          </table:table-cell>
        </table:table-row>
        <table:table-row table:style-name="ro2">
          <table:table-cell/>
          <table:table-cell office:value-type="string">
            <text:p>Train Epoch: 2 [19200/50000 (38%)]</text:p>
          </table:table-cell>
          <table:table-cell office:value-type="string">
            <text:p>Loss: 0.426082</text:p>
          </table:table-cell>
        </table:table-row>
        <table:table-row table:style-name="ro2">
          <table:table-cell/>
          <table:table-cell office:value-type="string">
            <text:p>Train Epoch: 2 [28800/50000 (58%)]</text:p>
          </table:table-cell>
          <table:table-cell office:value-type="string">
            <text:p>Loss: 0.589519</text:p>
          </table:table-cell>
        </table:table-row>
        <table:table-row table:style-name="ro2">
          <table:table-cell/>
          <table:table-cell office:value-type="string">
            <text:p>Train Epoch: 2 [38400/50000 (77%)]</text:p>
          </table:table-cell>
          <table:table-cell office:value-type="string">
            <text:p>Loss: 0.351642</text:p>
          </table:table-cell>
        </table:table-row>
        <table:table-row table:style-name="ro2">
          <table:table-cell/>
          <table:table-cell office:value-type="string">
            <text:p>Train Epoch: 2 [48000/50000 (96%)]</text:p>
          </table:table-cell>
          <table:table-cell office:value-type="string">
            <text:p>Loss: 0.33541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 [0/50000 (0%)]</text:p>
          </table:table-cell>
          <table:table-cell office:value-type="string">
            <text:p>Loss: 0.638976</text:p>
          </table:table-cell>
        </table:table-row>
        <table:table-row table:style-name="ro2">
          <table:table-cell/>
          <table:table-cell office:value-type="string">
            <text:p>Train Epoch: 2 [9600/50000 (19%)]</text:p>
          </table:table-cell>
          <table:table-cell office:value-type="string">
            <text:p>Loss: 0.506185</text:p>
          </table:table-cell>
        </table:table-row>
        <table:table-row table:style-name="ro2">
          <table:table-cell/>
          <table:table-cell office:value-type="string">
            <text:p>Train Epoch: 2 [19200/50000 (38%)]</text:p>
          </table:table-cell>
          <table:table-cell office:value-type="string">
            <text:p>Loss: 0.583630</text:p>
          </table:table-cell>
        </table:table-row>
        <table:table-row table:style-name="ro2">
          <table:table-cell/>
          <table:table-cell office:value-type="string">
            <text:p>Train Epoch: 2 [28800/50000 (58%)]</text:p>
          </table:table-cell>
          <table:table-cell office:value-type="string">
            <text:p>Loss: 0.443529</text:p>
          </table:table-cell>
        </table:table-row>
        <table:table-row table:style-name="ro2">
          <table:table-cell/>
          <table:table-cell office:value-type="string">
            <text:p>Train Epoch: 2 [38400/50000 (77%)]</text:p>
          </table:table-cell>
          <table:table-cell office:value-type="string">
            <text:p>Loss: 0.428146</text:p>
          </table:table-cell>
        </table:table-row>
        <table:table-row table:style-name="ro2">
          <table:table-cell/>
          <table:table-cell office:value-type="string">
            <text:p>Train Epoch: 2 [48000/50000 (96%)]</text:p>
          </table:table-cell>
          <table:table-cell office:value-type="string">
            <text:p>Loss: 0.52597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 [0/50000 (0%)]</text:p>
          </table:table-cell>
          <table:table-cell office:value-type="string">
            <text:p>Loss: 0.517113</text:p>
          </table:table-cell>
        </table:table-row>
        <table:table-row table:style-name="ro2">
          <table:table-cell/>
          <table:table-cell office:value-type="string">
            <text:p>Train Epoch: 2 [9600/50000 (19%)]</text:p>
          </table:table-cell>
          <table:table-cell office:value-type="string">
            <text:p>Loss: 0.306879</text:p>
          </table:table-cell>
        </table:table-row>
        <table:table-row table:style-name="ro2">
          <table:table-cell/>
          <table:table-cell office:value-type="string">
            <text:p>Train Epoch: 2 [19200/50000 (38%)]</text:p>
          </table:table-cell>
          <table:table-cell office:value-type="string">
            <text:p>Loss: 0.323653</text:p>
          </table:table-cell>
        </table:table-row>
        <table:table-row table:style-name="ro2">
          <table:table-cell/>
          <table:table-cell office:value-type="string">
            <text:p>Train Epoch: 2 [28800/50000 (58%)]</text:p>
          </table:table-cell>
          <table:table-cell office:value-type="string">
            <text:p>Loss: 0.305876</text:p>
          </table:table-cell>
        </table:table-row>
        <table:table-row table:style-name="ro2">
          <table:table-cell/>
          <table:table-cell office:value-type="string">
            <text:p>Train Epoch: 2 [38400/50000 (77%)]</text:p>
          </table:table-cell>
          <table:table-cell office:value-type="string">
            <text:p>Loss: 0.294581</text:p>
          </table:table-cell>
        </table:table-row>
        <table:table-row table:style-name="ro2">
          <table:table-cell/>
          <table:table-cell office:value-type="string">
            <text:p>Train Epoch: 2 [48000/50000 (96%)]</text:p>
          </table:table-cell>
          <table:table-cell office:value-type="string">
            <text:p>Loss: 0.35773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14/10000 (91.000%)</text:p>
          </table:table-cell>
          <table:table-cell office:value-type="string">
            <text:p>Loss: 22.53366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14/10000 (91.000%)</text:p>
          </table:table-cell>
          <table:table-cell office:value-type="string">
            <text:p>Loss: 22.533667</text:p>
          </table:table-cell>
        </table:table-row>
        <table:table-row table:style-name="ro2">
          <table:table-cell/>
          <table:table-cell office:value-type="string">
            <text:p>Train Epoch: 3 [0/50000 (0%)]</text:p>
          </table:table-cell>
          <table:table-cell office:value-type="string">
            <text:p>Loss: 0.456320</text:p>
          </table:table-cell>
        </table:table-row>
        <table:table-row table:style-name="ro2">
          <table:table-cell/>
          <table:table-cell office:value-type="string">
            <text:p>Train Epoch: 3 [9600/50000 (19%)]</text:p>
          </table:table-cell>
          <table:table-cell office:value-type="string">
            <text:p>Loss: 0.247415</text:p>
          </table:table-cell>
        </table:table-row>
        <table:table-row table:style-name="ro2">
          <table:table-cell/>
          <table:table-cell office:value-type="string">
            <text:p>Train Epoch: 3 [19200/50000 (38%)]</text:p>
          </table:table-cell>
          <table:table-cell office:value-type="string">
            <text:p>Loss: 0.446705</text:p>
          </table:table-cell>
        </table:table-row>
        <table:table-row table:style-name="ro2">
          <table:table-cell/>
          <table:table-cell office:value-type="string">
            <text:p>Train Epoch: 3 [28800/50000 (58%)]</text:p>
          </table:table-cell>
          <table:table-cell office:value-type="string">
            <text:p>Loss: 0.388970</text:p>
          </table:table-cell>
        </table:table-row>
        <table:table-row table:style-name="ro2">
          <table:table-cell/>
          <table:table-cell office:value-type="string">
            <text:p>Train Epoch: 3 [38400/50000 (77%)]</text:p>
          </table:table-cell>
          <table:table-cell office:value-type="string">
            <text:p>Loss: 0.398115</text:p>
          </table:table-cell>
        </table:table-row>
        <table:table-row table:style-name="ro2">
          <table:table-cell/>
          <table:table-cell office:value-type="string">
            <text:p>Train Epoch: 3 [48000/50000 (96%)]</text:p>
          </table:table-cell>
          <table:table-cell office:value-type="string">
            <text:p>Loss: 0.25992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3 [0/50000 (0%)]</text:p>
          </table:table-cell>
          <table:table-cell office:value-type="string">
            <text:p>Loss: 0.280440</text:p>
          </table:table-cell>
        </table:table-row>
        <table:table-row table:style-name="ro2">
          <table:table-cell/>
          <table:table-cell office:value-type="string">
            <text:p>Train Epoch: 3 [9600/50000 (19%)]</text:p>
          </table:table-cell>
          <table:table-cell office:value-type="string">
            <text:p>Loss: 0.415124</text:p>
          </table:table-cell>
        </table:table-row>
        <table:table-row table:style-name="ro2">
          <table:table-cell/>
          <table:table-cell office:value-type="string">
            <text:p>Train Epoch: 3 [19200/50000 (38%)]</text:p>
          </table:table-cell>
          <table:table-cell office:value-type="string">
            <text:p>Loss: 0.306883</text:p>
          </table:table-cell>
        </table:table-row>
        <table:table-row table:style-name="ro2">
          <table:table-cell/>
          <table:table-cell office:value-type="string">
            <text:p>Train Epoch: 3 [28800/50000 (58%)]</text:p>
          </table:table-cell>
          <table:table-cell office:value-type="string">
            <text:p>Loss: 0.298496</text:p>
          </table:table-cell>
        </table:table-row>
        <table:table-row table:style-name="ro2">
          <table:table-cell/>
          <table:table-cell office:value-type="string">
            <text:p>Train Epoch: 3 [38400/50000 (77%)]</text:p>
          </table:table-cell>
          <table:table-cell office:value-type="string">
            <text:p>Loss: 0.457911</text:p>
          </table:table-cell>
        </table:table-row>
        <table:table-row table:style-name="ro2">
          <table:table-cell/>
          <table:table-cell office:value-type="string">
            <text:p>Train Epoch: 3 [48000/50000 (96%)]</text:p>
          </table:table-cell>
          <table:table-cell office:value-type="string">
            <text:p>Loss: 0.36461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3 [0/50000 (0%)]</text:p>
          </table:table-cell>
          <table:table-cell office:value-type="string">
            <text:p>Loss: 0.393062</text:p>
          </table:table-cell>
        </table:table-row>
        <table:table-row table:style-name="ro2">
          <table:table-cell/>
          <table:table-cell office:value-type="string">
            <text:p>Train Epoch: 3 [9600/50000 (19%)]</text:p>
          </table:table-cell>
          <table:table-cell office:value-type="string">
            <text:p>Loss: 0.288336</text:p>
          </table:table-cell>
        </table:table-row>
        <table:table-row table:style-name="ro2">
          <table:table-cell/>
          <table:table-cell office:value-type="string">
            <text:p>Train Epoch: 3 [19200/50000 (38%)]</text:p>
          </table:table-cell>
          <table:table-cell office:value-type="string">
            <text:p>Loss: 0.313268</text:p>
          </table:table-cell>
        </table:table-row>
        <table:table-row table:style-name="ro2">
          <table:table-cell/>
          <table:table-cell office:value-type="string">
            <text:p>Train Epoch: 3 [28800/50000 (58%)]</text:p>
          </table:table-cell>
          <table:table-cell office:value-type="string">
            <text:p>Loss: 0.414066</text:p>
          </table:table-cell>
        </table:table-row>
        <table:table-row table:style-name="ro2">
          <table:table-cell/>
          <table:table-cell office:value-type="string">
            <text:p>Train Epoch: 3 [38400/50000 (77%)]</text:p>
          </table:table-cell>
          <table:table-cell office:value-type="string">
            <text:p>Loss: 0.287759</text:p>
          </table:table-cell>
        </table:table-row>
        <table:table-row table:style-name="ro2">
          <table:table-cell/>
          <table:table-cell office:value-type="string">
            <text:p>Train Epoch: 3 [48000/50000 (96%)]</text:p>
          </table:table-cell>
          <table:table-cell office:value-type="string">
            <text:p>Loss: 0.23467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32/10000 (92.000%)</text:p>
          </table:table-cell>
          <table:table-cell office:value-type="string">
            <text:p>Loss: 20.81020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32/10000 (92.000%)</text:p>
          </table:table-cell>
          <table:table-cell office:value-type="string">
            <text:p>Loss: 20.810204</text:p>
          </table:table-cell>
        </table:table-row>
        <table:table-row table:style-name="ro2">
          <table:table-cell/>
          <table:table-cell office:value-type="string">
            <text:p>Train Epoch: 4 [0/50000 (0%)]</text:p>
          </table:table-cell>
          <table:table-cell office:value-type="string">
            <text:p>Loss: 0.221144</text:p>
          </table:table-cell>
        </table:table-row>
        <table:table-row table:style-name="ro2">
          <table:table-cell/>
          <table:table-cell office:value-type="string">
            <text:p>Train Epoch: 4 [9600/50000 (19%)]</text:p>
          </table:table-cell>
          <table:table-cell office:value-type="string">
            <text:p>Loss: 0.181401</text:p>
          </table:table-cell>
        </table:table-row>
        <table:table-row table:style-name="ro2">
          <table:table-cell/>
          <table:table-cell office:value-type="string">
            <text:p>Train Epoch: 4 [19200/50000 (38%)]</text:p>
          </table:table-cell>
          <table:table-cell office:value-type="string">
            <text:p>Loss: 0.269188</text:p>
          </table:table-cell>
        </table:table-row>
        <table:table-row table:style-name="ro2">
          <table:table-cell/>
          <table:table-cell office:value-type="string">
            <text:p>Train Epoch: 4 [28800/50000 (58%)]</text:p>
          </table:table-cell>
          <table:table-cell office:value-type="string">
            <text:p>Loss: 0.254165</text:p>
          </table:table-cell>
        </table:table-row>
        <table:table-row table:style-name="ro2">
          <table:table-cell/>
          <table:table-cell office:value-type="string">
            <text:p>Train Epoch: 4 [38400/50000 (77%)]</text:p>
          </table:table-cell>
          <table:table-cell office:value-type="string">
            <text:p>Loss: 0.263257</text:p>
          </table:table-cell>
        </table:table-row>
        <table:table-row table:style-name="ro2">
          <table:table-cell/>
          <table:table-cell office:value-type="string">
            <text:p>Train Epoch: 4 [48000/50000 (96%)]</text:p>
          </table:table-cell>
          <table:table-cell office:value-type="string">
            <text:p>Loss: 0.32578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4 [0/50000 (0%)]</text:p>
          </table:table-cell>
          <table:table-cell office:value-type="string">
            <text:p>Loss: 0.243368</text:p>
          </table:table-cell>
        </table:table-row>
        <table:table-row table:style-name="ro2">
          <table:table-cell/>
          <table:table-cell office:value-type="string">
            <text:p>Train Epoch: 4 [9600/50000 (19%)]</text:p>
          </table:table-cell>
          <table:table-cell office:value-type="string">
            <text:p>Loss: 0.337807</text:p>
          </table:table-cell>
        </table:table-row>
        <table:table-row table:style-name="ro2">
          <table:table-cell/>
          <table:table-cell office:value-type="string">
            <text:p>Train Epoch: 4 [19200/50000 (38%)]</text:p>
          </table:table-cell>
          <table:table-cell office:value-type="string">
            <text:p>Loss: 0.356049</text:p>
          </table:table-cell>
        </table:table-row>
        <table:table-row table:style-name="ro2">
          <table:table-cell/>
          <table:table-cell office:value-type="string">
            <text:p>Train Epoch: 4 [28800/50000 (58%)]</text:p>
          </table:table-cell>
          <table:table-cell office:value-type="string">
            <text:p>Loss: 0.266091</text:p>
          </table:table-cell>
        </table:table-row>
        <table:table-row table:style-name="ro2">
          <table:table-cell/>
          <table:table-cell office:value-type="string">
            <text:p>Train Epoch: 4 [38400/50000 (77%)]</text:p>
          </table:table-cell>
          <table:table-cell office:value-type="string">
            <text:p>Loss: 0.255664</text:p>
          </table:table-cell>
        </table:table-row>
        <table:table-row table:style-name="ro2">
          <table:table-cell/>
          <table:table-cell office:value-type="string">
            <text:p>Train Epoch: 4 [48000/50000 (96%)]</text:p>
          </table:table-cell>
          <table:table-cell office:value-type="string">
            <text:p>Loss: 0.21253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4 [0/50000 (0%)]</text:p>
          </table:table-cell>
          <table:table-cell office:value-type="string">
            <text:p>Loss: 0.398185</text:p>
          </table:table-cell>
        </table:table-row>
        <table:table-row table:style-name="ro2">
          <table:table-cell/>
          <table:table-cell office:value-type="string">
            <text:p>Train Epoch: 4 [9600/50000 (19%)]</text:p>
          </table:table-cell>
          <table:table-cell office:value-type="string">
            <text:p>Loss: 0.355733</text:p>
          </table:table-cell>
        </table:table-row>
        <table:table-row table:style-name="ro2">
          <table:table-cell/>
          <table:table-cell office:value-type="string">
            <text:p>Train Epoch: 4 [19200/50000 (38%)]</text:p>
          </table:table-cell>
          <table:table-cell office:value-type="string">
            <text:p>Loss: 0.270707</text:p>
          </table:table-cell>
        </table:table-row>
        <table:table-row table:style-name="ro2">
          <table:table-cell/>
          <table:table-cell office:value-type="string">
            <text:p>Train Epoch: 4 [28800/50000 (58%)]</text:p>
          </table:table-cell>
          <table:table-cell office:value-type="string">
            <text:p>Loss: 0.330019</text:p>
          </table:table-cell>
        </table:table-row>
        <table:table-row table:style-name="ro2">
          <table:table-cell/>
          <table:table-cell office:value-type="string">
            <text:p>Train Epoch: 4 [38400/50000 (77%)]</text:p>
          </table:table-cell>
          <table:table-cell office:value-type="string">
            <text:p>Loss: 0.170744</text:p>
          </table:table-cell>
        </table:table-row>
        <table:table-row table:style-name="ro2">
          <table:table-cell/>
          <table:table-cell office:value-type="string">
            <text:p>Train Epoch: 4 [48000/50000 (96%)]</text:p>
          </table:table-cell>
          <table:table-cell office:value-type="string">
            <text:p>Loss: 0.25179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00/10000 (93.000%)</text:p>
          </table:table-cell>
          <table:table-cell office:value-type="string">
            <text:p>Loss: 17.90732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00/10000 (93.000%)</text:p>
          </table:table-cell>
          <table:table-cell office:value-type="string">
            <text:p>Loss: 17.907322</text:p>
          </table:table-cell>
        </table:table-row>
        <table:table-row table:style-name="ro2">
          <table:table-cell/>
          <table:table-cell office:value-type="string">
            <text:p>Train Epoch: 5 [0/50000 (0%)]</text:p>
          </table:table-cell>
          <table:table-cell office:value-type="string">
            <text:p>Loss: 0.280476</text:p>
          </table:table-cell>
        </table:table-row>
        <table:table-row table:style-name="ro2">
          <table:table-cell/>
          <table:table-cell office:value-type="string">
            <text:p>Train Epoch: 5 [9600/50000 (19%)]</text:p>
          </table:table-cell>
          <table:table-cell office:value-type="string">
            <text:p>Loss: 0.291235</text:p>
          </table:table-cell>
        </table:table-row>
        <table:table-row table:style-name="ro2">
          <table:table-cell/>
          <table:table-cell office:value-type="string">
            <text:p>Train Epoch: 5 [19200/50000 (38%)]</text:p>
          </table:table-cell>
          <table:table-cell office:value-type="string">
            <text:p>Loss: 0.334451</text:p>
          </table:table-cell>
        </table:table-row>
        <table:table-row table:style-name="ro2">
          <table:table-cell/>
          <table:table-cell office:value-type="string">
            <text:p>Train Epoch: 5 [28800/50000 (58%)]</text:p>
          </table:table-cell>
          <table:table-cell office:value-type="string">
            <text:p>Loss: 0.221748</text:p>
          </table:table-cell>
        </table:table-row>
        <table:table-row table:style-name="ro2">
          <table:table-cell/>
          <table:table-cell office:value-type="string">
            <text:p>Train Epoch: 5 [38400/50000 (77%)]</text:p>
          </table:table-cell>
          <table:table-cell office:value-type="string">
            <text:p>Loss: 0.293457</text:p>
          </table:table-cell>
        </table:table-row>
        <table:table-row table:style-name="ro2">
          <table:table-cell/>
          <table:table-cell office:value-type="string">
            <text:p>Train Epoch: 5 [48000/50000 (96%)]</text:p>
          </table:table-cell>
          <table:table-cell office:value-type="string">
            <text:p>Loss: 0.25183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5 [0/50000 (0%)]</text:p>
          </table:table-cell>
          <table:table-cell office:value-type="string">
            <text:p>Loss: 0.237140</text:p>
          </table:table-cell>
        </table:table-row>
        <table:table-row table:style-name="ro2">
          <table:table-cell/>
          <table:table-cell office:value-type="string">
            <text:p>Train Epoch: 5 [9600/50000 (19%)]</text:p>
          </table:table-cell>
          <table:table-cell office:value-type="string">
            <text:p>Loss: 0.284104</text:p>
          </table:table-cell>
        </table:table-row>
        <table:table-row table:style-name="ro2">
          <table:table-cell/>
          <table:table-cell office:value-type="string">
            <text:p>Train Epoch: 5 [19200/50000 (38%)]</text:p>
          </table:table-cell>
          <table:table-cell office:value-type="string">
            <text:p>Loss: 0.382595</text:p>
          </table:table-cell>
        </table:table-row>
        <table:table-row table:style-name="ro2">
          <table:table-cell/>
          <table:table-cell office:value-type="string">
            <text:p>Train Epoch: 5 [28800/50000 (58%)]</text:p>
          </table:table-cell>
          <table:table-cell office:value-type="string">
            <text:p>Loss: 0.342470</text:p>
          </table:table-cell>
        </table:table-row>
        <table:table-row table:style-name="ro2">
          <table:table-cell/>
          <table:table-cell office:value-type="string">
            <text:p>Train Epoch: 5 [38400/50000 (77%)]</text:p>
          </table:table-cell>
          <table:table-cell office:value-type="string">
            <text:p>Loss: 0.269186</text:p>
          </table:table-cell>
        </table:table-row>
        <table:table-row table:style-name="ro2">
          <table:table-cell/>
          <table:table-cell office:value-type="string">
            <text:p>Train Epoch: 5 [48000/50000 (96%)]</text:p>
          </table:table-cell>
          <table:table-cell office:value-type="string">
            <text:p>Loss: 0.24618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5 [0/50000 (0%)]</text:p>
          </table:table-cell>
          <table:table-cell office:value-type="string">
            <text:p>Loss: 0.257800</text:p>
          </table:table-cell>
        </table:table-row>
        <table:table-row table:style-name="ro2">
          <table:table-cell/>
          <table:table-cell office:value-type="string">
            <text:p>Train Epoch: 5 [9600/50000 (19%)]</text:p>
          </table:table-cell>
          <table:table-cell office:value-type="string">
            <text:p>Loss: 0.204113</text:p>
          </table:table-cell>
        </table:table-row>
        <table:table-row table:style-name="ro2">
          <table:table-cell/>
          <table:table-cell office:value-type="string">
            <text:p>Train Epoch: 5 [19200/50000 (38%)]</text:p>
          </table:table-cell>
          <table:table-cell office:value-type="string">
            <text:p>Loss: 0.367388</text:p>
          </table:table-cell>
        </table:table-row>
        <table:table-row table:style-name="ro2">
          <table:table-cell/>
          <table:table-cell office:value-type="string">
            <text:p>Train Epoch: 5 [28800/50000 (58%)]</text:p>
          </table:table-cell>
          <table:table-cell office:value-type="string">
            <text:p>Loss: 0.139310</text:p>
          </table:table-cell>
        </table:table-row>
        <table:table-row table:style-name="ro2">
          <table:table-cell/>
          <table:table-cell office:value-type="string">
            <text:p>Train Epoch: 5 [38400/50000 (77%)]</text:p>
          </table:table-cell>
          <table:table-cell office:value-type="string">
            <text:p>Loss: 0.256685</text:p>
          </table:table-cell>
        </table:table-row>
        <table:table-row table:style-name="ro2">
          <table:table-cell/>
          <table:table-cell office:value-type="string">
            <text:p>Train Epoch: 5 [48000/50000 (96%)]</text:p>
          </table:table-cell>
          <table:table-cell office:value-type="string">
            <text:p>Loss: 0.12675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91/10000 (92.000%)</text:p>
          </table:table-cell>
          <table:table-cell office:value-type="string">
            <text:p>Loss: 18.21177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91/10000 (92.000%)</text:p>
          </table:table-cell>
          <table:table-cell office:value-type="string">
            <text:p>Loss: 18.211777</text:p>
          </table:table-cell>
        </table:table-row>
        <table:table-row table:style-name="ro2">
          <table:table-cell/>
          <table:table-cell office:value-type="string">
            <text:p>Train Epoch: 6 [0/50000 (0%)]</text:p>
          </table:table-cell>
          <table:table-cell office:value-type="string">
            <text:p>Loss: 0.290960</text:p>
          </table:table-cell>
        </table:table-row>
        <table:table-row table:style-name="ro2">
          <table:table-cell/>
          <table:table-cell office:value-type="string">
            <text:p>Train Epoch: 6 [9600/50000 (19%)]</text:p>
          </table:table-cell>
          <table:table-cell office:value-type="string">
            <text:p>Loss: 0.152191</text:p>
          </table:table-cell>
        </table:table-row>
        <table:table-row table:style-name="ro2">
          <table:table-cell/>
          <table:table-cell office:value-type="string">
            <text:p>Train Epoch: 6 [19200/50000 (38%)]</text:p>
          </table:table-cell>
          <table:table-cell office:value-type="string">
            <text:p>Loss: 0.431637</text:p>
          </table:table-cell>
        </table:table-row>
        <table:table-row table:style-name="ro2">
          <table:table-cell/>
          <table:table-cell office:value-type="string">
            <text:p>Train Epoch: 6 [28800/50000 (58%)]</text:p>
          </table:table-cell>
          <table:table-cell office:value-type="string">
            <text:p>Loss: 0.224155</text:p>
          </table:table-cell>
        </table:table-row>
        <table:table-row table:style-name="ro2">
          <table:table-cell/>
          <table:table-cell office:value-type="string">
            <text:p>Train Epoch: 6 [38400/50000 (77%)]</text:p>
          </table:table-cell>
          <table:table-cell office:value-type="string">
            <text:p>Loss: 0.292420</text:p>
          </table:table-cell>
        </table:table-row>
        <table:table-row table:style-name="ro2">
          <table:table-cell/>
          <table:table-cell office:value-type="string">
            <text:p>Train Epoch: 6 [48000/50000 (96%)]</text:p>
          </table:table-cell>
          <table:table-cell office:value-type="string">
            <text:p>Loss: 0.17744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6 [0/50000 (0%)]</text:p>
          </table:table-cell>
          <table:table-cell office:value-type="string">
            <text:p>Loss: 0.312507</text:p>
          </table:table-cell>
        </table:table-row>
        <table:table-row table:style-name="ro2">
          <table:table-cell/>
          <table:table-cell office:value-type="string">
            <text:p>Train Epoch: 6 [9600/50000 (19%)]</text:p>
          </table:table-cell>
          <table:table-cell office:value-type="string">
            <text:p>Loss: 0.216227</text:p>
          </table:table-cell>
        </table:table-row>
        <table:table-row table:style-name="ro2">
          <table:table-cell/>
          <table:table-cell office:value-type="string">
            <text:p>Train Epoch: 6 [19200/50000 (38%)]</text:p>
          </table:table-cell>
          <table:table-cell office:value-type="string">
            <text:p>Loss: 0.177622</text:p>
          </table:table-cell>
        </table:table-row>
        <table:table-row table:style-name="ro2">
          <table:table-cell/>
          <table:table-cell office:value-type="string">
            <text:p>Train Epoch: 6 [28800/50000 (58%)]</text:p>
          </table:table-cell>
          <table:table-cell office:value-type="string">
            <text:p>Loss: 0.213968</text:p>
          </table:table-cell>
        </table:table-row>
        <table:table-row table:style-name="ro2">
          <table:table-cell/>
          <table:table-cell office:value-type="string">
            <text:p>Train Epoch: 6 [38400/50000 (77%)]</text:p>
          </table:table-cell>
          <table:table-cell office:value-type="string">
            <text:p>Loss: 0.186800</text:p>
          </table:table-cell>
        </table:table-row>
        <table:table-row table:style-name="ro2">
          <table:table-cell/>
          <table:table-cell office:value-type="string">
            <text:p>Train Epoch: 6 [48000/50000 (96%)]</text:p>
          </table:table-cell>
          <table:table-cell office:value-type="string">
            <text:p>Loss: 0.29915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6 [0/50000 (0%)]</text:p>
          </table:table-cell>
          <table:table-cell office:value-type="string">
            <text:p>Loss: 0.208119</text:p>
          </table:table-cell>
        </table:table-row>
        <table:table-row table:style-name="ro2">
          <table:table-cell/>
          <table:table-cell office:value-type="string">
            <text:p>Train Epoch: 6 [9600/50000 (19%)]</text:p>
          </table:table-cell>
          <table:table-cell office:value-type="string">
            <text:p>Loss: 0.297365</text:p>
          </table:table-cell>
        </table:table-row>
        <table:table-row table:style-name="ro2">
          <table:table-cell/>
          <table:table-cell office:value-type="string">
            <text:p>Train Epoch: 6 [19200/50000 (38%)]</text:p>
          </table:table-cell>
          <table:table-cell office:value-type="string">
            <text:p>Loss: 0.252375</text:p>
          </table:table-cell>
        </table:table-row>
        <table:table-row table:style-name="ro2">
          <table:table-cell/>
          <table:table-cell office:value-type="string">
            <text:p>Train Epoch: 6 [28800/50000 (58%)]</text:p>
          </table:table-cell>
          <table:table-cell office:value-type="string">
            <text:p>Loss: 0.264324</text:p>
          </table:table-cell>
        </table:table-row>
        <table:table-row table:style-name="ro2">
          <table:table-cell/>
          <table:table-cell office:value-type="string">
            <text:p>Train Epoch: 6 [38400/50000 (77%)]</text:p>
          </table:table-cell>
          <table:table-cell office:value-type="string">
            <text:p>Loss: 0.164203</text:p>
          </table:table-cell>
        </table:table-row>
        <table:table-row table:style-name="ro2">
          <table:table-cell/>
          <table:table-cell office:value-type="string">
            <text:p>Train Epoch: 6 [48000/50000 (96%)]</text:p>
          </table:table-cell>
          <table:table-cell office:value-type="string">
            <text:p>Loss: 0.18377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19/10000 (94.000%)</text:p>
          </table:table-cell>
          <table:table-cell office:value-type="string">
            <text:p>Loss: 14.76001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19/10000 (94.000%)</text:p>
          </table:table-cell>
          <table:table-cell office:value-type="string">
            <text:p>Loss: 14.760017</text:p>
          </table:table-cell>
        </table:table-row>
        <table:table-row table:style-name="ro2">
          <table:table-cell/>
          <table:table-cell office:value-type="string">
            <text:p>Train Epoch: 7 [0/50000 (0%)]</text:p>
          </table:table-cell>
          <table:table-cell office:value-type="string">
            <text:p>Loss: 0.217035</text:p>
          </table:table-cell>
        </table:table-row>
        <table:table-row table:style-name="ro2">
          <table:table-cell/>
          <table:table-cell office:value-type="string">
            <text:p>Train Epoch: 7 [9600/50000 (19%)]</text:p>
          </table:table-cell>
          <table:table-cell office:value-type="string">
            <text:p>Loss: 0.175508</text:p>
          </table:table-cell>
        </table:table-row>
        <table:table-row table:style-name="ro2">
          <table:table-cell/>
          <table:table-cell office:value-type="string">
            <text:p>Train Epoch: 7 [19200/50000 (38%)]</text:p>
          </table:table-cell>
          <table:table-cell office:value-type="string">
            <text:p>Loss: 0.161470</text:p>
          </table:table-cell>
        </table:table-row>
        <table:table-row table:style-name="ro2">
          <table:table-cell/>
          <table:table-cell office:value-type="string">
            <text:p>Train Epoch: 7 [28800/50000 (58%)]</text:p>
          </table:table-cell>
          <table:table-cell office:value-type="string">
            <text:p>Loss: 0.179374</text:p>
          </table:table-cell>
        </table:table-row>
        <table:table-row table:style-name="ro2">
          <table:table-cell/>
          <table:table-cell office:value-type="string">
            <text:p>Train Epoch: 7 [38400/50000 (77%)]</text:p>
          </table:table-cell>
          <table:table-cell office:value-type="string">
            <text:p>Loss: 0.258309</text:p>
          </table:table-cell>
        </table:table-row>
        <table:table-row table:style-name="ro2">
          <table:table-cell/>
          <table:table-cell office:value-type="string">
            <text:p>Train Epoch: 7 [48000/50000 (96%)]</text:p>
          </table:table-cell>
          <table:table-cell office:value-type="string">
            <text:p>Loss: 0.17213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7 [0/50000 (0%)]</text:p>
          </table:table-cell>
          <table:table-cell office:value-type="string">
            <text:p>Loss: 0.180188</text:p>
          </table:table-cell>
        </table:table-row>
        <table:table-row table:style-name="ro2">
          <table:table-cell/>
          <table:table-cell office:value-type="string">
            <text:p>Train Epoch: 7 [9600/50000 (19%)]</text:p>
          </table:table-cell>
          <table:table-cell office:value-type="string">
            <text:p>Loss: 0.144568</text:p>
          </table:table-cell>
        </table:table-row>
        <table:table-row table:style-name="ro2">
          <table:table-cell/>
          <table:table-cell office:value-type="string">
            <text:p>Train Epoch: 7 [19200/50000 (38%)]</text:p>
          </table:table-cell>
          <table:table-cell office:value-type="string">
            <text:p>Loss: 0.207134</text:p>
          </table:table-cell>
        </table:table-row>
        <table:table-row table:style-name="ro2">
          <table:table-cell/>
          <table:table-cell office:value-type="string">
            <text:p>Train Epoch: 7 [28800/50000 (58%)]</text:p>
          </table:table-cell>
          <table:table-cell office:value-type="string">
            <text:p>Loss: 0.187060</text:p>
          </table:table-cell>
        </table:table-row>
        <table:table-row table:style-name="ro2">
          <table:table-cell/>
          <table:table-cell office:value-type="string">
            <text:p>Train Epoch: 7 [38400/50000 (77%)]</text:p>
          </table:table-cell>
          <table:table-cell office:value-type="string">
            <text:p>Loss: 0.141376</text:p>
          </table:table-cell>
        </table:table-row>
        <table:table-row table:style-name="ro2">
          <table:table-cell/>
          <table:table-cell office:value-type="string">
            <text:p>Train Epoch: 7 [48000/50000 (96%)]</text:p>
          </table:table-cell>
          <table:table-cell office:value-type="string">
            <text:p>Loss: 0.26941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7 [0/50000 (0%)]</text:p>
          </table:table-cell>
          <table:table-cell office:value-type="string">
            <text:p>Loss: 0.207076</text:p>
          </table:table-cell>
        </table:table-row>
        <table:table-row table:style-name="ro2">
          <table:table-cell/>
          <table:table-cell office:value-type="string">
            <text:p>Train Epoch: 7 [9600/50000 (19%)]</text:p>
          </table:table-cell>
          <table:table-cell office:value-type="string">
            <text:p>Loss: 0.227379</text:p>
          </table:table-cell>
        </table:table-row>
        <table:table-row table:style-name="ro2">
          <table:table-cell/>
          <table:table-cell office:value-type="string">
            <text:p>Train Epoch: 7 [19200/50000 (38%)]</text:p>
          </table:table-cell>
          <table:table-cell office:value-type="string">
            <text:p>Loss: 0.207213</text:p>
          </table:table-cell>
        </table:table-row>
        <table:table-row table:style-name="ro2">
          <table:table-cell/>
          <table:table-cell office:value-type="string">
            <text:p>Train Epoch: 7 [28800/50000 (58%)]</text:p>
          </table:table-cell>
          <table:table-cell office:value-type="string">
            <text:p>Loss: 0.172763</text:p>
          </table:table-cell>
        </table:table-row>
        <table:table-row table:style-name="ro2">
          <table:table-cell/>
          <table:table-cell office:value-type="string">
            <text:p>Train Epoch: 7 [38400/50000 (77%)]</text:p>
          </table:table-cell>
          <table:table-cell office:value-type="string">
            <text:p>Loss: 0.165931</text:p>
          </table:table-cell>
        </table:table-row>
        <table:table-row table:style-name="ro2">
          <table:table-cell/>
          <table:table-cell office:value-type="string">
            <text:p>Train Epoch: 7 [48000/50000 (96%)]</text:p>
          </table:table-cell>
          <table:table-cell office:value-type="string">
            <text:p>Loss: 0.13026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46/10000 (92.000%)</text:p>
          </table:table-cell>
          <table:table-cell office:value-type="string">
            <text:p>Loss: 20.02943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46/10000 (92.000%)</text:p>
          </table:table-cell>
          <table:table-cell office:value-type="string">
            <text:p>Loss: 20.029438</text:p>
          </table:table-cell>
        </table:table-row>
        <table:table-row table:style-name="ro2">
          <table:table-cell/>
          <table:table-cell office:value-type="string">
            <text:p>Train Epoch: 8 [0/50000 (0%)]</text:p>
          </table:table-cell>
          <table:table-cell office:value-type="string">
            <text:p>Loss: 0.271614</text:p>
          </table:table-cell>
        </table:table-row>
        <table:table-row table:style-name="ro2">
          <table:table-cell/>
          <table:table-cell office:value-type="string">
            <text:p>Train Epoch: 8 [9600/50000 (19%)]</text:p>
          </table:table-cell>
          <table:table-cell office:value-type="string">
            <text:p>Loss: 0.208269</text:p>
          </table:table-cell>
        </table:table-row>
        <table:table-row table:style-name="ro2">
          <table:table-cell/>
          <table:table-cell office:value-type="string">
            <text:p>Train Epoch: 8 [19200/50000 (38%)]</text:p>
          </table:table-cell>
          <table:table-cell office:value-type="string">
            <text:p>Loss: 0.261182</text:p>
          </table:table-cell>
        </table:table-row>
        <table:table-row table:style-name="ro2">
          <table:table-cell/>
          <table:table-cell office:value-type="string">
            <text:p>Train Epoch: 8 [28800/50000 (58%)]</text:p>
          </table:table-cell>
          <table:table-cell office:value-type="string">
            <text:p>Loss: 0.183799</text:p>
          </table:table-cell>
        </table:table-row>
        <table:table-row table:style-name="ro2">
          <table:table-cell/>
          <table:table-cell office:value-type="string">
            <text:p>Train Epoch: 8 [38400/50000 (77%)]</text:p>
          </table:table-cell>
          <table:table-cell office:value-type="string">
            <text:p>Loss: 0.233582</text:p>
          </table:table-cell>
        </table:table-row>
        <table:table-row table:style-name="ro2">
          <table:table-cell/>
          <table:table-cell office:value-type="string">
            <text:p>Train Epoch: 8 [48000/50000 (96%)]</text:p>
          </table:table-cell>
          <table:table-cell office:value-type="string">
            <text:p>Loss: 0.23260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8 [0/50000 (0%)]</text:p>
          </table:table-cell>
          <table:table-cell office:value-type="string">
            <text:p>Loss: 0.230721</text:p>
          </table:table-cell>
        </table:table-row>
        <table:table-row table:style-name="ro2">
          <table:table-cell/>
          <table:table-cell office:value-type="string">
            <text:p>Train Epoch: 8 [9600/50000 (19%)]</text:p>
          </table:table-cell>
          <table:table-cell office:value-type="string">
            <text:p>Loss: 0.236701</text:p>
          </table:table-cell>
        </table:table-row>
        <table:table-row table:style-name="ro2">
          <table:table-cell/>
          <table:table-cell office:value-type="string">
            <text:p>Train Epoch: 8 [19200/50000 (38%)]</text:p>
          </table:table-cell>
          <table:table-cell office:value-type="string">
            <text:p>Loss: 0.256256</text:p>
          </table:table-cell>
        </table:table-row>
        <table:table-row table:style-name="ro2">
          <table:table-cell/>
          <table:table-cell office:value-type="string">
            <text:p>Train Epoch: 8 [28800/50000 (58%)]</text:p>
          </table:table-cell>
          <table:table-cell office:value-type="string">
            <text:p>Loss: 0.216558</text:p>
          </table:table-cell>
        </table:table-row>
        <table:table-row table:style-name="ro2">
          <table:table-cell/>
          <table:table-cell office:value-type="string">
            <text:p>Train Epoch: 8 [38400/50000 (77%)]</text:p>
          </table:table-cell>
          <table:table-cell office:value-type="string">
            <text:p>Loss: 0.146551</text:p>
          </table:table-cell>
        </table:table-row>
        <table:table-row table:style-name="ro2">
          <table:table-cell/>
          <table:table-cell office:value-type="string">
            <text:p>Train Epoch: 8 [48000/50000 (96%)]</text:p>
          </table:table-cell>
          <table:table-cell office:value-type="string">
            <text:p>Loss: 0.28422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8 [0/50000 (0%)]</text:p>
          </table:table-cell>
          <table:table-cell office:value-type="string">
            <text:p>Loss: 0.384946</text:p>
          </table:table-cell>
        </table:table-row>
        <table:table-row table:style-name="ro2">
          <table:table-cell/>
          <table:table-cell office:value-type="string">
            <text:p>Train Epoch: 8 [9600/50000 (19%)]</text:p>
          </table:table-cell>
          <table:table-cell office:value-type="string">
            <text:p>Loss: 0.194902</text:p>
          </table:table-cell>
        </table:table-row>
        <table:table-row table:style-name="ro2">
          <table:table-cell/>
          <table:table-cell office:value-type="string">
            <text:p>Train Epoch: 8 [19200/50000 (38%)]</text:p>
          </table:table-cell>
          <table:table-cell office:value-type="string">
            <text:p>Loss: 0.195128</text:p>
          </table:table-cell>
        </table:table-row>
        <table:table-row table:style-name="ro2">
          <table:table-cell/>
          <table:table-cell office:value-type="string">
            <text:p>Train Epoch: 8 [28800/50000 (58%)]</text:p>
          </table:table-cell>
          <table:table-cell office:value-type="string">
            <text:p>Loss: 0.296915</text:p>
          </table:table-cell>
        </table:table-row>
        <table:table-row table:style-name="ro2">
          <table:table-cell/>
          <table:table-cell office:value-type="string">
            <text:p>Train Epoch: 8 [38400/50000 (77%)]</text:p>
          </table:table-cell>
          <table:table-cell office:value-type="string">
            <text:p>Loss: 0.209873</text:p>
          </table:table-cell>
        </table:table-row>
        <table:table-row table:style-name="ro2">
          <table:table-cell/>
          <table:table-cell office:value-type="string">
            <text:p>Train Epoch: 8 [48000/50000 (96%)]</text:p>
          </table:table-cell>
          <table:table-cell office:value-type="string">
            <text:p>Loss: 0.14835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02/10000 (95.000%)</text:p>
          </table:table-cell>
          <table:table-cell office:value-type="string">
            <text:p>Loss: 12.65785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02/10000 (95.000%)</text:p>
          </table:table-cell>
          <table:table-cell office:value-type="string">
            <text:p>Loss: 12.657852</text:p>
          </table:table-cell>
        </table:table-row>
        <table:table-row table:style-name="ro2">
          <table:table-cell/>
          <table:table-cell office:value-type="string">
            <text:p>Train Epoch: 9 [0/50000 (0%)]</text:p>
          </table:table-cell>
          <table:table-cell office:value-type="string">
            <text:p>Loss: 0.132704</text:p>
          </table:table-cell>
        </table:table-row>
        <table:table-row table:style-name="ro2">
          <table:table-cell/>
          <table:table-cell office:value-type="string">
            <text:p>Train Epoch: 9 [9600/50000 (19%)]</text:p>
          </table:table-cell>
          <table:table-cell office:value-type="string">
            <text:p>Loss: 0.188976</text:p>
          </table:table-cell>
        </table:table-row>
        <table:table-row table:style-name="ro2">
          <table:table-cell/>
          <table:table-cell office:value-type="string">
            <text:p>Train Epoch: 9 [19200/50000 (38%)]</text:p>
          </table:table-cell>
          <table:table-cell office:value-type="string">
            <text:p>Loss: 0.194980</text:p>
          </table:table-cell>
        </table:table-row>
        <table:table-row table:style-name="ro2">
          <table:table-cell/>
          <table:table-cell office:value-type="string">
            <text:p>Train Epoch: 9 [28800/50000 (58%)]</text:p>
          </table:table-cell>
          <table:table-cell office:value-type="string">
            <text:p>Loss: 0.146104</text:p>
          </table:table-cell>
        </table:table-row>
        <table:table-row table:style-name="ro2">
          <table:table-cell/>
          <table:table-cell office:value-type="string">
            <text:p>Train Epoch: 9 [38400/50000 (77%)]</text:p>
          </table:table-cell>
          <table:table-cell office:value-type="string">
            <text:p>Loss: 0.293378</text:p>
          </table:table-cell>
        </table:table-row>
        <table:table-row table:style-name="ro2">
          <table:table-cell/>
          <table:table-cell office:value-type="string">
            <text:p>Train Epoch: 9 [48000/50000 (96%)]</text:p>
          </table:table-cell>
          <table:table-cell office:value-type="string">
            <text:p>Loss: 0.21122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9 [0/50000 (0%)]</text:p>
          </table:table-cell>
          <table:table-cell office:value-type="string">
            <text:p>Loss: 0.172045</text:p>
          </table:table-cell>
        </table:table-row>
        <table:table-row table:style-name="ro2">
          <table:table-cell/>
          <table:table-cell office:value-type="string">
            <text:p>Train Epoch: 9 [9600/50000 (19%)]</text:p>
          </table:table-cell>
          <table:table-cell office:value-type="string">
            <text:p>Loss: 0.262136</text:p>
          </table:table-cell>
        </table:table-row>
        <table:table-row table:style-name="ro2">
          <table:table-cell/>
          <table:table-cell office:value-type="string">
            <text:p>Train Epoch: 9 [19200/50000 (38%)]</text:p>
          </table:table-cell>
          <table:table-cell office:value-type="string">
            <text:p>Loss: 0.262668</text:p>
          </table:table-cell>
        </table:table-row>
        <table:table-row table:style-name="ro2">
          <table:table-cell/>
          <table:table-cell office:value-type="string">
            <text:p>Train Epoch: 9 [28800/50000 (58%)]</text:p>
          </table:table-cell>
          <table:table-cell office:value-type="string">
            <text:p>Loss: 0.241712</text:p>
          </table:table-cell>
        </table:table-row>
        <table:table-row table:style-name="ro2">
          <table:table-cell/>
          <table:table-cell office:value-type="string">
            <text:p>Train Epoch: 9 [38400/50000 (77%)]</text:p>
          </table:table-cell>
          <table:table-cell office:value-type="string">
            <text:p>Loss: 0.156358</text:p>
          </table:table-cell>
        </table:table-row>
        <table:table-row table:style-name="ro2">
          <table:table-cell/>
          <table:table-cell office:value-type="string">
            <text:p>Train Epoch: 9 [48000/50000 (96%)]</text:p>
          </table:table-cell>
          <table:table-cell office:value-type="string">
            <text:p>Loss: 0.18517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9 [0/50000 (0%)]</text:p>
          </table:table-cell>
          <table:table-cell office:value-type="string">
            <text:p>Loss: 0.181090</text:p>
          </table:table-cell>
        </table:table-row>
        <table:table-row table:style-name="ro2">
          <table:table-cell/>
          <table:table-cell office:value-type="string">
            <text:p>Train Epoch: 9 [9600/50000 (19%)]</text:p>
          </table:table-cell>
          <table:table-cell office:value-type="string">
            <text:p>Loss: 0.137672</text:p>
          </table:table-cell>
        </table:table-row>
        <table:table-row table:style-name="ro2">
          <table:table-cell/>
          <table:table-cell office:value-type="string">
            <text:p>Train Epoch: 9 [19200/50000 (38%)]</text:p>
          </table:table-cell>
          <table:table-cell office:value-type="string">
            <text:p>Loss: 0.223236</text:p>
          </table:table-cell>
        </table:table-row>
        <table:table-row table:style-name="ro2">
          <table:table-cell/>
          <table:table-cell office:value-type="string">
            <text:p>Train Epoch: 9 [28800/50000 (58%)]</text:p>
          </table:table-cell>
          <table:table-cell office:value-type="string">
            <text:p>Loss: 0.278480</text:p>
          </table:table-cell>
        </table:table-row>
        <table:table-row table:style-name="ro2">
          <table:table-cell/>
          <table:table-cell office:value-type="string">
            <text:p>Train Epoch: 9 [38400/50000 (77%)]</text:p>
          </table:table-cell>
          <table:table-cell office:value-type="string">
            <text:p>Loss: 0.190135</text:p>
          </table:table-cell>
        </table:table-row>
        <table:table-row table:style-name="ro2">
          <table:table-cell/>
          <table:table-cell office:value-type="string">
            <text:p>Train Epoch: 9 [48000/50000 (96%)]</text:p>
          </table:table-cell>
          <table:table-cell office:value-type="string">
            <text:p>Loss: 0.17963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65/10000 (94.000%)</text:p>
          </table:table-cell>
          <table:table-cell office:value-type="string">
            <text:p>Loss: 13.78862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65/10000 (94.000%)</text:p>
          </table:table-cell>
          <table:table-cell office:value-type="string">
            <text:p>Loss: 13.788627</text:p>
          </table:table-cell>
        </table:table-row>
        <table:table-row table:style-name="ro2">
          <table:table-cell/>
          <table:table-cell office:value-type="string">
            <text:p>Train Epoch: 10 [0/50000 (0%)]</text:p>
          </table:table-cell>
          <table:table-cell office:value-type="string">
            <text:p>Loss: 0.198500</text:p>
          </table:table-cell>
        </table:table-row>
        <table:table-row table:style-name="ro2">
          <table:table-cell/>
          <table:table-cell office:value-type="string">
            <text:p>Train Epoch: 10 [9600/50000 (19%)]</text:p>
          </table:table-cell>
          <table:table-cell office:value-type="string">
            <text:p>Loss: 0.139063</text:p>
          </table:table-cell>
        </table:table-row>
        <table:table-row table:style-name="ro2">
          <table:table-cell/>
          <table:table-cell office:value-type="string">
            <text:p>Train Epoch: 10 [19200/50000 (38%)]</text:p>
          </table:table-cell>
          <table:table-cell office:value-type="string">
            <text:p>Loss: 0.194819</text:p>
          </table:table-cell>
        </table:table-row>
        <table:table-row table:style-name="ro2">
          <table:table-cell/>
          <table:table-cell office:value-type="string">
            <text:p>Train Epoch: 10 [28800/50000 (58%)]</text:p>
          </table:table-cell>
          <table:table-cell office:value-type="string">
            <text:p>Loss: 0.143868</text:p>
          </table:table-cell>
        </table:table-row>
        <table:table-row table:style-name="ro2">
          <table:table-cell/>
          <table:table-cell office:value-type="string">
            <text:p>Train Epoch: 10 [38400/50000 (77%)]</text:p>
          </table:table-cell>
          <table:table-cell office:value-type="string">
            <text:p>Loss: 0.120485</text:p>
          </table:table-cell>
        </table:table-row>
        <table:table-row table:style-name="ro2">
          <table:table-cell/>
          <table:table-cell office:value-type="string">
            <text:p>Train Epoch: 10 [48000/50000 (96%)]</text:p>
          </table:table-cell>
          <table:table-cell office:value-type="string">
            <text:p>Loss: 0.10895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0 [0/50000 (0%)]</text:p>
          </table:table-cell>
          <table:table-cell office:value-type="string">
            <text:p>Loss: 0.188173</text:p>
          </table:table-cell>
        </table:table-row>
        <table:table-row table:style-name="ro2">
          <table:table-cell/>
          <table:table-cell office:value-type="string">
            <text:p>Train Epoch: 10 [9600/50000 (19%)]</text:p>
          </table:table-cell>
          <table:table-cell office:value-type="string">
            <text:p>Loss: 0.237018</text:p>
          </table:table-cell>
        </table:table-row>
        <table:table-row table:style-name="ro2">
          <table:table-cell/>
          <table:table-cell office:value-type="string">
            <text:p>Train Epoch: 10 [19200/50000 (38%)]</text:p>
          </table:table-cell>
          <table:table-cell office:value-type="string">
            <text:p>Loss: 0.181969</text:p>
          </table:table-cell>
        </table:table-row>
        <table:table-row table:style-name="ro2">
          <table:table-cell/>
          <table:table-cell office:value-type="string">
            <text:p>Train Epoch: 10 [28800/50000 (58%)]</text:p>
          </table:table-cell>
          <table:table-cell office:value-type="string">
            <text:p>Loss: 0.139712</text:p>
          </table:table-cell>
        </table:table-row>
        <table:table-row table:style-name="ro2">
          <table:table-cell/>
          <table:table-cell office:value-type="string">
            <text:p>Train Epoch: 10 [38400/50000 (77%)]</text:p>
          </table:table-cell>
          <table:table-cell office:value-type="string">
            <text:p>Loss: 0.147528</text:p>
          </table:table-cell>
        </table:table-row>
        <table:table-row table:style-name="ro2">
          <table:table-cell/>
          <table:table-cell office:value-type="string">
            <text:p>Train Epoch: 10 [48000/50000 (96%)]</text:p>
          </table:table-cell>
          <table:table-cell office:value-type="string">
            <text:p>Loss: 0.14920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0 [0/50000 (0%)]</text:p>
          </table:table-cell>
          <table:table-cell office:value-type="string">
            <text:p>Loss: 0.217706</text:p>
          </table:table-cell>
        </table:table-row>
        <table:table-row table:style-name="ro2">
          <table:table-cell/>
          <table:table-cell office:value-type="string">
            <text:p>Train Epoch: 10 [9600/50000 (19%)]</text:p>
          </table:table-cell>
          <table:table-cell office:value-type="string">
            <text:p>Loss: 0.111966</text:p>
          </table:table-cell>
        </table:table-row>
        <table:table-row table:style-name="ro2">
          <table:table-cell/>
          <table:table-cell office:value-type="string">
            <text:p>Train Epoch: 10 [19200/50000 (38%)]</text:p>
          </table:table-cell>
          <table:table-cell office:value-type="string">
            <text:p>Loss: 0.235825</text:p>
          </table:table-cell>
        </table:table-row>
        <table:table-row table:style-name="ro2">
          <table:table-cell/>
          <table:table-cell office:value-type="string">
            <text:p>Train Epoch: 10 [28800/50000 (58%)]</text:p>
          </table:table-cell>
          <table:table-cell office:value-type="string">
            <text:p>Loss: 0.160439</text:p>
          </table:table-cell>
        </table:table-row>
        <table:table-row table:style-name="ro2">
          <table:table-cell/>
          <table:table-cell office:value-type="string">
            <text:p>Train Epoch: 10 [38400/50000 (77%)]</text:p>
          </table:table-cell>
          <table:table-cell office:value-type="string">
            <text:p>Loss: 0.119803</text:p>
          </table:table-cell>
        </table:table-row>
        <table:table-row table:style-name="ro2">
          <table:table-cell/>
          <table:table-cell office:value-type="string">
            <text:p>Train Epoch: 10 [48000/50000 (96%)]</text:p>
          </table:table-cell>
          <table:table-cell office:value-type="string">
            <text:p>Loss: 0.15855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34/10000 (95.000%)</text:p>
          </table:table-cell>
          <table:table-cell office:value-type="string">
            <text:p>Loss: 12.19513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34/10000 (95.000%)</text:p>
          </table:table-cell>
          <table:table-cell office:value-type="string">
            <text:p>Loss: 12.195130</text:p>
          </table:table-cell>
        </table:table-row>
        <table:table-row table:style-name="ro2">
          <table:table-cell/>
          <table:table-cell office:value-type="string">
            <text:p>Train Epoch: 11 [0/50000 (0%)]</text:p>
          </table:table-cell>
          <table:table-cell office:value-type="string">
            <text:p>Loss: 0.156447</text:p>
          </table:table-cell>
        </table:table-row>
        <table:table-row table:style-name="ro2">
          <table:table-cell/>
          <table:table-cell office:value-type="string">
            <text:p>Train Epoch: 11 [9600/50000 (19%)]</text:p>
          </table:table-cell>
          <table:table-cell office:value-type="string">
            <text:p>Loss: 0.146145</text:p>
          </table:table-cell>
        </table:table-row>
        <table:table-row table:style-name="ro2">
          <table:table-cell/>
          <table:table-cell office:value-type="string">
            <text:p>Train Epoch: 11 [19200/50000 (38%)]</text:p>
          </table:table-cell>
          <table:table-cell office:value-type="string">
            <text:p>Loss: 0.167049</text:p>
          </table:table-cell>
        </table:table-row>
        <table:table-row table:style-name="ro2">
          <table:table-cell/>
          <table:table-cell office:value-type="string">
            <text:p>Train Epoch: 11 [28800/50000 (58%)]</text:p>
          </table:table-cell>
          <table:table-cell office:value-type="string">
            <text:p>Loss: 0.312351</text:p>
          </table:table-cell>
        </table:table-row>
        <table:table-row table:style-name="ro2">
          <table:table-cell/>
          <table:table-cell office:value-type="string">
            <text:p>Train Epoch: 11 [38400/50000 (77%)]</text:p>
          </table:table-cell>
          <table:table-cell office:value-type="string">
            <text:p>Loss: 0.091519</text:p>
          </table:table-cell>
        </table:table-row>
        <table:table-row table:style-name="ro2">
          <table:table-cell/>
          <table:table-cell office:value-type="string">
            <text:p>Train Epoch: 11 [48000/50000 (96%)]</text:p>
          </table:table-cell>
          <table:table-cell office:value-type="string">
            <text:p>Loss: 0.27266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1 [0/50000 (0%)]</text:p>
          </table:table-cell>
          <table:table-cell office:value-type="string">
            <text:p>Loss: 0.168085</text:p>
          </table:table-cell>
        </table:table-row>
        <table:table-row table:style-name="ro2">
          <table:table-cell/>
          <table:table-cell office:value-type="string">
            <text:p>Train Epoch: 11 [9600/50000 (19%)]</text:p>
          </table:table-cell>
          <table:table-cell office:value-type="string">
            <text:p>Loss: 0.146022</text:p>
          </table:table-cell>
        </table:table-row>
        <table:table-row table:style-name="ro2">
          <table:table-cell/>
          <table:table-cell office:value-type="string">
            <text:p>Train Epoch: 11 [19200/50000 (38%)]</text:p>
          </table:table-cell>
          <table:table-cell office:value-type="string">
            <text:p>Loss: 0.193325</text:p>
          </table:table-cell>
        </table:table-row>
        <table:table-row table:style-name="ro2">
          <table:table-cell/>
          <table:table-cell office:value-type="string">
            <text:p>Train Epoch: 11 [28800/50000 (58%)]</text:p>
          </table:table-cell>
          <table:table-cell office:value-type="string">
            <text:p>Loss: 0.164226</text:p>
          </table:table-cell>
        </table:table-row>
        <table:table-row table:style-name="ro2">
          <table:table-cell/>
          <table:table-cell office:value-type="string">
            <text:p>Train Epoch: 11 [38400/50000 (77%)]</text:p>
          </table:table-cell>
          <table:table-cell office:value-type="string">
            <text:p>Loss: 0.227434</text:p>
          </table:table-cell>
        </table:table-row>
        <table:table-row table:style-name="ro2">
          <table:table-cell/>
          <table:table-cell office:value-type="string">
            <text:p>Train Epoch: 11 [48000/50000 (96%)]</text:p>
          </table:table-cell>
          <table:table-cell office:value-type="string">
            <text:p>Loss: 0.21440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1 [0/50000 (0%)]</text:p>
          </table:table-cell>
          <table:table-cell office:value-type="string">
            <text:p>Loss: 0.185695</text:p>
          </table:table-cell>
        </table:table-row>
        <table:table-row table:style-name="ro2">
          <table:table-cell/>
          <table:table-cell office:value-type="string">
            <text:p>Train Epoch: 11 [9600/50000 (19%)]</text:p>
          </table:table-cell>
          <table:table-cell office:value-type="string">
            <text:p>Loss: 0.110044</text:p>
          </table:table-cell>
        </table:table-row>
        <table:table-row table:style-name="ro2">
          <table:table-cell/>
          <table:table-cell office:value-type="string">
            <text:p>Train Epoch: 11 [19200/50000 (38%)]</text:p>
          </table:table-cell>
          <table:table-cell office:value-type="string">
            <text:p>Loss: 0.128486</text:p>
          </table:table-cell>
        </table:table-row>
        <table:table-row table:style-name="ro2">
          <table:table-cell/>
          <table:table-cell office:value-type="string">
            <text:p>Train Epoch: 11 [28800/50000 (58%)]</text:p>
          </table:table-cell>
          <table:table-cell office:value-type="string">
            <text:p>Loss: 0.187589</text:p>
          </table:table-cell>
        </table:table-row>
        <table:table-row table:style-name="ro2">
          <table:table-cell/>
          <table:table-cell office:value-type="string">
            <text:p>Train Epoch: 11 [38400/50000 (77%)]</text:p>
          </table:table-cell>
          <table:table-cell office:value-type="string">
            <text:p>Loss: 0.266176</text:p>
          </table:table-cell>
        </table:table-row>
        <table:table-row table:style-name="ro2">
          <table:table-cell/>
          <table:table-cell office:value-type="string">
            <text:p>Train Epoch: 11 [48000/50000 (96%)]</text:p>
          </table:table-cell>
          <table:table-cell office:value-type="string">
            <text:p>Loss: 0.10485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48/10000 (94.000%)</text:p>
          </table:table-cell>
          <table:table-cell office:value-type="string">
            <text:p>Loss: 14.24974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48/10000 (94.000%)</text:p>
          </table:table-cell>
          <table:table-cell office:value-type="string">
            <text:p>Loss: 14.249744</text:p>
          </table:table-cell>
        </table:table-row>
        <table:table-row table:style-name="ro2">
          <table:table-cell/>
          <table:table-cell office:value-type="string">
            <text:p>Train Epoch: 12 [0/50000 (0%)]</text:p>
          </table:table-cell>
          <table:table-cell office:value-type="string">
            <text:p>Loss: 0.173936</text:p>
          </table:table-cell>
        </table:table-row>
        <table:table-row table:style-name="ro2">
          <table:table-cell/>
          <table:table-cell office:value-type="string">
            <text:p>Train Epoch: 12 [9600/50000 (19%)]</text:p>
          </table:table-cell>
          <table:table-cell office:value-type="string">
            <text:p>Loss: 0.184203</text:p>
          </table:table-cell>
        </table:table-row>
        <table:table-row table:style-name="ro2">
          <table:table-cell/>
          <table:table-cell office:value-type="string">
            <text:p>Train Epoch: 12 [19200/50000 (38%)]</text:p>
          </table:table-cell>
          <table:table-cell office:value-type="string">
            <text:p>Loss: 0.134551</text:p>
          </table:table-cell>
        </table:table-row>
        <table:table-row table:style-name="ro2">
          <table:table-cell/>
          <table:table-cell office:value-type="string">
            <text:p>Train Epoch: 12 [28800/50000 (58%)]</text:p>
          </table:table-cell>
          <table:table-cell office:value-type="string">
            <text:p>Loss: 0.127185</text:p>
          </table:table-cell>
        </table:table-row>
        <table:table-row table:style-name="ro2">
          <table:table-cell/>
          <table:table-cell office:value-type="string">
            <text:p>Train Epoch: 12 [38400/50000 (77%)]</text:p>
          </table:table-cell>
          <table:table-cell office:value-type="string">
            <text:p>Loss: 0.301131</text:p>
          </table:table-cell>
        </table:table-row>
        <table:table-row table:style-name="ro2">
          <table:table-cell/>
          <table:table-cell office:value-type="string">
            <text:p>Train Epoch: 12 [48000/50000 (96%)]</text:p>
          </table:table-cell>
          <table:table-cell office:value-type="string">
            <text:p>Loss: 0.14965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2 [0/50000 (0%)]</text:p>
          </table:table-cell>
          <table:table-cell office:value-type="string">
            <text:p>Loss: 0.144600</text:p>
          </table:table-cell>
        </table:table-row>
        <table:table-row table:style-name="ro2">
          <table:table-cell/>
          <table:table-cell office:value-type="string">
            <text:p>Train Epoch: 12 [9600/50000 (19%)]</text:p>
          </table:table-cell>
          <table:table-cell office:value-type="string">
            <text:p>Loss: 0.147840</text:p>
          </table:table-cell>
        </table:table-row>
        <table:table-row table:style-name="ro2">
          <table:table-cell/>
          <table:table-cell office:value-type="string">
            <text:p>Train Epoch: 12 [19200/50000 (38%)]</text:p>
          </table:table-cell>
          <table:table-cell office:value-type="string">
            <text:p>Loss: 0.217862</text:p>
          </table:table-cell>
        </table:table-row>
        <table:table-row table:style-name="ro2">
          <table:table-cell/>
          <table:table-cell office:value-type="string">
            <text:p>Train Epoch: 12 [28800/50000 (58%)]</text:p>
          </table:table-cell>
          <table:table-cell office:value-type="string">
            <text:p>Loss: 0.289431</text:p>
          </table:table-cell>
        </table:table-row>
        <table:table-row table:style-name="ro2">
          <table:table-cell/>
          <table:table-cell office:value-type="string">
            <text:p>Train Epoch: 12 [38400/50000 (77%)]</text:p>
          </table:table-cell>
          <table:table-cell office:value-type="string">
            <text:p>Loss: 0.236961</text:p>
          </table:table-cell>
        </table:table-row>
        <table:table-row table:style-name="ro2">
          <table:table-cell/>
          <table:table-cell office:value-type="string">
            <text:p>Train Epoch: 12 [48000/50000 (96%)]</text:p>
          </table:table-cell>
          <table:table-cell office:value-type="string">
            <text:p>Loss: 0.21656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2 [0/50000 (0%)]</text:p>
          </table:table-cell>
          <table:table-cell office:value-type="string">
            <text:p>Loss: 0.096441</text:p>
          </table:table-cell>
        </table:table-row>
        <table:table-row table:style-name="ro2">
          <table:table-cell/>
          <table:table-cell office:value-type="string">
            <text:p>Train Epoch: 12 [9600/50000 (19%)]</text:p>
          </table:table-cell>
          <table:table-cell office:value-type="string">
            <text:p>Loss: 0.266212</text:p>
          </table:table-cell>
        </table:table-row>
        <table:table-row table:style-name="ro2">
          <table:table-cell/>
          <table:table-cell office:value-type="string">
            <text:p>Train Epoch: 12 [19200/50000 (38%)]</text:p>
          </table:table-cell>
          <table:table-cell office:value-type="string">
            <text:p>Loss: 0.150769</text:p>
          </table:table-cell>
        </table:table-row>
        <table:table-row table:style-name="ro2">
          <table:table-cell/>
          <table:table-cell office:value-type="string">
            <text:p>Train Epoch: 12 [28800/50000 (58%)]</text:p>
          </table:table-cell>
          <table:table-cell office:value-type="string">
            <text:p>Loss: 0.229096</text:p>
          </table:table-cell>
        </table:table-row>
        <table:table-row table:style-name="ro2">
          <table:table-cell/>
          <table:table-cell office:value-type="string">
            <text:p>Train Epoch: 12 [38400/50000 (77%)]</text:p>
          </table:table-cell>
          <table:table-cell office:value-type="string">
            <text:p>Loss: 0.170292</text:p>
          </table:table-cell>
        </table:table-row>
        <table:table-row table:style-name="ro2">
          <table:table-cell/>
          <table:table-cell office:value-type="string">
            <text:p>Train Epoch: 12 [48000/50000 (96%)]</text:p>
          </table:table-cell>
          <table:table-cell office:value-type="string">
            <text:p>Loss: 0.28876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52/10000 (95.000%)</text:p>
          </table:table-cell>
          <table:table-cell office:value-type="string">
            <text:p>Loss: 11.94443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52/10000 (95.000%)</text:p>
          </table:table-cell>
          <table:table-cell office:value-type="string">
            <text:p>Loss: 11.944439</text:p>
          </table:table-cell>
        </table:table-row>
        <table:table-row table:style-name="ro2">
          <table:table-cell/>
          <table:table-cell office:value-type="string">
            <text:p>Train Epoch: 13 [0/50000 (0%)]</text:p>
          </table:table-cell>
          <table:table-cell office:value-type="string">
            <text:p>Loss: 0.186465</text:p>
          </table:table-cell>
        </table:table-row>
        <table:table-row table:style-name="ro2">
          <table:table-cell/>
          <table:table-cell office:value-type="string">
            <text:p>Train Epoch: 13 [9600/50000 (19%)]</text:p>
          </table:table-cell>
          <table:table-cell office:value-type="string">
            <text:p>Loss: 0.148237</text:p>
          </table:table-cell>
        </table:table-row>
        <table:table-row table:style-name="ro2">
          <table:table-cell/>
          <table:table-cell office:value-type="string">
            <text:p>Train Epoch: 13 [19200/50000 (38%)]</text:p>
          </table:table-cell>
          <table:table-cell office:value-type="string">
            <text:p>Loss: 0.220557</text:p>
          </table:table-cell>
        </table:table-row>
        <table:table-row table:style-name="ro2">
          <table:table-cell/>
          <table:table-cell office:value-type="string">
            <text:p>Train Epoch: 13 [28800/50000 (58%)]</text:p>
          </table:table-cell>
          <table:table-cell office:value-type="string">
            <text:p>Loss: 0.169629</text:p>
          </table:table-cell>
        </table:table-row>
        <table:table-row table:style-name="ro2">
          <table:table-cell/>
          <table:table-cell office:value-type="string">
            <text:p>Train Epoch: 13 [38400/50000 (77%)]</text:p>
          </table:table-cell>
          <table:table-cell office:value-type="string">
            <text:p>Loss: 0.159398</text:p>
          </table:table-cell>
        </table:table-row>
        <table:table-row table:style-name="ro2">
          <table:table-cell/>
          <table:table-cell office:value-type="string">
            <text:p>Train Epoch: 13 [48000/50000 (96%)]</text:p>
          </table:table-cell>
          <table:table-cell office:value-type="string">
            <text:p>Loss: 0.24437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3 [0/50000 (0%)]</text:p>
          </table:table-cell>
          <table:table-cell office:value-type="string">
            <text:p>Loss: 0.127240</text:p>
          </table:table-cell>
        </table:table-row>
        <table:table-row table:style-name="ro2">
          <table:table-cell/>
          <table:table-cell office:value-type="string">
            <text:p>Train Epoch: 13 [9600/50000 (19%)]</text:p>
          </table:table-cell>
          <table:table-cell office:value-type="string">
            <text:p>Loss: 0.175783</text:p>
          </table:table-cell>
        </table:table-row>
        <table:table-row table:style-name="ro2">
          <table:table-cell/>
          <table:table-cell office:value-type="string">
            <text:p>Train Epoch: 13 [19200/50000 (38%)]</text:p>
          </table:table-cell>
          <table:table-cell office:value-type="string">
            <text:p>Loss: 0.290188</text:p>
          </table:table-cell>
        </table:table-row>
        <table:table-row table:style-name="ro2">
          <table:table-cell/>
          <table:table-cell office:value-type="string">
            <text:p>Train Epoch: 13 [28800/50000 (58%)]</text:p>
          </table:table-cell>
          <table:table-cell office:value-type="string">
            <text:p>Loss: 0.179705</text:p>
          </table:table-cell>
        </table:table-row>
        <table:table-row table:style-name="ro2">
          <table:table-cell/>
          <table:table-cell office:value-type="string">
            <text:p>Train Epoch: 13 [38400/50000 (77%)]</text:p>
          </table:table-cell>
          <table:table-cell office:value-type="string">
            <text:p>Loss: 0.191400</text:p>
          </table:table-cell>
        </table:table-row>
        <table:table-row table:style-name="ro2">
          <table:table-cell/>
          <table:table-cell office:value-type="string">
            <text:p>Train Epoch: 13 [48000/50000 (96%)]</text:p>
          </table:table-cell>
          <table:table-cell office:value-type="string">
            <text:p>Loss: 0.34719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3 [0/50000 (0%)]</text:p>
          </table:table-cell>
          <table:table-cell office:value-type="string">
            <text:p>Loss: 0.249518</text:p>
          </table:table-cell>
        </table:table-row>
        <table:table-row table:style-name="ro2">
          <table:table-cell/>
          <table:table-cell office:value-type="string">
            <text:p>Train Epoch: 13 [9600/50000 (19%)]</text:p>
          </table:table-cell>
          <table:table-cell office:value-type="string">
            <text:p>Loss: 0.292425</text:p>
          </table:table-cell>
        </table:table-row>
        <table:table-row table:style-name="ro2">
          <table:table-cell/>
          <table:table-cell office:value-type="string">
            <text:p>Train Epoch: 13 [19200/50000 (38%)]</text:p>
          </table:table-cell>
          <table:table-cell office:value-type="string">
            <text:p>Loss: 0.135150</text:p>
          </table:table-cell>
        </table:table-row>
        <table:table-row table:style-name="ro2">
          <table:table-cell/>
          <table:table-cell office:value-type="string">
            <text:p>Train Epoch: 13 [28800/50000 (58%)]</text:p>
          </table:table-cell>
          <table:table-cell office:value-type="string">
            <text:p>Loss: 0.203293</text:p>
          </table:table-cell>
        </table:table-row>
        <table:table-row table:style-name="ro2">
          <table:table-cell/>
          <table:table-cell office:value-type="string">
            <text:p>Train Epoch: 13 [38400/50000 (77%)]</text:p>
          </table:table-cell>
          <table:table-cell office:value-type="string">
            <text:p>Loss: 0.249847</text:p>
          </table:table-cell>
        </table:table-row>
        <table:table-row table:style-name="ro2">
          <table:table-cell/>
          <table:table-cell office:value-type="string">
            <text:p>Train Epoch: 13 [48000/50000 (96%)]</text:p>
          </table:table-cell>
          <table:table-cell office:value-type="string">
            <text:p>Loss: 0.24888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69/10000 (94.000%)</text:p>
          </table:table-cell>
          <table:table-cell office:value-type="string">
            <text:p>Loss: 13.13387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69/10000 (94.000%)</text:p>
          </table:table-cell>
          <table:table-cell office:value-type="string">
            <text:p>Loss: 13.133877</text:p>
          </table:table-cell>
        </table:table-row>
        <table:table-row table:style-name="ro2">
          <table:table-cell/>
          <table:table-cell office:value-type="string">
            <text:p>Train Epoch: 14 [0/50000 (0%)]</text:p>
          </table:table-cell>
          <table:table-cell office:value-type="string">
            <text:p>Loss: 0.162255</text:p>
          </table:table-cell>
        </table:table-row>
        <table:table-row table:style-name="ro2">
          <table:table-cell/>
          <table:table-cell office:value-type="string">
            <text:p>Train Epoch: 14 [9600/50000 (19%)]</text:p>
          </table:table-cell>
          <table:table-cell office:value-type="string">
            <text:p>Loss: 0.219972</text:p>
          </table:table-cell>
        </table:table-row>
        <table:table-row table:style-name="ro2">
          <table:table-cell/>
          <table:table-cell office:value-type="string">
            <text:p>Train Epoch: 14 [19200/50000 (38%)]</text:p>
          </table:table-cell>
          <table:table-cell office:value-type="string">
            <text:p>Loss: 0.205160</text:p>
          </table:table-cell>
        </table:table-row>
        <table:table-row table:style-name="ro2">
          <table:table-cell/>
          <table:table-cell office:value-type="string">
            <text:p>Train Epoch: 14 [28800/50000 (58%)]</text:p>
          </table:table-cell>
          <table:table-cell office:value-type="string">
            <text:p>Loss: 0.125949</text:p>
          </table:table-cell>
        </table:table-row>
        <table:table-row table:style-name="ro2">
          <table:table-cell/>
          <table:table-cell office:value-type="string">
            <text:p>Train Epoch: 14 [38400/50000 (77%)]</text:p>
          </table:table-cell>
          <table:table-cell office:value-type="string">
            <text:p>Loss: 0.220455</text:p>
          </table:table-cell>
        </table:table-row>
        <table:table-row table:style-name="ro2">
          <table:table-cell/>
          <table:table-cell office:value-type="string">
            <text:p>Train Epoch: 14 [48000/50000 (96%)]</text:p>
          </table:table-cell>
          <table:table-cell office:value-type="string">
            <text:p>Loss: 0.11333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4 [0/50000 (0%)]</text:p>
          </table:table-cell>
          <table:table-cell office:value-type="string">
            <text:p>Loss: 0.110292</text:p>
          </table:table-cell>
        </table:table-row>
        <table:table-row table:style-name="ro2">
          <table:table-cell/>
          <table:table-cell office:value-type="string">
            <text:p>Train Epoch: 14 [9600/50000 (19%)]</text:p>
          </table:table-cell>
          <table:table-cell office:value-type="string">
            <text:p>Loss: 0.203920</text:p>
          </table:table-cell>
        </table:table-row>
        <table:table-row table:style-name="ro2">
          <table:table-cell/>
          <table:table-cell office:value-type="string">
            <text:p>Train Epoch: 14 [19200/50000 (38%)]</text:p>
          </table:table-cell>
          <table:table-cell office:value-type="string">
            <text:p>Loss: 0.159784</text:p>
          </table:table-cell>
        </table:table-row>
        <table:table-row table:style-name="ro2">
          <table:table-cell/>
          <table:table-cell office:value-type="string">
            <text:p>Train Epoch: 14 [28800/50000 (58%)]</text:p>
          </table:table-cell>
          <table:table-cell office:value-type="string">
            <text:p>Loss: 0.170742</text:p>
          </table:table-cell>
        </table:table-row>
        <table:table-row table:style-name="ro2">
          <table:table-cell/>
          <table:table-cell office:value-type="string">
            <text:p>Train Epoch: 14 [38400/50000 (77%)]</text:p>
          </table:table-cell>
          <table:table-cell office:value-type="string">
            <text:p>Loss: 0.281130</text:p>
          </table:table-cell>
        </table:table-row>
        <table:table-row table:style-name="ro2">
          <table:table-cell/>
          <table:table-cell office:value-type="string">
            <text:p>Train Epoch: 14 [48000/50000 (96%)]</text:p>
          </table:table-cell>
          <table:table-cell office:value-type="string">
            <text:p>Loss: 0.19938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4 [0/50000 (0%)]</text:p>
          </table:table-cell>
          <table:table-cell office:value-type="string">
            <text:p>Loss: 0.192836</text:p>
          </table:table-cell>
        </table:table-row>
        <table:table-row table:style-name="ro2">
          <table:table-cell/>
          <table:table-cell office:value-type="string">
            <text:p>Train Epoch: 14 [9600/50000 (19%)]</text:p>
          </table:table-cell>
          <table:table-cell office:value-type="string">
            <text:p>Loss: 0.186455</text:p>
          </table:table-cell>
        </table:table-row>
        <table:table-row table:style-name="ro2">
          <table:table-cell/>
          <table:table-cell office:value-type="string">
            <text:p>Train Epoch: 14 [19200/50000 (38%)]</text:p>
          </table:table-cell>
          <table:table-cell office:value-type="string">
            <text:p>Loss: 0.305788</text:p>
          </table:table-cell>
        </table:table-row>
        <table:table-row table:style-name="ro2">
          <table:table-cell/>
          <table:table-cell office:value-type="string">
            <text:p>Train Epoch: 14 [28800/50000 (58%)]</text:p>
          </table:table-cell>
          <table:table-cell office:value-type="string">
            <text:p>Loss: 0.255187</text:p>
          </table:table-cell>
        </table:table-row>
        <table:table-row table:style-name="ro2">
          <table:table-cell/>
          <table:table-cell office:value-type="string">
            <text:p>Train Epoch: 14 [38400/50000 (77%)]</text:p>
          </table:table-cell>
          <table:table-cell office:value-type="string">
            <text:p>Loss: 0.227918</text:p>
          </table:table-cell>
        </table:table-row>
        <table:table-row table:style-name="ro2">
          <table:table-cell/>
          <table:table-cell office:value-type="string">
            <text:p>Train Epoch: 14 [48000/50000 (96%)]</text:p>
          </table:table-cell>
          <table:table-cell office:value-type="string">
            <text:p>Loss: 0.25399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52/10000 (94.000%)</text:p>
          </table:table-cell>
          <table:table-cell office:value-type="string">
            <text:p>Loss: 14.16549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52/10000 (94.000%)</text:p>
          </table:table-cell>
          <table:table-cell office:value-type="string">
            <text:p>Loss: 14.165499</text:p>
          </table:table-cell>
        </table:table-row>
        <table:table-row table:style-name="ro2">
          <table:table-cell/>
          <table:table-cell office:value-type="string">
            <text:p>Train Epoch: 15 [0/50000 (0%)]</text:p>
          </table:table-cell>
          <table:table-cell office:value-type="string">
            <text:p>Loss: 0.167328</text:p>
          </table:table-cell>
        </table:table-row>
        <table:table-row table:style-name="ro2">
          <table:table-cell/>
          <table:table-cell office:value-type="string">
            <text:p>Train Epoch: 15 [9600/50000 (19%)]</text:p>
          </table:table-cell>
          <table:table-cell office:value-type="string">
            <text:p>Loss: 0.254225</text:p>
          </table:table-cell>
        </table:table-row>
        <table:table-row table:style-name="ro2">
          <table:table-cell/>
          <table:table-cell office:value-type="string">
            <text:p>Train Epoch: 15 [19200/50000 (38%)]</text:p>
          </table:table-cell>
          <table:table-cell office:value-type="string">
            <text:p>Loss: 0.182904</text:p>
          </table:table-cell>
        </table:table-row>
        <table:table-row table:style-name="ro2">
          <table:table-cell/>
          <table:table-cell office:value-type="string">
            <text:p>Train Epoch: 15 [28800/50000 (58%)]</text:p>
          </table:table-cell>
          <table:table-cell office:value-type="string">
            <text:p>Loss: 0.110942</text:p>
          </table:table-cell>
        </table:table-row>
        <table:table-row table:style-name="ro2">
          <table:table-cell/>
          <table:table-cell office:value-type="string">
            <text:p>Train Epoch: 15 [38400/50000 (77%)]</text:p>
          </table:table-cell>
          <table:table-cell office:value-type="string">
            <text:p>Loss: 0.188517</text:p>
          </table:table-cell>
        </table:table-row>
        <table:table-row table:style-name="ro2">
          <table:table-cell/>
          <table:table-cell office:value-type="string">
            <text:p>Train Epoch: 15 [48000/50000 (96%)]</text:p>
          </table:table-cell>
          <table:table-cell office:value-type="string">
            <text:p>Loss: 0.18407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5 [0/50000 (0%)]</text:p>
          </table:table-cell>
          <table:table-cell office:value-type="string">
            <text:p>Loss: 0.151875</text:p>
          </table:table-cell>
        </table:table-row>
        <table:table-row table:style-name="ro2">
          <table:table-cell/>
          <table:table-cell office:value-type="string">
            <text:p>Train Epoch: 15 [9600/50000 (19%)]</text:p>
          </table:table-cell>
          <table:table-cell office:value-type="string">
            <text:p>Loss: 0.202391</text:p>
          </table:table-cell>
        </table:table-row>
        <table:table-row table:style-name="ro2">
          <table:table-cell/>
          <table:table-cell office:value-type="string">
            <text:p>Train Epoch: 15 [19200/50000 (38%)]</text:p>
          </table:table-cell>
          <table:table-cell office:value-type="string">
            <text:p>Loss: 0.160505</text:p>
          </table:table-cell>
        </table:table-row>
        <table:table-row table:style-name="ro2">
          <table:table-cell/>
          <table:table-cell office:value-type="string">
            <text:p>Train Epoch: 15 [28800/50000 (58%)]</text:p>
          </table:table-cell>
          <table:table-cell office:value-type="string">
            <text:p>Loss: 0.212010</text:p>
          </table:table-cell>
        </table:table-row>
        <table:table-row table:style-name="ro2">
          <table:table-cell/>
          <table:table-cell office:value-type="string">
            <text:p>Train Epoch: 15 [38400/50000 (77%)]</text:p>
          </table:table-cell>
          <table:table-cell office:value-type="string">
            <text:p>Loss: 0.243131</text:p>
          </table:table-cell>
        </table:table-row>
        <table:table-row table:style-name="ro2">
          <table:table-cell/>
          <table:table-cell office:value-type="string">
            <text:p>Train Epoch: 15 [48000/50000 (96%)]</text:p>
          </table:table-cell>
          <table:table-cell office:value-type="string">
            <text:p>Loss: 0.16440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5 [0/50000 (0%)]</text:p>
          </table:table-cell>
          <table:table-cell office:value-type="string">
            <text:p>Loss: 0.206269</text:p>
          </table:table-cell>
        </table:table-row>
        <table:table-row table:style-name="ro2">
          <table:table-cell/>
          <table:table-cell office:value-type="string">
            <text:p>Train Epoch: 15 [9600/50000 (19%)]</text:p>
          </table:table-cell>
          <table:table-cell office:value-type="string">
            <text:p>Loss: 0.229436</text:p>
          </table:table-cell>
        </table:table-row>
        <table:table-row table:style-name="ro2">
          <table:table-cell/>
          <table:table-cell office:value-type="string">
            <text:p>Train Epoch: 15 [19200/50000 (38%)]</text:p>
          </table:table-cell>
          <table:table-cell office:value-type="string">
            <text:p>Loss: 0.154775</text:p>
          </table:table-cell>
        </table:table-row>
        <table:table-row table:style-name="ro2">
          <table:table-cell/>
          <table:table-cell office:value-type="string">
            <text:p>Train Epoch: 15 [28800/50000 (58%)]</text:p>
          </table:table-cell>
          <table:table-cell office:value-type="string">
            <text:p>Loss: 0.239089</text:p>
          </table:table-cell>
        </table:table-row>
        <table:table-row table:style-name="ro2">
          <table:table-cell/>
          <table:table-cell office:value-type="string">
            <text:p>Train Epoch: 15 [38400/50000 (77%)]</text:p>
          </table:table-cell>
          <table:table-cell office:value-type="string">
            <text:p>Loss: 0.251218</text:p>
          </table:table-cell>
        </table:table-row>
        <table:table-row table:style-name="ro2">
          <table:table-cell/>
          <table:table-cell office:value-type="string">
            <text:p>Train Epoch: 15 [48000/50000 (96%)]</text:p>
          </table:table-cell>
          <table:table-cell office:value-type="string">
            <text:p>Loss: 0.21657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40/10000 (95.000%)</text:p>
          </table:table-cell>
          <table:table-cell office:value-type="string">
            <text:p>Loss: 12.24093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40/10000 (95.000%)</text:p>
          </table:table-cell>
          <table:table-cell office:value-type="string">
            <text:p>Loss: 12.240933</text:p>
          </table:table-cell>
        </table:table-row>
        <table:table-row table:style-name="ro2">
          <table:table-cell/>
          <table:table-cell office:value-type="string">
            <text:p>Train Epoch: 16 [0/50000 (0%)]</text:p>
          </table:table-cell>
          <table:table-cell office:value-type="string">
            <text:p>Loss: 0.118179</text:p>
          </table:table-cell>
        </table:table-row>
        <table:table-row table:style-name="ro2">
          <table:table-cell/>
          <table:table-cell office:value-type="string">
            <text:p>Train Epoch: 16 [9600/50000 (19%)]</text:p>
          </table:table-cell>
          <table:table-cell office:value-type="string">
            <text:p>Loss: 0.272869</text:p>
          </table:table-cell>
        </table:table-row>
        <table:table-row table:style-name="ro2">
          <table:table-cell/>
          <table:table-cell office:value-type="string">
            <text:p>Train Epoch: 16 [19200/50000 (38%)]</text:p>
          </table:table-cell>
          <table:table-cell office:value-type="string">
            <text:p>Loss: 0.114599</text:p>
          </table:table-cell>
        </table:table-row>
        <table:table-row table:style-name="ro2">
          <table:table-cell/>
          <table:table-cell office:value-type="string">
            <text:p>Train Epoch: 16 [28800/50000 (58%)]</text:p>
          </table:table-cell>
          <table:table-cell office:value-type="string">
            <text:p>Loss: 0.170352</text:p>
          </table:table-cell>
        </table:table-row>
        <table:table-row table:style-name="ro2">
          <table:table-cell/>
          <table:table-cell office:value-type="string">
            <text:p>Train Epoch: 16 [38400/50000 (77%)]</text:p>
          </table:table-cell>
          <table:table-cell office:value-type="string">
            <text:p>Loss: 0.176250</text:p>
          </table:table-cell>
        </table:table-row>
        <table:table-row table:style-name="ro2">
          <table:table-cell/>
          <table:table-cell office:value-type="string">
            <text:p>Train Epoch: 16 [48000/50000 (96%)]</text:p>
          </table:table-cell>
          <table:table-cell office:value-type="string">
            <text:p>Loss: 0.18813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6 [0/50000 (0%)]</text:p>
          </table:table-cell>
          <table:table-cell office:value-type="string">
            <text:p>Loss: 0.333850</text:p>
          </table:table-cell>
        </table:table-row>
        <table:table-row table:style-name="ro2">
          <table:table-cell/>
          <table:table-cell office:value-type="string">
            <text:p>Train Epoch: 16 [9600/50000 (19%)]</text:p>
          </table:table-cell>
          <table:table-cell office:value-type="string">
            <text:p>Loss: 0.219523</text:p>
          </table:table-cell>
        </table:table-row>
        <table:table-row table:style-name="ro2">
          <table:table-cell/>
          <table:table-cell office:value-type="string">
            <text:p>Train Epoch: 16 [19200/50000 (38%)]</text:p>
          </table:table-cell>
          <table:table-cell office:value-type="string">
            <text:p>Loss: 0.273112</text:p>
          </table:table-cell>
        </table:table-row>
        <table:table-row table:style-name="ro2">
          <table:table-cell/>
          <table:table-cell office:value-type="string">
            <text:p>Train Epoch: 16 [28800/50000 (58%)]</text:p>
          </table:table-cell>
          <table:table-cell office:value-type="string">
            <text:p>Loss: 0.123578</text:p>
          </table:table-cell>
        </table:table-row>
        <table:table-row table:style-name="ro2">
          <table:table-cell/>
          <table:table-cell office:value-type="string">
            <text:p>Train Epoch: 16 [38400/50000 (77%)]</text:p>
          </table:table-cell>
          <table:table-cell office:value-type="string">
            <text:p>Loss: 0.155056</text:p>
          </table:table-cell>
        </table:table-row>
        <table:table-row table:style-name="ro2">
          <table:table-cell/>
          <table:table-cell office:value-type="string">
            <text:p>Train Epoch: 16 [48000/50000 (96%)]</text:p>
          </table:table-cell>
          <table:table-cell office:value-type="string">
            <text:p>Loss: 0.14762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6 [0/50000 (0%)]</text:p>
          </table:table-cell>
          <table:table-cell office:value-type="string">
            <text:p>Loss: 0.130776</text:p>
          </table:table-cell>
        </table:table-row>
        <table:table-row table:style-name="ro2">
          <table:table-cell/>
          <table:table-cell office:value-type="string">
            <text:p>Train Epoch: 16 [9600/50000 (19%)]</text:p>
          </table:table-cell>
          <table:table-cell office:value-type="string">
            <text:p>Loss: 0.257440</text:p>
          </table:table-cell>
        </table:table-row>
        <table:table-row table:style-name="ro2">
          <table:table-cell/>
          <table:table-cell office:value-type="string">
            <text:p>Train Epoch: 16 [19200/50000 (38%)]</text:p>
          </table:table-cell>
          <table:table-cell office:value-type="string">
            <text:p>Loss: 0.119593</text:p>
          </table:table-cell>
        </table:table-row>
        <table:table-row table:style-name="ro2">
          <table:table-cell/>
          <table:table-cell office:value-type="string">
            <text:p>Train Epoch: 16 [28800/50000 (58%)]</text:p>
          </table:table-cell>
          <table:table-cell office:value-type="string">
            <text:p>Loss: 0.152349</text:p>
          </table:table-cell>
        </table:table-row>
        <table:table-row table:style-name="ro2">
          <table:table-cell/>
          <table:table-cell office:value-type="string">
            <text:p>Train Epoch: 16 [38400/50000 (77%)]</text:p>
          </table:table-cell>
          <table:table-cell office:value-type="string">
            <text:p>Loss: 0.175014</text:p>
          </table:table-cell>
        </table:table-row>
        <table:table-row table:style-name="ro2">
          <table:table-cell/>
          <table:table-cell office:value-type="string">
            <text:p>Train Epoch: 16 [48000/50000 (96%)]</text:p>
          </table:table-cell>
          <table:table-cell office:value-type="string">
            <text:p>Loss: 0.10764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89/10000 (95.000%)</text:p>
          </table:table-cell>
          <table:table-cell office:value-type="string">
            <text:p>Loss: 10.73917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89/10000 (95.000%)</text:p>
          </table:table-cell>
          <table:table-cell office:value-type="string">
            <text:p>Loss: 10.739178</text:p>
          </table:table-cell>
        </table:table-row>
        <table:table-row table:style-name="ro2">
          <table:table-cell/>
          <table:table-cell office:value-type="string">
            <text:p>Train Epoch: 17 [0/50000 (0%)]</text:p>
          </table:table-cell>
          <table:table-cell office:value-type="string">
            <text:p>Loss: 0.180491</text:p>
          </table:table-cell>
        </table:table-row>
        <table:table-row table:style-name="ro2">
          <table:table-cell/>
          <table:table-cell office:value-type="string">
            <text:p>Train Epoch: 17 [9600/50000 (19%)]</text:p>
          </table:table-cell>
          <table:table-cell office:value-type="string">
            <text:p>Loss: 0.205294</text:p>
          </table:table-cell>
        </table:table-row>
        <table:table-row table:style-name="ro2">
          <table:table-cell/>
          <table:table-cell office:value-type="string">
            <text:p>Train Epoch: 17 [19200/50000 (38%)]</text:p>
          </table:table-cell>
          <table:table-cell office:value-type="string">
            <text:p>Loss: 0.137313</text:p>
          </table:table-cell>
        </table:table-row>
        <table:table-row table:style-name="ro2">
          <table:table-cell/>
          <table:table-cell office:value-type="string">
            <text:p>Train Epoch: 17 [28800/50000 (58%)]</text:p>
          </table:table-cell>
          <table:table-cell office:value-type="string">
            <text:p>Loss: 0.114351</text:p>
          </table:table-cell>
        </table:table-row>
        <table:table-row table:style-name="ro2">
          <table:table-cell/>
          <table:table-cell office:value-type="string">
            <text:p>Train Epoch: 17 [38400/50000 (77%)]</text:p>
          </table:table-cell>
          <table:table-cell office:value-type="string">
            <text:p>Loss: 0.168681</text:p>
          </table:table-cell>
        </table:table-row>
        <table:table-row table:style-name="ro2">
          <table:table-cell/>
          <table:table-cell office:value-type="string">
            <text:p>Train Epoch: 17 [48000/50000 (96%)]</text:p>
          </table:table-cell>
          <table:table-cell office:value-type="string">
            <text:p>Loss: 0.08455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7 [0/50000 (0%)]</text:p>
          </table:table-cell>
          <table:table-cell office:value-type="string">
            <text:p>Loss: 0.136120</text:p>
          </table:table-cell>
        </table:table-row>
        <table:table-row table:style-name="ro2">
          <table:table-cell/>
          <table:table-cell office:value-type="string">
            <text:p>Train Epoch: 17 [9600/50000 (19%)]</text:p>
          </table:table-cell>
          <table:table-cell office:value-type="string">
            <text:p>Loss: 0.153726</text:p>
          </table:table-cell>
        </table:table-row>
        <table:table-row table:style-name="ro2">
          <table:table-cell/>
          <table:table-cell office:value-type="string">
            <text:p>Train Epoch: 17 [19200/50000 (38%)]</text:p>
          </table:table-cell>
          <table:table-cell office:value-type="string">
            <text:p>Loss: 0.223315</text:p>
          </table:table-cell>
        </table:table-row>
        <table:table-row table:style-name="ro2">
          <table:table-cell/>
          <table:table-cell office:value-type="string">
            <text:p>Train Epoch: 17 [28800/50000 (58%)]</text:p>
          </table:table-cell>
          <table:table-cell office:value-type="string">
            <text:p>Loss: 0.141211</text:p>
          </table:table-cell>
        </table:table-row>
        <table:table-row table:style-name="ro2">
          <table:table-cell/>
          <table:table-cell office:value-type="string">
            <text:p>Train Epoch: 17 [38400/50000 (77%)]</text:p>
          </table:table-cell>
          <table:table-cell office:value-type="string">
            <text:p>Loss: 0.160933</text:p>
          </table:table-cell>
        </table:table-row>
        <table:table-row table:style-name="ro2">
          <table:table-cell/>
          <table:table-cell office:value-type="string">
            <text:p>Train Epoch: 17 [48000/50000 (96%)]</text:p>
          </table:table-cell>
          <table:table-cell office:value-type="string">
            <text:p>Loss: 0.19865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7 [0/50000 (0%)]</text:p>
          </table:table-cell>
          <table:table-cell office:value-type="string">
            <text:p>Loss: 0.182617</text:p>
          </table:table-cell>
        </table:table-row>
        <table:table-row table:style-name="ro2">
          <table:table-cell/>
          <table:table-cell office:value-type="string">
            <text:p>Train Epoch: 17 [9600/50000 (19%)]</text:p>
          </table:table-cell>
          <table:table-cell office:value-type="string">
            <text:p>Loss: 0.215836</text:p>
          </table:table-cell>
        </table:table-row>
        <table:table-row table:style-name="ro2">
          <table:table-cell/>
          <table:table-cell office:value-type="string">
            <text:p>Train Epoch: 17 [19200/50000 (38%)]</text:p>
          </table:table-cell>
          <table:table-cell office:value-type="string">
            <text:p>Loss: 0.161458</text:p>
          </table:table-cell>
        </table:table-row>
        <table:table-row table:style-name="ro2">
          <table:table-cell/>
          <table:table-cell office:value-type="string">
            <text:p>Train Epoch: 17 [28800/50000 (58%)]</text:p>
          </table:table-cell>
          <table:table-cell office:value-type="string">
            <text:p>Loss: 0.184834</text:p>
          </table:table-cell>
        </table:table-row>
        <table:table-row table:style-name="ro2">
          <table:table-cell/>
          <table:table-cell office:value-type="string">
            <text:p>Train Epoch: 17 [38400/50000 (77%)]</text:p>
          </table:table-cell>
          <table:table-cell office:value-type="string">
            <text:p>Loss: 0.097537</text:p>
          </table:table-cell>
        </table:table-row>
        <table:table-row table:style-name="ro2">
          <table:table-cell/>
          <table:table-cell office:value-type="string">
            <text:p>Train Epoch: 17 [48000/50000 (96%)]</text:p>
          </table:table-cell>
          <table:table-cell office:value-type="string">
            <text:p>Loss: 0.12755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91/10000 (94.000%)</text:p>
          </table:table-cell>
          <table:table-cell office:value-type="string">
            <text:p>Loss: 13.75861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91/10000 (94.000%)</text:p>
          </table:table-cell>
          <table:table-cell office:value-type="string">
            <text:p>Loss: 13.758610</text:p>
          </table:table-cell>
        </table:table-row>
        <table:table-row table:style-name="ro2">
          <table:table-cell/>
          <table:table-cell office:value-type="string">
            <text:p>Train Epoch: 18 [0/50000 (0%)]</text:p>
          </table:table-cell>
          <table:table-cell office:value-type="string">
            <text:p>Loss: 0.106493</text:p>
          </table:table-cell>
        </table:table-row>
        <table:table-row table:style-name="ro2">
          <table:table-cell/>
          <table:table-cell office:value-type="string">
            <text:p>Train Epoch: 18 [9600/50000 (19%)]</text:p>
          </table:table-cell>
          <table:table-cell office:value-type="string">
            <text:p>Loss: 0.093380</text:p>
          </table:table-cell>
        </table:table-row>
        <table:table-row table:style-name="ro2">
          <table:table-cell/>
          <table:table-cell office:value-type="string">
            <text:p>Train Epoch: 18 [19200/50000 (38%)]</text:p>
          </table:table-cell>
          <table:table-cell office:value-type="string">
            <text:p>Loss: 0.213815</text:p>
          </table:table-cell>
        </table:table-row>
        <table:table-row table:style-name="ro2">
          <table:table-cell/>
          <table:table-cell office:value-type="string">
            <text:p>Train Epoch: 18 [28800/50000 (58%)]</text:p>
          </table:table-cell>
          <table:table-cell office:value-type="string">
            <text:p>Loss: 0.260728</text:p>
          </table:table-cell>
        </table:table-row>
        <table:table-row table:style-name="ro2">
          <table:table-cell/>
          <table:table-cell office:value-type="string">
            <text:p>Train Epoch: 18 [38400/50000 (77%)]</text:p>
          </table:table-cell>
          <table:table-cell office:value-type="string">
            <text:p>Loss: 0.143080</text:p>
          </table:table-cell>
        </table:table-row>
        <table:table-row table:style-name="ro2">
          <table:table-cell/>
          <table:table-cell office:value-type="string">
            <text:p>Train Epoch: 18 [48000/50000 (96%)]</text:p>
          </table:table-cell>
          <table:table-cell office:value-type="string">
            <text:p>Loss: 0.16881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8 [0/50000 (0%)]</text:p>
          </table:table-cell>
          <table:table-cell office:value-type="string">
            <text:p>Loss: 0.107730</text:p>
          </table:table-cell>
        </table:table-row>
        <table:table-row table:style-name="ro2">
          <table:table-cell/>
          <table:table-cell office:value-type="string">
            <text:p>Train Epoch: 18 [9600/50000 (19%)]</text:p>
          </table:table-cell>
          <table:table-cell office:value-type="string">
            <text:p>Loss: 0.253621</text:p>
          </table:table-cell>
        </table:table-row>
        <table:table-row table:style-name="ro2">
          <table:table-cell/>
          <table:table-cell office:value-type="string">
            <text:p>Train Epoch: 18 [19200/50000 (38%)]</text:p>
          </table:table-cell>
          <table:table-cell office:value-type="string">
            <text:p>Loss: 0.191319</text:p>
          </table:table-cell>
        </table:table-row>
        <table:table-row table:style-name="ro2">
          <table:table-cell/>
          <table:table-cell office:value-type="string">
            <text:p>Train Epoch: 18 [28800/50000 (58%)]</text:p>
          </table:table-cell>
          <table:table-cell office:value-type="string">
            <text:p>Loss: 0.188451</text:p>
          </table:table-cell>
        </table:table-row>
        <table:table-row table:style-name="ro2">
          <table:table-cell/>
          <table:table-cell office:value-type="string">
            <text:p>Train Epoch: 18 [38400/50000 (77%)]</text:p>
          </table:table-cell>
          <table:table-cell office:value-type="string">
            <text:p>Loss: 0.136914</text:p>
          </table:table-cell>
        </table:table-row>
        <table:table-row table:style-name="ro2">
          <table:table-cell/>
          <table:table-cell office:value-type="string">
            <text:p>Train Epoch: 18 [48000/50000 (96%)]</text:p>
          </table:table-cell>
          <table:table-cell office:value-type="string">
            <text:p>Loss: 0.22958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8 [0/50000 (0%)]</text:p>
          </table:table-cell>
          <table:table-cell office:value-type="string">
            <text:p>Loss: 0.169265</text:p>
          </table:table-cell>
        </table:table-row>
        <table:table-row table:style-name="ro2">
          <table:table-cell/>
          <table:table-cell office:value-type="string">
            <text:p>Train Epoch: 18 [9600/50000 (19%)]</text:p>
          </table:table-cell>
          <table:table-cell office:value-type="string">
            <text:p>Loss: 0.110725</text:p>
          </table:table-cell>
        </table:table-row>
        <table:table-row table:style-name="ro2">
          <table:table-cell/>
          <table:table-cell office:value-type="string">
            <text:p>Train Epoch: 18 [19200/50000 (38%)]</text:p>
          </table:table-cell>
          <table:table-cell office:value-type="string">
            <text:p>Loss: 0.190183</text:p>
          </table:table-cell>
        </table:table-row>
        <table:table-row table:style-name="ro2">
          <table:table-cell/>
          <table:table-cell office:value-type="string">
            <text:p>Train Epoch: 18 [28800/50000 (58%)]</text:p>
          </table:table-cell>
          <table:table-cell office:value-type="string">
            <text:p>Loss: 0.211091</text:p>
          </table:table-cell>
        </table:table-row>
        <table:table-row table:style-name="ro2">
          <table:table-cell/>
          <table:table-cell office:value-type="string">
            <text:p>Train Epoch: 18 [38400/50000 (77%)]</text:p>
          </table:table-cell>
          <table:table-cell office:value-type="string">
            <text:p>Loss: 0.118575</text:p>
          </table:table-cell>
        </table:table-row>
        <table:table-row table:style-name="ro2">
          <table:table-cell/>
          <table:table-cell office:value-type="string">
            <text:p>Train Epoch: 18 [48000/50000 (96%)]</text:p>
          </table:table-cell>
          <table:table-cell office:value-type="string">
            <text:p>Loss: 0.16624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52/10000 (94.000%)</text:p>
          </table:table-cell>
          <table:table-cell office:value-type="string">
            <text:p>Loss: 13.96528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52/10000 (94.000%)</text:p>
          </table:table-cell>
          <table:table-cell office:value-type="string">
            <text:p>Loss: 13.965280</text:p>
          </table:table-cell>
        </table:table-row>
        <table:table-row table:style-name="ro2">
          <table:table-cell/>
          <table:table-cell office:value-type="string">
            <text:p>Train Epoch: 19 [0/50000 (0%)]</text:p>
          </table:table-cell>
          <table:table-cell office:value-type="string">
            <text:p>Loss: 0.248679</text:p>
          </table:table-cell>
        </table:table-row>
        <table:table-row table:style-name="ro2">
          <table:table-cell/>
          <table:table-cell office:value-type="string">
            <text:p>Train Epoch: 19 [9600/50000 (19%)]</text:p>
          </table:table-cell>
          <table:table-cell office:value-type="string">
            <text:p>Loss: 0.099537</text:p>
          </table:table-cell>
        </table:table-row>
        <table:table-row table:style-name="ro2">
          <table:table-cell/>
          <table:table-cell office:value-type="string">
            <text:p>Train Epoch: 19 [19200/50000 (38%)]</text:p>
          </table:table-cell>
          <table:table-cell office:value-type="string">
            <text:p>Loss: 0.154797</text:p>
          </table:table-cell>
        </table:table-row>
        <table:table-row table:style-name="ro2">
          <table:table-cell/>
          <table:table-cell office:value-type="string">
            <text:p>Train Epoch: 19 [28800/50000 (58%)]</text:p>
          </table:table-cell>
          <table:table-cell office:value-type="string">
            <text:p>Loss: 0.118066</text:p>
          </table:table-cell>
        </table:table-row>
        <table:table-row table:style-name="ro2">
          <table:table-cell/>
          <table:table-cell office:value-type="string">
            <text:p>Train Epoch: 19 [38400/50000 (77%)]</text:p>
          </table:table-cell>
          <table:table-cell office:value-type="string">
            <text:p>Loss: 0.162218</text:p>
          </table:table-cell>
        </table:table-row>
        <table:table-row table:style-name="ro2">
          <table:table-cell/>
          <table:table-cell office:value-type="string">
            <text:p>Train Epoch: 19 [48000/50000 (96%)]</text:p>
          </table:table-cell>
          <table:table-cell office:value-type="string">
            <text:p>Loss: 0.35913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9 [0/50000 (0%)]</text:p>
          </table:table-cell>
          <table:table-cell office:value-type="string">
            <text:p>Loss: 0.195828</text:p>
          </table:table-cell>
        </table:table-row>
        <table:table-row table:style-name="ro2">
          <table:table-cell/>
          <table:table-cell office:value-type="string">
            <text:p>Train Epoch: 19 [9600/50000 (19%)]</text:p>
          </table:table-cell>
          <table:table-cell office:value-type="string">
            <text:p>Loss: 0.138730</text:p>
          </table:table-cell>
        </table:table-row>
        <table:table-row table:style-name="ro2">
          <table:table-cell/>
          <table:table-cell office:value-type="string">
            <text:p>Train Epoch: 19 [19200/50000 (38%)]</text:p>
          </table:table-cell>
          <table:table-cell office:value-type="string">
            <text:p>Loss: 0.181592</text:p>
          </table:table-cell>
        </table:table-row>
        <table:table-row table:style-name="ro2">
          <table:table-cell/>
          <table:table-cell office:value-type="string">
            <text:p>Train Epoch: 19 [28800/50000 (58%)]</text:p>
          </table:table-cell>
          <table:table-cell office:value-type="string">
            <text:p>Loss: 0.178132</text:p>
          </table:table-cell>
        </table:table-row>
        <table:table-row table:style-name="ro2">
          <table:table-cell/>
          <table:table-cell office:value-type="string">
            <text:p>Train Epoch: 19 [38400/50000 (77%)]</text:p>
          </table:table-cell>
          <table:table-cell office:value-type="string">
            <text:p>Loss: 0.075535</text:p>
          </table:table-cell>
        </table:table-row>
        <table:table-row table:style-name="ro2">
          <table:table-cell/>
          <table:table-cell office:value-type="string">
            <text:p>Train Epoch: 19 [48000/50000 (96%)]</text:p>
          </table:table-cell>
          <table:table-cell office:value-type="string">
            <text:p>Loss: 0.24620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9 [0/50000 (0%)]</text:p>
          </table:table-cell>
          <table:table-cell office:value-type="string">
            <text:p>Loss: 0.201024</text:p>
          </table:table-cell>
        </table:table-row>
        <table:table-row table:style-name="ro2">
          <table:table-cell/>
          <table:table-cell office:value-type="string">
            <text:p>Train Epoch: 19 [9600/50000 (19%)]</text:p>
          </table:table-cell>
          <table:table-cell office:value-type="string">
            <text:p>Loss: 0.279556</text:p>
          </table:table-cell>
        </table:table-row>
        <table:table-row table:style-name="ro2">
          <table:table-cell/>
          <table:table-cell office:value-type="string">
            <text:p>Train Epoch: 19 [19200/50000 (38%)]</text:p>
          </table:table-cell>
          <table:table-cell office:value-type="string">
            <text:p>Loss: 0.161978</text:p>
          </table:table-cell>
        </table:table-row>
        <table:table-row table:style-name="ro2">
          <table:table-cell/>
          <table:table-cell office:value-type="string">
            <text:p>Train Epoch: 19 [28800/50000 (58%)]</text:p>
          </table:table-cell>
          <table:table-cell office:value-type="string">
            <text:p>Loss: 0.149834</text:p>
          </table:table-cell>
        </table:table-row>
        <table:table-row table:style-name="ro2">
          <table:table-cell/>
          <table:table-cell office:value-type="string">
            <text:p>Train Epoch: 19 [38400/50000 (77%)]</text:p>
          </table:table-cell>
          <table:table-cell office:value-type="string">
            <text:p>Loss: 0.142492</text:p>
          </table:table-cell>
        </table:table-row>
        <table:table-row table:style-name="ro2">
          <table:table-cell/>
          <table:table-cell office:value-type="string">
            <text:p>Train Epoch: 19 [48000/50000 (96%)]</text:p>
          </table:table-cell>
          <table:table-cell office:value-type="string">
            <text:p>Loss: 0.13063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13/10000 (93.000%)</text:p>
          </table:table-cell>
          <table:table-cell office:value-type="string">
            <text:p>Loss: 17.38642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13/10000 (93.000%)</text:p>
          </table:table-cell>
          <table:table-cell office:value-type="string">
            <text:p>Loss: 17.386427</text:p>
          </table:table-cell>
        </table:table-row>
        <table:table-row table:style-name="ro2">
          <table:table-cell/>
          <table:table-cell office:value-type="string">
            <text:p>Train Epoch: 20 [0/50000 (0%)]</text:p>
          </table:table-cell>
          <table:table-cell office:value-type="string">
            <text:p>Loss: 0.252283</text:p>
          </table:table-cell>
        </table:table-row>
        <table:table-row table:style-name="ro2">
          <table:table-cell/>
          <table:table-cell office:value-type="string">
            <text:p>Train Epoch: 20 [9600/50000 (19%)]</text:p>
          </table:table-cell>
          <table:table-cell office:value-type="string">
            <text:p>Loss: 0.125237</text:p>
          </table:table-cell>
        </table:table-row>
        <table:table-row table:style-name="ro2">
          <table:table-cell/>
          <table:table-cell office:value-type="string">
            <text:p>Train Epoch: 20 [19200/50000 (38%)]</text:p>
          </table:table-cell>
          <table:table-cell office:value-type="string">
            <text:p>Loss: 0.187909</text:p>
          </table:table-cell>
        </table:table-row>
        <table:table-row table:style-name="ro2">
          <table:table-cell/>
          <table:table-cell office:value-type="string">
            <text:p>Train Epoch: 20 [28800/50000 (58%)]</text:p>
          </table:table-cell>
          <table:table-cell office:value-type="string">
            <text:p>Loss: 0.157692</text:p>
          </table:table-cell>
        </table:table-row>
        <table:table-row table:style-name="ro2">
          <table:table-cell/>
          <table:table-cell office:value-type="string">
            <text:p>Train Epoch: 20 [38400/50000 (77%)]</text:p>
          </table:table-cell>
          <table:table-cell office:value-type="string">
            <text:p>Loss: 0.203468</text:p>
          </table:table-cell>
        </table:table-row>
        <table:table-row table:style-name="ro2">
          <table:table-cell/>
          <table:table-cell office:value-type="string">
            <text:p>Train Epoch: 20 [48000/50000 (96%)]</text:p>
          </table:table-cell>
          <table:table-cell office:value-type="string">
            <text:p>Loss: 0.33266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0 [0/50000 (0%)]</text:p>
          </table:table-cell>
          <table:table-cell office:value-type="string">
            <text:p>Loss: 0.092908</text:p>
          </table:table-cell>
        </table:table-row>
        <table:table-row table:style-name="ro2">
          <table:table-cell/>
          <table:table-cell office:value-type="string">
            <text:p>Train Epoch: 20 [9600/50000 (19%)]</text:p>
          </table:table-cell>
          <table:table-cell office:value-type="string">
            <text:p>Loss: 0.187371</text:p>
          </table:table-cell>
        </table:table-row>
        <table:table-row table:style-name="ro2">
          <table:table-cell/>
          <table:table-cell office:value-type="string">
            <text:p>Train Epoch: 20 [19200/50000 (38%)]</text:p>
          </table:table-cell>
          <table:table-cell office:value-type="string">
            <text:p>Loss: 0.299514</text:p>
          </table:table-cell>
        </table:table-row>
        <table:table-row table:style-name="ro2">
          <table:table-cell/>
          <table:table-cell office:value-type="string">
            <text:p>Train Epoch: 20 [28800/50000 (58%)]</text:p>
          </table:table-cell>
          <table:table-cell office:value-type="string">
            <text:p>Loss: 0.116191</text:p>
          </table:table-cell>
        </table:table-row>
        <table:table-row table:style-name="ro2">
          <table:table-cell/>
          <table:table-cell office:value-type="string">
            <text:p>Train Epoch: 20 [38400/50000 (77%)]</text:p>
          </table:table-cell>
          <table:table-cell office:value-type="string">
            <text:p>Loss: 0.090912</text:p>
          </table:table-cell>
        </table:table-row>
        <table:table-row table:style-name="ro2">
          <table:table-cell/>
          <table:table-cell office:value-type="string">
            <text:p>Train Epoch: 20 [48000/50000 (96%)]</text:p>
          </table:table-cell>
          <table:table-cell office:value-type="string">
            <text:p>Loss: 0.24122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0 [0/50000 (0%)]</text:p>
          </table:table-cell>
          <table:table-cell office:value-type="string">
            <text:p>Loss: 0.124554</text:p>
          </table:table-cell>
        </table:table-row>
        <table:table-row table:style-name="ro2">
          <table:table-cell/>
          <table:table-cell office:value-type="string">
            <text:p>Train Epoch: 20 [9600/50000 (19%)]</text:p>
          </table:table-cell>
          <table:table-cell office:value-type="string">
            <text:p>Loss: 0.147664</text:p>
          </table:table-cell>
        </table:table-row>
        <table:table-row table:style-name="ro2">
          <table:table-cell/>
          <table:table-cell office:value-type="string">
            <text:p>Train Epoch: 20 [19200/50000 (38%)]</text:p>
          </table:table-cell>
          <table:table-cell office:value-type="string">
            <text:p>Loss: 0.210232</text:p>
          </table:table-cell>
        </table:table-row>
        <table:table-row table:style-name="ro2">
          <table:table-cell/>
          <table:table-cell office:value-type="string">
            <text:p>Train Epoch: 20 [28800/50000 (58%)]</text:p>
          </table:table-cell>
          <table:table-cell office:value-type="string">
            <text:p>Loss: 0.185256</text:p>
          </table:table-cell>
        </table:table-row>
        <table:table-row table:style-name="ro2">
          <table:table-cell/>
          <table:table-cell office:value-type="string">
            <text:p>Train Epoch: 20 [38400/50000 (77%)]</text:p>
          </table:table-cell>
          <table:table-cell office:value-type="string">
            <text:p>Loss: 0.127333</text:p>
          </table:table-cell>
        </table:table-row>
        <table:table-row table:style-name="ro2">
          <table:table-cell/>
          <table:table-cell office:value-type="string">
            <text:p>Train Epoch: 20 [48000/50000 (96%)]</text:p>
          </table:table-cell>
          <table:table-cell office:value-type="string">
            <text:p>Loss: 0.15813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74/10000 (95.000%)</text:p>
          </table:table-cell>
          <table:table-cell office:value-type="string">
            <text:p>Loss: 11.79274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74/10000 (95.000%)</text:p>
          </table:table-cell>
          <table:table-cell office:value-type="string">
            <text:p>Loss: 11.792749</text:p>
          </table:table-cell>
        </table:table-row>
        <table:table-row table:style-name="ro2">
          <table:table-cell/>
          <table:table-cell office:value-type="string">
            <text:p>Train Epoch: 21 [0/50000 (0%)]</text:p>
          </table:table-cell>
          <table:table-cell office:value-type="string">
            <text:p>Loss: 0.234724</text:p>
          </table:table-cell>
        </table:table-row>
        <table:table-row table:style-name="ro2">
          <table:table-cell/>
          <table:table-cell office:value-type="string">
            <text:p>Train Epoch: 21 [9600/50000 (19%)]</text:p>
          </table:table-cell>
          <table:table-cell office:value-type="string">
            <text:p>Loss: 0.143056</text:p>
          </table:table-cell>
        </table:table-row>
        <table:table-row table:style-name="ro2">
          <table:table-cell/>
          <table:table-cell office:value-type="string">
            <text:p>Train Epoch: 21 [19200/50000 (38%)]</text:p>
          </table:table-cell>
          <table:table-cell office:value-type="string">
            <text:p>Loss: 0.137396</text:p>
          </table:table-cell>
        </table:table-row>
        <table:table-row table:style-name="ro2">
          <table:table-cell/>
          <table:table-cell office:value-type="string">
            <text:p>Train Epoch: 21 [28800/50000 (58%)]</text:p>
          </table:table-cell>
          <table:table-cell office:value-type="string">
            <text:p>Loss: 0.105999</text:p>
          </table:table-cell>
        </table:table-row>
        <table:table-row table:style-name="ro2">
          <table:table-cell/>
          <table:table-cell office:value-type="string">
            <text:p>Train Epoch: 21 [38400/50000 (77%)]</text:p>
          </table:table-cell>
          <table:table-cell office:value-type="string">
            <text:p>Loss: 0.176976</text:p>
          </table:table-cell>
        </table:table-row>
        <table:table-row table:style-name="ro2">
          <table:table-cell/>
          <table:table-cell office:value-type="string">
            <text:p>Train Epoch: 21 [48000/50000 (96%)]</text:p>
          </table:table-cell>
          <table:table-cell office:value-type="string">
            <text:p>Loss: 0.14130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1 [0/50000 (0%)]</text:p>
          </table:table-cell>
          <table:table-cell office:value-type="string">
            <text:p>Loss: 0.181173</text:p>
          </table:table-cell>
        </table:table-row>
        <table:table-row table:style-name="ro2">
          <table:table-cell/>
          <table:table-cell office:value-type="string">
            <text:p>Train Epoch: 21 [9600/50000 (19%)]</text:p>
          </table:table-cell>
          <table:table-cell office:value-type="string">
            <text:p>Loss: 0.229035</text:p>
          </table:table-cell>
        </table:table-row>
        <table:table-row table:style-name="ro2">
          <table:table-cell/>
          <table:table-cell office:value-type="string">
            <text:p>Train Epoch: 21 [19200/50000 (38%)]</text:p>
          </table:table-cell>
          <table:table-cell office:value-type="string">
            <text:p>Loss: 0.133097</text:p>
          </table:table-cell>
        </table:table-row>
        <table:table-row table:style-name="ro2">
          <table:table-cell/>
          <table:table-cell office:value-type="string">
            <text:p>Train Epoch: 21 [28800/50000 (58%)]</text:p>
          </table:table-cell>
          <table:table-cell office:value-type="string">
            <text:p>Loss: 0.106116</text:p>
          </table:table-cell>
        </table:table-row>
        <table:table-row table:style-name="ro2">
          <table:table-cell/>
          <table:table-cell office:value-type="string">
            <text:p>Train Epoch: 21 [38400/50000 (77%)]</text:p>
          </table:table-cell>
          <table:table-cell office:value-type="string">
            <text:p>Loss: 0.211219</text:p>
          </table:table-cell>
        </table:table-row>
        <table:table-row table:style-name="ro2">
          <table:table-cell/>
          <table:table-cell office:value-type="string">
            <text:p>Train Epoch: 21 [48000/50000 (96%)]</text:p>
          </table:table-cell>
          <table:table-cell office:value-type="string">
            <text:p>Loss: 0.20152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1 [0/50000 (0%)]</text:p>
          </table:table-cell>
          <table:table-cell office:value-type="string">
            <text:p>Loss: 0.071435</text:p>
          </table:table-cell>
        </table:table-row>
        <table:table-row table:style-name="ro2">
          <table:table-cell/>
          <table:table-cell office:value-type="string">
            <text:p>Train Epoch: 21 [9600/50000 (19%)]</text:p>
          </table:table-cell>
          <table:table-cell office:value-type="string">
            <text:p>Loss: 0.164670</text:p>
          </table:table-cell>
        </table:table-row>
        <table:table-row table:style-name="ro2">
          <table:table-cell/>
          <table:table-cell office:value-type="string">
            <text:p>Train Epoch: 21 [19200/50000 (38%)]</text:p>
          </table:table-cell>
          <table:table-cell office:value-type="string">
            <text:p>Loss: 0.143770</text:p>
          </table:table-cell>
        </table:table-row>
        <table:table-row table:style-name="ro2">
          <table:table-cell/>
          <table:table-cell office:value-type="string">
            <text:p>Train Epoch: 21 [28800/50000 (58%)]</text:p>
          </table:table-cell>
          <table:table-cell office:value-type="string">
            <text:p>Loss: 0.122531</text:p>
          </table:table-cell>
        </table:table-row>
        <table:table-row table:style-name="ro2">
          <table:table-cell/>
          <table:table-cell office:value-type="string">
            <text:p>Train Epoch: 21 [38400/50000 (77%)]</text:p>
          </table:table-cell>
          <table:table-cell office:value-type="string">
            <text:p>Loss: 0.092515</text:p>
          </table:table-cell>
        </table:table-row>
        <table:table-row table:style-name="ro2">
          <table:table-cell/>
          <table:table-cell office:value-type="string">
            <text:p>Train Epoch: 21 [48000/50000 (96%)]</text:p>
          </table:table-cell>
          <table:table-cell office:value-type="string">
            <text:p>Loss: 0.23521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19/10000 (95.000%)</text:p>
          </table:table-cell>
          <table:table-cell office:value-type="string">
            <text:p>Loss: 12.79796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19/10000 (95.000%)</text:p>
          </table:table-cell>
          <table:table-cell office:value-type="string">
            <text:p>Loss: 12.797962</text:p>
          </table:table-cell>
        </table:table-row>
        <table:table-row table:style-name="ro2">
          <table:table-cell/>
          <table:table-cell office:value-type="string">
            <text:p>Train Epoch: 22 [0/50000 (0%)]</text:p>
          </table:table-cell>
          <table:table-cell office:value-type="string">
            <text:p>Loss: 0.312875</text:p>
          </table:table-cell>
        </table:table-row>
        <table:table-row table:style-name="ro2">
          <table:table-cell/>
          <table:table-cell office:value-type="string">
            <text:p>Train Epoch: 22 [9600/50000 (19%)]</text:p>
          </table:table-cell>
          <table:table-cell office:value-type="string">
            <text:p>Loss: 0.213513</text:p>
          </table:table-cell>
        </table:table-row>
        <table:table-row table:style-name="ro2">
          <table:table-cell/>
          <table:table-cell office:value-type="string">
            <text:p>Train Epoch: 22 [19200/50000 (38%)]</text:p>
          </table:table-cell>
          <table:table-cell office:value-type="string">
            <text:p>Loss: 0.107740</text:p>
          </table:table-cell>
        </table:table-row>
        <table:table-row table:style-name="ro2">
          <table:table-cell/>
          <table:table-cell office:value-type="string">
            <text:p>Train Epoch: 22 [28800/50000 (58%)]</text:p>
          </table:table-cell>
          <table:table-cell office:value-type="string">
            <text:p>Loss: 0.206925</text:p>
          </table:table-cell>
        </table:table-row>
        <table:table-row table:style-name="ro2">
          <table:table-cell/>
          <table:table-cell office:value-type="string">
            <text:p>Train Epoch: 22 [38400/50000 (77%)]</text:p>
          </table:table-cell>
          <table:table-cell office:value-type="string">
            <text:p>Loss: 0.204021</text:p>
          </table:table-cell>
        </table:table-row>
        <table:table-row table:style-name="ro2">
          <table:table-cell/>
          <table:table-cell office:value-type="string">
            <text:p>Train Epoch: 22 [48000/50000 (96%)]</text:p>
          </table:table-cell>
          <table:table-cell office:value-type="string">
            <text:p>Loss: 0.17018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2 [0/50000 (0%)]</text:p>
          </table:table-cell>
          <table:table-cell office:value-type="string">
            <text:p>Loss: 0.161726</text:p>
          </table:table-cell>
        </table:table-row>
        <table:table-row table:style-name="ro2">
          <table:table-cell/>
          <table:table-cell office:value-type="string">
            <text:p>Train Epoch: 22 [9600/50000 (19%)]</text:p>
          </table:table-cell>
          <table:table-cell office:value-type="string">
            <text:p>Loss: 0.080159</text:p>
          </table:table-cell>
        </table:table-row>
        <table:table-row table:style-name="ro2">
          <table:table-cell/>
          <table:table-cell office:value-type="string">
            <text:p>Train Epoch: 22 [19200/50000 (38%)]</text:p>
          </table:table-cell>
          <table:table-cell office:value-type="string">
            <text:p>Loss: 0.217196</text:p>
          </table:table-cell>
        </table:table-row>
        <table:table-row table:style-name="ro2">
          <table:table-cell/>
          <table:table-cell office:value-type="string">
            <text:p>Train Epoch: 22 [28800/50000 (58%)]</text:p>
          </table:table-cell>
          <table:table-cell office:value-type="string">
            <text:p>Loss: 0.202408</text:p>
          </table:table-cell>
        </table:table-row>
        <table:table-row table:style-name="ro2">
          <table:table-cell/>
          <table:table-cell office:value-type="string">
            <text:p>Train Epoch: 22 [38400/50000 (77%)]</text:p>
          </table:table-cell>
          <table:table-cell office:value-type="string">
            <text:p>Loss: 0.153196</text:p>
          </table:table-cell>
        </table:table-row>
        <table:table-row table:style-name="ro2">
          <table:table-cell/>
          <table:table-cell office:value-type="string">
            <text:p>Train Epoch: 22 [48000/50000 (96%)]</text:p>
          </table:table-cell>
          <table:table-cell office:value-type="string">
            <text:p>Loss: 0.21825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2 [0/50000 (0%)]</text:p>
          </table:table-cell>
          <table:table-cell office:value-type="string">
            <text:p>Loss: 0.115478</text:p>
          </table:table-cell>
        </table:table-row>
        <table:table-row table:style-name="ro2">
          <table:table-cell/>
          <table:table-cell office:value-type="string">
            <text:p>Train Epoch: 22 [9600/50000 (19%)]</text:p>
          </table:table-cell>
          <table:table-cell office:value-type="string">
            <text:p>Loss: 0.191478</text:p>
          </table:table-cell>
        </table:table-row>
        <table:table-row table:style-name="ro2">
          <table:table-cell/>
          <table:table-cell office:value-type="string">
            <text:p>Train Epoch: 22 [19200/50000 (38%)]</text:p>
          </table:table-cell>
          <table:table-cell office:value-type="string">
            <text:p>Loss: 0.169539</text:p>
          </table:table-cell>
        </table:table-row>
        <table:table-row table:style-name="ro2">
          <table:table-cell/>
          <table:table-cell office:value-type="string">
            <text:p>Train Epoch: 22 [28800/50000 (58%)]</text:p>
          </table:table-cell>
          <table:table-cell office:value-type="string">
            <text:p>Loss: 0.149274</text:p>
          </table:table-cell>
        </table:table-row>
        <table:table-row table:style-name="ro2">
          <table:table-cell/>
          <table:table-cell office:value-type="string">
            <text:p>Train Epoch: 22 [38400/50000 (77%)]</text:p>
          </table:table-cell>
          <table:table-cell office:value-type="string">
            <text:p>Loss: 0.131421</text:p>
          </table:table-cell>
        </table:table-row>
        <table:table-row table:style-name="ro2">
          <table:table-cell/>
          <table:table-cell office:value-type="string">
            <text:p>Train Epoch: 22 [48000/50000 (96%)]</text:p>
          </table:table-cell>
          <table:table-cell office:value-type="string">
            <text:p>Loss: 0.11442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64/10000 (95.000%)</text:p>
          </table:table-cell>
          <table:table-cell office:value-type="string">
            <text:p>Loss: 11.52721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64/10000 (95.000%)</text:p>
          </table:table-cell>
          <table:table-cell office:value-type="string">
            <text:p>Loss: 11.527210</text:p>
          </table:table-cell>
        </table:table-row>
        <table:table-row table:style-name="ro2">
          <table:table-cell/>
          <table:table-cell office:value-type="string">
            <text:p>Train Epoch: 23 [0/50000 (0%)]</text:p>
          </table:table-cell>
          <table:table-cell office:value-type="string">
            <text:p>Loss: 0.170436</text:p>
          </table:table-cell>
        </table:table-row>
        <table:table-row table:style-name="ro2">
          <table:table-cell/>
          <table:table-cell office:value-type="string">
            <text:p>Train Epoch: 23 [9600/50000 (19%)]</text:p>
          </table:table-cell>
          <table:table-cell office:value-type="string">
            <text:p>Loss: 0.193134</text:p>
          </table:table-cell>
        </table:table-row>
        <table:table-row table:style-name="ro2">
          <table:table-cell/>
          <table:table-cell office:value-type="string">
            <text:p>Train Epoch: 23 [19200/50000 (38%)]</text:p>
          </table:table-cell>
          <table:table-cell office:value-type="string">
            <text:p>Loss: 0.186172</text:p>
          </table:table-cell>
        </table:table-row>
        <table:table-row table:style-name="ro2">
          <table:table-cell/>
          <table:table-cell office:value-type="string">
            <text:p>Train Epoch: 23 [28800/50000 (58%)]</text:p>
          </table:table-cell>
          <table:table-cell office:value-type="string">
            <text:p>Loss: 0.162242</text:p>
          </table:table-cell>
        </table:table-row>
        <table:table-row table:style-name="ro2">
          <table:table-cell/>
          <table:table-cell office:value-type="string">
            <text:p>Train Epoch: 23 [38400/50000 (77%)]</text:p>
          </table:table-cell>
          <table:table-cell office:value-type="string">
            <text:p>Loss: 0.175973</text:p>
          </table:table-cell>
        </table:table-row>
        <table:table-row table:style-name="ro2">
          <table:table-cell/>
          <table:table-cell office:value-type="string">
            <text:p>Train Epoch: 23 [48000/50000 (96%)]</text:p>
          </table:table-cell>
          <table:table-cell office:value-type="string">
            <text:p>Loss: 0.13966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3 [0/50000 (0%)]</text:p>
          </table:table-cell>
          <table:table-cell office:value-type="string">
            <text:p>Loss: 0.121480</text:p>
          </table:table-cell>
        </table:table-row>
        <table:table-row table:style-name="ro2">
          <table:table-cell/>
          <table:table-cell office:value-type="string">
            <text:p>Train Epoch: 23 [9600/50000 (19%)]</text:p>
          </table:table-cell>
          <table:table-cell office:value-type="string">
            <text:p>Loss: 0.111484</text:p>
          </table:table-cell>
        </table:table-row>
        <table:table-row table:style-name="ro2">
          <table:table-cell/>
          <table:table-cell office:value-type="string">
            <text:p>Train Epoch: 23 [19200/50000 (38%)]</text:p>
          </table:table-cell>
          <table:table-cell office:value-type="string">
            <text:p>Loss: 0.197024</text:p>
          </table:table-cell>
        </table:table-row>
        <table:table-row table:style-name="ro2">
          <table:table-cell/>
          <table:table-cell office:value-type="string">
            <text:p>Train Epoch: 23 [28800/50000 (58%)]</text:p>
          </table:table-cell>
          <table:table-cell office:value-type="string">
            <text:p>Loss: 0.074552</text:p>
          </table:table-cell>
        </table:table-row>
        <table:table-row table:style-name="ro2">
          <table:table-cell/>
          <table:table-cell office:value-type="string">
            <text:p>Train Epoch: 23 [38400/50000 (77%)]</text:p>
          </table:table-cell>
          <table:table-cell office:value-type="string">
            <text:p>Loss: 0.062545</text:p>
          </table:table-cell>
        </table:table-row>
        <table:table-row table:style-name="ro2">
          <table:table-cell/>
          <table:table-cell office:value-type="string">
            <text:p>Train Epoch: 23 [48000/50000 (96%)]</text:p>
          </table:table-cell>
          <table:table-cell office:value-type="string">
            <text:p>Loss: 0.18169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3 [0/50000 (0%)]</text:p>
          </table:table-cell>
          <table:table-cell office:value-type="string">
            <text:p>Loss: 0.287059</text:p>
          </table:table-cell>
        </table:table-row>
        <table:table-row table:style-name="ro2">
          <table:table-cell/>
          <table:table-cell office:value-type="string">
            <text:p>Train Epoch: 23 [9600/50000 (19%)]</text:p>
          </table:table-cell>
          <table:table-cell office:value-type="string">
            <text:p>Loss: 0.073591</text:p>
          </table:table-cell>
        </table:table-row>
        <table:table-row table:style-name="ro2">
          <table:table-cell/>
          <table:table-cell office:value-type="string">
            <text:p>Train Epoch: 23 [19200/50000 (38%)]</text:p>
          </table:table-cell>
          <table:table-cell office:value-type="string">
            <text:p>Loss: 0.162734</text:p>
          </table:table-cell>
        </table:table-row>
        <table:table-row table:style-name="ro2">
          <table:table-cell/>
          <table:table-cell office:value-type="string">
            <text:p>Train Epoch: 23 [28800/50000 (58%)]</text:p>
          </table:table-cell>
          <table:table-cell office:value-type="string">
            <text:p>Loss: 0.282263</text:p>
          </table:table-cell>
        </table:table-row>
        <table:table-row table:style-name="ro2">
          <table:table-cell/>
          <table:table-cell office:value-type="string">
            <text:p>Train Epoch: 23 [38400/50000 (77%)]</text:p>
          </table:table-cell>
          <table:table-cell office:value-type="string">
            <text:p>Loss: 0.086583</text:p>
          </table:table-cell>
        </table:table-row>
        <table:table-row table:style-name="ro2">
          <table:table-cell/>
          <table:table-cell office:value-type="string">
            <text:p>Train Epoch: 23 [48000/50000 (96%)]</text:p>
          </table:table-cell>
          <table:table-cell office:value-type="string">
            <text:p>Loss: 0.11538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44/10000 (95.000%)</text:p>
          </table:table-cell>
          <table:table-cell office:value-type="string">
            <text:p>Loss: 11.67587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44/10000 (95.000%)</text:p>
          </table:table-cell>
          <table:table-cell office:value-type="string">
            <text:p>Loss: 11.675870</text:p>
          </table:table-cell>
        </table:table-row>
        <table:table-row table:style-name="ro2">
          <table:table-cell/>
          <table:table-cell office:value-type="string">
            <text:p>Train Epoch: 24 [0/50000 (0%)]</text:p>
          </table:table-cell>
          <table:table-cell office:value-type="string">
            <text:p>Loss: 0.101022</text:p>
          </table:table-cell>
        </table:table-row>
        <table:table-row table:style-name="ro2">
          <table:table-cell/>
          <table:table-cell office:value-type="string">
            <text:p>Train Epoch: 24 [9600/50000 (19%)]</text:p>
          </table:table-cell>
          <table:table-cell office:value-type="string">
            <text:p>Loss: 0.128142</text:p>
          </table:table-cell>
        </table:table-row>
        <table:table-row table:style-name="ro2">
          <table:table-cell/>
          <table:table-cell office:value-type="string">
            <text:p>Train Epoch: 24 [19200/50000 (38%)]</text:p>
          </table:table-cell>
          <table:table-cell office:value-type="string">
            <text:p>Loss: 0.088935</text:p>
          </table:table-cell>
        </table:table-row>
        <table:table-row table:style-name="ro2">
          <table:table-cell/>
          <table:table-cell office:value-type="string">
            <text:p>Train Epoch: 24 [28800/50000 (58%)]</text:p>
          </table:table-cell>
          <table:table-cell office:value-type="string">
            <text:p>Loss: 0.117882</text:p>
          </table:table-cell>
        </table:table-row>
        <table:table-row table:style-name="ro2">
          <table:table-cell/>
          <table:table-cell office:value-type="string">
            <text:p>Train Epoch: 24 [38400/50000 (77%)]</text:p>
          </table:table-cell>
          <table:table-cell office:value-type="string">
            <text:p>Loss: 0.181674</text:p>
          </table:table-cell>
        </table:table-row>
        <table:table-row table:style-name="ro2">
          <table:table-cell/>
          <table:table-cell office:value-type="string">
            <text:p>Train Epoch: 24 [48000/50000 (96%)]</text:p>
          </table:table-cell>
          <table:table-cell office:value-type="string">
            <text:p>Loss: 0.13513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4 [0/50000 (0%)]</text:p>
          </table:table-cell>
          <table:table-cell office:value-type="string">
            <text:p>Loss: 0.187578</text:p>
          </table:table-cell>
        </table:table-row>
        <table:table-row table:style-name="ro2">
          <table:table-cell/>
          <table:table-cell office:value-type="string">
            <text:p>Train Epoch: 24 [9600/50000 (19%)]</text:p>
          </table:table-cell>
          <table:table-cell office:value-type="string">
            <text:p>Loss: 0.132184</text:p>
          </table:table-cell>
        </table:table-row>
        <table:table-row table:style-name="ro2">
          <table:table-cell/>
          <table:table-cell office:value-type="string">
            <text:p>Train Epoch: 24 [19200/50000 (38%)]</text:p>
          </table:table-cell>
          <table:table-cell office:value-type="string">
            <text:p>Loss: 0.153001</text:p>
          </table:table-cell>
        </table:table-row>
        <table:table-row table:style-name="ro2">
          <table:table-cell/>
          <table:table-cell office:value-type="string">
            <text:p>Train Epoch: 24 [28800/50000 (58%)]</text:p>
          </table:table-cell>
          <table:table-cell office:value-type="string">
            <text:p>Loss: 0.113430</text:p>
          </table:table-cell>
        </table:table-row>
        <table:table-row table:style-name="ro2">
          <table:table-cell/>
          <table:table-cell office:value-type="string">
            <text:p>Train Epoch: 24 [38400/50000 (77%)]</text:p>
          </table:table-cell>
          <table:table-cell office:value-type="string">
            <text:p>Loss: 0.063829</text:p>
          </table:table-cell>
        </table:table-row>
        <table:table-row table:style-name="ro2">
          <table:table-cell/>
          <table:table-cell office:value-type="string">
            <text:p>Train Epoch: 24 [48000/50000 (96%)]</text:p>
          </table:table-cell>
          <table:table-cell office:value-type="string">
            <text:p>Loss: 0.17022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4 [0/50000 (0%)]</text:p>
          </table:table-cell>
          <table:table-cell office:value-type="string">
            <text:p>Loss: 0.150499</text:p>
          </table:table-cell>
        </table:table-row>
        <table:table-row table:style-name="ro2">
          <table:table-cell/>
          <table:table-cell office:value-type="string">
            <text:p>Train Epoch: 24 [9600/50000 (19%)]</text:p>
          </table:table-cell>
          <table:table-cell office:value-type="string">
            <text:p>Loss: 0.199346</text:p>
          </table:table-cell>
        </table:table-row>
        <table:table-row table:style-name="ro2">
          <table:table-cell/>
          <table:table-cell office:value-type="string">
            <text:p>Train Epoch: 24 [19200/50000 (38%)]</text:p>
          </table:table-cell>
          <table:table-cell office:value-type="string">
            <text:p>Loss: 0.207490</text:p>
          </table:table-cell>
        </table:table-row>
        <table:table-row table:style-name="ro2">
          <table:table-cell/>
          <table:table-cell office:value-type="string">
            <text:p>Train Epoch: 24 [28800/50000 (58%)]</text:p>
          </table:table-cell>
          <table:table-cell office:value-type="string">
            <text:p>Loss: 0.217503</text:p>
          </table:table-cell>
        </table:table-row>
        <table:table-row table:style-name="ro2">
          <table:table-cell/>
          <table:table-cell office:value-type="string">
            <text:p>Train Epoch: 24 [38400/50000 (77%)]</text:p>
          </table:table-cell>
          <table:table-cell office:value-type="string">
            <text:p>Loss: 0.184483</text:p>
          </table:table-cell>
        </table:table-row>
        <table:table-row table:style-name="ro2">
          <table:table-cell/>
          <table:table-cell office:value-type="string">
            <text:p>Train Epoch: 24 [48000/50000 (96%)]</text:p>
          </table:table-cell>
          <table:table-cell office:value-type="string">
            <text:p>Loss: 0.18038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91/10000 (95.000%)</text:p>
          </table:table-cell>
          <table:table-cell office:value-type="string">
            <text:p>Loss: 11.03285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91/10000 (95.000%)</text:p>
          </table:table-cell>
          <table:table-cell office:value-type="string">
            <text:p>Loss: 11.032851</text:p>
          </table:table-cell>
        </table:table-row>
        <table:table-row table:style-name="ro2">
          <table:table-cell/>
          <table:table-cell office:value-type="string">
            <text:p>Train Epoch: 25 [0/50000 (0%)]</text:p>
          </table:table-cell>
          <table:table-cell office:value-type="string">
            <text:p>Loss: 0.151598</text:p>
          </table:table-cell>
        </table:table-row>
        <table:table-row table:style-name="ro2">
          <table:table-cell/>
          <table:table-cell office:value-type="string">
            <text:p>Train Epoch: 25 [9600/50000 (19%)]</text:p>
          </table:table-cell>
          <table:table-cell office:value-type="string">
            <text:p>Loss: 0.128091</text:p>
          </table:table-cell>
        </table:table-row>
        <table:table-row table:style-name="ro2">
          <table:table-cell/>
          <table:table-cell office:value-type="string">
            <text:p>Train Epoch: 25 [19200/50000 (38%)]</text:p>
          </table:table-cell>
          <table:table-cell office:value-type="string">
            <text:p>Loss: 0.130382</text:p>
          </table:table-cell>
        </table:table-row>
        <table:table-row table:style-name="ro2">
          <table:table-cell/>
          <table:table-cell office:value-type="string">
            <text:p>Train Epoch: 25 [28800/50000 (58%)]</text:p>
          </table:table-cell>
          <table:table-cell office:value-type="string">
            <text:p>Loss: 0.111448</text:p>
          </table:table-cell>
        </table:table-row>
        <table:table-row table:style-name="ro2">
          <table:table-cell/>
          <table:table-cell office:value-type="string">
            <text:p>Train Epoch: 25 [38400/50000 (77%)]</text:p>
          </table:table-cell>
          <table:table-cell office:value-type="string">
            <text:p>Loss: 0.136592</text:p>
          </table:table-cell>
        </table:table-row>
        <table:table-row table:style-name="ro2">
          <table:table-cell/>
          <table:table-cell office:value-type="string">
            <text:p>Train Epoch: 25 [48000/50000 (96%)]</text:p>
          </table:table-cell>
          <table:table-cell office:value-type="string">
            <text:p>Loss: 0.12621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5 [0/50000 (0%)]</text:p>
          </table:table-cell>
          <table:table-cell office:value-type="string">
            <text:p>Loss: 0.195448</text:p>
          </table:table-cell>
        </table:table-row>
        <table:table-row table:style-name="ro2">
          <table:table-cell/>
          <table:table-cell office:value-type="string">
            <text:p>Train Epoch: 25 [9600/50000 (19%)]</text:p>
          </table:table-cell>
          <table:table-cell office:value-type="string">
            <text:p>Loss: 0.260897</text:p>
          </table:table-cell>
        </table:table-row>
        <table:table-row table:style-name="ro2">
          <table:table-cell/>
          <table:table-cell office:value-type="string">
            <text:p>Train Epoch: 25 [19200/50000 (38%)]</text:p>
          </table:table-cell>
          <table:table-cell office:value-type="string">
            <text:p>Loss: 0.110810</text:p>
          </table:table-cell>
        </table:table-row>
        <table:table-row table:style-name="ro2">
          <table:table-cell/>
          <table:table-cell office:value-type="string">
            <text:p>Train Epoch: 25 [28800/50000 (58%)]</text:p>
          </table:table-cell>
          <table:table-cell office:value-type="string">
            <text:p>Loss: 0.214953</text:p>
          </table:table-cell>
        </table:table-row>
        <table:table-row table:style-name="ro2">
          <table:table-cell/>
          <table:table-cell office:value-type="string">
            <text:p>Train Epoch: 25 [38400/50000 (77%)]</text:p>
          </table:table-cell>
          <table:table-cell office:value-type="string">
            <text:p>Loss: 0.220850</text:p>
          </table:table-cell>
        </table:table-row>
        <table:table-row table:style-name="ro2">
          <table:table-cell/>
          <table:table-cell office:value-type="string">
            <text:p>Train Epoch: 25 [48000/50000 (96%)]</text:p>
          </table:table-cell>
          <table:table-cell office:value-type="string">
            <text:p>Loss: 0.26947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5 [0/50000 (0%)]</text:p>
          </table:table-cell>
          <table:table-cell office:value-type="string">
            <text:p>Loss: 0.106467</text:p>
          </table:table-cell>
        </table:table-row>
        <table:table-row table:style-name="ro2">
          <table:table-cell/>
          <table:table-cell office:value-type="string">
            <text:p>Train Epoch: 25 [9600/50000 (19%)]</text:p>
          </table:table-cell>
          <table:table-cell office:value-type="string">
            <text:p>Loss: 0.112800</text:p>
          </table:table-cell>
        </table:table-row>
        <table:table-row table:style-name="ro2">
          <table:table-cell/>
          <table:table-cell office:value-type="string">
            <text:p>Train Epoch: 25 [19200/50000 (38%)]</text:p>
          </table:table-cell>
          <table:table-cell office:value-type="string">
            <text:p>Loss: 0.209959</text:p>
          </table:table-cell>
        </table:table-row>
        <table:table-row table:style-name="ro2">
          <table:table-cell/>
          <table:table-cell office:value-type="string">
            <text:p>Train Epoch: 25 [28800/50000 (58%)]</text:p>
          </table:table-cell>
          <table:table-cell office:value-type="string">
            <text:p>Loss: 0.224626</text:p>
          </table:table-cell>
        </table:table-row>
        <table:table-row table:style-name="ro2">
          <table:table-cell/>
          <table:table-cell office:value-type="string">
            <text:p>Train Epoch: 25 [38400/50000 (77%)]</text:p>
          </table:table-cell>
          <table:table-cell office:value-type="string">
            <text:p>Loss: 0.173586</text:p>
          </table:table-cell>
        </table:table-row>
        <table:table-row table:style-name="ro2">
          <table:table-cell/>
          <table:table-cell office:value-type="string">
            <text:p>Train Epoch: 25 [48000/50000 (96%)]</text:p>
          </table:table-cell>
          <table:table-cell office:value-type="string">
            <text:p>Loss: 0.18653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603/10000 (96.000%)</text:p>
          </table:table-cell>
          <table:table-cell office:value-type="string">
            <text:p>Loss: 10.50203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603/10000 (96.000%)</text:p>
          </table:table-cell>
          <table:table-cell office:value-type="string">
            <text:p>Loss: 10.502039</text:p>
          </table:table-cell>
        </table:table-row>
        <table:table-row table:style-name="ro2">
          <table:table-cell/>
          <table:table-cell office:value-type="string">
            <text:p>Train Epoch: 26 [0/50000 (0%)]</text:p>
          </table:table-cell>
          <table:table-cell office:value-type="string">
            <text:p>Loss: 0.172745</text:p>
          </table:table-cell>
        </table:table-row>
        <table:table-row table:style-name="ro2">
          <table:table-cell/>
          <table:table-cell office:value-type="string">
            <text:p>Train Epoch: 26 [9600/50000 (19%)]</text:p>
          </table:table-cell>
          <table:table-cell office:value-type="string">
            <text:p>Loss: 0.114290</text:p>
          </table:table-cell>
        </table:table-row>
        <table:table-row table:style-name="ro2">
          <table:table-cell/>
          <table:table-cell office:value-type="string">
            <text:p>Train Epoch: 26 [19200/50000 (38%)]</text:p>
          </table:table-cell>
          <table:table-cell office:value-type="string">
            <text:p>Loss: 0.155139</text:p>
          </table:table-cell>
        </table:table-row>
        <table:table-row table:style-name="ro2">
          <table:table-cell/>
          <table:table-cell office:value-type="string">
            <text:p>Train Epoch: 26 [28800/50000 (58%)]</text:p>
          </table:table-cell>
          <table:table-cell office:value-type="string">
            <text:p>Loss: 0.264890</text:p>
          </table:table-cell>
        </table:table-row>
        <table:table-row table:style-name="ro2">
          <table:table-cell/>
          <table:table-cell office:value-type="string">
            <text:p>Train Epoch: 26 [38400/50000 (77%)]</text:p>
          </table:table-cell>
          <table:table-cell office:value-type="string">
            <text:p>Loss: 0.187331</text:p>
          </table:table-cell>
        </table:table-row>
        <table:table-row table:style-name="ro2">
          <table:table-cell/>
          <table:table-cell office:value-type="string">
            <text:p>Train Epoch: 26 [48000/50000 (96%)]</text:p>
          </table:table-cell>
          <table:table-cell office:value-type="string">
            <text:p>Loss: 0.24714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6 [0/50000 (0%)]</text:p>
          </table:table-cell>
          <table:table-cell office:value-type="string">
            <text:p>Loss: 0.150440</text:p>
          </table:table-cell>
        </table:table-row>
        <table:table-row table:style-name="ro2">
          <table:table-cell/>
          <table:table-cell office:value-type="string">
            <text:p>Train Epoch: 26 [9600/50000 (19%)]</text:p>
          </table:table-cell>
          <table:table-cell office:value-type="string">
            <text:p>Loss: 0.175808</text:p>
          </table:table-cell>
        </table:table-row>
        <table:table-row table:style-name="ro2">
          <table:table-cell/>
          <table:table-cell office:value-type="string">
            <text:p>Train Epoch: 26 [19200/50000 (38%)]</text:p>
          </table:table-cell>
          <table:table-cell office:value-type="string">
            <text:p>Loss: 0.140954</text:p>
          </table:table-cell>
        </table:table-row>
        <table:table-row table:style-name="ro2">
          <table:table-cell/>
          <table:table-cell office:value-type="string">
            <text:p>Train Epoch: 26 [28800/50000 (58%)]</text:p>
          </table:table-cell>
          <table:table-cell office:value-type="string">
            <text:p>Loss: 0.165304</text:p>
          </table:table-cell>
        </table:table-row>
        <table:table-row table:style-name="ro2">
          <table:table-cell/>
          <table:table-cell office:value-type="string">
            <text:p>Train Epoch: 26 [38400/50000 (77%)]</text:p>
          </table:table-cell>
          <table:table-cell office:value-type="string">
            <text:p>Loss: 0.087106</text:p>
          </table:table-cell>
        </table:table-row>
        <table:table-row table:style-name="ro2">
          <table:table-cell/>
          <table:table-cell office:value-type="string">
            <text:p>Train Epoch: 26 [48000/50000 (96%)]</text:p>
          </table:table-cell>
          <table:table-cell office:value-type="string">
            <text:p>Loss: 0.12328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6 [0/50000 (0%)]</text:p>
          </table:table-cell>
          <table:table-cell office:value-type="string">
            <text:p>Loss: 0.157418</text:p>
          </table:table-cell>
        </table:table-row>
        <table:table-row table:style-name="ro2">
          <table:table-cell/>
          <table:table-cell office:value-type="string">
            <text:p>Train Epoch: 26 [9600/50000 (19%)]</text:p>
          </table:table-cell>
          <table:table-cell office:value-type="string">
            <text:p>Loss: 0.112899</text:p>
          </table:table-cell>
        </table:table-row>
        <table:table-row table:style-name="ro2">
          <table:table-cell/>
          <table:table-cell office:value-type="string">
            <text:p>Train Epoch: 26 [19200/50000 (38%)]</text:p>
          </table:table-cell>
          <table:table-cell office:value-type="string">
            <text:p>Loss: 0.110071</text:p>
          </table:table-cell>
        </table:table-row>
        <table:table-row table:style-name="ro2">
          <table:table-cell/>
          <table:table-cell office:value-type="string">
            <text:p>Train Epoch: 26 [28800/50000 (58%)]</text:p>
          </table:table-cell>
          <table:table-cell office:value-type="string">
            <text:p>Loss: 0.318570</text:p>
          </table:table-cell>
        </table:table-row>
        <table:table-row table:style-name="ro2">
          <table:table-cell/>
          <table:table-cell office:value-type="string">
            <text:p>Train Epoch: 26 [38400/50000 (77%)]</text:p>
          </table:table-cell>
          <table:table-cell office:value-type="string">
            <text:p>Loss: 0.128835</text:p>
          </table:table-cell>
        </table:table-row>
        <table:table-row table:style-name="ro2">
          <table:table-cell/>
          <table:table-cell office:value-type="string">
            <text:p>Train Epoch: 26 [48000/50000 (96%)]</text:p>
          </table:table-cell>
          <table:table-cell office:value-type="string">
            <text:p>Loss: 0.19351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65/10000 (95.000%)</text:p>
          </table:table-cell>
          <table:table-cell office:value-type="string">
            <text:p>Loss: 11.56193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65/10000 (95.000%)</text:p>
          </table:table-cell>
          <table:table-cell office:value-type="string">
            <text:p>Loss: 11.561938</text:p>
          </table:table-cell>
        </table:table-row>
        <table:table-row table:style-name="ro2">
          <table:table-cell/>
          <table:table-cell office:value-type="string">
            <text:p>Train Epoch: 27 [0/50000 (0%)]</text:p>
          </table:table-cell>
          <table:table-cell office:value-type="string">
            <text:p>Loss: 0.189798</text:p>
          </table:table-cell>
        </table:table-row>
        <table:table-row table:style-name="ro2">
          <table:table-cell/>
          <table:table-cell office:value-type="string">
            <text:p>Train Epoch: 27 [9600/50000 (19%)]</text:p>
          </table:table-cell>
          <table:table-cell office:value-type="string">
            <text:p>Loss: 0.100792</text:p>
          </table:table-cell>
        </table:table-row>
        <table:table-row table:style-name="ro2">
          <table:table-cell/>
          <table:table-cell office:value-type="string">
            <text:p>Train Epoch: 27 [19200/50000 (38%)]</text:p>
          </table:table-cell>
          <table:table-cell office:value-type="string">
            <text:p>Loss: 0.117279</text:p>
          </table:table-cell>
        </table:table-row>
        <table:table-row table:style-name="ro2">
          <table:table-cell/>
          <table:table-cell office:value-type="string">
            <text:p>Train Epoch: 27 [28800/50000 (58%)]</text:p>
          </table:table-cell>
          <table:table-cell office:value-type="string">
            <text:p>Loss: 0.212454</text:p>
          </table:table-cell>
        </table:table-row>
        <table:table-row table:style-name="ro2">
          <table:table-cell/>
          <table:table-cell office:value-type="string">
            <text:p>Train Epoch: 27 [38400/50000 (77%)]</text:p>
          </table:table-cell>
          <table:table-cell office:value-type="string">
            <text:p>Loss: 0.190003</text:p>
          </table:table-cell>
        </table:table-row>
        <table:table-row table:style-name="ro2">
          <table:table-cell/>
          <table:table-cell office:value-type="string">
            <text:p>Train Epoch: 27 [48000/50000 (96%)]</text:p>
          </table:table-cell>
          <table:table-cell office:value-type="string">
            <text:p>Loss: 0.15554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7 [0/50000 (0%)]</text:p>
          </table:table-cell>
          <table:table-cell office:value-type="string">
            <text:p>Loss: 0.145642</text:p>
          </table:table-cell>
        </table:table-row>
        <table:table-row table:style-name="ro2">
          <table:table-cell/>
          <table:table-cell office:value-type="string">
            <text:p>Train Epoch: 27 [9600/50000 (19%)]</text:p>
          </table:table-cell>
          <table:table-cell office:value-type="string">
            <text:p>Loss: 0.161373</text:p>
          </table:table-cell>
        </table:table-row>
        <table:table-row table:style-name="ro2">
          <table:table-cell/>
          <table:table-cell office:value-type="string">
            <text:p>Train Epoch: 27 [19200/50000 (38%)]</text:p>
          </table:table-cell>
          <table:table-cell office:value-type="string">
            <text:p>Loss: 0.213076</text:p>
          </table:table-cell>
        </table:table-row>
        <table:table-row table:style-name="ro2">
          <table:table-cell/>
          <table:table-cell office:value-type="string">
            <text:p>Train Epoch: 27 [28800/50000 (58%)]</text:p>
          </table:table-cell>
          <table:table-cell office:value-type="string">
            <text:p>Loss: 0.313750</text:p>
          </table:table-cell>
        </table:table-row>
        <table:table-row table:style-name="ro2">
          <table:table-cell/>
          <table:table-cell office:value-type="string">
            <text:p>Train Epoch: 27 [38400/50000 (77%)]</text:p>
          </table:table-cell>
          <table:table-cell office:value-type="string">
            <text:p>Loss: 0.180384</text:p>
          </table:table-cell>
        </table:table-row>
        <table:table-row table:style-name="ro2">
          <table:table-cell/>
          <table:table-cell office:value-type="string">
            <text:p>Train Epoch: 27 [48000/50000 (96%)]</text:p>
          </table:table-cell>
          <table:table-cell office:value-type="string">
            <text:p>Loss: 0.16763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7 [0/50000 (0%)]</text:p>
          </table:table-cell>
          <table:table-cell office:value-type="string">
            <text:p>Loss: 0.176970</text:p>
          </table:table-cell>
        </table:table-row>
        <table:table-row table:style-name="ro2">
          <table:table-cell/>
          <table:table-cell office:value-type="string">
            <text:p>Train Epoch: 27 [9600/50000 (19%)]</text:p>
          </table:table-cell>
          <table:table-cell office:value-type="string">
            <text:p>Loss: 0.117192</text:p>
          </table:table-cell>
        </table:table-row>
        <table:table-row table:style-name="ro2">
          <table:table-cell/>
          <table:table-cell office:value-type="string">
            <text:p>Train Epoch: 27 [19200/50000 (38%)]</text:p>
          </table:table-cell>
          <table:table-cell office:value-type="string">
            <text:p>Loss: 0.155679</text:p>
          </table:table-cell>
        </table:table-row>
        <table:table-row table:style-name="ro2">
          <table:table-cell/>
          <table:table-cell office:value-type="string">
            <text:p>Train Epoch: 27 [28800/50000 (58%)]</text:p>
          </table:table-cell>
          <table:table-cell office:value-type="string">
            <text:p>Loss: 0.198004</text:p>
          </table:table-cell>
        </table:table-row>
        <table:table-row table:style-name="ro2">
          <table:table-cell/>
          <table:table-cell office:value-type="string">
            <text:p>Train Epoch: 27 [38400/50000 (77%)]</text:p>
          </table:table-cell>
          <table:table-cell office:value-type="string">
            <text:p>Loss: 0.268568</text:p>
          </table:table-cell>
        </table:table-row>
        <table:table-row table:style-name="ro2">
          <table:table-cell/>
          <table:table-cell office:value-type="string">
            <text:p>Train Epoch: 27 [48000/50000 (96%)]</text:p>
          </table:table-cell>
          <table:table-cell office:value-type="string">
            <text:p>Loss: 0.10061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88/10000 (94.000%)</text:p>
          </table:table-cell>
          <table:table-cell office:value-type="string">
            <text:p>Loss: 13.97623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488/10000 (94.000%)</text:p>
          </table:table-cell>
          <table:table-cell office:value-type="string">
            <text:p>Loss: 13.976234</text:p>
          </table:table-cell>
        </table:table-row>
        <table:table-row table:style-name="ro2">
          <table:table-cell/>
          <table:table-cell office:value-type="string">
            <text:p>Train Epoch: 28 [0/50000 (0%)]</text:p>
          </table:table-cell>
          <table:table-cell office:value-type="string">
            <text:p>Loss: 0.132726</text:p>
          </table:table-cell>
        </table:table-row>
        <table:table-row table:style-name="ro2">
          <table:table-cell/>
          <table:table-cell office:value-type="string">
            <text:p>Train Epoch: 28 [9600/50000 (19%)]</text:p>
          </table:table-cell>
          <table:table-cell office:value-type="string">
            <text:p>Loss: 0.131810</text:p>
          </table:table-cell>
        </table:table-row>
        <table:table-row table:style-name="ro2">
          <table:table-cell/>
          <table:table-cell office:value-type="string">
            <text:p>Train Epoch: 28 [19200/50000 (38%)]</text:p>
          </table:table-cell>
          <table:table-cell office:value-type="string">
            <text:p>Loss: 0.172805</text:p>
          </table:table-cell>
        </table:table-row>
        <table:table-row table:style-name="ro2">
          <table:table-cell/>
          <table:table-cell office:value-type="string">
            <text:p>Train Epoch: 28 [28800/50000 (58%)]</text:p>
          </table:table-cell>
          <table:table-cell office:value-type="string">
            <text:p>Loss: 0.173855</text:p>
          </table:table-cell>
        </table:table-row>
        <table:table-row table:style-name="ro2">
          <table:table-cell/>
          <table:table-cell office:value-type="string">
            <text:p>Train Epoch: 28 [38400/50000 (77%)]</text:p>
          </table:table-cell>
          <table:table-cell office:value-type="string">
            <text:p>Loss: 0.125093</text:p>
          </table:table-cell>
        </table:table-row>
        <table:table-row table:style-name="ro2">
          <table:table-cell/>
          <table:table-cell office:value-type="string">
            <text:p>Train Epoch: 28 [48000/50000 (96%)]</text:p>
          </table:table-cell>
          <table:table-cell office:value-type="string">
            <text:p>Loss: 0.18989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8 [0/50000 (0%)]</text:p>
          </table:table-cell>
          <table:table-cell office:value-type="string">
            <text:p>Loss: 0.152761</text:p>
          </table:table-cell>
        </table:table-row>
        <table:table-row table:style-name="ro2">
          <table:table-cell/>
          <table:table-cell office:value-type="string">
            <text:p>Train Epoch: 28 [9600/50000 (19%)]</text:p>
          </table:table-cell>
          <table:table-cell office:value-type="string">
            <text:p>Loss: 0.154360</text:p>
          </table:table-cell>
        </table:table-row>
        <table:table-row table:style-name="ro2">
          <table:table-cell/>
          <table:table-cell office:value-type="string">
            <text:p>Train Epoch: 28 [19200/50000 (38%)]</text:p>
          </table:table-cell>
          <table:table-cell office:value-type="string">
            <text:p>Loss: 0.083600</text:p>
          </table:table-cell>
        </table:table-row>
        <table:table-row table:style-name="ro2">
          <table:table-cell/>
          <table:table-cell office:value-type="string">
            <text:p>Train Epoch: 28 [28800/50000 (58%)]</text:p>
          </table:table-cell>
          <table:table-cell office:value-type="string">
            <text:p>Loss: 0.090393</text:p>
          </table:table-cell>
        </table:table-row>
        <table:table-row table:style-name="ro2">
          <table:table-cell/>
          <table:table-cell office:value-type="string">
            <text:p>Train Epoch: 28 [38400/50000 (77%)]</text:p>
          </table:table-cell>
          <table:table-cell office:value-type="string">
            <text:p>Loss: 0.141177</text:p>
          </table:table-cell>
        </table:table-row>
        <table:table-row table:style-name="ro2">
          <table:table-cell/>
          <table:table-cell office:value-type="string">
            <text:p>Train Epoch: 28 [48000/50000 (96%)]</text:p>
          </table:table-cell>
          <table:table-cell office:value-type="string">
            <text:p>Loss: 0.20272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8 [0/50000 (0%)]</text:p>
          </table:table-cell>
          <table:table-cell office:value-type="string">
            <text:p>Loss: 0.097175</text:p>
          </table:table-cell>
        </table:table-row>
        <table:table-row table:style-name="ro2">
          <table:table-cell/>
          <table:table-cell office:value-type="string">
            <text:p>Train Epoch: 28 [9600/50000 (19%)]</text:p>
          </table:table-cell>
          <table:table-cell office:value-type="string">
            <text:p>Loss: 0.204611</text:p>
          </table:table-cell>
        </table:table-row>
        <table:table-row table:style-name="ro2">
          <table:table-cell/>
          <table:table-cell office:value-type="string">
            <text:p>Train Epoch: 28 [19200/50000 (38%)]</text:p>
          </table:table-cell>
          <table:table-cell office:value-type="string">
            <text:p>Loss: 0.079223</text:p>
          </table:table-cell>
        </table:table-row>
        <table:table-row table:style-name="ro2">
          <table:table-cell/>
          <table:table-cell office:value-type="string">
            <text:p>Train Epoch: 28 [28800/50000 (58%)]</text:p>
          </table:table-cell>
          <table:table-cell office:value-type="string">
            <text:p>Loss: 0.173912</text:p>
          </table:table-cell>
        </table:table-row>
        <table:table-row table:style-name="ro2">
          <table:table-cell/>
          <table:table-cell office:value-type="string">
            <text:p>Train Epoch: 28 [38400/50000 (77%)]</text:p>
          </table:table-cell>
          <table:table-cell office:value-type="string">
            <text:p>Loss: 0.125795</text:p>
          </table:table-cell>
        </table:table-row>
        <table:table-row table:style-name="ro2">
          <table:table-cell/>
          <table:table-cell office:value-type="string">
            <text:p>Train Epoch: 28 [48000/50000 (96%)]</text:p>
          </table:table-cell>
          <table:table-cell office:value-type="string">
            <text:p>Loss: 0.14214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71/10000 (95.000%)</text:p>
          </table:table-cell>
          <table:table-cell office:value-type="string">
            <text:p>Loss: 11.67116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71/10000 (95.000%)</text:p>
          </table:table-cell>
          <table:table-cell office:value-type="string">
            <text:p>Loss: 11.671168</text:p>
          </table:table-cell>
        </table:table-row>
        <table:table-row table:style-name="ro2">
          <table:table-cell/>
          <table:table-cell office:value-type="string">
            <text:p>Train Epoch: 29 [0/50000 (0%)]</text:p>
          </table:table-cell>
          <table:table-cell office:value-type="string">
            <text:p>Loss: 0.098106</text:p>
          </table:table-cell>
        </table:table-row>
        <table:table-row table:style-name="ro2">
          <table:table-cell/>
          <table:table-cell office:value-type="string">
            <text:p>Train Epoch: 29 [9600/50000 (19%)]</text:p>
          </table:table-cell>
          <table:table-cell office:value-type="string">
            <text:p>Loss: 0.105285</text:p>
          </table:table-cell>
        </table:table-row>
        <table:table-row table:style-name="ro2">
          <table:table-cell/>
          <table:table-cell office:value-type="string">
            <text:p>Train Epoch: 29 [19200/50000 (38%)]</text:p>
          </table:table-cell>
          <table:table-cell office:value-type="string">
            <text:p>Loss: 0.148280</text:p>
          </table:table-cell>
        </table:table-row>
        <table:table-row table:style-name="ro2">
          <table:table-cell/>
          <table:table-cell office:value-type="string">
            <text:p>Train Epoch: 29 [28800/50000 (58%)]</text:p>
          </table:table-cell>
          <table:table-cell office:value-type="string">
            <text:p>Loss: 0.151125</text:p>
          </table:table-cell>
        </table:table-row>
        <table:table-row table:style-name="ro2">
          <table:table-cell/>
          <table:table-cell office:value-type="string">
            <text:p>Train Epoch: 29 [38400/50000 (77%)]</text:p>
          </table:table-cell>
          <table:table-cell office:value-type="string">
            <text:p>Loss: 0.155422</text:p>
          </table:table-cell>
        </table:table-row>
        <table:table-row table:style-name="ro2">
          <table:table-cell/>
          <table:table-cell office:value-type="string">
            <text:p>Train Epoch: 29 [48000/50000 (96%)]</text:p>
          </table:table-cell>
          <table:table-cell office:value-type="string">
            <text:p>Loss: 0.06693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9 [0/50000 (0%)]</text:p>
          </table:table-cell>
          <table:table-cell office:value-type="string">
            <text:p>Loss: 0.150141</text:p>
          </table:table-cell>
        </table:table-row>
        <table:table-row table:style-name="ro2">
          <table:table-cell/>
          <table:table-cell office:value-type="string">
            <text:p>Train Epoch: 29 [9600/50000 (19%)]</text:p>
          </table:table-cell>
          <table:table-cell office:value-type="string">
            <text:p>Loss: 0.221746</text:p>
          </table:table-cell>
        </table:table-row>
        <table:table-row table:style-name="ro2">
          <table:table-cell/>
          <table:table-cell office:value-type="string">
            <text:p>Train Epoch: 29 [19200/50000 (38%)]</text:p>
          </table:table-cell>
          <table:table-cell office:value-type="string">
            <text:p>Loss: 0.163441</text:p>
          </table:table-cell>
        </table:table-row>
        <table:table-row table:style-name="ro2">
          <table:table-cell/>
          <table:table-cell office:value-type="string">
            <text:p>Train Epoch: 29 [28800/50000 (58%)]</text:p>
          </table:table-cell>
          <table:table-cell office:value-type="string">
            <text:p>Loss: 0.182772</text:p>
          </table:table-cell>
        </table:table-row>
        <table:table-row table:style-name="ro2">
          <table:table-cell/>
          <table:table-cell office:value-type="string">
            <text:p>Train Epoch: 29 [38400/50000 (77%)]</text:p>
          </table:table-cell>
          <table:table-cell office:value-type="string">
            <text:p>Loss: 0.114895</text:p>
          </table:table-cell>
        </table:table-row>
        <table:table-row table:style-name="ro2">
          <table:table-cell/>
          <table:table-cell office:value-type="string">
            <text:p>Train Epoch: 29 [48000/50000 (96%)]</text:p>
          </table:table-cell>
          <table:table-cell office:value-type="string">
            <text:p>Loss: 0.11873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9 [0/50000 (0%)]</text:p>
          </table:table-cell>
          <table:table-cell office:value-type="string">
            <text:p>Loss: 0.173704</text:p>
          </table:table-cell>
        </table:table-row>
        <table:table-row table:style-name="ro2">
          <table:table-cell/>
          <table:table-cell office:value-type="string">
            <text:p>Train Epoch: 29 [9600/50000 (19%)]</text:p>
          </table:table-cell>
          <table:table-cell office:value-type="string">
            <text:p>Loss: 0.164320</text:p>
          </table:table-cell>
        </table:table-row>
        <table:table-row table:style-name="ro2">
          <table:table-cell/>
          <table:table-cell office:value-type="string">
            <text:p>Train Epoch: 29 [19200/50000 (38%)]</text:p>
          </table:table-cell>
          <table:table-cell office:value-type="string">
            <text:p>Loss: 0.176703</text:p>
          </table:table-cell>
        </table:table-row>
        <table:table-row table:style-name="ro2">
          <table:table-cell/>
          <table:table-cell office:value-type="string">
            <text:p>Train Epoch: 29 [28800/50000 (58%)]</text:p>
          </table:table-cell>
          <table:table-cell office:value-type="string">
            <text:p>Loss: 0.151053</text:p>
          </table:table-cell>
        </table:table-row>
        <table:table-row table:style-name="ro2">
          <table:table-cell/>
          <table:table-cell office:value-type="string">
            <text:p>Train Epoch: 29 [38400/50000 (77%)]</text:p>
          </table:table-cell>
          <table:table-cell office:value-type="string">
            <text:p>Loss: 0.216320</text:p>
          </table:table-cell>
        </table:table-row>
        <table:table-row table:style-name="ro2">
          <table:table-cell/>
          <table:table-cell office:value-type="string">
            <text:p>Train Epoch: 29 [48000/50000 (96%)]</text:p>
          </table:table-cell>
          <table:table-cell office:value-type="string">
            <text:p>Loss: 0.13439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39/10000 (95.000%)</text:p>
          </table:table-cell>
          <table:table-cell office:value-type="string">
            <text:p>Loss: 12.05583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539/10000 (95.000%)</text:p>
          </table:table-cell>
          <table:table-cell office:value-type="string">
            <text:p>Loss: 12.055831</text:p>
          </table:table-cell>
        </table:table-row>
      </table:table>
      <table:table table:name="3" table:style-name="ta1" table:print="false"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table:style-name="ce12"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<text:s text:c="8"/>Layer (type) <text:s text:c="14"/>Output Shape <text:s text:c="8"/>Param #</text:p>
          </table:table-cell>
          <table:table-cell/>
        </table:table-row>
        <table:table-row table:style-name="ro2">
          <table:table-cell/>
          <table:table-cell table:formula="of:================================================================" office:value-type="string" office:string-value="Hata:510">
            <text:p>Hata:51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1 <text:s text:c="8"/>[-1, 32, 112, 112] <text:s text:c="12"/>32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2 <text:s text:c="8"/>[-1, 32, 112, 112] <text:s text:c="10"/>9,248</text:p>
          </table:table-cell>
          <table:table-cell/>
        </table:table-row>
        <table:table-row table:style-name="ro2">
          <table:table-cell/>
          <table:table-cell office:value-type="string">
            <text:p><text:s text:c="9"/>MaxPool2d-3 <text:s text:c="10"/>[-1, 32, 56, 5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4 <text:s text:c="8"/>[-1, 32, 112, 112] <text:s text:c="12"/>32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5 <text:s text:c="8"/>[-1, 32, 112, 112] <text:s text:c="10"/>9,248</text:p>
          </table:table-cell>
          <table:table-cell/>
        </table:table-row>
        <table:table-row table:style-name="ro2">
          <table:table-cell/>
          <table:table-cell office:value-type="string">
            <text:p><text:s text:c="9"/>MaxPool2d-6 <text:s text:c="10"/>[-1, 32, 56, 5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7 <text:s text:c="8"/>[-1, 32, 112, 112] <text:s text:c="12"/>32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8 <text:s text:c="8"/>[-1, 32, 112, 112] <text:s text:c="10"/>9,248</text:p>
          </table:table-cell>
          <table:table-cell/>
        </table:table-row>
        <table:table-row table:style-name="ro2">
          <table:table-cell/>
          <table:table-cell office:value-type="string">
            <text:p><text:s text:c="9"/>MaxPool2d-9 <text:s text:c="10"/>[-1, 32, 56, 5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0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1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12 <text:s text:c="10"/>[-1, 64, 28, 28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3 <text:s text:c="8"/>[-1, 32, 112, 112] <text:s text:c="12"/>32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4 <text:s text:c="8"/>[-1, 32, 112, 112] <text:s text:c="10"/>9,248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15 <text:s text:c="10"/>[-1, 32, 56, 5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6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7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18 <text:s text:c="10"/>[-1, 64, 28, 28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9 <text:s text:c="9"/>[-1, 256, 14, 14] <text:s text:c="8"/>295,168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20 <text:s text:c="12"/>[-1, 64, 7, 7] <text:s text:c="8"/>147,520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21 <text:s text:c="12"/>[-1, 64, 3, 3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0"/>Dropout-22 <text:s text:c="17"/>[-1, 57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Linear-23 <text:s text:c="17"/>[-1, 512] <text:s text:c="8"/>295,424</text:p>
          </table:table-cell>
          <table:table-cell/>
        </table:table-row>
        <table:table-row table:style-name="ro2">
          <table:table-cell/>
          <table:table-cell office:value-type="string">
            <text:p><text:s text:c="10"/>Dropout-24 <text:s text:c="17"/>[-1, 512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Linear-25 <text:s text:c="19"/>[-1, 2] <text:s text:c="10"/>1,026</text:p>
          </table:table-cell>
          <table:table-cell/>
        </table:table-row>
        <table:table-row table:style-name="ro2">
          <table:table-cell/>
          <table:table-cell table:formula="of:================================================================" office:value-type="string" office:string-value="Hata:510">
            <text:p>Hata:510</text:p>
          </table:table-cell>
          <table:table-cell/>
        </table:table-row>
        <table:table-row table:style-name="ro2">
          <table:table-cell/>
          <table:table-cell office:value-type="string">
            <text:p>Total params: 925,122</text:p>
          </table:table-cell>
          <table:table-cell/>
        </table:table-row>
        <table:table-row table:style-name="ro2">
          <table:table-cell/>
          <table:table-cell office:value-type="string">
            <text:p>Trainable params: 925,122</text:p>
          </table:table-cell>
          <table:table-cell/>
        </table:table-row>
        <table:table-row table:style-name="ro2">
          <table:table-cell/>
          <table:table-cell office:value-type="string">
            <text:p>Non-trainable params: 0</text:p>
          </table:table-cell>
          <table:table-cell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Input size (MB): 0.00</text:p>
          </table:table-cell>
          <table:table-cell/>
        </table:table-row>
        <table:table-row table:style-name="ro2">
          <table:table-cell/>
          <table:table-cell office:value-type="string">
            <text:p>Forward/backward pass size (MB): 35.00</text:p>
          </table:table-cell>
          <table:table-cell/>
        </table:table-row>
        <table:table-row table:style-name="ro2">
          <table:table-cell/>
          <table:table-cell office:value-type="string">
            <text:p>Params size (MB): 3.00</text:p>
          </table:table-cell>
          <table:table-cell/>
        </table:table-row>
        <table:table-row table:style-name="ro2">
          <table:table-cell/>
          <table:table-cell office:value-type="string">
            <text:p>Estimated Total Size (MB): 38.00</text:p>
          </table:table-cell>
          <table:table-cell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2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2_H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2_V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Validation_Matching_V2.h5" (mode r)&gt;)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3.707681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1.385945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1.388410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1.386728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1.385809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1.38628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1.386693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1.386300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1.386306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1.386281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1.386288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1.38624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1.386300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1.386316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1.386256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1.386323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1.386350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1.38630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5000/10000 (50.000%)</text:p>
          </table:table-cell>
          <table:table-cell office:value-type="string">
            <text:p>Loss: 73.47364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5000/10000 (50.000%)</text:p>
          </table:table-cell>
          <table:table-cell office:value-type="string">
            <text:p>Loss: 73.473640</text:p>
          </table:table-cell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1.386332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1.386276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1.386289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1.386290</text:p>
          </table:table-cell>
        </table:table-row>
      </table:table>
      <table:table table:name="4" table:style-name="ta1" table:print="false"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12"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<text:s text:c="8"/>Layer (type) <text:s text:c="14"/>Output Shape <text:s text:c="8"/>Param #</text:p>
          </table:table-cell>
          <table:table-cell/>
        </table:table-row>
        <table:table-row table:style-name="ro2">
          <table:table-cell/>
          <table:table-cell table:formula="of:================================================================" office:value-type="string" office:string-value="Hata:510">
            <text:p>Hata:51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1 <text:s text:c="8"/>[-1, 32, 112, 112] <text:s text:c="12"/>32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2 <text:s text:c="8"/>[-1, 32, 112, 112] <text:s text:c="10"/>9,248</text:p>
          </table:table-cell>
          <table:table-cell/>
        </table:table-row>
        <table:table-row table:style-name="ro2">
          <table:table-cell/>
          <table:table-cell office:value-type="string">
            <text:p><text:s text:c="9"/>MaxPool2d-3 <text:s text:c="10"/>[-1, 32, 56, 5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4 <text:s text:c="10"/>[-1, 64, 56, 56] <text:s text:c="9"/>18,496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5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9"/>MaxPool2d-6 <text:s text:c="10"/>[-1, 64, 28, 28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7 <text:s text:c="8"/>[-1, 32, 112, 112] <text:s text:c="12"/>32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8 <text:s text:c="8"/>[-1, 32, 112, 112] <text:s text:c="10"/>9,248</text:p>
          </table:table-cell>
          <table:table-cell/>
        </table:table-row>
        <table:table-row table:style-name="ro2">
          <table:table-cell/>
          <table:table-cell office:value-type="string">
            <text:p><text:s text:c="9"/>MaxPool2d-9 <text:s text:c="10"/>[-1, 32, 56, 5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0 <text:s text:c="10"/>[-1, 64, 56, 56] <text:s text:c="9"/>18,496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1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12 <text:s text:c="10"/>[-1, 64, 28, 28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3 <text:s text:c="9"/>[-1, 256, 14, 14] <text:s text:c="8"/>295,168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4 <text:s text:c="12"/>[-1, 64, 7, 7] <text:s text:c="8"/>147,520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15 <text:s text:c="12"/>[-1, 64, 3, 3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0"/>Dropout-16 <text:s text:c="17"/>[-1, 57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Linear-17 <text:s text:c="17"/>[-1, 512] <text:s text:c="8"/>295,424</text:p>
          </table:table-cell>
          <table:table-cell/>
        </table:table-row>
        <table:table-row table:style-name="ro2">
          <table:table-cell/>
          <table:table-cell office:value-type="string">
            <text:p><text:s text:c="10"/>Dropout-18 <text:s text:c="17"/>[-1, 512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Linear-19 <text:s text:c="19"/>[-1, 2] <text:s text:c="10"/>1,026</text:p>
          </table:table-cell>
          <table:table-cell/>
        </table:table-row>
        <table:table-row table:style-name="ro2">
          <table:table-cell/>
          <table:table-cell table:formula="of:================================================================" office:value-type="string" office:string-value="Hata:510">
            <text:p>Hata:510</text:p>
          </table:table-cell>
          <table:table-cell/>
        </table:table-row>
        <table:table-row table:style-name="ro2">
          <table:table-cell/>
          <table:table-cell office:value-type="string">
            <text:p>Total params: 869,122</text:p>
          </table:table-cell>
          <table:table-cell/>
        </table:table-row>
        <table:table-row table:style-name="ro2">
          <table:table-cell/>
          <table:table-cell office:value-type="string">
            <text:p>Trainable params: 869,122</text:p>
          </table:table-cell>
          <table:table-cell/>
        </table:table-row>
        <table:table-row table:style-name="ro2">
          <table:table-cell/>
          <table:table-cell office:value-type="string">
            <text:p>Non-trainable params: 0</text:p>
          </table:table-cell>
          <table:table-cell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Input size (MB): 0.00</text:p>
          </table:table-cell>
          <table:table-cell/>
        </table:table-row>
        <table:table-row table:style-name="ro2">
          <table:table-cell/>
          <table:table-cell office:value-type="string">
            <text:p>Forward/backward pass size (MB): 22.00</text:p>
          </table:table-cell>
          <table:table-cell/>
        </table:table-row>
        <table:table-row table:style-name="ro2">
          <table:table-cell/>
          <table:table-cell office:value-type="string">
            <text:p>Params size (MB): 3.00</text:p>
          </table:table-cell>
          <table:table-cell/>
        </table:table-row>
        <table:table-row table:style-name="ro2">
          <table:table-cell/>
          <table:table-cell office:value-type="string">
            <text:p>Estimated Total Size (MB): 25.00</text:p>
          </table:table-cell>
          <table:table-cell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2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2_H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2_V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Validation_Matching_V2.h5" (mode r)&gt;)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4.719569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1.401321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1.398996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1.367231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1.388131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1.34680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1.414880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1.341209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1.315280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1.335659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1.281995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1.31450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1.394655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1.264577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1.281452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1.225469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1.233344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1.13219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6983/10000 (69.000%)</text:p>
          </table:table-cell>
          <table:table-cell office:value-type="string">
            <text:p>Loss: 58.99239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6983/10000 (69.000%)</text:p>
          </table:table-cell>
          <table:table-cell office:value-type="string">
            <text:p>Loss: 58.992393</text:p>
          </table:table-cell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1.171669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1.089654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1.076486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0.948909</text:p>
          </table:table-cell>
        </table:table-row>
        <table:table-row table:style-name="ro2">
          <table:table-cell/>
          <table:table-cell office:value-type="string">
            <text:p>Train Epoch: 1 [38400/50000 (77%)]</text:p>
          </table:table-cell>
          <table:table-cell office:value-type="string">
            <text:p>Loss: 0.785181</text:p>
          </table:table-cell>
        </table:table-row>
        <table:table-row table:style-name="ro2">
          <table:table-cell/>
          <table:table-cell office:value-type="string">
            <text:p>Train Epoch: 1 [48000/50000 (96%)]</text:p>
          </table:table-cell>
          <table:table-cell office:value-type="string">
            <text:p>Loss: 0.98324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0.912539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0.840184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0.754911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0.956250</text:p>
          </table:table-cell>
        </table:table-row>
        <table:table-row table:style-name="ro2">
          <table:table-cell/>
          <table:table-cell office:value-type="string">
            <text:p>Train Epoch: 1 [38400/50000 (77%)]</text:p>
          </table:table-cell>
          <table:table-cell office:value-type="string">
            <text:p>Loss: 0.675928</text:p>
          </table:table-cell>
        </table:table-row>
        <table:table-row table:style-name="ro2">
          <table:table-cell/>
          <table:table-cell office:value-type="string">
            <text:p>Train Epoch: 1 [48000/50000 (96%)]</text:p>
          </table:table-cell>
          <table:table-cell office:value-type="string">
            <text:p>Loss: 0.67211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0.702957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0.930877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0.672078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0.633138</text:p>
          </table:table-cell>
        </table:table-row>
        <table:table-row table:style-name="ro2">
          <table:table-cell/>
          <table:table-cell office:value-type="string">
            <text:p>Train Epoch: 1 [38400/50000 (77%)]</text:p>
          </table:table-cell>
          <table:table-cell office:value-type="string">
            <text:p>Loss: 0.717209</text:p>
          </table:table-cell>
        </table:table-row>
        <table:table-row table:style-name="ro2">
          <table:table-cell/>
          <table:table-cell office:value-type="string">
            <text:p>Train Epoch: 1 [48000/50000 (96%)]</text:p>
          </table:table-cell>
          <table:table-cell office:value-type="string">
            <text:p>Loss: 0.73773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486/10000 (84.000%)</text:p>
          </table:table-cell>
          <table:table-cell office:value-type="string">
            <text:p>Loss: 36.08334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486/10000 (84.000%)</text:p>
          </table:table-cell>
          <table:table-cell office:value-type="string">
            <text:p>Loss: 36.083347</text:p>
          </table:table-cell>
        </table:table-row>
        <table:table-row table:style-name="ro2">
          <table:table-cell/>
          <table:table-cell office:value-type="string">
            <text:p>Train Epoch: 2 [0/50000 (0%)]</text:p>
          </table:table-cell>
          <table:table-cell office:value-type="string">
            <text:p>Loss: 0.545968</text:p>
          </table:table-cell>
        </table:table-row>
        <table:table-row table:style-name="ro2">
          <table:table-cell/>
          <table:table-cell office:value-type="string">
            <text:p>Train Epoch: 2 [9600/50000 (19%)]</text:p>
          </table:table-cell>
          <table:table-cell office:value-type="string">
            <text:p>Loss: 0.598486</text:p>
          </table:table-cell>
        </table:table-row>
        <table:table-row table:style-name="ro2">
          <table:table-cell/>
          <table:table-cell office:value-type="string">
            <text:p>Train Epoch: 2 [19200/50000 (38%)]</text:p>
          </table:table-cell>
          <table:table-cell office:value-type="string">
            <text:p>Loss: 0.591349</text:p>
          </table:table-cell>
        </table:table-row>
        <table:table-row table:style-name="ro2">
          <table:table-cell/>
          <table:table-cell office:value-type="string">
            <text:p>Train Epoch: 2 [28800/50000 (58%)]</text:p>
          </table:table-cell>
          <table:table-cell office:value-type="string">
            <text:p>Loss: 0.716027</text:p>
          </table:table-cell>
        </table:table-row>
        <table:table-row table:style-name="ro2">
          <table:table-cell/>
          <table:table-cell office:value-type="string">
            <text:p>Train Epoch: 2 [38400/50000 (77%)]</text:p>
          </table:table-cell>
          <table:table-cell office:value-type="string">
            <text:p>Loss: 0.518141</text:p>
          </table:table-cell>
        </table:table-row>
        <table:table-row table:style-name="ro2">
          <table:table-cell/>
          <table:table-cell office:value-type="string">
            <text:p>Train Epoch: 2 [48000/50000 (96%)]</text:p>
          </table:table-cell>
          <table:table-cell office:value-type="string">
            <text:p>Loss: 0.70181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 [0/50000 (0%)]</text:p>
          </table:table-cell>
          <table:table-cell office:value-type="string">
            <text:p>Loss: 0.517216</text:p>
          </table:table-cell>
        </table:table-row>
        <table:table-row table:style-name="ro2">
          <table:table-cell/>
          <table:table-cell office:value-type="string">
            <text:p>Train Epoch: 2 [9600/50000 (19%)]</text:p>
          </table:table-cell>
          <table:table-cell office:value-type="string">
            <text:p>Loss: 0.561109</text:p>
          </table:table-cell>
        </table:table-row>
        <table:table-row table:style-name="ro2">
          <table:table-cell/>
          <table:table-cell office:value-type="string">
            <text:p>Train Epoch: 2 [19200/50000 (38%)]</text:p>
          </table:table-cell>
          <table:table-cell office:value-type="string">
            <text:p>Loss: 0.638117</text:p>
          </table:table-cell>
        </table:table-row>
        <table:table-row table:style-name="ro2">
          <table:table-cell/>
          <table:table-cell office:value-type="string">
            <text:p>Train Epoch: 2 [28800/50000 (58%)]</text:p>
          </table:table-cell>
          <table:table-cell office:value-type="string">
            <text:p>Loss: 0.560167</text:p>
          </table:table-cell>
        </table:table-row>
        <table:table-row table:style-name="ro2">
          <table:table-cell/>
          <table:table-cell office:value-type="string">
            <text:p>Train Epoch: 2 [38400/50000 (77%)]</text:p>
          </table:table-cell>
          <table:table-cell office:value-type="string">
            <text:p>Loss: 0.469512</text:p>
          </table:table-cell>
        </table:table-row>
        <table:table-row table:style-name="ro2">
          <table:table-cell/>
          <table:table-cell office:value-type="string">
            <text:p>Train Epoch: 2 [48000/50000 (96%)]</text:p>
          </table:table-cell>
          <table:table-cell office:value-type="string">
            <text:p>Loss: 0.48509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 [0/50000 (0%)]</text:p>
          </table:table-cell>
          <table:table-cell office:value-type="string">
            <text:p>Loss: 0.593590</text:p>
          </table:table-cell>
        </table:table-row>
        <table:table-row table:style-name="ro2">
          <table:table-cell/>
          <table:table-cell office:value-type="string">
            <text:p>Train Epoch: 2 [9600/50000 (19%)]</text:p>
          </table:table-cell>
          <table:table-cell office:value-type="string">
            <text:p>Loss: 0.385926</text:p>
          </table:table-cell>
        </table:table-row>
        <table:table-row table:style-name="ro2">
          <table:table-cell/>
          <table:table-cell office:value-type="string">
            <text:p>Train Epoch: 2 [19200/50000 (38%)]</text:p>
          </table:table-cell>
          <table:table-cell office:value-type="string">
            <text:p>Loss: 0.696225</text:p>
          </table:table-cell>
        </table:table-row>
        <table:table-row table:style-name="ro2">
          <table:table-cell/>
          <table:table-cell office:value-type="string">
            <text:p>Train Epoch: 2 [28800/50000 (58%)]</text:p>
          </table:table-cell>
          <table:table-cell office:value-type="string">
            <text:p>Loss: 0.511022</text:p>
          </table:table-cell>
        </table:table-row>
        <table:table-row table:style-name="ro2">
          <table:table-cell/>
          <table:table-cell office:value-type="string">
            <text:p>Train Epoch: 2 [38400/50000 (77%)]</text:p>
          </table:table-cell>
          <table:table-cell office:value-type="string">
            <text:p>Loss: 0.448079</text:p>
          </table:table-cell>
        </table:table-row>
        <table:table-row table:style-name="ro2">
          <table:table-cell/>
          <table:table-cell office:value-type="string">
            <text:p>Train Epoch: 2 [48000/50000 (96%)]</text:p>
          </table:table-cell>
          <table:table-cell office:value-type="string">
            <text:p>Loss: 0.42386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814/10000 (88.000%)</text:p>
          </table:table-cell>
          <table:table-cell office:value-type="string">
            <text:p>Loss: 29.45492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814/10000 (88.000%)</text:p>
          </table:table-cell>
          <table:table-cell office:value-type="string">
            <text:p>Loss: 29.454922</text:p>
          </table:table-cell>
        </table:table-row>
        <table:table-row table:style-name="ro2">
          <table:table-cell/>
          <table:table-cell office:value-type="string">
            <text:p>Train Epoch: 3 [0/50000 (0%)]</text:p>
          </table:table-cell>
          <table:table-cell office:value-type="string">
            <text:p>Loss: 0.463546</text:p>
          </table:table-cell>
        </table:table-row>
        <table:table-row table:style-name="ro2">
          <table:table-cell/>
          <table:table-cell office:value-type="string">
            <text:p>Train Epoch: 3 [9600/50000 (19%)]</text:p>
          </table:table-cell>
          <table:table-cell office:value-type="string">
            <text:p>Loss: 0.610162</text:p>
          </table:table-cell>
        </table:table-row>
        <table:table-row table:style-name="ro2">
          <table:table-cell/>
          <table:table-cell office:value-type="string">
            <text:p>Train Epoch: 3 [19200/50000 (38%)]</text:p>
          </table:table-cell>
          <table:table-cell office:value-type="string">
            <text:p>Loss: 0.377614</text:p>
          </table:table-cell>
        </table:table-row>
        <table:table-row table:style-name="ro2">
          <table:table-cell/>
          <table:table-cell office:value-type="string">
            <text:p>Train Epoch: 3 [28800/50000 (58%)]</text:p>
          </table:table-cell>
          <table:table-cell office:value-type="string">
            <text:p>Loss: 0.328346</text:p>
          </table:table-cell>
        </table:table-row>
        <table:table-row table:style-name="ro2">
          <table:table-cell/>
          <table:table-cell office:value-type="string">
            <text:p>Train Epoch: 3 [38400/50000 (77%)]</text:p>
          </table:table-cell>
          <table:table-cell office:value-type="string">
            <text:p>Loss: 0.627136</text:p>
          </table:table-cell>
        </table:table-row>
        <table:table-row table:style-name="ro2">
          <table:table-cell/>
          <table:table-cell office:value-type="string">
            <text:p>Train Epoch: 3 [48000/50000 (96%)]</text:p>
          </table:table-cell>
          <table:table-cell office:value-type="string">
            <text:p>Loss: 0.47044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3 [0/50000 (0%)]</text:p>
          </table:table-cell>
          <table:table-cell office:value-type="string">
            <text:p>Loss: 0.484164</text:p>
          </table:table-cell>
        </table:table-row>
        <table:table-row table:style-name="ro2">
          <table:table-cell/>
          <table:table-cell office:value-type="string">
            <text:p>Train Epoch: 3 [9600/50000 (19%)]</text:p>
          </table:table-cell>
          <table:table-cell office:value-type="string">
            <text:p>Loss: 0.413629</text:p>
          </table:table-cell>
        </table:table-row>
        <table:table-row table:style-name="ro2">
          <table:table-cell/>
          <table:table-cell office:value-type="string">
            <text:p>Train Epoch: 3 [19200/50000 (38%)]</text:p>
          </table:table-cell>
          <table:table-cell office:value-type="string">
            <text:p>Loss: 0.449232</text:p>
          </table:table-cell>
        </table:table-row>
        <table:table-row table:style-name="ro2">
          <table:table-cell/>
          <table:table-cell office:value-type="string">
            <text:p>Train Epoch: 3 [28800/50000 (58%)]</text:p>
          </table:table-cell>
          <table:table-cell office:value-type="string">
            <text:p>Loss: 0.413295</text:p>
          </table:table-cell>
        </table:table-row>
        <table:table-row table:style-name="ro2">
          <table:table-cell/>
          <table:table-cell office:value-type="string">
            <text:p>Train Epoch: 3 [38400/50000 (77%)]</text:p>
          </table:table-cell>
          <table:table-cell office:value-type="string">
            <text:p>Loss: 0.313459</text:p>
          </table:table-cell>
        </table:table-row>
        <table:table-row table:style-name="ro2">
          <table:table-cell/>
          <table:table-cell office:value-type="string">
            <text:p>Train Epoch: 3 [48000/50000 (96%)]</text:p>
          </table:table-cell>
          <table:table-cell office:value-type="string">
            <text:p>Loss: 0.49043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3 [0/50000 (0%)]</text:p>
          </table:table-cell>
          <table:table-cell office:value-type="string">
            <text:p>Loss: 0.346675</text:p>
          </table:table-cell>
        </table:table-row>
        <table:table-row table:style-name="ro2">
          <table:table-cell/>
          <table:table-cell office:value-type="string">
            <text:p>Train Epoch: 3 [9600/50000 (19%)]</text:p>
          </table:table-cell>
          <table:table-cell office:value-type="string">
            <text:p>Loss: 0.432764</text:p>
          </table:table-cell>
        </table:table-row>
        <table:table-row table:style-name="ro2">
          <table:table-cell/>
          <table:table-cell office:value-type="string">
            <text:p>Train Epoch: 3 [19200/50000 (38%)]</text:p>
          </table:table-cell>
          <table:table-cell office:value-type="string">
            <text:p>Loss: 0.396100</text:p>
          </table:table-cell>
        </table:table-row>
        <table:table-row table:style-name="ro2">
          <table:table-cell/>
          <table:table-cell office:value-type="string">
            <text:p>Train Epoch: 3 [28800/50000 (58%)]</text:p>
          </table:table-cell>
          <table:table-cell office:value-type="string">
            <text:p>Loss: 0.455355</text:p>
          </table:table-cell>
        </table:table-row>
        <table:table-row table:style-name="ro2">
          <table:table-cell/>
          <table:table-cell office:value-type="string">
            <text:p>Train Epoch: 3 [38400/50000 (77%)]</text:p>
          </table:table-cell>
          <table:table-cell office:value-type="string">
            <text:p>Loss: 0.501869</text:p>
          </table:table-cell>
        </table:table-row>
        <table:table-row table:style-name="ro2">
          <table:table-cell/>
          <table:table-cell office:value-type="string">
            <text:p>Train Epoch: 3 [48000/50000 (96%)]</text:p>
          </table:table-cell>
          <table:table-cell office:value-type="string">
            <text:p>Loss: 0.40466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29/10000 (89.000%)</text:p>
          </table:table-cell>
          <table:table-cell office:value-type="string">
            <text:p>Loss: 26.56543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29/10000 (89.000%)</text:p>
          </table:table-cell>
          <table:table-cell office:value-type="string">
            <text:p>Loss: 26.565432</text:p>
          </table:table-cell>
        </table:table-row>
        <table:table-row table:style-name="ro2">
          <table:table-cell/>
          <table:table-cell office:value-type="string">
            <text:p>Train Epoch: 4 [0/50000 (0%)]</text:p>
          </table:table-cell>
          <table:table-cell office:value-type="string">
            <text:p>Loss: 0.327606</text:p>
          </table:table-cell>
        </table:table-row>
        <table:table-row table:style-name="ro2">
          <table:table-cell/>
          <table:table-cell office:value-type="string">
            <text:p>Train Epoch: 4 [9600/50000 (19%)]</text:p>
          </table:table-cell>
          <table:table-cell office:value-type="string">
            <text:p>Loss: 0.291676</text:p>
          </table:table-cell>
        </table:table-row>
        <table:table-row table:style-name="ro2">
          <table:table-cell/>
          <table:table-cell office:value-type="string">
            <text:p>Train Epoch: 4 [19200/50000 (38%)]</text:p>
          </table:table-cell>
          <table:table-cell office:value-type="string">
            <text:p>Loss: 0.233648</text:p>
          </table:table-cell>
        </table:table-row>
        <table:table-row table:style-name="ro2">
          <table:table-cell/>
          <table:table-cell office:value-type="string">
            <text:p>Train Epoch: 4 [28800/50000 (58%)]</text:p>
          </table:table-cell>
          <table:table-cell office:value-type="string">
            <text:p>Loss: 0.278233</text:p>
          </table:table-cell>
        </table:table-row>
        <table:table-row table:style-name="ro2">
          <table:table-cell/>
          <table:table-cell office:value-type="string">
            <text:p>Train Epoch: 4 [38400/50000 (77%)]</text:p>
          </table:table-cell>
          <table:table-cell office:value-type="string">
            <text:p>Loss: 0.477244</text:p>
          </table:table-cell>
        </table:table-row>
        <table:table-row table:style-name="ro2">
          <table:table-cell/>
          <table:table-cell office:value-type="string">
            <text:p>Train Epoch: 4 [48000/50000 (96%)]</text:p>
          </table:table-cell>
          <table:table-cell office:value-type="string">
            <text:p>Loss: 0.44990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4 [0/50000 (0%)]</text:p>
          </table:table-cell>
          <table:table-cell office:value-type="string">
            <text:p>Loss: 0.566518</text:p>
          </table:table-cell>
        </table:table-row>
        <table:table-row table:style-name="ro2">
          <table:table-cell/>
          <table:table-cell office:value-type="string">
            <text:p>Train Epoch: 4 [9600/50000 (19%)]</text:p>
          </table:table-cell>
          <table:table-cell office:value-type="string">
            <text:p>Loss: 0.288454</text:p>
          </table:table-cell>
        </table:table-row>
        <table:table-row table:style-name="ro2">
          <table:table-cell/>
          <table:table-cell office:value-type="string">
            <text:p>Train Epoch: 4 [19200/50000 (38%)]</text:p>
          </table:table-cell>
          <table:table-cell office:value-type="string">
            <text:p>Loss: 0.435890</text:p>
          </table:table-cell>
        </table:table-row>
        <table:table-row table:style-name="ro2">
          <table:table-cell/>
          <table:table-cell office:value-type="string">
            <text:p>Train Epoch: 4 [28800/50000 (58%)]</text:p>
          </table:table-cell>
          <table:table-cell office:value-type="string">
            <text:p>Loss: 0.421903</text:p>
          </table:table-cell>
        </table:table-row>
        <table:table-row table:style-name="ro2">
          <table:table-cell/>
          <table:table-cell office:value-type="string">
            <text:p>Train Epoch: 4 [38400/50000 (77%)]</text:p>
          </table:table-cell>
          <table:table-cell office:value-type="string">
            <text:p>Loss: 0.473629</text:p>
          </table:table-cell>
        </table:table-row>
        <table:table-row table:style-name="ro2">
          <table:table-cell/>
          <table:table-cell office:value-type="string">
            <text:p>Train Epoch: 4 [48000/50000 (96%)]</text:p>
          </table:table-cell>
          <table:table-cell office:value-type="string">
            <text:p>Loss: 0.37444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4 [0/50000 (0%)]</text:p>
          </table:table-cell>
          <table:table-cell office:value-type="string">
            <text:p>Loss: 0.286918</text:p>
          </table:table-cell>
        </table:table-row>
        <table:table-row table:style-name="ro2">
          <table:table-cell/>
          <table:table-cell office:value-type="string">
            <text:p>Train Epoch: 4 [9600/50000 (19%)]</text:p>
          </table:table-cell>
          <table:table-cell office:value-type="string">
            <text:p>Loss: 0.398257</text:p>
          </table:table-cell>
        </table:table-row>
        <table:table-row table:style-name="ro2">
          <table:table-cell/>
          <table:table-cell office:value-type="string">
            <text:p>Train Epoch: 4 [19200/50000 (38%)]</text:p>
          </table:table-cell>
          <table:table-cell office:value-type="string">
            <text:p>Loss: 0.346922</text:p>
          </table:table-cell>
        </table:table-row>
        <table:table-row table:style-name="ro2">
          <table:table-cell/>
          <table:table-cell office:value-type="string">
            <text:p>Train Epoch: 4 [28800/50000 (58%)]</text:p>
          </table:table-cell>
          <table:table-cell office:value-type="string">
            <text:p>Loss: 0.282704</text:p>
          </table:table-cell>
        </table:table-row>
        <table:table-row table:style-name="ro2">
          <table:table-cell/>
          <table:table-cell office:value-type="string">
            <text:p>Train Epoch: 4 [38400/50000 (77%)]</text:p>
          </table:table-cell>
          <table:table-cell office:value-type="string">
            <text:p>Loss: 0.226623</text:p>
          </table:table-cell>
        </table:table-row>
        <table:table-row table:style-name="ro2">
          <table:table-cell/>
          <table:table-cell office:value-type="string">
            <text:p>Train Epoch: 4 [48000/50000 (96%)]</text:p>
          </table:table-cell>
          <table:table-cell office:value-type="string">
            <text:p>Loss: 0.44119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54/10000 (89.000%)</text:p>
          </table:table-cell>
          <table:table-cell office:value-type="string">
            <text:p>Loss: 25.59937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54/10000 (89.000%)</text:p>
          </table:table-cell>
          <table:table-cell office:value-type="string">
            <text:p>Loss: 25.599375</text:p>
          </table:table-cell>
        </table:table-row>
        <table:table-row table:style-name="ro2">
          <table:table-cell/>
          <table:table-cell office:value-type="string">
            <text:p>Train Epoch: 5 [0/50000 (0%)]</text:p>
          </table:table-cell>
          <table:table-cell office:value-type="string">
            <text:p>Loss: 0.238470</text:p>
          </table:table-cell>
        </table:table-row>
        <table:table-row table:style-name="ro2">
          <table:table-cell/>
          <table:table-cell office:value-type="string">
            <text:p>Train Epoch: 5 [9600/50000 (19%)]</text:p>
          </table:table-cell>
          <table:table-cell office:value-type="string">
            <text:p>Loss: 0.186394</text:p>
          </table:table-cell>
        </table:table-row>
        <table:table-row table:style-name="ro2">
          <table:table-cell/>
          <table:table-cell office:value-type="string">
            <text:p>Train Epoch: 5 [19200/50000 (38%)]</text:p>
          </table:table-cell>
          <table:table-cell office:value-type="string">
            <text:p>Loss: 0.399053</text:p>
          </table:table-cell>
        </table:table-row>
        <table:table-row table:style-name="ro2">
          <table:table-cell/>
          <table:table-cell office:value-type="string">
            <text:p>Train Epoch: 5 [28800/50000 (58%)]</text:p>
          </table:table-cell>
          <table:table-cell office:value-type="string">
            <text:p>Loss: 0.239395</text:p>
          </table:table-cell>
        </table:table-row>
        <table:table-row table:style-name="ro2">
          <table:table-cell/>
          <table:table-cell office:value-type="string">
            <text:p>Train Epoch: 5 [38400/50000 (77%)]</text:p>
          </table:table-cell>
          <table:table-cell office:value-type="string">
            <text:p>Loss: 0.383006</text:p>
          </table:table-cell>
        </table:table-row>
        <table:table-row table:style-name="ro2">
          <table:table-cell/>
          <table:table-cell office:value-type="string">
            <text:p>Train Epoch: 5 [48000/50000 (96%)]</text:p>
          </table:table-cell>
          <table:table-cell office:value-type="string">
            <text:p>Loss: 0.27195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5 [0/50000 (0%)]</text:p>
          </table:table-cell>
          <table:table-cell office:value-type="string">
            <text:p>Loss: 0.279749</text:p>
          </table:table-cell>
        </table:table-row>
        <table:table-row table:style-name="ro2">
          <table:table-cell/>
          <table:table-cell office:value-type="string">
            <text:p>Train Epoch: 5 [9600/50000 (19%)]</text:p>
          </table:table-cell>
          <table:table-cell office:value-type="string">
            <text:p>Loss: 0.309802</text:p>
          </table:table-cell>
        </table:table-row>
        <table:table-row table:style-name="ro2">
          <table:table-cell/>
          <table:table-cell office:value-type="string">
            <text:p>Train Epoch: 5 [19200/50000 (38%)]</text:p>
          </table:table-cell>
          <table:table-cell office:value-type="string">
            <text:p>Loss: 0.248643</text:p>
          </table:table-cell>
        </table:table-row>
        <table:table-row table:style-name="ro2">
          <table:table-cell/>
          <table:table-cell office:value-type="string">
            <text:p>Train Epoch: 5 [28800/50000 (58%)]</text:p>
          </table:table-cell>
          <table:table-cell office:value-type="string">
            <text:p>Loss: 0.372726</text:p>
          </table:table-cell>
        </table:table-row>
        <table:table-row table:style-name="ro2">
          <table:table-cell/>
          <table:table-cell office:value-type="string">
            <text:p>Train Epoch: 5 [38400/50000 (77%)]</text:p>
          </table:table-cell>
          <table:table-cell office:value-type="string">
            <text:p>Loss: 0.313194</text:p>
          </table:table-cell>
        </table:table-row>
        <table:table-row table:style-name="ro2">
          <table:table-cell/>
          <table:table-cell office:value-type="string">
            <text:p>Train Epoch: 5 [48000/50000 (96%)]</text:p>
          </table:table-cell>
          <table:table-cell office:value-type="string">
            <text:p>Loss: 0.28219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5 [0/50000 (0%)]</text:p>
          </table:table-cell>
          <table:table-cell office:value-type="string">
            <text:p>Loss: 0.271769</text:p>
          </table:table-cell>
        </table:table-row>
        <table:table-row table:style-name="ro2">
          <table:table-cell/>
          <table:table-cell office:value-type="string">
            <text:p>Train Epoch: 5 [9600/50000 (19%)]</text:p>
          </table:table-cell>
          <table:table-cell office:value-type="string">
            <text:p>Loss: 0.342021</text:p>
          </table:table-cell>
        </table:table-row>
        <table:table-row table:style-name="ro2">
          <table:table-cell/>
          <table:table-cell office:value-type="string">
            <text:p>Train Epoch: 5 [19200/50000 (38%)]</text:p>
          </table:table-cell>
          <table:table-cell office:value-type="string">
            <text:p>Loss: 0.269378</text:p>
          </table:table-cell>
        </table:table-row>
        <table:table-row table:style-name="ro2">
          <table:table-cell/>
          <table:table-cell office:value-type="string">
            <text:p>Train Epoch: 5 [28800/50000 (58%)]</text:p>
          </table:table-cell>
          <table:table-cell office:value-type="string">
            <text:p>Loss: 0.269530</text:p>
          </table:table-cell>
        </table:table-row>
        <table:table-row table:style-name="ro2">
          <table:table-cell/>
          <table:table-cell office:value-type="string">
            <text:p>Train Epoch: 5 [38400/50000 (77%)]</text:p>
          </table:table-cell>
          <table:table-cell office:value-type="string">
            <text:p>Loss: 0.260193</text:p>
          </table:table-cell>
        </table:table-row>
        <table:table-row table:style-name="ro2">
          <table:table-cell/>
          <table:table-cell office:value-type="string">
            <text:p>Train Epoch: 5 [48000/50000 (96%)]</text:p>
          </table:table-cell>
          <table:table-cell office:value-type="string">
            <text:p>Loss: 0.30693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004/10000 (90.000%)</text:p>
          </table:table-cell>
          <table:table-cell office:value-type="string">
            <text:p>Loss: 24.28767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004/10000 (90.000%)</text:p>
          </table:table-cell>
          <table:table-cell office:value-type="string">
            <text:p>Loss: 24.287672</text:p>
          </table:table-cell>
        </table:table-row>
        <table:table-row table:style-name="ro2">
          <table:table-cell/>
          <table:table-cell office:value-type="string">
            <text:p>Train Epoch: 6 [0/50000 (0%)]</text:p>
          </table:table-cell>
          <table:table-cell office:value-type="string">
            <text:p>Loss: 0.294219</text:p>
          </table:table-cell>
        </table:table-row>
        <table:table-row table:style-name="ro2">
          <table:table-cell/>
          <table:table-cell office:value-type="string">
            <text:p>Train Epoch: 6 [9600/50000 (19%)]</text:p>
          </table:table-cell>
          <table:table-cell office:value-type="string">
            <text:p>Loss: 0.203739</text:p>
          </table:table-cell>
        </table:table-row>
        <table:table-row table:style-name="ro2">
          <table:table-cell/>
          <table:table-cell office:value-type="string">
            <text:p>Train Epoch: 6 [19200/50000 (38%)]</text:p>
          </table:table-cell>
          <table:table-cell office:value-type="string">
            <text:p>Loss: 0.241700</text:p>
          </table:table-cell>
        </table:table-row>
        <table:table-row table:style-name="ro2">
          <table:table-cell/>
          <table:table-cell office:value-type="string">
            <text:p>Train Epoch: 6 [28800/50000 (58%)]</text:p>
          </table:table-cell>
          <table:table-cell office:value-type="string">
            <text:p>Loss: 0.356587</text:p>
          </table:table-cell>
        </table:table-row>
        <table:table-row table:style-name="ro2">
          <table:table-cell/>
          <table:table-cell office:value-type="string">
            <text:p>Train Epoch: 6 [38400/50000 (77%)]</text:p>
          </table:table-cell>
          <table:table-cell office:value-type="string">
            <text:p>Loss: 0.185262</text:p>
          </table:table-cell>
        </table:table-row>
        <table:table-row table:style-name="ro2">
          <table:table-cell/>
          <table:table-cell office:value-type="string">
            <text:p>Train Epoch: 6 [48000/50000 (96%)]</text:p>
          </table:table-cell>
          <table:table-cell office:value-type="string">
            <text:p>Loss: 0.30029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6 [0/50000 (0%)]</text:p>
          </table:table-cell>
          <table:table-cell office:value-type="string">
            <text:p>Loss: 0.270806</text:p>
          </table:table-cell>
        </table:table-row>
        <table:table-row table:style-name="ro2">
          <table:table-cell/>
          <table:table-cell office:value-type="string">
            <text:p>Train Epoch: 6 [9600/50000 (19%)]</text:p>
          </table:table-cell>
          <table:table-cell office:value-type="string">
            <text:p>Loss: 0.154342</text:p>
          </table:table-cell>
        </table:table-row>
        <table:table-row table:style-name="ro2">
          <table:table-cell/>
          <table:table-cell office:value-type="string">
            <text:p>Train Epoch: 6 [19200/50000 (38%)]</text:p>
          </table:table-cell>
          <table:table-cell office:value-type="string">
            <text:p>Loss: 0.306993</text:p>
          </table:table-cell>
        </table:table-row>
        <table:table-row table:style-name="ro2">
          <table:table-cell/>
          <table:table-cell office:value-type="string">
            <text:p>Train Epoch: 6 [28800/50000 (58%)]</text:p>
          </table:table-cell>
          <table:table-cell office:value-type="string">
            <text:p>Loss: 0.234579</text:p>
          </table:table-cell>
        </table:table-row>
        <table:table-row table:style-name="ro2">
          <table:table-cell/>
          <table:table-cell office:value-type="string">
            <text:p>Train Epoch: 6 [38400/50000 (77%)]</text:p>
          </table:table-cell>
          <table:table-cell office:value-type="string">
            <text:p>Loss: 0.219914</text:p>
          </table:table-cell>
        </table:table-row>
        <table:table-row table:style-name="ro2">
          <table:table-cell/>
          <table:table-cell office:value-type="string">
            <text:p>Train Epoch: 6 [48000/50000 (96%)]</text:p>
          </table:table-cell>
          <table:table-cell office:value-type="string">
            <text:p>Loss: 0.22775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6 [0/50000 (0%)]</text:p>
          </table:table-cell>
          <table:table-cell office:value-type="string">
            <text:p>Loss: 0.124714</text:p>
          </table:table-cell>
        </table:table-row>
        <table:table-row table:style-name="ro2">
          <table:table-cell/>
          <table:table-cell office:value-type="string">
            <text:p>Train Epoch: 6 [9600/50000 (19%)]</text:p>
          </table:table-cell>
          <table:table-cell office:value-type="string">
            <text:p>Loss: 0.204041</text:p>
          </table:table-cell>
        </table:table-row>
        <table:table-row table:style-name="ro2">
          <table:table-cell/>
          <table:table-cell office:value-type="string">
            <text:p>Train Epoch: 6 [19200/50000 (38%)]</text:p>
          </table:table-cell>
          <table:table-cell office:value-type="string">
            <text:p>Loss: 0.359742</text:p>
          </table:table-cell>
        </table:table-row>
        <table:table-row table:style-name="ro2">
          <table:table-cell/>
          <table:table-cell office:value-type="string">
            <text:p>Train Epoch: 6 [28800/50000 (58%)]</text:p>
          </table:table-cell>
          <table:table-cell office:value-type="string">
            <text:p>Loss: 0.238450</text:p>
          </table:table-cell>
        </table:table-row>
        <table:table-row table:style-name="ro2">
          <table:table-cell/>
          <table:table-cell office:value-type="string">
            <text:p>Train Epoch: 6 [38400/50000 (77%)]</text:p>
          </table:table-cell>
          <table:table-cell office:value-type="string">
            <text:p>Loss: 0.291791</text:p>
          </table:table-cell>
        </table:table-row>
        <table:table-row table:style-name="ro2">
          <table:table-cell/>
          <table:table-cell office:value-type="string">
            <text:p>Train Epoch: 6 [48000/50000 (96%)]</text:p>
          </table:table-cell>
          <table:table-cell office:value-type="string">
            <text:p>Loss: 0.25915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90/10000 (89.000%)</text:p>
          </table:table-cell>
          <table:table-cell office:value-type="string">
            <text:p>Loss: 27.51907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90/10000 (89.000%)</text:p>
          </table:table-cell>
          <table:table-cell office:value-type="string">
            <text:p>Loss: 27.519072</text:p>
          </table:table-cell>
        </table:table-row>
        <table:table-row table:style-name="ro2">
          <table:table-cell/>
          <table:table-cell office:value-type="string">
            <text:p>Train Epoch: 7 [0/50000 (0%)]</text:p>
          </table:table-cell>
          <table:table-cell office:value-type="string">
            <text:p>Loss: 0.354685</text:p>
          </table:table-cell>
        </table:table-row>
        <table:table-row table:style-name="ro2">
          <table:table-cell/>
          <table:table-cell office:value-type="string">
            <text:p>Train Epoch: 7 [9600/50000 (19%)]</text:p>
          </table:table-cell>
          <table:table-cell office:value-type="string">
            <text:p>Loss: 0.221686</text:p>
          </table:table-cell>
        </table:table-row>
        <table:table-row table:style-name="ro2">
          <table:table-cell/>
          <table:table-cell office:value-type="string">
            <text:p>Train Epoch: 7 [19200/50000 (38%)]</text:p>
          </table:table-cell>
          <table:table-cell office:value-type="string">
            <text:p>Loss: 0.204049</text:p>
          </table:table-cell>
        </table:table-row>
        <table:table-row table:style-name="ro2">
          <table:table-cell/>
          <table:table-cell office:value-type="string">
            <text:p>Train Epoch: 7 [28800/50000 (58%)]</text:p>
          </table:table-cell>
          <table:table-cell office:value-type="string">
            <text:p>Loss: 0.154699</text:p>
          </table:table-cell>
        </table:table-row>
        <table:table-row table:style-name="ro2">
          <table:table-cell/>
          <table:table-cell office:value-type="string">
            <text:p>Train Epoch: 7 [38400/50000 (77%)]</text:p>
          </table:table-cell>
          <table:table-cell office:value-type="string">
            <text:p>Loss: 0.186360</text:p>
          </table:table-cell>
        </table:table-row>
        <table:table-row table:style-name="ro2">
          <table:table-cell/>
          <table:table-cell office:value-type="string">
            <text:p>Train Epoch: 7 [48000/50000 (96%)]</text:p>
          </table:table-cell>
          <table:table-cell office:value-type="string">
            <text:p>Loss: 0.36769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7 [0/50000 (0%)]</text:p>
          </table:table-cell>
          <table:table-cell office:value-type="string">
            <text:p>Loss: 0.170441</text:p>
          </table:table-cell>
        </table:table-row>
        <table:table-row table:style-name="ro2">
          <table:table-cell/>
          <table:table-cell office:value-type="string">
            <text:p>Train Epoch: 7 [9600/50000 (19%)]</text:p>
          </table:table-cell>
          <table:table-cell office:value-type="string">
            <text:p>Loss: 0.151325</text:p>
          </table:table-cell>
        </table:table-row>
        <table:table-row table:style-name="ro2">
          <table:table-cell/>
          <table:table-cell office:value-type="string">
            <text:p>Train Epoch: 7 [19200/50000 (38%)]</text:p>
          </table:table-cell>
          <table:table-cell office:value-type="string">
            <text:p>Loss: 0.175901</text:p>
          </table:table-cell>
        </table:table-row>
        <table:table-row table:style-name="ro2">
          <table:table-cell/>
          <table:table-cell office:value-type="string">
            <text:p>Train Epoch: 7 [28800/50000 (58%)]</text:p>
          </table:table-cell>
          <table:table-cell office:value-type="string">
            <text:p>Loss: 0.197092</text:p>
          </table:table-cell>
        </table:table-row>
        <table:table-row table:style-name="ro2">
          <table:table-cell/>
          <table:table-cell office:value-type="string">
            <text:p>Train Epoch: 7 [38400/50000 (77%)]</text:p>
          </table:table-cell>
          <table:table-cell office:value-type="string">
            <text:p>Loss: 0.182100</text:p>
          </table:table-cell>
        </table:table-row>
        <table:table-row table:style-name="ro2">
          <table:table-cell/>
          <table:table-cell office:value-type="string">
            <text:p>Train Epoch: 7 [48000/50000 (96%)]</text:p>
          </table:table-cell>
          <table:table-cell office:value-type="string">
            <text:p>Loss: 0.27453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7 [0/50000 (0%)]</text:p>
          </table:table-cell>
          <table:table-cell office:value-type="string">
            <text:p>Loss: 0.234281</text:p>
          </table:table-cell>
        </table:table-row>
        <table:table-row table:style-name="ro2">
          <table:table-cell/>
          <table:table-cell office:value-type="string">
            <text:p>Train Epoch: 7 [9600/50000 (19%)]</text:p>
          </table:table-cell>
          <table:table-cell office:value-type="string">
            <text:p>Loss: 0.170286</text:p>
          </table:table-cell>
        </table:table-row>
        <table:table-row table:style-name="ro2">
          <table:table-cell/>
          <table:table-cell office:value-type="string">
            <text:p>Train Epoch: 7 [19200/50000 (38%)]</text:p>
          </table:table-cell>
          <table:table-cell office:value-type="string">
            <text:p>Loss: 0.169629</text:p>
          </table:table-cell>
        </table:table-row>
        <table:table-row table:style-name="ro2">
          <table:table-cell/>
          <table:table-cell office:value-type="string">
            <text:p>Train Epoch: 7 [28800/50000 (58%)]</text:p>
          </table:table-cell>
          <table:table-cell office:value-type="string">
            <text:p>Loss: 0.243729</text:p>
          </table:table-cell>
        </table:table-row>
        <table:table-row table:style-name="ro2">
          <table:table-cell/>
          <table:table-cell office:value-type="string">
            <text:p>Train Epoch: 7 [38400/50000 (77%)]</text:p>
          </table:table-cell>
          <table:table-cell office:value-type="string">
            <text:p>Loss: 0.179188</text:p>
          </table:table-cell>
        </table:table-row>
        <table:table-row table:style-name="ro2">
          <table:table-cell/>
          <table:table-cell office:value-type="string">
            <text:p>Train Epoch: 7 [48000/50000 (96%)]</text:p>
          </table:table-cell>
          <table:table-cell office:value-type="string">
            <text:p>Loss: 0.21353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90/10000 (89.000%)</text:p>
          </table:table-cell>
          <table:table-cell office:value-type="string">
            <text:p>Loss: 26.80960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90/10000 (89.000%)</text:p>
          </table:table-cell>
          <table:table-cell office:value-type="string">
            <text:p>Loss: 26.809608</text:p>
          </table:table-cell>
        </table:table-row>
        <table:table-row table:style-name="ro2">
          <table:table-cell/>
          <table:table-cell office:value-type="string">
            <text:p>Train Epoch: 8 [0/50000 (0%)]</text:p>
          </table:table-cell>
          <table:table-cell office:value-type="string">
            <text:p>Loss: 0.124778</text:p>
          </table:table-cell>
        </table:table-row>
        <table:table-row table:style-name="ro2">
          <table:table-cell/>
          <table:table-cell office:value-type="string">
            <text:p>Train Epoch: 8 [9600/50000 (19%)]</text:p>
          </table:table-cell>
          <table:table-cell office:value-type="string">
            <text:p>Loss: 0.137731</text:p>
          </table:table-cell>
        </table:table-row>
        <table:table-row table:style-name="ro2">
          <table:table-cell/>
          <table:table-cell office:value-type="string">
            <text:p>Train Epoch: 8 [19200/50000 (38%)]</text:p>
          </table:table-cell>
          <table:table-cell office:value-type="string">
            <text:p>Loss: 0.174666</text:p>
          </table:table-cell>
        </table:table-row>
        <table:table-row table:style-name="ro2">
          <table:table-cell/>
          <table:table-cell office:value-type="string">
            <text:p>Train Epoch: 8 [28800/50000 (58%)]</text:p>
          </table:table-cell>
          <table:table-cell office:value-type="string">
            <text:p>Loss: 0.205603</text:p>
          </table:table-cell>
        </table:table-row>
        <table:table-row table:style-name="ro2">
          <table:table-cell/>
          <table:table-cell office:value-type="string">
            <text:p>Train Epoch: 8 [38400/50000 (77%)]</text:p>
          </table:table-cell>
          <table:table-cell office:value-type="string">
            <text:p>Loss: 0.160998</text:p>
          </table:table-cell>
        </table:table-row>
        <table:table-row table:style-name="ro2">
          <table:table-cell/>
          <table:table-cell office:value-type="string">
            <text:p>Train Epoch: 8 [48000/50000 (96%)]</text:p>
          </table:table-cell>
          <table:table-cell office:value-type="string">
            <text:p>Loss: 0.18636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8 [0/50000 (0%)]</text:p>
          </table:table-cell>
          <table:table-cell office:value-type="string">
            <text:p>Loss: 0.293207</text:p>
          </table:table-cell>
        </table:table-row>
        <table:table-row table:style-name="ro2">
          <table:table-cell/>
          <table:table-cell office:value-type="string">
            <text:p>Train Epoch: 8 [9600/50000 (19%)]</text:p>
          </table:table-cell>
          <table:table-cell office:value-type="string">
            <text:p>Loss: 0.161479</text:p>
          </table:table-cell>
        </table:table-row>
        <table:table-row table:style-name="ro2">
          <table:table-cell/>
          <table:table-cell office:value-type="string">
            <text:p>Train Epoch: 8 [19200/50000 (38%)]</text:p>
          </table:table-cell>
          <table:table-cell office:value-type="string">
            <text:p>Loss: 0.251482</text:p>
          </table:table-cell>
        </table:table-row>
        <table:table-row table:style-name="ro2">
          <table:table-cell/>
          <table:table-cell office:value-type="string">
            <text:p>Train Epoch: 8 [28800/50000 (58%)]</text:p>
          </table:table-cell>
          <table:table-cell office:value-type="string">
            <text:p>Loss: 0.228145</text:p>
          </table:table-cell>
        </table:table-row>
        <table:table-row table:style-name="ro2">
          <table:table-cell/>
          <table:table-cell office:value-type="string">
            <text:p>Train Epoch: 8 [38400/50000 (77%)]</text:p>
          </table:table-cell>
          <table:table-cell office:value-type="string">
            <text:p>Loss: 0.138206</text:p>
          </table:table-cell>
        </table:table-row>
        <table:table-row table:style-name="ro2">
          <table:table-cell/>
          <table:table-cell office:value-type="string">
            <text:p>Train Epoch: 8 [48000/50000 (96%)]</text:p>
          </table:table-cell>
          <table:table-cell office:value-type="string">
            <text:p>Loss: 0.15213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8 [0/50000 (0%)]</text:p>
          </table:table-cell>
          <table:table-cell office:value-type="string">
            <text:p>Loss: 0.184319</text:p>
          </table:table-cell>
        </table:table-row>
        <table:table-row table:style-name="ro2">
          <table:table-cell/>
          <table:table-cell office:value-type="string">
            <text:p>Train Epoch: 8 [9600/50000 (19%)]</text:p>
          </table:table-cell>
          <table:table-cell office:value-type="string">
            <text:p>Loss: 0.155582</text:p>
          </table:table-cell>
        </table:table-row>
        <table:table-row table:style-name="ro2">
          <table:table-cell/>
          <table:table-cell office:value-type="string">
            <text:p>Train Epoch: 8 [19200/50000 (38%)]</text:p>
          </table:table-cell>
          <table:table-cell office:value-type="string">
            <text:p>Loss: 0.125908</text:p>
          </table:table-cell>
        </table:table-row>
        <table:table-row table:style-name="ro2">
          <table:table-cell/>
          <table:table-cell office:value-type="string">
            <text:p>Train Epoch: 8 [28800/50000 (58%)]</text:p>
          </table:table-cell>
          <table:table-cell office:value-type="string">
            <text:p>Loss: 0.219174</text:p>
          </table:table-cell>
        </table:table-row>
        <table:table-row table:style-name="ro2">
          <table:table-cell/>
          <table:table-cell office:value-type="string">
            <text:p>Train Epoch: 8 [38400/50000 (77%)]</text:p>
          </table:table-cell>
          <table:table-cell office:value-type="string">
            <text:p>Loss: 0.238630</text:p>
          </table:table-cell>
        </table:table-row>
        <table:table-row table:style-name="ro2">
          <table:table-cell/>
          <table:table-cell office:value-type="string">
            <text:p>Train Epoch: 8 [48000/50000 (96%)]</text:p>
          </table:table-cell>
          <table:table-cell office:value-type="string">
            <text:p>Loss: 0.22862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09/10000 (91.000%)</text:p>
          </table:table-cell>
          <table:table-cell office:value-type="string">
            <text:p>Loss: 24.96211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09/10000 (91.000%)</text:p>
          </table:table-cell>
          <table:table-cell office:value-type="string">
            <text:p>Loss: 24.962116</text:p>
          </table:table-cell>
        </table:table-row>
        <table:table-row table:style-name="ro2">
          <table:table-cell/>
          <table:table-cell office:value-type="string">
            <text:p>Train Epoch: 9 [0/50000 (0%)]</text:p>
          </table:table-cell>
          <table:table-cell office:value-type="string">
            <text:p>Loss: 0.119684</text:p>
          </table:table-cell>
        </table:table-row>
        <table:table-row table:style-name="ro2">
          <table:table-cell/>
          <table:table-cell office:value-type="string">
            <text:p>Train Epoch: 9 [9600/50000 (19%)]</text:p>
          </table:table-cell>
          <table:table-cell office:value-type="string">
            <text:p>Loss: 0.135745</text:p>
          </table:table-cell>
        </table:table-row>
        <table:table-row table:style-name="ro2">
          <table:table-cell/>
          <table:table-cell office:value-type="string">
            <text:p>Train Epoch: 9 [19200/50000 (38%)]</text:p>
          </table:table-cell>
          <table:table-cell office:value-type="string">
            <text:p>Loss: 0.187529</text:p>
          </table:table-cell>
        </table:table-row>
        <table:table-row table:style-name="ro2">
          <table:table-cell/>
          <table:table-cell office:value-type="string">
            <text:p>Train Epoch: 9 [28800/50000 (58%)]</text:p>
          </table:table-cell>
          <table:table-cell office:value-type="string">
            <text:p>Loss: 0.146209</text:p>
          </table:table-cell>
        </table:table-row>
        <table:table-row table:style-name="ro2">
          <table:table-cell/>
          <table:table-cell office:value-type="string">
            <text:p>Train Epoch: 9 [38400/50000 (77%)]</text:p>
          </table:table-cell>
          <table:table-cell office:value-type="string">
            <text:p>Loss: 0.165440</text:p>
          </table:table-cell>
        </table:table-row>
        <table:table-row table:style-name="ro2">
          <table:table-cell/>
          <table:table-cell office:value-type="string">
            <text:p>Train Epoch: 9 [48000/50000 (96%)]</text:p>
          </table:table-cell>
          <table:table-cell office:value-type="string">
            <text:p>Loss: 0.09527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9 [0/50000 (0%)]</text:p>
          </table:table-cell>
          <table:table-cell office:value-type="string">
            <text:p>Loss: 0.115322</text:p>
          </table:table-cell>
        </table:table-row>
        <table:table-row table:style-name="ro2">
          <table:table-cell/>
          <table:table-cell office:value-type="string">
            <text:p>Train Epoch: 9 [9600/50000 (19%)]</text:p>
          </table:table-cell>
          <table:table-cell office:value-type="string">
            <text:p>Loss: 0.122316</text:p>
          </table:table-cell>
        </table:table-row>
        <table:table-row table:style-name="ro2">
          <table:table-cell/>
          <table:table-cell office:value-type="string">
            <text:p>Train Epoch: 9 [19200/50000 (38%)]</text:p>
          </table:table-cell>
          <table:table-cell office:value-type="string">
            <text:p>Loss: 0.086164</text:p>
          </table:table-cell>
        </table:table-row>
        <table:table-row table:style-name="ro2">
          <table:table-cell/>
          <table:table-cell office:value-type="string">
            <text:p>Train Epoch: 9 [28800/50000 (58%)]</text:p>
          </table:table-cell>
          <table:table-cell office:value-type="string">
            <text:p>Loss: 0.266954</text:p>
          </table:table-cell>
        </table:table-row>
        <table:table-row table:style-name="ro2">
          <table:table-cell/>
          <table:table-cell office:value-type="string">
            <text:p>Train Epoch: 9 [38400/50000 (77%)]</text:p>
          </table:table-cell>
          <table:table-cell office:value-type="string">
            <text:p>Loss: 0.147979</text:p>
          </table:table-cell>
        </table:table-row>
        <table:table-row table:style-name="ro2">
          <table:table-cell/>
          <table:table-cell office:value-type="string">
            <text:p>Train Epoch: 9 [48000/50000 (96%)]</text:p>
          </table:table-cell>
          <table:table-cell office:value-type="string">
            <text:p>Loss: 0.07442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9 [0/50000 (0%)]</text:p>
          </table:table-cell>
          <table:table-cell office:value-type="string">
            <text:p>Loss: 0.203826</text:p>
          </table:table-cell>
        </table:table-row>
        <table:table-row table:style-name="ro2">
          <table:table-cell/>
          <table:table-cell office:value-type="string">
            <text:p>Train Epoch: 9 [9600/50000 (19%)]</text:p>
          </table:table-cell>
          <table:table-cell office:value-type="string">
            <text:p>Loss: 0.080846</text:p>
          </table:table-cell>
        </table:table-row>
        <table:table-row table:style-name="ro2">
          <table:table-cell/>
          <table:table-cell office:value-type="string">
            <text:p>Train Epoch: 9 [19200/50000 (38%)]</text:p>
          </table:table-cell>
          <table:table-cell office:value-type="string">
            <text:p>Loss: 0.185945</text:p>
          </table:table-cell>
        </table:table-row>
        <table:table-row table:style-name="ro2">
          <table:table-cell/>
          <table:table-cell office:value-type="string">
            <text:p>Train Epoch: 9 [28800/50000 (58%)]</text:p>
          </table:table-cell>
          <table:table-cell office:value-type="string">
            <text:p>Loss: 0.061533</text:p>
          </table:table-cell>
        </table:table-row>
        <table:table-row table:style-name="ro2">
          <table:table-cell/>
          <table:table-cell office:value-type="string">
            <text:p>Train Epoch: 9 [38400/50000 (77%)]</text:p>
          </table:table-cell>
          <table:table-cell office:value-type="string">
            <text:p>Loss: 0.164051</text:p>
          </table:table-cell>
        </table:table-row>
        <table:table-row table:style-name="ro2">
          <table:table-cell/>
          <table:table-cell office:value-type="string">
            <text:p>Train Epoch: 9 [48000/50000 (96%)]</text:p>
          </table:table-cell>
          <table:table-cell office:value-type="string">
            <text:p>Loss: 0.09282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36/10000 (91.000%)</text:p>
          </table:table-cell>
          <table:table-cell office:value-type="string">
            <text:p>Loss: 24.03374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36/10000 (91.000%)</text:p>
          </table:table-cell>
          <table:table-cell office:value-type="string">
            <text:p>Loss: 24.033747</text:p>
          </table:table-cell>
        </table:table-row>
        <table:table-row table:style-name="ro2">
          <table:table-cell/>
          <table:table-cell office:value-type="string">
            <text:p>Train Epoch: 10 [0/50000 (0%)]</text:p>
          </table:table-cell>
          <table:table-cell office:value-type="string">
            <text:p>Loss: 0.149365</text:p>
          </table:table-cell>
        </table:table-row>
        <table:table-row table:style-name="ro2">
          <table:table-cell/>
          <table:table-cell office:value-type="string">
            <text:p>Train Epoch: 10 [9600/50000 (19%)]</text:p>
          </table:table-cell>
          <table:table-cell office:value-type="string">
            <text:p>Loss: 0.103287</text:p>
          </table:table-cell>
        </table:table-row>
        <table:table-row table:style-name="ro2">
          <table:table-cell/>
          <table:table-cell office:value-type="string">
            <text:p>Train Epoch: 10 [19200/50000 (38%)]</text:p>
          </table:table-cell>
          <table:table-cell office:value-type="string">
            <text:p>Loss: 0.084761</text:p>
          </table:table-cell>
        </table:table-row>
        <table:table-row table:style-name="ro2">
          <table:table-cell/>
          <table:table-cell office:value-type="string">
            <text:p>Train Epoch: 10 [28800/50000 (58%)]</text:p>
          </table:table-cell>
          <table:table-cell office:value-type="string">
            <text:p>Loss: 0.076916</text:p>
          </table:table-cell>
        </table:table-row>
        <table:table-row table:style-name="ro2">
          <table:table-cell/>
          <table:table-cell office:value-type="string">
            <text:p>Train Epoch: 10 [38400/50000 (77%)]</text:p>
          </table:table-cell>
          <table:table-cell office:value-type="string">
            <text:p>Loss: 0.081801</text:p>
          </table:table-cell>
        </table:table-row>
        <table:table-row table:style-name="ro2">
          <table:table-cell/>
          <table:table-cell office:value-type="string">
            <text:p>Train Epoch: 10 [48000/50000 (96%)]</text:p>
          </table:table-cell>
          <table:table-cell office:value-type="string">
            <text:p>Loss: 0.14042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0 [0/50000 (0%)]</text:p>
          </table:table-cell>
          <table:table-cell office:value-type="string">
            <text:p>Loss: 0.107656</text:p>
          </table:table-cell>
        </table:table-row>
        <table:table-row table:style-name="ro2">
          <table:table-cell/>
          <table:table-cell office:value-type="string">
            <text:p>Train Epoch: 10 [9600/50000 (19%)]</text:p>
          </table:table-cell>
          <table:table-cell office:value-type="string">
            <text:p>Loss: 0.088540</text:p>
          </table:table-cell>
        </table:table-row>
        <table:table-row table:style-name="ro2">
          <table:table-cell/>
          <table:table-cell office:value-type="string">
            <text:p>Train Epoch: 10 [19200/50000 (38%)]</text:p>
          </table:table-cell>
          <table:table-cell office:value-type="string">
            <text:p>Loss: 0.152993</text:p>
          </table:table-cell>
        </table:table-row>
        <table:table-row table:style-name="ro2">
          <table:table-cell/>
          <table:table-cell office:value-type="string">
            <text:p>Train Epoch: 10 [28800/50000 (58%)]</text:p>
          </table:table-cell>
          <table:table-cell office:value-type="string">
            <text:p>Loss: 0.078909</text:p>
          </table:table-cell>
        </table:table-row>
        <table:table-row table:style-name="ro2">
          <table:table-cell/>
          <table:table-cell office:value-type="string">
            <text:p>Train Epoch: 10 [38400/50000 (77%)]</text:p>
          </table:table-cell>
          <table:table-cell office:value-type="string">
            <text:p>Loss: 0.185293</text:p>
          </table:table-cell>
        </table:table-row>
        <table:table-row table:style-name="ro2">
          <table:table-cell/>
          <table:table-cell office:value-type="string">
            <text:p>Train Epoch: 10 [48000/50000 (96%)]</text:p>
          </table:table-cell>
          <table:table-cell office:value-type="string">
            <text:p>Loss: 0.06326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0 [0/50000 (0%)]</text:p>
          </table:table-cell>
          <table:table-cell office:value-type="string">
            <text:p>Loss: 0.043721</text:p>
          </table:table-cell>
        </table:table-row>
        <table:table-row table:style-name="ro2">
          <table:table-cell/>
          <table:table-cell office:value-type="string">
            <text:p>Train Epoch: 10 [9600/50000 (19%)]</text:p>
          </table:table-cell>
          <table:table-cell office:value-type="string">
            <text:p>Loss: 0.114320</text:p>
          </table:table-cell>
        </table:table-row>
        <table:table-row table:style-name="ro2">
          <table:table-cell/>
          <table:table-cell office:value-type="string">
            <text:p>Train Epoch: 10 [19200/50000 (38%)]</text:p>
          </table:table-cell>
          <table:table-cell office:value-type="string">
            <text:p>Loss: 0.073301</text:p>
          </table:table-cell>
        </table:table-row>
        <table:table-row table:style-name="ro2">
          <table:table-cell/>
          <table:table-cell office:value-type="string">
            <text:p>Train Epoch: 10 [28800/50000 (58%)]</text:p>
          </table:table-cell>
          <table:table-cell office:value-type="string">
            <text:p>Loss: 0.104293</text:p>
          </table:table-cell>
        </table:table-row>
        <table:table-row table:style-name="ro2">
          <table:table-cell/>
          <table:table-cell office:value-type="string">
            <text:p>Train Epoch: 10 [38400/50000 (77%)]</text:p>
          </table:table-cell>
          <table:table-cell office:value-type="string">
            <text:p>Loss: 0.142295</text:p>
          </table:table-cell>
        </table:table-row>
        <table:table-row table:style-name="ro2">
          <table:table-cell/>
          <table:table-cell office:value-type="string">
            <text:p>Train Epoch: 10 [48000/50000 (96%)]</text:p>
          </table:table-cell>
          <table:table-cell office:value-type="string">
            <text:p>Loss: 0.16854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077/10000 (90.000%)</text:p>
          </table:table-cell>
          <table:table-cell office:value-type="string">
            <text:p>Loss: 27.10625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077/10000 (90.000%)</text:p>
          </table:table-cell>
          <table:table-cell office:value-type="string">
            <text:p>Loss: 27.106253</text:p>
          </table:table-cell>
        </table:table-row>
        <table:table-row table:style-name="ro2">
          <table:table-cell/>
          <table:table-cell office:value-type="string">
            <text:p>Train Epoch: 11 [0/50000 (0%)]</text:p>
          </table:table-cell>
          <table:table-cell office:value-type="string">
            <text:p>Loss: 0.134961</text:p>
          </table:table-cell>
        </table:table-row>
        <table:table-row table:style-name="ro2">
          <table:table-cell/>
          <table:table-cell office:value-type="string">
            <text:p>Train Epoch: 11 [9600/50000 (19%)]</text:p>
          </table:table-cell>
          <table:table-cell office:value-type="string">
            <text:p>Loss: 0.204681</text:p>
          </table:table-cell>
        </table:table-row>
        <table:table-row table:style-name="ro2">
          <table:table-cell/>
          <table:table-cell office:value-type="string">
            <text:p>Train Epoch: 11 [19200/50000 (38%)]</text:p>
          </table:table-cell>
          <table:table-cell office:value-type="string">
            <text:p>Loss: 0.136511</text:p>
          </table:table-cell>
        </table:table-row>
        <table:table-row table:style-name="ro2">
          <table:table-cell/>
          <table:table-cell office:value-type="string">
            <text:p>Train Epoch: 11 [28800/50000 (58%)]</text:p>
          </table:table-cell>
          <table:table-cell office:value-type="string">
            <text:p>Loss: 0.172005</text:p>
          </table:table-cell>
        </table:table-row>
        <table:table-row table:style-name="ro2">
          <table:table-cell/>
          <table:table-cell office:value-type="string">
            <text:p>Train Epoch: 11 [38400/50000 (77%)]</text:p>
          </table:table-cell>
          <table:table-cell office:value-type="string">
            <text:p>Loss: 0.093529</text:p>
          </table:table-cell>
        </table:table-row>
        <table:table-row table:style-name="ro2">
          <table:table-cell/>
          <table:table-cell office:value-type="string">
            <text:p>Train Epoch: 11 [48000/50000 (96%)]</text:p>
          </table:table-cell>
          <table:table-cell office:value-type="string">
            <text:p>Loss: 0.10331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1 [0/50000 (0%)]</text:p>
          </table:table-cell>
          <table:table-cell office:value-type="string">
            <text:p>Loss: 0.074295</text:p>
          </table:table-cell>
        </table:table-row>
        <table:table-row table:style-name="ro2">
          <table:table-cell/>
          <table:table-cell office:value-type="string">
            <text:p>Train Epoch: 11 [9600/50000 (19%)]</text:p>
          </table:table-cell>
          <table:table-cell office:value-type="string">
            <text:p>Loss: 0.067211</text:p>
          </table:table-cell>
        </table:table-row>
        <table:table-row table:style-name="ro2">
          <table:table-cell/>
          <table:table-cell office:value-type="string">
            <text:p>Train Epoch: 11 [19200/50000 (38%)]</text:p>
          </table:table-cell>
          <table:table-cell office:value-type="string">
            <text:p>Loss: 0.079291</text:p>
          </table:table-cell>
        </table:table-row>
        <table:table-row table:style-name="ro2">
          <table:table-cell/>
          <table:table-cell office:value-type="string">
            <text:p>Train Epoch: 11 [28800/50000 (58%)]</text:p>
          </table:table-cell>
          <table:table-cell office:value-type="string">
            <text:p>Loss: 0.101202</text:p>
          </table:table-cell>
        </table:table-row>
        <table:table-row table:style-name="ro2">
          <table:table-cell/>
          <table:table-cell office:value-type="string">
            <text:p>Train Epoch: 11 [38400/50000 (77%)]</text:p>
          </table:table-cell>
          <table:table-cell office:value-type="string">
            <text:p>Loss: 0.136496</text:p>
          </table:table-cell>
        </table:table-row>
        <table:table-row table:style-name="ro2">
          <table:table-cell/>
          <table:table-cell office:value-type="string">
            <text:p>Train Epoch: 11 [48000/50000 (96%)]</text:p>
          </table:table-cell>
          <table:table-cell office:value-type="string">
            <text:p>Loss: 0.07562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1 [0/50000 (0%)]</text:p>
          </table:table-cell>
          <table:table-cell office:value-type="string">
            <text:p>Loss: 0.141464</text:p>
          </table:table-cell>
        </table:table-row>
        <table:table-row table:style-name="ro2">
          <table:table-cell/>
          <table:table-cell office:value-type="string">
            <text:p>Train Epoch: 11 [9600/50000 (19%)]</text:p>
          </table:table-cell>
          <table:table-cell office:value-type="string">
            <text:p>Loss: 0.086282</text:p>
          </table:table-cell>
        </table:table-row>
        <table:table-row table:style-name="ro2">
          <table:table-cell/>
          <table:table-cell office:value-type="string">
            <text:p>Train Epoch: 11 [19200/50000 (38%)]</text:p>
          </table:table-cell>
          <table:table-cell office:value-type="string">
            <text:p>Loss: 0.107002</text:p>
          </table:table-cell>
        </table:table-row>
        <table:table-row table:style-name="ro2">
          <table:table-cell/>
          <table:table-cell office:value-type="string">
            <text:p>Train Epoch: 11 [28800/50000 (58%)]</text:p>
          </table:table-cell>
          <table:table-cell office:value-type="string">
            <text:p>Loss: 0.077946</text:p>
          </table:table-cell>
        </table:table-row>
        <table:table-row table:style-name="ro2">
          <table:table-cell/>
          <table:table-cell office:value-type="string">
            <text:p>Train Epoch: 11 [38400/50000 (77%)]</text:p>
          </table:table-cell>
          <table:table-cell office:value-type="string">
            <text:p>Loss: 0.195849</text:p>
          </table:table-cell>
        </table:table-row>
        <table:table-row table:style-name="ro2">
          <table:table-cell/>
          <table:table-cell office:value-type="string">
            <text:p>Train Epoch: 11 [48000/50000 (96%)]</text:p>
          </table:table-cell>
          <table:table-cell office:value-type="string">
            <text:p>Loss: 0.07718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01/10000 (91.000%)</text:p>
          </table:table-cell>
          <table:table-cell office:value-type="string">
            <text:p>Loss: 30.44756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01/10000 (91.000%)</text:p>
          </table:table-cell>
          <table:table-cell office:value-type="string">
            <text:p>Loss: 30.447561</text:p>
          </table:table-cell>
        </table:table-row>
        <table:table-row table:style-name="ro2">
          <table:table-cell/>
          <table:table-cell office:value-type="string">
            <text:p>Train Epoch: 12 [0/50000 (0%)]</text:p>
          </table:table-cell>
          <table:table-cell office:value-type="string">
            <text:p>Loss: 0.130925</text:p>
          </table:table-cell>
        </table:table-row>
        <table:table-row table:style-name="ro2">
          <table:table-cell/>
          <table:table-cell office:value-type="string">
            <text:p>Train Epoch: 12 [9600/50000 (19%)]</text:p>
          </table:table-cell>
          <table:table-cell office:value-type="string">
            <text:p>Loss: 0.053399</text:p>
          </table:table-cell>
        </table:table-row>
        <table:table-row table:style-name="ro2">
          <table:table-cell/>
          <table:table-cell office:value-type="string">
            <text:p>Train Epoch: 12 [19200/50000 (38%)]</text:p>
          </table:table-cell>
          <table:table-cell office:value-type="string">
            <text:p>Loss: 0.065583</text:p>
          </table:table-cell>
        </table:table-row>
        <table:table-row table:style-name="ro2">
          <table:table-cell/>
          <table:table-cell office:value-type="string">
            <text:p>Train Epoch: 12 [28800/50000 (58%)]</text:p>
          </table:table-cell>
          <table:table-cell office:value-type="string">
            <text:p>Loss: 0.094586</text:p>
          </table:table-cell>
        </table:table-row>
        <table:table-row table:style-name="ro2">
          <table:table-cell/>
          <table:table-cell office:value-type="string">
            <text:p>Train Epoch: 12 [38400/50000 (77%)]</text:p>
          </table:table-cell>
          <table:table-cell office:value-type="string">
            <text:p>Loss: 0.082190</text:p>
          </table:table-cell>
        </table:table-row>
        <table:table-row table:style-name="ro2">
          <table:table-cell/>
          <table:table-cell office:value-type="string">
            <text:p>Train Epoch: 12 [48000/50000 (96%)]</text:p>
          </table:table-cell>
          <table:table-cell office:value-type="string">
            <text:p>Loss: 0.09906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2 [0/50000 (0%)]</text:p>
          </table:table-cell>
          <table:table-cell office:value-type="string">
            <text:p>Loss: 0.103752</text:p>
          </table:table-cell>
        </table:table-row>
        <table:table-row table:style-name="ro2">
          <table:table-cell/>
          <table:table-cell office:value-type="string">
            <text:p>Train Epoch: 12 [9600/50000 (19%)]</text:p>
          </table:table-cell>
          <table:table-cell office:value-type="string">
            <text:p>Loss: 0.097170</text:p>
          </table:table-cell>
        </table:table-row>
        <table:table-row table:style-name="ro2">
          <table:table-cell/>
          <table:table-cell office:value-type="string">
            <text:p>Train Epoch: 12 [19200/50000 (38%)]</text:p>
          </table:table-cell>
          <table:table-cell office:value-type="string">
            <text:p>Loss: 0.220783</text:p>
          </table:table-cell>
        </table:table-row>
        <table:table-row table:style-name="ro2">
          <table:table-cell/>
          <table:table-cell office:value-type="string">
            <text:p>Train Epoch: 12 [28800/50000 (58%)]</text:p>
          </table:table-cell>
          <table:table-cell office:value-type="string">
            <text:p>Loss: 0.129216</text:p>
          </table:table-cell>
        </table:table-row>
        <table:table-row table:style-name="ro2">
          <table:table-cell/>
          <table:table-cell office:value-type="string">
            <text:p>Train Epoch: 12 [38400/50000 (77%)]</text:p>
          </table:table-cell>
          <table:table-cell office:value-type="string">
            <text:p>Loss: 0.090487</text:p>
          </table:table-cell>
        </table:table-row>
        <table:table-row table:style-name="ro2">
          <table:table-cell/>
          <table:table-cell office:value-type="string">
            <text:p>Train Epoch: 12 [48000/50000 (96%)]</text:p>
          </table:table-cell>
          <table:table-cell office:value-type="string">
            <text:p>Loss: 0.09537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2 [0/50000 (0%)]</text:p>
          </table:table-cell>
          <table:table-cell office:value-type="string">
            <text:p>Loss: 0.070050</text:p>
          </table:table-cell>
        </table:table-row>
        <table:table-row table:style-name="ro2">
          <table:table-cell/>
          <table:table-cell office:value-type="string">
            <text:p>Train Epoch: 12 [9600/50000 (19%)]</text:p>
          </table:table-cell>
          <table:table-cell office:value-type="string">
            <text:p>Loss: 0.066996</text:p>
          </table:table-cell>
        </table:table-row>
        <table:table-row table:style-name="ro2">
          <table:table-cell/>
          <table:table-cell office:value-type="string">
            <text:p>Train Epoch: 12 [19200/50000 (38%)]</text:p>
          </table:table-cell>
          <table:table-cell office:value-type="string">
            <text:p>Loss: 0.050453</text:p>
          </table:table-cell>
        </table:table-row>
        <table:table-row table:style-name="ro2">
          <table:table-cell/>
          <table:table-cell office:value-type="string">
            <text:p>Train Epoch: 12 [28800/50000 (58%)]</text:p>
          </table:table-cell>
          <table:table-cell office:value-type="string">
            <text:p>Loss: 0.103344</text:p>
          </table:table-cell>
        </table:table-row>
        <table:table-row table:style-name="ro2">
          <table:table-cell/>
          <table:table-cell office:value-type="string">
            <text:p>Train Epoch: 12 [38400/50000 (77%)]</text:p>
          </table:table-cell>
          <table:table-cell office:value-type="string">
            <text:p>Loss: 0.061637</text:p>
          </table:table-cell>
        </table:table-row>
        <table:table-row table:style-name="ro2">
          <table:table-cell/>
          <table:table-cell office:value-type="string">
            <text:p>Train Epoch: 12 [48000/50000 (96%)]</text:p>
          </table:table-cell>
          <table:table-cell office:value-type="string">
            <text:p>Loss: 0.11497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59/10000 (91.000%)</text:p>
          </table:table-cell>
          <table:table-cell office:value-type="string">
            <text:p>Loss: 26.85806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59/10000 (91.000%)</text:p>
          </table:table-cell>
          <table:table-cell office:value-type="string">
            <text:p>Loss: 26.858065</text:p>
          </table:table-cell>
        </table:table-row>
        <table:table-row table:style-name="ro2">
          <table:table-cell/>
          <table:table-cell office:value-type="string">
            <text:p>Train Epoch: 13 [0/50000 (0%)]</text:p>
          </table:table-cell>
          <table:table-cell office:value-type="string">
            <text:p>Loss: 0.081660</text:p>
          </table:table-cell>
        </table:table-row>
        <table:table-row table:style-name="ro2">
          <table:table-cell/>
          <table:table-cell office:value-type="string">
            <text:p>Train Epoch: 13 [9600/50000 (19%)]</text:p>
          </table:table-cell>
          <table:table-cell office:value-type="string">
            <text:p>Loss: 0.067304</text:p>
          </table:table-cell>
        </table:table-row>
        <table:table-row table:style-name="ro2">
          <table:table-cell/>
          <table:table-cell office:value-type="string">
            <text:p>Train Epoch: 13 [19200/50000 (38%)]</text:p>
          </table:table-cell>
          <table:table-cell office:value-type="string">
            <text:p>Loss: 0.129863</text:p>
          </table:table-cell>
        </table:table-row>
        <table:table-row table:style-name="ro2">
          <table:table-cell/>
          <table:table-cell office:value-type="string">
            <text:p>Train Epoch: 13 [28800/50000 (58%)]</text:p>
          </table:table-cell>
          <table:table-cell office:value-type="string">
            <text:p>Loss: 0.057906</text:p>
          </table:table-cell>
        </table:table-row>
        <table:table-row table:style-name="ro2">
          <table:table-cell/>
          <table:table-cell office:value-type="string">
            <text:p>Train Epoch: 13 [38400/50000 (77%)]</text:p>
          </table:table-cell>
          <table:table-cell office:value-type="string">
            <text:p>Loss: 0.139033</text:p>
          </table:table-cell>
        </table:table-row>
        <table:table-row table:style-name="ro2">
          <table:table-cell/>
          <table:table-cell office:value-type="string">
            <text:p>Train Epoch: 13 [48000/50000 (96%)]</text:p>
          </table:table-cell>
          <table:table-cell office:value-type="string">
            <text:p>Loss: 0.05576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3 [0/50000 (0%)]</text:p>
          </table:table-cell>
          <table:table-cell office:value-type="string">
            <text:p>Loss: 0.081946</text:p>
          </table:table-cell>
        </table:table-row>
        <table:table-row table:style-name="ro2">
          <table:table-cell/>
          <table:table-cell office:value-type="string">
            <text:p>Train Epoch: 13 [9600/50000 (19%)]</text:p>
          </table:table-cell>
          <table:table-cell office:value-type="string">
            <text:p>Loss: 0.148527</text:p>
          </table:table-cell>
        </table:table-row>
        <table:table-row table:style-name="ro2">
          <table:table-cell/>
          <table:table-cell office:value-type="string">
            <text:p>Train Epoch: 13 [19200/50000 (38%)]</text:p>
          </table:table-cell>
          <table:table-cell office:value-type="string">
            <text:p>Loss: 0.064468</text:p>
          </table:table-cell>
        </table:table-row>
        <table:table-row table:style-name="ro2">
          <table:table-cell/>
          <table:table-cell office:value-type="string">
            <text:p>Train Epoch: 13 [28800/50000 (58%)]</text:p>
          </table:table-cell>
          <table:table-cell office:value-type="string">
            <text:p>Loss: 0.081914</text:p>
          </table:table-cell>
        </table:table-row>
        <table:table-row table:style-name="ro2">
          <table:table-cell/>
          <table:table-cell office:value-type="string">
            <text:p>Train Epoch: 13 [38400/50000 (77%)]</text:p>
          </table:table-cell>
          <table:table-cell office:value-type="string">
            <text:p>Loss: 0.280697</text:p>
          </table:table-cell>
        </table:table-row>
        <table:table-row table:style-name="ro2">
          <table:table-cell/>
          <table:table-cell office:value-type="string">
            <text:p>Train Epoch: 13 [48000/50000 (96%)]</text:p>
          </table:table-cell>
          <table:table-cell office:value-type="string">
            <text:p>Loss: 0.07337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3 [0/50000 (0%)]</text:p>
          </table:table-cell>
          <table:table-cell office:value-type="string">
            <text:p>Loss: 0.104768</text:p>
          </table:table-cell>
        </table:table-row>
        <table:table-row table:style-name="ro2">
          <table:table-cell/>
          <table:table-cell office:value-type="string">
            <text:p>Train Epoch: 13 [9600/50000 (19%)]</text:p>
          </table:table-cell>
          <table:table-cell office:value-type="string">
            <text:p>Loss: 0.031316</text:p>
          </table:table-cell>
        </table:table-row>
        <table:table-row table:style-name="ro2">
          <table:table-cell/>
          <table:table-cell office:value-type="string">
            <text:p>Train Epoch: 13 [19200/50000 (38%)]</text:p>
          </table:table-cell>
          <table:table-cell office:value-type="string">
            <text:p>Loss: 0.030889</text:p>
          </table:table-cell>
        </table:table-row>
        <table:table-row table:style-name="ro2">
          <table:table-cell/>
          <table:table-cell office:value-type="string">
            <text:p>Train Epoch: 13 [28800/50000 (58%)]</text:p>
          </table:table-cell>
          <table:table-cell office:value-type="string">
            <text:p>Loss: 0.128525</text:p>
          </table:table-cell>
        </table:table-row>
        <table:table-row table:style-name="ro2">
          <table:table-cell/>
          <table:table-cell office:value-type="string">
            <text:p>Train Epoch: 13 [38400/50000 (77%)]</text:p>
          </table:table-cell>
          <table:table-cell office:value-type="string">
            <text:p>Loss: 0.103169</text:p>
          </table:table-cell>
        </table:table-row>
        <table:table-row table:style-name="ro2">
          <table:table-cell/>
          <table:table-cell office:value-type="string">
            <text:p>Train Epoch: 13 [48000/50000 (96%)]</text:p>
          </table:table-cell>
          <table:table-cell office:value-type="string">
            <text:p>Loss: 0.09288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73/10000 (91.000%)</text:p>
          </table:table-cell>
          <table:table-cell office:value-type="string">
            <text:p>Loss: 25.91621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73/10000 (91.000%)</text:p>
          </table:table-cell>
          <table:table-cell office:value-type="string">
            <text:p>Loss: 25.916214</text:p>
          </table:table-cell>
        </table:table-row>
        <table:table-row table:style-name="ro2">
          <table:table-cell/>
          <table:table-cell office:value-type="string">
            <text:p>Train Epoch: 14 [0/50000 (0%)]</text:p>
          </table:table-cell>
          <table:table-cell office:value-type="string">
            <text:p>Loss: 0.042004</text:p>
          </table:table-cell>
        </table:table-row>
        <table:table-row table:style-name="ro2">
          <table:table-cell/>
          <table:table-cell office:value-type="string">
            <text:p>Train Epoch: 14 [9600/50000 (19%)]</text:p>
          </table:table-cell>
          <table:table-cell office:value-type="string">
            <text:p>Loss: 0.058418</text:p>
          </table:table-cell>
        </table:table-row>
        <table:table-row table:style-name="ro2">
          <table:table-cell/>
          <table:table-cell office:value-type="string">
            <text:p>Train Epoch: 14 [19200/50000 (38%)]</text:p>
          </table:table-cell>
          <table:table-cell office:value-type="string">
            <text:p>Loss: 0.039941</text:p>
          </table:table-cell>
        </table:table-row>
        <table:table-row table:style-name="ro2">
          <table:table-cell/>
          <table:table-cell office:value-type="string">
            <text:p>Train Epoch: 14 [28800/50000 (58%)]</text:p>
          </table:table-cell>
          <table:table-cell office:value-type="string">
            <text:p>Loss: 0.175285</text:p>
          </table:table-cell>
        </table:table-row>
        <table:table-row table:style-name="ro2">
          <table:table-cell/>
          <table:table-cell office:value-type="string">
            <text:p>Train Epoch: 14 [38400/50000 (77%)]</text:p>
          </table:table-cell>
          <table:table-cell office:value-type="string">
            <text:p>Loss: 0.073157</text:p>
          </table:table-cell>
        </table:table-row>
        <table:table-row table:style-name="ro2">
          <table:table-cell/>
          <table:table-cell office:value-type="string">
            <text:p>Train Epoch: 14 [48000/50000 (96%)]</text:p>
          </table:table-cell>
          <table:table-cell office:value-type="string">
            <text:p>Loss: 0.07353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4 [0/50000 (0%)]</text:p>
          </table:table-cell>
          <table:table-cell office:value-type="string">
            <text:p>Loss: 0.080093</text:p>
          </table:table-cell>
        </table:table-row>
        <table:table-row table:style-name="ro2">
          <table:table-cell/>
          <table:table-cell office:value-type="string">
            <text:p>Train Epoch: 14 [9600/50000 (19%)]</text:p>
          </table:table-cell>
          <table:table-cell office:value-type="string">
            <text:p>Loss: 0.073379</text:p>
          </table:table-cell>
        </table:table-row>
        <table:table-row table:style-name="ro2">
          <table:table-cell/>
          <table:table-cell office:value-type="string">
            <text:p>Train Epoch: 14 [19200/50000 (38%)]</text:p>
          </table:table-cell>
          <table:table-cell office:value-type="string">
            <text:p>Loss: 0.130795</text:p>
          </table:table-cell>
        </table:table-row>
        <table:table-row table:style-name="ro2">
          <table:table-cell/>
          <table:table-cell office:value-type="string">
            <text:p>Train Epoch: 14 [28800/50000 (58%)]</text:p>
          </table:table-cell>
          <table:table-cell office:value-type="string">
            <text:p>Loss: 0.076312</text:p>
          </table:table-cell>
        </table:table-row>
        <table:table-row table:style-name="ro2">
          <table:table-cell/>
          <table:table-cell office:value-type="string">
            <text:p>Train Epoch: 14 [38400/50000 (77%)]</text:p>
          </table:table-cell>
          <table:table-cell office:value-type="string">
            <text:p>Loss: 0.169678</text:p>
          </table:table-cell>
        </table:table-row>
        <table:table-row table:style-name="ro2">
          <table:table-cell/>
          <table:table-cell office:value-type="string">
            <text:p>Train Epoch: 14 [48000/50000 (96%)]</text:p>
          </table:table-cell>
          <table:table-cell office:value-type="string">
            <text:p>Loss: 0.10827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4 [0/50000 (0%)]</text:p>
          </table:table-cell>
          <table:table-cell office:value-type="string">
            <text:p>Loss: 0.084752</text:p>
          </table:table-cell>
        </table:table-row>
        <table:table-row table:style-name="ro2">
          <table:table-cell/>
          <table:table-cell office:value-type="string">
            <text:p>Train Epoch: 14 [9600/50000 (19%)]</text:p>
          </table:table-cell>
          <table:table-cell office:value-type="string">
            <text:p>Loss: 0.051218</text:p>
          </table:table-cell>
        </table:table-row>
        <table:table-row table:style-name="ro2">
          <table:table-cell/>
          <table:table-cell office:value-type="string">
            <text:p>Train Epoch: 14 [19200/50000 (38%)]</text:p>
          </table:table-cell>
          <table:table-cell office:value-type="string">
            <text:p>Loss: 0.056307</text:p>
          </table:table-cell>
        </table:table-row>
        <table:table-row table:style-name="ro2">
          <table:table-cell/>
          <table:table-cell office:value-type="string">
            <text:p>Train Epoch: 14 [28800/50000 (58%)]</text:p>
          </table:table-cell>
          <table:table-cell office:value-type="string">
            <text:p>Loss: 0.045393</text:p>
          </table:table-cell>
        </table:table-row>
        <table:table-row table:style-name="ro2">
          <table:table-cell/>
          <table:table-cell office:value-type="string">
            <text:p>Train Epoch: 14 [38400/50000 (77%)]</text:p>
          </table:table-cell>
          <table:table-cell office:value-type="string">
            <text:p>Loss: 0.155843</text:p>
          </table:table-cell>
        </table:table-row>
        <table:table-row table:style-name="ro2">
          <table:table-cell/>
          <table:table-cell office:value-type="string">
            <text:p>Train Epoch: 14 [48000/50000 (96%)]</text:p>
          </table:table-cell>
          <table:table-cell office:value-type="string">
            <text:p>Loss: 0.14419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73/10000 (91.000%)</text:p>
          </table:table-cell>
          <table:table-cell office:value-type="string">
            <text:p>Loss: 26.98864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73/10000 (91.000%)</text:p>
          </table:table-cell>
          <table:table-cell office:value-type="string">
            <text:p>Loss: 26.988649</text:p>
          </table:table-cell>
        </table:table-row>
        <table:table-row table:style-name="ro2">
          <table:table-cell/>
          <table:table-cell office:value-type="string">
            <text:p>Train Epoch: 15 [0/50000 (0%)]</text:p>
          </table:table-cell>
          <table:table-cell office:value-type="string">
            <text:p>Loss: 0.083658</text:p>
          </table:table-cell>
        </table:table-row>
        <table:table-row table:style-name="ro2">
          <table:table-cell/>
          <table:table-cell office:value-type="string">
            <text:p>Train Epoch: 15 [9600/50000 (19%)]</text:p>
          </table:table-cell>
          <table:table-cell office:value-type="string">
            <text:p>Loss: 0.073101</text:p>
          </table:table-cell>
        </table:table-row>
        <table:table-row table:style-name="ro2">
          <table:table-cell/>
          <table:table-cell office:value-type="string">
            <text:p>Train Epoch: 15 [19200/50000 (38%)]</text:p>
          </table:table-cell>
          <table:table-cell office:value-type="string">
            <text:p>Loss: 0.084910</text:p>
          </table:table-cell>
        </table:table-row>
        <table:table-row table:style-name="ro2">
          <table:table-cell/>
          <table:table-cell office:value-type="string">
            <text:p>Train Epoch: 15 [28800/50000 (58%)]</text:p>
          </table:table-cell>
          <table:table-cell office:value-type="string">
            <text:p>Loss: 0.027252</text:p>
          </table:table-cell>
        </table:table-row>
        <table:table-row table:style-name="ro2">
          <table:table-cell/>
          <table:table-cell office:value-type="string">
            <text:p>Train Epoch: 15 [38400/50000 (77%)]</text:p>
          </table:table-cell>
          <table:table-cell office:value-type="string">
            <text:p>Loss: 0.083188</text:p>
          </table:table-cell>
        </table:table-row>
        <table:table-row table:style-name="ro2">
          <table:table-cell/>
          <table:table-cell office:value-type="string">
            <text:p>Train Epoch: 15 [48000/50000 (96%)]</text:p>
          </table:table-cell>
          <table:table-cell office:value-type="string">
            <text:p>Loss: 0.07772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5 [0/50000 (0%)]</text:p>
          </table:table-cell>
          <table:table-cell office:value-type="string">
            <text:p>Loss: 0.070077</text:p>
          </table:table-cell>
        </table:table-row>
        <table:table-row table:style-name="ro2">
          <table:table-cell/>
          <table:table-cell office:value-type="string">
            <text:p>Train Epoch: 15 [9600/50000 (19%)]</text:p>
          </table:table-cell>
          <table:table-cell office:value-type="string">
            <text:p>Loss: 0.080369</text:p>
          </table:table-cell>
        </table:table-row>
        <table:table-row table:style-name="ro2">
          <table:table-cell/>
          <table:table-cell office:value-type="string">
            <text:p>Train Epoch: 15 [19200/50000 (38%)]</text:p>
          </table:table-cell>
          <table:table-cell office:value-type="string">
            <text:p>Loss: 0.081278</text:p>
          </table:table-cell>
        </table:table-row>
        <table:table-row table:style-name="ro2">
          <table:table-cell/>
          <table:table-cell office:value-type="string">
            <text:p>Train Epoch: 15 [28800/50000 (58%)]</text:p>
          </table:table-cell>
          <table:table-cell office:value-type="string">
            <text:p>Loss: 0.082495</text:p>
          </table:table-cell>
        </table:table-row>
        <table:table-row table:style-name="ro2">
          <table:table-cell/>
          <table:table-cell office:value-type="string">
            <text:p>Train Epoch: 15 [38400/50000 (77%)]</text:p>
          </table:table-cell>
          <table:table-cell office:value-type="string">
            <text:p>Loss: 0.079855</text:p>
          </table:table-cell>
        </table:table-row>
        <table:table-row table:style-name="ro2">
          <table:table-cell/>
          <table:table-cell office:value-type="string">
            <text:p>Train Epoch: 15 [48000/50000 (96%)]</text:p>
          </table:table-cell>
          <table:table-cell office:value-type="string">
            <text:p>Loss: 0.13835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5 [0/50000 (0%)]</text:p>
          </table:table-cell>
          <table:table-cell office:value-type="string">
            <text:p>Loss: 0.078815</text:p>
          </table:table-cell>
        </table:table-row>
        <table:table-row table:style-name="ro2">
          <table:table-cell/>
          <table:table-cell office:value-type="string">
            <text:p>Train Epoch: 15 [9600/50000 (19%)]</text:p>
          </table:table-cell>
          <table:table-cell office:value-type="string">
            <text:p>Loss: 0.063635</text:p>
          </table:table-cell>
        </table:table-row>
        <table:table-row table:style-name="ro2">
          <table:table-cell/>
          <table:table-cell office:value-type="string">
            <text:p>Train Epoch: 15 [19200/50000 (38%)]</text:p>
          </table:table-cell>
          <table:table-cell office:value-type="string">
            <text:p>Loss: 0.032957</text:p>
          </table:table-cell>
        </table:table-row>
        <table:table-row table:style-name="ro2">
          <table:table-cell/>
          <table:table-cell office:value-type="string">
            <text:p>Train Epoch: 15 [28800/50000 (58%)]</text:p>
          </table:table-cell>
          <table:table-cell office:value-type="string">
            <text:p>Loss: 0.124109</text:p>
          </table:table-cell>
        </table:table-row>
        <table:table-row table:style-name="ro2">
          <table:table-cell/>
          <table:table-cell office:value-type="string">
            <text:p>Train Epoch: 15 [38400/50000 (77%)]</text:p>
          </table:table-cell>
          <table:table-cell office:value-type="string">
            <text:p>Loss: 0.178219</text:p>
          </table:table-cell>
        </table:table-row>
        <table:table-row table:style-name="ro2">
          <table:table-cell/>
          <table:table-cell office:value-type="string">
            <text:p>Train Epoch: 15 [48000/50000 (96%)]</text:p>
          </table:table-cell>
          <table:table-cell office:value-type="string">
            <text:p>Loss: 0.05736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11/10000 (91.000%)</text:p>
          </table:table-cell>
          <table:table-cell office:value-type="string">
            <text:p>Loss: 32.75060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11/10000 (91.000%)</text:p>
          </table:table-cell>
          <table:table-cell office:value-type="string">
            <text:p>Loss: 32.750607</text:p>
          </table:table-cell>
        </table:table-row>
        <table:table-row table:style-name="ro2">
          <table:table-cell/>
          <table:table-cell office:value-type="string">
            <text:p>Train Epoch: 16 [0/50000 (0%)]</text:p>
          </table:table-cell>
          <table:table-cell office:value-type="string">
            <text:p>Loss: 0.053972</text:p>
          </table:table-cell>
        </table:table-row>
        <table:table-row table:style-name="ro2">
          <table:table-cell/>
          <table:table-cell office:value-type="string">
            <text:p>Train Epoch: 16 [9600/50000 (19%)]</text:p>
          </table:table-cell>
          <table:table-cell office:value-type="string">
            <text:p>Loss: 0.069905</text:p>
          </table:table-cell>
        </table:table-row>
        <table:table-row table:style-name="ro2">
          <table:table-cell/>
          <table:table-cell office:value-type="string">
            <text:p>Train Epoch: 16 [19200/50000 (38%)]</text:p>
          </table:table-cell>
          <table:table-cell office:value-type="string">
            <text:p>Loss: 0.115674</text:p>
          </table:table-cell>
        </table:table-row>
        <table:table-row table:style-name="ro2">
          <table:table-cell/>
          <table:table-cell office:value-type="string">
            <text:p>Train Epoch: 16 [28800/50000 (58%)]</text:p>
          </table:table-cell>
          <table:table-cell office:value-type="string">
            <text:p>Loss: 0.071807</text:p>
          </table:table-cell>
        </table:table-row>
        <table:table-row table:style-name="ro2">
          <table:table-cell/>
          <table:table-cell office:value-type="string">
            <text:p>Train Epoch: 16 [38400/50000 (77%)]</text:p>
          </table:table-cell>
          <table:table-cell office:value-type="string">
            <text:p>Loss: 0.045456</text:p>
          </table:table-cell>
        </table:table-row>
        <table:table-row table:style-name="ro2">
          <table:table-cell/>
          <table:table-cell office:value-type="string">
            <text:p>Train Epoch: 16 [48000/50000 (96%)]</text:p>
          </table:table-cell>
          <table:table-cell office:value-type="string">
            <text:p>Loss: 0.08402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6 [0/50000 (0%)]</text:p>
          </table:table-cell>
          <table:table-cell office:value-type="string">
            <text:p>Loss: 0.021339</text:p>
          </table:table-cell>
        </table:table-row>
        <table:table-row table:style-name="ro2">
          <table:table-cell/>
          <table:table-cell office:value-type="string">
            <text:p>Train Epoch: 16 [9600/50000 (19%)]</text:p>
          </table:table-cell>
          <table:table-cell office:value-type="string">
            <text:p>Loss: 0.036001</text:p>
          </table:table-cell>
        </table:table-row>
        <table:table-row table:style-name="ro2">
          <table:table-cell/>
          <table:table-cell office:value-type="string">
            <text:p>Train Epoch: 16 [19200/50000 (38%)]</text:p>
          </table:table-cell>
          <table:table-cell office:value-type="string">
            <text:p>Loss: 0.090709</text:p>
          </table:table-cell>
        </table:table-row>
        <table:table-row table:style-name="ro2">
          <table:table-cell/>
          <table:table-cell office:value-type="string">
            <text:p>Train Epoch: 16 [28800/50000 (58%)]</text:p>
          </table:table-cell>
          <table:table-cell office:value-type="string">
            <text:p>Loss: 0.041756</text:p>
          </table:table-cell>
        </table:table-row>
        <table:table-row table:style-name="ro2">
          <table:table-cell/>
          <table:table-cell office:value-type="string">
            <text:p>Train Epoch: 16 [38400/50000 (77%)]</text:p>
          </table:table-cell>
          <table:table-cell office:value-type="string">
            <text:p>Loss: 0.059498</text:p>
          </table:table-cell>
        </table:table-row>
        <table:table-row table:style-name="ro2">
          <table:table-cell/>
          <table:table-cell office:value-type="string">
            <text:p>Train Epoch: 16 [48000/50000 (96%)]</text:p>
          </table:table-cell>
          <table:table-cell office:value-type="string">
            <text:p>Loss: 0.09440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6 [0/50000 (0%)]</text:p>
          </table:table-cell>
          <table:table-cell office:value-type="string">
            <text:p>Loss: 0.048256</text:p>
          </table:table-cell>
        </table:table-row>
        <table:table-row table:style-name="ro2">
          <table:table-cell/>
          <table:table-cell office:value-type="string">
            <text:p>Train Epoch: 16 [9600/50000 (19%)]</text:p>
          </table:table-cell>
          <table:table-cell office:value-type="string">
            <text:p>Loss: 0.092092</text:p>
          </table:table-cell>
        </table:table-row>
        <table:table-row table:style-name="ro2">
          <table:table-cell/>
          <table:table-cell office:value-type="string">
            <text:p>Train Epoch: 16 [19200/50000 (38%)]</text:p>
          </table:table-cell>
          <table:table-cell office:value-type="string">
            <text:p>Loss: 0.036638</text:p>
          </table:table-cell>
        </table:table-row>
        <table:table-row table:style-name="ro2">
          <table:table-cell/>
          <table:table-cell office:value-type="string">
            <text:p>Train Epoch: 16 [28800/50000 (58%)]</text:p>
          </table:table-cell>
          <table:table-cell office:value-type="string">
            <text:p>Loss: 0.027517</text:p>
          </table:table-cell>
        </table:table-row>
        <table:table-row table:style-name="ro2">
          <table:table-cell/>
          <table:table-cell office:value-type="string">
            <text:p>Train Epoch: 16 [38400/50000 (77%)]</text:p>
          </table:table-cell>
          <table:table-cell office:value-type="string">
            <text:p>Loss: 0.158973</text:p>
          </table:table-cell>
        </table:table-row>
        <table:table-row table:style-name="ro2">
          <table:table-cell/>
          <table:table-cell office:value-type="string">
            <text:p>Train Epoch: 16 [48000/50000 (96%)]</text:p>
          </table:table-cell>
          <table:table-cell office:value-type="string">
            <text:p>Loss: 0.02512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01/10000 (92.000%)</text:p>
          </table:table-cell>
          <table:table-cell office:value-type="string">
            <text:p>Loss: 25.43544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01/10000 (92.000%)</text:p>
          </table:table-cell>
          <table:table-cell office:value-type="string">
            <text:p>Loss: 25.435440</text:p>
          </table:table-cell>
        </table:table-row>
        <table:table-row table:style-name="ro2">
          <table:table-cell/>
          <table:table-cell office:value-type="string">
            <text:p>Train Epoch: 17 [0/50000 (0%)]</text:p>
          </table:table-cell>
          <table:table-cell office:value-type="string">
            <text:p>Loss: 0.031395</text:p>
          </table:table-cell>
        </table:table-row>
        <table:table-row table:style-name="ro2">
          <table:table-cell/>
          <table:table-cell office:value-type="string">
            <text:p>Train Epoch: 17 [9600/50000 (19%)]</text:p>
          </table:table-cell>
          <table:table-cell office:value-type="string">
            <text:p>Loss: 0.075671</text:p>
          </table:table-cell>
        </table:table-row>
        <table:table-row table:style-name="ro2">
          <table:table-cell/>
          <table:table-cell office:value-type="string">
            <text:p>Train Epoch: 17 [19200/50000 (38%)]</text:p>
          </table:table-cell>
          <table:table-cell office:value-type="string">
            <text:p>Loss: 0.072309</text:p>
          </table:table-cell>
        </table:table-row>
        <table:table-row table:style-name="ro2">
          <table:table-cell/>
          <table:table-cell office:value-type="string">
            <text:p>Train Epoch: 17 [28800/50000 (58%)]</text:p>
          </table:table-cell>
          <table:table-cell office:value-type="string">
            <text:p>Loss: 0.039757</text:p>
          </table:table-cell>
        </table:table-row>
        <table:table-row table:style-name="ro2">
          <table:table-cell/>
          <table:table-cell office:value-type="string">
            <text:p>Train Epoch: 17 [38400/50000 (77%)]</text:p>
          </table:table-cell>
          <table:table-cell office:value-type="string">
            <text:p>Loss: 0.090433</text:p>
          </table:table-cell>
        </table:table-row>
        <table:table-row table:style-name="ro2">
          <table:table-cell/>
          <table:table-cell office:value-type="string">
            <text:p>Train Epoch: 17 [48000/50000 (96%)]</text:p>
          </table:table-cell>
          <table:table-cell office:value-type="string">
            <text:p>Loss: 0.04274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7 [0/50000 (0%)]</text:p>
          </table:table-cell>
          <table:table-cell office:value-type="string">
            <text:p>Loss: 0.077576</text:p>
          </table:table-cell>
        </table:table-row>
        <table:table-row table:style-name="ro2">
          <table:table-cell/>
          <table:table-cell office:value-type="string">
            <text:p>Train Epoch: 17 [9600/50000 (19%)]</text:p>
          </table:table-cell>
          <table:table-cell office:value-type="string">
            <text:p>Loss: 0.061301</text:p>
          </table:table-cell>
        </table:table-row>
        <table:table-row table:style-name="ro2">
          <table:table-cell/>
          <table:table-cell office:value-type="string">
            <text:p>Train Epoch: 17 [19200/50000 (38%)]</text:p>
          </table:table-cell>
          <table:table-cell office:value-type="string">
            <text:p>Loss: 0.085967</text:p>
          </table:table-cell>
        </table:table-row>
        <table:table-row table:style-name="ro2">
          <table:table-cell/>
          <table:table-cell office:value-type="string">
            <text:p>Train Epoch: 17 [28800/50000 (58%)]</text:p>
          </table:table-cell>
          <table:table-cell office:value-type="string">
            <text:p>Loss: 0.033799</text:p>
          </table:table-cell>
        </table:table-row>
        <table:table-row table:style-name="ro2">
          <table:table-cell/>
          <table:table-cell office:value-type="string">
            <text:p>Train Epoch: 17 [38400/50000 (77%)]</text:p>
          </table:table-cell>
          <table:table-cell office:value-type="string">
            <text:p>Loss: 0.111301</text:p>
          </table:table-cell>
        </table:table-row>
        <table:table-row table:style-name="ro2">
          <table:table-cell/>
          <table:table-cell office:value-type="string">
            <text:p>Train Epoch: 17 [48000/50000 (96%)]</text:p>
          </table:table-cell>
          <table:table-cell office:value-type="string">
            <text:p>Loss: 0.07439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7 [0/50000 (0%)]</text:p>
          </table:table-cell>
          <table:table-cell office:value-type="string">
            <text:p>Loss: 0.044376</text:p>
          </table:table-cell>
        </table:table-row>
        <table:table-row table:style-name="ro2">
          <table:table-cell/>
          <table:table-cell office:value-type="string">
            <text:p>Train Epoch: 17 [9600/50000 (19%)]</text:p>
          </table:table-cell>
          <table:table-cell office:value-type="string">
            <text:p>Loss: 0.040851</text:p>
          </table:table-cell>
        </table:table-row>
        <table:table-row table:style-name="ro2">
          <table:table-cell/>
          <table:table-cell office:value-type="string">
            <text:p>Train Epoch: 17 [19200/50000 (38%)]</text:p>
          </table:table-cell>
          <table:table-cell office:value-type="string">
            <text:p>Loss: 0.036572</text:p>
          </table:table-cell>
        </table:table-row>
        <table:table-row table:style-name="ro2">
          <table:table-cell/>
          <table:table-cell office:value-type="string">
            <text:p>Train Epoch: 17 [28800/50000 (58%)]</text:p>
          </table:table-cell>
          <table:table-cell office:value-type="string">
            <text:p>Loss: 0.121461</text:p>
          </table:table-cell>
        </table:table-row>
        <table:table-row table:style-name="ro2">
          <table:table-cell/>
          <table:table-cell office:value-type="string">
            <text:p>Train Epoch: 17 [38400/50000 (77%)]</text:p>
          </table:table-cell>
          <table:table-cell office:value-type="string">
            <text:p>Loss: 0.090952</text:p>
          </table:table-cell>
        </table:table-row>
        <table:table-row table:style-name="ro2">
          <table:table-cell/>
          <table:table-cell office:value-type="string">
            <text:p>Train Epoch: 17 [48000/50000 (96%)]</text:p>
          </table:table-cell>
          <table:table-cell office:value-type="string">
            <text:p>Loss: 0.17208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56/10000 (92.000%)</text:p>
          </table:table-cell>
          <table:table-cell office:value-type="string">
            <text:p>Loss: 23.31779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56/10000 (92.000%)</text:p>
          </table:table-cell>
          <table:table-cell office:value-type="string">
            <text:p>Loss: 23.317791</text:p>
          </table:table-cell>
        </table:table-row>
        <table:table-row table:style-name="ro2">
          <table:table-cell/>
          <table:table-cell office:value-type="string">
            <text:p>Train Epoch: 18 [0/50000 (0%)]</text:p>
          </table:table-cell>
          <table:table-cell office:value-type="string">
            <text:p>Loss: 0.038694</text:p>
          </table:table-cell>
        </table:table-row>
        <table:table-row table:style-name="ro2">
          <table:table-cell/>
          <table:table-cell office:value-type="string">
            <text:p>Train Epoch: 18 [9600/50000 (19%)]</text:p>
          </table:table-cell>
          <table:table-cell office:value-type="string">
            <text:p>Loss: 0.062883</text:p>
          </table:table-cell>
        </table:table-row>
        <table:table-row table:style-name="ro2">
          <table:table-cell/>
          <table:table-cell office:value-type="string">
            <text:p>Train Epoch: 18 [19200/50000 (38%)]</text:p>
          </table:table-cell>
          <table:table-cell office:value-type="string">
            <text:p>Loss: 0.088315</text:p>
          </table:table-cell>
        </table:table-row>
        <table:table-row table:style-name="ro2">
          <table:table-cell/>
          <table:table-cell office:value-type="string">
            <text:p>Train Epoch: 18 [28800/50000 (58%)]</text:p>
          </table:table-cell>
          <table:table-cell office:value-type="string">
            <text:p>Loss: 0.067478</text:p>
          </table:table-cell>
        </table:table-row>
        <table:table-row table:style-name="ro2">
          <table:table-cell/>
          <table:table-cell office:value-type="string">
            <text:p>Train Epoch: 18 [38400/50000 (77%)]</text:p>
          </table:table-cell>
          <table:table-cell office:value-type="string">
            <text:p>Loss: 0.110107</text:p>
          </table:table-cell>
        </table:table-row>
        <table:table-row table:style-name="ro2">
          <table:table-cell/>
          <table:table-cell office:value-type="string">
            <text:p>Train Epoch: 18 [48000/50000 (96%)]</text:p>
          </table:table-cell>
          <table:table-cell office:value-type="string">
            <text:p>Loss: 0.04566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8 [0/50000 (0%)]</text:p>
          </table:table-cell>
          <table:table-cell office:value-type="string">
            <text:p>Loss: 0.033434</text:p>
          </table:table-cell>
        </table:table-row>
        <table:table-row table:style-name="ro2">
          <table:table-cell/>
          <table:table-cell office:value-type="string">
            <text:p>Train Epoch: 18 [9600/50000 (19%)]</text:p>
          </table:table-cell>
          <table:table-cell office:value-type="string">
            <text:p>Loss: 0.161094</text:p>
          </table:table-cell>
        </table:table-row>
        <table:table-row table:style-name="ro2">
          <table:table-cell/>
          <table:table-cell office:value-type="string">
            <text:p>Train Epoch: 18 [19200/50000 (38%)]</text:p>
          </table:table-cell>
          <table:table-cell office:value-type="string">
            <text:p>Loss: 0.070166</text:p>
          </table:table-cell>
        </table:table-row>
        <table:table-row table:style-name="ro2">
          <table:table-cell/>
          <table:table-cell office:value-type="string">
            <text:p>Train Epoch: 18 [28800/50000 (58%)]</text:p>
          </table:table-cell>
          <table:table-cell office:value-type="string">
            <text:p>Loss: 0.048600</text:p>
          </table:table-cell>
        </table:table-row>
        <table:table-row table:style-name="ro2">
          <table:table-cell/>
          <table:table-cell office:value-type="string">
            <text:p>Train Epoch: 18 [38400/50000 (77%)]</text:p>
          </table:table-cell>
          <table:table-cell office:value-type="string">
            <text:p>Loss: 0.031278</text:p>
          </table:table-cell>
        </table:table-row>
        <table:table-row table:style-name="ro2">
          <table:table-cell/>
          <table:table-cell office:value-type="string">
            <text:p>Train Epoch: 18 [48000/50000 (96%)]</text:p>
          </table:table-cell>
          <table:table-cell office:value-type="string">
            <text:p>Loss: 0.02929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8 [0/50000 (0%)]</text:p>
          </table:table-cell>
          <table:table-cell office:value-type="string">
            <text:p>Loss: 0.037312</text:p>
          </table:table-cell>
        </table:table-row>
        <table:table-row table:style-name="ro2">
          <table:table-cell/>
          <table:table-cell office:value-type="string">
            <text:p>Train Epoch: 18 [9600/50000 (19%)]</text:p>
          </table:table-cell>
          <table:table-cell office:value-type="string">
            <text:p>Loss: 0.044226</text:p>
          </table:table-cell>
        </table:table-row>
        <table:table-row table:style-name="ro2">
          <table:table-cell/>
          <table:table-cell office:value-type="string">
            <text:p>Train Epoch: 18 [19200/50000 (38%)]</text:p>
          </table:table-cell>
          <table:table-cell office:value-type="string">
            <text:p>Loss: 0.056972</text:p>
          </table:table-cell>
        </table:table-row>
        <table:table-row table:style-name="ro2">
          <table:table-cell/>
          <table:table-cell office:value-type="string">
            <text:p>Train Epoch: 18 [28800/50000 (58%)]</text:p>
          </table:table-cell>
          <table:table-cell office:value-type="string">
            <text:p>Loss: 0.135695</text:p>
          </table:table-cell>
        </table:table-row>
        <table:table-row table:style-name="ro2">
          <table:table-cell/>
          <table:table-cell office:value-type="string">
            <text:p>Train Epoch: 18 [38400/50000 (77%)]</text:p>
          </table:table-cell>
          <table:table-cell office:value-type="string">
            <text:p>Loss: 0.031445</text:p>
          </table:table-cell>
        </table:table-row>
        <table:table-row table:style-name="ro2">
          <table:table-cell/>
          <table:table-cell office:value-type="string">
            <text:p>Train Epoch: 18 [48000/50000 (96%)]</text:p>
          </table:table-cell>
          <table:table-cell office:value-type="string">
            <text:p>Loss: 0.09180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05/10000 (92.000%)</text:p>
          </table:table-cell>
          <table:table-cell office:value-type="string">
            <text:p>Loss: 25.17250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05/10000 (92.000%)</text:p>
          </table:table-cell>
          <table:table-cell office:value-type="string">
            <text:p>Loss: 25.172506</text:p>
          </table:table-cell>
        </table:table-row>
        <table:table-row table:style-name="ro2">
          <table:table-cell/>
          <table:table-cell office:value-type="string">
            <text:p>Train Epoch: 19 [0/50000 (0%)]</text:p>
          </table:table-cell>
          <table:table-cell office:value-type="string">
            <text:p>Loss: 0.048364</text:p>
          </table:table-cell>
        </table:table-row>
        <table:table-row table:style-name="ro2">
          <table:table-cell/>
          <table:table-cell office:value-type="string">
            <text:p>Train Epoch: 19 [9600/50000 (19%)]</text:p>
          </table:table-cell>
          <table:table-cell office:value-type="string">
            <text:p>Loss: 0.047834</text:p>
          </table:table-cell>
        </table:table-row>
        <table:table-row table:style-name="ro2">
          <table:table-cell/>
          <table:table-cell office:value-type="string">
            <text:p>Train Epoch: 19 [19200/50000 (38%)]</text:p>
          </table:table-cell>
          <table:table-cell office:value-type="string">
            <text:p>Loss: 0.057217</text:p>
          </table:table-cell>
        </table:table-row>
        <table:table-row table:style-name="ro2">
          <table:table-cell/>
          <table:table-cell office:value-type="string">
            <text:p>Train Epoch: 19 [28800/50000 (58%)]</text:p>
          </table:table-cell>
          <table:table-cell office:value-type="string">
            <text:p>Loss: 0.125247</text:p>
          </table:table-cell>
        </table:table-row>
        <table:table-row table:style-name="ro2">
          <table:table-cell/>
          <table:table-cell office:value-type="string">
            <text:p>Train Epoch: 19 [38400/50000 (77%)]</text:p>
          </table:table-cell>
          <table:table-cell office:value-type="string">
            <text:p>Loss: 0.109222</text:p>
          </table:table-cell>
        </table:table-row>
        <table:table-row table:style-name="ro2">
          <table:table-cell/>
          <table:table-cell office:value-type="string">
            <text:p>Train Epoch: 19 [48000/50000 (96%)]</text:p>
          </table:table-cell>
          <table:table-cell office:value-type="string">
            <text:p>Loss: 0.09426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9 [0/50000 (0%)]</text:p>
          </table:table-cell>
          <table:table-cell office:value-type="string">
            <text:p>Loss: 0.030861</text:p>
          </table:table-cell>
        </table:table-row>
        <table:table-row table:style-name="ro2">
          <table:table-cell/>
          <table:table-cell office:value-type="string">
            <text:p>Train Epoch: 19 [9600/50000 (19%)]</text:p>
          </table:table-cell>
          <table:table-cell office:value-type="string">
            <text:p>Loss: 0.059136</text:p>
          </table:table-cell>
        </table:table-row>
        <table:table-row table:style-name="ro2">
          <table:table-cell/>
          <table:table-cell office:value-type="string">
            <text:p>Train Epoch: 19 [19200/50000 (38%)]</text:p>
          </table:table-cell>
          <table:table-cell office:value-type="string">
            <text:p>Loss: 0.045545</text:p>
          </table:table-cell>
        </table:table-row>
        <table:table-row table:style-name="ro2">
          <table:table-cell/>
          <table:table-cell office:value-type="string">
            <text:p>Train Epoch: 19 [28800/50000 (58%)]</text:p>
          </table:table-cell>
          <table:table-cell office:value-type="string">
            <text:p>Loss: 0.027762</text:p>
          </table:table-cell>
        </table:table-row>
        <table:table-row table:style-name="ro2">
          <table:table-cell/>
          <table:table-cell office:value-type="string">
            <text:p>Train Epoch: 19 [38400/50000 (77%)]</text:p>
          </table:table-cell>
          <table:table-cell office:value-type="string">
            <text:p>Loss: 0.078435</text:p>
          </table:table-cell>
        </table:table-row>
        <table:table-row table:style-name="ro2">
          <table:table-cell/>
          <table:table-cell office:value-type="string">
            <text:p>Train Epoch: 19 [48000/50000 (96%)]</text:p>
          </table:table-cell>
          <table:table-cell office:value-type="string">
            <text:p>Loss: 0.05884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9 [0/50000 (0%)]</text:p>
          </table:table-cell>
          <table:table-cell office:value-type="string">
            <text:p>Loss: 0.063035</text:p>
          </table:table-cell>
        </table:table-row>
        <table:table-row table:style-name="ro2">
          <table:table-cell/>
          <table:table-cell office:value-type="string">
            <text:p>Train Epoch: 19 [9600/50000 (19%)]</text:p>
          </table:table-cell>
          <table:table-cell office:value-type="string">
            <text:p>Loss: 0.054678</text:p>
          </table:table-cell>
        </table:table-row>
        <table:table-row table:style-name="ro2">
          <table:table-cell/>
          <table:table-cell office:value-type="string">
            <text:p>Train Epoch: 19 [19200/50000 (38%)]</text:p>
          </table:table-cell>
          <table:table-cell office:value-type="string">
            <text:p>Loss: 0.022445</text:p>
          </table:table-cell>
        </table:table-row>
        <table:table-row table:style-name="ro2">
          <table:table-cell/>
          <table:table-cell office:value-type="string">
            <text:p>Train Epoch: 19 [28800/50000 (58%)]</text:p>
          </table:table-cell>
          <table:table-cell office:value-type="string">
            <text:p>Loss: 0.131389</text:p>
          </table:table-cell>
        </table:table-row>
        <table:table-row table:style-name="ro2">
          <table:table-cell/>
          <table:table-cell office:value-type="string">
            <text:p>Train Epoch: 19 [38400/50000 (77%)]</text:p>
          </table:table-cell>
          <table:table-cell office:value-type="string">
            <text:p>Loss: 0.084376</text:p>
          </table:table-cell>
        </table:table-row>
        <table:table-row table:style-name="ro2">
          <table:table-cell/>
          <table:table-cell office:value-type="string">
            <text:p>Train Epoch: 19 [48000/50000 (96%)]</text:p>
          </table:table-cell>
          <table:table-cell office:value-type="string">
            <text:p>Loss: 0.06358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44/10000 (92.000%)</text:p>
          </table:table-cell>
          <table:table-cell office:value-type="string">
            <text:p>Loss: 27.50318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44/10000 (92.000%)</text:p>
          </table:table-cell>
          <table:table-cell office:value-type="string">
            <text:p>Loss: 27.503180</text:p>
          </table:table-cell>
        </table:table-row>
        <table:table-row table:style-name="ro2">
          <table:table-cell/>
          <table:table-cell office:value-type="string">
            <text:p>Train Epoch: 20 [0/50000 (0%)]</text:p>
          </table:table-cell>
          <table:table-cell office:value-type="string">
            <text:p>Loss: 0.023399</text:p>
          </table:table-cell>
        </table:table-row>
        <table:table-row table:style-name="ro2">
          <table:table-cell/>
          <table:table-cell office:value-type="string">
            <text:p>Train Epoch: 20 [9600/50000 (19%)]</text:p>
          </table:table-cell>
          <table:table-cell office:value-type="string">
            <text:p>Loss: 0.018666</text:p>
          </table:table-cell>
        </table:table-row>
        <table:table-row table:style-name="ro2">
          <table:table-cell/>
          <table:table-cell office:value-type="string">
            <text:p>Train Epoch: 20 [19200/50000 (38%)]</text:p>
          </table:table-cell>
          <table:table-cell office:value-type="string">
            <text:p>Loss: 0.046267</text:p>
          </table:table-cell>
        </table:table-row>
        <table:table-row table:style-name="ro2">
          <table:table-cell/>
          <table:table-cell office:value-type="string">
            <text:p>Train Epoch: 20 [28800/50000 (58%)]</text:p>
          </table:table-cell>
          <table:table-cell office:value-type="string">
            <text:p>Loss: 0.026676</text:p>
          </table:table-cell>
        </table:table-row>
        <table:table-row table:style-name="ro2">
          <table:table-cell/>
          <table:table-cell office:value-type="string">
            <text:p>Train Epoch: 20 [38400/50000 (77%)]</text:p>
          </table:table-cell>
          <table:table-cell office:value-type="string">
            <text:p>Loss: 0.027420</text:p>
          </table:table-cell>
        </table:table-row>
        <table:table-row table:style-name="ro2">
          <table:table-cell/>
          <table:table-cell office:value-type="string">
            <text:p>Train Epoch: 20 [48000/50000 (96%)]</text:p>
          </table:table-cell>
          <table:table-cell office:value-type="string">
            <text:p>Loss: 0.05069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0 [0/50000 (0%)]</text:p>
          </table:table-cell>
          <table:table-cell office:value-type="string">
            <text:p>Loss: 0.046153</text:p>
          </table:table-cell>
        </table:table-row>
        <table:table-row table:style-name="ro2">
          <table:table-cell/>
          <table:table-cell office:value-type="string">
            <text:p>Train Epoch: 20 [9600/50000 (19%)]</text:p>
          </table:table-cell>
          <table:table-cell office:value-type="string">
            <text:p>Loss: 0.086697</text:p>
          </table:table-cell>
        </table:table-row>
        <table:table-row table:style-name="ro2">
          <table:table-cell/>
          <table:table-cell office:value-type="string">
            <text:p>Train Epoch: 20 [19200/50000 (38%)]</text:p>
          </table:table-cell>
          <table:table-cell office:value-type="string">
            <text:p>Loss: 0.074220</text:p>
          </table:table-cell>
        </table:table-row>
        <table:table-row table:style-name="ro2">
          <table:table-cell/>
          <table:table-cell office:value-type="string">
            <text:p>Train Epoch: 20 [28800/50000 (58%)]</text:p>
          </table:table-cell>
          <table:table-cell office:value-type="string">
            <text:p>Loss: 0.022394</text:p>
          </table:table-cell>
        </table:table-row>
        <table:table-row table:style-name="ro2">
          <table:table-cell/>
          <table:table-cell office:value-type="string">
            <text:p>Train Epoch: 20 [38400/50000 (77%)]</text:p>
          </table:table-cell>
          <table:table-cell office:value-type="string">
            <text:p>Loss: 0.046464</text:p>
          </table:table-cell>
        </table:table-row>
        <table:table-row table:style-name="ro2">
          <table:table-cell/>
          <table:table-cell office:value-type="string">
            <text:p>Train Epoch: 20 [48000/50000 (96%)]</text:p>
          </table:table-cell>
          <table:table-cell office:value-type="string">
            <text:p>Loss: 0.02430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0 [0/50000 (0%)]</text:p>
          </table:table-cell>
          <table:table-cell office:value-type="string">
            <text:p>Loss: 0.078049</text:p>
          </table:table-cell>
        </table:table-row>
        <table:table-row table:style-name="ro2">
          <table:table-cell/>
          <table:table-cell office:value-type="string">
            <text:p>Train Epoch: 20 [9600/50000 (19%)]</text:p>
          </table:table-cell>
          <table:table-cell office:value-type="string">
            <text:p>Loss: 0.033950</text:p>
          </table:table-cell>
        </table:table-row>
        <table:table-row table:style-name="ro2">
          <table:table-cell/>
          <table:table-cell office:value-type="string">
            <text:p>Train Epoch: 20 [19200/50000 (38%)]</text:p>
          </table:table-cell>
          <table:table-cell office:value-type="string">
            <text:p>Loss: 0.062056</text:p>
          </table:table-cell>
        </table:table-row>
        <table:table-row table:style-name="ro2">
          <table:table-cell/>
          <table:table-cell office:value-type="string">
            <text:p>Train Epoch: 20 [28800/50000 (58%)]</text:p>
          </table:table-cell>
          <table:table-cell office:value-type="string">
            <text:p>Loss: 0.024065</text:p>
          </table:table-cell>
        </table:table-row>
        <table:table-row table:style-name="ro2">
          <table:table-cell/>
          <table:table-cell office:value-type="string">
            <text:p>Train Epoch: 20 [38400/50000 (77%)]</text:p>
          </table:table-cell>
          <table:table-cell office:value-type="string">
            <text:p>Loss: 0.016881</text:p>
          </table:table-cell>
        </table:table-row>
        <table:table-row table:style-name="ro2">
          <table:table-cell/>
          <table:table-cell office:value-type="string">
            <text:p>Train Epoch: 20 [48000/50000 (96%)]</text:p>
          </table:table-cell>
          <table:table-cell office:value-type="string">
            <text:p>Loss: 0.05622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49/10000 (92.000%)</text:p>
          </table:table-cell>
          <table:table-cell office:value-type="string">
            <text:p>Loss: 27.15941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49/10000 (92.000%)</text:p>
          </table:table-cell>
          <table:table-cell office:value-type="string">
            <text:p>Loss: 27.159416</text:p>
          </table:table-cell>
        </table:table-row>
        <table:table-row table:style-name="ro2">
          <table:table-cell/>
          <table:table-cell office:value-type="string">
            <text:p>Train Epoch: 21 [0/50000 (0%)]</text:p>
          </table:table-cell>
          <table:table-cell office:value-type="string">
            <text:p>Loss: 0.022968</text:p>
          </table:table-cell>
        </table:table-row>
        <table:table-row table:style-name="ro2">
          <table:table-cell/>
          <table:table-cell office:value-type="string">
            <text:p>Train Epoch: 21 [9600/50000 (19%)]</text:p>
          </table:table-cell>
          <table:table-cell office:value-type="string">
            <text:p>Loss: 0.034905</text:p>
          </table:table-cell>
        </table:table-row>
        <table:table-row table:style-name="ro2">
          <table:table-cell/>
          <table:table-cell office:value-type="string">
            <text:p>Train Epoch: 21 [19200/50000 (38%)]</text:p>
          </table:table-cell>
          <table:table-cell office:value-type="string">
            <text:p>Loss: 0.054807</text:p>
          </table:table-cell>
        </table:table-row>
        <table:table-row table:style-name="ro2">
          <table:table-cell/>
          <table:table-cell office:value-type="string">
            <text:p>Train Epoch: 21 [28800/50000 (58%)]</text:p>
          </table:table-cell>
          <table:table-cell office:value-type="string">
            <text:p>Loss: 0.017073</text:p>
          </table:table-cell>
        </table:table-row>
        <table:table-row table:style-name="ro2">
          <table:table-cell/>
          <table:table-cell office:value-type="string">
            <text:p>Train Epoch: 21 [38400/50000 (77%)]</text:p>
          </table:table-cell>
          <table:table-cell office:value-type="string">
            <text:p>Loss: 0.017130</text:p>
          </table:table-cell>
        </table:table-row>
        <table:table-row table:style-name="ro2">
          <table:table-cell/>
          <table:table-cell office:value-type="string">
            <text:p>Train Epoch: 21 [48000/50000 (96%)]</text:p>
          </table:table-cell>
          <table:table-cell office:value-type="string">
            <text:p>Loss: 0.08799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1 [0/50000 (0%)]</text:p>
          </table:table-cell>
          <table:table-cell office:value-type="string">
            <text:p>Loss: 0.023449</text:p>
          </table:table-cell>
        </table:table-row>
        <table:table-row table:style-name="ro2">
          <table:table-cell/>
          <table:table-cell office:value-type="string">
            <text:p>Train Epoch: 21 [9600/50000 (19%)]</text:p>
          </table:table-cell>
          <table:table-cell office:value-type="string">
            <text:p>Loss: 0.017585</text:p>
          </table:table-cell>
        </table:table-row>
        <table:table-row table:style-name="ro2">
          <table:table-cell/>
          <table:table-cell office:value-type="string">
            <text:p>Train Epoch: 21 [19200/50000 (38%)]</text:p>
          </table:table-cell>
          <table:table-cell office:value-type="string">
            <text:p>Loss: 0.024948</text:p>
          </table:table-cell>
        </table:table-row>
        <table:table-row table:style-name="ro2">
          <table:table-cell/>
          <table:table-cell office:value-type="string">
            <text:p>Train Epoch: 21 [28800/50000 (58%)]</text:p>
          </table:table-cell>
          <table:table-cell office:value-type="string">
            <text:p>Loss: 0.085508</text:p>
          </table:table-cell>
        </table:table-row>
        <table:table-row table:style-name="ro2">
          <table:table-cell/>
          <table:table-cell office:value-type="string">
            <text:p>Train Epoch: 21 [38400/50000 (77%)]</text:p>
          </table:table-cell>
          <table:table-cell office:value-type="string">
            <text:p>Loss: 0.042073</text:p>
          </table:table-cell>
        </table:table-row>
        <table:table-row table:style-name="ro2">
          <table:table-cell/>
          <table:table-cell office:value-type="string">
            <text:p>Train Epoch: 21 [48000/50000 (96%)]</text:p>
          </table:table-cell>
          <table:table-cell office:value-type="string">
            <text:p>Loss: 0.02279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1 [0/50000 (0%)]</text:p>
          </table:table-cell>
          <table:table-cell office:value-type="string">
            <text:p>Loss: 0.087436</text:p>
          </table:table-cell>
        </table:table-row>
        <table:table-row table:style-name="ro2">
          <table:table-cell/>
          <table:table-cell office:value-type="string">
            <text:p>Train Epoch: 21 [9600/50000 (19%)]</text:p>
          </table:table-cell>
          <table:table-cell office:value-type="string">
            <text:p>Loss: 0.043529</text:p>
          </table:table-cell>
        </table:table-row>
        <table:table-row table:style-name="ro2">
          <table:table-cell/>
          <table:table-cell office:value-type="string">
            <text:p>Train Epoch: 21 [19200/50000 (38%)]</text:p>
          </table:table-cell>
          <table:table-cell office:value-type="string">
            <text:p>Loss: 0.042521</text:p>
          </table:table-cell>
        </table:table-row>
        <table:table-row table:style-name="ro2">
          <table:table-cell/>
          <table:table-cell office:value-type="string">
            <text:p>Train Epoch: 21 [28800/50000 (58%)]</text:p>
          </table:table-cell>
          <table:table-cell office:value-type="string">
            <text:p>Loss: 0.033765</text:p>
          </table:table-cell>
        </table:table-row>
        <table:table-row table:style-name="ro2">
          <table:table-cell/>
          <table:table-cell office:value-type="string">
            <text:p>Train Epoch: 21 [38400/50000 (77%)]</text:p>
          </table:table-cell>
          <table:table-cell office:value-type="string">
            <text:p>Loss: 0.098790</text:p>
          </table:table-cell>
        </table:table-row>
        <table:table-row table:style-name="ro2">
          <table:table-cell/>
          <table:table-cell office:value-type="string">
            <text:p>Train Epoch: 21 [48000/50000 (96%)]</text:p>
          </table:table-cell>
          <table:table-cell office:value-type="string">
            <text:p>Loss: 0.04184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66/10000 (92.000%)</text:p>
          </table:table-cell>
          <table:table-cell office:value-type="string">
            <text:p>Loss: 23.57980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66/10000 (92.000%)</text:p>
          </table:table-cell>
          <table:table-cell office:value-type="string">
            <text:p>Loss: 23.579803</text:p>
          </table:table-cell>
        </table:table-row>
        <table:table-row table:style-name="ro2">
          <table:table-cell/>
          <table:table-cell office:value-type="string">
            <text:p>Train Epoch: 22 [0/50000 (0%)]</text:p>
          </table:table-cell>
          <table:table-cell office:value-type="string">
            <text:p>Loss: 0.025919</text:p>
          </table:table-cell>
        </table:table-row>
        <table:table-row table:style-name="ro2">
          <table:table-cell/>
          <table:table-cell office:value-type="string">
            <text:p>Train Epoch: 22 [9600/50000 (19%)]</text:p>
          </table:table-cell>
          <table:table-cell office:value-type="string">
            <text:p>Loss: 0.019507</text:p>
          </table:table-cell>
        </table:table-row>
        <table:table-row table:style-name="ro2">
          <table:table-cell/>
          <table:table-cell office:value-type="string">
            <text:p>Train Epoch: 22 [19200/50000 (38%)]</text:p>
          </table:table-cell>
          <table:table-cell office:value-type="string">
            <text:p>Loss: 0.107648</text:p>
          </table:table-cell>
        </table:table-row>
        <table:table-row table:style-name="ro2">
          <table:table-cell/>
          <table:table-cell office:value-type="string">
            <text:p>Train Epoch: 22 [28800/50000 (58%)]</text:p>
          </table:table-cell>
          <table:table-cell office:value-type="string">
            <text:p>Loss: 0.053944</text:p>
          </table:table-cell>
        </table:table-row>
        <table:table-row table:style-name="ro2">
          <table:table-cell/>
          <table:table-cell office:value-type="string">
            <text:p>Train Epoch: 22 [38400/50000 (77%)]</text:p>
          </table:table-cell>
          <table:table-cell office:value-type="string">
            <text:p>Loss: 0.102725</text:p>
          </table:table-cell>
        </table:table-row>
        <table:table-row table:style-name="ro2">
          <table:table-cell/>
          <table:table-cell office:value-type="string">
            <text:p>Train Epoch: 22 [48000/50000 (96%)]</text:p>
          </table:table-cell>
          <table:table-cell office:value-type="string">
            <text:p>Loss: 0.00916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2 [0/50000 (0%)]</text:p>
          </table:table-cell>
          <table:table-cell office:value-type="string">
            <text:p>Loss: 0.031578</text:p>
          </table:table-cell>
        </table:table-row>
        <table:table-row table:style-name="ro2">
          <table:table-cell/>
          <table:table-cell office:value-type="string">
            <text:p>Train Epoch: 22 [9600/50000 (19%)]</text:p>
          </table:table-cell>
          <table:table-cell office:value-type="string">
            <text:p>Loss: 0.009384</text:p>
          </table:table-cell>
        </table:table-row>
        <table:table-row table:style-name="ro2">
          <table:table-cell/>
          <table:table-cell office:value-type="string">
            <text:p>Train Epoch: 22 [19200/50000 (38%)]</text:p>
          </table:table-cell>
          <table:table-cell office:value-type="string">
            <text:p>Loss: 0.056104</text:p>
          </table:table-cell>
        </table:table-row>
        <table:table-row table:style-name="ro2">
          <table:table-cell/>
          <table:table-cell office:value-type="string">
            <text:p>Train Epoch: 22 [28800/50000 (58%)]</text:p>
          </table:table-cell>
          <table:table-cell office:value-type="string">
            <text:p>Loss: 0.054293</text:p>
          </table:table-cell>
        </table:table-row>
        <table:table-row table:style-name="ro2">
          <table:table-cell/>
          <table:table-cell office:value-type="string">
            <text:p>Train Epoch: 22 [38400/50000 (77%)]</text:p>
          </table:table-cell>
          <table:table-cell office:value-type="string">
            <text:p>Loss: 0.061570</text:p>
          </table:table-cell>
        </table:table-row>
        <table:table-row table:style-name="ro2">
          <table:table-cell/>
          <table:table-cell office:value-type="string">
            <text:p>Train Epoch: 22 [48000/50000 (96%)]</text:p>
          </table:table-cell>
          <table:table-cell office:value-type="string">
            <text:p>Loss: 0.05088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2 [0/50000 (0%)]</text:p>
          </table:table-cell>
          <table:table-cell office:value-type="string">
            <text:p>Loss: 0.041260</text:p>
          </table:table-cell>
        </table:table-row>
        <table:table-row table:style-name="ro2">
          <table:table-cell/>
          <table:table-cell office:value-type="string">
            <text:p>Train Epoch: 22 [9600/50000 (19%)]</text:p>
          </table:table-cell>
          <table:table-cell office:value-type="string">
            <text:p>Loss: 0.089491</text:p>
          </table:table-cell>
        </table:table-row>
        <table:table-row table:style-name="ro2">
          <table:table-cell/>
          <table:table-cell office:value-type="string">
            <text:p>Train Epoch: 22 [19200/50000 (38%)]</text:p>
          </table:table-cell>
          <table:table-cell office:value-type="string">
            <text:p>Loss: 0.059831</text:p>
          </table:table-cell>
        </table:table-row>
        <table:table-row table:style-name="ro2">
          <table:table-cell/>
          <table:table-cell office:value-type="string">
            <text:p>Train Epoch: 22 [28800/50000 (58%)]</text:p>
          </table:table-cell>
          <table:table-cell office:value-type="string">
            <text:p>Loss: 0.058569</text:p>
          </table:table-cell>
        </table:table-row>
        <table:table-row table:style-name="ro2">
          <table:table-cell/>
          <table:table-cell office:value-type="string">
            <text:p>Train Epoch: 22 [38400/50000 (77%)]</text:p>
          </table:table-cell>
          <table:table-cell office:value-type="string">
            <text:p>Loss: 0.051809</text:p>
          </table:table-cell>
        </table:table-row>
        <table:table-row table:style-name="ro2">
          <table:table-cell/>
          <table:table-cell office:value-type="string">
            <text:p>Train Epoch: 22 [48000/50000 (96%)]</text:p>
          </table:table-cell>
          <table:table-cell office:value-type="string">
            <text:p>Loss: 0.04106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10/10000 (92.000%)</text:p>
          </table:table-cell>
          <table:table-cell office:value-type="string">
            <text:p>Loss: 29.10076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10/10000 (92.000%)</text:p>
          </table:table-cell>
          <table:table-cell office:value-type="string">
            <text:p>Loss: 29.100769</text:p>
          </table:table-cell>
        </table:table-row>
        <table:table-row table:style-name="ro2">
          <table:table-cell/>
          <table:table-cell office:value-type="string">
            <text:p>Train Epoch: 23 [0/50000 (0%)]</text:p>
          </table:table-cell>
          <table:table-cell office:value-type="string">
            <text:p>Loss: 0.022465</text:p>
          </table:table-cell>
        </table:table-row>
        <table:table-row table:style-name="ro2">
          <table:table-cell/>
          <table:table-cell office:value-type="string">
            <text:p>Train Epoch: 23 [9600/50000 (19%)]</text:p>
          </table:table-cell>
          <table:table-cell office:value-type="string">
            <text:p>Loss: 0.064892</text:p>
          </table:table-cell>
        </table:table-row>
        <table:table-row table:style-name="ro2">
          <table:table-cell/>
          <table:table-cell office:value-type="string">
            <text:p>Train Epoch: 23 [19200/50000 (38%)]</text:p>
          </table:table-cell>
          <table:table-cell office:value-type="string">
            <text:p>Loss: 0.030755</text:p>
          </table:table-cell>
        </table:table-row>
        <table:table-row table:style-name="ro2">
          <table:table-cell/>
          <table:table-cell office:value-type="string">
            <text:p>Train Epoch: 23 [28800/50000 (58%)]</text:p>
          </table:table-cell>
          <table:table-cell office:value-type="string">
            <text:p>Loss: 0.021669</text:p>
          </table:table-cell>
        </table:table-row>
        <table:table-row table:style-name="ro2">
          <table:table-cell/>
          <table:table-cell office:value-type="string">
            <text:p>Train Epoch: 23 [38400/50000 (77%)]</text:p>
          </table:table-cell>
          <table:table-cell office:value-type="string">
            <text:p>Loss: 0.091433</text:p>
          </table:table-cell>
        </table:table-row>
        <table:table-row table:style-name="ro2">
          <table:table-cell/>
          <table:table-cell office:value-type="string">
            <text:p>Train Epoch: 23 [48000/50000 (96%)]</text:p>
          </table:table-cell>
          <table:table-cell office:value-type="string">
            <text:p>Loss: 0.05897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3 [0/50000 (0%)]</text:p>
          </table:table-cell>
          <table:table-cell office:value-type="string">
            <text:p>Loss: 0.010154</text:p>
          </table:table-cell>
        </table:table-row>
        <table:table-row table:style-name="ro2">
          <table:table-cell/>
          <table:table-cell office:value-type="string">
            <text:p>Train Epoch: 23 [9600/50000 (19%)]</text:p>
          </table:table-cell>
          <table:table-cell office:value-type="string">
            <text:p>Loss: 0.016390</text:p>
          </table:table-cell>
        </table:table-row>
        <table:table-row table:style-name="ro2">
          <table:table-cell/>
          <table:table-cell office:value-type="string">
            <text:p>Train Epoch: 23 [19200/50000 (38%)]</text:p>
          </table:table-cell>
          <table:table-cell office:value-type="string">
            <text:p>Loss: 0.025711</text:p>
          </table:table-cell>
        </table:table-row>
        <table:table-row table:style-name="ro2">
          <table:table-cell/>
          <table:table-cell office:value-type="string">
            <text:p>Train Epoch: 23 [28800/50000 (58%)]</text:p>
          </table:table-cell>
          <table:table-cell office:value-type="string">
            <text:p>Loss: 0.036706</text:p>
          </table:table-cell>
        </table:table-row>
        <table:table-row table:style-name="ro2">
          <table:table-cell/>
          <table:table-cell office:value-type="string">
            <text:p>Train Epoch: 23 [38400/50000 (77%)]</text:p>
          </table:table-cell>
          <table:table-cell office:value-type="string">
            <text:p>Loss: 0.110719</text:p>
          </table:table-cell>
        </table:table-row>
        <table:table-row table:style-name="ro2">
          <table:table-cell/>
          <table:table-cell office:value-type="string">
            <text:p>Train Epoch: 23 [48000/50000 (96%)]</text:p>
          </table:table-cell>
          <table:table-cell office:value-type="string">
            <text:p>Loss: 0.04601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3 [0/50000 (0%)]</text:p>
          </table:table-cell>
          <table:table-cell office:value-type="string">
            <text:p>Loss: 0.073544</text:p>
          </table:table-cell>
        </table:table-row>
        <table:table-row table:style-name="ro2">
          <table:table-cell/>
          <table:table-cell office:value-type="string">
            <text:p>Train Epoch: 23 [9600/50000 (19%)]</text:p>
          </table:table-cell>
          <table:table-cell office:value-type="string">
            <text:p>Loss: 0.089408</text:p>
          </table:table-cell>
        </table:table-row>
        <table:table-row table:style-name="ro2">
          <table:table-cell/>
          <table:table-cell office:value-type="string">
            <text:p>Train Epoch: 23 [19200/50000 (38%)]</text:p>
          </table:table-cell>
          <table:table-cell office:value-type="string">
            <text:p>Loss: 0.044477</text:p>
          </table:table-cell>
        </table:table-row>
        <table:table-row table:style-name="ro2">
          <table:table-cell/>
          <table:table-cell office:value-type="string">
            <text:p>Train Epoch: 23 [28800/50000 (58%)]</text:p>
          </table:table-cell>
          <table:table-cell office:value-type="string">
            <text:p>Loss: 0.031899</text:p>
          </table:table-cell>
        </table:table-row>
        <table:table-row table:style-name="ro2">
          <table:table-cell/>
          <table:table-cell office:value-type="string">
            <text:p>Train Epoch: 23 [38400/50000 (77%)]</text:p>
          </table:table-cell>
          <table:table-cell office:value-type="string">
            <text:p>Loss: 0.048203</text:p>
          </table:table-cell>
        </table:table-row>
        <table:table-row table:style-name="ro2">
          <table:table-cell/>
          <table:table-cell office:value-type="string">
            <text:p>Train Epoch: 23 [48000/50000 (96%)]</text:p>
          </table:table-cell>
          <table:table-cell office:value-type="string">
            <text:p>Loss: 0.14789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10/10000 (92.000%)</text:p>
          </table:table-cell>
          <table:table-cell office:value-type="string">
            <text:p>Loss: 25.81685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10/10000 (92.000%)</text:p>
          </table:table-cell>
          <table:table-cell office:value-type="string">
            <text:p>Loss: 25.816854</text:p>
          </table:table-cell>
        </table:table-row>
        <table:table-row table:style-name="ro2">
          <table:table-cell/>
          <table:table-cell office:value-type="string">
            <text:p>Train Epoch: 24 [0/50000 (0%)]</text:p>
          </table:table-cell>
          <table:table-cell office:value-type="string">
            <text:p>Loss: 0.049339</text:p>
          </table:table-cell>
        </table:table-row>
        <table:table-row table:style-name="ro2">
          <table:table-cell/>
          <table:table-cell office:value-type="string">
            <text:p>Train Epoch: 24 [9600/50000 (19%)]</text:p>
          </table:table-cell>
          <table:table-cell office:value-type="string">
            <text:p>Loss: 0.030310</text:p>
          </table:table-cell>
        </table:table-row>
        <table:table-row table:style-name="ro2">
          <table:table-cell/>
          <table:table-cell office:value-type="string">
            <text:p>Train Epoch: 24 [19200/50000 (38%)]</text:p>
          </table:table-cell>
          <table:table-cell office:value-type="string">
            <text:p>Loss: 0.037797</text:p>
          </table:table-cell>
        </table:table-row>
        <table:table-row table:style-name="ro2">
          <table:table-cell/>
          <table:table-cell office:value-type="string">
            <text:p>Train Epoch: 24 [28800/50000 (58%)]</text:p>
          </table:table-cell>
          <table:table-cell office:value-type="string">
            <text:p>Loss: 0.041389</text:p>
          </table:table-cell>
        </table:table-row>
        <table:table-row table:style-name="ro2">
          <table:table-cell/>
          <table:table-cell office:value-type="string">
            <text:p>Train Epoch: 24 [38400/50000 (77%)]</text:p>
          </table:table-cell>
          <table:table-cell office:value-type="string">
            <text:p>Loss: 0.030868</text:p>
          </table:table-cell>
        </table:table-row>
        <table:table-row table:style-name="ro2">
          <table:table-cell/>
          <table:table-cell office:value-type="string">
            <text:p>Train Epoch: 24 [48000/50000 (96%)]</text:p>
          </table:table-cell>
          <table:table-cell office:value-type="string">
            <text:p>Loss: 0.08066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4 [0/50000 (0%)]</text:p>
          </table:table-cell>
          <table:table-cell office:value-type="string">
            <text:p>Loss: 0.010842</text:p>
          </table:table-cell>
        </table:table-row>
        <table:table-row table:style-name="ro2">
          <table:table-cell/>
          <table:table-cell office:value-type="string">
            <text:p>Train Epoch: 24 [9600/50000 (19%)]</text:p>
          </table:table-cell>
          <table:table-cell office:value-type="string">
            <text:p>Loss: 0.037416</text:p>
          </table:table-cell>
        </table:table-row>
        <table:table-row table:style-name="ro2">
          <table:table-cell/>
          <table:table-cell office:value-type="string">
            <text:p>Train Epoch: 24 [19200/50000 (38%)]</text:p>
          </table:table-cell>
          <table:table-cell office:value-type="string">
            <text:p>Loss: 0.213952</text:p>
          </table:table-cell>
        </table:table-row>
        <table:table-row table:style-name="ro2">
          <table:table-cell/>
          <table:table-cell office:value-type="string">
            <text:p>Train Epoch: 24 [28800/50000 (58%)]</text:p>
          </table:table-cell>
          <table:table-cell office:value-type="string">
            <text:p>Loss: 0.053274</text:p>
          </table:table-cell>
        </table:table-row>
        <table:table-row table:style-name="ro2">
          <table:table-cell/>
          <table:table-cell office:value-type="string">
            <text:p>Train Epoch: 24 [38400/50000 (77%)]</text:p>
          </table:table-cell>
          <table:table-cell office:value-type="string">
            <text:p>Loss: 0.020520</text:p>
          </table:table-cell>
        </table:table-row>
        <table:table-row table:style-name="ro2">
          <table:table-cell/>
          <table:table-cell office:value-type="string">
            <text:p>Train Epoch: 24 [48000/50000 (96%)]</text:p>
          </table:table-cell>
          <table:table-cell office:value-type="string">
            <text:p>Loss: 0.05560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4 [0/50000 (0%)]</text:p>
          </table:table-cell>
          <table:table-cell office:value-type="string">
            <text:p>Loss: 0.072207</text:p>
          </table:table-cell>
        </table:table-row>
        <table:table-row table:style-name="ro2">
          <table:table-cell/>
          <table:table-cell office:value-type="string">
            <text:p>Train Epoch: 24 [9600/50000 (19%)]</text:p>
          </table:table-cell>
          <table:table-cell office:value-type="string">
            <text:p>Loss: 0.113784</text:p>
          </table:table-cell>
        </table:table-row>
        <table:table-row table:style-name="ro2">
          <table:table-cell/>
          <table:table-cell office:value-type="string">
            <text:p>Train Epoch: 24 [19200/50000 (38%)]</text:p>
          </table:table-cell>
          <table:table-cell office:value-type="string">
            <text:p>Loss: 0.064102</text:p>
          </table:table-cell>
        </table:table-row>
        <table:table-row table:style-name="ro2">
          <table:table-cell/>
          <table:table-cell office:value-type="string">
            <text:p>Train Epoch: 24 [28800/50000 (58%)]</text:p>
          </table:table-cell>
          <table:table-cell office:value-type="string">
            <text:p>Loss: 0.094070</text:p>
          </table:table-cell>
        </table:table-row>
        <table:table-row table:style-name="ro2">
          <table:table-cell/>
          <table:table-cell office:value-type="string">
            <text:p>Train Epoch: 24 [38400/50000 (77%)]</text:p>
          </table:table-cell>
          <table:table-cell office:value-type="string">
            <text:p>Loss: 0.039282</text:p>
          </table:table-cell>
        </table:table-row>
        <table:table-row table:style-name="ro2">
          <table:table-cell/>
          <table:table-cell office:value-type="string">
            <text:p>Train Epoch: 24 [48000/50000 (96%)]</text:p>
          </table:table-cell>
          <table:table-cell office:value-type="string">
            <text:p>Loss: 0.06235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45/10000 (92.000%)</text:p>
          </table:table-cell>
          <table:table-cell office:value-type="string">
            <text:p>Loss: 27.24181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45/10000 (92.000%)</text:p>
          </table:table-cell>
          <table:table-cell office:value-type="string">
            <text:p>Loss: 27.241812</text:p>
          </table:table-cell>
        </table:table-row>
        <table:table-row table:style-name="ro2">
          <table:table-cell/>
          <table:table-cell office:value-type="string">
            <text:p>Train Epoch: 25 [0/50000 (0%)]</text:p>
          </table:table-cell>
          <table:table-cell office:value-type="string">
            <text:p>Loss: 0.078255</text:p>
          </table:table-cell>
        </table:table-row>
        <table:table-row table:style-name="ro2">
          <table:table-cell/>
          <table:table-cell office:value-type="string">
            <text:p>Train Epoch: 25 [9600/50000 (19%)]</text:p>
          </table:table-cell>
          <table:table-cell office:value-type="string">
            <text:p>Loss: 0.048172</text:p>
          </table:table-cell>
        </table:table-row>
        <table:table-row table:style-name="ro2">
          <table:table-cell/>
          <table:table-cell office:value-type="string">
            <text:p>Train Epoch: 25 [19200/50000 (38%)]</text:p>
          </table:table-cell>
          <table:table-cell office:value-type="string">
            <text:p>Loss: 0.014274</text:p>
          </table:table-cell>
        </table:table-row>
        <table:table-row table:style-name="ro2">
          <table:table-cell/>
          <table:table-cell office:value-type="string">
            <text:p>Train Epoch: 25 [28800/50000 (58%)]</text:p>
          </table:table-cell>
          <table:table-cell office:value-type="string">
            <text:p>Loss: 0.039289</text:p>
          </table:table-cell>
        </table:table-row>
        <table:table-row table:style-name="ro2">
          <table:table-cell/>
          <table:table-cell office:value-type="string">
            <text:p>Train Epoch: 25 [38400/50000 (77%)]</text:p>
          </table:table-cell>
          <table:table-cell office:value-type="string">
            <text:p>Loss: 0.015335</text:p>
          </table:table-cell>
        </table:table-row>
        <table:table-row table:style-name="ro2">
          <table:table-cell/>
          <table:table-cell office:value-type="string">
            <text:p>Train Epoch: 25 [48000/50000 (96%)]</text:p>
          </table:table-cell>
          <table:table-cell office:value-type="string">
            <text:p>Loss: 0.03128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5 [0/50000 (0%)]</text:p>
          </table:table-cell>
          <table:table-cell office:value-type="string">
            <text:p>Loss: 0.014700</text:p>
          </table:table-cell>
        </table:table-row>
        <table:table-row table:style-name="ro2">
          <table:table-cell/>
          <table:table-cell office:value-type="string">
            <text:p>Train Epoch: 25 [9600/50000 (19%)]</text:p>
          </table:table-cell>
          <table:table-cell office:value-type="string">
            <text:p>Loss: 0.063745</text:p>
          </table:table-cell>
        </table:table-row>
        <table:table-row table:style-name="ro2">
          <table:table-cell/>
          <table:table-cell office:value-type="string">
            <text:p>Train Epoch: 25 [19200/50000 (38%)]</text:p>
          </table:table-cell>
          <table:table-cell office:value-type="string">
            <text:p>Loss: 0.025145</text:p>
          </table:table-cell>
        </table:table-row>
        <table:table-row table:style-name="ro2">
          <table:table-cell/>
          <table:table-cell office:value-type="string">
            <text:p>Train Epoch: 25 [28800/50000 (58%)]</text:p>
          </table:table-cell>
          <table:table-cell office:value-type="string">
            <text:p>Loss: 0.011289</text:p>
          </table:table-cell>
        </table:table-row>
        <table:table-row table:style-name="ro2">
          <table:table-cell/>
          <table:table-cell office:value-type="string">
            <text:p>Train Epoch: 25 [38400/50000 (77%)]</text:p>
          </table:table-cell>
          <table:table-cell office:value-type="string">
            <text:p>Loss: 0.102525</text:p>
          </table:table-cell>
        </table:table-row>
        <table:table-row table:style-name="ro2">
          <table:table-cell/>
          <table:table-cell office:value-type="string">
            <text:p>Train Epoch: 25 [48000/50000 (96%)]</text:p>
          </table:table-cell>
          <table:table-cell office:value-type="string">
            <text:p>Loss: 0.07457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5 [0/50000 (0%)]</text:p>
          </table:table-cell>
          <table:table-cell office:value-type="string">
            <text:p>Loss: 0.022520</text:p>
          </table:table-cell>
        </table:table-row>
        <table:table-row table:style-name="ro2">
          <table:table-cell/>
          <table:table-cell office:value-type="string">
            <text:p>Train Epoch: 25 [9600/50000 (19%)]</text:p>
          </table:table-cell>
          <table:table-cell office:value-type="string">
            <text:p>Loss: 0.021486</text:p>
          </table:table-cell>
        </table:table-row>
        <table:table-row table:style-name="ro2">
          <table:table-cell/>
          <table:table-cell office:value-type="string">
            <text:p>Train Epoch: 25 [19200/50000 (38%)]</text:p>
          </table:table-cell>
          <table:table-cell office:value-type="string">
            <text:p>Loss: 0.013595</text:p>
          </table:table-cell>
        </table:table-row>
        <table:table-row table:style-name="ro2">
          <table:table-cell/>
          <table:table-cell office:value-type="string">
            <text:p>Train Epoch: 25 [28800/50000 (58%)]</text:p>
          </table:table-cell>
          <table:table-cell office:value-type="string">
            <text:p>Loss: 0.030665</text:p>
          </table:table-cell>
        </table:table-row>
        <table:table-row table:style-name="ro2">
          <table:table-cell/>
          <table:table-cell office:value-type="string">
            <text:p>Train Epoch: 25 [38400/50000 (77%)]</text:p>
          </table:table-cell>
          <table:table-cell office:value-type="string">
            <text:p>Loss: 0.031255</text:p>
          </table:table-cell>
        </table:table-row>
        <table:table-row table:style-name="ro2">
          <table:table-cell/>
          <table:table-cell office:value-type="string">
            <text:p>Train Epoch: 25 [48000/50000 (96%)]</text:p>
          </table:table-cell>
          <table:table-cell office:value-type="string">
            <text:p>Loss: 0.12101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08/10000 (92.000%)</text:p>
          </table:table-cell>
          <table:table-cell office:value-type="string">
            <text:p>Loss: 27.30435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08/10000 (92.000%)</text:p>
          </table:table-cell>
          <table:table-cell office:value-type="string">
            <text:p>Loss: 27.304358</text:p>
          </table:table-cell>
        </table:table-row>
        <table:table-row table:style-name="ro2">
          <table:table-cell/>
          <table:table-cell office:value-type="string">
            <text:p>Train Epoch: 26 [0/50000 (0%)]</text:p>
          </table:table-cell>
          <table:table-cell office:value-type="string">
            <text:p>Loss: 0.045904</text:p>
          </table:table-cell>
        </table:table-row>
        <table:table-row table:style-name="ro2">
          <table:table-cell/>
          <table:table-cell office:value-type="string">
            <text:p>Train Epoch: 26 [9600/50000 (19%)]</text:p>
          </table:table-cell>
          <table:table-cell office:value-type="string">
            <text:p>Loss: 0.078856</text:p>
          </table:table-cell>
        </table:table-row>
        <table:table-row table:style-name="ro2">
          <table:table-cell/>
          <table:table-cell office:value-type="string">
            <text:p>Train Epoch: 26 [19200/50000 (38%)]</text:p>
          </table:table-cell>
          <table:table-cell office:value-type="string">
            <text:p>Loss: 0.057849</text:p>
          </table:table-cell>
        </table:table-row>
        <table:table-row table:style-name="ro2">
          <table:table-cell/>
          <table:table-cell office:value-type="string">
            <text:p>Train Epoch: 26 [28800/50000 (58%)]</text:p>
          </table:table-cell>
          <table:table-cell office:value-type="string">
            <text:p>Loss: 0.029952</text:p>
          </table:table-cell>
        </table:table-row>
        <table:table-row table:style-name="ro2">
          <table:table-cell/>
          <table:table-cell office:value-type="string">
            <text:p>Train Epoch: 26 [38400/50000 (77%)]</text:p>
          </table:table-cell>
          <table:table-cell office:value-type="string">
            <text:p>Loss: 0.055151</text:p>
          </table:table-cell>
        </table:table-row>
        <table:table-row table:style-name="ro2">
          <table:table-cell/>
          <table:table-cell office:value-type="string">
            <text:p>Train Epoch: 26 [48000/50000 (96%)]</text:p>
          </table:table-cell>
          <table:table-cell office:value-type="string">
            <text:p>Loss: 0.04779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6 [0/50000 (0%)]</text:p>
          </table:table-cell>
          <table:table-cell office:value-type="string">
            <text:p>Loss: 0.027483</text:p>
          </table:table-cell>
        </table:table-row>
        <table:table-row table:style-name="ro2">
          <table:table-cell/>
          <table:table-cell office:value-type="string">
            <text:p>Train Epoch: 26 [9600/50000 (19%)]</text:p>
          </table:table-cell>
          <table:table-cell office:value-type="string">
            <text:p>Loss: 0.026986</text:p>
          </table:table-cell>
        </table:table-row>
        <table:table-row table:style-name="ro2">
          <table:table-cell/>
          <table:table-cell office:value-type="string">
            <text:p>Train Epoch: 26 [19200/50000 (38%)]</text:p>
          </table:table-cell>
          <table:table-cell office:value-type="string">
            <text:p>Loss: 0.040621</text:p>
          </table:table-cell>
        </table:table-row>
        <table:table-row table:style-name="ro2">
          <table:table-cell/>
          <table:table-cell office:value-type="string">
            <text:p>Train Epoch: 26 [28800/50000 (58%)]</text:p>
          </table:table-cell>
          <table:table-cell office:value-type="string">
            <text:p>Loss: 0.089526</text:p>
          </table:table-cell>
        </table:table-row>
        <table:table-row table:style-name="ro2">
          <table:table-cell/>
          <table:table-cell office:value-type="string">
            <text:p>Train Epoch: 26 [38400/50000 (77%)]</text:p>
          </table:table-cell>
          <table:table-cell office:value-type="string">
            <text:p>Loss: 0.021191</text:p>
          </table:table-cell>
        </table:table-row>
        <table:table-row table:style-name="ro2">
          <table:table-cell/>
          <table:table-cell office:value-type="string">
            <text:p>Train Epoch: 26 [48000/50000 (96%)]</text:p>
          </table:table-cell>
          <table:table-cell office:value-type="string">
            <text:p>Loss: 0.13397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6 [0/50000 (0%)]</text:p>
          </table:table-cell>
          <table:table-cell office:value-type="string">
            <text:p>Loss: 0.024335</text:p>
          </table:table-cell>
        </table:table-row>
        <table:table-row table:style-name="ro2">
          <table:table-cell/>
          <table:table-cell office:value-type="string">
            <text:p>Train Epoch: 26 [9600/50000 (19%)]</text:p>
          </table:table-cell>
          <table:table-cell office:value-type="string">
            <text:p>Loss: 0.024129</text:p>
          </table:table-cell>
        </table:table-row>
        <table:table-row table:style-name="ro2">
          <table:table-cell/>
          <table:table-cell office:value-type="string">
            <text:p>Train Epoch: 26 [19200/50000 (38%)]</text:p>
          </table:table-cell>
          <table:table-cell office:value-type="string">
            <text:p>Loss: 0.017190</text:p>
          </table:table-cell>
        </table:table-row>
        <table:table-row table:style-name="ro2">
          <table:table-cell/>
          <table:table-cell office:value-type="string">
            <text:p>Train Epoch: 26 [28800/50000 (58%)]</text:p>
          </table:table-cell>
          <table:table-cell office:value-type="string">
            <text:p>Loss: 0.021546</text:p>
          </table:table-cell>
        </table:table-row>
        <table:table-row table:style-name="ro2">
          <table:table-cell/>
          <table:table-cell office:value-type="string">
            <text:p>Train Epoch: 26 [38400/50000 (77%)]</text:p>
          </table:table-cell>
          <table:table-cell office:value-type="string">
            <text:p>Loss: 0.035161</text:p>
          </table:table-cell>
        </table:table-row>
        <table:table-row table:style-name="ro2">
          <table:table-cell/>
          <table:table-cell office:value-type="string">
            <text:p>Train Epoch: 26 [48000/50000 (96%)]</text:p>
          </table:table-cell>
          <table:table-cell office:value-type="string">
            <text:p>Loss: 0.01850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58/10000 (91.000%)</text:p>
          </table:table-cell>
          <table:table-cell office:value-type="string">
            <text:p>Loss: 33.13829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58/10000 (91.000%)</text:p>
          </table:table-cell>
          <table:table-cell office:value-type="string">
            <text:p>Loss: 33.138298</text:p>
          </table:table-cell>
        </table:table-row>
        <table:table-row table:style-name="ro2">
          <table:table-cell/>
          <table:table-cell office:value-type="string">
            <text:p>Train Epoch: 27 [0/50000 (0%)]</text:p>
          </table:table-cell>
          <table:table-cell office:value-type="string">
            <text:p>Loss: 0.114141</text:p>
          </table:table-cell>
        </table:table-row>
        <table:table-row table:style-name="ro2">
          <table:table-cell/>
          <table:table-cell office:value-type="string">
            <text:p>Train Epoch: 27 [9600/50000 (19%)]</text:p>
          </table:table-cell>
          <table:table-cell office:value-type="string">
            <text:p>Loss: 0.099356</text:p>
          </table:table-cell>
        </table:table-row>
        <table:table-row table:style-name="ro2">
          <table:table-cell/>
          <table:table-cell office:value-type="string">
            <text:p>Train Epoch: 27 [19200/50000 (38%)]</text:p>
          </table:table-cell>
          <table:table-cell office:value-type="string">
            <text:p>Loss: 0.010131</text:p>
          </table:table-cell>
        </table:table-row>
        <table:table-row table:style-name="ro2">
          <table:table-cell/>
          <table:table-cell office:value-type="string">
            <text:p>Train Epoch: 27 [28800/50000 (58%)]</text:p>
          </table:table-cell>
          <table:table-cell office:value-type="string">
            <text:p>Loss: 0.029024</text:p>
          </table:table-cell>
        </table:table-row>
        <table:table-row table:style-name="ro2">
          <table:table-cell/>
          <table:table-cell office:value-type="string">
            <text:p>Train Epoch: 27 [38400/50000 (77%)]</text:p>
          </table:table-cell>
          <table:table-cell office:value-type="string">
            <text:p>Loss: 0.008058</text:p>
          </table:table-cell>
        </table:table-row>
        <table:table-row table:style-name="ro2">
          <table:table-cell/>
          <table:table-cell office:value-type="string">
            <text:p>Train Epoch: 27 [48000/50000 (96%)]</text:p>
          </table:table-cell>
          <table:table-cell office:value-type="string">
            <text:p>Loss: 0.02850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7 [0/50000 (0%)]</text:p>
          </table:table-cell>
          <table:table-cell office:value-type="string">
            <text:p>Loss: 0.050032</text:p>
          </table:table-cell>
        </table:table-row>
        <table:table-row table:style-name="ro2">
          <table:table-cell/>
          <table:table-cell office:value-type="string">
            <text:p>Train Epoch: 27 [9600/50000 (19%)]</text:p>
          </table:table-cell>
          <table:table-cell office:value-type="string">
            <text:p>Loss: 0.015182</text:p>
          </table:table-cell>
        </table:table-row>
        <table:table-row table:style-name="ro2">
          <table:table-cell/>
          <table:table-cell office:value-type="string">
            <text:p>Train Epoch: 27 [19200/50000 (38%)]</text:p>
          </table:table-cell>
          <table:table-cell office:value-type="string">
            <text:p>Loss: 0.040834</text:p>
          </table:table-cell>
        </table:table-row>
        <table:table-row table:style-name="ro2">
          <table:table-cell/>
          <table:table-cell office:value-type="string">
            <text:p>Train Epoch: 27 [28800/50000 (58%)]</text:p>
          </table:table-cell>
          <table:table-cell office:value-type="string">
            <text:p>Loss: 0.013967</text:p>
          </table:table-cell>
        </table:table-row>
        <table:table-row table:style-name="ro2">
          <table:table-cell/>
          <table:table-cell office:value-type="string">
            <text:p>Train Epoch: 27 [38400/50000 (77%)]</text:p>
          </table:table-cell>
          <table:table-cell office:value-type="string">
            <text:p>Loss: 0.236297</text:p>
          </table:table-cell>
        </table:table-row>
        <table:table-row table:style-name="ro2">
          <table:table-cell/>
          <table:table-cell office:value-type="string">
            <text:p>Train Epoch: 27 [48000/50000 (96%)]</text:p>
          </table:table-cell>
          <table:table-cell office:value-type="string">
            <text:p>Loss: 0.02849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7 [0/50000 (0%)]</text:p>
          </table:table-cell>
          <table:table-cell office:value-type="string">
            <text:p>Loss: 0.045258</text:p>
          </table:table-cell>
        </table:table-row>
        <table:table-row table:style-name="ro2">
          <table:table-cell/>
          <table:table-cell office:value-type="string">
            <text:p>Train Epoch: 27 [9600/50000 (19%)]</text:p>
          </table:table-cell>
          <table:table-cell office:value-type="string">
            <text:p>Loss: 0.005287</text:p>
          </table:table-cell>
        </table:table-row>
        <table:table-row table:style-name="ro2">
          <table:table-cell/>
          <table:table-cell office:value-type="string">
            <text:p>Train Epoch: 27 [19200/50000 (38%)]</text:p>
          </table:table-cell>
          <table:table-cell office:value-type="string">
            <text:p>Loss: 0.039911</text:p>
          </table:table-cell>
        </table:table-row>
        <table:table-row table:style-name="ro2">
          <table:table-cell/>
          <table:table-cell office:value-type="string">
            <text:p>Train Epoch: 27 [28800/50000 (58%)]</text:p>
          </table:table-cell>
          <table:table-cell office:value-type="string">
            <text:p>Loss: 0.014725</text:p>
          </table:table-cell>
        </table:table-row>
        <table:table-row table:style-name="ro2">
          <table:table-cell/>
          <table:table-cell office:value-type="string">
            <text:p>Train Epoch: 27 [38400/50000 (77%)]</text:p>
          </table:table-cell>
          <table:table-cell office:value-type="string">
            <text:p>Loss: 0.031264</text:p>
          </table:table-cell>
        </table:table-row>
        <table:table-row table:style-name="ro2">
          <table:table-cell/>
          <table:table-cell office:value-type="string">
            <text:p>Train Epoch: 27 [48000/50000 (96%)]</text:p>
          </table:table-cell>
          <table:table-cell office:value-type="string">
            <text:p>Loss: 0.02234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69/10000 (92.000%)</text:p>
          </table:table-cell>
          <table:table-cell office:value-type="string">
            <text:p>Loss: 28.86703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69/10000 (92.000%)</text:p>
          </table:table-cell>
          <table:table-cell office:value-type="string">
            <text:p>Loss: 28.867031</text:p>
          </table:table-cell>
        </table:table-row>
        <table:table-row table:style-name="ro2">
          <table:table-cell/>
          <table:table-cell office:value-type="string">
            <text:p>Train Epoch: 28 [0/50000 (0%)]</text:p>
          </table:table-cell>
          <table:table-cell office:value-type="string">
            <text:p>Loss: 0.021294</text:p>
          </table:table-cell>
        </table:table-row>
        <table:table-row table:style-name="ro2">
          <table:table-cell/>
          <table:table-cell office:value-type="string">
            <text:p>Train Epoch: 28 [9600/50000 (19%)]</text:p>
          </table:table-cell>
          <table:table-cell office:value-type="string">
            <text:p>Loss: 0.072067</text:p>
          </table:table-cell>
        </table:table-row>
        <table:table-row table:style-name="ro2">
          <table:table-cell/>
          <table:table-cell office:value-type="string">
            <text:p>Train Epoch: 28 [19200/50000 (38%)]</text:p>
          </table:table-cell>
          <table:table-cell office:value-type="string">
            <text:p>Loss: 0.015824</text:p>
          </table:table-cell>
        </table:table-row>
        <table:table-row table:style-name="ro2">
          <table:table-cell/>
          <table:table-cell office:value-type="string">
            <text:p>Train Epoch: 28 [28800/50000 (58%)]</text:p>
          </table:table-cell>
          <table:table-cell office:value-type="string">
            <text:p>Loss: 0.055298</text:p>
          </table:table-cell>
        </table:table-row>
        <table:table-row table:style-name="ro2">
          <table:table-cell/>
          <table:table-cell office:value-type="string">
            <text:p>Train Epoch: 28 [38400/50000 (77%)]</text:p>
          </table:table-cell>
          <table:table-cell office:value-type="string">
            <text:p>Loss: 0.017795</text:p>
          </table:table-cell>
        </table:table-row>
        <table:table-row table:style-name="ro2">
          <table:table-cell/>
          <table:table-cell office:value-type="string">
            <text:p>Train Epoch: 28 [48000/50000 (96%)]</text:p>
          </table:table-cell>
          <table:table-cell office:value-type="string">
            <text:p>Loss: 0.03381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8 [0/50000 (0%)]</text:p>
          </table:table-cell>
          <table:table-cell office:value-type="string">
            <text:p>Loss: 0.031464</text:p>
          </table:table-cell>
        </table:table-row>
        <table:table-row table:style-name="ro2">
          <table:table-cell/>
          <table:table-cell office:value-type="string">
            <text:p>Train Epoch: 28 [9600/50000 (19%)]</text:p>
          </table:table-cell>
          <table:table-cell office:value-type="string">
            <text:p>Loss: 0.033693</text:p>
          </table:table-cell>
        </table:table-row>
        <table:table-row table:style-name="ro2">
          <table:table-cell/>
          <table:table-cell office:value-type="string">
            <text:p>Train Epoch: 28 [19200/50000 (38%)]</text:p>
          </table:table-cell>
          <table:table-cell office:value-type="string">
            <text:p>Loss: 0.044094</text:p>
          </table:table-cell>
        </table:table-row>
        <table:table-row table:style-name="ro2">
          <table:table-cell/>
          <table:table-cell office:value-type="string">
            <text:p>Train Epoch: 28 [28800/50000 (58%)]</text:p>
          </table:table-cell>
          <table:table-cell office:value-type="string">
            <text:p>Loss: 0.028089</text:p>
          </table:table-cell>
        </table:table-row>
        <table:table-row table:style-name="ro2">
          <table:table-cell/>
          <table:table-cell office:value-type="string">
            <text:p>Train Epoch: 28 [38400/50000 (77%)]</text:p>
          </table:table-cell>
          <table:table-cell office:value-type="string">
            <text:p>Loss: 0.056053</text:p>
          </table:table-cell>
        </table:table-row>
        <table:table-row table:style-name="ro2">
          <table:table-cell/>
          <table:table-cell office:value-type="string">
            <text:p>Train Epoch: 28 [48000/50000 (96%)]</text:p>
          </table:table-cell>
          <table:table-cell office:value-type="string">
            <text:p>Loss: 0.08284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8 [0/50000 (0%)]</text:p>
          </table:table-cell>
          <table:table-cell office:value-type="string">
            <text:p>Loss: 0.023268</text:p>
          </table:table-cell>
        </table:table-row>
        <table:table-row table:style-name="ro2">
          <table:table-cell/>
          <table:table-cell office:value-type="string">
            <text:p>Train Epoch: 28 [9600/50000 (19%)]</text:p>
          </table:table-cell>
          <table:table-cell office:value-type="string">
            <text:p>Loss: 0.028581</text:p>
          </table:table-cell>
        </table:table-row>
        <table:table-row table:style-name="ro2">
          <table:table-cell/>
          <table:table-cell office:value-type="string">
            <text:p>Train Epoch: 28 [19200/50000 (38%)]</text:p>
          </table:table-cell>
          <table:table-cell office:value-type="string">
            <text:p>Loss: 0.011495</text:p>
          </table:table-cell>
        </table:table-row>
        <table:table-row table:style-name="ro2">
          <table:table-cell/>
          <table:table-cell office:value-type="string">
            <text:p>Train Epoch: 28 [28800/50000 (58%)]</text:p>
          </table:table-cell>
          <table:table-cell office:value-type="string">
            <text:p>Loss: 0.011940</text:p>
          </table:table-cell>
        </table:table-row>
        <table:table-row table:style-name="ro2">
          <table:table-cell/>
          <table:table-cell office:value-type="string">
            <text:p>Train Epoch: 28 [38400/50000 (77%)]</text:p>
          </table:table-cell>
          <table:table-cell office:value-type="string">
            <text:p>Loss: 0.095890</text:p>
          </table:table-cell>
        </table:table-row>
        <table:table-row table:style-name="ro2">
          <table:table-cell/>
          <table:table-cell office:value-type="string">
            <text:p>Train Epoch: 28 [48000/50000 (96%)]</text:p>
          </table:table-cell>
          <table:table-cell office:value-type="string">
            <text:p>Loss: 0.01927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45/10000 (92.000%)</text:p>
          </table:table-cell>
          <table:table-cell office:value-type="string">
            <text:p>Loss: 27.78974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45/10000 (92.000%)</text:p>
          </table:table-cell>
          <table:table-cell office:value-type="string">
            <text:p>Loss: 27.789745</text:p>
          </table:table-cell>
        </table:table-row>
        <table:table-row table:style-name="ro2">
          <table:table-cell/>
          <table:table-cell office:value-type="string">
            <text:p>Train Epoch: 29 [0/50000 (0%)]</text:p>
          </table:table-cell>
          <table:table-cell office:value-type="string">
            <text:p>Loss: 0.060893</text:p>
          </table:table-cell>
        </table:table-row>
        <table:table-row table:style-name="ro2">
          <table:table-cell/>
          <table:table-cell office:value-type="string">
            <text:p>Train Epoch: 29 [9600/50000 (19%)]</text:p>
          </table:table-cell>
          <table:table-cell office:value-type="string">
            <text:p>Loss: 0.030538</text:p>
          </table:table-cell>
        </table:table-row>
        <table:table-row table:style-name="ro2">
          <table:table-cell/>
          <table:table-cell office:value-type="string">
            <text:p>Train Epoch: 29 [19200/50000 (38%)]</text:p>
          </table:table-cell>
          <table:table-cell office:value-type="string">
            <text:p>Loss: 0.111444</text:p>
          </table:table-cell>
        </table:table-row>
        <table:table-row table:style-name="ro2">
          <table:table-cell/>
          <table:table-cell office:value-type="string">
            <text:p>Train Epoch: 29 [28800/50000 (58%)]</text:p>
          </table:table-cell>
          <table:table-cell office:value-type="string">
            <text:p>Loss: 0.020099</text:p>
          </table:table-cell>
        </table:table-row>
        <table:table-row table:style-name="ro2">
          <table:table-cell/>
          <table:table-cell office:value-type="string">
            <text:p>Train Epoch: 29 [38400/50000 (77%)]</text:p>
          </table:table-cell>
          <table:table-cell office:value-type="string">
            <text:p>Loss: 0.060919</text:p>
          </table:table-cell>
        </table:table-row>
        <table:table-row table:style-name="ro2">
          <table:table-cell/>
          <table:table-cell office:value-type="string">
            <text:p>Train Epoch: 29 [48000/50000 (96%)]</text:p>
          </table:table-cell>
          <table:table-cell office:value-type="string">
            <text:p>Loss: 0.07900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9 [0/50000 (0%)]</text:p>
          </table:table-cell>
          <table:table-cell office:value-type="string">
            <text:p>Loss: 0.081006</text:p>
          </table:table-cell>
        </table:table-row>
        <table:table-row table:style-name="ro2">
          <table:table-cell/>
          <table:table-cell office:value-type="string">
            <text:p>Train Epoch: 29 [9600/50000 (19%)]</text:p>
          </table:table-cell>
          <table:table-cell office:value-type="string">
            <text:p>Loss: 0.049592</text:p>
          </table:table-cell>
        </table:table-row>
        <table:table-row table:style-name="ro2">
          <table:table-cell/>
          <table:table-cell office:value-type="string">
            <text:p>Train Epoch: 29 [19200/50000 (38%)]</text:p>
          </table:table-cell>
          <table:table-cell office:value-type="string">
            <text:p>Loss: 0.010611</text:p>
          </table:table-cell>
        </table:table-row>
        <table:table-row table:style-name="ro2">
          <table:table-cell/>
          <table:table-cell office:value-type="string">
            <text:p>Train Epoch: 29 [28800/50000 (58%)]</text:p>
          </table:table-cell>
          <table:table-cell office:value-type="string">
            <text:p>Loss: 0.009867</text:p>
          </table:table-cell>
        </table:table-row>
        <table:table-row table:style-name="ro2">
          <table:table-cell/>
          <table:table-cell office:value-type="string">
            <text:p>Train Epoch: 29 [38400/50000 (77%)]</text:p>
          </table:table-cell>
          <table:table-cell office:value-type="string">
            <text:p>Loss: 0.018260</text:p>
          </table:table-cell>
        </table:table-row>
        <table:table-row table:style-name="ro2">
          <table:table-cell/>
          <table:table-cell office:value-type="string">
            <text:p>Train Epoch: 29 [48000/50000 (96%)]</text:p>
          </table:table-cell>
          <table:table-cell office:value-type="string">
            <text:p>Loss: 0.08569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9 [0/50000 (0%)]</text:p>
          </table:table-cell>
          <table:table-cell office:value-type="string">
            <text:p>Loss: 0.045729</text:p>
          </table:table-cell>
        </table:table-row>
        <table:table-row table:style-name="ro2">
          <table:table-cell/>
          <table:table-cell office:value-type="string">
            <text:p>Train Epoch: 29 [9600/50000 (19%)]</text:p>
          </table:table-cell>
          <table:table-cell office:value-type="string">
            <text:p>Loss: 0.011596</text:p>
          </table:table-cell>
        </table:table-row>
        <table:table-row table:style-name="ro2">
          <table:table-cell/>
          <table:table-cell office:value-type="string">
            <text:p>Train Epoch: 29 [19200/50000 (38%)]</text:p>
          </table:table-cell>
          <table:table-cell office:value-type="string">
            <text:p>Loss: 0.029341</text:p>
          </table:table-cell>
        </table:table-row>
        <table:table-row table:style-name="ro2">
          <table:table-cell/>
          <table:table-cell office:value-type="string">
            <text:p>Train Epoch: 29 [28800/50000 (58%)]</text:p>
          </table:table-cell>
          <table:table-cell office:value-type="string">
            <text:p>Loss: 0.038632</text:p>
          </table:table-cell>
        </table:table-row>
        <table:table-row table:style-name="ro2">
          <table:table-cell/>
          <table:table-cell office:value-type="string">
            <text:p>Train Epoch: 29 [38400/50000 (77%)]</text:p>
          </table:table-cell>
          <table:table-cell office:value-type="string">
            <text:p>Loss: 0.023565</text:p>
          </table:table-cell>
        </table:table-row>
        <table:table-row table:style-name="ro2">
          <table:table-cell/>
          <table:table-cell office:value-type="string">
            <text:p>Train Epoch: 29 [48000/50000 (96%)]</text:p>
          </table:table-cell>
          <table:table-cell office:value-type="string">
            <text:p>Loss: 0.01091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72/10000 (91.000%)</text:p>
          </table:table-cell>
          <table:table-cell office:value-type="string">
            <text:p>Loss: 31.98029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72/10000 (91.000%)</text:p>
          </table:table-cell>
          <table:table-cell office:value-type="string">
            <text:p>Loss: 31.980297</text:p>
          </table:table-cell>
        </table:table-row>
      </table:table>
      <table:table table:name="6" table:style-name="ta1" table:print="false"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12"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<text:s text:c="8"/>Layer (type) <text:s text:c="14"/>Output Shape <text:s text:c="8"/>Param #</text:p>
          </table:table-cell>
          <table:table-cell/>
        </table:table-row>
        <table:table-row table:style-name="ro2">
          <table:table-cell/>
          <table:table-cell table:formula="of:================================================================" office:value-type="string" office:string-value="Hata:510">
            <text:p>Hata:51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1 <text:s text:c="8"/>[-1, 32, 112, 112] <text:s text:c="12"/>608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2 <text:s text:c="8"/>[-1, 32, 112, 112] <text:s text:c="10"/>9,248</text:p>
          </table:table-cell>
          <table:table-cell/>
        </table:table-row>
        <table:table-row table:style-name="ro2">
          <table:table-cell/>
          <table:table-cell office:value-type="string">
            <text:p><text:s text:c="9"/>MaxPool2d-3 <text:s text:c="10"/>[-1, 32, 56, 5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4 <text:s text:c="10"/>[-1, 64, 56, 56] <text:s text:c="9"/>18,496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5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9"/>MaxPool2d-6 <text:s text:c="10"/>[-1, 64, 28, 28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7 <text:s text:c="8"/>[-1, 32, 112, 112] <text:s text:c="12"/>608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8 <text:s text:c="8"/>[-1, 32, 112, 112] <text:s text:c="10"/>9,248</text:p>
          </table:table-cell>
          <table:table-cell/>
        </table:table-row>
        <table:table-row table:style-name="ro2">
          <table:table-cell/>
          <table:table-cell office:value-type="string">
            <text:p><text:s text:c="9"/>MaxPool2d-9 <text:s text:c="10"/>[-1, 32, 56, 5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0 <text:s text:c="10"/>[-1, 64, 56, 56] <text:s text:c="9"/>18,496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1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12 <text:s text:c="10"/>[-1, 64, 28, 28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3 <text:s text:c="9"/>[-1, 128, 14, 14] <text:s text:c="8"/>147,584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4 <text:s text:c="12"/>[-1, 64, 7, 7] <text:s text:c="9"/>73,792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15 <text:s text:c="12"/>[-1, 64, 3, 3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0"/>Dropout-16 <text:s text:c="17"/>[-1, 57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Linear-17 <text:s text:c="17"/>[-1, 512] <text:s text:c="8"/>295,424</text:p>
          </table:table-cell>
          <table:table-cell/>
        </table:table-row>
        <table:table-row table:style-name="ro2">
          <table:table-cell/>
          <table:table-cell office:value-type="string">
            <text:p><text:s text:c="10"/>Dropout-18 <text:s text:c="17"/>[-1, 512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Linear-19 <text:s text:c="19"/>[-1, 2] <text:s text:c="10"/>1,026</text:p>
          </table:table-cell>
          <table:table-cell/>
        </table:table-row>
        <table:table-row table:style-name="ro2">
          <table:table-cell/>
          <table:table-cell table:formula="of:================================================================" office:value-type="string" office:string-value="Hata:510">
            <text:p>Hata:510</text:p>
          </table:table-cell>
          <table:table-cell/>
        </table:table-row>
        <table:table-row table:style-name="ro2">
          <table:table-cell/>
          <table:table-cell office:value-type="string">
            <text:p>Total params: 648,386</text:p>
          </table:table-cell>
          <table:table-cell/>
        </table:table-row>
        <table:table-row table:style-name="ro2">
          <table:table-cell/>
          <table:table-cell office:value-type="string">
            <text:p>Trainable params: 648,386</text:p>
          </table:table-cell>
          <table:table-cell/>
        </table:table-row>
        <table:table-row table:style-name="ro2">
          <table:table-cell/>
          <table:table-cell office:value-type="string">
            <text:p>Non-trainable params: 0</text:p>
          </table:table-cell>
          <table:table-cell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Input size (MB): 2401.00</text:p>
          </table:table-cell>
          <table:table-cell/>
        </table:table-row>
        <table:table-row table:style-name="ro2">
          <table:table-cell/>
          <table:table-cell office:value-type="string">
            <text:p>Forward/backward pass size (MB): 21.00</text:p>
          </table:table-cell>
          <table:table-cell/>
        </table:table-row>
        <table:table-row table:style-name="ro2">
          <table:table-cell/>
          <table:table-cell office:value-type="string">
            <text:p>Params size (MB): 2.00</text:p>
          </table:table-cell>
          <table:table-cell/>
        </table:table-row>
        <table:table-row table:style-name="ro2">
          <table:table-cell/>
          <table:table-cell office:value-type="string">
            <text:p>Estimated Total Size (MB): 2424.00</text:p>
          </table:table-cell>
          <table:table-cell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H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Validation_Matching.h5" (mode r)&gt;)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2.544869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1.373711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1.384648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1.357676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1.224890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1.16427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1.016833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1.013509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0.976226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0.711536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0.827199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0.99636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0.813664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0.840221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0.708905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0.649211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0.563190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0.72795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388/10000 (83.000%)</text:p>
          </table:table-cell>
          <table:table-cell office:value-type="string">
            <text:p>Loss: 41.163185</text:p>
          </table:table-cell>
        </table:table-row>
        <table:table-row table:style-name="ro2">
          <table:table-cell/>
          <table:table-cell office:value-type="string">
            <text:p>Test accuracy: 8388/10000 (83.000%)</text:p>
          </table:table-cell>
          <table:table-cell office:value-type="string">
            <text:p>Loss: 41.16318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0.739485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0.559292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0.527017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0.552303</text:p>
          </table:table-cell>
        </table:table-row>
        <table:table-row table:style-name="ro2">
          <table:table-cell/>
          <table:table-cell office:value-type="string">
            <text:p>Train Epoch: 1 [38400/50000 (77%)]</text:p>
          </table:table-cell>
          <table:table-cell office:value-type="string">
            <text:p>Loss: 0.525645</text:p>
          </table:table-cell>
        </table:table-row>
        <table:table-row table:style-name="ro2">
          <table:table-cell/>
          <table:table-cell office:value-type="string">
            <text:p>Train Epoch: 1 [48000/50000 (96%)]</text:p>
          </table:table-cell>
          <table:table-cell office:value-type="string">
            <text:p>Loss: 0.59023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0.646414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0.478420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0.486117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0.384427</text:p>
          </table:table-cell>
        </table:table-row>
        <table:table-row table:style-name="ro2">
          <table:table-cell/>
          <table:table-cell office:value-type="string">
            <text:p>Train Epoch: 1 [38400/50000 (77%)]</text:p>
          </table:table-cell>
          <table:table-cell office:value-type="string">
            <text:p>Loss: 0.502641</text:p>
          </table:table-cell>
        </table:table-row>
        <table:table-row table:style-name="ro2">
          <table:table-cell/>
          <table:table-cell office:value-type="string">
            <text:p>Train Epoch: 1 [48000/50000 (96%)]</text:p>
          </table:table-cell>
          <table:table-cell office:value-type="string">
            <text:p>Loss: 0.59319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0.649758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0.590053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0.404988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0.460688</text:p>
          </table:table-cell>
        </table:table-row>
        <table:table-row table:style-name="ro2">
          <table:table-cell/>
          <table:table-cell office:value-type="string">
            <text:p>Train Epoch: 1 [38400/50000 (77%)]</text:p>
          </table:table-cell>
          <table:table-cell office:value-type="string">
            <text:p>Loss: 0.393205</text:p>
          </table:table-cell>
        </table:table-row>
        <table:table-row table:style-name="ro2">
          <table:table-cell/>
          <table:table-cell office:value-type="string">
            <text:p>Train Epoch: 1 [48000/50000 (96%)]</text:p>
          </table:table-cell>
          <table:table-cell office:value-type="string">
            <text:p>Loss: 0.60710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285/10000 (82.000%)</text:p>
          </table:table-cell>
          <table:table-cell office:value-type="string">
            <text:p>Loss: 43.185551</text:p>
          </table:table-cell>
        </table:table-row>
        <table:table-row table:style-name="ro2">
          <table:table-cell/>
          <table:table-cell office:value-type="string">
            <text:p>Test accuracy: 8285/10000 (82.000%)</text:p>
          </table:table-cell>
          <table:table-cell office:value-type="string">
            <text:p>Loss: 43.18555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 [0/50000 (0%)]</text:p>
          </table:table-cell>
          <table:table-cell office:value-type="string">
            <text:p>Loss: 0.608583</text:p>
          </table:table-cell>
        </table:table-row>
        <table:table-row table:style-name="ro2">
          <table:table-cell/>
          <table:table-cell office:value-type="string">
            <text:p>Train Epoch: 2 [9600/50000 (19%)]</text:p>
          </table:table-cell>
          <table:table-cell office:value-type="string">
            <text:p>Loss: 0.526026</text:p>
          </table:table-cell>
        </table:table-row>
        <table:table-row table:style-name="ro2">
          <table:table-cell/>
          <table:table-cell office:value-type="string">
            <text:p>Train Epoch: 2 [19200/50000 (38%)]</text:p>
          </table:table-cell>
          <table:table-cell office:value-type="string">
            <text:p>Loss: 0.511517</text:p>
          </table:table-cell>
        </table:table-row>
        <table:table-row table:style-name="ro2">
          <table:table-cell/>
          <table:table-cell office:value-type="string">
            <text:p>Train Epoch: 2 [28800/50000 (58%)]</text:p>
          </table:table-cell>
          <table:table-cell office:value-type="string">
            <text:p>Loss: 0.520993</text:p>
          </table:table-cell>
        </table:table-row>
        <table:table-row table:style-name="ro2">
          <table:table-cell/>
          <table:table-cell office:value-type="string">
            <text:p>Train Epoch: 2 [38400/50000 (77%)]</text:p>
          </table:table-cell>
          <table:table-cell office:value-type="string">
            <text:p>Loss: 0.371385</text:p>
          </table:table-cell>
        </table:table-row>
        <table:table-row table:style-name="ro2">
          <table:table-cell/>
          <table:table-cell office:value-type="string">
            <text:p>Train Epoch: 2 [48000/50000 (96%)]</text:p>
          </table:table-cell>
          <table:table-cell office:value-type="string">
            <text:p>Loss: 0.56263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 [0/50000 (0%)]</text:p>
          </table:table-cell>
          <table:table-cell office:value-type="string">
            <text:p>Loss: 0.518486</text:p>
          </table:table-cell>
        </table:table-row>
        <table:table-row table:style-name="ro2">
          <table:table-cell/>
          <table:table-cell office:value-type="string">
            <text:p>Train Epoch: 2 [9600/50000 (19%)]</text:p>
          </table:table-cell>
          <table:table-cell office:value-type="string">
            <text:p>Loss: 0.399975</text:p>
          </table:table-cell>
        </table:table-row>
        <table:table-row table:style-name="ro2">
          <table:table-cell/>
          <table:table-cell office:value-type="string">
            <text:p>Train Epoch: 2 [19200/50000 (38%)]</text:p>
          </table:table-cell>
          <table:table-cell office:value-type="string">
            <text:p>Loss: 0.472275</text:p>
          </table:table-cell>
        </table:table-row>
        <table:table-row table:style-name="ro2">
          <table:table-cell/>
          <table:table-cell office:value-type="string">
            <text:p>Train Epoch: 2 [28800/50000 (58%)]</text:p>
          </table:table-cell>
          <table:table-cell office:value-type="string">
            <text:p>Loss: 0.347871</text:p>
          </table:table-cell>
        </table:table-row>
        <table:table-row table:style-name="ro2">
          <table:table-cell/>
          <table:table-cell office:value-type="string">
            <text:p>Train Epoch: 2 [38400/50000 (77%)]</text:p>
          </table:table-cell>
          <table:table-cell office:value-type="string">
            <text:p>Loss: 0.388824</text:p>
          </table:table-cell>
        </table:table-row>
        <table:table-row table:style-name="ro2">
          <table:table-cell/>
          <table:table-cell office:value-type="string">
            <text:p>Train Epoch: 2 [48000/50000 (96%)]</text:p>
          </table:table-cell>
          <table:table-cell office:value-type="string">
            <text:p>Loss: 0.61059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 [0/50000 (0%)]</text:p>
          </table:table-cell>
          <table:table-cell office:value-type="string">
            <text:p>Loss: 0.647264</text:p>
          </table:table-cell>
        </table:table-row>
        <table:table-row table:style-name="ro2">
          <table:table-cell/>
          <table:table-cell office:value-type="string">
            <text:p>Train Epoch: 2 [9600/50000 (19%)]</text:p>
          </table:table-cell>
          <table:table-cell office:value-type="string">
            <text:p>Loss: 0.519754</text:p>
          </table:table-cell>
        </table:table-row>
        <table:table-row table:style-name="ro2">
          <table:table-cell/>
          <table:table-cell office:value-type="string">
            <text:p>Train Epoch: 2 [19200/50000 (38%)]</text:p>
          </table:table-cell>
          <table:table-cell office:value-type="string">
            <text:p>Loss: 0.417107</text:p>
          </table:table-cell>
        </table:table-row>
        <table:table-row table:style-name="ro2">
          <table:table-cell/>
          <table:table-cell office:value-type="string">
            <text:p>Train Epoch: 2 [28800/50000 (58%)]</text:p>
          </table:table-cell>
          <table:table-cell office:value-type="string">
            <text:p>Loss: 0.472128</text:p>
          </table:table-cell>
        </table:table-row>
        <table:table-row table:style-name="ro2">
          <table:table-cell/>
          <table:table-cell office:value-type="string">
            <text:p>Train Epoch: 2 [38400/50000 (77%)]</text:p>
          </table:table-cell>
          <table:table-cell office:value-type="string">
            <text:p>Loss: 0.402269</text:p>
          </table:table-cell>
        </table:table-row>
        <table:table-row table:style-name="ro2">
          <table:table-cell/>
          <table:table-cell office:value-type="string">
            <text:p>Train Epoch: 2 [48000/50000 (96%)]</text:p>
          </table:table-cell>
          <table:table-cell office:value-type="string">
            <text:p>Loss: 0.59167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357/10000 (83.000%)</text:p>
          </table:table-cell>
          <table:table-cell office:value-type="string">
            <text:p>Loss: 43.402046</text:p>
          </table:table-cell>
        </table:table-row>
        <table:table-row table:style-name="ro2">
          <table:table-cell/>
          <table:table-cell office:value-type="string">
            <text:p>Test accuracy: 8357/10000 (83.000%)</text:p>
          </table:table-cell>
          <table:table-cell office:value-type="string">
            <text:p>Loss: 43.40204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3 [0/50000 (0%)]</text:p>
          </table:table-cell>
          <table:table-cell office:value-type="string">
            <text:p>Loss: 0.671988</text:p>
          </table:table-cell>
        </table:table-row>
        <table:table-row table:style-name="ro2">
          <table:table-cell/>
          <table:table-cell office:value-type="string">
            <text:p>Train Epoch: 3 [9600/50000 (19%)]</text:p>
          </table:table-cell>
          <table:table-cell office:value-type="string">
            <text:p>Loss: 0.411933</text:p>
          </table:table-cell>
        </table:table-row>
        <table:table-row table:style-name="ro2">
          <table:table-cell/>
          <table:table-cell office:value-type="string">
            <text:p>Train Epoch: 3 [19200/50000 (38%)]</text:p>
          </table:table-cell>
          <table:table-cell office:value-type="string">
            <text:p>Loss: 0.406245</text:p>
          </table:table-cell>
        </table:table-row>
        <table:table-row table:style-name="ro2">
          <table:table-cell/>
          <table:table-cell office:value-type="string">
            <text:p>Train Epoch: 3 [28800/50000 (58%)]</text:p>
          </table:table-cell>
          <table:table-cell office:value-type="string">
            <text:p>Loss: 0.492436</text:p>
          </table:table-cell>
        </table:table-row>
        <table:table-row table:style-name="ro2">
          <table:table-cell/>
          <table:table-cell office:value-type="string">
            <text:p>Train Epoch: 3 [38400/50000 (77%)]</text:p>
          </table:table-cell>
          <table:table-cell office:value-type="string">
            <text:p>Loss: 0.371455</text:p>
          </table:table-cell>
        </table:table-row>
        <table:table-row table:style-name="ro2">
          <table:table-cell/>
          <table:table-cell office:value-type="string">
            <text:p>Train Epoch: 3 [48000/50000 (96%)]</text:p>
          </table:table-cell>
          <table:table-cell office:value-type="string">
            <text:p>Loss: 0.47136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3 [0/50000 (0%)]</text:p>
          </table:table-cell>
          <table:table-cell office:value-type="string">
            <text:p>Loss: 0.451447</text:p>
          </table:table-cell>
        </table:table-row>
        <table:table-row table:style-name="ro2">
          <table:table-cell/>
          <table:table-cell office:value-type="string">
            <text:p>Train Epoch: 3 [9600/50000 (19%)]</text:p>
          </table:table-cell>
          <table:table-cell office:value-type="string">
            <text:p>Loss: 0.351083</text:p>
          </table:table-cell>
        </table:table-row>
        <table:table-row table:style-name="ro2">
          <table:table-cell/>
          <table:table-cell office:value-type="string">
            <text:p>Train Epoch: 3 [19200/50000 (38%)]</text:p>
          </table:table-cell>
          <table:table-cell office:value-type="string">
            <text:p>Loss: 0.387148</text:p>
          </table:table-cell>
        </table:table-row>
        <table:table-row table:style-name="ro2">
          <table:table-cell/>
          <table:table-cell office:value-type="string">
            <text:p>Train Epoch: 3 [28800/50000 (58%)]</text:p>
          </table:table-cell>
          <table:table-cell office:value-type="string">
            <text:p>Loss: 0.418772</text:p>
          </table:table-cell>
        </table:table-row>
        <table:table-row table:style-name="ro2">
          <table:table-cell/>
          <table:table-cell office:value-type="string">
            <text:p>Train Epoch: 3 [38400/50000 (77%)]</text:p>
          </table:table-cell>
          <table:table-cell office:value-type="string">
            <text:p>Loss: 0.432119</text:p>
          </table:table-cell>
        </table:table-row>
        <table:table-row table:style-name="ro2">
          <table:table-cell/>
          <table:table-cell office:value-type="string">
            <text:p>Train Epoch: 3 [48000/50000 (96%)]</text:p>
          </table:table-cell>
          <table:table-cell office:value-type="string">
            <text:p>Loss: 0.58427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3 [0/50000 (0%)]</text:p>
          </table:table-cell>
          <table:table-cell office:value-type="string">
            <text:p>Loss: 0.532111</text:p>
          </table:table-cell>
        </table:table-row>
        <table:table-row table:style-name="ro2">
          <table:table-cell/>
          <table:table-cell office:value-type="string">
            <text:p>Train Epoch: 3 [9600/50000 (19%)]</text:p>
          </table:table-cell>
          <table:table-cell office:value-type="string">
            <text:p>Loss: 0.496363</text:p>
          </table:table-cell>
        </table:table-row>
        <table:table-row table:style-name="ro2">
          <table:table-cell/>
          <table:table-cell office:value-type="string">
            <text:p>Train Epoch: 3 [19200/50000 (38%)]</text:p>
          </table:table-cell>
          <table:table-cell office:value-type="string">
            <text:p>Loss: 0.316707</text:p>
          </table:table-cell>
        </table:table-row>
        <table:table-row table:style-name="ro2">
          <table:table-cell/>
          <table:table-cell office:value-type="string">
            <text:p>Train Epoch: 3 [28800/50000 (58%)]</text:p>
          </table:table-cell>
          <table:table-cell office:value-type="string">
            <text:p>Loss: 0.406507</text:p>
          </table:table-cell>
        </table:table-row>
        <table:table-row table:style-name="ro2">
          <table:table-cell/>
          <table:table-cell office:value-type="string">
            <text:p>Train Epoch: 3 [38400/50000 (77%)]</text:p>
          </table:table-cell>
          <table:table-cell office:value-type="string">
            <text:p>Loss: 0.274788</text:p>
          </table:table-cell>
        </table:table-row>
        <table:table-row table:style-name="ro2">
          <table:table-cell/>
          <table:table-cell office:value-type="string">
            <text:p>Train Epoch: 3 [48000/50000 (96%)]</text:p>
          </table:table-cell>
          <table:table-cell office:value-type="string">
            <text:p>Loss: 0.59039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21/10000 (89.000%)</text:p>
          </table:table-cell>
          <table:table-cell office:value-type="string">
            <text:p>Loss: 28.080441</text:p>
          </table:table-cell>
        </table:table-row>
        <table:table-row table:style-name="ro2">
          <table:table-cell/>
          <table:table-cell office:value-type="string">
            <text:p>Test accuracy: 8921/10000 (89.000%)</text:p>
          </table:table-cell>
          <table:table-cell office:value-type="string">
            <text:p>Loss: 28.08044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4 [0/50000 (0%)]</text:p>
          </table:table-cell>
          <table:table-cell office:value-type="string">
            <text:p>Loss: 0.446043</text:p>
          </table:table-cell>
        </table:table-row>
        <table:table-row table:style-name="ro2">
          <table:table-cell/>
          <table:table-cell office:value-type="string">
            <text:p>Train Epoch: 4 [9600/50000 (19%)]</text:p>
          </table:table-cell>
          <table:table-cell office:value-type="string">
            <text:p>Loss: 0.370783</text:p>
          </table:table-cell>
        </table:table-row>
        <table:table-row table:style-name="ro2">
          <table:table-cell/>
          <table:table-cell office:value-type="string">
            <text:p>Train Epoch: 4 [19200/50000 (38%)]</text:p>
          </table:table-cell>
          <table:table-cell office:value-type="string">
            <text:p>Loss: 0.308221</text:p>
          </table:table-cell>
        </table:table-row>
        <table:table-row table:style-name="ro2">
          <table:table-cell/>
          <table:table-cell office:value-type="string">
            <text:p>Train Epoch: 4 [28800/50000 (58%)]</text:p>
          </table:table-cell>
          <table:table-cell office:value-type="string">
            <text:p>Loss: 0.420980</text:p>
          </table:table-cell>
        </table:table-row>
        <table:table-row table:style-name="ro2">
          <table:table-cell/>
          <table:table-cell office:value-type="string">
            <text:p>Train Epoch: 4 [38400/50000 (77%)]</text:p>
          </table:table-cell>
          <table:table-cell office:value-type="string">
            <text:p>Loss: 0.370043</text:p>
          </table:table-cell>
        </table:table-row>
        <table:table-row table:style-name="ro2">
          <table:table-cell/>
          <table:table-cell office:value-type="string">
            <text:p>Train Epoch: 4 [48000/50000 (96%)]</text:p>
          </table:table-cell>
          <table:table-cell office:value-type="string">
            <text:p>Loss: 0.60497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4 [0/50000 (0%)]</text:p>
          </table:table-cell>
          <table:table-cell office:value-type="string">
            <text:p>Loss: 0.459601</text:p>
          </table:table-cell>
        </table:table-row>
        <table:table-row table:style-name="ro2">
          <table:table-cell/>
          <table:table-cell office:value-type="string">
            <text:p>Train Epoch: 4 [9600/50000 (19%)]</text:p>
          </table:table-cell>
          <table:table-cell office:value-type="string">
            <text:p>Loss: 0.234178</text:p>
          </table:table-cell>
        </table:table-row>
        <table:table-row table:style-name="ro2">
          <table:table-cell/>
          <table:table-cell office:value-type="string">
            <text:p>Train Epoch: 4 [19200/50000 (38%)]</text:p>
          </table:table-cell>
          <table:table-cell office:value-type="string">
            <text:p>Loss: 0.442700</text:p>
          </table:table-cell>
        </table:table-row>
        <table:table-row table:style-name="ro2">
          <table:table-cell/>
          <table:table-cell office:value-type="string">
            <text:p>Train Epoch: 4 [28800/50000 (58%)]</text:p>
          </table:table-cell>
          <table:table-cell office:value-type="string">
            <text:p>Loss: 0.278265</text:p>
          </table:table-cell>
        </table:table-row>
        <table:table-row table:style-name="ro2">
          <table:table-cell/>
          <table:table-cell office:value-type="string">
            <text:p>Train Epoch: 4 [38400/50000 (77%)]</text:p>
          </table:table-cell>
          <table:table-cell office:value-type="string">
            <text:p>Loss: 0.358984</text:p>
          </table:table-cell>
        </table:table-row>
        <table:table-row table:style-name="ro2">
          <table:table-cell/>
          <table:table-cell office:value-type="string">
            <text:p>Train Epoch: 4 [48000/50000 (96%)]</text:p>
          </table:table-cell>
          <table:table-cell office:value-type="string">
            <text:p>Loss: 0.46621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4 [0/50000 (0%)]</text:p>
          </table:table-cell>
          <table:table-cell office:value-type="string">
            <text:p>Loss: 0.653968</text:p>
          </table:table-cell>
        </table:table-row>
        <table:table-row table:style-name="ro2">
          <table:table-cell/>
          <table:table-cell office:value-type="string">
            <text:p>Train Epoch: 4 [9600/50000 (19%)]</text:p>
          </table:table-cell>
          <table:table-cell office:value-type="string">
            <text:p>Loss: 0.481616</text:p>
          </table:table-cell>
        </table:table-row>
        <table:table-row table:style-name="ro2">
          <table:table-cell/>
          <table:table-cell office:value-type="string">
            <text:p>Train Epoch: 4 [19200/50000 (38%)]</text:p>
          </table:table-cell>
          <table:table-cell office:value-type="string">
            <text:p>Loss: 0.364008</text:p>
          </table:table-cell>
        </table:table-row>
        <table:table-row table:style-name="ro2">
          <table:table-cell/>
          <table:table-cell office:value-type="string">
            <text:p>Train Epoch: 4 [28800/50000 (58%)]</text:p>
          </table:table-cell>
          <table:table-cell office:value-type="string">
            <text:p>Loss: 0.386772</text:p>
          </table:table-cell>
        </table:table-row>
        <table:table-row table:style-name="ro2">
          <table:table-cell/>
          <table:table-cell office:value-type="string">
            <text:p>Train Epoch: 4 [38400/50000 (77%)]</text:p>
          </table:table-cell>
          <table:table-cell office:value-type="string">
            <text:p>Loss: 0.279109</text:p>
          </table:table-cell>
        </table:table-row>
        <table:table-row table:style-name="ro2">
          <table:table-cell/>
          <table:table-cell office:value-type="string">
            <text:p>Train Epoch: 4 [48000/50000 (96%)]</text:p>
          </table:table-cell>
          <table:table-cell office:value-type="string">
            <text:p>Loss: 0.41942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759/10000 (87.000%)</text:p>
          </table:table-cell>
          <table:table-cell office:value-type="string">
            <text:p>Loss: 31.447899</text:p>
          </table:table-cell>
        </table:table-row>
        <table:table-row table:style-name="ro2">
          <table:table-cell/>
          <table:table-cell office:value-type="string">
            <text:p>Test accuracy: 8759/10000 (87.000%)</text:p>
          </table:table-cell>
          <table:table-cell office:value-type="string">
            <text:p>Loss: 31.44789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5 [0/50000 (0%)]</text:p>
          </table:table-cell>
          <table:table-cell office:value-type="string">
            <text:p>Loss: 0.437012</text:p>
          </table:table-cell>
        </table:table-row>
        <table:table-row table:style-name="ro2">
          <table:table-cell/>
          <table:table-cell office:value-type="string">
            <text:p>Train Epoch: 5 [9600/50000 (19%)]</text:p>
          </table:table-cell>
          <table:table-cell office:value-type="string">
            <text:p>Loss: 0.432424</text:p>
          </table:table-cell>
        </table:table-row>
        <table:table-row table:style-name="ro2">
          <table:table-cell/>
          <table:table-cell office:value-type="string">
            <text:p>Train Epoch: 5 [19200/50000 (38%)]</text:p>
          </table:table-cell>
          <table:table-cell office:value-type="string">
            <text:p>Loss: 0.346102</text:p>
          </table:table-cell>
        </table:table-row>
        <table:table-row table:style-name="ro2">
          <table:table-cell/>
          <table:table-cell office:value-type="string">
            <text:p>Train Epoch: 5 [28800/50000 (58%)]</text:p>
          </table:table-cell>
          <table:table-cell office:value-type="string">
            <text:p>Loss: 0.366007</text:p>
          </table:table-cell>
        </table:table-row>
        <table:table-row table:style-name="ro2">
          <table:table-cell/>
          <table:table-cell office:value-type="string">
            <text:p>Train Epoch: 5 [38400/50000 (77%)]</text:p>
          </table:table-cell>
          <table:table-cell office:value-type="string">
            <text:p>Loss: 0.317374</text:p>
          </table:table-cell>
        </table:table-row>
        <table:table-row table:style-name="ro2">
          <table:table-cell/>
          <table:table-cell office:value-type="string">
            <text:p>Train Epoch: 5 [48000/50000 (96%)]</text:p>
          </table:table-cell>
          <table:table-cell office:value-type="string">
            <text:p>Loss: 0.48263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5 [0/50000 (0%)]</text:p>
          </table:table-cell>
          <table:table-cell office:value-type="string">
            <text:p>Loss: 0.477606</text:p>
          </table:table-cell>
        </table:table-row>
        <table:table-row table:style-name="ro2">
          <table:table-cell/>
          <table:table-cell office:value-type="string">
            <text:p>Train Epoch: 5 [9600/50000 (19%)]</text:p>
          </table:table-cell>
          <table:table-cell office:value-type="string">
            <text:p>Loss: 0.253766</text:p>
          </table:table-cell>
        </table:table-row>
        <table:table-row table:style-name="ro2">
          <table:table-cell/>
          <table:table-cell office:value-type="string">
            <text:p>Train Epoch: 5 [19200/50000 (38%)]</text:p>
          </table:table-cell>
          <table:table-cell office:value-type="string">
            <text:p>Loss: 0.385446</text:p>
          </table:table-cell>
        </table:table-row>
        <table:table-row table:style-name="ro2">
          <table:table-cell/>
          <table:table-cell office:value-type="string">
            <text:p>Train Epoch: 5 [28800/50000 (58%)]</text:p>
          </table:table-cell>
          <table:table-cell office:value-type="string">
            <text:p>Loss: 0.247919</text:p>
          </table:table-cell>
        </table:table-row>
        <table:table-row table:style-name="ro2">
          <table:table-cell/>
          <table:table-cell office:value-type="string">
            <text:p>Train Epoch: 5 [38400/50000 (77%)]</text:p>
          </table:table-cell>
          <table:table-cell office:value-type="string">
            <text:p>Loss: 0.416502</text:p>
          </table:table-cell>
        </table:table-row>
        <table:table-row table:style-name="ro2">
          <table:table-cell/>
          <table:table-cell office:value-type="string">
            <text:p>Train Epoch: 5 [48000/50000 (96%)]</text:p>
          </table:table-cell>
          <table:table-cell office:value-type="string">
            <text:p>Loss: 0.51023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5 [0/50000 (0%)]</text:p>
          </table:table-cell>
          <table:table-cell office:value-type="string">
            <text:p>Loss: 0.478671</text:p>
          </table:table-cell>
        </table:table-row>
        <table:table-row table:style-name="ro2">
          <table:table-cell/>
          <table:table-cell office:value-type="string">
            <text:p>Train Epoch: 5 [9600/50000 (19%)]</text:p>
          </table:table-cell>
          <table:table-cell office:value-type="string">
            <text:p>Loss: 0.484947</text:p>
          </table:table-cell>
        </table:table-row>
        <table:table-row table:style-name="ro2">
          <table:table-cell/>
          <table:table-cell office:value-type="string">
            <text:p>Train Epoch: 5 [19200/50000 (38%)]</text:p>
          </table:table-cell>
          <table:table-cell office:value-type="string">
            <text:p>Loss: 0.293265</text:p>
          </table:table-cell>
        </table:table-row>
        <table:table-row table:style-name="ro2">
          <table:table-cell/>
          <table:table-cell office:value-type="string">
            <text:p>Train Epoch: 5 [28800/50000 (58%)]</text:p>
          </table:table-cell>
          <table:table-cell office:value-type="string">
            <text:p>Loss: 0.315655</text:p>
          </table:table-cell>
        </table:table-row>
        <table:table-row table:style-name="ro2">
          <table:table-cell/>
          <table:table-cell office:value-type="string">
            <text:p>Train Epoch: 5 [38400/50000 (77%)]</text:p>
          </table:table-cell>
          <table:table-cell office:value-type="string">
            <text:p>Loss: 0.300957</text:p>
          </table:table-cell>
        </table:table-row>
        <table:table-row table:style-name="ro2">
          <table:table-cell/>
          <table:table-cell office:value-type="string">
            <text:p>Train Epoch: 5 [48000/50000 (96%)]</text:p>
          </table:table-cell>
          <table:table-cell office:value-type="string">
            <text:p>Loss: 0.39814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15/10000 (89.000%)</text:p>
          </table:table-cell>
          <table:table-cell office:value-type="string">
            <text:p>Loss: 27.810366</text:p>
          </table:table-cell>
        </table:table-row>
        <table:table-row table:style-name="ro2">
          <table:table-cell/>
          <table:table-cell office:value-type="string">
            <text:p>Test accuracy: 8915/10000 (89.000%)</text:p>
          </table:table-cell>
          <table:table-cell office:value-type="string">
            <text:p>Loss: 27.81036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6 [0/50000 (0%)]</text:p>
          </table:table-cell>
          <table:table-cell office:value-type="string">
            <text:p>Loss: 0.423698</text:p>
          </table:table-cell>
        </table:table-row>
        <table:table-row table:style-name="ro2">
          <table:table-cell/>
          <table:table-cell office:value-type="string">
            <text:p>Train Epoch: 6 [9600/50000 (19%)]</text:p>
          </table:table-cell>
          <table:table-cell office:value-type="string">
            <text:p>Loss: 0.298830</text:p>
          </table:table-cell>
        </table:table-row>
        <table:table-row table:style-name="ro2">
          <table:table-cell/>
          <table:table-cell office:value-type="string">
            <text:p>Train Epoch: 6 [19200/50000 (38%)]</text:p>
          </table:table-cell>
          <table:table-cell office:value-type="string">
            <text:p>Loss: 0.345600</text:p>
          </table:table-cell>
        </table:table-row>
        <table:table-row table:style-name="ro2">
          <table:table-cell/>
          <table:table-cell office:value-type="string">
            <text:p>Train Epoch: 6 [28800/50000 (58%)]</text:p>
          </table:table-cell>
          <table:table-cell office:value-type="string">
            <text:p>Loss: 0.307793</text:p>
          </table:table-cell>
        </table:table-row>
        <table:table-row table:style-name="ro2">
          <table:table-cell/>
          <table:table-cell office:value-type="string">
            <text:p>Train Epoch: 6 [38400/50000 (77%)]</text:p>
          </table:table-cell>
          <table:table-cell office:value-type="string">
            <text:p>Loss: 0.260884</text:p>
          </table:table-cell>
        </table:table-row>
        <table:table-row table:style-name="ro2">
          <table:table-cell/>
          <table:table-cell office:value-type="string">
            <text:p>Train Epoch: 6 [48000/50000 (96%)]</text:p>
          </table:table-cell>
          <table:table-cell office:value-type="string">
            <text:p>Loss: 0.53239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6 [0/50000 (0%)]</text:p>
          </table:table-cell>
          <table:table-cell office:value-type="string">
            <text:p>Loss: 0.450954</text:p>
          </table:table-cell>
        </table:table-row>
        <table:table-row table:style-name="ro2">
          <table:table-cell/>
          <table:table-cell office:value-type="string">
            <text:p>Train Epoch: 6 [9600/50000 (19%)]</text:p>
          </table:table-cell>
          <table:table-cell office:value-type="string">
            <text:p>Loss: 0.232501</text:p>
          </table:table-cell>
        </table:table-row>
        <table:table-row table:style-name="ro2">
          <table:table-cell/>
          <table:table-cell office:value-type="string">
            <text:p>Train Epoch: 6 [19200/50000 (38%)]</text:p>
          </table:table-cell>
          <table:table-cell office:value-type="string">
            <text:p>Loss: 0.314590</text:p>
          </table:table-cell>
        </table:table-row>
        <table:table-row table:style-name="ro2">
          <table:table-cell/>
          <table:table-cell office:value-type="string">
            <text:p>Train Epoch: 6 [28800/50000 (58%)]</text:p>
          </table:table-cell>
          <table:table-cell office:value-type="string">
            <text:p>Loss: 0.257200</text:p>
          </table:table-cell>
        </table:table-row>
        <table:table-row table:style-name="ro2">
          <table:table-cell/>
          <table:table-cell office:value-type="string">
            <text:p>Train Epoch: 6 [38400/50000 (77%)]</text:p>
          </table:table-cell>
          <table:table-cell office:value-type="string">
            <text:p>Loss: 0.372390</text:p>
          </table:table-cell>
        </table:table-row>
        <table:table-row table:style-name="ro2">
          <table:table-cell/>
          <table:table-cell office:value-type="string">
            <text:p>Train Epoch: 6 [48000/50000 (96%)]</text:p>
          </table:table-cell>
          <table:table-cell office:value-type="string">
            <text:p>Loss: 0.54935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6 [0/50000 (0%)]</text:p>
          </table:table-cell>
          <table:table-cell office:value-type="string">
            <text:p>Loss: 0.400250</text:p>
          </table:table-cell>
        </table:table-row>
        <table:table-row table:style-name="ro2">
          <table:table-cell/>
          <table:table-cell office:value-type="string">
            <text:p>Train Epoch: 6 [9600/50000 (19%)]</text:p>
          </table:table-cell>
          <table:table-cell office:value-type="string">
            <text:p>Loss: 0.399144</text:p>
          </table:table-cell>
        </table:table-row>
        <table:table-row table:style-name="ro2">
          <table:table-cell/>
          <table:table-cell office:value-type="string">
            <text:p>Train Epoch: 6 [19200/50000 (38%)]</text:p>
          </table:table-cell>
          <table:table-cell office:value-type="string">
            <text:p>Loss: 0.296089</text:p>
          </table:table-cell>
        </table:table-row>
        <table:table-row table:style-name="ro2">
          <table:table-cell/>
          <table:table-cell office:value-type="string">
            <text:p>Train Epoch: 6 [28800/50000 (58%)]</text:p>
          </table:table-cell>
          <table:table-cell office:value-type="string">
            <text:p>Loss: 0.305974</text:p>
          </table:table-cell>
        </table:table-row>
        <table:table-row table:style-name="ro2">
          <table:table-cell/>
          <table:table-cell office:value-type="string">
            <text:p>Train Epoch: 6 [38400/50000 (77%)]</text:p>
          </table:table-cell>
          <table:table-cell office:value-type="string">
            <text:p>Loss: 0.335984</text:p>
          </table:table-cell>
        </table:table-row>
        <table:table-row table:style-name="ro2">
          <table:table-cell/>
          <table:table-cell office:value-type="string">
            <text:p>Train Epoch: 6 [48000/50000 (96%)]</text:p>
          </table:table-cell>
          <table:table-cell office:value-type="string">
            <text:p>Loss: 0.41264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444/10000 (84.000%)</text:p>
          </table:table-cell>
          <table:table-cell office:value-type="string">
            <text:p>Loss: 41.656063</text:p>
          </table:table-cell>
        </table:table-row>
        <table:table-row table:style-name="ro2">
          <table:table-cell/>
          <table:table-cell office:value-type="string">
            <text:p>Test accuracy: 8444/10000 (84.000%)</text:p>
          </table:table-cell>
          <table:table-cell office:value-type="string">
            <text:p>Loss: 41.65606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7 [0/50000 (0%)]</text:p>
          </table:table-cell>
          <table:table-cell office:value-type="string">
            <text:p>Loss: 0.615985</text:p>
          </table:table-cell>
        </table:table-row>
        <table:table-row table:style-name="ro2">
          <table:table-cell/>
          <table:table-cell office:value-type="string">
            <text:p>Train Epoch: 7 [9600/50000 (19%)]</text:p>
          </table:table-cell>
          <table:table-cell office:value-type="string">
            <text:p>Loss: 0.386400</text:p>
          </table:table-cell>
        </table:table-row>
        <table:table-row table:style-name="ro2">
          <table:table-cell/>
          <table:table-cell office:value-type="string">
            <text:p>Train Epoch: 7 [19200/50000 (38%)]</text:p>
          </table:table-cell>
          <table:table-cell office:value-type="string">
            <text:p>Loss: 0.312452</text:p>
          </table:table-cell>
        </table:table-row>
        <table:table-row table:style-name="ro2">
          <table:table-cell/>
          <table:table-cell office:value-type="string">
            <text:p>Train Epoch: 7 [28800/50000 (58%)]</text:p>
          </table:table-cell>
          <table:table-cell office:value-type="string">
            <text:p>Loss: 0.322851</text:p>
          </table:table-cell>
        </table:table-row>
        <table:table-row table:style-name="ro2">
          <table:table-cell/>
          <table:table-cell office:value-type="string">
            <text:p>Train Epoch: 7 [38400/50000 (77%)]</text:p>
          </table:table-cell>
          <table:table-cell office:value-type="string">
            <text:p>Loss: 0.282786</text:p>
          </table:table-cell>
        </table:table-row>
        <table:table-row table:style-name="ro2">
          <table:table-cell/>
          <table:table-cell office:value-type="string">
            <text:p>Train Epoch: 7 [48000/50000 (96%)]</text:p>
          </table:table-cell>
          <table:table-cell office:value-type="string">
            <text:p>Loss: 0.50636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7 [0/50000 (0%)]</text:p>
          </table:table-cell>
          <table:table-cell office:value-type="string">
            <text:p>Loss: 0.445615</text:p>
          </table:table-cell>
        </table:table-row>
        <table:table-row table:style-name="ro2">
          <table:table-cell/>
          <table:table-cell office:value-type="string">
            <text:p>Train Epoch: 7 [9600/50000 (19%)]</text:p>
          </table:table-cell>
          <table:table-cell office:value-type="string">
            <text:p>Loss: 0.246833</text:p>
          </table:table-cell>
        </table:table-row>
        <table:table-row table:style-name="ro2">
          <table:table-cell/>
          <table:table-cell office:value-type="string">
            <text:p>Train Epoch: 7 [19200/50000 (38%)]</text:p>
          </table:table-cell>
          <table:table-cell office:value-type="string">
            <text:p>Loss: 0.408586</text:p>
          </table:table-cell>
        </table:table-row>
        <table:table-row table:style-name="ro2">
          <table:table-cell/>
          <table:table-cell office:value-type="string">
            <text:p>Train Epoch: 7 [28800/50000 (58%)]</text:p>
          </table:table-cell>
          <table:table-cell office:value-type="string">
            <text:p>Loss: 0.232287</text:p>
          </table:table-cell>
        </table:table-row>
        <table:table-row table:style-name="ro2">
          <table:table-cell/>
          <table:table-cell office:value-type="string">
            <text:p>Train Epoch: 7 [38400/50000 (77%)]</text:p>
          </table:table-cell>
          <table:table-cell office:value-type="string">
            <text:p>Loss: 0.296432</text:p>
          </table:table-cell>
        </table:table-row>
        <table:table-row table:style-name="ro2">
          <table:table-cell/>
          <table:table-cell office:value-type="string">
            <text:p>Train Epoch: 7 [48000/50000 (96%)]</text:p>
          </table:table-cell>
          <table:table-cell office:value-type="string">
            <text:p>Loss: 0.50924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7 [0/50000 (0%)]</text:p>
          </table:table-cell>
          <table:table-cell office:value-type="string">
            <text:p>Loss: 0.413387</text:p>
          </table:table-cell>
        </table:table-row>
        <table:table-row table:style-name="ro2">
          <table:table-cell/>
          <table:table-cell office:value-type="string">
            <text:p>Train Epoch: 7 [9600/50000 (19%)]</text:p>
          </table:table-cell>
          <table:table-cell office:value-type="string">
            <text:p>Loss: 0.374521</text:p>
          </table:table-cell>
        </table:table-row>
        <table:table-row table:style-name="ro2">
          <table:table-cell/>
          <table:table-cell office:value-type="string">
            <text:p>Train Epoch: 7 [19200/50000 (38%)]</text:p>
          </table:table-cell>
          <table:table-cell office:value-type="string">
            <text:p>Loss: 0.270208</text:p>
          </table:table-cell>
        </table:table-row>
        <table:table-row table:style-name="ro2">
          <table:table-cell/>
          <table:table-cell office:value-type="string">
            <text:p>Train Epoch: 7 [28800/50000 (58%)]</text:p>
          </table:table-cell>
          <table:table-cell office:value-type="string">
            <text:p>Loss: 0.269069</text:p>
          </table:table-cell>
        </table:table-row>
        <table:table-row table:style-name="ro2">
          <table:table-cell/>
          <table:table-cell office:value-type="string">
            <text:p>Train Epoch: 7 [38400/50000 (77%)]</text:p>
          </table:table-cell>
          <table:table-cell office:value-type="string">
            <text:p>Loss: 0.329979</text:p>
          </table:table-cell>
        </table:table-row>
        <table:table-row table:style-name="ro2">
          <table:table-cell/>
          <table:table-cell office:value-type="string">
            <text:p>Train Epoch: 7 [48000/50000 (96%)]</text:p>
          </table:table-cell>
          <table:table-cell office:value-type="string">
            <text:p>Loss: 0.36574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91/10000 (91.000%)</text:p>
          </table:table-cell>
          <table:table-cell office:value-type="string">
            <text:p>Loss: 21.376781</text:p>
          </table:table-cell>
        </table:table-row>
        <table:table-row table:style-name="ro2">
          <table:table-cell/>
          <table:table-cell office:value-type="string">
            <text:p>Test accuracy: 9191/10000 (91.000%)</text:p>
          </table:table-cell>
          <table:table-cell office:value-type="string">
            <text:p>Loss: 21.37678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8 [0/50000 (0%)]</text:p>
          </table:table-cell>
          <table:table-cell office:value-type="string">
            <text:p>Loss: 0.381477</text:p>
          </table:table-cell>
        </table:table-row>
        <table:table-row table:style-name="ro2">
          <table:table-cell/>
          <table:table-cell office:value-type="string">
            <text:p>Train Epoch: 8 [9600/50000 (19%)]</text:p>
          </table:table-cell>
          <table:table-cell office:value-type="string">
            <text:p>Loss: 0.375150</text:p>
          </table:table-cell>
        </table:table-row>
        <table:table-row table:style-name="ro2">
          <table:table-cell/>
          <table:table-cell office:value-type="string">
            <text:p>Train Epoch: 8 [19200/50000 (38%)]</text:p>
          </table:table-cell>
          <table:table-cell office:value-type="string">
            <text:p>Loss: 0.352827</text:p>
          </table:table-cell>
        </table:table-row>
        <table:table-row table:style-name="ro2">
          <table:table-cell/>
          <table:table-cell office:value-type="string">
            <text:p>Train Epoch: 8 [28800/50000 (58%)]</text:p>
          </table:table-cell>
          <table:table-cell office:value-type="string">
            <text:p>Loss: 0.323228</text:p>
          </table:table-cell>
        </table:table-row>
        <table:table-row table:style-name="ro2">
          <table:table-cell/>
          <table:table-cell office:value-type="string">
            <text:p>Train Epoch: 8 [38400/50000 (77%)]</text:p>
          </table:table-cell>
          <table:table-cell office:value-type="string">
            <text:p>Loss: 0.281346</text:p>
          </table:table-cell>
        </table:table-row>
        <table:table-row table:style-name="ro2">
          <table:table-cell/>
          <table:table-cell office:value-type="string">
            <text:p>Train Epoch: 8 [48000/50000 (96%)]</text:p>
          </table:table-cell>
          <table:table-cell office:value-type="string">
            <text:p>Loss: 0.30940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8 [0/50000 (0%)]</text:p>
          </table:table-cell>
          <table:table-cell office:value-type="string">
            <text:p>Loss: 0.373105</text:p>
          </table:table-cell>
        </table:table-row>
        <table:table-row table:style-name="ro2">
          <table:table-cell/>
          <table:table-cell office:value-type="string">
            <text:p>Train Epoch: 8 [9600/50000 (19%)]</text:p>
          </table:table-cell>
          <table:table-cell office:value-type="string">
            <text:p>Loss: 0.237555</text:p>
          </table:table-cell>
        </table:table-row>
        <table:table-row table:style-name="ro2">
          <table:table-cell/>
          <table:table-cell office:value-type="string">
            <text:p>Train Epoch: 8 [19200/50000 (38%)]</text:p>
          </table:table-cell>
          <table:table-cell office:value-type="string">
            <text:p>Loss: 0.260514</text:p>
          </table:table-cell>
        </table:table-row>
        <table:table-row table:style-name="ro2">
          <table:table-cell/>
          <table:table-cell office:value-type="string">
            <text:p>Train Epoch: 8 [28800/50000 (58%)]</text:p>
          </table:table-cell>
          <table:table-cell office:value-type="string">
            <text:p>Loss: 0.268019</text:p>
          </table:table-cell>
        </table:table-row>
        <table:table-row table:style-name="ro2">
          <table:table-cell/>
          <table:table-cell office:value-type="string">
            <text:p>Train Epoch: 8 [38400/50000 (77%)]</text:p>
          </table:table-cell>
          <table:table-cell office:value-type="string">
            <text:p>Loss: 0.353566</text:p>
          </table:table-cell>
        </table:table-row>
        <table:table-row table:style-name="ro2">
          <table:table-cell/>
          <table:table-cell office:value-type="string">
            <text:p>Train Epoch: 8 [48000/50000 (96%)]</text:p>
          </table:table-cell>
          <table:table-cell office:value-type="string">
            <text:p>Loss: 0.47373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8 [0/50000 (0%)]</text:p>
          </table:table-cell>
          <table:table-cell office:value-type="string">
            <text:p>Loss: 0.469847</text:p>
          </table:table-cell>
        </table:table-row>
        <table:table-row table:style-name="ro2">
          <table:table-cell/>
          <table:table-cell office:value-type="string">
            <text:p>Train Epoch: 8 [9600/50000 (19%)]</text:p>
          </table:table-cell>
          <table:table-cell office:value-type="string">
            <text:p>Loss: 0.434248</text:p>
          </table:table-cell>
        </table:table-row>
        <table:table-row table:style-name="ro2">
          <table:table-cell/>
          <table:table-cell office:value-type="string">
            <text:p>Train Epoch: 8 [19200/50000 (38%)]</text:p>
          </table:table-cell>
          <table:table-cell office:value-type="string">
            <text:p>Loss: 0.231546</text:p>
          </table:table-cell>
        </table:table-row>
        <table:table-row table:style-name="ro2">
          <table:table-cell/>
          <table:table-cell office:value-type="string">
            <text:p>Train Epoch: 8 [28800/50000 (58%)]</text:p>
          </table:table-cell>
          <table:table-cell office:value-type="string">
            <text:p>Loss: 0.262667</text:p>
          </table:table-cell>
        </table:table-row>
        <table:table-row table:style-name="ro2">
          <table:table-cell/>
          <table:table-cell office:value-type="string">
            <text:p>Train Epoch: 8 [38400/50000 (77%)]</text:p>
          </table:table-cell>
          <table:table-cell office:value-type="string">
            <text:p>Loss: 0.242238</text:p>
          </table:table-cell>
        </table:table-row>
        <table:table-row table:style-name="ro2">
          <table:table-cell/>
          <table:table-cell office:value-type="string">
            <text:p>Train Epoch: 8 [48000/50000 (96%)]</text:p>
          </table:table-cell>
          <table:table-cell office:value-type="string">
            <text:p>Loss: 0.38733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49/10000 (91.000%)</text:p>
          </table:table-cell>
          <table:table-cell office:value-type="string">
            <text:p>Loss: 22.479111</text:p>
          </table:table-cell>
        </table:table-row>
        <table:table-row table:style-name="ro2">
          <table:table-cell/>
          <table:table-cell office:value-type="string">
            <text:p>Test accuracy: 9149/10000 (91.000%)</text:p>
          </table:table-cell>
          <table:table-cell office:value-type="string">
            <text:p>Loss: 22.47911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9 [0/50000 (0%)]</text:p>
          </table:table-cell>
          <table:table-cell office:value-type="string">
            <text:p>Loss: 0.337869</text:p>
          </table:table-cell>
        </table:table-row>
        <table:table-row table:style-name="ro2">
          <table:table-cell/>
          <table:table-cell office:value-type="string">
            <text:p>Train Epoch: 9 [9600/50000 (19%)]</text:p>
          </table:table-cell>
          <table:table-cell office:value-type="string">
            <text:p>Loss: 0.379577</text:p>
          </table:table-cell>
        </table:table-row>
        <table:table-row table:style-name="ro2">
          <table:table-cell/>
          <table:table-cell office:value-type="string">
            <text:p>Train Epoch: 9 [19200/50000 (38%)]</text:p>
          </table:table-cell>
          <table:table-cell office:value-type="string">
            <text:p>Loss: 0.265314</text:p>
          </table:table-cell>
        </table:table-row>
        <table:table-row table:style-name="ro2">
          <table:table-cell/>
          <table:table-cell office:value-type="string">
            <text:p>Train Epoch: 9 [28800/50000 (58%)]</text:p>
          </table:table-cell>
          <table:table-cell office:value-type="string">
            <text:p>Loss: 0.315158</text:p>
          </table:table-cell>
        </table:table-row>
        <table:table-row table:style-name="ro2">
          <table:table-cell/>
          <table:table-cell office:value-type="string">
            <text:p>Train Epoch: 9 [38400/50000 (77%)]</text:p>
          </table:table-cell>
          <table:table-cell office:value-type="string">
            <text:p>Loss: 0.339093</text:p>
          </table:table-cell>
        </table:table-row>
        <table:table-row table:style-name="ro2">
          <table:table-cell/>
          <table:table-cell office:value-type="string">
            <text:p>Train Epoch: 9 [48000/50000 (96%)]</text:p>
          </table:table-cell>
          <table:table-cell office:value-type="string">
            <text:p>Loss: 0.49932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9 [0/50000 (0%)]</text:p>
          </table:table-cell>
          <table:table-cell office:value-type="string">
            <text:p>Loss: 0.344609</text:p>
          </table:table-cell>
        </table:table-row>
        <table:table-row table:style-name="ro2">
          <table:table-cell/>
          <table:table-cell office:value-type="string">
            <text:p>Train Epoch: 9 [9600/50000 (19%)]</text:p>
          </table:table-cell>
          <table:table-cell office:value-type="string">
            <text:p>Loss: 0.197130</text:p>
          </table:table-cell>
        </table:table-row>
        <table:table-row table:style-name="ro2">
          <table:table-cell/>
          <table:table-cell office:value-type="string">
            <text:p>Train Epoch: 9 [19200/50000 (38%)]</text:p>
          </table:table-cell>
          <table:table-cell office:value-type="string">
            <text:p>Loss: 0.231518</text:p>
          </table:table-cell>
        </table:table-row>
        <table:table-row table:style-name="ro2">
          <table:table-cell/>
          <table:table-cell office:value-type="string">
            <text:p>Train Epoch: 9 [28800/50000 (58%)]</text:p>
          </table:table-cell>
          <table:table-cell office:value-type="string">
            <text:p>Loss: 0.222850</text:p>
          </table:table-cell>
        </table:table-row>
        <table:table-row table:style-name="ro2">
          <table:table-cell/>
          <table:table-cell office:value-type="string">
            <text:p>Train Epoch: 9 [38400/50000 (77%)]</text:p>
          </table:table-cell>
          <table:table-cell office:value-type="string">
            <text:p>Loss: 0.327200</text:p>
          </table:table-cell>
        </table:table-row>
        <table:table-row table:style-name="ro2">
          <table:table-cell/>
          <table:table-cell office:value-type="string">
            <text:p>Train Epoch: 9 [48000/50000 (96%)]</text:p>
          </table:table-cell>
          <table:table-cell office:value-type="string">
            <text:p>Loss: 0.63468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9 [0/50000 (0%)]</text:p>
          </table:table-cell>
          <table:table-cell office:value-type="string">
            <text:p>Loss: 0.356575</text:p>
          </table:table-cell>
        </table:table-row>
        <table:table-row table:style-name="ro2">
          <table:table-cell/>
          <table:table-cell office:value-type="string">
            <text:p>Train Epoch: 9 [9600/50000 (19%)]</text:p>
          </table:table-cell>
          <table:table-cell office:value-type="string">
            <text:p>Loss: 0.398262</text:p>
          </table:table-cell>
        </table:table-row>
        <table:table-row table:style-name="ro2">
          <table:table-cell/>
          <table:table-cell office:value-type="string">
            <text:p>Train Epoch: 9 [19200/50000 (38%)]</text:p>
          </table:table-cell>
          <table:table-cell office:value-type="string">
            <text:p>Loss: 0.208065</text:p>
          </table:table-cell>
        </table:table-row>
        <table:table-row table:style-name="ro2">
          <table:table-cell/>
          <table:table-cell office:value-type="string">
            <text:p>Train Epoch: 9 [28800/50000 (58%)]</text:p>
          </table:table-cell>
          <table:table-cell office:value-type="string">
            <text:p>Loss: 0.322611</text:p>
          </table:table-cell>
        </table:table-row>
        <table:table-row table:style-name="ro2">
          <table:table-cell/>
          <table:table-cell office:value-type="string">
            <text:p>Train Epoch: 9 [38400/50000 (77%)]</text:p>
          </table:table-cell>
          <table:table-cell office:value-type="string">
            <text:p>Loss: 0.237975</text:p>
          </table:table-cell>
        </table:table-row>
        <table:table-row table:style-name="ro2">
          <table:table-cell/>
          <table:table-cell office:value-type="string">
            <text:p>Train Epoch: 9 [48000/50000 (96%)]</text:p>
          </table:table-cell>
          <table:table-cell office:value-type="string">
            <text:p>Loss: 0.42161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38/10000 (91.000%)</text:p>
          </table:table-cell>
          <table:table-cell office:value-type="string">
            <text:p>Loss: 21.916878</text:p>
          </table:table-cell>
        </table:table-row>
        <table:table-row table:style-name="ro2">
          <table:table-cell/>
          <table:table-cell office:value-type="string">
            <text:p>Test accuracy: 9138/10000 (91.000%)</text:p>
          </table:table-cell>
          <table:table-cell office:value-type="string">
            <text:p>Loss: 21.91687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0 [0/50000 (0%)]</text:p>
          </table:table-cell>
          <table:table-cell office:value-type="string">
            <text:p>Loss: 0.370750</text:p>
          </table:table-cell>
        </table:table-row>
        <table:table-row table:style-name="ro2">
          <table:table-cell/>
          <table:table-cell office:value-type="string">
            <text:p>Train Epoch: 10 [9600/50000 (19%)]</text:p>
          </table:table-cell>
          <table:table-cell office:value-type="string">
            <text:p>Loss: 0.322623</text:p>
          </table:table-cell>
        </table:table-row>
        <table:table-row table:style-name="ro2">
          <table:table-cell/>
          <table:table-cell office:value-type="string">
            <text:p>Train Epoch: 10 [19200/50000 (38%)]</text:p>
          </table:table-cell>
          <table:table-cell office:value-type="string">
            <text:p>Loss: 0.238680</text:p>
          </table:table-cell>
        </table:table-row>
        <table:table-row table:style-name="ro2">
          <table:table-cell/>
          <table:table-cell office:value-type="string">
            <text:p>Train Epoch: 10 [28800/50000 (58%)]</text:p>
          </table:table-cell>
          <table:table-cell office:value-type="string">
            <text:p>Loss: 0.280072</text:p>
          </table:table-cell>
        </table:table-row>
        <table:table-row table:style-name="ro2">
          <table:table-cell/>
          <table:table-cell office:value-type="string">
            <text:p>Train Epoch: 10 [38400/50000 (77%)]</text:p>
          </table:table-cell>
          <table:table-cell office:value-type="string">
            <text:p>Loss: 0.248872</text:p>
          </table:table-cell>
        </table:table-row>
        <table:table-row table:style-name="ro2">
          <table:table-cell/>
          <table:table-cell office:value-type="string">
            <text:p>Train Epoch: 10 [48000/50000 (96%)]</text:p>
          </table:table-cell>
          <table:table-cell office:value-type="string">
            <text:p>Loss: 0.32100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0 [0/50000 (0%)]</text:p>
          </table:table-cell>
          <table:table-cell office:value-type="string">
            <text:p>Loss: 0.360226</text:p>
          </table:table-cell>
        </table:table-row>
        <table:table-row table:style-name="ro2">
          <table:table-cell/>
          <table:table-cell office:value-type="string">
            <text:p>Train Epoch: 10 [9600/50000 (19%)]</text:p>
          </table:table-cell>
          <table:table-cell office:value-type="string">
            <text:p>Loss: 0.196746</text:p>
          </table:table-cell>
        </table:table-row>
        <table:table-row table:style-name="ro2">
          <table:table-cell/>
          <table:table-cell office:value-type="string">
            <text:p>Train Epoch: 10 [19200/50000 (38%)]</text:p>
          </table:table-cell>
          <table:table-cell office:value-type="string">
            <text:p>Loss: 0.223413</text:p>
          </table:table-cell>
        </table:table-row>
        <table:table-row table:style-name="ro2">
          <table:table-cell/>
          <table:table-cell office:value-type="string">
            <text:p>Train Epoch: 10 [28800/50000 (58%)]</text:p>
          </table:table-cell>
          <table:table-cell office:value-type="string">
            <text:p>Loss: 0.216453</text:p>
          </table:table-cell>
        </table:table-row>
        <table:table-row table:style-name="ro2">
          <table:table-cell/>
          <table:table-cell office:value-type="string">
            <text:p>Train Epoch: 10 [38400/50000 (77%)]</text:p>
          </table:table-cell>
          <table:table-cell office:value-type="string">
            <text:p>Loss: 0.321332</text:p>
          </table:table-cell>
        </table:table-row>
        <table:table-row table:style-name="ro2">
          <table:table-cell/>
          <table:table-cell office:value-type="string">
            <text:p>Train Epoch: 10 [48000/50000 (96%)]</text:p>
          </table:table-cell>
          <table:table-cell office:value-type="string">
            <text:p>Loss: 0.47161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0 [0/50000 (0%)]</text:p>
          </table:table-cell>
          <table:table-cell office:value-type="string">
            <text:p>Loss: 0.324140</text:p>
          </table:table-cell>
        </table:table-row>
        <table:table-row table:style-name="ro2">
          <table:table-cell/>
          <table:table-cell office:value-type="string">
            <text:p>Train Epoch: 10 [9600/50000 (19%)]</text:p>
          </table:table-cell>
          <table:table-cell office:value-type="string">
            <text:p>Loss: 0.369089</text:p>
          </table:table-cell>
        </table:table-row>
        <table:table-row table:style-name="ro2">
          <table:table-cell/>
          <table:table-cell office:value-type="string">
            <text:p>Train Epoch: 10 [19200/50000 (38%)]</text:p>
          </table:table-cell>
          <table:table-cell office:value-type="string">
            <text:p>Loss: 0.230989</text:p>
          </table:table-cell>
        </table:table-row>
        <table:table-row table:style-name="ro2">
          <table:table-cell/>
          <table:table-cell office:value-type="string">
            <text:p>Train Epoch: 10 [28800/50000 (58%)]</text:p>
          </table:table-cell>
          <table:table-cell office:value-type="string">
            <text:p>Loss: 0.257635</text:p>
          </table:table-cell>
        </table:table-row>
        <table:table-row table:style-name="ro2">
          <table:table-cell/>
          <table:table-cell office:value-type="string">
            <text:p>Train Epoch: 10 [38400/50000 (77%)]</text:p>
          </table:table-cell>
          <table:table-cell office:value-type="string">
            <text:p>Loss: 0.297559</text:p>
          </table:table-cell>
        </table:table-row>
        <table:table-row table:style-name="ro2">
          <table:table-cell/>
          <table:table-cell office:value-type="string">
            <text:p>Train Epoch: 10 [48000/50000 (96%)]</text:p>
          </table:table-cell>
          <table:table-cell office:value-type="string">
            <text:p>Loss: 0.43825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46/10000 (91.000%)</text:p>
          </table:table-cell>
          <table:table-cell office:value-type="string">
            <text:p>Loss: 22.368870</text:p>
          </table:table-cell>
        </table:table-row>
        <table:table-row table:style-name="ro2">
          <table:table-cell/>
          <table:table-cell office:value-type="string">
            <text:p>Test accuracy: 9146/10000 (91.000%)</text:p>
          </table:table-cell>
          <table:table-cell office:value-type="string">
            <text:p>Loss: 22.36887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1 [0/50000 (0%)]</text:p>
          </table:table-cell>
          <table:table-cell office:value-type="string">
            <text:p>Loss: 0.333290</text:p>
          </table:table-cell>
        </table:table-row>
        <table:table-row table:style-name="ro2">
          <table:table-cell/>
          <table:table-cell office:value-type="string">
            <text:p>Train Epoch: 11 [9600/50000 (19%)]</text:p>
          </table:table-cell>
          <table:table-cell office:value-type="string">
            <text:p>Loss: 0.309361</text:p>
          </table:table-cell>
        </table:table-row>
        <table:table-row table:style-name="ro2">
          <table:table-cell/>
          <table:table-cell office:value-type="string">
            <text:p>Train Epoch: 11 [19200/50000 (38%)]</text:p>
          </table:table-cell>
          <table:table-cell office:value-type="string">
            <text:p>Loss: 0.214714</text:p>
          </table:table-cell>
        </table:table-row>
        <table:table-row table:style-name="ro2">
          <table:table-cell/>
          <table:table-cell office:value-type="string">
            <text:p>Train Epoch: 11 [28800/50000 (58%)]</text:p>
          </table:table-cell>
          <table:table-cell office:value-type="string">
            <text:p>Loss: 0.309934</text:p>
          </table:table-cell>
        </table:table-row>
        <table:table-row table:style-name="ro2">
          <table:table-cell/>
          <table:table-cell office:value-type="string">
            <text:p>Train Epoch: 11 [38400/50000 (77%)]</text:p>
          </table:table-cell>
          <table:table-cell office:value-type="string">
            <text:p>Loss: 0.320711</text:p>
          </table:table-cell>
        </table:table-row>
        <table:table-row table:style-name="ro2">
          <table:table-cell/>
          <table:table-cell office:value-type="string">
            <text:p>Train Epoch: 11 [48000/50000 (96%)]</text:p>
          </table:table-cell>
          <table:table-cell office:value-type="string">
            <text:p>Loss: 0.32673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1 [0/50000 (0%)]</text:p>
          </table:table-cell>
          <table:table-cell office:value-type="string">
            <text:p>Loss: 0.297909</text:p>
          </table:table-cell>
        </table:table-row>
        <table:table-row table:style-name="ro2">
          <table:table-cell/>
          <table:table-cell office:value-type="string">
            <text:p>Train Epoch: 11 [9600/50000 (19%)]</text:p>
          </table:table-cell>
          <table:table-cell office:value-type="string">
            <text:p>Loss: 0.209401</text:p>
          </table:table-cell>
        </table:table-row>
        <table:table-row table:style-name="ro2">
          <table:table-cell/>
          <table:table-cell office:value-type="string">
            <text:p>Train Epoch: 11 [19200/50000 (38%)]</text:p>
          </table:table-cell>
          <table:table-cell office:value-type="string">
            <text:p>Loss: 0.256877</text:p>
          </table:table-cell>
        </table:table-row>
        <table:table-row table:style-name="ro2">
          <table:table-cell/>
          <table:table-cell office:value-type="string">
            <text:p>Train Epoch: 11 [28800/50000 (58%)]</text:p>
          </table:table-cell>
          <table:table-cell office:value-type="string">
            <text:p>Loss: 0.189400</text:p>
          </table:table-cell>
        </table:table-row>
        <table:table-row table:style-name="ro2">
          <table:table-cell/>
          <table:table-cell office:value-type="string">
            <text:p>Train Epoch: 11 [38400/50000 (77%)]</text:p>
          </table:table-cell>
          <table:table-cell office:value-type="string">
            <text:p>Loss: 0.347280</text:p>
          </table:table-cell>
        </table:table-row>
        <table:table-row table:style-name="ro2">
          <table:table-cell/>
          <table:table-cell office:value-type="string">
            <text:p>Train Epoch: 11 [48000/50000 (96%)]</text:p>
          </table:table-cell>
          <table:table-cell office:value-type="string">
            <text:p>Loss: 0.50586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1 [0/50000 (0%)]</text:p>
          </table:table-cell>
          <table:table-cell office:value-type="string">
            <text:p>Loss: 0.331322</text:p>
          </table:table-cell>
        </table:table-row>
        <table:table-row table:style-name="ro2">
          <table:table-cell/>
          <table:table-cell office:value-type="string">
            <text:p>Train Epoch: 11 [9600/50000 (19%)]</text:p>
          </table:table-cell>
          <table:table-cell office:value-type="string">
            <text:p>Loss: 0.369509</text:p>
          </table:table-cell>
        </table:table-row>
        <table:table-row table:style-name="ro2">
          <table:table-cell/>
          <table:table-cell office:value-type="string">
            <text:p>Train Epoch: 11 [19200/50000 (38%)]</text:p>
          </table:table-cell>
          <table:table-cell office:value-type="string">
            <text:p>Loss: 0.244173</text:p>
          </table:table-cell>
        </table:table-row>
        <table:table-row table:style-name="ro2">
          <table:table-cell/>
          <table:table-cell office:value-type="string">
            <text:p>Train Epoch: 11 [28800/50000 (58%)]</text:p>
          </table:table-cell>
          <table:table-cell office:value-type="string">
            <text:p>Loss: 0.344895</text:p>
          </table:table-cell>
        </table:table-row>
        <table:table-row table:style-name="ro2">
          <table:table-cell/>
          <table:table-cell office:value-type="string">
            <text:p>Train Epoch: 11 [38400/50000 (77%)]</text:p>
          </table:table-cell>
          <table:table-cell office:value-type="string">
            <text:p>Loss: 0.274050</text:p>
          </table:table-cell>
        </table:table-row>
        <table:table-row table:style-name="ro2">
          <table:table-cell/>
          <table:table-cell office:value-type="string">
            <text:p>Train Epoch: 11 [48000/50000 (96%)]</text:p>
          </table:table-cell>
          <table:table-cell office:value-type="string">
            <text:p>Loss: 0.40148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55/10000 (89.000%)</text:p>
          </table:table-cell>
          <table:table-cell office:value-type="string">
            <text:p>Loss: 27.663458</text:p>
          </table:table-cell>
        </table:table-row>
        <table:table-row table:style-name="ro2">
          <table:table-cell/>
          <table:table-cell office:value-type="string">
            <text:p>Test accuracy: 8955/10000 (89.000%)</text:p>
          </table:table-cell>
          <table:table-cell office:value-type="string">
            <text:p>Loss: 27.66345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2 [0/50000 (0%)]</text:p>
          </table:table-cell>
          <table:table-cell office:value-type="string">
            <text:p>Loss: 0.449193</text:p>
          </table:table-cell>
        </table:table-row>
        <table:table-row table:style-name="ro2">
          <table:table-cell/>
          <table:table-cell office:value-type="string">
            <text:p>Train Epoch: 12 [9600/50000 (19%)]</text:p>
          </table:table-cell>
          <table:table-cell office:value-type="string">
            <text:p>Loss: 0.297523</text:p>
          </table:table-cell>
        </table:table-row>
        <table:table-row table:style-name="ro2">
          <table:table-cell/>
          <table:table-cell office:value-type="string">
            <text:p>Train Epoch: 12 [19200/50000 (38%)]</text:p>
          </table:table-cell>
          <table:table-cell office:value-type="string">
            <text:p>Loss: 0.232697</text:p>
          </table:table-cell>
        </table:table-row>
        <table:table-row table:style-name="ro2">
          <table:table-cell/>
          <table:table-cell office:value-type="string">
            <text:p>Train Epoch: 12 [28800/50000 (58%)]</text:p>
          </table:table-cell>
          <table:table-cell office:value-type="string">
            <text:p>Loss: 0.323757</text:p>
          </table:table-cell>
        </table:table-row>
        <table:table-row table:style-name="ro2">
          <table:table-cell/>
          <table:table-cell office:value-type="string">
            <text:p>Train Epoch: 12 [38400/50000 (77%)]</text:p>
          </table:table-cell>
          <table:table-cell office:value-type="string">
            <text:p>Loss: 0.298561</text:p>
          </table:table-cell>
        </table:table-row>
        <table:table-row table:style-name="ro2">
          <table:table-cell/>
          <table:table-cell office:value-type="string">
            <text:p>Train Epoch: 12 [48000/50000 (96%)]</text:p>
          </table:table-cell>
          <table:table-cell office:value-type="string">
            <text:p>Loss: 0.48035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2 [0/50000 (0%)]</text:p>
          </table:table-cell>
          <table:table-cell office:value-type="string">
            <text:p>Loss: 0.354653</text:p>
          </table:table-cell>
        </table:table-row>
        <table:table-row table:style-name="ro2">
          <table:table-cell/>
          <table:table-cell office:value-type="string">
            <text:p>Train Epoch: 12 [9600/50000 (19%)]</text:p>
          </table:table-cell>
          <table:table-cell office:value-type="string">
            <text:p>Loss: 0.205788</text:p>
          </table:table-cell>
        </table:table-row>
        <table:table-row table:style-name="ro2">
          <table:table-cell/>
          <table:table-cell office:value-type="string">
            <text:p>Train Epoch: 12 [19200/50000 (38%)]</text:p>
          </table:table-cell>
          <table:table-cell office:value-type="string">
            <text:p>Loss: 0.205880</text:p>
          </table:table-cell>
        </table:table-row>
        <table:table-row table:style-name="ro2">
          <table:table-cell/>
          <table:table-cell office:value-type="string">
            <text:p>Train Epoch: 12 [28800/50000 (58%)]</text:p>
          </table:table-cell>
          <table:table-cell office:value-type="string">
            <text:p>Loss: 0.245901</text:p>
          </table:table-cell>
        </table:table-row>
        <table:table-row table:style-name="ro2">
          <table:table-cell/>
          <table:table-cell office:value-type="string">
            <text:p>Train Epoch: 12 [38400/50000 (77%)]</text:p>
          </table:table-cell>
          <table:table-cell office:value-type="string">
            <text:p>Loss: 0.306265</text:p>
          </table:table-cell>
        </table:table-row>
        <table:table-row table:style-name="ro2">
          <table:table-cell/>
          <table:table-cell office:value-type="string">
            <text:p>Train Epoch: 12 [48000/50000 (96%)]</text:p>
          </table:table-cell>
          <table:table-cell office:value-type="string">
            <text:p>Loss: 0.31095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2 [0/50000 (0%)]</text:p>
          </table:table-cell>
          <table:table-cell office:value-type="string">
            <text:p>Loss: 0.403866</text:p>
          </table:table-cell>
        </table:table-row>
        <table:table-row table:style-name="ro2">
          <table:table-cell/>
          <table:table-cell office:value-type="string">
            <text:p>Train Epoch: 12 [9600/50000 (19%)]</text:p>
          </table:table-cell>
          <table:table-cell office:value-type="string">
            <text:p>Loss: 0.451566</text:p>
          </table:table-cell>
        </table:table-row>
        <table:table-row table:style-name="ro2">
          <table:table-cell/>
          <table:table-cell office:value-type="string">
            <text:p>Train Epoch: 12 [19200/50000 (38%)]</text:p>
          </table:table-cell>
          <table:table-cell office:value-type="string">
            <text:p>Loss: 0.215234</text:p>
          </table:table-cell>
        </table:table-row>
        <table:table-row table:style-name="ro2">
          <table:table-cell/>
          <table:table-cell office:value-type="string">
            <text:p>Train Epoch: 12 [28800/50000 (58%)]</text:p>
          </table:table-cell>
          <table:table-cell office:value-type="string">
            <text:p>Loss: 0.273142</text:p>
          </table:table-cell>
        </table:table-row>
        <table:table-row table:style-name="ro2">
          <table:table-cell/>
          <table:table-cell office:value-type="string">
            <text:p>Train Epoch: 12 [38400/50000 (77%)]</text:p>
          </table:table-cell>
          <table:table-cell office:value-type="string">
            <text:p>Loss: 0.285566</text:p>
          </table:table-cell>
        </table:table-row>
        <table:table-row table:style-name="ro2">
          <table:table-cell/>
          <table:table-cell office:value-type="string">
            <text:p>Train Epoch: 12 [48000/50000 (96%)]</text:p>
          </table:table-cell>
          <table:table-cell office:value-type="string">
            <text:p>Loss: 0.43169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64/10000 (92.000%)</text:p>
          </table:table-cell>
          <table:table-cell office:value-type="string">
            <text:p>Loss: 19.720621</text:p>
          </table:table-cell>
        </table:table-row>
        <table:table-row table:style-name="ro2">
          <table:table-cell/>
          <table:table-cell office:value-type="string">
            <text:p>Test accuracy: 9264/10000 (92.000%)</text:p>
          </table:table-cell>
          <table:table-cell office:value-type="string">
            <text:p>Loss: 19.72062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3 [0/50000 (0%)]</text:p>
          </table:table-cell>
          <table:table-cell office:value-type="string">
            <text:p>Loss: 0.316431</text:p>
          </table:table-cell>
        </table:table-row>
        <table:table-row table:style-name="ro2">
          <table:table-cell/>
          <table:table-cell office:value-type="string">
            <text:p>Train Epoch: 13 [9600/50000 (19%)]</text:p>
          </table:table-cell>
          <table:table-cell office:value-type="string">
            <text:p>Loss: 0.249349</text:p>
          </table:table-cell>
        </table:table-row>
        <table:table-row table:style-name="ro2">
          <table:table-cell/>
          <table:table-cell office:value-type="string">
            <text:p>Train Epoch: 13 [19200/50000 (38%)]</text:p>
          </table:table-cell>
          <table:table-cell office:value-type="string">
            <text:p>Loss: 0.195357</text:p>
          </table:table-cell>
        </table:table-row>
        <table:table-row table:style-name="ro2">
          <table:table-cell/>
          <table:table-cell office:value-type="string">
            <text:p>Train Epoch: 13 [28800/50000 (58%)]</text:p>
          </table:table-cell>
          <table:table-cell office:value-type="string">
            <text:p>Loss: 0.272424</text:p>
          </table:table-cell>
        </table:table-row>
        <table:table-row table:style-name="ro2">
          <table:table-cell/>
          <table:table-cell office:value-type="string">
            <text:p>Train Epoch: 13 [38400/50000 (77%)]</text:p>
          </table:table-cell>
          <table:table-cell office:value-type="string">
            <text:p>Loss: 0.301803</text:p>
          </table:table-cell>
        </table:table-row>
        <table:table-row table:style-name="ro2">
          <table:table-cell/>
          <table:table-cell office:value-type="string">
            <text:p>Train Epoch: 13 [48000/50000 (96%)]</text:p>
          </table:table-cell>
          <table:table-cell office:value-type="string">
            <text:p>Loss: 0.41645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3 [0/50000 (0%)]</text:p>
          </table:table-cell>
          <table:table-cell office:value-type="string">
            <text:p>Loss: 0.279570</text:p>
          </table:table-cell>
        </table:table-row>
        <table:table-row table:style-name="ro2">
          <table:table-cell/>
          <table:table-cell office:value-type="string">
            <text:p>Train Epoch: 13 [9600/50000 (19%)]</text:p>
          </table:table-cell>
          <table:table-cell office:value-type="string">
            <text:p>Loss: 0.193745</text:p>
          </table:table-cell>
        </table:table-row>
        <table:table-row table:style-name="ro2">
          <table:table-cell/>
          <table:table-cell office:value-type="string">
            <text:p>Train Epoch: 13 [19200/50000 (38%)]</text:p>
          </table:table-cell>
          <table:table-cell office:value-type="string">
            <text:p>Loss: 0.207573</text:p>
          </table:table-cell>
        </table:table-row>
        <table:table-row table:style-name="ro2">
          <table:table-cell/>
          <table:table-cell office:value-type="string">
            <text:p>Train Epoch: 13 [28800/50000 (58%)]</text:p>
          </table:table-cell>
          <table:table-cell office:value-type="string">
            <text:p>Loss: 0.187233</text:p>
          </table:table-cell>
        </table:table-row>
        <table:table-row table:style-name="ro2">
          <table:table-cell/>
          <table:table-cell office:value-type="string">
            <text:p>Train Epoch: 13 [38400/50000 (77%)]</text:p>
          </table:table-cell>
          <table:table-cell office:value-type="string">
            <text:p>Loss: 0.334566</text:p>
          </table:table-cell>
        </table:table-row>
        <table:table-row table:style-name="ro2">
          <table:table-cell/>
          <table:table-cell office:value-type="string">
            <text:p>Train Epoch: 13 [48000/50000 (96%)]</text:p>
          </table:table-cell>
          <table:table-cell office:value-type="string">
            <text:p>Loss: 0.41772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3 [0/50000 (0%)]</text:p>
          </table:table-cell>
          <table:table-cell office:value-type="string">
            <text:p>Loss: 0.407945</text:p>
          </table:table-cell>
        </table:table-row>
        <table:table-row table:style-name="ro2">
          <table:table-cell/>
          <table:table-cell office:value-type="string">
            <text:p>Train Epoch: 13 [9600/50000 (19%)]</text:p>
          </table:table-cell>
          <table:table-cell office:value-type="string">
            <text:p>Loss: 0.339499</text:p>
          </table:table-cell>
        </table:table-row>
        <table:table-row table:style-name="ro2">
          <table:table-cell/>
          <table:table-cell office:value-type="string">
            <text:p>Train Epoch: 13 [19200/50000 (38%)]</text:p>
          </table:table-cell>
          <table:table-cell office:value-type="string">
            <text:p>Loss: 0.174478</text:p>
          </table:table-cell>
        </table:table-row>
        <table:table-row table:style-name="ro2">
          <table:table-cell/>
          <table:table-cell office:value-type="string">
            <text:p>Train Epoch: 13 [28800/50000 (58%)]</text:p>
          </table:table-cell>
          <table:table-cell office:value-type="string">
            <text:p>Loss: 0.291388</text:p>
          </table:table-cell>
        </table:table-row>
        <table:table-row table:style-name="ro2">
          <table:table-cell/>
          <table:table-cell office:value-type="string">
            <text:p>Train Epoch: 13 [38400/50000 (77%)]</text:p>
          </table:table-cell>
          <table:table-cell office:value-type="string">
            <text:p>Loss: 0.236811</text:p>
          </table:table-cell>
        </table:table-row>
        <table:table-row table:style-name="ro2">
          <table:table-cell/>
          <table:table-cell office:value-type="string">
            <text:p>Train Epoch: 13 [48000/50000 (96%)]</text:p>
          </table:table-cell>
          <table:table-cell office:value-type="string">
            <text:p>Loss: 0.32725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85/10000 (92.000%)</text:p>
          </table:table-cell>
          <table:table-cell office:value-type="string">
            <text:p>Loss: 19.189465</text:p>
          </table:table-cell>
        </table:table-row>
        <table:table-row table:style-name="ro2">
          <table:table-cell/>
          <table:table-cell office:value-type="string">
            <text:p>Test accuracy: 9285/10000 (92.000%)</text:p>
          </table:table-cell>
          <table:table-cell office:value-type="string">
            <text:p>Loss: 19.18946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4 [0/50000 (0%)]</text:p>
          </table:table-cell>
          <table:table-cell office:value-type="string">
            <text:p>Loss: 0.380373</text:p>
          </table:table-cell>
        </table:table-row>
        <table:table-row table:style-name="ro2">
          <table:table-cell/>
          <table:table-cell office:value-type="string">
            <text:p>Train Epoch: 14 [9600/50000 (19%)]</text:p>
          </table:table-cell>
          <table:table-cell office:value-type="string">
            <text:p>Loss: 0.257355</text:p>
          </table:table-cell>
        </table:table-row>
        <table:table-row table:style-name="ro2">
          <table:table-cell/>
          <table:table-cell office:value-type="string">
            <text:p>Train Epoch: 14 [19200/50000 (38%)]</text:p>
          </table:table-cell>
          <table:table-cell office:value-type="string">
            <text:p>Loss: 0.227725</text:p>
          </table:table-cell>
        </table:table-row>
        <table:table-row table:style-name="ro2">
          <table:table-cell/>
          <table:table-cell office:value-type="string">
            <text:p>Train Epoch: 14 [28800/50000 (58%)]</text:p>
          </table:table-cell>
          <table:table-cell office:value-type="string">
            <text:p>Loss: 0.306037</text:p>
          </table:table-cell>
        </table:table-row>
        <table:table-row table:style-name="ro2">
          <table:table-cell/>
          <table:table-cell office:value-type="string">
            <text:p>Train Epoch: 14 [38400/50000 (77%)]</text:p>
          </table:table-cell>
          <table:table-cell office:value-type="string">
            <text:p>Loss: 0.256948</text:p>
          </table:table-cell>
        </table:table-row>
        <table:table-row table:style-name="ro2">
          <table:table-cell/>
          <table:table-cell office:value-type="string">
            <text:p>Train Epoch: 14 [48000/50000 (96%)]</text:p>
          </table:table-cell>
          <table:table-cell office:value-type="string">
            <text:p>Loss: 0.39492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4 [0/50000 (0%)]</text:p>
          </table:table-cell>
          <table:table-cell office:value-type="string">
            <text:p>Loss: 0.350717</text:p>
          </table:table-cell>
        </table:table-row>
        <table:table-row table:style-name="ro2">
          <table:table-cell/>
          <table:table-cell office:value-type="string">
            <text:p>Train Epoch: 14 [9600/50000 (19%)]</text:p>
          </table:table-cell>
          <table:table-cell office:value-type="string">
            <text:p>Loss: 0.176831</text:p>
          </table:table-cell>
        </table:table-row>
        <table:table-row table:style-name="ro2">
          <table:table-cell/>
          <table:table-cell office:value-type="string">
            <text:p>Train Epoch: 14 [19200/50000 (38%)]</text:p>
          </table:table-cell>
          <table:table-cell office:value-type="string">
            <text:p>Loss: 0.215469</text:p>
          </table:table-cell>
        </table:table-row>
        <table:table-row table:style-name="ro2">
          <table:table-cell/>
          <table:table-cell office:value-type="string">
            <text:p>Train Epoch: 14 [28800/50000 (58%)]</text:p>
          </table:table-cell>
          <table:table-cell office:value-type="string">
            <text:p>Loss: 0.206359</text:p>
          </table:table-cell>
        </table:table-row>
        <table:table-row table:style-name="ro2">
          <table:table-cell/>
          <table:table-cell office:value-type="string">
            <text:p>Train Epoch: 14 [38400/50000 (77%)]</text:p>
          </table:table-cell>
          <table:table-cell office:value-type="string">
            <text:p>Loss: 0.299980</text:p>
          </table:table-cell>
        </table:table-row>
        <table:table-row table:style-name="ro2">
          <table:table-cell/>
          <table:table-cell office:value-type="string">
            <text:p>Train Epoch: 14 [48000/50000 (96%)]</text:p>
          </table:table-cell>
          <table:table-cell office:value-type="string">
            <text:p>Loss: 0.43712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4 [0/50000 (0%)]</text:p>
          </table:table-cell>
          <table:table-cell office:value-type="string">
            <text:p>Loss: 0.299526</text:p>
          </table:table-cell>
        </table:table-row>
        <table:table-row table:style-name="ro2">
          <table:table-cell/>
          <table:table-cell office:value-type="string">
            <text:p>Train Epoch: 14 [9600/50000 (19%)]</text:p>
          </table:table-cell>
          <table:table-cell office:value-type="string">
            <text:p>Loss: 0.289438</text:p>
          </table:table-cell>
        </table:table-row>
        <table:table-row table:style-name="ro2">
          <table:table-cell/>
          <table:table-cell office:value-type="string">
            <text:p>Train Epoch: 14 [19200/50000 (38%)]</text:p>
          </table:table-cell>
          <table:table-cell office:value-type="string">
            <text:p>Loss: 0.202579</text:p>
          </table:table-cell>
        </table:table-row>
        <table:table-row table:style-name="ro2">
          <table:table-cell/>
          <table:table-cell office:value-type="string">
            <text:p>Train Epoch: 14 [28800/50000 (58%)]</text:p>
          </table:table-cell>
          <table:table-cell office:value-type="string">
            <text:p>Loss: 0.251370</text:p>
          </table:table-cell>
        </table:table-row>
        <table:table-row table:style-name="ro2">
          <table:table-cell/>
          <table:table-cell office:value-type="string">
            <text:p>Train Epoch: 14 [38400/50000 (77%)]</text:p>
          </table:table-cell>
          <table:table-cell office:value-type="string">
            <text:p>Loss: 0.254019</text:p>
          </table:table-cell>
        </table:table-row>
        <table:table-row table:style-name="ro2">
          <table:table-cell/>
          <table:table-cell office:value-type="string">
            <text:p>Train Epoch: 14 [48000/50000 (96%)]</text:p>
          </table:table-cell>
          <table:table-cell office:value-type="string">
            <text:p>Loss: 0.34015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76/10000 (92.000%)</text:p>
          </table:table-cell>
          <table:table-cell office:value-type="string">
            <text:p>Loss: 19.058680</text:p>
          </table:table-cell>
        </table:table-row>
        <table:table-row table:style-name="ro2">
          <table:table-cell/>
          <table:table-cell office:value-type="string">
            <text:p>Test accuracy: 9276/10000 (92.000%)</text:p>
          </table:table-cell>
          <table:table-cell office:value-type="string">
            <text:p>Loss: 19.05868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5 [0/50000 (0%)]</text:p>
          </table:table-cell>
          <table:table-cell office:value-type="string">
            <text:p>Loss: 0.312590</text:p>
          </table:table-cell>
        </table:table-row>
        <table:table-row table:style-name="ro2">
          <table:table-cell/>
          <table:table-cell office:value-type="string">
            <text:p>Train Epoch: 15 [9600/50000 (19%)]</text:p>
          </table:table-cell>
          <table:table-cell office:value-type="string">
            <text:p>Loss: 0.257143</text:p>
          </table:table-cell>
        </table:table-row>
        <table:table-row table:style-name="ro2">
          <table:table-cell/>
          <table:table-cell office:value-type="string">
            <text:p>Train Epoch: 15 [19200/50000 (38%)]</text:p>
          </table:table-cell>
          <table:table-cell office:value-type="string">
            <text:p>Loss: 0.208033</text:p>
          </table:table-cell>
        </table:table-row>
        <table:table-row table:style-name="ro2">
          <table:table-cell/>
          <table:table-cell office:value-type="string">
            <text:p>Train Epoch: 15 [28800/50000 (58%)]</text:p>
          </table:table-cell>
          <table:table-cell office:value-type="string">
            <text:p>Loss: 0.314807</text:p>
          </table:table-cell>
        </table:table-row>
        <table:table-row table:style-name="ro2">
          <table:table-cell/>
          <table:table-cell office:value-type="string">
            <text:p>Train Epoch: 15 [38400/50000 (77%)]</text:p>
          </table:table-cell>
          <table:table-cell office:value-type="string">
            <text:p>Loss: 0.287752</text:p>
          </table:table-cell>
        </table:table-row>
        <table:table-row table:style-name="ro2">
          <table:table-cell/>
          <table:table-cell office:value-type="string">
            <text:p>Train Epoch: 15 [48000/50000 (96%)]</text:p>
          </table:table-cell>
          <table:table-cell office:value-type="string">
            <text:p>Loss: 0.23751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5 [0/50000 (0%)]</text:p>
          </table:table-cell>
          <table:table-cell office:value-type="string">
            <text:p>Loss: 0.383487</text:p>
          </table:table-cell>
        </table:table-row>
        <table:table-row table:style-name="ro2">
          <table:table-cell/>
          <table:table-cell office:value-type="string">
            <text:p>Train Epoch: 15 [9600/50000 (19%)]</text:p>
          </table:table-cell>
          <table:table-cell office:value-type="string">
            <text:p>Loss: 0.182259</text:p>
          </table:table-cell>
        </table:table-row>
        <table:table-row table:style-name="ro2">
          <table:table-cell/>
          <table:table-cell office:value-type="string">
            <text:p>Train Epoch: 15 [19200/50000 (38%)]</text:p>
          </table:table-cell>
          <table:table-cell office:value-type="string">
            <text:p>Loss: 0.181818</text:p>
          </table:table-cell>
        </table:table-row>
        <table:table-row table:style-name="ro2">
          <table:table-cell/>
          <table:table-cell office:value-type="string">
            <text:p>Train Epoch: 15 [28800/50000 (58%)]</text:p>
          </table:table-cell>
          <table:table-cell office:value-type="string">
            <text:p>Loss: 0.190776</text:p>
          </table:table-cell>
        </table:table-row>
        <table:table-row table:style-name="ro2">
          <table:table-cell/>
          <table:table-cell office:value-type="string">
            <text:p>Train Epoch: 15 [38400/50000 (77%)]</text:p>
          </table:table-cell>
          <table:table-cell office:value-type="string">
            <text:p>Loss: 0.273243</text:p>
          </table:table-cell>
        </table:table-row>
        <table:table-row table:style-name="ro2">
          <table:table-cell/>
          <table:table-cell office:value-type="string">
            <text:p>Train Epoch: 15 [48000/50000 (96%)]</text:p>
          </table:table-cell>
          <table:table-cell office:value-type="string">
            <text:p>Loss: 0.45394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5 [0/50000 (0%)]</text:p>
          </table:table-cell>
          <table:table-cell office:value-type="string">
            <text:p>Loss: 0.803980</text:p>
          </table:table-cell>
        </table:table-row>
        <table:table-row table:style-name="ro2">
          <table:table-cell/>
          <table:table-cell office:value-type="string">
            <text:p>Train Epoch: 15 [9600/50000 (19%)]</text:p>
          </table:table-cell>
          <table:table-cell office:value-type="string">
            <text:p>Loss: 0.347991</text:p>
          </table:table-cell>
        </table:table-row>
        <table:table-row table:style-name="ro2">
          <table:table-cell/>
          <table:table-cell office:value-type="string">
            <text:p>Train Epoch: 15 [19200/50000 (38%)]</text:p>
          </table:table-cell>
          <table:table-cell office:value-type="string">
            <text:p>Loss: 0.213671</text:p>
          </table:table-cell>
        </table:table-row>
        <table:table-row table:style-name="ro2">
          <table:table-cell/>
          <table:table-cell office:value-type="string">
            <text:p>Train Epoch: 15 [28800/50000 (58%)]</text:p>
          </table:table-cell>
          <table:table-cell office:value-type="string">
            <text:p>Loss: 0.218434</text:p>
          </table:table-cell>
        </table:table-row>
        <table:table-row table:style-name="ro2">
          <table:table-cell/>
          <table:table-cell office:value-type="string">
            <text:p>Train Epoch: 15 [38400/50000 (77%)]</text:p>
          </table:table-cell>
          <table:table-cell office:value-type="string">
            <text:p>Loss: 0.241236</text:p>
          </table:table-cell>
        </table:table-row>
        <table:table-row table:style-name="ro2">
          <table:table-cell/>
          <table:table-cell office:value-type="string">
            <text:p>Train Epoch: 15 [48000/50000 (96%)]</text:p>
          </table:table-cell>
          <table:table-cell office:value-type="string">
            <text:p>Loss: 0.28810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26/10000 (92.000%)</text:p>
          </table:table-cell>
          <table:table-cell office:value-type="string">
            <text:p>Loss: 21.197027</text:p>
          </table:table-cell>
        </table:table-row>
        <table:table-row table:style-name="ro2">
          <table:table-cell/>
          <table:table-cell office:value-type="string">
            <text:p>Test accuracy: 9226/10000 (92.000%)</text:p>
          </table:table-cell>
          <table:table-cell office:value-type="string">
            <text:p>Loss: 21.19702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6 [0/50000 (0%)]</text:p>
          </table:table-cell>
          <table:table-cell office:value-type="string">
            <text:p>Loss: 0.291713</text:p>
          </table:table-cell>
        </table:table-row>
        <table:table-row table:style-name="ro2">
          <table:table-cell/>
          <table:table-cell office:value-type="string">
            <text:p>Train Epoch: 16 [9600/50000 (19%)]</text:p>
          </table:table-cell>
          <table:table-cell office:value-type="string">
            <text:p>Loss: 0.240653</text:p>
          </table:table-cell>
        </table:table-row>
        <table:table-row table:style-name="ro2">
          <table:table-cell/>
          <table:table-cell office:value-type="string">
            <text:p>Train Epoch: 16 [19200/50000 (38%)]</text:p>
          </table:table-cell>
          <table:table-cell office:value-type="string">
            <text:p>Loss: 0.198929</text:p>
          </table:table-cell>
        </table:table-row>
        <table:table-row table:style-name="ro2">
          <table:table-cell/>
          <table:table-cell office:value-type="string">
            <text:p>Train Epoch: 16 [28800/50000 (58%)]</text:p>
          </table:table-cell>
          <table:table-cell office:value-type="string">
            <text:p>Loss: 0.258269</text:p>
          </table:table-cell>
        </table:table-row>
        <table:table-row table:style-name="ro2">
          <table:table-cell/>
          <table:table-cell office:value-type="string">
            <text:p>Train Epoch: 16 [38400/50000 (77%)]</text:p>
          </table:table-cell>
          <table:table-cell office:value-type="string">
            <text:p>Loss: 0.304933</text:p>
          </table:table-cell>
        </table:table-row>
        <table:table-row table:style-name="ro2">
          <table:table-cell/>
          <table:table-cell office:value-type="string">
            <text:p>Train Epoch: 16 [48000/50000 (96%)]</text:p>
          </table:table-cell>
          <table:table-cell office:value-type="string">
            <text:p>Loss: 0.22511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6 [0/50000 (0%)]</text:p>
          </table:table-cell>
          <table:table-cell office:value-type="string">
            <text:p>Loss: 0.348578</text:p>
          </table:table-cell>
        </table:table-row>
        <table:table-row table:style-name="ro2">
          <table:table-cell/>
          <table:table-cell office:value-type="string">
            <text:p>Train Epoch: 16 [9600/50000 (19%)]</text:p>
          </table:table-cell>
          <table:table-cell office:value-type="string">
            <text:p>Loss: 0.154387</text:p>
          </table:table-cell>
        </table:table-row>
        <table:table-row table:style-name="ro2">
          <table:table-cell/>
          <table:table-cell office:value-type="string">
            <text:p>Train Epoch: 16 [19200/50000 (38%)]</text:p>
          </table:table-cell>
          <table:table-cell office:value-type="string">
            <text:p>Loss: 0.193339</text:p>
          </table:table-cell>
        </table:table-row>
        <table:table-row table:style-name="ro2">
          <table:table-cell/>
          <table:table-cell office:value-type="string">
            <text:p>Train Epoch: 16 [28800/50000 (58%)]</text:p>
          </table:table-cell>
          <table:table-cell office:value-type="string">
            <text:p>Loss: 0.219918</text:p>
          </table:table-cell>
        </table:table-row>
        <table:table-row table:style-name="ro2">
          <table:table-cell/>
          <table:table-cell office:value-type="string">
            <text:p>Train Epoch: 16 [38400/50000 (77%)]</text:p>
          </table:table-cell>
          <table:table-cell office:value-type="string">
            <text:p>Loss: 0.279144</text:p>
          </table:table-cell>
        </table:table-row>
        <table:table-row table:style-name="ro2">
          <table:table-cell/>
          <table:table-cell office:value-type="string">
            <text:p>Train Epoch: 16 [48000/50000 (96%)]</text:p>
          </table:table-cell>
          <table:table-cell office:value-type="string">
            <text:p>Loss: 0.47947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6 [0/50000 (0%)]</text:p>
          </table:table-cell>
          <table:table-cell office:value-type="string">
            <text:p>Loss: 0.348937</text:p>
          </table:table-cell>
        </table:table-row>
        <table:table-row table:style-name="ro2">
          <table:table-cell/>
          <table:table-cell office:value-type="string">
            <text:p>Train Epoch: 16 [9600/50000 (19%)]</text:p>
          </table:table-cell>
          <table:table-cell office:value-type="string">
            <text:p>Loss: 0.336599</text:p>
          </table:table-cell>
        </table:table-row>
        <table:table-row table:style-name="ro2">
          <table:table-cell/>
          <table:table-cell office:value-type="string">
            <text:p>Train Epoch: 16 [19200/50000 (38%)]</text:p>
          </table:table-cell>
          <table:table-cell office:value-type="string">
            <text:p>Loss: 0.198497</text:p>
          </table:table-cell>
        </table:table-row>
        <table:table-row table:style-name="ro2">
          <table:table-cell/>
          <table:table-cell office:value-type="string">
            <text:p>Train Epoch: 16 [28800/50000 (58%)]</text:p>
          </table:table-cell>
          <table:table-cell office:value-type="string">
            <text:p>Loss: 0.221475</text:p>
          </table:table-cell>
        </table:table-row>
        <table:table-row table:style-name="ro2">
          <table:table-cell/>
          <table:table-cell office:value-type="string">
            <text:p>Train Epoch: 16 [38400/50000 (77%)]</text:p>
          </table:table-cell>
          <table:table-cell office:value-type="string">
            <text:p>Loss: 0.302171</text:p>
          </table:table-cell>
        </table:table-row>
        <table:table-row table:style-name="ro2">
          <table:table-cell/>
          <table:table-cell office:value-type="string">
            <text:p>Train Epoch: 16 [48000/50000 (96%)]</text:p>
          </table:table-cell>
          <table:table-cell office:value-type="string">
            <text:p>Loss: 0.30062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31/10000 (91.000%)</text:p>
          </table:table-cell>
          <table:table-cell office:value-type="string">
            <text:p>Loss: 22.959953</text:p>
          </table:table-cell>
        </table:table-row>
        <table:table-row table:style-name="ro2">
          <table:table-cell/>
          <table:table-cell office:value-type="string">
            <text:p>Test accuracy: 9131/10000 (91.000%)</text:p>
          </table:table-cell>
          <table:table-cell office:value-type="string">
            <text:p>Loss: 22.95995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7 [0/50000 (0%)]</text:p>
          </table:table-cell>
          <table:table-cell office:value-type="string">
            <text:p>Loss: 0.337772</text:p>
          </table:table-cell>
        </table:table-row>
        <table:table-row table:style-name="ro2">
          <table:table-cell/>
          <table:table-cell office:value-type="string">
            <text:p>Train Epoch: 17 [9600/50000 (19%)]</text:p>
          </table:table-cell>
          <table:table-cell office:value-type="string">
            <text:p>Loss: 0.247686</text:p>
          </table:table-cell>
        </table:table-row>
        <table:table-row table:style-name="ro2">
          <table:table-cell/>
          <table:table-cell office:value-type="string">
            <text:p>Train Epoch: 17 [19200/50000 (38%)]</text:p>
          </table:table-cell>
          <table:table-cell office:value-type="string">
            <text:p>Loss: 0.171126</text:p>
          </table:table-cell>
        </table:table-row>
        <table:table-row table:style-name="ro2">
          <table:table-cell/>
          <table:table-cell office:value-type="string">
            <text:p>Train Epoch: 17 [28800/50000 (58%)]</text:p>
          </table:table-cell>
          <table:table-cell office:value-type="string">
            <text:p>Loss: 0.296354</text:p>
          </table:table-cell>
        </table:table-row>
        <table:table-row table:style-name="ro2">
          <table:table-cell/>
          <table:table-cell office:value-type="string">
            <text:p>Train Epoch: 17 [38400/50000 (77%)]</text:p>
          </table:table-cell>
          <table:table-cell office:value-type="string">
            <text:p>Loss: 0.255718</text:p>
          </table:table-cell>
        </table:table-row>
        <table:table-row table:style-name="ro2">
          <table:table-cell/>
          <table:table-cell office:value-type="string">
            <text:p>Train Epoch: 17 [48000/50000 (96%)]</text:p>
          </table:table-cell>
          <table:table-cell office:value-type="string">
            <text:p>Loss: 0.37367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7 [0/50000 (0%)]</text:p>
          </table:table-cell>
          <table:table-cell office:value-type="string">
            <text:p>Loss: 0.346786</text:p>
          </table:table-cell>
        </table:table-row>
        <table:table-row table:style-name="ro2">
          <table:table-cell/>
          <table:table-cell office:value-type="string">
            <text:p>Train Epoch: 17 [9600/50000 (19%)]</text:p>
          </table:table-cell>
          <table:table-cell office:value-type="string">
            <text:p>Loss: 0.192602</text:p>
          </table:table-cell>
        </table:table-row>
        <table:table-row table:style-name="ro2">
          <table:table-cell/>
          <table:table-cell office:value-type="string">
            <text:p>Train Epoch: 17 [19200/50000 (38%)]</text:p>
          </table:table-cell>
          <table:table-cell office:value-type="string">
            <text:p>Loss: 0.236392</text:p>
          </table:table-cell>
        </table:table-row>
        <table:table-row table:style-name="ro2">
          <table:table-cell/>
          <table:table-cell office:value-type="string">
            <text:p>Train Epoch: 17 [28800/50000 (58%)]</text:p>
          </table:table-cell>
          <table:table-cell office:value-type="string">
            <text:p>Loss: 0.200837</text:p>
          </table:table-cell>
        </table:table-row>
        <table:table-row table:style-name="ro2">
          <table:table-cell/>
          <table:table-cell office:value-type="string">
            <text:p>Train Epoch: 17 [38400/50000 (77%)]</text:p>
          </table:table-cell>
          <table:table-cell office:value-type="string">
            <text:p>Loss: 0.267695</text:p>
          </table:table-cell>
        </table:table-row>
        <table:table-row table:style-name="ro2">
          <table:table-cell/>
          <table:table-cell office:value-type="string">
            <text:p>Train Epoch: 17 [48000/50000 (96%)]</text:p>
          </table:table-cell>
          <table:table-cell office:value-type="string">
            <text:p>Loss: 0.33382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7 [0/50000 (0%)]</text:p>
          </table:table-cell>
          <table:table-cell office:value-type="string">
            <text:p>Loss: 0.300058</text:p>
          </table:table-cell>
        </table:table-row>
        <table:table-row table:style-name="ro2">
          <table:table-cell/>
          <table:table-cell office:value-type="string">
            <text:p>Train Epoch: 17 [9600/50000 (19%)]</text:p>
          </table:table-cell>
          <table:table-cell office:value-type="string">
            <text:p>Loss: 0.319121</text:p>
          </table:table-cell>
        </table:table-row>
        <table:table-row table:style-name="ro2">
          <table:table-cell/>
          <table:table-cell office:value-type="string">
            <text:p>Train Epoch: 17 [19200/50000 (38%)]</text:p>
          </table:table-cell>
          <table:table-cell office:value-type="string">
            <text:p>Loss: 0.213952</text:p>
          </table:table-cell>
        </table:table-row>
        <table:table-row table:style-name="ro2">
          <table:table-cell/>
          <table:table-cell office:value-type="string">
            <text:p>Train Epoch: 17 [28800/50000 (58%)]</text:p>
          </table:table-cell>
          <table:table-cell office:value-type="string">
            <text:p>Loss: 0.238891</text:p>
          </table:table-cell>
        </table:table-row>
        <table:table-row table:style-name="ro2">
          <table:table-cell/>
          <table:table-cell office:value-type="string">
            <text:p>Train Epoch: 17 [38400/50000 (77%)]</text:p>
          </table:table-cell>
          <table:table-cell office:value-type="string">
            <text:p>Loss: 0.267971</text:p>
          </table:table-cell>
        </table:table-row>
        <table:table-row table:style-name="ro2">
          <table:table-cell/>
          <table:table-cell office:value-type="string">
            <text:p>Train Epoch: 17 [48000/50000 (96%)]</text:p>
          </table:table-cell>
          <table:table-cell office:value-type="string">
            <text:p>Loss: 0.29567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27/10000 (92.000%)</text:p>
          </table:table-cell>
          <table:table-cell office:value-type="string">
            <text:p>Loss: 21.080528</text:p>
          </table:table-cell>
        </table:table-row>
        <table:table-row table:style-name="ro2">
          <table:table-cell/>
          <table:table-cell office:value-type="string">
            <text:p>Test accuracy: 9227/10000 (92.000%)</text:p>
          </table:table-cell>
          <table:table-cell office:value-type="string">
            <text:p>Loss: 21.08052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8 [0/50000 (0%)]</text:p>
          </table:table-cell>
          <table:table-cell office:value-type="string">
            <text:p>Loss: 0.261255</text:p>
          </table:table-cell>
        </table:table-row>
        <table:table-row table:style-name="ro2">
          <table:table-cell/>
          <table:table-cell office:value-type="string">
            <text:p>Train Epoch: 18 [9600/50000 (19%)]</text:p>
          </table:table-cell>
          <table:table-cell office:value-type="string">
            <text:p>Loss: 0.248643</text:p>
          </table:table-cell>
        </table:table-row>
        <table:table-row table:style-name="ro2">
          <table:table-cell/>
          <table:table-cell office:value-type="string">
            <text:p>Train Epoch: 18 [19200/50000 (38%)]</text:p>
          </table:table-cell>
          <table:table-cell office:value-type="string">
            <text:p>Loss: 0.203387</text:p>
          </table:table-cell>
        </table:table-row>
        <table:table-row table:style-name="ro2">
          <table:table-cell/>
          <table:table-cell office:value-type="string">
            <text:p>Train Epoch: 18 [28800/50000 (58%)]</text:p>
          </table:table-cell>
          <table:table-cell office:value-type="string">
            <text:p>Loss: 0.370427</text:p>
          </table:table-cell>
        </table:table-row>
        <table:table-row table:style-name="ro2">
          <table:table-cell/>
          <table:table-cell office:value-type="string">
            <text:p>Train Epoch: 18 [38400/50000 (77%)]</text:p>
          </table:table-cell>
          <table:table-cell office:value-type="string">
            <text:p>Loss: 0.334755</text:p>
          </table:table-cell>
        </table:table-row>
        <table:table-row table:style-name="ro2">
          <table:table-cell/>
          <table:table-cell office:value-type="string">
            <text:p>Train Epoch: 18 [48000/50000 (96%)]</text:p>
          </table:table-cell>
          <table:table-cell office:value-type="string">
            <text:p>Loss: 0.28402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8 [0/50000 (0%)]</text:p>
          </table:table-cell>
          <table:table-cell office:value-type="string">
            <text:p>Loss: 0.350713</text:p>
          </table:table-cell>
        </table:table-row>
        <table:table-row table:style-name="ro2">
          <table:table-cell/>
          <table:table-cell office:value-type="string">
            <text:p>Train Epoch: 18 [9600/50000 (19%)]</text:p>
          </table:table-cell>
          <table:table-cell office:value-type="string">
            <text:p>Loss: 0.193832</text:p>
          </table:table-cell>
        </table:table-row>
        <table:table-row table:style-name="ro2">
          <table:table-cell/>
          <table:table-cell office:value-type="string">
            <text:p>Train Epoch: 18 [19200/50000 (38%)]</text:p>
          </table:table-cell>
          <table:table-cell office:value-type="string">
            <text:p>Loss: 0.218246</text:p>
          </table:table-cell>
        </table:table-row>
        <table:table-row table:style-name="ro2">
          <table:table-cell/>
          <table:table-cell office:value-type="string">
            <text:p>Train Epoch: 18 [28800/50000 (58%)]</text:p>
          </table:table-cell>
          <table:table-cell office:value-type="string">
            <text:p>Loss: 0.250847</text:p>
          </table:table-cell>
        </table:table-row>
        <table:table-row table:style-name="ro2">
          <table:table-cell/>
          <table:table-cell office:value-type="string">
            <text:p>Train Epoch: 18 [38400/50000 (77%)]</text:p>
          </table:table-cell>
          <table:table-cell office:value-type="string">
            <text:p>Loss: 0.269556</text:p>
          </table:table-cell>
        </table:table-row>
        <table:table-row table:style-name="ro2">
          <table:table-cell/>
          <table:table-cell office:value-type="string">
            <text:p>Train Epoch: 18 [48000/50000 (96%)]</text:p>
          </table:table-cell>
          <table:table-cell office:value-type="string">
            <text:p>Loss: 0.39268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8 [0/50000 (0%)]</text:p>
          </table:table-cell>
          <table:table-cell office:value-type="string">
            <text:p>Loss: 0.296193</text:p>
          </table:table-cell>
        </table:table-row>
        <table:table-row table:style-name="ro2">
          <table:table-cell/>
          <table:table-cell office:value-type="string">
            <text:p>Train Epoch: 18 [9600/50000 (19%)]</text:p>
          </table:table-cell>
          <table:table-cell office:value-type="string">
            <text:p>Loss: 0.355892</text:p>
          </table:table-cell>
        </table:table-row>
        <table:table-row table:style-name="ro2">
          <table:table-cell/>
          <table:table-cell office:value-type="string">
            <text:p>Train Epoch: 18 [19200/50000 (38%)]</text:p>
          </table:table-cell>
          <table:table-cell office:value-type="string">
            <text:p>Loss: 0.182362</text:p>
          </table:table-cell>
        </table:table-row>
        <table:table-row table:style-name="ro2">
          <table:table-cell/>
          <table:table-cell office:value-type="string">
            <text:p>Train Epoch: 18 [28800/50000 (58%)]</text:p>
          </table:table-cell>
          <table:table-cell office:value-type="string">
            <text:p>Loss: 0.240207</text:p>
          </table:table-cell>
        </table:table-row>
        <table:table-row table:style-name="ro2">
          <table:table-cell/>
          <table:table-cell office:value-type="string">
            <text:p>Train Epoch: 18 [38400/50000 (77%)]</text:p>
          </table:table-cell>
          <table:table-cell office:value-type="string">
            <text:p>Loss: 0.260157</text:p>
          </table:table-cell>
        </table:table-row>
        <table:table-row table:style-name="ro2">
          <table:table-cell/>
          <table:table-cell office:value-type="string">
            <text:p>Train Epoch: 18 [48000/50000 (96%)]</text:p>
          </table:table-cell>
          <table:table-cell office:value-type="string">
            <text:p>Loss: 0.26901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36/10000 (89.000%)</text:p>
          </table:table-cell>
          <table:table-cell office:value-type="string">
            <text:p>Loss: 28.695917</text:p>
          </table:table-cell>
        </table:table-row>
        <table:table-row table:style-name="ro2">
          <table:table-cell/>
          <table:table-cell office:value-type="string">
            <text:p>Test accuracy: 8936/10000 (89.000%)</text:p>
          </table:table-cell>
          <table:table-cell office:value-type="string">
            <text:p>Loss: 28.69591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9 [0/50000 (0%)]</text:p>
          </table:table-cell>
          <table:table-cell office:value-type="string">
            <text:p>Loss: 0.420214</text:p>
          </table:table-cell>
        </table:table-row>
        <table:table-row table:style-name="ro2">
          <table:table-cell/>
          <table:table-cell office:value-type="string">
            <text:p>Train Epoch: 19 [9600/50000 (19%)]</text:p>
          </table:table-cell>
          <table:table-cell office:value-type="string">
            <text:p>Loss: 0.235793</text:p>
          </table:table-cell>
        </table:table-row>
        <table:table-row table:style-name="ro2">
          <table:table-cell/>
          <table:table-cell office:value-type="string">
            <text:p>Train Epoch: 19 [19200/50000 (38%)]</text:p>
          </table:table-cell>
          <table:table-cell office:value-type="string">
            <text:p>Loss: 0.210938</text:p>
          </table:table-cell>
        </table:table-row>
        <table:table-row table:style-name="ro2">
          <table:table-cell/>
          <table:table-cell office:value-type="string">
            <text:p>Train Epoch: 19 [28800/50000 (58%)]</text:p>
          </table:table-cell>
          <table:table-cell office:value-type="string">
            <text:p>Loss: 0.261778</text:p>
          </table:table-cell>
        </table:table-row>
        <table:table-row table:style-name="ro2">
          <table:table-cell/>
          <table:table-cell office:value-type="string">
            <text:p>Train Epoch: 19 [38400/50000 (77%)]</text:p>
          </table:table-cell>
          <table:table-cell office:value-type="string">
            <text:p>Loss: 0.288335</text:p>
          </table:table-cell>
        </table:table-row>
        <table:table-row table:style-name="ro2">
          <table:table-cell/>
          <table:table-cell office:value-type="string">
            <text:p>Train Epoch: 19 [48000/50000 (96%)]</text:p>
          </table:table-cell>
          <table:table-cell office:value-type="string">
            <text:p>Loss: 0.33162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9 [0/50000 (0%)]</text:p>
          </table:table-cell>
          <table:table-cell office:value-type="string">
            <text:p>Loss: 0.332204</text:p>
          </table:table-cell>
        </table:table-row>
        <table:table-row table:style-name="ro2">
          <table:table-cell/>
          <table:table-cell office:value-type="string">
            <text:p>Train Epoch: 19 [9600/50000 (19%)]</text:p>
          </table:table-cell>
          <table:table-cell office:value-type="string">
            <text:p>Loss: 0.158781</text:p>
          </table:table-cell>
        </table:table-row>
        <table:table-row table:style-name="ro2">
          <table:table-cell/>
          <table:table-cell office:value-type="string">
            <text:p>Train Epoch: 19 [19200/50000 (38%)]</text:p>
          </table:table-cell>
          <table:table-cell office:value-type="string">
            <text:p>Loss: 0.173294</text:p>
          </table:table-cell>
        </table:table-row>
        <table:table-row table:style-name="ro2">
          <table:table-cell/>
          <table:table-cell office:value-type="string">
            <text:p>Train Epoch: 19 [28800/50000 (58%)]</text:p>
          </table:table-cell>
          <table:table-cell office:value-type="string">
            <text:p>Loss: 0.253009</text:p>
          </table:table-cell>
        </table:table-row>
        <table:table-row table:style-name="ro2">
          <table:table-cell/>
          <table:table-cell office:value-type="string">
            <text:p>Train Epoch: 19 [38400/50000 (77%)]</text:p>
          </table:table-cell>
          <table:table-cell office:value-type="string">
            <text:p>Loss: 0.255964</text:p>
          </table:table-cell>
        </table:table-row>
        <table:table-row table:style-name="ro2">
          <table:table-cell/>
          <table:table-cell office:value-type="string">
            <text:p>Train Epoch: 19 [48000/50000 (96%)]</text:p>
          </table:table-cell>
          <table:table-cell office:value-type="string">
            <text:p>Loss: 0.30406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9 [0/50000 (0%)]</text:p>
          </table:table-cell>
          <table:table-cell office:value-type="string">
            <text:p>Loss: 0.259222</text:p>
          </table:table-cell>
        </table:table-row>
        <table:table-row table:style-name="ro2">
          <table:table-cell/>
          <table:table-cell office:value-type="string">
            <text:p>Train Epoch: 19 [9600/50000 (19%)]</text:p>
          </table:table-cell>
          <table:table-cell office:value-type="string">
            <text:p>Loss: 0.308633</text:p>
          </table:table-cell>
        </table:table-row>
        <table:table-row table:style-name="ro2">
          <table:table-cell/>
          <table:table-cell office:value-type="string">
            <text:p>Train Epoch: 19 [19200/50000 (38%)]</text:p>
          </table:table-cell>
          <table:table-cell office:value-type="string">
            <text:p>Loss: 0.199252</text:p>
          </table:table-cell>
        </table:table-row>
        <table:table-row table:style-name="ro2">
          <table:table-cell/>
          <table:table-cell office:value-type="string">
            <text:p>Train Epoch: 19 [28800/50000 (58%)]</text:p>
          </table:table-cell>
          <table:table-cell office:value-type="string">
            <text:p>Loss: 0.250980</text:p>
          </table:table-cell>
        </table:table-row>
        <table:table-row table:style-name="ro2">
          <table:table-cell/>
          <table:table-cell office:value-type="string">
            <text:p>Train Epoch: 19 [38400/50000 (77%)]</text:p>
          </table:table-cell>
          <table:table-cell office:value-type="string">
            <text:p>Loss: 0.255648</text:p>
          </table:table-cell>
        </table:table-row>
        <table:table-row table:style-name="ro2">
          <table:table-cell/>
          <table:table-cell office:value-type="string">
            <text:p>Train Epoch: 19 [48000/50000 (96%)]</text:p>
          </table:table-cell>
          <table:table-cell office:value-type="string">
            <text:p>Loss: 0.32363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90/10000 (92.000%)</text:p>
          </table:table-cell>
          <table:table-cell office:value-type="string">
            <text:p>Loss: 19.219049</text:p>
          </table:table-cell>
        </table:table-row>
        <table:table-row table:style-name="ro2">
          <table:table-cell/>
          <table:table-cell office:value-type="string">
            <text:p>Test accuracy: 9290/10000 (92.000%)</text:p>
          </table:table-cell>
          <table:table-cell office:value-type="string">
            <text:p>Loss: 19.21904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0 [0/50000 (0%)]</text:p>
          </table:table-cell>
          <table:table-cell office:value-type="string">
            <text:p>Loss: 0.306586</text:p>
          </table:table-cell>
        </table:table-row>
        <table:table-row table:style-name="ro2">
          <table:table-cell/>
          <table:table-cell office:value-type="string">
            <text:p>Train Epoch: 20 [9600/50000 (19%)]</text:p>
          </table:table-cell>
          <table:table-cell office:value-type="string">
            <text:p>Loss: 0.239309</text:p>
          </table:table-cell>
        </table:table-row>
        <table:table-row table:style-name="ro2">
          <table:table-cell/>
          <table:table-cell office:value-type="string">
            <text:p>Train Epoch: 20 [19200/50000 (38%)]</text:p>
          </table:table-cell>
          <table:table-cell office:value-type="string">
            <text:p>Loss: 0.196645</text:p>
          </table:table-cell>
        </table:table-row>
        <table:table-row table:style-name="ro2">
          <table:table-cell/>
          <table:table-cell office:value-type="string">
            <text:p>Train Epoch: 20 [28800/50000 (58%)]</text:p>
          </table:table-cell>
          <table:table-cell office:value-type="string">
            <text:p>Loss: 0.263917</text:p>
          </table:table-cell>
        </table:table-row>
        <table:table-row table:style-name="ro2">
          <table:table-cell/>
          <table:table-cell office:value-type="string">
            <text:p>Train Epoch: 20 [38400/50000 (77%)]</text:p>
          </table:table-cell>
          <table:table-cell office:value-type="string">
            <text:p>Loss: 0.262833</text:p>
          </table:table-cell>
        </table:table-row>
        <table:table-row table:style-name="ro2">
          <table:table-cell/>
          <table:table-cell office:value-type="string">
            <text:p>Train Epoch: 20 [48000/50000 (96%)]</text:p>
          </table:table-cell>
          <table:table-cell office:value-type="string">
            <text:p>Loss: 0.30490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0 [0/50000 (0%)]</text:p>
          </table:table-cell>
          <table:table-cell office:value-type="string">
            <text:p>Loss: 0.322539</text:p>
          </table:table-cell>
        </table:table-row>
        <table:table-row table:style-name="ro2">
          <table:table-cell/>
          <table:table-cell office:value-type="string">
            <text:p>Train Epoch: 20 [9600/50000 (19%)]</text:p>
          </table:table-cell>
          <table:table-cell office:value-type="string">
            <text:p>Loss: 0.181825</text:p>
          </table:table-cell>
        </table:table-row>
        <table:table-row table:style-name="ro2">
          <table:table-cell/>
          <table:table-cell office:value-type="string">
            <text:p>Train Epoch: 20 [19200/50000 (38%)]</text:p>
          </table:table-cell>
          <table:table-cell office:value-type="string">
            <text:p>Loss: 0.195900</text:p>
          </table:table-cell>
        </table:table-row>
        <table:table-row table:style-name="ro2">
          <table:table-cell/>
          <table:table-cell office:value-type="string">
            <text:p>Train Epoch: 20 [28800/50000 (58%)]</text:p>
          </table:table-cell>
          <table:table-cell office:value-type="string">
            <text:p>Loss: 0.239550</text:p>
          </table:table-cell>
        </table:table-row>
        <table:table-row table:style-name="ro2">
          <table:table-cell/>
          <table:table-cell office:value-type="string">
            <text:p>Train Epoch: 20 [38400/50000 (77%)]</text:p>
          </table:table-cell>
          <table:table-cell office:value-type="string">
            <text:p>Loss: 0.256267</text:p>
          </table:table-cell>
        </table:table-row>
        <table:table-row table:style-name="ro2">
          <table:table-cell/>
          <table:table-cell office:value-type="string">
            <text:p>Train Epoch: 20 [48000/50000 (96%)]</text:p>
          </table:table-cell>
          <table:table-cell office:value-type="string">
            <text:p>Loss: 0.33860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0 [0/50000 (0%)]</text:p>
          </table:table-cell>
          <table:table-cell office:value-type="string">
            <text:p>Loss: 0.268126</text:p>
          </table:table-cell>
        </table:table-row>
        <table:table-row table:style-name="ro2">
          <table:table-cell/>
          <table:table-cell office:value-type="string">
            <text:p>Train Epoch: 20 [9600/50000 (19%)]</text:p>
          </table:table-cell>
          <table:table-cell office:value-type="string">
            <text:p>Loss: 0.319661</text:p>
          </table:table-cell>
        </table:table-row>
        <table:table-row table:style-name="ro2">
          <table:table-cell/>
          <table:table-cell office:value-type="string">
            <text:p>Train Epoch: 20 [19200/50000 (38%)]</text:p>
          </table:table-cell>
          <table:table-cell office:value-type="string">
            <text:p>Loss: 0.178712</text:p>
          </table:table-cell>
        </table:table-row>
        <table:table-row table:style-name="ro2">
          <table:table-cell/>
          <table:table-cell office:value-type="string">
            <text:p>Train Epoch: 20 [28800/50000 (58%)]</text:p>
          </table:table-cell>
          <table:table-cell office:value-type="string">
            <text:p>Loss: 0.243915</text:p>
          </table:table-cell>
        </table:table-row>
        <table:table-row table:style-name="ro2">
          <table:table-cell/>
          <table:table-cell office:value-type="string">
            <text:p>Train Epoch: 20 [38400/50000 (77%)]</text:p>
          </table:table-cell>
          <table:table-cell office:value-type="string">
            <text:p>Loss: 0.233925</text:p>
          </table:table-cell>
        </table:table-row>
        <table:table-row table:style-name="ro2">
          <table:table-cell/>
          <table:table-cell office:value-type="string">
            <text:p>Train Epoch: 20 [48000/50000 (96%)]</text:p>
          </table:table-cell>
          <table:table-cell office:value-type="string">
            <text:p>Loss: 0.30093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95/10000 (92.000%)</text:p>
          </table:table-cell>
          <table:table-cell office:value-type="string">
            <text:p>Loss: 19.109575</text:p>
          </table:table-cell>
        </table:table-row>
        <table:table-row table:style-name="ro2">
          <table:table-cell/>
          <table:table-cell office:value-type="string">
            <text:p>Test accuracy: 9295/10000 (92.000%)</text:p>
          </table:table-cell>
          <table:table-cell office:value-type="string">
            <text:p>Loss: 19.10957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1 [0/50000 (0%)]</text:p>
          </table:table-cell>
          <table:table-cell office:value-type="string">
            <text:p>Loss: 0.271652</text:p>
          </table:table-cell>
        </table:table-row>
        <table:table-row table:style-name="ro2">
          <table:table-cell/>
          <table:table-cell office:value-type="string">
            <text:p>Train Epoch: 21 [9600/50000 (19%)]</text:p>
          </table:table-cell>
          <table:table-cell office:value-type="string">
            <text:p>Loss: 0.238903</text:p>
          </table:table-cell>
        </table:table-row>
        <table:table-row table:style-name="ro2">
          <table:table-cell/>
          <table:table-cell office:value-type="string">
            <text:p>Train Epoch: 21 [19200/50000 (38%)]</text:p>
          </table:table-cell>
          <table:table-cell office:value-type="string">
            <text:p>Loss: 0.192132</text:p>
          </table:table-cell>
        </table:table-row>
        <table:table-row table:style-name="ro2">
          <table:table-cell/>
          <table:table-cell office:value-type="string">
            <text:p>Train Epoch: 21 [28800/50000 (58%)]</text:p>
          </table:table-cell>
          <table:table-cell office:value-type="string">
            <text:p>Loss: 0.328030</text:p>
          </table:table-cell>
        </table:table-row>
        <table:table-row table:style-name="ro2">
          <table:table-cell/>
          <table:table-cell office:value-type="string">
            <text:p>Train Epoch: 21 [38400/50000 (77%)]</text:p>
          </table:table-cell>
          <table:table-cell office:value-type="string">
            <text:p>Loss: 0.250090</text:p>
          </table:table-cell>
        </table:table-row>
        <table:table-row table:style-name="ro2">
          <table:table-cell/>
          <table:table-cell office:value-type="string">
            <text:p>Train Epoch: 21 [48000/50000 (96%)]</text:p>
          </table:table-cell>
          <table:table-cell office:value-type="string">
            <text:p>Loss: 0.32846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1 [0/50000 (0%)]</text:p>
          </table:table-cell>
          <table:table-cell office:value-type="string">
            <text:p>Loss: 0.342036</text:p>
          </table:table-cell>
        </table:table-row>
        <table:table-row table:style-name="ro2">
          <table:table-cell/>
          <table:table-cell office:value-type="string">
            <text:p>Train Epoch: 21 [9600/50000 (19%)]</text:p>
          </table:table-cell>
          <table:table-cell office:value-type="string">
            <text:p>Loss: 0.148539</text:p>
          </table:table-cell>
        </table:table-row>
        <table:table-row table:style-name="ro2">
          <table:table-cell/>
          <table:table-cell office:value-type="string">
            <text:p>Train Epoch: 21 [19200/50000 (38%)]</text:p>
          </table:table-cell>
          <table:table-cell office:value-type="string">
            <text:p>Loss: 0.232807</text:p>
          </table:table-cell>
        </table:table-row>
        <table:table-row table:style-name="ro2">
          <table:table-cell/>
          <table:table-cell office:value-type="string">
            <text:p>Train Epoch: 21 [28800/50000 (58%)]</text:p>
          </table:table-cell>
          <table:table-cell office:value-type="string">
            <text:p>Loss: 0.197468</text:p>
          </table:table-cell>
        </table:table-row>
        <table:table-row table:style-name="ro2">
          <table:table-cell/>
          <table:table-cell office:value-type="string">
            <text:p>Train Epoch: 21 [38400/50000 (77%)]</text:p>
          </table:table-cell>
          <table:table-cell office:value-type="string">
            <text:p>Loss: 0.331858</text:p>
          </table:table-cell>
        </table:table-row>
        <table:table-row table:style-name="ro2">
          <table:table-cell/>
          <table:table-cell office:value-type="string">
            <text:p>Train Epoch: 21 [48000/50000 (96%)]</text:p>
          </table:table-cell>
          <table:table-cell office:value-type="string">
            <text:p>Loss: 0.34194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1 [0/50000 (0%)]</text:p>
          </table:table-cell>
          <table:table-cell office:value-type="string">
            <text:p>Loss: 0.265871</text:p>
          </table:table-cell>
        </table:table-row>
        <table:table-row table:style-name="ro2">
          <table:table-cell/>
          <table:table-cell office:value-type="string">
            <text:p>Train Epoch: 21 [9600/50000 (19%)]</text:p>
          </table:table-cell>
          <table:table-cell office:value-type="string">
            <text:p>Loss: 0.295224</text:p>
          </table:table-cell>
        </table:table-row>
        <table:table-row table:style-name="ro2">
          <table:table-cell/>
          <table:table-cell office:value-type="string">
            <text:p>Train Epoch: 21 [19200/50000 (38%)]</text:p>
          </table:table-cell>
          <table:table-cell office:value-type="string">
            <text:p>Loss: 0.158600</text:p>
          </table:table-cell>
        </table:table-row>
        <table:table-row table:style-name="ro2">
          <table:table-cell/>
          <table:table-cell office:value-type="string">
            <text:p>Train Epoch: 21 [28800/50000 (58%)]</text:p>
          </table:table-cell>
          <table:table-cell office:value-type="string">
            <text:p>Loss: 0.260876</text:p>
          </table:table-cell>
        </table:table-row>
        <table:table-row table:style-name="ro2">
          <table:table-cell/>
          <table:table-cell office:value-type="string">
            <text:p>Train Epoch: 21 [38400/50000 (77%)]</text:p>
          </table:table-cell>
          <table:table-cell office:value-type="string">
            <text:p>Loss: 0.294127</text:p>
          </table:table-cell>
        </table:table-row>
        <table:table-row table:style-name="ro2">
          <table:table-cell/>
          <table:table-cell office:value-type="string">
            <text:p>Train Epoch: 21 [48000/50000 (96%)]</text:p>
          </table:table-cell>
          <table:table-cell office:value-type="string">
            <text:p>Loss: 0.35197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30/10000 (92.000%)</text:p>
          </table:table-cell>
          <table:table-cell office:value-type="string">
            <text:p>Loss: 20.670406</text:p>
          </table:table-cell>
        </table:table-row>
        <table:table-row table:style-name="ro2">
          <table:table-cell/>
          <table:table-cell office:value-type="string">
            <text:p>Test accuracy: 9230/10000 (92.000%)</text:p>
          </table:table-cell>
          <table:table-cell office:value-type="string">
            <text:p>Loss: 20.67040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2 [0/50000 (0%)]</text:p>
          </table:table-cell>
          <table:table-cell office:value-type="string">
            <text:p>Loss: 0.331841</text:p>
          </table:table-cell>
        </table:table-row>
        <table:table-row table:style-name="ro2">
          <table:table-cell/>
          <table:table-cell office:value-type="string">
            <text:p>Train Epoch: 22 [9600/50000 (19%)]</text:p>
          </table:table-cell>
          <table:table-cell office:value-type="string">
            <text:p>Loss: 0.226304</text:p>
          </table:table-cell>
        </table:table-row>
        <table:table-row table:style-name="ro2">
          <table:table-cell/>
          <table:table-cell office:value-type="string">
            <text:p>Train Epoch: 22 [19200/50000 (38%)]</text:p>
          </table:table-cell>
          <table:table-cell office:value-type="string">
            <text:p>Loss: 0.175935</text:p>
          </table:table-cell>
        </table:table-row>
        <table:table-row table:style-name="ro2">
          <table:table-cell/>
          <table:table-cell office:value-type="string">
            <text:p>Train Epoch: 22 [28800/50000 (58%)]</text:p>
          </table:table-cell>
          <table:table-cell office:value-type="string">
            <text:p>Loss: 0.282890</text:p>
          </table:table-cell>
        </table:table-row>
        <table:table-row table:style-name="ro2">
          <table:table-cell/>
          <table:table-cell office:value-type="string">
            <text:p>Train Epoch: 22 [38400/50000 (77%)]</text:p>
          </table:table-cell>
          <table:table-cell office:value-type="string">
            <text:p>Loss: 0.267913</text:p>
          </table:table-cell>
        </table:table-row>
        <table:table-row table:style-name="ro2">
          <table:table-cell/>
          <table:table-cell office:value-type="string">
            <text:p>Train Epoch: 22 [48000/50000 (96%)]</text:p>
          </table:table-cell>
          <table:table-cell office:value-type="string">
            <text:p>Loss: 0.26374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2 [0/50000 (0%)]</text:p>
          </table:table-cell>
          <table:table-cell office:value-type="string">
            <text:p>Loss: 0.339064</text:p>
          </table:table-cell>
        </table:table-row>
        <table:table-row table:style-name="ro2">
          <table:table-cell/>
          <table:table-cell office:value-type="string">
            <text:p>Train Epoch: 22 [9600/50000 (19%)]</text:p>
          </table:table-cell>
          <table:table-cell office:value-type="string">
            <text:p>Loss: 0.192958</text:p>
          </table:table-cell>
        </table:table-row>
        <table:table-row table:style-name="ro2">
          <table:table-cell/>
          <table:table-cell office:value-type="string">
            <text:p>Train Epoch: 22 [19200/50000 (38%)]</text:p>
          </table:table-cell>
          <table:table-cell office:value-type="string">
            <text:p>Loss: 0.165575</text:p>
          </table:table-cell>
        </table:table-row>
        <table:table-row table:style-name="ro2">
          <table:table-cell/>
          <table:table-cell office:value-type="string">
            <text:p>Train Epoch: 22 [28800/50000 (58%)]</text:p>
          </table:table-cell>
          <table:table-cell office:value-type="string">
            <text:p>Loss: 0.218929</text:p>
          </table:table-cell>
        </table:table-row>
        <table:table-row table:style-name="ro2">
          <table:table-cell/>
          <table:table-cell office:value-type="string">
            <text:p>Train Epoch: 22 [38400/50000 (77%)]</text:p>
          </table:table-cell>
          <table:table-cell office:value-type="string">
            <text:p>Loss: 0.291116</text:p>
          </table:table-cell>
        </table:table-row>
        <table:table-row table:style-name="ro2">
          <table:table-cell/>
          <table:table-cell office:value-type="string">
            <text:p>Train Epoch: 22 [48000/50000 (96%)]</text:p>
          </table:table-cell>
          <table:table-cell office:value-type="string">
            <text:p>Loss: 0.40038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2 [0/50000 (0%)]</text:p>
          </table:table-cell>
          <table:table-cell office:value-type="string">
            <text:p>Loss: 0.255672</text:p>
          </table:table-cell>
        </table:table-row>
        <table:table-row table:style-name="ro2">
          <table:table-cell/>
          <table:table-cell office:value-type="string">
            <text:p>Train Epoch: 22 [9600/50000 (19%)]</text:p>
          </table:table-cell>
          <table:table-cell office:value-type="string">
            <text:p>Loss: 0.340977</text:p>
          </table:table-cell>
        </table:table-row>
        <table:table-row table:style-name="ro2">
          <table:table-cell/>
          <table:table-cell office:value-type="string">
            <text:p>Train Epoch: 22 [19200/50000 (38%)]</text:p>
          </table:table-cell>
          <table:table-cell office:value-type="string">
            <text:p>Loss: 0.198464</text:p>
          </table:table-cell>
        </table:table-row>
        <table:table-row table:style-name="ro2">
          <table:table-cell/>
          <table:table-cell office:value-type="string">
            <text:p>Train Epoch: 22 [28800/50000 (58%)]</text:p>
          </table:table-cell>
          <table:table-cell office:value-type="string">
            <text:p>Loss: 0.232781</text:p>
          </table:table-cell>
        </table:table-row>
        <table:table-row table:style-name="ro2">
          <table:table-cell/>
          <table:table-cell office:value-type="string">
            <text:p>Train Epoch: 22 [38400/50000 (77%)]</text:p>
          </table:table-cell>
          <table:table-cell office:value-type="string">
            <text:p>Loss: 0.259150</text:p>
          </table:table-cell>
        </table:table-row>
        <table:table-row table:style-name="ro2">
          <table:table-cell/>
          <table:table-cell office:value-type="string">
            <text:p>Train Epoch: 22 [48000/50000 (96%)]</text:p>
          </table:table-cell>
          <table:table-cell office:value-type="string">
            <text:p>Loss: 0.30264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88/10000 (91.000%)</text:p>
          </table:table-cell>
          <table:table-cell office:value-type="string">
            <text:p>Loss: 21.894896</text:p>
          </table:table-cell>
        </table:table-row>
        <table:table-row table:style-name="ro2">
          <table:table-cell/>
          <table:table-cell office:value-type="string">
            <text:p>Test accuracy: 9188/10000 (91.000%)</text:p>
          </table:table-cell>
          <table:table-cell office:value-type="string">
            <text:p>Loss: 21.89489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3 [0/50000 (0%)]</text:p>
          </table:table-cell>
          <table:table-cell office:value-type="string">
            <text:p>Loss: 0.290490</text:p>
          </table:table-cell>
        </table:table-row>
        <table:table-row table:style-name="ro2">
          <table:table-cell/>
          <table:table-cell office:value-type="string">
            <text:p>Train Epoch: 23 [9600/50000 (19%)]</text:p>
          </table:table-cell>
          <table:table-cell office:value-type="string">
            <text:p>Loss: 0.200353</text:p>
          </table:table-cell>
        </table:table-row>
        <table:table-row table:style-name="ro2">
          <table:table-cell/>
          <table:table-cell office:value-type="string">
            <text:p>Train Epoch: 23 [19200/50000 (38%)]</text:p>
          </table:table-cell>
          <table:table-cell office:value-type="string">
            <text:p>Loss: 0.202213</text:p>
          </table:table-cell>
        </table:table-row>
        <table:table-row table:style-name="ro2">
          <table:table-cell/>
          <table:table-cell office:value-type="string">
            <text:p>Train Epoch: 23 [28800/50000 (58%)]</text:p>
          </table:table-cell>
          <table:table-cell office:value-type="string">
            <text:p>Loss: 0.276609</text:p>
          </table:table-cell>
        </table:table-row>
        <table:table-row table:style-name="ro2">
          <table:table-cell/>
          <table:table-cell office:value-type="string">
            <text:p>Train Epoch: 23 [38400/50000 (77%)]</text:p>
          </table:table-cell>
          <table:table-cell office:value-type="string">
            <text:p>Loss: 0.231742</text:p>
          </table:table-cell>
        </table:table-row>
        <table:table-row table:style-name="ro2">
          <table:table-cell/>
          <table:table-cell office:value-type="string">
            <text:p>Train Epoch: 23 [48000/50000 (96%)]</text:p>
          </table:table-cell>
          <table:table-cell office:value-type="string">
            <text:p>Loss: 0.26577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3 [0/50000 (0%)]</text:p>
          </table:table-cell>
          <table:table-cell office:value-type="string">
            <text:p>Loss: 0.414741</text:p>
          </table:table-cell>
        </table:table-row>
        <table:table-row table:style-name="ro2">
          <table:table-cell/>
          <table:table-cell office:value-type="string">
            <text:p>Train Epoch: 23 [9600/50000 (19%)]</text:p>
          </table:table-cell>
          <table:table-cell office:value-type="string">
            <text:p>Loss: 0.191675</text:p>
          </table:table-cell>
        </table:table-row>
        <table:table-row table:style-name="ro2">
          <table:table-cell/>
          <table:table-cell office:value-type="string">
            <text:p>Train Epoch: 23 [19200/50000 (38%)]</text:p>
          </table:table-cell>
          <table:table-cell office:value-type="string">
            <text:p>Loss: 0.192507</text:p>
          </table:table-cell>
        </table:table-row>
        <table:table-row table:style-name="ro2">
          <table:table-cell/>
          <table:table-cell office:value-type="string">
            <text:p>Train Epoch: 23 [28800/50000 (58%)]</text:p>
          </table:table-cell>
          <table:table-cell office:value-type="string">
            <text:p>Loss: 0.219949</text:p>
          </table:table-cell>
        </table:table-row>
        <table:table-row table:style-name="ro2">
          <table:table-cell/>
          <table:table-cell office:value-type="string">
            <text:p>Train Epoch: 23 [38400/50000 (77%)]</text:p>
          </table:table-cell>
          <table:table-cell office:value-type="string">
            <text:p>Loss: 0.322312</text:p>
          </table:table-cell>
        </table:table-row>
        <table:table-row table:style-name="ro2">
          <table:table-cell/>
          <table:table-cell office:value-type="string">
            <text:p>Train Epoch: 23 [48000/50000 (96%)]</text:p>
          </table:table-cell>
          <table:table-cell office:value-type="string">
            <text:p>Loss: 0.30655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3 [0/50000 (0%)]</text:p>
          </table:table-cell>
          <table:table-cell office:value-type="string">
            <text:p>Loss: 0.234084</text:p>
          </table:table-cell>
        </table:table-row>
        <table:table-row table:style-name="ro2">
          <table:table-cell/>
          <table:table-cell office:value-type="string">
            <text:p>Train Epoch: 23 [9600/50000 (19%)]</text:p>
          </table:table-cell>
          <table:table-cell office:value-type="string">
            <text:p>Loss: 0.310115</text:p>
          </table:table-cell>
        </table:table-row>
        <table:table-row table:style-name="ro2">
          <table:table-cell/>
          <table:table-cell office:value-type="string">
            <text:p>Train Epoch: 23 [19200/50000 (38%)]</text:p>
          </table:table-cell>
          <table:table-cell office:value-type="string">
            <text:p>Loss: 0.198020</text:p>
          </table:table-cell>
        </table:table-row>
        <table:table-row table:style-name="ro2">
          <table:table-cell/>
          <table:table-cell office:value-type="string">
            <text:p>Train Epoch: 23 [28800/50000 (58%)]</text:p>
          </table:table-cell>
          <table:table-cell office:value-type="string">
            <text:p>Loss: 0.215697</text:p>
          </table:table-cell>
        </table:table-row>
        <table:table-row table:style-name="ro2">
          <table:table-cell/>
          <table:table-cell office:value-type="string">
            <text:p>Train Epoch: 23 [38400/50000 (77%)]</text:p>
          </table:table-cell>
          <table:table-cell office:value-type="string">
            <text:p>Loss: 0.218111</text:p>
          </table:table-cell>
        </table:table-row>
        <table:table-row table:style-name="ro2">
          <table:table-cell/>
          <table:table-cell office:value-type="string">
            <text:p>Train Epoch: 23 [48000/50000 (96%)]</text:p>
          </table:table-cell>
          <table:table-cell office:value-type="string">
            <text:p>Loss: 0.24263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83/10000 (91.000%)</text:p>
          </table:table-cell>
          <table:table-cell office:value-type="string">
            <text:p>Loss: 22.616175</text:p>
          </table:table-cell>
        </table:table-row>
        <table:table-row table:style-name="ro2">
          <table:table-cell/>
          <table:table-cell office:value-type="string">
            <text:p>Test accuracy: 9183/10000 (91.000%)</text:p>
          </table:table-cell>
          <table:table-cell office:value-type="string">
            <text:p>Loss: 22.61617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4 [0/50000 (0%)]</text:p>
          </table:table-cell>
          <table:table-cell office:value-type="string">
            <text:p>Loss: 0.302506</text:p>
          </table:table-cell>
        </table:table-row>
        <table:table-row table:style-name="ro2">
          <table:table-cell/>
          <table:table-cell office:value-type="string">
            <text:p>Train Epoch: 24 [9600/50000 (19%)]</text:p>
          </table:table-cell>
          <table:table-cell office:value-type="string">
            <text:p>Loss: 0.232376</text:p>
          </table:table-cell>
        </table:table-row>
        <table:table-row table:style-name="ro2">
          <table:table-cell/>
          <table:table-cell office:value-type="string">
            <text:p>Train Epoch: 24 [19200/50000 (38%)]</text:p>
          </table:table-cell>
          <table:table-cell office:value-type="string">
            <text:p>Loss: 0.185419</text:p>
          </table:table-cell>
        </table:table-row>
        <table:table-row table:style-name="ro2">
          <table:table-cell/>
          <table:table-cell office:value-type="string">
            <text:p>Train Epoch: 24 [28800/50000 (58%)]</text:p>
          </table:table-cell>
          <table:table-cell office:value-type="string">
            <text:p>Loss: 0.256259</text:p>
          </table:table-cell>
        </table:table-row>
        <table:table-row table:style-name="ro2">
          <table:table-cell/>
          <table:table-cell office:value-type="string">
            <text:p>Train Epoch: 24 [38400/50000 (77%)]</text:p>
          </table:table-cell>
          <table:table-cell office:value-type="string">
            <text:p>Loss: 0.277153</text:p>
          </table:table-cell>
        </table:table-row>
        <table:table-row table:style-name="ro2">
          <table:table-cell/>
          <table:table-cell office:value-type="string">
            <text:p>Train Epoch: 24 [48000/50000 (96%)]</text:p>
          </table:table-cell>
          <table:table-cell office:value-type="string">
            <text:p>Loss: 0.32597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4 [0/50000 (0%)]</text:p>
          </table:table-cell>
          <table:table-cell office:value-type="string">
            <text:p>Loss: 0.306269</text:p>
          </table:table-cell>
        </table:table-row>
        <table:table-row table:style-name="ro2">
          <table:table-cell/>
          <table:table-cell office:value-type="string">
            <text:p>Train Epoch: 24 [9600/50000 (19%)]</text:p>
          </table:table-cell>
          <table:table-cell office:value-type="string">
            <text:p>Loss: 0.181599</text:p>
          </table:table-cell>
        </table:table-row>
        <table:table-row table:style-name="ro2">
          <table:table-cell/>
          <table:table-cell office:value-type="string">
            <text:p>Train Epoch: 24 [19200/50000 (38%)]</text:p>
          </table:table-cell>
          <table:table-cell office:value-type="string">
            <text:p>Loss: 0.210801</text:p>
          </table:table-cell>
        </table:table-row>
        <table:table-row table:style-name="ro2">
          <table:table-cell/>
          <table:table-cell office:value-type="string">
            <text:p>Train Epoch: 24 [28800/50000 (58%)]</text:p>
          </table:table-cell>
          <table:table-cell office:value-type="string">
            <text:p>Loss: 0.241379</text:p>
          </table:table-cell>
        </table:table-row>
        <table:table-row table:style-name="ro2">
          <table:table-cell/>
          <table:table-cell office:value-type="string">
            <text:p>Train Epoch: 24 [38400/50000 (77%)]</text:p>
          </table:table-cell>
          <table:table-cell office:value-type="string">
            <text:p>Loss: 0.294684</text:p>
          </table:table-cell>
        </table:table-row>
        <table:table-row table:style-name="ro2">
          <table:table-cell/>
          <table:table-cell office:value-type="string">
            <text:p>Train Epoch: 24 [48000/50000 (96%)]</text:p>
          </table:table-cell>
          <table:table-cell office:value-type="string">
            <text:p>Loss: 0.29774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4 [0/50000 (0%)]</text:p>
          </table:table-cell>
          <table:table-cell office:value-type="string">
            <text:p>Loss: 0.285430</text:p>
          </table:table-cell>
        </table:table-row>
        <table:table-row table:style-name="ro2">
          <table:table-cell/>
          <table:table-cell office:value-type="string">
            <text:p>Train Epoch: 24 [9600/50000 (19%)]</text:p>
          </table:table-cell>
          <table:table-cell office:value-type="string">
            <text:p>Loss: 0.279408</text:p>
          </table:table-cell>
        </table:table-row>
        <table:table-row table:style-name="ro2">
          <table:table-cell/>
          <table:table-cell office:value-type="string">
            <text:p>Train Epoch: 24 [19200/50000 (38%)]</text:p>
          </table:table-cell>
          <table:table-cell office:value-type="string">
            <text:p>Loss: 0.196007</text:p>
          </table:table-cell>
        </table:table-row>
        <table:table-row table:style-name="ro2">
          <table:table-cell/>
          <table:table-cell office:value-type="string">
            <text:p>Train Epoch: 24 [28800/50000 (58%)]</text:p>
          </table:table-cell>
          <table:table-cell office:value-type="string">
            <text:p>Loss: 0.266576</text:p>
          </table:table-cell>
        </table:table-row>
        <table:table-row table:style-name="ro2">
          <table:table-cell/>
          <table:table-cell office:value-type="string">
            <text:p>Train Epoch: 24 [38400/50000 (77%)]</text:p>
          </table:table-cell>
          <table:table-cell office:value-type="string">
            <text:p>Loss: 0.283423</text:p>
          </table:table-cell>
        </table:table-row>
        <table:table-row table:style-name="ro2">
          <table:table-cell/>
          <table:table-cell office:value-type="string">
            <text:p>Train Epoch: 24 [48000/50000 (96%)]</text:p>
          </table:table-cell>
          <table:table-cell office:value-type="string">
            <text:p>Loss: 0.26885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10/10000 (92.000%)</text:p>
          </table:table-cell>
          <table:table-cell office:value-type="string">
            <text:p>Loss: 21.332766</text:p>
          </table:table-cell>
        </table:table-row>
        <table:table-row table:style-name="ro2">
          <table:table-cell/>
          <table:table-cell office:value-type="string">
            <text:p>Test accuracy: 9210/10000 (92.000%)</text:p>
          </table:table-cell>
          <table:table-cell office:value-type="string">
            <text:p>Loss: 21.33276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5 [0/50000 (0%)]</text:p>
          </table:table-cell>
          <table:table-cell office:value-type="string">
            <text:p>Loss: 0.267597</text:p>
          </table:table-cell>
        </table:table-row>
        <table:table-row table:style-name="ro2">
          <table:table-cell/>
          <table:table-cell office:value-type="string">
            <text:p>Train Epoch: 25 [9600/50000 (19%)]</text:p>
          </table:table-cell>
          <table:table-cell office:value-type="string">
            <text:p>Loss: 0.227594</text:p>
          </table:table-cell>
        </table:table-row>
        <table:table-row table:style-name="ro2">
          <table:table-cell/>
          <table:table-cell office:value-type="string">
            <text:p>Train Epoch: 25 [19200/50000 (38%)]</text:p>
          </table:table-cell>
          <table:table-cell office:value-type="string">
            <text:p>Loss: 0.216650</text:p>
          </table:table-cell>
        </table:table-row>
        <table:table-row table:style-name="ro2">
          <table:table-cell/>
          <table:table-cell office:value-type="string">
            <text:p>Train Epoch: 25 [28800/50000 (58%)]</text:p>
          </table:table-cell>
          <table:table-cell office:value-type="string">
            <text:p>Loss: 0.244380</text:p>
          </table:table-cell>
        </table:table-row>
        <table:table-row table:style-name="ro2">
          <table:table-cell/>
          <table:table-cell office:value-type="string">
            <text:p>Train Epoch: 25 [38400/50000 (77%)]</text:p>
          </table:table-cell>
          <table:table-cell office:value-type="string">
            <text:p>Loss: 0.235115</text:p>
          </table:table-cell>
        </table:table-row>
        <table:table-row table:style-name="ro2">
          <table:table-cell/>
          <table:table-cell office:value-type="string">
            <text:p>Train Epoch: 25 [48000/50000 (96%)]</text:p>
          </table:table-cell>
          <table:table-cell office:value-type="string">
            <text:p>Loss: 0.23808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5 [0/50000 (0%)]</text:p>
          </table:table-cell>
          <table:table-cell office:value-type="string">
            <text:p>Loss: 0.321493</text:p>
          </table:table-cell>
        </table:table-row>
        <table:table-row table:style-name="ro2">
          <table:table-cell/>
          <table:table-cell office:value-type="string">
            <text:p>Train Epoch: 25 [9600/50000 (19%)]</text:p>
          </table:table-cell>
          <table:table-cell office:value-type="string">
            <text:p>Loss: 0.178571</text:p>
          </table:table-cell>
        </table:table-row>
        <table:table-row table:style-name="ro2">
          <table:table-cell/>
          <table:table-cell office:value-type="string">
            <text:p>Train Epoch: 25 [19200/50000 (38%)]</text:p>
          </table:table-cell>
          <table:table-cell office:value-type="string">
            <text:p>Loss: 0.184133</text:p>
          </table:table-cell>
        </table:table-row>
        <table:table-row table:style-name="ro2">
          <table:table-cell/>
          <table:table-cell office:value-type="string">
            <text:p>Train Epoch: 25 [28800/50000 (58%)]</text:p>
          </table:table-cell>
          <table:table-cell office:value-type="string">
            <text:p>Loss: 0.212539</text:p>
          </table:table-cell>
        </table:table-row>
        <table:table-row table:style-name="ro2">
          <table:table-cell/>
          <table:table-cell office:value-type="string">
            <text:p>Train Epoch: 25 [38400/50000 (77%)]</text:p>
          </table:table-cell>
          <table:table-cell office:value-type="string">
            <text:p>Loss: 0.290028</text:p>
          </table:table-cell>
        </table:table-row>
        <table:table-row table:style-name="ro2">
          <table:table-cell/>
          <table:table-cell office:value-type="string">
            <text:p>Train Epoch: 25 [48000/50000 (96%)]</text:p>
          </table:table-cell>
          <table:table-cell office:value-type="string">
            <text:p>Loss: 0.31785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5 [0/50000 (0%)]</text:p>
          </table:table-cell>
          <table:table-cell office:value-type="string">
            <text:p>Loss: 0.278328</text:p>
          </table:table-cell>
        </table:table-row>
        <table:table-row table:style-name="ro2">
          <table:table-cell/>
          <table:table-cell office:value-type="string">
            <text:p>Train Epoch: 25 [9600/50000 (19%)]</text:p>
          </table:table-cell>
          <table:table-cell office:value-type="string">
            <text:p>Loss: 0.353323</text:p>
          </table:table-cell>
        </table:table-row>
        <table:table-row table:style-name="ro2">
          <table:table-cell/>
          <table:table-cell office:value-type="string">
            <text:p>Train Epoch: 25 [19200/50000 (38%)]</text:p>
          </table:table-cell>
          <table:table-cell office:value-type="string">
            <text:p>Loss: 0.204947</text:p>
          </table:table-cell>
        </table:table-row>
        <table:table-row table:style-name="ro2">
          <table:table-cell/>
          <table:table-cell office:value-type="string">
            <text:p>Train Epoch: 25 [28800/50000 (58%)]</text:p>
          </table:table-cell>
          <table:table-cell office:value-type="string">
            <text:p>Loss: 0.223406</text:p>
          </table:table-cell>
        </table:table-row>
        <table:table-row table:style-name="ro2">
          <table:table-cell/>
          <table:table-cell office:value-type="string">
            <text:p>Train Epoch: 25 [38400/50000 (77%)]</text:p>
          </table:table-cell>
          <table:table-cell office:value-type="string">
            <text:p>Loss: 0.263164</text:p>
          </table:table-cell>
        </table:table-row>
        <table:table-row table:style-name="ro2">
          <table:table-cell/>
          <table:table-cell office:value-type="string">
            <text:p>Train Epoch: 25 [48000/50000 (96%)]</text:p>
          </table:table-cell>
          <table:table-cell office:value-type="string">
            <text:p>Loss: 0.24753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91/10000 (92.000%)</text:p>
          </table:table-cell>
          <table:table-cell office:value-type="string">
            <text:p>Loss: 19.423542</text:p>
          </table:table-cell>
        </table:table-row>
        <table:table-row table:style-name="ro2">
          <table:table-cell/>
          <table:table-cell office:value-type="string">
            <text:p>Test accuracy: 9291/10000 (92.000%)</text:p>
          </table:table-cell>
          <table:table-cell office:value-type="string">
            <text:p>Loss: 19.42354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6 [0/50000 (0%)]</text:p>
          </table:table-cell>
          <table:table-cell office:value-type="string">
            <text:p>Loss: 0.216105</text:p>
          </table:table-cell>
        </table:table-row>
        <table:table-row table:style-name="ro2">
          <table:table-cell/>
          <table:table-cell office:value-type="string">
            <text:p>Train Epoch: 26 [9600/50000 (19%)]</text:p>
          </table:table-cell>
          <table:table-cell office:value-type="string">
            <text:p>Loss: 0.220776</text:p>
          </table:table-cell>
        </table:table-row>
        <table:table-row table:style-name="ro2">
          <table:table-cell/>
          <table:table-cell office:value-type="string">
            <text:p>Train Epoch: 26 [19200/50000 (38%)]</text:p>
          </table:table-cell>
          <table:table-cell office:value-type="string">
            <text:p>Loss: 0.172089</text:p>
          </table:table-cell>
        </table:table-row>
        <table:table-row table:style-name="ro2">
          <table:table-cell/>
          <table:table-cell office:value-type="string">
            <text:p>Train Epoch: 26 [28800/50000 (58%)]</text:p>
          </table:table-cell>
          <table:table-cell office:value-type="string">
            <text:p>Loss: 0.297619</text:p>
          </table:table-cell>
        </table:table-row>
        <table:table-row table:style-name="ro2">
          <table:table-cell/>
          <table:table-cell office:value-type="string">
            <text:p>Train Epoch: 26 [38400/50000 (77%)]</text:p>
          </table:table-cell>
          <table:table-cell office:value-type="string">
            <text:p>Loss: 0.287660</text:p>
          </table:table-cell>
        </table:table-row>
        <table:table-row table:style-name="ro2">
          <table:table-cell/>
          <table:table-cell office:value-type="string">
            <text:p>Train Epoch: 26 [48000/50000 (96%)]</text:p>
          </table:table-cell>
          <table:table-cell office:value-type="string">
            <text:p>Loss: 0.26903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6 [0/50000 (0%)]</text:p>
          </table:table-cell>
          <table:table-cell office:value-type="string">
            <text:p>Loss: 0.411110</text:p>
          </table:table-cell>
        </table:table-row>
        <table:table-row table:style-name="ro2">
          <table:table-cell/>
          <table:table-cell office:value-type="string">
            <text:p>Train Epoch: 26 [9600/50000 (19%)]</text:p>
          </table:table-cell>
          <table:table-cell office:value-type="string">
            <text:p>Loss: 0.155435</text:p>
          </table:table-cell>
        </table:table-row>
        <table:table-row table:style-name="ro2">
          <table:table-cell/>
          <table:table-cell office:value-type="string">
            <text:p>Train Epoch: 26 [19200/50000 (38%)]</text:p>
          </table:table-cell>
          <table:table-cell office:value-type="string">
            <text:p>Loss: 0.170503</text:p>
          </table:table-cell>
        </table:table-row>
        <table:table-row table:style-name="ro2">
          <table:table-cell/>
          <table:table-cell office:value-type="string">
            <text:p>Train Epoch: 26 [28800/50000 (58%)]</text:p>
          </table:table-cell>
          <table:table-cell office:value-type="string">
            <text:p>Loss: 0.206057</text:p>
          </table:table-cell>
        </table:table-row>
        <table:table-row table:style-name="ro2">
          <table:table-cell/>
          <table:table-cell office:value-type="string">
            <text:p>Train Epoch: 26 [38400/50000 (77%)]</text:p>
          </table:table-cell>
          <table:table-cell office:value-type="string">
            <text:p>Loss: 0.222495</text:p>
          </table:table-cell>
        </table:table-row>
        <table:table-row table:style-name="ro2">
          <table:table-cell/>
          <table:table-cell office:value-type="string">
            <text:p>Train Epoch: 26 [48000/50000 (96%)]</text:p>
          </table:table-cell>
          <table:table-cell office:value-type="string">
            <text:p>Loss: 0.28676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6 [0/50000 (0%)]</text:p>
          </table:table-cell>
          <table:table-cell office:value-type="string">
            <text:p>Loss: 0.237121</text:p>
          </table:table-cell>
        </table:table-row>
        <table:table-row table:style-name="ro2">
          <table:table-cell/>
          <table:table-cell office:value-type="string">
            <text:p>Train Epoch: 26 [9600/50000 (19%)]</text:p>
          </table:table-cell>
          <table:table-cell office:value-type="string">
            <text:p>Loss: 0.309093</text:p>
          </table:table-cell>
        </table:table-row>
        <table:table-row table:style-name="ro2">
          <table:table-cell/>
          <table:table-cell office:value-type="string">
            <text:p>Train Epoch: 26 [19200/50000 (38%)]</text:p>
          </table:table-cell>
          <table:table-cell office:value-type="string">
            <text:p>Loss: 0.181322</text:p>
          </table:table-cell>
        </table:table-row>
        <table:table-row table:style-name="ro2">
          <table:table-cell/>
          <table:table-cell office:value-type="string">
            <text:p>Train Epoch: 26 [28800/50000 (58%)]</text:p>
          </table:table-cell>
          <table:table-cell office:value-type="string">
            <text:p>Loss: 0.256600</text:p>
          </table:table-cell>
        </table:table-row>
        <table:table-row table:style-name="ro2">
          <table:table-cell/>
          <table:table-cell office:value-type="string">
            <text:p>Train Epoch: 26 [38400/50000 (77%)]</text:p>
          </table:table-cell>
          <table:table-cell office:value-type="string">
            <text:p>Loss: 0.272948</text:p>
          </table:table-cell>
        </table:table-row>
        <table:table-row table:style-name="ro2">
          <table:table-cell/>
          <table:table-cell office:value-type="string">
            <text:p>Train Epoch: 26 [48000/50000 (96%)]</text:p>
          </table:table-cell>
          <table:table-cell office:value-type="string">
            <text:p>Loss: 0.27485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683/10000 (86.000%)</text:p>
          </table:table-cell>
          <table:table-cell office:value-type="string">
            <text:p>Loss: 36.115574</text:p>
          </table:table-cell>
        </table:table-row>
        <table:table-row table:style-name="ro2">
          <table:table-cell/>
          <table:table-cell office:value-type="string">
            <text:p>Test accuracy: 8683/10000 (86.000%)</text:p>
          </table:table-cell>
          <table:table-cell office:value-type="string">
            <text:p>Loss: 36.11557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7 [0/50000 (0%)]</text:p>
          </table:table-cell>
          <table:table-cell office:value-type="string">
            <text:p>Loss: 0.488662</text:p>
          </table:table-cell>
        </table:table-row>
        <table:table-row table:style-name="ro2">
          <table:table-cell/>
          <table:table-cell office:value-type="string">
            <text:p>Train Epoch: 27 [9600/50000 (19%)]</text:p>
          </table:table-cell>
          <table:table-cell office:value-type="string">
            <text:p>Loss: 0.231785</text:p>
          </table:table-cell>
        </table:table-row>
        <table:table-row table:style-name="ro2">
          <table:table-cell/>
          <table:table-cell office:value-type="string">
            <text:p>Train Epoch: 27 [19200/50000 (38%)]</text:p>
          </table:table-cell>
          <table:table-cell office:value-type="string">
            <text:p>Loss: 0.219075</text:p>
          </table:table-cell>
        </table:table-row>
        <table:table-row table:style-name="ro2">
          <table:table-cell/>
          <table:table-cell office:value-type="string">
            <text:p>Train Epoch: 27 [28800/50000 (58%)]</text:p>
          </table:table-cell>
          <table:table-cell office:value-type="string">
            <text:p>Loss: 0.336617</text:p>
          </table:table-cell>
        </table:table-row>
        <table:table-row table:style-name="ro2">
          <table:table-cell/>
          <table:table-cell office:value-type="string">
            <text:p>Train Epoch: 27 [38400/50000 (77%)]</text:p>
          </table:table-cell>
          <table:table-cell office:value-type="string">
            <text:p>Loss: 0.278012</text:p>
          </table:table-cell>
        </table:table-row>
        <table:table-row table:style-name="ro2">
          <table:table-cell/>
          <table:table-cell office:value-type="string">
            <text:p>Train Epoch: 27 [48000/50000 (96%)]</text:p>
          </table:table-cell>
          <table:table-cell office:value-type="string">
            <text:p>Loss: 0.25011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7 [0/50000 (0%)]</text:p>
          </table:table-cell>
          <table:table-cell office:value-type="string">
            <text:p>Loss: 0.320385</text:p>
          </table:table-cell>
        </table:table-row>
        <table:table-row table:style-name="ro2">
          <table:table-cell/>
          <table:table-cell office:value-type="string">
            <text:p>Train Epoch: 27 [9600/50000 (19%)]</text:p>
          </table:table-cell>
          <table:table-cell office:value-type="string">
            <text:p>Loss: 0.195742</text:p>
          </table:table-cell>
        </table:table-row>
        <table:table-row table:style-name="ro2">
          <table:table-cell/>
          <table:table-cell office:value-type="string">
            <text:p>Train Epoch: 27 [19200/50000 (38%)]</text:p>
          </table:table-cell>
          <table:table-cell office:value-type="string">
            <text:p>Loss: 0.192701</text:p>
          </table:table-cell>
        </table:table-row>
        <table:table-row table:style-name="ro2">
          <table:table-cell/>
          <table:table-cell office:value-type="string">
            <text:p>Train Epoch: 27 [28800/50000 (58%)]</text:p>
          </table:table-cell>
          <table:table-cell office:value-type="string">
            <text:p>Loss: 0.197237</text:p>
          </table:table-cell>
        </table:table-row>
        <table:table-row table:style-name="ro2">
          <table:table-cell/>
          <table:table-cell office:value-type="string">
            <text:p>Train Epoch: 27 [38400/50000 (77%)]</text:p>
          </table:table-cell>
          <table:table-cell office:value-type="string">
            <text:p>Loss: 0.295062</text:p>
          </table:table-cell>
        </table:table-row>
        <table:table-row table:style-name="ro2">
          <table:table-cell/>
          <table:table-cell office:value-type="string">
            <text:p>Train Epoch: 27 [48000/50000 (96%)]</text:p>
          </table:table-cell>
          <table:table-cell office:value-type="string">
            <text:p>Loss: 0.28484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7 [0/50000 (0%)]</text:p>
          </table:table-cell>
          <table:table-cell office:value-type="string">
            <text:p>Loss: 0.281891</text:p>
          </table:table-cell>
        </table:table-row>
        <table:table-row table:style-name="ro2">
          <table:table-cell/>
          <table:table-cell office:value-type="string">
            <text:p>Train Epoch: 27 [9600/50000 (19%)]</text:p>
          </table:table-cell>
          <table:table-cell office:value-type="string">
            <text:p>Loss: 0.283887</text:p>
          </table:table-cell>
        </table:table-row>
        <table:table-row table:style-name="ro2">
          <table:table-cell/>
          <table:table-cell office:value-type="string">
            <text:p>Train Epoch: 27 [19200/50000 (38%)]</text:p>
          </table:table-cell>
          <table:table-cell office:value-type="string">
            <text:p>Loss: 0.195617</text:p>
          </table:table-cell>
        </table:table-row>
        <table:table-row table:style-name="ro2">
          <table:table-cell/>
          <table:table-cell office:value-type="string">
            <text:p>Train Epoch: 27 [28800/50000 (58%)]</text:p>
          </table:table-cell>
          <table:table-cell office:value-type="string">
            <text:p>Loss: 0.207771</text:p>
          </table:table-cell>
        </table:table-row>
        <table:table-row table:style-name="ro2">
          <table:table-cell/>
          <table:table-cell office:value-type="string">
            <text:p>Train Epoch: 27 [38400/50000 (77%)]</text:p>
          </table:table-cell>
          <table:table-cell office:value-type="string">
            <text:p>Loss: 0.270482</text:p>
          </table:table-cell>
        </table:table-row>
        <table:table-row table:style-name="ro2">
          <table:table-cell/>
          <table:table-cell office:value-type="string">
            <text:p>Train Epoch: 27 [48000/50000 (96%)]</text:p>
          </table:table-cell>
          <table:table-cell office:value-type="string">
            <text:p>Loss: 0.28016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94/10000 (92.000%)</text:p>
          </table:table-cell>
          <table:table-cell office:value-type="string">
            <text:p>Loss: 18.863400</text:p>
          </table:table-cell>
        </table:table-row>
        <table:table-row table:style-name="ro2">
          <table:table-cell/>
          <table:table-cell office:value-type="string">
            <text:p>Test accuracy: 9294/10000 (92.000%)</text:p>
          </table:table-cell>
          <table:table-cell office:value-type="string">
            <text:p>Loss: 18.86340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8 [0/50000 (0%)]</text:p>
          </table:table-cell>
          <table:table-cell office:value-type="string">
            <text:p>Loss: 0.301801</text:p>
          </table:table-cell>
        </table:table-row>
        <table:table-row table:style-name="ro2">
          <table:table-cell/>
          <table:table-cell office:value-type="string">
            <text:p>Train Epoch: 28 [9600/50000 (19%)]</text:p>
          </table:table-cell>
          <table:table-cell office:value-type="string">
            <text:p>Loss: 0.197904</text:p>
          </table:table-cell>
        </table:table-row>
        <table:table-row table:style-name="ro2">
          <table:table-cell/>
          <table:table-cell office:value-type="string">
            <text:p>Train Epoch: 28 [19200/50000 (38%)]</text:p>
          </table:table-cell>
          <table:table-cell office:value-type="string">
            <text:p>Loss: 0.170550</text:p>
          </table:table-cell>
        </table:table-row>
        <table:table-row table:style-name="ro2">
          <table:table-cell/>
          <table:table-cell office:value-type="string">
            <text:p>Train Epoch: 28 [28800/50000 (58%)]</text:p>
          </table:table-cell>
          <table:table-cell office:value-type="string">
            <text:p>Loss: 0.293420</text:p>
          </table:table-cell>
        </table:table-row>
        <table:table-row table:style-name="ro2">
          <table:table-cell/>
          <table:table-cell office:value-type="string">
            <text:p>Train Epoch: 28 [38400/50000 (77%)]</text:p>
          </table:table-cell>
          <table:table-cell office:value-type="string">
            <text:p>Loss: 0.251303</text:p>
          </table:table-cell>
        </table:table-row>
        <table:table-row table:style-name="ro2">
          <table:table-cell/>
          <table:table-cell office:value-type="string">
            <text:p>Train Epoch: 28 [48000/50000 (96%)]</text:p>
          </table:table-cell>
          <table:table-cell office:value-type="string">
            <text:p>Loss: 0.28828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8 [0/50000 (0%)]</text:p>
          </table:table-cell>
          <table:table-cell office:value-type="string">
            <text:p>Loss: 0.419544</text:p>
          </table:table-cell>
        </table:table-row>
        <table:table-row table:style-name="ro2">
          <table:table-cell/>
          <table:table-cell office:value-type="string">
            <text:p>Train Epoch: 28 [9600/50000 (19%)]</text:p>
          </table:table-cell>
          <table:table-cell office:value-type="string">
            <text:p>Loss: 0.174406</text:p>
          </table:table-cell>
        </table:table-row>
        <table:table-row table:style-name="ro2">
          <table:table-cell/>
          <table:table-cell office:value-type="string">
            <text:p>Train Epoch: 28 [19200/50000 (38%)]</text:p>
          </table:table-cell>
          <table:table-cell office:value-type="string">
            <text:p>Loss: 0.185553</text:p>
          </table:table-cell>
        </table:table-row>
        <table:table-row table:style-name="ro2">
          <table:table-cell/>
          <table:table-cell office:value-type="string">
            <text:p>Train Epoch: 28 [28800/50000 (58%)]</text:p>
          </table:table-cell>
          <table:table-cell office:value-type="string">
            <text:p>Loss: 0.183762</text:p>
          </table:table-cell>
        </table:table-row>
        <table:table-row table:style-name="ro2">
          <table:table-cell/>
          <table:table-cell office:value-type="string">
            <text:p>Train Epoch: 28 [38400/50000 (77%)]</text:p>
          </table:table-cell>
          <table:table-cell office:value-type="string">
            <text:p>Loss: 0.335494</text:p>
          </table:table-cell>
        </table:table-row>
        <table:table-row table:style-name="ro2">
          <table:table-cell/>
          <table:table-cell office:value-type="string">
            <text:p>Train Epoch: 28 [48000/50000 (96%)]</text:p>
          </table:table-cell>
          <table:table-cell office:value-type="string">
            <text:p>Loss: 0.28805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8 [0/50000 (0%)]</text:p>
          </table:table-cell>
          <table:table-cell office:value-type="string">
            <text:p>Loss: 0.285645</text:p>
          </table:table-cell>
        </table:table-row>
        <table:table-row table:style-name="ro2">
          <table:table-cell/>
          <table:table-cell office:value-type="string">
            <text:p>Train Epoch: 28 [9600/50000 (19%)]</text:p>
          </table:table-cell>
          <table:table-cell office:value-type="string">
            <text:p>Loss: 0.371400</text:p>
          </table:table-cell>
        </table:table-row>
        <table:table-row table:style-name="ro2">
          <table:table-cell/>
          <table:table-cell office:value-type="string">
            <text:p>Train Epoch: 28 [19200/50000 (38%)]</text:p>
          </table:table-cell>
          <table:table-cell office:value-type="string">
            <text:p>Loss: 0.160164</text:p>
          </table:table-cell>
        </table:table-row>
        <table:table-row table:style-name="ro2">
          <table:table-cell/>
          <table:table-cell office:value-type="string">
            <text:p>Train Epoch: 28 [28800/50000 (58%)]</text:p>
          </table:table-cell>
          <table:table-cell office:value-type="string">
            <text:p>Loss: 0.250705</text:p>
          </table:table-cell>
        </table:table-row>
        <table:table-row table:style-name="ro2">
          <table:table-cell/>
          <table:table-cell office:value-type="string">
            <text:p>Train Epoch: 28 [38400/50000 (77%)]</text:p>
          </table:table-cell>
          <table:table-cell office:value-type="string">
            <text:p>Loss: 0.235491</text:p>
          </table:table-cell>
        </table:table-row>
        <table:table-row table:style-name="ro2">
          <table:table-cell/>
          <table:table-cell office:value-type="string">
            <text:p>Train Epoch: 28 [48000/50000 (96%)]</text:p>
          </table:table-cell>
          <table:table-cell office:value-type="string">
            <text:p>Loss: 0.29627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07/10000 (93.000%)</text:p>
          </table:table-cell>
          <table:table-cell office:value-type="string">
            <text:p>Loss: 18.956419</text:p>
          </table:table-cell>
        </table:table-row>
        <table:table-row table:style-name="ro2">
          <table:table-cell/>
          <table:table-cell office:value-type="string">
            <text:p>Test accuracy: 9307/10000 (93.000%)</text:p>
          </table:table-cell>
          <table:table-cell office:value-type="string">
            <text:p>Loss: 18.95641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0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9 [0/50000 (0%)]</text:p>
          </table:table-cell>
          <table:table-cell office:value-type="string">
            <text:p>Loss: 0.252702</text:p>
          </table:table-cell>
        </table:table-row>
        <table:table-row table:style-name="ro2">
          <table:table-cell/>
          <table:table-cell office:value-type="string">
            <text:p>Train Epoch: 29 [9600/50000 (19%)]</text:p>
          </table:table-cell>
          <table:table-cell office:value-type="string">
            <text:p>Loss: 0.222333</text:p>
          </table:table-cell>
        </table:table-row>
        <table:table-row table:style-name="ro2">
          <table:table-cell/>
          <table:table-cell office:value-type="string">
            <text:p>Train Epoch: 29 [19200/50000 (38%)]</text:p>
          </table:table-cell>
          <table:table-cell office:value-type="string">
            <text:p>Loss: 0.232598</text:p>
          </table:table-cell>
        </table:table-row>
        <table:table-row table:style-name="ro2">
          <table:table-cell/>
          <table:table-cell office:value-type="string">
            <text:p>Train Epoch: 29 [28800/50000 (58%)]</text:p>
          </table:table-cell>
          <table:table-cell office:value-type="string">
            <text:p>Loss: 0.266746</text:p>
          </table:table-cell>
        </table:table-row>
        <table:table-row table:style-name="ro2">
          <table:table-cell/>
          <table:table-cell office:value-type="string">
            <text:p>Train Epoch: 29 [38400/50000 (77%)]</text:p>
          </table:table-cell>
          <table:table-cell office:value-type="string">
            <text:p>Loss: 0.259720</text:p>
          </table:table-cell>
        </table:table-row>
        <table:table-row table:style-name="ro2">
          <table:table-cell/>
          <table:table-cell office:value-type="string">
            <text:p>Train Epoch: 29 [48000/50000 (96%)]</text:p>
          </table:table-cell>
          <table:table-cell office:value-type="string">
            <text:p>Loss: 0.29002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1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9 [0/50000 (0%)]</text:p>
          </table:table-cell>
          <table:table-cell office:value-type="string">
            <text:p>Loss: 0.326791</text:p>
          </table:table-cell>
        </table:table-row>
        <table:table-row table:style-name="ro2">
          <table:table-cell/>
          <table:table-cell office:value-type="string">
            <text:p>Train Epoch: 29 [9600/50000 (19%)]</text:p>
          </table:table-cell>
          <table:table-cell office:value-type="string">
            <text:p>Loss: 0.163557</text:p>
          </table:table-cell>
        </table:table-row>
        <table:table-row table:style-name="ro2">
          <table:table-cell/>
          <table:table-cell office:value-type="string">
            <text:p>Train Epoch: 29 [19200/50000 (38%)]</text:p>
          </table:table-cell>
          <table:table-cell office:value-type="string">
            <text:p>Loss: 0.192728</text:p>
          </table:table-cell>
        </table:table-row>
        <table:table-row table:style-name="ro2">
          <table:table-cell/>
          <table:table-cell office:value-type="string">
            <text:p>Train Epoch: 29 [28800/50000 (58%)]</text:p>
          </table:table-cell>
          <table:table-cell office:value-type="string">
            <text:p>Loss: 0.175634</text:p>
          </table:table-cell>
        </table:table-row>
        <table:table-row table:style-name="ro2">
          <table:table-cell/>
          <table:table-cell office:value-type="string">
            <text:p>Train Epoch: 29 [38400/50000 (77%)]</text:p>
          </table:table-cell>
          <table:table-cell office:value-type="string">
            <text:p>Loss: 0.288799</text:p>
          </table:table-cell>
        </table:table-row>
        <table:table-row table:style-name="ro2">
          <table:table-cell/>
          <table:table-cell office:value-type="string">
            <text:p>Train Epoch: 29 [48000/50000 (96%)]</text:p>
          </table:table-cell>
          <table:table-cell office:value-type="string">
            <text:p>Loss: 0.45746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DATA GROUP: <text:s/>2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9 [0/50000 (0%)]</text:p>
          </table:table-cell>
          <table:table-cell office:value-type="string">
            <text:p>Loss: 0.257174</text:p>
          </table:table-cell>
        </table:table-row>
        <table:table-row table:style-name="ro2">
          <table:table-cell/>
          <table:table-cell office:value-type="string">
            <text:p>Train Epoch: 29 [9600/50000 (19%)]</text:p>
          </table:table-cell>
          <table:table-cell office:value-type="string">
            <text:p>Loss: 0.337312</text:p>
          </table:table-cell>
        </table:table-row>
        <table:table-row table:style-name="ro2">
          <table:table-cell/>
          <table:table-cell office:value-type="string">
            <text:p>Train Epoch: 29 [19200/50000 (38%)]</text:p>
          </table:table-cell>
          <table:table-cell office:value-type="string">
            <text:p>Loss: 0.231303</text:p>
          </table:table-cell>
        </table:table-row>
        <table:table-row table:style-name="ro2">
          <table:table-cell/>
          <table:table-cell office:value-type="string">
            <text:p>Train Epoch: 29 [28800/50000 (58%)]</text:p>
          </table:table-cell>
          <table:table-cell office:value-type="string">
            <text:p>Loss: 0.255236</text:p>
          </table:table-cell>
        </table:table-row>
        <table:table-row table:style-name="ro2">
          <table:table-cell/>
          <table:table-cell office:value-type="string">
            <text:p>Train Epoch: 29 [38400/50000 (77%)]</text:p>
          </table:table-cell>
          <table:table-cell office:value-type="string">
            <text:p>Loss: 0.287604</text:p>
          </table:table-cell>
        </table:table-row>
        <table:table-row table:style-name="ro2">
          <table:table-cell/>
          <table:table-cell office:value-type="string">
            <text:p>Train Epoch: 29 [48000/50000 (96%)]</text:p>
          </table:table-cell>
          <table:table-cell office:value-type="string">
            <text:p>Loss: 0.28045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14/10000 (92.000%)</text:p>
          </table:table-cell>
          <table:table-cell office:value-type="string">
            <text:p>Loss: 20.503788</text:p>
          </table:table-cell>
        </table:table-row>
        <table:table-row table:style-name="ro2">
          <table:table-cell/>
          <table:table-cell office:value-type="string">
            <text:p>Test accuracy: 9214/10000 (92.000%)</text:p>
          </table:table-cell>
          <table:table-cell office:value-type="string">
            <text:p>Loss: 20.50378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</table:table>
      <table:table table:name="8" table:style-name="ta1" table:print="false"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 table:style-name="ce14"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<text:s text:c="8"/>Layer (type) <text:s text:c="14"/>Output Shape <text:s text:c="8"/>Param #</text:p>
          </table:table-cell>
          <table:table-cell/>
        </table:table-row>
        <table:table-row table:style-name="ro2">
          <table:table-cell/>
          <table:table-cell table:formula="of:================================================================" office:value-type="string" office:string-value="Hata:510">
            <text:p>Hata:51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1 <text:s text:c="8"/>[-1, 32, 112, 112] <text:s text:c="12"/>32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2 <text:s text:c="8"/>[-1, 32, 112, 112] <text:s text:c="10"/>9,248</text:p>
          </table:table-cell>
          <table:table-cell/>
        </table:table-row>
        <table:table-row table:style-name="ro2">
          <table:table-cell/>
          <table:table-cell office:value-type="string">
            <text:p><text:s text:c="9"/>MaxPool2d-3 <text:s text:c="10"/>[-1, 32, 56, 5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4 <text:s text:c="10"/>[-1, 64, 56, 56] <text:s text:c="9"/>18,496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5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9"/>MaxPool2d-6 <text:s text:c="10"/>[-1, 64, 28, 28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7 <text:s text:c="8"/>[-1, 32, 112, 112] <text:s text:c="12"/>32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8 <text:s text:c="8"/>[-1, 32, 112, 112] <text:s text:c="10"/>9,248</text:p>
          </table:table-cell>
          <table:table-cell/>
        </table:table-row>
        <table:table-row table:style-name="ro2">
          <table:table-cell/>
          <table:table-cell office:value-type="string">
            <text:p><text:s text:c="9"/>MaxPool2d-9 <text:s text:c="10"/>[-1, 32, 56, 5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0 <text:s text:c="10"/>[-1, 64, 56, 56] <text:s text:c="9"/>18,496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1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12 <text:s text:c="10"/>[-1, 64, 28, 28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3 <text:s text:c="9"/>[-1, 256, 14, 14] <text:s text:c="8"/>295,168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4 <text:s text:c="12"/>[-1, 64, 7, 7] <text:s text:c="8"/>147,520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15 <text:s text:c="12"/>[-1, 64, 3, 3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0"/>Dropout-16 <text:s text:c="17"/>[-1, 57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Linear-17 <text:s text:c="17"/>[-1, 512] <text:s text:c="8"/>295,424</text:p>
          </table:table-cell>
          <table:table-cell/>
        </table:table-row>
        <table:table-row table:style-name="ro2">
          <table:table-cell/>
          <table:table-cell office:value-type="string">
            <text:p><text:s text:c="10"/>Dropout-18 <text:s text:c="17"/>[-1, 512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Linear-19 <text:s text:c="19"/>[-1, 2] <text:s text:c="10"/>1,026</text:p>
          </table:table-cell>
          <table:table-cell/>
        </table:table-row>
        <table:table-row table:style-name="ro2">
          <table:table-cell/>
          <table:table-cell table:formula="of:================================================================" office:value-type="string" office:string-value="Hata:510">
            <text:p>Hata:510</text:p>
          </table:table-cell>
          <table:table-cell/>
        </table:table-row>
        <table:table-row table:style-name="ro2">
          <table:table-cell/>
          <table:table-cell office:value-type="string">
            <text:p>Total params: 869,122</text:p>
          </table:table-cell>
          <table:table-cell/>
        </table:table-row>
        <table:table-row table:style-name="ro2">
          <table:table-cell/>
          <table:table-cell office:value-type="string">
            <text:p>Trainable params: 869,122</text:p>
          </table:table-cell>
          <table:table-cell/>
        </table:table-row>
        <table:table-row table:style-name="ro2">
          <table:table-cell/>
          <table:table-cell office:value-type="string">
            <text:p>Non-trainable params: 0</text:p>
          </table:table-cell>
          <table:table-cell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Input size (MB): 0.00</text:p>
          </table:table-cell>
          <table:table-cell/>
        </table:table-row>
        <table:table-row table:style-name="ro2">
          <table:table-cell/>
          <table:table-cell office:value-type="string">
            <text:p>Forward/backward pass size (MB): 22.00</text:p>
          </table:table-cell>
          <table:table-cell/>
        </table:table-row>
        <table:table-row table:style-name="ro2">
          <table:table-cell/>
          <table:table-cell office:value-type="string">
            <text:p>Params size (MB): 3.00</text:p>
          </table:table-cell>
          <table:table-cell/>
        </table:table-row>
        <table:table-row table:style-name="ro2">
          <table:table-cell/>
          <table:table-cell office:value-type="string">
            <text:p>Estimated Total Size (MB): 25.00</text:p>
          </table:table-cell>
          <table:table-cell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2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4">
          <table:table-cell/>
          <table:table-cell office:value-type="string">
            <text:p><text:a xlink:href="../../PycharmProjects/Sar_Optic_Matching/Pseudo_Siamese_V2.py:332">C:/Users/PC/PycharmProjects/Sar_Optic_Matching/Pseudo_Siamese_V2.py:332</text:a>:</text:p>
          </table:table-cell>
          <table:table-cell/>
        </table:table-row>
        <table:table-row table:style-name="ro2">
          <table:table-cell/>
          <table:table-cell office:value-type="string">
            <text:p><text:s text:c="2"/>out = F.softmax(out)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2_H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2_V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Validation_Matching_V2.h5" (mode r)&gt;)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1.391229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1.384273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1.383839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1.381354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1.366416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1.28094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1.198267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1.159299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0.948803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0.945083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0.718369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0.72642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0.837826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0.789541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0.621199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0.720678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0.642186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0.55331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595/10000 (85.000%)</text:p>
          </table:table-cell>
          <table:table-cell office:value-type="string">
            <text:p>Loss: 34.39478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595/10000 (85.000%)</text:p>
          </table:table-cell>
          <table:table-cell office:value-type="string">
            <text:p>Loss: 34.394787</text:p>
          </table:table-cell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0.541118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0.615948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0.532753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0.406142</text:p>
          </table:table-cell>
        </table:table-row>
        <table:table-row table:style-name="ro2">
          <table:table-cell/>
          <table:table-cell office:value-type="string">
            <text:p>Train Epoch: 1 [38400/50000 (77%)]</text:p>
          </table:table-cell>
          <table:table-cell office:value-type="string">
            <text:p>Loss: 0.495184</text:p>
          </table:table-cell>
        </table:table-row>
        <table:table-row table:style-name="ro2">
          <table:table-cell/>
          <table:table-cell office:value-type="string">
            <text:p>Train Epoch: 1 [48000/50000 (96%)]</text:p>
          </table:table-cell>
          <table:table-cell office:value-type="string">
            <text:p>Loss: 0.55497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0.470859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0.615103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0.527604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0.547835</text:p>
          </table:table-cell>
        </table:table-row>
        <table:table-row table:style-name="ro2">
          <table:table-cell/>
          <table:table-cell office:value-type="string">
            <text:p>Train Epoch: 1 [38400/50000 (77%)]</text:p>
          </table:table-cell>
          <table:table-cell office:value-type="string">
            <text:p>Loss: 0.451803</text:p>
          </table:table-cell>
        </table:table-row>
        <table:table-row table:style-name="ro2">
          <table:table-cell/>
          <table:table-cell office:value-type="string">
            <text:p>Train Epoch: 1 [48000/50000 (96%)]</text:p>
          </table:table-cell>
          <table:table-cell office:value-type="string">
            <text:p>Loss: 0.55864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0.451905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0.610087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0.700499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0.563208</text:p>
          </table:table-cell>
        </table:table-row>
        <table:table-row table:style-name="ro2">
          <table:table-cell/>
          <table:table-cell office:value-type="string">
            <text:p>Train Epoch: 1 [38400/50000 (77%)]</text:p>
          </table:table-cell>
          <table:table-cell office:value-type="string">
            <text:p>Loss: 0.453462</text:p>
          </table:table-cell>
        </table:table-row>
        <table:table-row table:style-name="ro2">
          <table:table-cell/>
          <table:table-cell office:value-type="string">
            <text:p>Train Epoch: 1 [48000/50000 (96%)]</text:p>
          </table:table-cell>
          <table:table-cell office:value-type="string">
            <text:p>Loss: 0.53116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736/10000 (87.000%)</text:p>
          </table:table-cell>
          <table:table-cell office:value-type="string">
            <text:p>Loss: 31.70295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736/10000 (87.000%)</text:p>
          </table:table-cell>
          <table:table-cell office:value-type="string">
            <text:p>Loss: 31.702951</text:p>
          </table:table-cell>
        </table:table-row>
        <table:table-row table:style-name="ro2">
          <table:table-cell/>
          <table:table-cell office:value-type="string">
            <text:p>Train Epoch: 2 [0/50000 (0%)]</text:p>
          </table:table-cell>
          <table:table-cell office:value-type="string">
            <text:p>Loss: 0.418333</text:p>
          </table:table-cell>
        </table:table-row>
        <table:table-row table:style-name="ro2">
          <table:table-cell/>
          <table:table-cell office:value-type="string">
            <text:p>Train Epoch: 2 [9600/50000 (19%)]</text:p>
          </table:table-cell>
          <table:table-cell office:value-type="string">
            <text:p>Loss: 0.323077</text:p>
          </table:table-cell>
        </table:table-row>
        <table:table-row table:style-name="ro2">
          <table:table-cell/>
          <table:table-cell office:value-type="string">
            <text:p>Train Epoch: 2 [19200/50000 (38%)]</text:p>
          </table:table-cell>
          <table:table-cell office:value-type="string">
            <text:p>Loss: 0.355409</text:p>
          </table:table-cell>
        </table:table-row>
        <table:table-row table:style-name="ro2">
          <table:table-cell/>
          <table:table-cell office:value-type="string">
            <text:p>Train Epoch: 2 [28800/50000 (58%)]</text:p>
          </table:table-cell>
          <table:table-cell office:value-type="string">
            <text:p>Loss: 0.415506</text:p>
          </table:table-cell>
        </table:table-row>
        <table:table-row table:style-name="ro2">
          <table:table-cell/>
          <table:table-cell office:value-type="string">
            <text:p>Train Epoch: 2 [38400/50000 (77%)]</text:p>
          </table:table-cell>
          <table:table-cell office:value-type="string">
            <text:p>Loss: 0.375476</text:p>
          </table:table-cell>
        </table:table-row>
        <table:table-row table:style-name="ro2">
          <table:table-cell/>
          <table:table-cell office:value-type="string">
            <text:p>Train Epoch: 2 [48000/50000 (96%)]</text:p>
          </table:table-cell>
          <table:table-cell office:value-type="string">
            <text:p>Loss: 0.41954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 [0/50000 (0%)]</text:p>
          </table:table-cell>
          <table:table-cell office:value-type="string">
            <text:p>Loss: 0.411941</text:p>
          </table:table-cell>
        </table:table-row>
        <table:table-row table:style-name="ro2">
          <table:table-cell/>
          <table:table-cell office:value-type="string">
            <text:p>Train Epoch: 2 [9600/50000 (19%)]</text:p>
          </table:table-cell>
          <table:table-cell office:value-type="string">
            <text:p>Loss: 0.376625</text:p>
          </table:table-cell>
        </table:table-row>
        <table:table-row table:style-name="ro2">
          <table:table-cell/>
          <table:table-cell office:value-type="string">
            <text:p>Train Epoch: 2 [19200/50000 (38%)]</text:p>
          </table:table-cell>
          <table:table-cell office:value-type="string">
            <text:p>Loss: 0.590272</text:p>
          </table:table-cell>
        </table:table-row>
        <table:table-row table:style-name="ro2">
          <table:table-cell/>
          <table:table-cell office:value-type="string">
            <text:p>Train Epoch: 2 [28800/50000 (58%)]</text:p>
          </table:table-cell>
          <table:table-cell office:value-type="string">
            <text:p>Loss: 0.431610</text:p>
          </table:table-cell>
        </table:table-row>
        <table:table-row table:style-name="ro2">
          <table:table-cell/>
          <table:table-cell office:value-type="string">
            <text:p>Train Epoch: 2 [38400/50000 (77%)]</text:p>
          </table:table-cell>
          <table:table-cell office:value-type="string">
            <text:p>Loss: 0.498950</text:p>
          </table:table-cell>
        </table:table-row>
        <table:table-row table:style-name="ro2">
          <table:table-cell/>
          <table:table-cell office:value-type="string">
            <text:p>Train Epoch: 2 [48000/50000 (96%)]</text:p>
          </table:table-cell>
          <table:table-cell office:value-type="string">
            <text:p>Loss: 0.40149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 [0/50000 (0%)]</text:p>
          </table:table-cell>
          <table:table-cell office:value-type="string">
            <text:p>Loss: 0.389412</text:p>
          </table:table-cell>
        </table:table-row>
        <table:table-row table:style-name="ro2">
          <table:table-cell/>
          <table:table-cell office:value-type="string">
            <text:p>Train Epoch: 2 [9600/50000 (19%)]</text:p>
          </table:table-cell>
          <table:table-cell office:value-type="string">
            <text:p>Loss: 0.462228</text:p>
          </table:table-cell>
        </table:table-row>
        <table:table-row table:style-name="ro2">
          <table:table-cell/>
          <table:table-cell office:value-type="string">
            <text:p>Train Epoch: 2 [19200/50000 (38%)]</text:p>
          </table:table-cell>
          <table:table-cell office:value-type="string">
            <text:p>Loss: 0.445165</text:p>
          </table:table-cell>
        </table:table-row>
        <table:table-row table:style-name="ro2">
          <table:table-cell/>
          <table:table-cell office:value-type="string">
            <text:p>Train Epoch: 2 [28800/50000 (58%)]</text:p>
          </table:table-cell>
          <table:table-cell office:value-type="string">
            <text:p>Loss: 0.310987</text:p>
          </table:table-cell>
        </table:table-row>
        <table:table-row table:style-name="ro2">
          <table:table-cell/>
          <table:table-cell office:value-type="string">
            <text:p>Train Epoch: 2 [38400/50000 (77%)]</text:p>
          </table:table-cell>
          <table:table-cell office:value-type="string">
            <text:p>Loss: 0.389335</text:p>
          </table:table-cell>
        </table:table-row>
        <table:table-row table:style-name="ro2">
          <table:table-cell/>
          <table:table-cell office:value-type="string">
            <text:p>Train Epoch: 2 [48000/50000 (96%)]</text:p>
          </table:table-cell>
          <table:table-cell office:value-type="string">
            <text:p>Loss: 0.33298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044/10000 (90.000%)</text:p>
          </table:table-cell>
          <table:table-cell office:value-type="string">
            <text:p>Loss: 25.08984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044/10000 (90.000%)</text:p>
          </table:table-cell>
          <table:table-cell office:value-type="string">
            <text:p>Loss: 25.089849</text:p>
          </table:table-cell>
        </table:table-row>
        <table:table-row table:style-name="ro2">
          <table:table-cell/>
          <table:table-cell office:value-type="string">
            <text:p>Train Epoch: 3 [0/50000 (0%)]</text:p>
          </table:table-cell>
          <table:table-cell office:value-type="string">
            <text:p>Loss: 0.278853</text:p>
          </table:table-cell>
        </table:table-row>
        <table:table-row table:style-name="ro2">
          <table:table-cell/>
          <table:table-cell office:value-type="string">
            <text:p>Train Epoch: 3 [9600/50000 (19%)]</text:p>
          </table:table-cell>
          <table:table-cell office:value-type="string">
            <text:p>Loss: 0.410371</text:p>
          </table:table-cell>
        </table:table-row>
        <table:table-row table:style-name="ro2">
          <table:table-cell/>
          <table:table-cell office:value-type="string">
            <text:p>Train Epoch: 3 [19200/50000 (38%)]</text:p>
          </table:table-cell>
          <table:table-cell office:value-type="string">
            <text:p>Loss: 0.384073</text:p>
          </table:table-cell>
        </table:table-row>
        <table:table-row table:style-name="ro2">
          <table:table-cell/>
          <table:table-cell office:value-type="string">
            <text:p>Train Epoch: 3 [28800/50000 (58%)]</text:p>
          </table:table-cell>
          <table:table-cell office:value-type="string">
            <text:p>Loss: 0.468262</text:p>
          </table:table-cell>
        </table:table-row>
        <table:table-row table:style-name="ro2">
          <table:table-cell/>
          <table:table-cell office:value-type="string">
            <text:p>Train Epoch: 3 [38400/50000 (77%)]</text:p>
          </table:table-cell>
          <table:table-cell office:value-type="string">
            <text:p>Loss: 0.392484</text:p>
          </table:table-cell>
        </table:table-row>
        <table:table-row table:style-name="ro2">
          <table:table-cell/>
          <table:table-cell office:value-type="string">
            <text:p>Train Epoch: 3 [48000/50000 (96%)]</text:p>
          </table:table-cell>
          <table:table-cell office:value-type="string">
            <text:p>Loss: 0.44564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3 [0/50000 (0%)]</text:p>
          </table:table-cell>
          <table:table-cell office:value-type="string">
            <text:p>Loss: 0.330799</text:p>
          </table:table-cell>
        </table:table-row>
        <table:table-row table:style-name="ro2">
          <table:table-cell/>
          <table:table-cell office:value-type="string">
            <text:p>Train Epoch: 3 [9600/50000 (19%)]</text:p>
          </table:table-cell>
          <table:table-cell office:value-type="string">
            <text:p>Loss: 0.407637</text:p>
          </table:table-cell>
        </table:table-row>
        <table:table-row table:style-name="ro2">
          <table:table-cell/>
          <table:table-cell office:value-type="string">
            <text:p>Train Epoch: 3 [19200/50000 (38%)]</text:p>
          </table:table-cell>
          <table:table-cell office:value-type="string">
            <text:p>Loss: 0.380506</text:p>
          </table:table-cell>
        </table:table-row>
        <table:table-row table:style-name="ro2">
          <table:table-cell/>
          <table:table-cell office:value-type="string">
            <text:p>Train Epoch: 3 [28800/50000 (58%)]</text:p>
          </table:table-cell>
          <table:table-cell office:value-type="string">
            <text:p>Loss: 0.398972</text:p>
          </table:table-cell>
        </table:table-row>
        <table:table-row table:style-name="ro2">
          <table:table-cell/>
          <table:table-cell office:value-type="string">
            <text:p>Train Epoch: 3 [38400/50000 (77%)]</text:p>
          </table:table-cell>
          <table:table-cell office:value-type="string">
            <text:p>Loss: 0.366178</text:p>
          </table:table-cell>
        </table:table-row>
        <table:table-row table:style-name="ro2">
          <table:table-cell/>
          <table:table-cell office:value-type="string">
            <text:p>Train Epoch: 3 [48000/50000 (96%)]</text:p>
          </table:table-cell>
          <table:table-cell office:value-type="string">
            <text:p>Loss: 0.32372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3 [0/50000 (0%)]</text:p>
          </table:table-cell>
          <table:table-cell office:value-type="string">
            <text:p>Loss: 0.377376</text:p>
          </table:table-cell>
        </table:table-row>
        <table:table-row table:style-name="ro2">
          <table:table-cell/>
          <table:table-cell office:value-type="string">
            <text:p>Train Epoch: 3 [9600/50000 (19%)]</text:p>
          </table:table-cell>
          <table:table-cell office:value-type="string">
            <text:p>Loss: 0.378276</text:p>
          </table:table-cell>
        </table:table-row>
        <table:table-row table:style-name="ro2">
          <table:table-cell/>
          <table:table-cell office:value-type="string">
            <text:p>Train Epoch: 3 [19200/50000 (38%)]</text:p>
          </table:table-cell>
          <table:table-cell office:value-type="string">
            <text:p>Loss: 0.296317</text:p>
          </table:table-cell>
        </table:table-row>
        <table:table-row table:style-name="ro2">
          <table:table-cell/>
          <table:table-cell office:value-type="string">
            <text:p>Train Epoch: 3 [28800/50000 (58%)]</text:p>
          </table:table-cell>
          <table:table-cell office:value-type="string">
            <text:p>Loss: 0.456843</text:p>
          </table:table-cell>
        </table:table-row>
        <table:table-row table:style-name="ro2">
          <table:table-cell/>
          <table:table-cell office:value-type="string">
            <text:p>Train Epoch: 3 [38400/50000 (77%)]</text:p>
          </table:table-cell>
          <table:table-cell office:value-type="string">
            <text:p>Loss: 0.355881</text:p>
          </table:table-cell>
        </table:table-row>
        <table:table-row table:style-name="ro2">
          <table:table-cell/>
          <table:table-cell office:value-type="string">
            <text:p>Train Epoch: 3 [48000/50000 (96%)]</text:p>
          </table:table-cell>
          <table:table-cell office:value-type="string">
            <text:p>Loss: 0.34409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792/10000 (87.000%)</text:p>
          </table:table-cell>
          <table:table-cell office:value-type="string">
            <text:p>Loss: 31.77119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792/10000 (87.000%)</text:p>
          </table:table-cell>
          <table:table-cell office:value-type="string">
            <text:p>Loss: 31.771191</text:p>
          </table:table-cell>
        </table:table-row>
        <table:table-row table:style-name="ro2">
          <table:table-cell/>
          <table:table-cell office:value-type="string">
            <text:p>Train Epoch: 4 [0/50000 (0%)]</text:p>
          </table:table-cell>
          <table:table-cell office:value-type="string">
            <text:p>Loss: 0.480151</text:p>
          </table:table-cell>
        </table:table-row>
        <table:table-row table:style-name="ro2">
          <table:table-cell/>
          <table:table-cell office:value-type="string">
            <text:p>Train Epoch: 4 [9600/50000 (19%)]</text:p>
          </table:table-cell>
          <table:table-cell office:value-type="string">
            <text:p>Loss: 0.338666</text:p>
          </table:table-cell>
        </table:table-row>
        <table:table-row table:style-name="ro2">
          <table:table-cell/>
          <table:table-cell office:value-type="string">
            <text:p>Train Epoch: 4 [19200/50000 (38%)]</text:p>
          </table:table-cell>
          <table:table-cell office:value-type="string">
            <text:p>Loss: 0.262855</text:p>
          </table:table-cell>
        </table:table-row>
        <table:table-row table:style-name="ro2">
          <table:table-cell/>
          <table:table-cell office:value-type="string">
            <text:p>Train Epoch: 4 [28800/50000 (58%)]</text:p>
          </table:table-cell>
          <table:table-cell office:value-type="string">
            <text:p>Loss: 0.342610</text:p>
          </table:table-cell>
        </table:table-row>
        <table:table-row table:style-name="ro2">
          <table:table-cell/>
          <table:table-cell office:value-type="string">
            <text:p>Train Epoch: 4 [38400/50000 (77%)]</text:p>
          </table:table-cell>
          <table:table-cell office:value-type="string">
            <text:p>Loss: 0.401159</text:p>
          </table:table-cell>
        </table:table-row>
        <table:table-row table:style-name="ro2">
          <table:table-cell/>
          <table:table-cell office:value-type="string">
            <text:p>Train Epoch: 4 [48000/50000 (96%)]</text:p>
          </table:table-cell>
          <table:table-cell office:value-type="string">
            <text:p>Loss: 0.28795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4 [0/50000 (0%)]</text:p>
          </table:table-cell>
          <table:table-cell office:value-type="string">
            <text:p>Loss: 0.324177</text:p>
          </table:table-cell>
        </table:table-row>
        <table:table-row table:style-name="ro2">
          <table:table-cell/>
          <table:table-cell office:value-type="string">
            <text:p>Train Epoch: 4 [9600/50000 (19%)]</text:p>
          </table:table-cell>
          <table:table-cell office:value-type="string">
            <text:p>Loss: 0.429891</text:p>
          </table:table-cell>
        </table:table-row>
        <table:table-row table:style-name="ro2">
          <table:table-cell/>
          <table:table-cell office:value-type="string">
            <text:p>Train Epoch: 4 [19200/50000 (38%)]</text:p>
          </table:table-cell>
          <table:table-cell office:value-type="string">
            <text:p>Loss: 0.525853</text:p>
          </table:table-cell>
        </table:table-row>
        <table:table-row table:style-name="ro2">
          <table:table-cell/>
          <table:table-cell office:value-type="string">
            <text:p>Train Epoch: 4 [28800/50000 (58%)]</text:p>
          </table:table-cell>
          <table:table-cell office:value-type="string">
            <text:p>Loss: 0.282510</text:p>
          </table:table-cell>
        </table:table-row>
        <table:table-row table:style-name="ro2">
          <table:table-cell/>
          <table:table-cell office:value-type="string">
            <text:p>Train Epoch: 4 [38400/50000 (77%)]</text:p>
          </table:table-cell>
          <table:table-cell office:value-type="string">
            <text:p>Loss: 0.502932</text:p>
          </table:table-cell>
        </table:table-row>
        <table:table-row table:style-name="ro2">
          <table:table-cell/>
          <table:table-cell office:value-type="string">
            <text:p>Train Epoch: 4 [48000/50000 (96%)]</text:p>
          </table:table-cell>
          <table:table-cell office:value-type="string">
            <text:p>Loss: 0.33509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4 [0/50000 (0%)]</text:p>
          </table:table-cell>
          <table:table-cell office:value-type="string">
            <text:p>Loss: 0.257429</text:p>
          </table:table-cell>
        </table:table-row>
        <table:table-row table:style-name="ro2">
          <table:table-cell/>
          <table:table-cell office:value-type="string">
            <text:p>Train Epoch: 4 [9600/50000 (19%)]</text:p>
          </table:table-cell>
          <table:table-cell office:value-type="string">
            <text:p>Loss: 0.351491</text:p>
          </table:table-cell>
        </table:table-row>
        <table:table-row table:style-name="ro2">
          <table:table-cell/>
          <table:table-cell office:value-type="string">
            <text:p>Train Epoch: 4 [19200/50000 (38%)]</text:p>
          </table:table-cell>
          <table:table-cell office:value-type="string">
            <text:p>Loss: 0.219764</text:p>
          </table:table-cell>
        </table:table-row>
        <table:table-row table:style-name="ro2">
          <table:table-cell/>
          <table:table-cell office:value-type="string">
            <text:p>Train Epoch: 4 [28800/50000 (58%)]</text:p>
          </table:table-cell>
          <table:table-cell office:value-type="string">
            <text:p>Loss: 0.508265</text:p>
          </table:table-cell>
        </table:table-row>
        <table:table-row table:style-name="ro2">
          <table:table-cell/>
          <table:table-cell office:value-type="string">
            <text:p>Train Epoch: 4 [38400/50000 (77%)]</text:p>
          </table:table-cell>
          <table:table-cell office:value-type="string">
            <text:p>Loss: 0.306741</text:p>
          </table:table-cell>
        </table:table-row>
        <table:table-row table:style-name="ro2">
          <table:table-cell/>
          <table:table-cell office:value-type="string">
            <text:p>Train Epoch: 4 [48000/50000 (96%)]</text:p>
          </table:table-cell>
          <table:table-cell office:value-type="string">
            <text:p>Loss: 0.34802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002/10000 (90.000%)</text:p>
          </table:table-cell>
          <table:table-cell office:value-type="string">
            <text:p>Loss: 25.54894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002/10000 (90.000%)</text:p>
          </table:table-cell>
          <table:table-cell office:value-type="string">
            <text:p>Loss: 25.548944</text:p>
          </table:table-cell>
        </table:table-row>
        <table:table-row table:style-name="ro2">
          <table:table-cell/>
          <table:table-cell office:value-type="string">
            <text:p>Train Epoch: 5 [0/50000 (0%)]</text:p>
          </table:table-cell>
          <table:table-cell office:value-type="string">
            <text:p>Loss: 0.420038</text:p>
          </table:table-cell>
        </table:table-row>
        <table:table-row table:style-name="ro2">
          <table:table-cell/>
          <table:table-cell office:value-type="string">
            <text:p>Train Epoch: 5 [9600/50000 (19%)]</text:p>
          </table:table-cell>
          <table:table-cell office:value-type="string">
            <text:p>Loss: 0.389492</text:p>
          </table:table-cell>
        </table:table-row>
        <table:table-row table:style-name="ro2">
          <table:table-cell/>
          <table:table-cell office:value-type="string">
            <text:p>Train Epoch: 5 [19200/50000 (38%)]</text:p>
          </table:table-cell>
          <table:table-cell office:value-type="string">
            <text:p>Loss: 0.275538</text:p>
          </table:table-cell>
        </table:table-row>
        <table:table-row table:style-name="ro2">
          <table:table-cell/>
          <table:table-cell office:value-type="string">
            <text:p>Train Epoch: 5 [28800/50000 (58%)]</text:p>
          </table:table-cell>
          <table:table-cell office:value-type="string">
            <text:p>Loss: 0.359247</text:p>
          </table:table-cell>
        </table:table-row>
        <table:table-row table:style-name="ro2">
          <table:table-cell/>
          <table:table-cell office:value-type="string">
            <text:p>Train Epoch: 5 [38400/50000 (77%)]</text:p>
          </table:table-cell>
          <table:table-cell office:value-type="string">
            <text:p>Loss: 0.406510</text:p>
          </table:table-cell>
        </table:table-row>
        <table:table-row table:style-name="ro2">
          <table:table-cell/>
          <table:table-cell office:value-type="string">
            <text:p>Train Epoch: 5 [48000/50000 (96%)]</text:p>
          </table:table-cell>
          <table:table-cell office:value-type="string">
            <text:p>Loss: 0.40683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5 [0/50000 (0%)]</text:p>
          </table:table-cell>
          <table:table-cell office:value-type="string">
            <text:p>Loss: 0.442498</text:p>
          </table:table-cell>
        </table:table-row>
        <table:table-row table:style-name="ro2">
          <table:table-cell/>
          <table:table-cell office:value-type="string">
            <text:p>Train Epoch: 5 [9600/50000 (19%)]</text:p>
          </table:table-cell>
          <table:table-cell office:value-type="string">
            <text:p>Loss: 0.230058</text:p>
          </table:table-cell>
        </table:table-row>
        <table:table-row table:style-name="ro2">
          <table:table-cell/>
          <table:table-cell office:value-type="string">
            <text:p>Train Epoch: 5 [19200/50000 (38%)]</text:p>
          </table:table-cell>
          <table:table-cell office:value-type="string">
            <text:p>Loss: 0.299514</text:p>
          </table:table-cell>
        </table:table-row>
        <table:table-row table:style-name="ro2">
          <table:table-cell/>
          <table:table-cell office:value-type="string">
            <text:p>Train Epoch: 5 [28800/50000 (58%)]</text:p>
          </table:table-cell>
          <table:table-cell office:value-type="string">
            <text:p>Loss: 0.444486</text:p>
          </table:table-cell>
        </table:table-row>
        <table:table-row table:style-name="ro2">
          <table:table-cell/>
          <table:table-cell office:value-type="string">
            <text:p>Train Epoch: 5 [38400/50000 (77%)]</text:p>
          </table:table-cell>
          <table:table-cell office:value-type="string">
            <text:p>Loss: 0.381739</text:p>
          </table:table-cell>
        </table:table-row>
        <table:table-row table:style-name="ro2">
          <table:table-cell/>
          <table:table-cell office:value-type="string">
            <text:p>Train Epoch: 5 [48000/50000 (96%)]</text:p>
          </table:table-cell>
          <table:table-cell office:value-type="string">
            <text:p>Loss: 0.25274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5 [0/50000 (0%)]</text:p>
          </table:table-cell>
          <table:table-cell office:value-type="string">
            <text:p>Loss: 0.209328</text:p>
          </table:table-cell>
        </table:table-row>
        <table:table-row table:style-name="ro2">
          <table:table-cell/>
          <table:table-cell office:value-type="string">
            <text:p>Train Epoch: 5 [9600/50000 (19%)]</text:p>
          </table:table-cell>
          <table:table-cell office:value-type="string">
            <text:p>Loss: 0.321656</text:p>
          </table:table-cell>
        </table:table-row>
        <table:table-row table:style-name="ro2">
          <table:table-cell/>
          <table:table-cell office:value-type="string">
            <text:p>Train Epoch: 5 [19200/50000 (38%)]</text:p>
          </table:table-cell>
          <table:table-cell office:value-type="string">
            <text:p>Loss: 0.355996</text:p>
          </table:table-cell>
        </table:table-row>
        <table:table-row table:style-name="ro2">
          <table:table-cell/>
          <table:table-cell office:value-type="string">
            <text:p>Train Epoch: 5 [28800/50000 (58%)]</text:p>
          </table:table-cell>
          <table:table-cell office:value-type="string">
            <text:p>Loss: 0.339054</text:p>
          </table:table-cell>
        </table:table-row>
        <table:table-row table:style-name="ro2">
          <table:table-cell/>
          <table:table-cell office:value-type="string">
            <text:p>Train Epoch: 5 [38400/50000 (77%)]</text:p>
          </table:table-cell>
          <table:table-cell office:value-type="string">
            <text:p>Loss: 0.242917</text:p>
          </table:table-cell>
        </table:table-row>
        <table:table-row table:style-name="ro2">
          <table:table-cell/>
          <table:table-cell office:value-type="string">
            <text:p>Train Epoch: 5 [48000/50000 (96%)]</text:p>
          </table:table-cell>
          <table:table-cell office:value-type="string">
            <text:p>Loss: 0.32776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06/10000 (91.000%)</text:p>
          </table:table-cell>
          <table:table-cell office:value-type="string">
            <text:p>Loss: 23.63478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06/10000 (91.000%)</text:p>
          </table:table-cell>
          <table:table-cell office:value-type="string">
            <text:p>Loss: 23.634787</text:p>
          </table:table-cell>
        </table:table-row>
        <table:table-row table:style-name="ro2">
          <table:table-cell/>
          <table:table-cell office:value-type="string">
            <text:p>Train Epoch: 6 [0/50000 (0%)]</text:p>
          </table:table-cell>
          <table:table-cell office:value-type="string">
            <text:p>Loss: 0.219391</text:p>
          </table:table-cell>
        </table:table-row>
        <table:table-row table:style-name="ro2">
          <table:table-cell/>
          <table:table-cell office:value-type="string">
            <text:p>Train Epoch: 6 [9600/50000 (19%)]</text:p>
          </table:table-cell>
          <table:table-cell office:value-type="string">
            <text:p>Loss: 0.375525</text:p>
          </table:table-cell>
        </table:table-row>
        <table:table-row table:style-name="ro2">
          <table:table-cell/>
          <table:table-cell office:value-type="string">
            <text:p>Train Epoch: 6 [19200/50000 (38%)]</text:p>
          </table:table-cell>
          <table:table-cell office:value-type="string">
            <text:p>Loss: 0.309794</text:p>
          </table:table-cell>
        </table:table-row>
        <table:table-row table:style-name="ro2">
          <table:table-cell/>
          <table:table-cell office:value-type="string">
            <text:p>Train Epoch: 6 [28800/50000 (58%)]</text:p>
          </table:table-cell>
          <table:table-cell office:value-type="string">
            <text:p>Loss: 0.229966</text:p>
          </table:table-cell>
        </table:table-row>
        <table:table-row table:style-name="ro2">
          <table:table-cell/>
          <table:table-cell office:value-type="string">
            <text:p>Train Epoch: 6 [38400/50000 (77%)]</text:p>
          </table:table-cell>
          <table:table-cell office:value-type="string">
            <text:p>Loss: 0.252116</text:p>
          </table:table-cell>
        </table:table-row>
        <table:table-row table:style-name="ro2">
          <table:table-cell/>
          <table:table-cell office:value-type="string">
            <text:p>Train Epoch: 6 [48000/50000 (96%)]</text:p>
          </table:table-cell>
          <table:table-cell office:value-type="string">
            <text:p>Loss: 0.20873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6 [0/50000 (0%)]</text:p>
          </table:table-cell>
          <table:table-cell office:value-type="string">
            <text:p>Loss: 0.308768</text:p>
          </table:table-cell>
        </table:table-row>
        <table:table-row table:style-name="ro2">
          <table:table-cell/>
          <table:table-cell office:value-type="string">
            <text:p>Train Epoch: 6 [9600/50000 (19%)]</text:p>
          </table:table-cell>
          <table:table-cell office:value-type="string">
            <text:p>Loss: 0.411474</text:p>
          </table:table-cell>
        </table:table-row>
        <table:table-row table:style-name="ro2">
          <table:table-cell/>
          <table:table-cell office:value-type="string">
            <text:p>Train Epoch: 6 [19200/50000 (38%)]</text:p>
          </table:table-cell>
          <table:table-cell office:value-type="string">
            <text:p>Loss: 0.165373</text:p>
          </table:table-cell>
        </table:table-row>
        <table:table-row table:style-name="ro2">
          <table:table-cell/>
          <table:table-cell office:value-type="string">
            <text:p>Train Epoch: 6 [28800/50000 (58%)]</text:p>
          </table:table-cell>
          <table:table-cell office:value-type="string">
            <text:p>Loss: 0.282107</text:p>
          </table:table-cell>
        </table:table-row>
        <table:table-row table:style-name="ro2">
          <table:table-cell/>
          <table:table-cell office:value-type="string">
            <text:p>Train Epoch: 6 [38400/50000 (77%)]</text:p>
          </table:table-cell>
          <table:table-cell office:value-type="string">
            <text:p>Loss: 0.329892</text:p>
          </table:table-cell>
        </table:table-row>
        <table:table-row table:style-name="ro2">
          <table:table-cell/>
          <table:table-cell office:value-type="string">
            <text:p>Train Epoch: 6 [48000/50000 (96%)]</text:p>
          </table:table-cell>
          <table:table-cell office:value-type="string">
            <text:p>Loss: 0.25751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6 [0/50000 (0%)]</text:p>
          </table:table-cell>
          <table:table-cell office:value-type="string">
            <text:p>Loss: 0.258321</text:p>
          </table:table-cell>
        </table:table-row>
        <table:table-row table:style-name="ro2">
          <table:table-cell/>
          <table:table-cell office:value-type="string">
            <text:p>Train Epoch: 6 [9600/50000 (19%)]</text:p>
          </table:table-cell>
          <table:table-cell office:value-type="string">
            <text:p>Loss: 0.296536</text:p>
          </table:table-cell>
        </table:table-row>
        <table:table-row table:style-name="ro2">
          <table:table-cell/>
          <table:table-cell office:value-type="string">
            <text:p>Train Epoch: 6 [19200/50000 (38%)]</text:p>
          </table:table-cell>
          <table:table-cell office:value-type="string">
            <text:p>Loss: 0.238455</text:p>
          </table:table-cell>
        </table:table-row>
        <table:table-row table:style-name="ro2">
          <table:table-cell/>
          <table:table-cell office:value-type="string">
            <text:p>Train Epoch: 6 [28800/50000 (58%)]</text:p>
          </table:table-cell>
          <table:table-cell office:value-type="string">
            <text:p>Loss: 0.266064</text:p>
          </table:table-cell>
        </table:table-row>
        <table:table-row table:style-name="ro2">
          <table:table-cell/>
          <table:table-cell office:value-type="string">
            <text:p>Train Epoch: 6 [38400/50000 (77%)]</text:p>
          </table:table-cell>
          <table:table-cell office:value-type="string">
            <text:p>Loss: 0.213058</text:p>
          </table:table-cell>
        </table:table-row>
        <table:table-row table:style-name="ro2">
          <table:table-cell/>
          <table:table-cell office:value-type="string">
            <text:p>Train Epoch: 6 [48000/50000 (96%)]</text:p>
          </table:table-cell>
          <table:table-cell office:value-type="string">
            <text:p>Loss: 0.31779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69/10000 (91.000%)</text:p>
          </table:table-cell>
          <table:table-cell office:value-type="string">
            <text:p>Loss: 21.78573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69/10000 (91.000%)</text:p>
          </table:table-cell>
          <table:table-cell office:value-type="string">
            <text:p>Loss: 21.785736</text:p>
          </table:table-cell>
        </table:table-row>
        <table:table-row table:style-name="ro2">
          <table:table-cell/>
          <table:table-cell office:value-type="string">
            <text:p>Train Epoch: 7 [0/50000 (0%)]</text:p>
          </table:table-cell>
          <table:table-cell office:value-type="string">
            <text:p>Loss: 0.201037</text:p>
          </table:table-cell>
        </table:table-row>
        <table:table-row table:style-name="ro2">
          <table:table-cell/>
          <table:table-cell office:value-type="string">
            <text:p>Train Epoch: 7 [9600/50000 (19%)]</text:p>
          </table:table-cell>
          <table:table-cell office:value-type="string">
            <text:p>Loss: 0.231080</text:p>
          </table:table-cell>
        </table:table-row>
        <table:table-row table:style-name="ro2">
          <table:table-cell/>
          <table:table-cell office:value-type="string">
            <text:p>Train Epoch: 7 [19200/50000 (38%)]</text:p>
          </table:table-cell>
          <table:table-cell office:value-type="string">
            <text:p>Loss: 0.402353</text:p>
          </table:table-cell>
        </table:table-row>
        <table:table-row table:style-name="ro2">
          <table:table-cell/>
          <table:table-cell office:value-type="string">
            <text:p>Train Epoch: 7 [28800/50000 (58%)]</text:p>
          </table:table-cell>
          <table:table-cell office:value-type="string">
            <text:p>Loss: 0.225231</text:p>
          </table:table-cell>
        </table:table-row>
        <table:table-row table:style-name="ro2">
          <table:table-cell/>
          <table:table-cell office:value-type="string">
            <text:p>Train Epoch: 7 [38400/50000 (77%)]</text:p>
          </table:table-cell>
          <table:table-cell office:value-type="string">
            <text:p>Loss: 0.245173</text:p>
          </table:table-cell>
        </table:table-row>
        <table:table-row table:style-name="ro2">
          <table:table-cell/>
          <table:table-cell office:value-type="string">
            <text:p>Train Epoch: 7 [48000/50000 (96%)]</text:p>
          </table:table-cell>
          <table:table-cell office:value-type="string">
            <text:p>Loss: 0.31009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7 [0/50000 (0%)]</text:p>
          </table:table-cell>
          <table:table-cell office:value-type="string">
            <text:p>Loss: 0.330562</text:p>
          </table:table-cell>
        </table:table-row>
        <table:table-row table:style-name="ro2">
          <table:table-cell/>
          <table:table-cell office:value-type="string">
            <text:p>Train Epoch: 7 [9600/50000 (19%)]</text:p>
          </table:table-cell>
          <table:table-cell office:value-type="string">
            <text:p>Loss: 0.273783</text:p>
          </table:table-cell>
        </table:table-row>
        <table:table-row table:style-name="ro2">
          <table:table-cell/>
          <table:table-cell office:value-type="string">
            <text:p>Train Epoch: 7 [19200/50000 (38%)]</text:p>
          </table:table-cell>
          <table:table-cell office:value-type="string">
            <text:p>Loss: 0.283675</text:p>
          </table:table-cell>
        </table:table-row>
        <table:table-row table:style-name="ro2">
          <table:table-cell/>
          <table:table-cell office:value-type="string">
            <text:p>Train Epoch: 7 [28800/50000 (58%)]</text:p>
          </table:table-cell>
          <table:table-cell office:value-type="string">
            <text:p>Loss: 0.271152</text:p>
          </table:table-cell>
        </table:table-row>
        <table:table-row table:style-name="ro2">
          <table:table-cell/>
          <table:table-cell office:value-type="string">
            <text:p>Train Epoch: 7 [38400/50000 (77%)]</text:p>
          </table:table-cell>
          <table:table-cell office:value-type="string">
            <text:p>Loss: 0.290798</text:p>
          </table:table-cell>
        </table:table-row>
        <table:table-row table:style-name="ro2">
          <table:table-cell/>
          <table:table-cell office:value-type="string">
            <text:p>Train Epoch: 7 [48000/50000 (96%)]</text:p>
          </table:table-cell>
          <table:table-cell office:value-type="string">
            <text:p>Loss: 0.36658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7 [0/50000 (0%)]</text:p>
          </table:table-cell>
          <table:table-cell office:value-type="string">
            <text:p>Loss: 0.390926</text:p>
          </table:table-cell>
        </table:table-row>
        <table:table-row table:style-name="ro2">
          <table:table-cell/>
          <table:table-cell office:value-type="string">
            <text:p>Train Epoch: 7 [9600/50000 (19%)]</text:p>
          </table:table-cell>
          <table:table-cell office:value-type="string">
            <text:p>Loss: 0.320073</text:p>
          </table:table-cell>
        </table:table-row>
        <table:table-row table:style-name="ro2">
          <table:table-cell/>
          <table:table-cell office:value-type="string">
            <text:p>Train Epoch: 7 [19200/50000 (38%)]</text:p>
          </table:table-cell>
          <table:table-cell office:value-type="string">
            <text:p>Loss: 0.161288</text:p>
          </table:table-cell>
        </table:table-row>
        <table:table-row table:style-name="ro2">
          <table:table-cell/>
          <table:table-cell office:value-type="string">
            <text:p>Train Epoch: 7 [28800/50000 (58%)]</text:p>
          </table:table-cell>
          <table:table-cell office:value-type="string">
            <text:p>Loss: 0.314629</text:p>
          </table:table-cell>
        </table:table-row>
        <table:table-row table:style-name="ro2">
          <table:table-cell/>
          <table:table-cell office:value-type="string">
            <text:p>Train Epoch: 7 [38400/50000 (77%)]</text:p>
          </table:table-cell>
          <table:table-cell office:value-type="string">
            <text:p>Loss: 0.250954</text:p>
          </table:table-cell>
        </table:table-row>
        <table:table-row table:style-name="ro2">
          <table:table-cell/>
          <table:table-cell office:value-type="string">
            <text:p>Train Epoch: 7 [48000/50000 (96%)]</text:p>
          </table:table-cell>
          <table:table-cell office:value-type="string">
            <text:p>Loss: 0.30953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65/10000 (91.000%)</text:p>
          </table:table-cell>
          <table:table-cell office:value-type="string">
            <text:p>Loss: 22.88105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65/10000 (91.000%)</text:p>
          </table:table-cell>
          <table:table-cell office:value-type="string">
            <text:p>Loss: 22.881050</text:p>
          </table:table-cell>
        </table:table-row>
        <table:table-row table:style-name="ro2">
          <table:table-cell/>
          <table:table-cell office:value-type="string">
            <text:p>Train Epoch: 8 [0/50000 (0%)]</text:p>
          </table:table-cell>
          <table:table-cell office:value-type="string">
            <text:p>Loss: 0.233531</text:p>
          </table:table-cell>
        </table:table-row>
        <table:table-row table:style-name="ro2">
          <table:table-cell/>
          <table:table-cell office:value-type="string">
            <text:p>Train Epoch: 8 [9600/50000 (19%)]</text:p>
          </table:table-cell>
          <table:table-cell office:value-type="string">
            <text:p>Loss: 0.305694</text:p>
          </table:table-cell>
        </table:table-row>
        <table:table-row table:style-name="ro2">
          <table:table-cell/>
          <table:table-cell office:value-type="string">
            <text:p>Train Epoch: 8 [19200/50000 (38%)]</text:p>
          </table:table-cell>
          <table:table-cell office:value-type="string">
            <text:p>Loss: 0.188506</text:p>
          </table:table-cell>
        </table:table-row>
        <table:table-row table:style-name="ro2">
          <table:table-cell/>
          <table:table-cell office:value-type="string">
            <text:p>Train Epoch: 8 [28800/50000 (58%)]</text:p>
          </table:table-cell>
          <table:table-cell office:value-type="string">
            <text:p>Loss: 0.206669</text:p>
          </table:table-cell>
        </table:table-row>
        <table:table-row table:style-name="ro2">
          <table:table-cell/>
          <table:table-cell office:value-type="string">
            <text:p>Train Epoch: 8 [38400/50000 (77%)]</text:p>
          </table:table-cell>
          <table:table-cell office:value-type="string">
            <text:p>Loss: 0.205293</text:p>
          </table:table-cell>
        </table:table-row>
        <table:table-row table:style-name="ro2">
          <table:table-cell/>
          <table:table-cell office:value-type="string">
            <text:p>Train Epoch: 8 [48000/50000 (96%)]</text:p>
          </table:table-cell>
          <table:table-cell office:value-type="string">
            <text:p>Loss: 0.23909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8 [0/50000 (0%)]</text:p>
          </table:table-cell>
          <table:table-cell office:value-type="string">
            <text:p>Loss: 0.495326</text:p>
          </table:table-cell>
        </table:table-row>
        <table:table-row table:style-name="ro2">
          <table:table-cell/>
          <table:table-cell office:value-type="string">
            <text:p>Train Epoch: 8 [9600/50000 (19%)]</text:p>
          </table:table-cell>
          <table:table-cell office:value-type="string">
            <text:p>Loss: 0.305360</text:p>
          </table:table-cell>
        </table:table-row>
        <table:table-row table:style-name="ro2">
          <table:table-cell/>
          <table:table-cell office:value-type="string">
            <text:p>Train Epoch: 8 [19200/50000 (38%)]</text:p>
          </table:table-cell>
          <table:table-cell office:value-type="string">
            <text:p>Loss: 0.184030</text:p>
          </table:table-cell>
        </table:table-row>
        <table:table-row table:style-name="ro2">
          <table:table-cell/>
          <table:table-cell office:value-type="string">
            <text:p>Train Epoch: 8 [28800/50000 (58%)]</text:p>
          </table:table-cell>
          <table:table-cell office:value-type="string">
            <text:p>Loss: 0.338161</text:p>
          </table:table-cell>
        </table:table-row>
        <table:table-row table:style-name="ro2">
          <table:table-cell/>
          <table:table-cell office:value-type="string">
            <text:p>Train Epoch: 8 [38400/50000 (77%)]</text:p>
          </table:table-cell>
          <table:table-cell office:value-type="string">
            <text:p>Loss: 0.323809</text:p>
          </table:table-cell>
        </table:table-row>
        <table:table-row table:style-name="ro2">
          <table:table-cell/>
          <table:table-cell office:value-type="string">
            <text:p>Train Epoch: 8 [48000/50000 (96%)]</text:p>
          </table:table-cell>
          <table:table-cell office:value-type="string">
            <text:p>Loss: 0.26105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8 [0/50000 (0%)]</text:p>
          </table:table-cell>
          <table:table-cell office:value-type="string">
            <text:p>Loss: 0.156381</text:p>
          </table:table-cell>
        </table:table-row>
        <table:table-row table:style-name="ro2">
          <table:table-cell/>
          <table:table-cell office:value-type="string">
            <text:p>Train Epoch: 8 [9600/50000 (19%)]</text:p>
          </table:table-cell>
          <table:table-cell office:value-type="string">
            <text:p>Loss: 0.223191</text:p>
          </table:table-cell>
        </table:table-row>
        <table:table-row table:style-name="ro2">
          <table:table-cell/>
          <table:table-cell office:value-type="string">
            <text:p>Train Epoch: 8 [19200/50000 (38%)]</text:p>
          </table:table-cell>
          <table:table-cell office:value-type="string">
            <text:p>Loss: 0.229234</text:p>
          </table:table-cell>
        </table:table-row>
        <table:table-row table:style-name="ro2">
          <table:table-cell/>
          <table:table-cell office:value-type="string">
            <text:p>Train Epoch: 8 [28800/50000 (58%)]</text:p>
          </table:table-cell>
          <table:table-cell office:value-type="string">
            <text:p>Loss: 0.309465</text:p>
          </table:table-cell>
        </table:table-row>
        <table:table-row table:style-name="ro2">
          <table:table-cell/>
          <table:table-cell office:value-type="string">
            <text:p>Train Epoch: 8 [38400/50000 (77%)]</text:p>
          </table:table-cell>
          <table:table-cell office:value-type="string">
            <text:p>Loss: 0.352061</text:p>
          </table:table-cell>
        </table:table-row>
        <table:table-row table:style-name="ro2">
          <table:table-cell/>
          <table:table-cell office:value-type="string">
            <text:p>Train Epoch: 8 [48000/50000 (96%)]</text:p>
          </table:table-cell>
          <table:table-cell office:value-type="string">
            <text:p>Loss: 0.21776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74/10000 (89.000%)</text:p>
          </table:table-cell>
          <table:table-cell office:value-type="string">
            <text:p>Loss: 28.33548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74/10000 (89.000%)</text:p>
          </table:table-cell>
          <table:table-cell office:value-type="string">
            <text:p>Loss: 28.335485</text:p>
          </table:table-cell>
        </table:table-row>
        <table:table-row table:style-name="ro2">
          <table:table-cell/>
          <table:table-cell office:value-type="string">
            <text:p>Train Epoch: 9 [0/50000 (0%)]</text:p>
          </table:table-cell>
          <table:table-cell office:value-type="string">
            <text:p>Loss: 0.326317</text:p>
          </table:table-cell>
        </table:table-row>
        <table:table-row table:style-name="ro2">
          <table:table-cell/>
          <table:table-cell office:value-type="string">
            <text:p>Train Epoch: 9 [9600/50000 (19%)]</text:p>
          </table:table-cell>
          <table:table-cell office:value-type="string">
            <text:p>Loss: 0.200546</text:p>
          </table:table-cell>
        </table:table-row>
        <table:table-row table:style-name="ro2">
          <table:table-cell/>
          <table:table-cell office:value-type="string">
            <text:p>Train Epoch: 9 [19200/50000 (38%)]</text:p>
          </table:table-cell>
          <table:table-cell office:value-type="string">
            <text:p>Loss: 0.263484</text:p>
          </table:table-cell>
        </table:table-row>
        <table:table-row table:style-name="ro2">
          <table:table-cell/>
          <table:table-cell office:value-type="string">
            <text:p>Train Epoch: 9 [28800/50000 (58%)]</text:p>
          </table:table-cell>
          <table:table-cell office:value-type="string">
            <text:p>Loss: 0.257565</text:p>
          </table:table-cell>
        </table:table-row>
        <table:table-row table:style-name="ro2">
          <table:table-cell/>
          <table:table-cell office:value-type="string">
            <text:p>Train Epoch: 9 [38400/50000 (77%)]</text:p>
          </table:table-cell>
          <table:table-cell office:value-type="string">
            <text:p>Loss: 0.126865</text:p>
          </table:table-cell>
        </table:table-row>
        <table:table-row table:style-name="ro2">
          <table:table-cell/>
          <table:table-cell office:value-type="string">
            <text:p>Train Epoch: 9 [48000/50000 (96%)]</text:p>
          </table:table-cell>
          <table:table-cell office:value-type="string">
            <text:p>Loss: 0.26186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9 [0/50000 (0%)]</text:p>
          </table:table-cell>
          <table:table-cell office:value-type="string">
            <text:p>Loss: 0.277269</text:p>
          </table:table-cell>
        </table:table-row>
        <table:table-row table:style-name="ro2">
          <table:table-cell/>
          <table:table-cell office:value-type="string">
            <text:p>Train Epoch: 9 [9600/50000 (19%)]</text:p>
          </table:table-cell>
          <table:table-cell office:value-type="string">
            <text:p>Loss: 0.196440</text:p>
          </table:table-cell>
        </table:table-row>
        <table:table-row table:style-name="ro2">
          <table:table-cell/>
          <table:table-cell office:value-type="string">
            <text:p>Train Epoch: 9 [19200/50000 (38%)]</text:p>
          </table:table-cell>
          <table:table-cell office:value-type="string">
            <text:p>Loss: 0.164202</text:p>
          </table:table-cell>
        </table:table-row>
        <table:table-row table:style-name="ro2">
          <table:table-cell/>
          <table:table-cell office:value-type="string">
            <text:p>Train Epoch: 9 [28800/50000 (58%)]</text:p>
          </table:table-cell>
          <table:table-cell office:value-type="string">
            <text:p>Loss: 0.252660</text:p>
          </table:table-cell>
        </table:table-row>
        <table:table-row table:style-name="ro2">
          <table:table-cell/>
          <table:table-cell office:value-type="string">
            <text:p>Train Epoch: 9 [38400/50000 (77%)]</text:p>
          </table:table-cell>
          <table:table-cell office:value-type="string">
            <text:p>Loss: 0.194799</text:p>
          </table:table-cell>
        </table:table-row>
        <table:table-row table:style-name="ro2">
          <table:table-cell/>
          <table:table-cell office:value-type="string">
            <text:p>Train Epoch: 9 [48000/50000 (96%)]</text:p>
          </table:table-cell>
          <table:table-cell office:value-type="string">
            <text:p>Loss: 0.16355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9 [0/50000 (0%)]</text:p>
          </table:table-cell>
          <table:table-cell office:value-type="string">
            <text:p>Loss: 0.219037</text:p>
          </table:table-cell>
        </table:table-row>
        <table:table-row table:style-name="ro2">
          <table:table-cell/>
          <table:table-cell office:value-type="string">
            <text:p>Train Epoch: 9 [9600/50000 (19%)]</text:p>
          </table:table-cell>
          <table:table-cell office:value-type="string">
            <text:p>Loss: 0.266808</text:p>
          </table:table-cell>
        </table:table-row>
        <table:table-row table:style-name="ro2">
          <table:table-cell/>
          <table:table-cell office:value-type="string">
            <text:p>Train Epoch: 9 [19200/50000 (38%)]</text:p>
          </table:table-cell>
          <table:table-cell office:value-type="string">
            <text:p>Loss: 0.211067</text:p>
          </table:table-cell>
        </table:table-row>
        <table:table-row table:style-name="ro2">
          <table:table-cell/>
          <table:table-cell office:value-type="string">
            <text:p>Train Epoch: 9 [28800/50000 (58%)]</text:p>
          </table:table-cell>
          <table:table-cell office:value-type="string">
            <text:p>Loss: 0.222814</text:p>
          </table:table-cell>
        </table:table-row>
        <table:table-row table:style-name="ro2">
          <table:table-cell/>
          <table:table-cell office:value-type="string">
            <text:p>Train Epoch: 9 [38400/50000 (77%)]</text:p>
          </table:table-cell>
          <table:table-cell office:value-type="string">
            <text:p>Loss: 0.209518</text:p>
          </table:table-cell>
        </table:table-row>
        <table:table-row table:style-name="ro2">
          <table:table-cell/>
          <table:table-cell office:value-type="string">
            <text:p>Train Epoch: 9 [48000/50000 (96%)]</text:p>
          </table:table-cell>
          <table:table-cell office:value-type="string">
            <text:p>Loss: 0.24792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18/10000 (92.000%)</text:p>
          </table:table-cell>
          <table:table-cell office:value-type="string">
            <text:p>Loss: 21.26382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18/10000 (92.000%)</text:p>
          </table:table-cell>
          <table:table-cell office:value-type="string">
            <text:p>Loss: 21.263823</text:p>
          </table:table-cell>
        </table:table-row>
        <table:table-row table:style-name="ro2">
          <table:table-cell/>
          <table:table-cell office:value-type="string">
            <text:p>Train Epoch: 10 [0/50000 (0%)]</text:p>
          </table:table-cell>
          <table:table-cell office:value-type="string">
            <text:p>Loss: 0.252432</text:p>
          </table:table-cell>
        </table:table-row>
        <table:table-row table:style-name="ro2">
          <table:table-cell/>
          <table:table-cell office:value-type="string">
            <text:p>Train Epoch: 10 [9600/50000 (19%)]</text:p>
          </table:table-cell>
          <table:table-cell office:value-type="string">
            <text:p>Loss: 0.276785</text:p>
          </table:table-cell>
        </table:table-row>
        <table:table-row table:style-name="ro2">
          <table:table-cell/>
          <table:table-cell office:value-type="string">
            <text:p>Train Epoch: 10 [19200/50000 (38%)]</text:p>
          </table:table-cell>
          <table:table-cell office:value-type="string">
            <text:p>Loss: 0.229266</text:p>
          </table:table-cell>
        </table:table-row>
        <table:table-row table:style-name="ro2">
          <table:table-cell/>
          <table:table-cell office:value-type="string">
            <text:p>Train Epoch: 10 [28800/50000 (58%)]</text:p>
          </table:table-cell>
          <table:table-cell office:value-type="string">
            <text:p>Loss: 0.248729</text:p>
          </table:table-cell>
        </table:table-row>
        <table:table-row table:style-name="ro2">
          <table:table-cell/>
          <table:table-cell office:value-type="string">
            <text:p>Train Epoch: 10 [38400/50000 (77%)]</text:p>
          </table:table-cell>
          <table:table-cell office:value-type="string">
            <text:p>Loss: 0.232304</text:p>
          </table:table-cell>
        </table:table-row>
        <table:table-row table:style-name="ro2">
          <table:table-cell/>
          <table:table-cell office:value-type="string">
            <text:p>Train Epoch: 10 [48000/50000 (96%)]</text:p>
          </table:table-cell>
          <table:table-cell office:value-type="string">
            <text:p>Loss: 0.19431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0 [0/50000 (0%)]</text:p>
          </table:table-cell>
          <table:table-cell office:value-type="string">
            <text:p>Loss: 0.217600</text:p>
          </table:table-cell>
        </table:table-row>
        <table:table-row table:style-name="ro2">
          <table:table-cell/>
          <table:table-cell office:value-type="string">
            <text:p>Train Epoch: 10 [9600/50000 (19%)]</text:p>
          </table:table-cell>
          <table:table-cell office:value-type="string">
            <text:p>Loss: 0.169982</text:p>
          </table:table-cell>
        </table:table-row>
        <table:table-row table:style-name="ro2">
          <table:table-cell/>
          <table:table-cell office:value-type="string">
            <text:p>Train Epoch: 10 [19200/50000 (38%)]</text:p>
          </table:table-cell>
          <table:table-cell office:value-type="string">
            <text:p>Loss: 0.229224</text:p>
          </table:table-cell>
        </table:table-row>
        <table:table-row table:style-name="ro2">
          <table:table-cell/>
          <table:table-cell office:value-type="string">
            <text:p>Train Epoch: 10 [28800/50000 (58%)]</text:p>
          </table:table-cell>
          <table:table-cell office:value-type="string">
            <text:p>Loss: 0.227637</text:p>
          </table:table-cell>
        </table:table-row>
        <table:table-row table:style-name="ro2">
          <table:table-cell/>
          <table:table-cell office:value-type="string">
            <text:p>Train Epoch: 10 [38400/50000 (77%)]</text:p>
          </table:table-cell>
          <table:table-cell office:value-type="string">
            <text:p>Loss: 0.162994</text:p>
          </table:table-cell>
        </table:table-row>
        <table:table-row table:style-name="ro2">
          <table:table-cell/>
          <table:table-cell office:value-type="string">
            <text:p>Train Epoch: 10 [48000/50000 (96%)]</text:p>
          </table:table-cell>
          <table:table-cell office:value-type="string">
            <text:p>Loss: 0.25892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0 [0/50000 (0%)]</text:p>
          </table:table-cell>
          <table:table-cell office:value-type="string">
            <text:p>Loss: 0.283383</text:p>
          </table:table-cell>
        </table:table-row>
        <table:table-row table:style-name="ro2">
          <table:table-cell/>
          <table:table-cell office:value-type="string">
            <text:p>Train Epoch: 10 [9600/50000 (19%)]</text:p>
          </table:table-cell>
          <table:table-cell office:value-type="string">
            <text:p>Loss: 0.225433</text:p>
          </table:table-cell>
        </table:table-row>
        <table:table-row table:style-name="ro2">
          <table:table-cell/>
          <table:table-cell office:value-type="string">
            <text:p>Train Epoch: 10 [19200/50000 (38%)]</text:p>
          </table:table-cell>
          <table:table-cell office:value-type="string">
            <text:p>Loss: 0.201681</text:p>
          </table:table-cell>
        </table:table-row>
        <table:table-row table:style-name="ro2">
          <table:table-cell/>
          <table:table-cell office:value-type="string">
            <text:p>Train Epoch: 10 [28800/50000 (58%)]</text:p>
          </table:table-cell>
          <table:table-cell office:value-type="string">
            <text:p>Loss: 0.198106</text:p>
          </table:table-cell>
        </table:table-row>
        <table:table-row table:style-name="ro2">
          <table:table-cell/>
          <table:table-cell office:value-type="string">
            <text:p>Train Epoch: 10 [38400/50000 (77%)]</text:p>
          </table:table-cell>
          <table:table-cell office:value-type="string">
            <text:p>Loss: 0.178523</text:p>
          </table:table-cell>
        </table:table-row>
        <table:table-row table:style-name="ro2">
          <table:table-cell/>
          <table:table-cell office:value-type="string">
            <text:p>Train Epoch: 10 [48000/50000 (96%)]</text:p>
          </table:table-cell>
          <table:table-cell office:value-type="string">
            <text:p>Loss: 0.26725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14/10000 (91.000%)</text:p>
          </table:table-cell>
          <table:table-cell office:value-type="string">
            <text:p>Loss: 25.32048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14/10000 (91.000%)</text:p>
          </table:table-cell>
          <table:table-cell office:value-type="string">
            <text:p>Loss: 25.320486</text:p>
          </table:table-cell>
        </table:table-row>
        <table:table-row table:style-name="ro2">
          <table:table-cell/>
          <table:table-cell office:value-type="string">
            <text:p>Train Epoch: 11 [0/50000 (0%)]</text:p>
          </table:table-cell>
          <table:table-cell office:value-type="string">
            <text:p>Loss: 0.249730</text:p>
          </table:table-cell>
        </table:table-row>
        <table:table-row table:style-name="ro2">
          <table:table-cell/>
          <table:table-cell office:value-type="string">
            <text:p>Train Epoch: 11 [9600/50000 (19%)]</text:p>
          </table:table-cell>
          <table:table-cell office:value-type="string">
            <text:p>Loss: 0.236888</text:p>
          </table:table-cell>
        </table:table-row>
        <table:table-row table:style-name="ro2">
          <table:table-cell/>
          <table:table-cell office:value-type="string">
            <text:p>Train Epoch: 11 [19200/50000 (38%)]</text:p>
          </table:table-cell>
          <table:table-cell office:value-type="string">
            <text:p>Loss: 0.205941</text:p>
          </table:table-cell>
        </table:table-row>
        <table:table-row table:style-name="ro2">
          <table:table-cell/>
          <table:table-cell office:value-type="string">
            <text:p>Train Epoch: 11 [28800/50000 (58%)]</text:p>
          </table:table-cell>
          <table:table-cell office:value-type="string">
            <text:p>Loss: 0.177542</text:p>
          </table:table-cell>
        </table:table-row>
        <table:table-row table:style-name="ro2">
          <table:table-cell/>
          <table:table-cell office:value-type="string">
            <text:p>Train Epoch: 11 [38400/50000 (77%)]</text:p>
          </table:table-cell>
          <table:table-cell office:value-type="string">
            <text:p>Loss: 0.242481</text:p>
          </table:table-cell>
        </table:table-row>
        <table:table-row table:style-name="ro2">
          <table:table-cell/>
          <table:table-cell office:value-type="string">
            <text:p>Train Epoch: 11 [48000/50000 (96%)]</text:p>
          </table:table-cell>
          <table:table-cell office:value-type="string">
            <text:p>Loss: 0.31321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1 [0/50000 (0%)]</text:p>
          </table:table-cell>
          <table:table-cell office:value-type="string">
            <text:p>Loss: 0.184743</text:p>
          </table:table-cell>
        </table:table-row>
        <table:table-row table:style-name="ro2">
          <table:table-cell/>
          <table:table-cell office:value-type="string">
            <text:p>Train Epoch: 11 [9600/50000 (19%)]</text:p>
          </table:table-cell>
          <table:table-cell office:value-type="string">
            <text:p>Loss: 0.220925</text:p>
          </table:table-cell>
        </table:table-row>
        <table:table-row table:style-name="ro2">
          <table:table-cell/>
          <table:table-cell office:value-type="string">
            <text:p>Train Epoch: 11 [19200/50000 (38%)]</text:p>
          </table:table-cell>
          <table:table-cell office:value-type="string">
            <text:p>Loss: 0.231139</text:p>
          </table:table-cell>
        </table:table-row>
        <table:table-row table:style-name="ro2">
          <table:table-cell/>
          <table:table-cell office:value-type="string">
            <text:p>Train Epoch: 11 [28800/50000 (58%)]</text:p>
          </table:table-cell>
          <table:table-cell office:value-type="string">
            <text:p>Loss: 0.138886</text:p>
          </table:table-cell>
        </table:table-row>
        <table:table-row table:style-name="ro2">
          <table:table-cell/>
          <table:table-cell office:value-type="string">
            <text:p>Train Epoch: 11 [38400/50000 (77%)]</text:p>
          </table:table-cell>
          <table:table-cell office:value-type="string">
            <text:p>Loss: 0.191272</text:p>
          </table:table-cell>
        </table:table-row>
        <table:table-row table:style-name="ro2">
          <table:table-cell/>
          <table:table-cell office:value-type="string">
            <text:p>Train Epoch: 11 [48000/50000 (96%)]</text:p>
          </table:table-cell>
          <table:table-cell office:value-type="string">
            <text:p>Loss: 0.12767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1 [0/50000 (0%)]</text:p>
          </table:table-cell>
          <table:table-cell office:value-type="string">
            <text:p>Loss: 0.159857</text:p>
          </table:table-cell>
        </table:table-row>
        <table:table-row table:style-name="ro2">
          <table:table-cell/>
          <table:table-cell office:value-type="string">
            <text:p>Train Epoch: 11 [9600/50000 (19%)]</text:p>
          </table:table-cell>
          <table:table-cell office:value-type="string">
            <text:p>Loss: 0.134439</text:p>
          </table:table-cell>
        </table:table-row>
        <table:table-row table:style-name="ro2">
          <table:table-cell/>
          <table:table-cell office:value-type="string">
            <text:p>Train Epoch: 11 [19200/50000 (38%)]</text:p>
          </table:table-cell>
          <table:table-cell office:value-type="string">
            <text:p>Loss: 0.221669</text:p>
          </table:table-cell>
        </table:table-row>
        <table:table-row table:style-name="ro2">
          <table:table-cell/>
          <table:table-cell office:value-type="string">
            <text:p>Train Epoch: 11 [28800/50000 (58%)]</text:p>
          </table:table-cell>
          <table:table-cell office:value-type="string">
            <text:p>Loss: 0.209115</text:p>
          </table:table-cell>
        </table:table-row>
        <table:table-row table:style-name="ro2">
          <table:table-cell/>
          <table:table-cell office:value-type="string">
            <text:p>Train Epoch: 11 [38400/50000 (77%)]</text:p>
          </table:table-cell>
          <table:table-cell office:value-type="string">
            <text:p>Loss: 0.173629</text:p>
          </table:table-cell>
        </table:table-row>
        <table:table-row table:style-name="ro2">
          <table:table-cell/>
          <table:table-cell office:value-type="string">
            <text:p>Train Epoch: 11 [48000/50000 (96%)]</text:p>
          </table:table-cell>
          <table:table-cell office:value-type="string">
            <text:p>Loss: 0.19011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29/10000 (92.000%)</text:p>
          </table:table-cell>
          <table:table-cell office:value-type="string">
            <text:p>Loss: 21.00913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29/10000 (92.000%)</text:p>
          </table:table-cell>
          <table:table-cell office:value-type="string">
            <text:p>Loss: 21.009134</text:p>
          </table:table-cell>
        </table:table-row>
        <table:table-row table:style-name="ro2">
          <table:table-cell/>
          <table:table-cell office:value-type="string">
            <text:p>Train Epoch: 12 [0/50000 (0%)]</text:p>
          </table:table-cell>
          <table:table-cell office:value-type="string">
            <text:p>Loss: 0.136136</text:p>
          </table:table-cell>
        </table:table-row>
        <table:table-row table:style-name="ro2">
          <table:table-cell/>
          <table:table-cell office:value-type="string">
            <text:p>Train Epoch: 12 [9600/50000 (19%)]</text:p>
          </table:table-cell>
          <table:table-cell office:value-type="string">
            <text:p>Loss: 0.196186</text:p>
          </table:table-cell>
        </table:table-row>
        <table:table-row table:style-name="ro2">
          <table:table-cell/>
          <table:table-cell office:value-type="string">
            <text:p>Train Epoch: 12 [19200/50000 (38%)]</text:p>
          </table:table-cell>
          <table:table-cell office:value-type="string">
            <text:p>Loss: 0.283346</text:p>
          </table:table-cell>
        </table:table-row>
        <table:table-row table:style-name="ro2">
          <table:table-cell/>
          <table:table-cell office:value-type="string">
            <text:p>Train Epoch: 12 [28800/50000 (58%)]</text:p>
          </table:table-cell>
          <table:table-cell office:value-type="string">
            <text:p>Loss: 0.300758</text:p>
          </table:table-cell>
        </table:table-row>
        <table:table-row table:style-name="ro2">
          <table:table-cell/>
          <table:table-cell office:value-type="string">
            <text:p>Train Epoch: 12 [38400/50000 (77%)]</text:p>
          </table:table-cell>
          <table:table-cell office:value-type="string">
            <text:p>Loss: 0.119344</text:p>
          </table:table-cell>
        </table:table-row>
        <table:table-row table:style-name="ro2">
          <table:table-cell/>
          <table:table-cell office:value-type="string">
            <text:p>Train Epoch: 12 [48000/50000 (96%)]</text:p>
          </table:table-cell>
          <table:table-cell office:value-type="string">
            <text:p>Loss: 0.17186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2 [0/50000 (0%)]</text:p>
          </table:table-cell>
          <table:table-cell office:value-type="string">
            <text:p>Loss: 0.385557</text:p>
          </table:table-cell>
        </table:table-row>
        <table:table-row table:style-name="ro2">
          <table:table-cell/>
          <table:table-cell office:value-type="string">
            <text:p>Train Epoch: 12 [9600/50000 (19%)]</text:p>
          </table:table-cell>
          <table:table-cell office:value-type="string">
            <text:p>Loss: 0.160962</text:p>
          </table:table-cell>
        </table:table-row>
        <table:table-row table:style-name="ro2">
          <table:table-cell/>
          <table:table-cell office:value-type="string">
            <text:p>Train Epoch: 12 [19200/50000 (38%)]</text:p>
          </table:table-cell>
          <table:table-cell office:value-type="string">
            <text:p>Loss: 0.201282</text:p>
          </table:table-cell>
        </table:table-row>
        <table:table-row table:style-name="ro2">
          <table:table-cell/>
          <table:table-cell office:value-type="string">
            <text:p>Train Epoch: 12 [28800/50000 (58%)]</text:p>
          </table:table-cell>
          <table:table-cell office:value-type="string">
            <text:p>Loss: 0.229192</text:p>
          </table:table-cell>
        </table:table-row>
        <table:table-row table:style-name="ro2">
          <table:table-cell/>
          <table:table-cell office:value-type="string">
            <text:p>Train Epoch: 12 [38400/50000 (77%)]</text:p>
          </table:table-cell>
          <table:table-cell office:value-type="string">
            <text:p>Loss: 0.263902</text:p>
          </table:table-cell>
        </table:table-row>
        <table:table-row table:style-name="ro2">
          <table:table-cell/>
          <table:table-cell office:value-type="string">
            <text:p>Train Epoch: 12 [48000/50000 (96%)]</text:p>
          </table:table-cell>
          <table:table-cell office:value-type="string">
            <text:p>Loss: 0.15260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2 [0/50000 (0%)]</text:p>
          </table:table-cell>
          <table:table-cell office:value-type="string">
            <text:p>Loss: 0.170428</text:p>
          </table:table-cell>
        </table:table-row>
        <table:table-row table:style-name="ro2">
          <table:table-cell/>
          <table:table-cell office:value-type="string">
            <text:p>Train Epoch: 12 [9600/50000 (19%)]</text:p>
          </table:table-cell>
          <table:table-cell office:value-type="string">
            <text:p>Loss: 0.243067</text:p>
          </table:table-cell>
        </table:table-row>
        <table:table-row table:style-name="ro2">
          <table:table-cell/>
          <table:table-cell office:value-type="string">
            <text:p>Train Epoch: 12 [19200/50000 (38%)]</text:p>
          </table:table-cell>
          <table:table-cell office:value-type="string">
            <text:p>Loss: 0.114709</text:p>
          </table:table-cell>
        </table:table-row>
        <table:table-row table:style-name="ro2">
          <table:table-cell/>
          <table:table-cell office:value-type="string">
            <text:p>Train Epoch: 12 [28800/50000 (58%)]</text:p>
          </table:table-cell>
          <table:table-cell office:value-type="string">
            <text:p>Loss: 0.305272</text:p>
          </table:table-cell>
        </table:table-row>
        <table:table-row table:style-name="ro2">
          <table:table-cell/>
          <table:table-cell office:value-type="string">
            <text:p>Train Epoch: 12 [38400/50000 (77%)]</text:p>
          </table:table-cell>
          <table:table-cell office:value-type="string">
            <text:p>Loss: 0.181594</text:p>
          </table:table-cell>
        </table:table-row>
        <table:table-row table:style-name="ro2">
          <table:table-cell/>
          <table:table-cell office:value-type="string">
            <text:p>Train Epoch: 12 [48000/50000 (96%)]</text:p>
          </table:table-cell>
          <table:table-cell office:value-type="string">
            <text:p>Loss: 0.26887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09/10000 (92.000%)</text:p>
          </table:table-cell>
          <table:table-cell office:value-type="string">
            <text:p>Loss: 22.28796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09/10000 (92.000%)</text:p>
          </table:table-cell>
          <table:table-cell office:value-type="string">
            <text:p>Loss: 22.287968</text:p>
          </table:table-cell>
        </table:table-row>
        <table:table-row table:style-name="ro2">
          <table:table-cell/>
          <table:table-cell office:value-type="string">
            <text:p>Train Epoch: 13 [0/50000 (0%)]</text:p>
          </table:table-cell>
          <table:table-cell office:value-type="string">
            <text:p>Loss: 0.287289</text:p>
          </table:table-cell>
        </table:table-row>
        <table:table-row table:style-name="ro2">
          <table:table-cell/>
          <table:table-cell office:value-type="string">
            <text:p>Train Epoch: 13 [9600/50000 (19%)]</text:p>
          </table:table-cell>
          <table:table-cell office:value-type="string">
            <text:p>Loss: 0.137304</text:p>
          </table:table-cell>
        </table:table-row>
        <table:table-row table:style-name="ro2">
          <table:table-cell/>
          <table:table-cell office:value-type="string">
            <text:p>Train Epoch: 13 [19200/50000 (38%)]</text:p>
          </table:table-cell>
          <table:table-cell office:value-type="string">
            <text:p>Loss: 0.206993</text:p>
          </table:table-cell>
        </table:table-row>
        <table:table-row table:style-name="ro2">
          <table:table-cell/>
          <table:table-cell office:value-type="string">
            <text:p>Train Epoch: 13 [28800/50000 (58%)]</text:p>
          </table:table-cell>
          <table:table-cell office:value-type="string">
            <text:p>Loss: 0.212173</text:p>
          </table:table-cell>
        </table:table-row>
        <table:table-row table:style-name="ro2">
          <table:table-cell/>
          <table:table-cell office:value-type="string">
            <text:p>Train Epoch: 13 [38400/50000 (77%)]</text:p>
          </table:table-cell>
          <table:table-cell office:value-type="string">
            <text:p>Loss: 0.185895</text:p>
          </table:table-cell>
        </table:table-row>
        <table:table-row table:style-name="ro2">
          <table:table-cell/>
          <table:table-cell office:value-type="string">
            <text:p>Train Epoch: 13 [48000/50000 (96%)]</text:p>
          </table:table-cell>
          <table:table-cell office:value-type="string">
            <text:p>Loss: 0.21420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3 [0/50000 (0%)]</text:p>
          </table:table-cell>
          <table:table-cell office:value-type="string">
            <text:p>Loss: 0.101798</text:p>
          </table:table-cell>
        </table:table-row>
        <table:table-row table:style-name="ro2">
          <table:table-cell/>
          <table:table-cell office:value-type="string">
            <text:p>Train Epoch: 13 [9600/50000 (19%)]</text:p>
          </table:table-cell>
          <table:table-cell office:value-type="string">
            <text:p>Loss: 0.207765</text:p>
          </table:table-cell>
        </table:table-row>
        <table:table-row table:style-name="ro2">
          <table:table-cell/>
          <table:table-cell office:value-type="string">
            <text:p>Train Epoch: 13 [19200/50000 (38%)]</text:p>
          </table:table-cell>
          <table:table-cell office:value-type="string">
            <text:p>Loss: 0.279194</text:p>
          </table:table-cell>
        </table:table-row>
        <table:table-row table:style-name="ro2">
          <table:table-cell/>
          <table:table-cell office:value-type="string">
            <text:p>Train Epoch: 13 [28800/50000 (58%)]</text:p>
          </table:table-cell>
          <table:table-cell office:value-type="string">
            <text:p>Loss: 0.256767</text:p>
          </table:table-cell>
        </table:table-row>
        <table:table-row table:style-name="ro2">
          <table:table-cell/>
          <table:table-cell office:value-type="string">
            <text:p>Train Epoch: 13 [38400/50000 (77%)]</text:p>
          </table:table-cell>
          <table:table-cell office:value-type="string">
            <text:p>Loss: 0.243847</text:p>
          </table:table-cell>
        </table:table-row>
        <table:table-row table:style-name="ro2">
          <table:table-cell/>
          <table:table-cell office:value-type="string">
            <text:p>Train Epoch: 13 [48000/50000 (96%)]</text:p>
          </table:table-cell>
          <table:table-cell office:value-type="string">
            <text:p>Loss: 0.17204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3 [0/50000 (0%)]</text:p>
          </table:table-cell>
          <table:table-cell office:value-type="string">
            <text:p>Loss: 0.214776</text:p>
          </table:table-cell>
        </table:table-row>
        <table:table-row table:style-name="ro2">
          <table:table-cell/>
          <table:table-cell office:value-type="string">
            <text:p>Train Epoch: 13 [9600/50000 (19%)]</text:p>
          </table:table-cell>
          <table:table-cell office:value-type="string">
            <text:p>Loss: 0.172311</text:p>
          </table:table-cell>
        </table:table-row>
        <table:table-row table:style-name="ro2">
          <table:table-cell/>
          <table:table-cell office:value-type="string">
            <text:p>Train Epoch: 13 [19200/50000 (38%)]</text:p>
          </table:table-cell>
          <table:table-cell office:value-type="string">
            <text:p>Loss: 0.116923</text:p>
          </table:table-cell>
        </table:table-row>
        <table:table-row table:style-name="ro2">
          <table:table-cell/>
          <table:table-cell office:value-type="string">
            <text:p>Train Epoch: 13 [28800/50000 (58%)]</text:p>
          </table:table-cell>
          <table:table-cell office:value-type="string">
            <text:p>Loss: 0.139461</text:p>
          </table:table-cell>
        </table:table-row>
        <table:table-row table:style-name="ro2">
          <table:table-cell/>
          <table:table-cell office:value-type="string">
            <text:p>Train Epoch: 13 [38400/50000 (77%)]</text:p>
          </table:table-cell>
          <table:table-cell office:value-type="string">
            <text:p>Loss: 0.130001</text:p>
          </table:table-cell>
        </table:table-row>
        <table:table-row table:style-name="ro2">
          <table:table-cell/>
          <table:table-cell office:value-type="string">
            <text:p>Train Epoch: 13 [48000/50000 (96%)]</text:p>
          </table:table-cell>
          <table:table-cell office:value-type="string">
            <text:p>Loss: 0.16805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82/10000 (92.000%)</text:p>
          </table:table-cell>
          <table:table-cell office:value-type="string">
            <text:p>Loss: 20.40911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82/10000 (92.000%)</text:p>
          </table:table-cell>
          <table:table-cell office:value-type="string">
            <text:p>Loss: 20.409119</text:p>
          </table:table-cell>
        </table:table-row>
        <table:table-row table:style-name="ro2">
          <table:table-cell/>
          <table:table-cell office:value-type="string">
            <text:p>Train Epoch: 14 [0/50000 (0%)]</text:p>
          </table:table-cell>
          <table:table-cell office:value-type="string">
            <text:p>Loss: 0.177126</text:p>
          </table:table-cell>
        </table:table-row>
        <table:table-row table:style-name="ro2">
          <table:table-cell/>
          <table:table-cell office:value-type="string">
            <text:p>Train Epoch: 14 [9600/50000 (19%)]</text:p>
          </table:table-cell>
          <table:table-cell office:value-type="string">
            <text:p>Loss: 0.132273</text:p>
          </table:table-cell>
        </table:table-row>
        <table:table-row table:style-name="ro2">
          <table:table-cell/>
          <table:table-cell office:value-type="string">
            <text:p>Train Epoch: 14 [19200/50000 (38%)]</text:p>
          </table:table-cell>
          <table:table-cell office:value-type="string">
            <text:p>Loss: 0.201829</text:p>
          </table:table-cell>
        </table:table-row>
        <table:table-row table:style-name="ro2">
          <table:table-cell/>
          <table:table-cell office:value-type="string">
            <text:p>Train Epoch: 14 [28800/50000 (58%)]</text:p>
          </table:table-cell>
          <table:table-cell office:value-type="string">
            <text:p>Loss: 0.148399</text:p>
          </table:table-cell>
        </table:table-row>
        <table:table-row table:style-name="ro2">
          <table:table-cell/>
          <table:table-cell office:value-type="string">
            <text:p>Train Epoch: 14 [38400/50000 (77%)]</text:p>
          </table:table-cell>
          <table:table-cell office:value-type="string">
            <text:p>Loss: 0.127164</text:p>
          </table:table-cell>
        </table:table-row>
        <table:table-row table:style-name="ro2">
          <table:table-cell/>
          <table:table-cell office:value-type="string">
            <text:p>Train Epoch: 14 [48000/50000 (96%)]</text:p>
          </table:table-cell>
          <table:table-cell office:value-type="string">
            <text:p>Loss: 0.13847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4 [0/50000 (0%)]</text:p>
          </table:table-cell>
          <table:table-cell office:value-type="string">
            <text:p>Loss: 0.224774</text:p>
          </table:table-cell>
        </table:table-row>
        <table:table-row table:style-name="ro2">
          <table:table-cell/>
          <table:table-cell office:value-type="string">
            <text:p>Train Epoch: 14 [9600/50000 (19%)]</text:p>
          </table:table-cell>
          <table:table-cell office:value-type="string">
            <text:p>Loss: 0.195074</text:p>
          </table:table-cell>
        </table:table-row>
        <table:table-row table:style-name="ro2">
          <table:table-cell/>
          <table:table-cell office:value-type="string">
            <text:p>Train Epoch: 14 [19200/50000 (38%)]</text:p>
          </table:table-cell>
          <table:table-cell office:value-type="string">
            <text:p>Loss: 0.149531</text:p>
          </table:table-cell>
        </table:table-row>
        <table:table-row table:style-name="ro2">
          <table:table-cell/>
          <table:table-cell office:value-type="string">
            <text:p>Train Epoch: 14 [28800/50000 (58%)]</text:p>
          </table:table-cell>
          <table:table-cell office:value-type="string">
            <text:p>Loss: 0.307233</text:p>
          </table:table-cell>
        </table:table-row>
        <table:table-row table:style-name="ro2">
          <table:table-cell/>
          <table:table-cell office:value-type="string">
            <text:p>Train Epoch: 14 [38400/50000 (77%)]</text:p>
          </table:table-cell>
          <table:table-cell office:value-type="string">
            <text:p>Loss: 0.168891</text:p>
          </table:table-cell>
        </table:table-row>
        <table:table-row table:style-name="ro2">
          <table:table-cell/>
          <table:table-cell office:value-type="string">
            <text:p>Train Epoch: 14 [48000/50000 (96%)]</text:p>
          </table:table-cell>
          <table:table-cell office:value-type="string">
            <text:p>Loss: 0.22881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4 [0/50000 (0%)]</text:p>
          </table:table-cell>
          <table:table-cell office:value-type="string">
            <text:p>Loss: 0.170431</text:p>
          </table:table-cell>
        </table:table-row>
        <table:table-row table:style-name="ro2">
          <table:table-cell/>
          <table:table-cell office:value-type="string">
            <text:p>Train Epoch: 14 [9600/50000 (19%)]</text:p>
          </table:table-cell>
          <table:table-cell office:value-type="string">
            <text:p>Loss: 0.097966</text:p>
          </table:table-cell>
        </table:table-row>
        <table:table-row table:style-name="ro2">
          <table:table-cell/>
          <table:table-cell office:value-type="string">
            <text:p>Train Epoch: 14 [19200/50000 (38%)]</text:p>
          </table:table-cell>
          <table:table-cell office:value-type="string">
            <text:p>Loss: 0.158778</text:p>
          </table:table-cell>
        </table:table-row>
        <table:table-row table:style-name="ro2">
          <table:table-cell/>
          <table:table-cell office:value-type="string">
            <text:p>Train Epoch: 14 [28800/50000 (58%)]</text:p>
          </table:table-cell>
          <table:table-cell office:value-type="string">
            <text:p>Loss: 0.173094</text:p>
          </table:table-cell>
        </table:table-row>
        <table:table-row table:style-name="ro2">
          <table:table-cell/>
          <table:table-cell office:value-type="string">
            <text:p>Train Epoch: 14 [38400/50000 (77%)]</text:p>
          </table:table-cell>
          <table:table-cell office:value-type="string">
            <text:p>Loss: 0.193563</text:p>
          </table:table-cell>
        </table:table-row>
        <table:table-row table:style-name="ro2">
          <table:table-cell/>
          <table:table-cell office:value-type="string">
            <text:p>Train Epoch: 14 [48000/50000 (96%)]</text:p>
          </table:table-cell>
          <table:table-cell office:value-type="string">
            <text:p>Loss: 0.12054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81/10000 (92.000%)</text:p>
          </table:table-cell>
          <table:table-cell office:value-type="string">
            <text:p>Loss: 20.02030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81/10000 (92.000%)</text:p>
          </table:table-cell>
          <table:table-cell office:value-type="string">
            <text:p>Loss: 20.020309</text:p>
          </table:table-cell>
        </table:table-row>
        <table:table-row table:style-name="ro2">
          <table:table-cell/>
          <table:table-cell office:value-type="string">
            <text:p>Train Epoch: 15 [0/50000 (0%)]</text:p>
          </table:table-cell>
          <table:table-cell office:value-type="string">
            <text:p>Loss: 0.111244</text:p>
          </table:table-cell>
        </table:table-row>
        <table:table-row table:style-name="ro2">
          <table:table-cell/>
          <table:table-cell office:value-type="string">
            <text:p>Train Epoch: 15 [9600/50000 (19%)]</text:p>
          </table:table-cell>
          <table:table-cell office:value-type="string">
            <text:p>Loss: 0.128069</text:p>
          </table:table-cell>
        </table:table-row>
        <table:table-row table:style-name="ro2">
          <table:table-cell/>
          <table:table-cell office:value-type="string">
            <text:p>Train Epoch: 15 [19200/50000 (38%)]</text:p>
          </table:table-cell>
          <table:table-cell office:value-type="string">
            <text:p>Loss: 0.161025</text:p>
          </table:table-cell>
        </table:table-row>
        <table:table-row table:style-name="ro2">
          <table:table-cell/>
          <table:table-cell office:value-type="string">
            <text:p>Train Epoch: 15 [28800/50000 (58%)]</text:p>
          </table:table-cell>
          <table:table-cell office:value-type="string">
            <text:p>Loss: 0.265981</text:p>
          </table:table-cell>
        </table:table-row>
        <table:table-row table:style-name="ro2">
          <table:table-cell/>
          <table:table-cell office:value-type="string">
            <text:p>Train Epoch: 15 [38400/50000 (77%)]</text:p>
          </table:table-cell>
          <table:table-cell office:value-type="string">
            <text:p>Loss: 0.116162</text:p>
          </table:table-cell>
        </table:table-row>
        <table:table-row table:style-name="ro2">
          <table:table-cell/>
          <table:table-cell office:value-type="string">
            <text:p>Train Epoch: 15 [48000/50000 (96%)]</text:p>
          </table:table-cell>
          <table:table-cell office:value-type="string">
            <text:p>Loss: 0.23132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5 [0/50000 (0%)]</text:p>
          </table:table-cell>
          <table:table-cell office:value-type="string">
            <text:p>Loss: 0.199295</text:p>
          </table:table-cell>
        </table:table-row>
        <table:table-row table:style-name="ro2">
          <table:table-cell/>
          <table:table-cell office:value-type="string">
            <text:p>Train Epoch: 15 [9600/50000 (19%)]</text:p>
          </table:table-cell>
          <table:table-cell office:value-type="string">
            <text:p>Loss: 0.192261</text:p>
          </table:table-cell>
        </table:table-row>
        <table:table-row table:style-name="ro2">
          <table:table-cell/>
          <table:table-cell office:value-type="string">
            <text:p>Train Epoch: 15 [19200/50000 (38%)]</text:p>
          </table:table-cell>
          <table:table-cell office:value-type="string">
            <text:p>Loss: 0.124519</text:p>
          </table:table-cell>
        </table:table-row>
        <table:table-row table:style-name="ro2">
          <table:table-cell/>
          <table:table-cell office:value-type="string">
            <text:p>Train Epoch: 15 [28800/50000 (58%)]</text:p>
          </table:table-cell>
          <table:table-cell office:value-type="string">
            <text:p>Loss: 0.203318</text:p>
          </table:table-cell>
        </table:table-row>
        <table:table-row table:style-name="ro2">
          <table:table-cell/>
          <table:table-cell office:value-type="string">
            <text:p>Train Epoch: 15 [38400/50000 (77%)]</text:p>
          </table:table-cell>
          <table:table-cell office:value-type="string">
            <text:p>Loss: 0.207694</text:p>
          </table:table-cell>
        </table:table-row>
        <table:table-row table:style-name="ro2">
          <table:table-cell/>
          <table:table-cell office:value-type="string">
            <text:p>Train Epoch: 15 [48000/50000 (96%)]</text:p>
          </table:table-cell>
          <table:table-cell office:value-type="string">
            <text:p>Loss: 0.07502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5 [0/50000 (0%)]</text:p>
          </table:table-cell>
          <table:table-cell office:value-type="string">
            <text:p>Loss: 0.190247</text:p>
          </table:table-cell>
        </table:table-row>
        <table:table-row table:style-name="ro2">
          <table:table-cell/>
          <table:table-cell office:value-type="string">
            <text:p>Train Epoch: 15 [9600/50000 (19%)]</text:p>
          </table:table-cell>
          <table:table-cell office:value-type="string">
            <text:p>Loss: 0.150736</text:p>
          </table:table-cell>
        </table:table-row>
        <table:table-row table:style-name="ro2">
          <table:table-cell/>
          <table:table-cell office:value-type="string">
            <text:p>Train Epoch: 15 [19200/50000 (38%)]</text:p>
          </table:table-cell>
          <table:table-cell office:value-type="string">
            <text:p>Loss: 0.076114</text:p>
          </table:table-cell>
        </table:table-row>
        <table:table-row table:style-name="ro2">
          <table:table-cell/>
          <table:table-cell office:value-type="string">
            <text:p>Train Epoch: 15 [28800/50000 (58%)]</text:p>
          </table:table-cell>
          <table:table-cell office:value-type="string">
            <text:p>Loss: 0.138870</text:p>
          </table:table-cell>
        </table:table-row>
        <table:table-row table:style-name="ro2">
          <table:table-cell/>
          <table:table-cell office:value-type="string">
            <text:p>Train Epoch: 15 [38400/50000 (77%)]</text:p>
          </table:table-cell>
          <table:table-cell office:value-type="string">
            <text:p>Loss: 0.178089</text:p>
          </table:table-cell>
        </table:table-row>
        <table:table-row table:style-name="ro2">
          <table:table-cell/>
          <table:table-cell office:value-type="string">
            <text:p>Train Epoch: 15 [48000/50000 (96%)]</text:p>
          </table:table-cell>
          <table:table-cell office:value-type="string">
            <text:p>Loss: 0.18172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66/10000 (93.000%)</text:p>
          </table:table-cell>
          <table:table-cell office:value-type="string">
            <text:p>Loss: 18.59796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66/10000 (93.000%)</text:p>
          </table:table-cell>
          <table:table-cell office:value-type="string">
            <text:p>Loss: 18.597961</text:p>
          </table:table-cell>
        </table:table-row>
        <table:table-row table:style-name="ro2">
          <table:table-cell/>
          <table:table-cell office:value-type="string">
            <text:p>Train Epoch: 16 [0/50000 (0%)]</text:p>
          </table:table-cell>
          <table:table-cell office:value-type="string">
            <text:p>Loss: 0.182058</text:p>
          </table:table-cell>
        </table:table-row>
        <table:table-row table:style-name="ro2">
          <table:table-cell/>
          <table:table-cell office:value-type="string">
            <text:p>Train Epoch: 16 [9600/50000 (19%)]</text:p>
          </table:table-cell>
          <table:table-cell office:value-type="string">
            <text:p>Loss: 0.124831</text:p>
          </table:table-cell>
        </table:table-row>
        <table:table-row table:style-name="ro2">
          <table:table-cell/>
          <table:table-cell office:value-type="string">
            <text:p>Train Epoch: 16 [19200/50000 (38%)]</text:p>
          </table:table-cell>
          <table:table-cell office:value-type="string">
            <text:p>Loss: 0.175270</text:p>
          </table:table-cell>
        </table:table-row>
        <table:table-row table:style-name="ro2">
          <table:table-cell/>
          <table:table-cell office:value-type="string">
            <text:p>Train Epoch: 16 [28800/50000 (58%)]</text:p>
          </table:table-cell>
          <table:table-cell office:value-type="string">
            <text:p>Loss: 0.175931</text:p>
          </table:table-cell>
        </table:table-row>
        <table:table-row table:style-name="ro2">
          <table:table-cell/>
          <table:table-cell office:value-type="string">
            <text:p>Train Epoch: 16 [38400/50000 (77%)]</text:p>
          </table:table-cell>
          <table:table-cell office:value-type="string">
            <text:p>Loss: 0.195194</text:p>
          </table:table-cell>
        </table:table-row>
        <table:table-row table:style-name="ro2">
          <table:table-cell/>
          <table:table-cell office:value-type="string">
            <text:p>Train Epoch: 16 [48000/50000 (96%)]</text:p>
          </table:table-cell>
          <table:table-cell office:value-type="string">
            <text:p>Loss: 0.20737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6 [0/50000 (0%)]</text:p>
          </table:table-cell>
          <table:table-cell office:value-type="string">
            <text:p>Loss: 0.120379</text:p>
          </table:table-cell>
        </table:table-row>
        <table:table-row table:style-name="ro2">
          <table:table-cell/>
          <table:table-cell office:value-type="string">
            <text:p>Train Epoch: 16 [9600/50000 (19%)]</text:p>
          </table:table-cell>
          <table:table-cell office:value-type="string">
            <text:p>Loss: 0.176229</text:p>
          </table:table-cell>
        </table:table-row>
        <table:table-row table:style-name="ro2">
          <table:table-cell/>
          <table:table-cell office:value-type="string">
            <text:p>Train Epoch: 16 [19200/50000 (38%)]</text:p>
          </table:table-cell>
          <table:table-cell office:value-type="string">
            <text:p>Loss: 0.207823</text:p>
          </table:table-cell>
        </table:table-row>
        <table:table-row table:style-name="ro2">
          <table:table-cell/>
          <table:table-cell office:value-type="string">
            <text:p>Train Epoch: 16 [28800/50000 (58%)]</text:p>
          </table:table-cell>
          <table:table-cell office:value-type="string">
            <text:p>Loss: 0.160108</text:p>
          </table:table-cell>
        </table:table-row>
        <table:table-row table:style-name="ro2">
          <table:table-cell/>
          <table:table-cell office:value-type="string">
            <text:p>Train Epoch: 16 [38400/50000 (77%)]</text:p>
          </table:table-cell>
          <table:table-cell office:value-type="string">
            <text:p>Loss: 0.219006</text:p>
          </table:table-cell>
        </table:table-row>
        <table:table-row table:style-name="ro2">
          <table:table-cell/>
          <table:table-cell office:value-type="string">
            <text:p>Train Epoch: 16 [48000/50000 (96%)]</text:p>
          </table:table-cell>
          <table:table-cell office:value-type="string">
            <text:p>Loss: 0.11606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6 [0/50000 (0%)]</text:p>
          </table:table-cell>
          <table:table-cell office:value-type="string">
            <text:p>Loss: 0.122724</text:p>
          </table:table-cell>
        </table:table-row>
        <table:table-row table:style-name="ro2">
          <table:table-cell/>
          <table:table-cell office:value-type="string">
            <text:p>Train Epoch: 16 [9600/50000 (19%)]</text:p>
          </table:table-cell>
          <table:table-cell office:value-type="string">
            <text:p>Loss: 0.161509</text:p>
          </table:table-cell>
        </table:table-row>
        <table:table-row table:style-name="ro2">
          <table:table-cell/>
          <table:table-cell office:value-type="string">
            <text:p>Train Epoch: 16 [19200/50000 (38%)]</text:p>
          </table:table-cell>
          <table:table-cell office:value-type="string">
            <text:p>Loss: 0.192753</text:p>
          </table:table-cell>
        </table:table-row>
        <table:table-row table:style-name="ro2">
          <table:table-cell/>
          <table:table-cell office:value-type="string">
            <text:p>Train Epoch: 16 [28800/50000 (58%)]</text:p>
          </table:table-cell>
          <table:table-cell office:value-type="string">
            <text:p>Loss: 0.155036</text:p>
          </table:table-cell>
        </table:table-row>
        <table:table-row table:style-name="ro2">
          <table:table-cell/>
          <table:table-cell office:value-type="string">
            <text:p>Train Epoch: 16 [38400/50000 (77%)]</text:p>
          </table:table-cell>
          <table:table-cell office:value-type="string">
            <text:p>Loss: 0.140885</text:p>
          </table:table-cell>
        </table:table-row>
        <table:table-row table:style-name="ro2">
          <table:table-cell/>
          <table:table-cell office:value-type="string">
            <text:p>Train Epoch: 16 [48000/50000 (96%)]</text:p>
          </table:table-cell>
          <table:table-cell office:value-type="string">
            <text:p>Loss: 0.21146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42/10000 (93.000%)</text:p>
          </table:table-cell>
          <table:table-cell office:value-type="string">
            <text:p>Loss: 18.79451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42/10000 (93.000%)</text:p>
          </table:table-cell>
          <table:table-cell office:value-type="string">
            <text:p>Loss: 18.794512</text:p>
          </table:table-cell>
        </table:table-row>
        <table:table-row table:style-name="ro2">
          <table:table-cell/>
          <table:table-cell office:value-type="string">
            <text:p>Train Epoch: 17 [0/50000 (0%)]</text:p>
          </table:table-cell>
          <table:table-cell office:value-type="string">
            <text:p>Loss: 0.065570</text:p>
          </table:table-cell>
        </table:table-row>
        <table:table-row table:style-name="ro2">
          <table:table-cell/>
          <table:table-cell office:value-type="string">
            <text:p>Train Epoch: 17 [9600/50000 (19%)]</text:p>
          </table:table-cell>
          <table:table-cell office:value-type="string">
            <text:p>Loss: 0.118182</text:p>
          </table:table-cell>
        </table:table-row>
        <table:table-row table:style-name="ro2">
          <table:table-cell/>
          <table:table-cell office:value-type="string">
            <text:p>Train Epoch: 17 [19200/50000 (38%)]</text:p>
          </table:table-cell>
          <table:table-cell office:value-type="string">
            <text:p>Loss: 0.134200</text:p>
          </table:table-cell>
        </table:table-row>
        <table:table-row table:style-name="ro2">
          <table:table-cell/>
          <table:table-cell office:value-type="string">
            <text:p>Train Epoch: 17 [28800/50000 (58%)]</text:p>
          </table:table-cell>
          <table:table-cell office:value-type="string">
            <text:p>Loss: 0.152913</text:p>
          </table:table-cell>
        </table:table-row>
        <table:table-row table:style-name="ro2">
          <table:table-cell/>
          <table:table-cell office:value-type="string">
            <text:p>Train Epoch: 17 [38400/50000 (77%)]</text:p>
          </table:table-cell>
          <table:table-cell office:value-type="string">
            <text:p>Loss: 0.130469</text:p>
          </table:table-cell>
        </table:table-row>
        <table:table-row table:style-name="ro2">
          <table:table-cell/>
          <table:table-cell office:value-type="string">
            <text:p>Train Epoch: 17 [48000/50000 (96%)]</text:p>
          </table:table-cell>
          <table:table-cell office:value-type="string">
            <text:p>Loss: 0.17006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7 [0/50000 (0%)]</text:p>
          </table:table-cell>
          <table:table-cell office:value-type="string">
            <text:p>Loss: 0.117661</text:p>
          </table:table-cell>
        </table:table-row>
        <table:table-row table:style-name="ro2">
          <table:table-cell/>
          <table:table-cell office:value-type="string">
            <text:p>Train Epoch: 17 [9600/50000 (19%)]</text:p>
          </table:table-cell>
          <table:table-cell office:value-type="string">
            <text:p>Loss: 0.133437</text:p>
          </table:table-cell>
        </table:table-row>
        <table:table-row table:style-name="ro2">
          <table:table-cell/>
          <table:table-cell office:value-type="string">
            <text:p>Train Epoch: 17 [19200/50000 (38%)]</text:p>
          </table:table-cell>
          <table:table-cell office:value-type="string">
            <text:p>Loss: 0.164159</text:p>
          </table:table-cell>
        </table:table-row>
        <table:table-row table:style-name="ro2">
          <table:table-cell/>
          <table:table-cell office:value-type="string">
            <text:p>Train Epoch: 17 [28800/50000 (58%)]</text:p>
          </table:table-cell>
          <table:table-cell office:value-type="string">
            <text:p>Loss: 0.179439</text:p>
          </table:table-cell>
        </table:table-row>
        <table:table-row table:style-name="ro2">
          <table:table-cell/>
          <table:table-cell office:value-type="string">
            <text:p>Train Epoch: 17 [38400/50000 (77%)]</text:p>
          </table:table-cell>
          <table:table-cell office:value-type="string">
            <text:p>Loss: 0.141550</text:p>
          </table:table-cell>
        </table:table-row>
        <table:table-row table:style-name="ro2">
          <table:table-cell/>
          <table:table-cell office:value-type="string">
            <text:p>Train Epoch: 17 [48000/50000 (96%)]</text:p>
          </table:table-cell>
          <table:table-cell office:value-type="string">
            <text:p>Loss: 0.08184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7 [0/50000 (0%)]</text:p>
          </table:table-cell>
          <table:table-cell office:value-type="string">
            <text:p>Loss: 0.219252</text:p>
          </table:table-cell>
        </table:table-row>
        <table:table-row table:style-name="ro2">
          <table:table-cell/>
          <table:table-cell office:value-type="string">
            <text:p>Train Epoch: 17 [9600/50000 (19%)]</text:p>
          </table:table-cell>
          <table:table-cell office:value-type="string">
            <text:p>Loss: 0.108792</text:p>
          </table:table-cell>
        </table:table-row>
        <table:table-row table:style-name="ro2">
          <table:table-cell/>
          <table:table-cell office:value-type="string">
            <text:p>Train Epoch: 17 [19200/50000 (38%)]</text:p>
          </table:table-cell>
          <table:table-cell office:value-type="string">
            <text:p>Loss: 0.140339</text:p>
          </table:table-cell>
        </table:table-row>
        <table:table-row table:style-name="ro2">
          <table:table-cell/>
          <table:table-cell office:value-type="string">
            <text:p>Train Epoch: 17 [28800/50000 (58%)]</text:p>
          </table:table-cell>
          <table:table-cell office:value-type="string">
            <text:p>Loss: 0.154485</text:p>
          </table:table-cell>
        </table:table-row>
        <table:table-row table:style-name="ro2">
          <table:table-cell/>
          <table:table-cell office:value-type="string">
            <text:p>Train Epoch: 17 [38400/50000 (77%)]</text:p>
          </table:table-cell>
          <table:table-cell office:value-type="string">
            <text:p>Loss: 0.072431</text:p>
          </table:table-cell>
        </table:table-row>
        <table:table-row table:style-name="ro2">
          <table:table-cell/>
          <table:table-cell office:value-type="string">
            <text:p>Train Epoch: 17 [48000/50000 (96%)]</text:p>
          </table:table-cell>
          <table:table-cell office:value-type="string">
            <text:p>Loss: 0.17084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65/10000 (93.000%)</text:p>
          </table:table-cell>
          <table:table-cell office:value-type="string">
            <text:p>Loss: 18.76260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65/10000 (93.000%)</text:p>
          </table:table-cell>
          <table:table-cell office:value-type="string">
            <text:p>Loss: 18.762606</text:p>
          </table:table-cell>
        </table:table-row>
        <table:table-row table:style-name="ro2">
          <table:table-cell/>
          <table:table-cell office:value-type="string">
            <text:p>Train Epoch: 18 [0/50000 (0%)]</text:p>
          </table:table-cell>
          <table:table-cell office:value-type="string">
            <text:p>Loss: 0.118129</text:p>
          </table:table-cell>
        </table:table-row>
        <table:table-row table:style-name="ro2">
          <table:table-cell/>
          <table:table-cell office:value-type="string">
            <text:p>Train Epoch: 18 [9600/50000 (19%)]</text:p>
          </table:table-cell>
          <table:table-cell office:value-type="string">
            <text:p>Loss: 0.134443</text:p>
          </table:table-cell>
        </table:table-row>
        <table:table-row table:style-name="ro2">
          <table:table-cell/>
          <table:table-cell office:value-type="string">
            <text:p>Train Epoch: 18 [19200/50000 (38%)]</text:p>
          </table:table-cell>
          <table:table-cell office:value-type="string">
            <text:p>Loss: 0.108974</text:p>
          </table:table-cell>
        </table:table-row>
        <table:table-row table:style-name="ro2">
          <table:table-cell/>
          <table:table-cell office:value-type="string">
            <text:p>Train Epoch: 18 [28800/50000 (58%)]</text:p>
          </table:table-cell>
          <table:table-cell office:value-type="string">
            <text:p>Loss: 0.124479</text:p>
          </table:table-cell>
        </table:table-row>
        <table:table-row table:style-name="ro2">
          <table:table-cell/>
          <table:table-cell office:value-type="string">
            <text:p>Train Epoch: 18 [38400/50000 (77%)]</text:p>
          </table:table-cell>
          <table:table-cell office:value-type="string">
            <text:p>Loss: 0.185336</text:p>
          </table:table-cell>
        </table:table-row>
        <table:table-row table:style-name="ro2">
          <table:table-cell/>
          <table:table-cell office:value-type="string">
            <text:p>Train Epoch: 18 [48000/50000 (96%)]</text:p>
          </table:table-cell>
          <table:table-cell office:value-type="string">
            <text:p>Loss: 0.11839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8 [0/50000 (0%)]</text:p>
          </table:table-cell>
          <table:table-cell office:value-type="string">
            <text:p>Loss: 0.148868</text:p>
          </table:table-cell>
        </table:table-row>
        <table:table-row table:style-name="ro2">
          <table:table-cell/>
          <table:table-cell office:value-type="string">
            <text:p>Train Epoch: 18 [9600/50000 (19%)]</text:p>
          </table:table-cell>
          <table:table-cell office:value-type="string">
            <text:p>Loss: 0.083462</text:p>
          </table:table-cell>
        </table:table-row>
        <table:table-row table:style-name="ro2">
          <table:table-cell/>
          <table:table-cell office:value-type="string">
            <text:p>Train Epoch: 18 [19200/50000 (38%)]</text:p>
          </table:table-cell>
          <table:table-cell office:value-type="string">
            <text:p>Loss: 0.115962</text:p>
          </table:table-cell>
        </table:table-row>
        <table:table-row table:style-name="ro2">
          <table:table-cell/>
          <table:table-cell office:value-type="string">
            <text:p>Train Epoch: 18 [28800/50000 (58%)]</text:p>
          </table:table-cell>
          <table:table-cell office:value-type="string">
            <text:p>Loss: 0.108332</text:p>
          </table:table-cell>
        </table:table-row>
        <table:table-row table:style-name="ro2">
          <table:table-cell/>
          <table:table-cell office:value-type="string">
            <text:p>Train Epoch: 18 [38400/50000 (77%)]</text:p>
          </table:table-cell>
          <table:table-cell office:value-type="string">
            <text:p>Loss: 0.150617</text:p>
          </table:table-cell>
        </table:table-row>
        <table:table-row table:style-name="ro2">
          <table:table-cell/>
          <table:table-cell office:value-type="string">
            <text:p>Train Epoch: 18 [48000/50000 (96%)]</text:p>
          </table:table-cell>
          <table:table-cell office:value-type="string">
            <text:p>Loss: 0.09199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8 [0/50000 (0%)]</text:p>
          </table:table-cell>
          <table:table-cell office:value-type="string">
            <text:p>Loss: 0.113497</text:p>
          </table:table-cell>
        </table:table-row>
        <table:table-row table:style-name="ro2">
          <table:table-cell/>
          <table:table-cell office:value-type="string">
            <text:p>Train Epoch: 18 [9600/50000 (19%)]</text:p>
          </table:table-cell>
          <table:table-cell office:value-type="string">
            <text:p>Loss: 0.078627</text:p>
          </table:table-cell>
        </table:table-row>
        <table:table-row table:style-name="ro2">
          <table:table-cell/>
          <table:table-cell office:value-type="string">
            <text:p>Train Epoch: 18 [19200/50000 (38%)]</text:p>
          </table:table-cell>
          <table:table-cell office:value-type="string">
            <text:p>Loss: 0.191347</text:p>
          </table:table-cell>
        </table:table-row>
        <table:table-row table:style-name="ro2">
          <table:table-cell/>
          <table:table-cell office:value-type="string">
            <text:p>Train Epoch: 18 [28800/50000 (58%)]</text:p>
          </table:table-cell>
          <table:table-cell office:value-type="string">
            <text:p>Loss: 0.174352</text:p>
          </table:table-cell>
        </table:table-row>
        <table:table-row table:style-name="ro2">
          <table:table-cell/>
          <table:table-cell office:value-type="string">
            <text:p>Train Epoch: 18 [38400/50000 (77%)]</text:p>
          </table:table-cell>
          <table:table-cell office:value-type="string">
            <text:p>Loss: 0.164207</text:p>
          </table:table-cell>
        </table:table-row>
        <table:table-row table:style-name="ro2">
          <table:table-cell/>
          <table:table-cell office:value-type="string">
            <text:p>Train Epoch: 18 [48000/50000 (96%)]</text:p>
          </table:table-cell>
          <table:table-cell office:value-type="string">
            <text:p>Loss: 0.12350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19/10000 (93.000%)</text:p>
          </table:table-cell>
          <table:table-cell office:value-type="string">
            <text:p>Loss: 18.79188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19/10000 (93.000%)</text:p>
          </table:table-cell>
          <table:table-cell office:value-type="string">
            <text:p>Loss: 18.791887</text:p>
          </table:table-cell>
        </table:table-row>
        <table:table-row table:style-name="ro2">
          <table:table-cell/>
          <table:table-cell office:value-type="string">
            <text:p>Train Epoch: 19 [0/50000 (0%)]</text:p>
          </table:table-cell>
          <table:table-cell office:value-type="string">
            <text:p>Loss: 0.135605</text:p>
          </table:table-cell>
        </table:table-row>
        <table:table-row table:style-name="ro2">
          <table:table-cell/>
          <table:table-cell office:value-type="string">
            <text:p>Train Epoch: 19 [9600/50000 (19%)]</text:p>
          </table:table-cell>
          <table:table-cell office:value-type="string">
            <text:p>Loss: 0.104065</text:p>
          </table:table-cell>
        </table:table-row>
        <table:table-row table:style-name="ro2">
          <table:table-cell/>
          <table:table-cell office:value-type="string">
            <text:p>Train Epoch: 19 [19200/50000 (38%)]</text:p>
          </table:table-cell>
          <table:table-cell office:value-type="string">
            <text:p>Loss: 0.239216</text:p>
          </table:table-cell>
        </table:table-row>
        <table:table-row table:style-name="ro2">
          <table:table-cell/>
          <table:table-cell office:value-type="string">
            <text:p>Train Epoch: 19 [28800/50000 (58%)]</text:p>
          </table:table-cell>
          <table:table-cell office:value-type="string">
            <text:p>Loss: 0.093141</text:p>
          </table:table-cell>
        </table:table-row>
        <table:table-row table:style-name="ro2">
          <table:table-cell/>
          <table:table-cell office:value-type="string">
            <text:p>Train Epoch: 19 [38400/50000 (77%)]</text:p>
          </table:table-cell>
          <table:table-cell office:value-type="string">
            <text:p>Loss: 0.081489</text:p>
          </table:table-cell>
        </table:table-row>
        <table:table-row table:style-name="ro2">
          <table:table-cell/>
          <table:table-cell office:value-type="string">
            <text:p>Train Epoch: 19 [48000/50000 (96%)]</text:p>
          </table:table-cell>
          <table:table-cell office:value-type="string">
            <text:p>Loss: 0.08537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9 [0/50000 (0%)]</text:p>
          </table:table-cell>
          <table:table-cell office:value-type="string">
            <text:p>Loss: 0.128961</text:p>
          </table:table-cell>
        </table:table-row>
        <table:table-row table:style-name="ro2">
          <table:table-cell/>
          <table:table-cell office:value-type="string">
            <text:p>Train Epoch: 19 [9600/50000 (19%)]</text:p>
          </table:table-cell>
          <table:table-cell office:value-type="string">
            <text:p>Loss: 0.114127</text:p>
          </table:table-cell>
        </table:table-row>
        <table:table-row table:style-name="ro2">
          <table:table-cell/>
          <table:table-cell office:value-type="string">
            <text:p>Train Epoch: 19 [19200/50000 (38%)]</text:p>
          </table:table-cell>
          <table:table-cell office:value-type="string">
            <text:p>Loss: 0.131575</text:p>
          </table:table-cell>
        </table:table-row>
        <table:table-row table:style-name="ro2">
          <table:table-cell/>
          <table:table-cell office:value-type="string">
            <text:p>Train Epoch: 19 [28800/50000 (58%)]</text:p>
          </table:table-cell>
          <table:table-cell office:value-type="string">
            <text:p>Loss: 0.092809</text:p>
          </table:table-cell>
        </table:table-row>
        <table:table-row table:style-name="ro2">
          <table:table-cell/>
          <table:table-cell office:value-type="string">
            <text:p>Train Epoch: 19 [38400/50000 (77%)]</text:p>
          </table:table-cell>
          <table:table-cell office:value-type="string">
            <text:p>Loss: 0.150042</text:p>
          </table:table-cell>
        </table:table-row>
        <table:table-row table:style-name="ro2">
          <table:table-cell/>
          <table:table-cell office:value-type="string">
            <text:p>Train Epoch: 19 [48000/50000 (96%)]</text:p>
          </table:table-cell>
          <table:table-cell office:value-type="string">
            <text:p>Loss: 0.08507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9 [0/50000 (0%)]</text:p>
          </table:table-cell>
          <table:table-cell office:value-type="string">
            <text:p>Loss: 0.156571</text:p>
          </table:table-cell>
        </table:table-row>
        <table:table-row table:style-name="ro2">
          <table:table-cell/>
          <table:table-cell office:value-type="string">
            <text:p>Train Epoch: 19 [9600/50000 (19%)]</text:p>
          </table:table-cell>
          <table:table-cell office:value-type="string">
            <text:p>Loss: 0.101580</text:p>
          </table:table-cell>
        </table:table-row>
        <table:table-row table:style-name="ro2">
          <table:table-cell/>
          <table:table-cell office:value-type="string">
            <text:p>Train Epoch: 19 [19200/50000 (38%)]</text:p>
          </table:table-cell>
          <table:table-cell office:value-type="string">
            <text:p>Loss: 0.157678</text:p>
          </table:table-cell>
        </table:table-row>
        <table:table-row table:style-name="ro2">
          <table:table-cell/>
          <table:table-cell office:value-type="string">
            <text:p>Train Epoch: 19 [28800/50000 (58%)]</text:p>
          </table:table-cell>
          <table:table-cell office:value-type="string">
            <text:p>Loss: 0.078890</text:p>
          </table:table-cell>
        </table:table-row>
        <table:table-row table:style-name="ro2">
          <table:table-cell/>
          <table:table-cell office:value-type="string">
            <text:p>Train Epoch: 19 [38400/50000 (77%)]</text:p>
          </table:table-cell>
          <table:table-cell office:value-type="string">
            <text:p>Loss: 0.097128</text:p>
          </table:table-cell>
        </table:table-row>
        <table:table-row table:style-name="ro2">
          <table:table-cell/>
          <table:table-cell office:value-type="string">
            <text:p>Train Epoch: 19 [48000/50000 (96%)]</text:p>
          </table:table-cell>
          <table:table-cell office:value-type="string">
            <text:p>Loss: 0.12839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08/10000 (93.000%)</text:p>
          </table:table-cell>
          <table:table-cell office:value-type="string">
            <text:p>Loss: 19.77653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08/10000 (93.000%)</text:p>
          </table:table-cell>
          <table:table-cell office:value-type="string">
            <text:p>Loss: 19.776537</text:p>
          </table:table-cell>
        </table:table-row>
        <table:table-row table:style-name="ro2">
          <table:table-cell/>
          <table:table-cell office:value-type="string">
            <text:p>Train Epoch: 20 [0/50000 (0%)]</text:p>
          </table:table-cell>
          <table:table-cell office:value-type="string">
            <text:p>Loss: 0.100341</text:p>
          </table:table-cell>
        </table:table-row>
        <table:table-row table:style-name="ro2">
          <table:table-cell/>
          <table:table-cell office:value-type="string">
            <text:p>Train Epoch: 20 [9600/50000 (19%)]</text:p>
          </table:table-cell>
          <table:table-cell office:value-type="string">
            <text:p>Loss: 0.131998</text:p>
          </table:table-cell>
        </table:table-row>
        <table:table-row table:style-name="ro2">
          <table:table-cell/>
          <table:table-cell office:value-type="string">
            <text:p>Train Epoch: 20 [19200/50000 (38%)]</text:p>
          </table:table-cell>
          <table:table-cell office:value-type="string">
            <text:p>Loss: 0.125213</text:p>
          </table:table-cell>
        </table:table-row>
        <table:table-row table:style-name="ro2">
          <table:table-cell/>
          <table:table-cell office:value-type="string">
            <text:p>Train Epoch: 20 [28800/50000 (58%)]</text:p>
          </table:table-cell>
          <table:table-cell office:value-type="string">
            <text:p>Loss: 0.194671</text:p>
          </table:table-cell>
        </table:table-row>
        <table:table-row table:style-name="ro2">
          <table:table-cell/>
          <table:table-cell office:value-type="string">
            <text:p>Train Epoch: 20 [38400/50000 (77%)]</text:p>
          </table:table-cell>
          <table:table-cell office:value-type="string">
            <text:p>Loss: 0.176010</text:p>
          </table:table-cell>
        </table:table-row>
        <table:table-row table:style-name="ro2">
          <table:table-cell/>
          <table:table-cell office:value-type="string">
            <text:p>Train Epoch: 20 [48000/50000 (96%)]</text:p>
          </table:table-cell>
          <table:table-cell office:value-type="string">
            <text:p>Loss: 0.12793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0 [0/50000 (0%)]</text:p>
          </table:table-cell>
          <table:table-cell office:value-type="string">
            <text:p>Loss: 0.127796</text:p>
          </table:table-cell>
        </table:table-row>
        <table:table-row table:style-name="ro2">
          <table:table-cell/>
          <table:table-cell office:value-type="string">
            <text:p>Train Epoch: 20 [9600/50000 (19%)]</text:p>
          </table:table-cell>
          <table:table-cell office:value-type="string">
            <text:p>Loss: 0.101143</text:p>
          </table:table-cell>
        </table:table-row>
        <table:table-row table:style-name="ro2">
          <table:table-cell/>
          <table:table-cell office:value-type="string">
            <text:p>Train Epoch: 20 [19200/50000 (38%)]</text:p>
          </table:table-cell>
          <table:table-cell office:value-type="string">
            <text:p>Loss: 0.138062</text:p>
          </table:table-cell>
        </table:table-row>
        <table:table-row table:style-name="ro2">
          <table:table-cell/>
          <table:table-cell office:value-type="string">
            <text:p>Train Epoch: 20 [28800/50000 (58%)]</text:p>
          </table:table-cell>
          <table:table-cell office:value-type="string">
            <text:p>Loss: 0.103279</text:p>
          </table:table-cell>
        </table:table-row>
        <table:table-row table:style-name="ro2">
          <table:table-cell/>
          <table:table-cell office:value-type="string">
            <text:p>Train Epoch: 20 [38400/50000 (77%)]</text:p>
          </table:table-cell>
          <table:table-cell office:value-type="string">
            <text:p>Loss: 0.186007</text:p>
          </table:table-cell>
        </table:table-row>
        <table:table-row table:style-name="ro2">
          <table:table-cell/>
          <table:table-cell office:value-type="string">
            <text:p>Train Epoch: 20 [48000/50000 (96%)]</text:p>
          </table:table-cell>
          <table:table-cell office:value-type="string">
            <text:p>Loss: 0.15282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0 [0/50000 (0%)]</text:p>
          </table:table-cell>
          <table:table-cell office:value-type="string">
            <text:p>Loss: 0.073219</text:p>
          </table:table-cell>
        </table:table-row>
        <table:table-row table:style-name="ro2">
          <table:table-cell/>
          <table:table-cell office:value-type="string">
            <text:p>Train Epoch: 20 [9600/50000 (19%)]</text:p>
          </table:table-cell>
          <table:table-cell office:value-type="string">
            <text:p>Loss: 0.119265</text:p>
          </table:table-cell>
        </table:table-row>
        <table:table-row table:style-name="ro2">
          <table:table-cell/>
          <table:table-cell office:value-type="string">
            <text:p>Train Epoch: 20 [19200/50000 (38%)]</text:p>
          </table:table-cell>
          <table:table-cell office:value-type="string">
            <text:p>Loss: 0.161606</text:p>
          </table:table-cell>
        </table:table-row>
        <table:table-row table:style-name="ro2">
          <table:table-cell/>
          <table:table-cell office:value-type="string">
            <text:p>Train Epoch: 20 [28800/50000 (58%)]</text:p>
          </table:table-cell>
          <table:table-cell office:value-type="string">
            <text:p>Loss: 0.165571</text:p>
          </table:table-cell>
        </table:table-row>
        <table:table-row table:style-name="ro2">
          <table:table-cell/>
          <table:table-cell office:value-type="string">
            <text:p>Train Epoch: 20 [38400/50000 (77%)]</text:p>
          </table:table-cell>
          <table:table-cell office:value-type="string">
            <text:p>Loss: 0.169017</text:p>
          </table:table-cell>
        </table:table-row>
        <table:table-row table:style-name="ro2">
          <table:table-cell/>
          <table:table-cell office:value-type="string">
            <text:p>Train Epoch: 20 [48000/50000 (96%)]</text:p>
          </table:table-cell>
          <table:table-cell office:value-type="string">
            <text:p>Loss: 0.05677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59/10000 (92.000%)</text:p>
          </table:table-cell>
          <table:table-cell office:value-type="string">
            <text:p>Loss: 24.56897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59/10000 (92.000%)</text:p>
          </table:table-cell>
          <table:table-cell office:value-type="string">
            <text:p>Loss: 24.568972</text:p>
          </table:table-cell>
        </table:table-row>
        <table:table-row table:style-name="ro2">
          <table:table-cell/>
          <table:table-cell office:value-type="string">
            <text:p>Train Epoch: 21 [0/50000 (0%)]</text:p>
          </table:table-cell>
          <table:table-cell office:value-type="string">
            <text:p>Loss: 0.141319</text:p>
          </table:table-cell>
        </table:table-row>
        <table:table-row table:style-name="ro2">
          <table:table-cell/>
          <table:table-cell office:value-type="string">
            <text:p>Train Epoch: 21 [9600/50000 (19%)]</text:p>
          </table:table-cell>
          <table:table-cell office:value-type="string">
            <text:p>Loss: 0.126090</text:p>
          </table:table-cell>
        </table:table-row>
        <table:table-row table:style-name="ro2">
          <table:table-cell/>
          <table:table-cell office:value-type="string">
            <text:p>Train Epoch: 21 [19200/50000 (38%)]</text:p>
          </table:table-cell>
          <table:table-cell office:value-type="string">
            <text:p>Loss: 0.175477</text:p>
          </table:table-cell>
        </table:table-row>
        <table:table-row table:style-name="ro2">
          <table:table-cell/>
          <table:table-cell office:value-type="string">
            <text:p>Train Epoch: 21 [28800/50000 (58%)]</text:p>
          </table:table-cell>
          <table:table-cell office:value-type="string">
            <text:p>Loss: 0.058782</text:p>
          </table:table-cell>
        </table:table-row>
        <table:table-row table:style-name="ro2">
          <table:table-cell/>
          <table:table-cell office:value-type="string">
            <text:p>Train Epoch: 21 [38400/50000 (77%)]</text:p>
          </table:table-cell>
          <table:table-cell office:value-type="string">
            <text:p>Loss: 0.164840</text:p>
          </table:table-cell>
        </table:table-row>
        <table:table-row table:style-name="ro2">
          <table:table-cell/>
          <table:table-cell office:value-type="string">
            <text:p>Train Epoch: 21 [48000/50000 (96%)]</text:p>
          </table:table-cell>
          <table:table-cell office:value-type="string">
            <text:p>Loss: 0.12249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1 [0/50000 (0%)]</text:p>
          </table:table-cell>
          <table:table-cell office:value-type="string">
            <text:p>Loss: 0.071258</text:p>
          </table:table-cell>
        </table:table-row>
        <table:table-row table:style-name="ro2">
          <table:table-cell/>
          <table:table-cell office:value-type="string">
            <text:p>Train Epoch: 21 [9600/50000 (19%)]</text:p>
          </table:table-cell>
          <table:table-cell office:value-type="string">
            <text:p>Loss: 0.135374</text:p>
          </table:table-cell>
        </table:table-row>
        <table:table-row table:style-name="ro2">
          <table:table-cell/>
          <table:table-cell office:value-type="string">
            <text:p>Train Epoch: 21 [19200/50000 (38%)]</text:p>
          </table:table-cell>
          <table:table-cell office:value-type="string">
            <text:p>Loss: 0.115913</text:p>
          </table:table-cell>
        </table:table-row>
        <table:table-row table:style-name="ro2">
          <table:table-cell/>
          <table:table-cell office:value-type="string">
            <text:p>Train Epoch: 21 [28800/50000 (58%)]</text:p>
          </table:table-cell>
          <table:table-cell office:value-type="string">
            <text:p>Loss: 0.187639</text:p>
          </table:table-cell>
        </table:table-row>
        <table:table-row table:style-name="ro2">
          <table:table-cell/>
          <table:table-cell office:value-type="string">
            <text:p>Train Epoch: 21 [38400/50000 (77%)]</text:p>
          </table:table-cell>
          <table:table-cell office:value-type="string">
            <text:p>Loss: 0.090300</text:p>
          </table:table-cell>
        </table:table-row>
        <table:table-row table:style-name="ro2">
          <table:table-cell/>
          <table:table-cell office:value-type="string">
            <text:p>Train Epoch: 21 [48000/50000 (96%)]</text:p>
          </table:table-cell>
          <table:table-cell office:value-type="string">
            <text:p>Loss: 0.17584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1 [0/50000 (0%)]</text:p>
          </table:table-cell>
          <table:table-cell office:value-type="string">
            <text:p>Loss: 0.111704</text:p>
          </table:table-cell>
        </table:table-row>
        <table:table-row table:style-name="ro2">
          <table:table-cell/>
          <table:table-cell office:value-type="string">
            <text:p>Train Epoch: 21 [9600/50000 (19%)]</text:p>
          </table:table-cell>
          <table:table-cell office:value-type="string">
            <text:p>Loss: 0.133670</text:p>
          </table:table-cell>
        </table:table-row>
        <table:table-row table:style-name="ro2">
          <table:table-cell/>
          <table:table-cell office:value-type="string">
            <text:p>Train Epoch: 21 [19200/50000 (38%)]</text:p>
          </table:table-cell>
          <table:table-cell office:value-type="string">
            <text:p>Loss: 0.076529</text:p>
          </table:table-cell>
        </table:table-row>
        <table:table-row table:style-name="ro2">
          <table:table-cell/>
          <table:table-cell office:value-type="string">
            <text:p>Train Epoch: 21 [28800/50000 (58%)]</text:p>
          </table:table-cell>
          <table:table-cell office:value-type="string">
            <text:p>Loss: 0.077934</text:p>
          </table:table-cell>
        </table:table-row>
        <table:table-row table:style-name="ro2">
          <table:table-cell/>
          <table:table-cell office:value-type="string">
            <text:p>Train Epoch: 21 [38400/50000 (77%)]</text:p>
          </table:table-cell>
          <table:table-cell office:value-type="string">
            <text:p>Loss: 0.091844</text:p>
          </table:table-cell>
        </table:table-row>
        <table:table-row table:style-name="ro2">
          <table:table-cell/>
          <table:table-cell office:value-type="string">
            <text:p>Train Epoch: 21 [48000/50000 (96%)]</text:p>
          </table:table-cell>
          <table:table-cell office:value-type="string">
            <text:p>Loss: 0.12470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14/10000 (92.000%)</text:p>
          </table:table-cell>
          <table:table-cell office:value-type="string">
            <text:p>Loss: 24.60904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14/10000 (92.000%)</text:p>
          </table:table-cell>
          <table:table-cell office:value-type="string">
            <text:p>Loss: 24.609045</text:p>
          </table:table-cell>
        </table:table-row>
        <table:table-row table:style-name="ro2">
          <table:table-cell/>
          <table:table-cell office:value-type="string">
            <text:p>Train Epoch: 22 [0/50000 (0%)]</text:p>
          </table:table-cell>
          <table:table-cell office:value-type="string">
            <text:p>Loss: 0.115216</text:p>
          </table:table-cell>
        </table:table-row>
        <table:table-row table:style-name="ro2">
          <table:table-cell/>
          <table:table-cell office:value-type="string">
            <text:p>Train Epoch: 22 [9600/50000 (19%)]</text:p>
          </table:table-cell>
          <table:table-cell office:value-type="string">
            <text:p>Loss: 0.114866</text:p>
          </table:table-cell>
        </table:table-row>
        <table:table-row table:style-name="ro2">
          <table:table-cell/>
          <table:table-cell office:value-type="string">
            <text:p>Train Epoch: 22 [19200/50000 (38%)]</text:p>
          </table:table-cell>
          <table:table-cell office:value-type="string">
            <text:p>Loss: 0.072347</text:p>
          </table:table-cell>
        </table:table-row>
        <table:table-row table:style-name="ro2">
          <table:table-cell/>
          <table:table-cell office:value-type="string">
            <text:p>Train Epoch: 22 [28800/50000 (58%)]</text:p>
          </table:table-cell>
          <table:table-cell office:value-type="string">
            <text:p>Loss: 0.160124</text:p>
          </table:table-cell>
        </table:table-row>
        <table:table-row table:style-name="ro2">
          <table:table-cell/>
          <table:table-cell office:value-type="string">
            <text:p>Train Epoch: 22 [38400/50000 (77%)]</text:p>
          </table:table-cell>
          <table:table-cell office:value-type="string">
            <text:p>Loss: 0.111856</text:p>
          </table:table-cell>
        </table:table-row>
        <table:table-row table:style-name="ro2">
          <table:table-cell/>
          <table:table-cell office:value-type="string">
            <text:p>Train Epoch: 22 [48000/50000 (96%)]</text:p>
          </table:table-cell>
          <table:table-cell office:value-type="string">
            <text:p>Loss: 0.16414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2 [0/50000 (0%)]</text:p>
          </table:table-cell>
          <table:table-cell office:value-type="string">
            <text:p>Loss: 0.134977</text:p>
          </table:table-cell>
        </table:table-row>
        <table:table-row table:style-name="ro2">
          <table:table-cell/>
          <table:table-cell office:value-type="string">
            <text:p>Train Epoch: 22 [9600/50000 (19%)]</text:p>
          </table:table-cell>
          <table:table-cell office:value-type="string">
            <text:p>Loss: 0.081215</text:p>
          </table:table-cell>
        </table:table-row>
        <table:table-row table:style-name="ro2">
          <table:table-cell/>
          <table:table-cell office:value-type="string">
            <text:p>Train Epoch: 22 [19200/50000 (38%)]</text:p>
          </table:table-cell>
          <table:table-cell office:value-type="string">
            <text:p>Loss: 0.078821</text:p>
          </table:table-cell>
        </table:table-row>
        <table:table-row table:style-name="ro2">
          <table:table-cell/>
          <table:table-cell office:value-type="string">
            <text:p>Train Epoch: 22 [28800/50000 (58%)]</text:p>
          </table:table-cell>
          <table:table-cell office:value-type="string">
            <text:p>Loss: 0.095763</text:p>
          </table:table-cell>
        </table:table-row>
        <table:table-row table:style-name="ro2">
          <table:table-cell/>
          <table:table-cell office:value-type="string">
            <text:p>Train Epoch: 22 [38400/50000 (77%)]</text:p>
          </table:table-cell>
          <table:table-cell office:value-type="string">
            <text:p>Loss: 0.085680</text:p>
          </table:table-cell>
        </table:table-row>
        <table:table-row table:style-name="ro2">
          <table:table-cell/>
          <table:table-cell office:value-type="string">
            <text:p>Train Epoch: 22 [48000/50000 (96%)]</text:p>
          </table:table-cell>
          <table:table-cell office:value-type="string">
            <text:p>Loss: 0.06446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2 [0/50000 (0%)]</text:p>
          </table:table-cell>
          <table:table-cell office:value-type="string">
            <text:p>Loss: 0.079211</text:p>
          </table:table-cell>
        </table:table-row>
        <table:table-row table:style-name="ro2">
          <table:table-cell/>
          <table:table-cell office:value-type="string">
            <text:p>Train Epoch: 22 [9600/50000 (19%)]</text:p>
          </table:table-cell>
          <table:table-cell office:value-type="string">
            <text:p>Loss: 0.082438</text:p>
          </table:table-cell>
        </table:table-row>
        <table:table-row table:style-name="ro2">
          <table:table-cell/>
          <table:table-cell office:value-type="string">
            <text:p>Train Epoch: 22 [19200/50000 (38%)]</text:p>
          </table:table-cell>
          <table:table-cell office:value-type="string">
            <text:p>Loss: 0.212792</text:p>
          </table:table-cell>
        </table:table-row>
        <table:table-row table:style-name="ro2">
          <table:table-cell/>
          <table:table-cell office:value-type="string">
            <text:p>Train Epoch: 22 [28800/50000 (58%)]</text:p>
          </table:table-cell>
          <table:table-cell office:value-type="string">
            <text:p>Loss: 0.067232</text:p>
          </table:table-cell>
        </table:table-row>
        <table:table-row table:style-name="ro2">
          <table:table-cell/>
          <table:table-cell office:value-type="string">
            <text:p>Train Epoch: 22 [38400/50000 (77%)]</text:p>
          </table:table-cell>
          <table:table-cell office:value-type="string">
            <text:p>Loss: 0.119800</text:p>
          </table:table-cell>
        </table:table-row>
        <table:table-row table:style-name="ro2">
          <table:table-cell/>
          <table:table-cell office:value-type="string">
            <text:p>Train Epoch: 22 [48000/50000 (96%)]</text:p>
          </table:table-cell>
          <table:table-cell office:value-type="string">
            <text:p>Loss: 0.13108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06/10000 (93.000%)</text:p>
          </table:table-cell>
          <table:table-cell office:value-type="string">
            <text:p>Loss: 22.72306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06/10000 (93.000%)</text:p>
          </table:table-cell>
          <table:table-cell office:value-type="string">
            <text:p>Loss: 22.723068</text:p>
          </table:table-cell>
        </table:table-row>
        <table:table-row table:style-name="ro2">
          <table:table-cell/>
          <table:table-cell office:value-type="string">
            <text:p>Train Epoch: 23 [0/50000 (0%)]</text:p>
          </table:table-cell>
          <table:table-cell office:value-type="string">
            <text:p>Loss: 0.123780</text:p>
          </table:table-cell>
        </table:table-row>
        <table:table-row table:style-name="ro2">
          <table:table-cell/>
          <table:table-cell office:value-type="string">
            <text:p>Train Epoch: 23 [9600/50000 (19%)]</text:p>
          </table:table-cell>
          <table:table-cell office:value-type="string">
            <text:p>Loss: 0.095670</text:p>
          </table:table-cell>
        </table:table-row>
        <table:table-row table:style-name="ro2">
          <table:table-cell/>
          <table:table-cell office:value-type="string">
            <text:p>Train Epoch: 23 [19200/50000 (38%)]</text:p>
          </table:table-cell>
          <table:table-cell office:value-type="string">
            <text:p>Loss: 0.155976</text:p>
          </table:table-cell>
        </table:table-row>
        <table:table-row table:style-name="ro2">
          <table:table-cell/>
          <table:table-cell office:value-type="string">
            <text:p>Train Epoch: 23 [28800/50000 (58%)]</text:p>
          </table:table-cell>
          <table:table-cell office:value-type="string">
            <text:p>Loss: 0.103836</text:p>
          </table:table-cell>
        </table:table-row>
        <table:table-row table:style-name="ro2">
          <table:table-cell/>
          <table:table-cell office:value-type="string">
            <text:p>Train Epoch: 23 [38400/50000 (77%)]</text:p>
          </table:table-cell>
          <table:table-cell office:value-type="string">
            <text:p>Loss: 0.069150</text:p>
          </table:table-cell>
        </table:table-row>
        <table:table-row table:style-name="ro2">
          <table:table-cell/>
          <table:table-cell office:value-type="string">
            <text:p>Train Epoch: 23 [48000/50000 (96%)]</text:p>
          </table:table-cell>
          <table:table-cell office:value-type="string">
            <text:p>Loss: 0.07747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3 [0/50000 (0%)]</text:p>
          </table:table-cell>
          <table:table-cell office:value-type="string">
            <text:p>Loss: 0.093510</text:p>
          </table:table-cell>
        </table:table-row>
        <table:table-row table:style-name="ro2">
          <table:table-cell/>
          <table:table-cell office:value-type="string">
            <text:p>Train Epoch: 23 [9600/50000 (19%)]</text:p>
          </table:table-cell>
          <table:table-cell office:value-type="string">
            <text:p>Loss: 0.175223</text:p>
          </table:table-cell>
        </table:table-row>
        <table:table-row table:style-name="ro2">
          <table:table-cell/>
          <table:table-cell office:value-type="string">
            <text:p>Train Epoch: 23 [19200/50000 (38%)]</text:p>
          </table:table-cell>
          <table:table-cell office:value-type="string">
            <text:p>Loss: 0.141559</text:p>
          </table:table-cell>
        </table:table-row>
        <table:table-row table:style-name="ro2">
          <table:table-cell/>
          <table:table-cell office:value-type="string">
            <text:p>Train Epoch: 23 [28800/50000 (58%)]</text:p>
          </table:table-cell>
          <table:table-cell office:value-type="string">
            <text:p>Loss: 0.204441</text:p>
          </table:table-cell>
        </table:table-row>
        <table:table-row table:style-name="ro2">
          <table:table-cell/>
          <table:table-cell office:value-type="string">
            <text:p>Train Epoch: 23 [38400/50000 (77%)]</text:p>
          </table:table-cell>
          <table:table-cell office:value-type="string">
            <text:p>Loss: 0.091722</text:p>
          </table:table-cell>
        </table:table-row>
        <table:table-row table:style-name="ro2">
          <table:table-cell/>
          <table:table-cell office:value-type="string">
            <text:p>Train Epoch: 23 [48000/50000 (96%)]</text:p>
          </table:table-cell>
          <table:table-cell office:value-type="string">
            <text:p>Loss: 0.06015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3 [0/50000 (0%)]</text:p>
          </table:table-cell>
          <table:table-cell office:value-type="string">
            <text:p>Loss: 0.085880</text:p>
          </table:table-cell>
        </table:table-row>
        <table:table-row table:style-name="ro2">
          <table:table-cell/>
          <table:table-cell office:value-type="string">
            <text:p>Train Epoch: 23 [9600/50000 (19%)]</text:p>
          </table:table-cell>
          <table:table-cell office:value-type="string">
            <text:p>Loss: 0.083243</text:p>
          </table:table-cell>
        </table:table-row>
        <table:table-row table:style-name="ro2">
          <table:table-cell/>
          <table:table-cell office:value-type="string">
            <text:p>Train Epoch: 23 [19200/50000 (38%)]</text:p>
          </table:table-cell>
          <table:table-cell office:value-type="string">
            <text:p>Loss: 0.207832</text:p>
          </table:table-cell>
        </table:table-row>
        <table:table-row table:style-name="ro2">
          <table:table-cell/>
          <table:table-cell office:value-type="string">
            <text:p>Train Epoch: 23 [28800/50000 (58%)]</text:p>
          </table:table-cell>
          <table:table-cell office:value-type="string">
            <text:p>Loss: 0.141834</text:p>
          </table:table-cell>
        </table:table-row>
        <table:table-row table:style-name="ro2">
          <table:table-cell/>
          <table:table-cell office:value-type="string">
            <text:p>Train Epoch: 23 [38400/50000 (77%)]</text:p>
          </table:table-cell>
          <table:table-cell office:value-type="string">
            <text:p>Loss: 0.138202</text:p>
          </table:table-cell>
        </table:table-row>
        <table:table-row table:style-name="ro2">
          <table:table-cell/>
          <table:table-cell office:value-type="string">
            <text:p>Train Epoch: 23 [48000/50000 (96%)]</text:p>
          </table:table-cell>
          <table:table-cell office:value-type="string">
            <text:p>Loss: 0.17356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70/10000 (93.000%)</text:p>
          </table:table-cell>
          <table:table-cell office:value-type="string">
            <text:p>Loss: 18.23579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70/10000 (93.000%)</text:p>
          </table:table-cell>
          <table:table-cell office:value-type="string">
            <text:p>Loss: 18.235798</text:p>
          </table:table-cell>
        </table:table-row>
        <table:table-row table:style-name="ro2">
          <table:table-cell/>
          <table:table-cell office:value-type="string">
            <text:p>Train Epoch: 24 [0/50000 (0%)]</text:p>
          </table:table-cell>
          <table:table-cell office:value-type="string">
            <text:p>Loss: 0.124695</text:p>
          </table:table-cell>
        </table:table-row>
        <table:table-row table:style-name="ro2">
          <table:table-cell/>
          <table:table-cell office:value-type="string">
            <text:p>Train Epoch: 24 [9600/50000 (19%)]</text:p>
          </table:table-cell>
          <table:table-cell office:value-type="string">
            <text:p>Loss: 0.172678</text:p>
          </table:table-cell>
        </table:table-row>
        <table:table-row table:style-name="ro2">
          <table:table-cell/>
          <table:table-cell office:value-type="string">
            <text:p>Train Epoch: 24 [19200/50000 (38%)]</text:p>
          </table:table-cell>
          <table:table-cell office:value-type="string">
            <text:p>Loss: 0.044256</text:p>
          </table:table-cell>
        </table:table-row>
        <table:table-row table:style-name="ro2">
          <table:table-cell/>
          <table:table-cell office:value-type="string">
            <text:p>Train Epoch: 24 [28800/50000 (58%)]</text:p>
          </table:table-cell>
          <table:table-cell office:value-type="string">
            <text:p>Loss: 0.075237</text:p>
          </table:table-cell>
        </table:table-row>
        <table:table-row table:style-name="ro2">
          <table:table-cell/>
          <table:table-cell office:value-type="string">
            <text:p>Train Epoch: 24 [38400/50000 (77%)]</text:p>
          </table:table-cell>
          <table:table-cell office:value-type="string">
            <text:p>Loss: 0.140618</text:p>
          </table:table-cell>
        </table:table-row>
        <table:table-row table:style-name="ro2">
          <table:table-cell/>
          <table:table-cell office:value-type="string">
            <text:p>Train Epoch: 24 [48000/50000 (96%)]</text:p>
          </table:table-cell>
          <table:table-cell office:value-type="string">
            <text:p>Loss: 0.12360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4 [0/50000 (0%)]</text:p>
          </table:table-cell>
          <table:table-cell office:value-type="string">
            <text:p>Loss: 0.117990</text:p>
          </table:table-cell>
        </table:table-row>
        <table:table-row table:style-name="ro2">
          <table:table-cell/>
          <table:table-cell office:value-type="string">
            <text:p>Train Epoch: 24 [9600/50000 (19%)]</text:p>
          </table:table-cell>
          <table:table-cell office:value-type="string">
            <text:p>Loss: 0.114102</text:p>
          </table:table-cell>
        </table:table-row>
        <table:table-row table:style-name="ro2">
          <table:table-cell/>
          <table:table-cell office:value-type="string">
            <text:p>Train Epoch: 24 [19200/50000 (38%)]</text:p>
          </table:table-cell>
          <table:table-cell office:value-type="string">
            <text:p>Loss: 0.120637</text:p>
          </table:table-cell>
        </table:table-row>
        <table:table-row table:style-name="ro2">
          <table:table-cell/>
          <table:table-cell office:value-type="string">
            <text:p>Train Epoch: 24 [28800/50000 (58%)]</text:p>
          </table:table-cell>
          <table:table-cell office:value-type="string">
            <text:p>Loss: 0.085100</text:p>
          </table:table-cell>
        </table:table-row>
        <table:table-row table:style-name="ro2">
          <table:table-cell/>
          <table:table-cell office:value-type="string">
            <text:p>Train Epoch: 24 [38400/50000 (77%)]</text:p>
          </table:table-cell>
          <table:table-cell office:value-type="string">
            <text:p>Loss: 0.082867</text:p>
          </table:table-cell>
        </table:table-row>
        <table:table-row table:style-name="ro2">
          <table:table-cell/>
          <table:table-cell office:value-type="string">
            <text:p>Train Epoch: 24 [48000/50000 (96%)]</text:p>
          </table:table-cell>
          <table:table-cell office:value-type="string">
            <text:p>Loss: 0.15121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4 [0/50000 (0%)]</text:p>
          </table:table-cell>
          <table:table-cell office:value-type="string">
            <text:p>Loss: 0.117683</text:p>
          </table:table-cell>
        </table:table-row>
        <table:table-row table:style-name="ro2">
          <table:table-cell/>
          <table:table-cell office:value-type="string">
            <text:p>Train Epoch: 24 [9600/50000 (19%)]</text:p>
          </table:table-cell>
          <table:table-cell office:value-type="string">
            <text:p>Loss: 0.129658</text:p>
          </table:table-cell>
        </table:table-row>
        <table:table-row table:style-name="ro2">
          <table:table-cell/>
          <table:table-cell office:value-type="string">
            <text:p>Train Epoch: 24 [19200/50000 (38%)]</text:p>
          </table:table-cell>
          <table:table-cell office:value-type="string">
            <text:p>Loss: 0.035875</text:p>
          </table:table-cell>
        </table:table-row>
        <table:table-row table:style-name="ro2">
          <table:table-cell/>
          <table:table-cell office:value-type="string">
            <text:p>Train Epoch: 24 [28800/50000 (58%)]</text:p>
          </table:table-cell>
          <table:table-cell office:value-type="string">
            <text:p>Loss: 0.135610</text:p>
          </table:table-cell>
        </table:table-row>
        <table:table-row table:style-name="ro2">
          <table:table-cell/>
          <table:table-cell office:value-type="string">
            <text:p>Train Epoch: 24 [38400/50000 (77%)]</text:p>
          </table:table-cell>
          <table:table-cell office:value-type="string">
            <text:p>Loss: 0.127406</text:p>
          </table:table-cell>
        </table:table-row>
        <table:table-row table:style-name="ro2">
          <table:table-cell/>
          <table:table-cell office:value-type="string">
            <text:p>Train Epoch: 24 [48000/50000 (96%)]</text:p>
          </table:table-cell>
          <table:table-cell office:value-type="string">
            <text:p>Loss: 0.13287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45/10000 (93.000%)</text:p>
          </table:table-cell>
          <table:table-cell office:value-type="string">
            <text:p>Loss: 19.01937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45/10000 (93.000%)</text:p>
          </table:table-cell>
          <table:table-cell office:value-type="string">
            <text:p>Loss: 19.019379</text:p>
          </table:table-cell>
        </table:table-row>
        <table:table-row table:style-name="ro2">
          <table:table-cell/>
          <table:table-cell office:value-type="string">
            <text:p>Train Epoch: 25 [0/50000 (0%)]</text:p>
          </table:table-cell>
          <table:table-cell office:value-type="string">
            <text:p>Loss: 0.098661</text:p>
          </table:table-cell>
        </table:table-row>
        <table:table-row table:style-name="ro2">
          <table:table-cell/>
          <table:table-cell office:value-type="string">
            <text:p>Train Epoch: 25 [9600/50000 (19%)]</text:p>
          </table:table-cell>
          <table:table-cell office:value-type="string">
            <text:p>Loss: 0.112014</text:p>
          </table:table-cell>
        </table:table-row>
        <table:table-row table:style-name="ro2">
          <table:table-cell/>
          <table:table-cell office:value-type="string">
            <text:p>Train Epoch: 25 [19200/50000 (38%)]</text:p>
          </table:table-cell>
          <table:table-cell office:value-type="string">
            <text:p>Loss: 0.121176</text:p>
          </table:table-cell>
        </table:table-row>
        <table:table-row table:style-name="ro2">
          <table:table-cell/>
          <table:table-cell office:value-type="string">
            <text:p>Train Epoch: 25 [28800/50000 (58%)]</text:p>
          </table:table-cell>
          <table:table-cell office:value-type="string">
            <text:p>Loss: 0.029369</text:p>
          </table:table-cell>
        </table:table-row>
        <table:table-row table:style-name="ro2">
          <table:table-cell/>
          <table:table-cell office:value-type="string">
            <text:p>Train Epoch: 25 [38400/50000 (77%)]</text:p>
          </table:table-cell>
          <table:table-cell office:value-type="string">
            <text:p>Loss: 0.090269</text:p>
          </table:table-cell>
        </table:table-row>
        <table:table-row table:style-name="ro2">
          <table:table-cell/>
          <table:table-cell office:value-type="string">
            <text:p>Train Epoch: 25 [48000/50000 (96%)]</text:p>
          </table:table-cell>
          <table:table-cell office:value-type="string">
            <text:p>Loss: 0.09887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5 [0/50000 (0%)]</text:p>
          </table:table-cell>
          <table:table-cell office:value-type="string">
            <text:p>Loss: 0.086144</text:p>
          </table:table-cell>
        </table:table-row>
        <table:table-row table:style-name="ro2">
          <table:table-cell/>
          <table:table-cell office:value-type="string">
            <text:p>Train Epoch: 25 [9600/50000 (19%)]</text:p>
          </table:table-cell>
          <table:table-cell office:value-type="string">
            <text:p>Loss: 0.104907</text:p>
          </table:table-cell>
        </table:table-row>
        <table:table-row table:style-name="ro2">
          <table:table-cell/>
          <table:table-cell office:value-type="string">
            <text:p>Train Epoch: 25 [19200/50000 (38%)]</text:p>
          </table:table-cell>
          <table:table-cell office:value-type="string">
            <text:p>Loss: 0.064827</text:p>
          </table:table-cell>
        </table:table-row>
        <table:table-row table:style-name="ro2">
          <table:table-cell/>
          <table:table-cell office:value-type="string">
            <text:p>Train Epoch: 25 [28800/50000 (58%)]</text:p>
          </table:table-cell>
          <table:table-cell office:value-type="string">
            <text:p>Loss: 0.143844</text:p>
          </table:table-cell>
        </table:table-row>
        <table:table-row table:style-name="ro2">
          <table:table-cell/>
          <table:table-cell office:value-type="string">
            <text:p>Train Epoch: 25 [38400/50000 (77%)]</text:p>
          </table:table-cell>
          <table:table-cell office:value-type="string">
            <text:p>Loss: 0.128345</text:p>
          </table:table-cell>
        </table:table-row>
        <table:table-row table:style-name="ro2">
          <table:table-cell/>
          <table:table-cell office:value-type="string">
            <text:p>Train Epoch: 25 [48000/50000 (96%)]</text:p>
          </table:table-cell>
          <table:table-cell office:value-type="string">
            <text:p>Loss: 0.10805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5 [0/50000 (0%)]</text:p>
          </table:table-cell>
          <table:table-cell office:value-type="string">
            <text:p>Loss: 0.087521</text:p>
          </table:table-cell>
        </table:table-row>
        <table:table-row table:style-name="ro2">
          <table:table-cell/>
          <table:table-cell office:value-type="string">
            <text:p>Train Epoch: 25 [9600/50000 (19%)]</text:p>
          </table:table-cell>
          <table:table-cell office:value-type="string">
            <text:p>Loss: 0.048625</text:p>
          </table:table-cell>
        </table:table-row>
        <table:table-row table:style-name="ro2">
          <table:table-cell/>
          <table:table-cell office:value-type="string">
            <text:p>Train Epoch: 25 [19200/50000 (38%)]</text:p>
          </table:table-cell>
          <table:table-cell office:value-type="string">
            <text:p>Loss: 0.093555</text:p>
          </table:table-cell>
        </table:table-row>
        <table:table-row table:style-name="ro2">
          <table:table-cell/>
          <table:table-cell office:value-type="string">
            <text:p>Train Epoch: 25 [28800/50000 (58%)]</text:p>
          </table:table-cell>
          <table:table-cell office:value-type="string">
            <text:p>Loss: 0.149439</text:p>
          </table:table-cell>
        </table:table-row>
        <table:table-row table:style-name="ro2">
          <table:table-cell/>
          <table:table-cell office:value-type="string">
            <text:p>Train Epoch: 25 [38400/50000 (77%)]</text:p>
          </table:table-cell>
          <table:table-cell office:value-type="string">
            <text:p>Loss: 0.131306</text:p>
          </table:table-cell>
        </table:table-row>
        <table:table-row table:style-name="ro2">
          <table:table-cell/>
          <table:table-cell office:value-type="string">
            <text:p>Train Epoch: 25 [48000/50000 (96%)]</text:p>
          </table:table-cell>
          <table:table-cell office:value-type="string">
            <text:p>Loss: 0.09194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44/10000 (92.000%)</text:p>
          </table:table-cell>
          <table:table-cell office:value-type="string">
            <text:p>Loss: 23.92061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44/10000 (92.000%)</text:p>
          </table:table-cell>
          <table:table-cell office:value-type="string">
            <text:p>Loss: 23.920618</text:p>
          </table:table-cell>
        </table:table-row>
        <table:table-row table:style-name="ro2">
          <table:table-cell/>
          <table:table-cell office:value-type="string">
            <text:p>Train Epoch: 26 [0/50000 (0%)]</text:p>
          </table:table-cell>
          <table:table-cell office:value-type="string">
            <text:p>Loss: 0.093394</text:p>
          </table:table-cell>
        </table:table-row>
        <table:table-row table:style-name="ro2">
          <table:table-cell/>
          <table:table-cell office:value-type="string">
            <text:p>Train Epoch: 26 [9600/50000 (19%)]</text:p>
          </table:table-cell>
          <table:table-cell office:value-type="string">
            <text:p>Loss: 0.149556</text:p>
          </table:table-cell>
        </table:table-row>
        <table:table-row table:style-name="ro2">
          <table:table-cell/>
          <table:table-cell office:value-type="string">
            <text:p>Train Epoch: 26 [19200/50000 (38%)]</text:p>
          </table:table-cell>
          <table:table-cell office:value-type="string">
            <text:p>Loss: 0.105597</text:p>
          </table:table-cell>
        </table:table-row>
        <table:table-row table:style-name="ro2">
          <table:table-cell/>
          <table:table-cell office:value-type="string">
            <text:p>Train Epoch: 26 [28800/50000 (58%)]</text:p>
          </table:table-cell>
          <table:table-cell office:value-type="string">
            <text:p>Loss: 0.099401</text:p>
          </table:table-cell>
        </table:table-row>
        <table:table-row table:style-name="ro2">
          <table:table-cell/>
          <table:table-cell office:value-type="string">
            <text:p>Train Epoch: 26 [38400/50000 (77%)]</text:p>
          </table:table-cell>
          <table:table-cell office:value-type="string">
            <text:p>Loss: 0.187705</text:p>
          </table:table-cell>
        </table:table-row>
        <table:table-row table:style-name="ro2">
          <table:table-cell/>
          <table:table-cell office:value-type="string">
            <text:p>Train Epoch: 26 [48000/50000 (96%)]</text:p>
          </table:table-cell>
          <table:table-cell office:value-type="string">
            <text:p>Loss: 0.09144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6 [0/50000 (0%)]</text:p>
          </table:table-cell>
          <table:table-cell office:value-type="string">
            <text:p>Loss: 0.107663</text:p>
          </table:table-cell>
        </table:table-row>
        <table:table-row table:style-name="ro2">
          <table:table-cell/>
          <table:table-cell office:value-type="string">
            <text:p>Train Epoch: 26 [9600/50000 (19%)]</text:p>
          </table:table-cell>
          <table:table-cell office:value-type="string">
            <text:p>Loss: 0.104031</text:p>
          </table:table-cell>
        </table:table-row>
        <table:table-row table:style-name="ro2">
          <table:table-cell/>
          <table:table-cell office:value-type="string">
            <text:p>Train Epoch: 26 [19200/50000 (38%)]</text:p>
          </table:table-cell>
          <table:table-cell office:value-type="string">
            <text:p>Loss: 0.078996</text:p>
          </table:table-cell>
        </table:table-row>
        <table:table-row table:style-name="ro2">
          <table:table-cell/>
          <table:table-cell office:value-type="string">
            <text:p>Train Epoch: 26 [28800/50000 (58%)]</text:p>
          </table:table-cell>
          <table:table-cell office:value-type="string">
            <text:p>Loss: 0.168864</text:p>
          </table:table-cell>
        </table:table-row>
        <table:table-row table:style-name="ro2">
          <table:table-cell/>
          <table:table-cell office:value-type="string">
            <text:p>Train Epoch: 26 [38400/50000 (77%)]</text:p>
          </table:table-cell>
          <table:table-cell office:value-type="string">
            <text:p>Loss: 0.044805</text:p>
          </table:table-cell>
        </table:table-row>
        <table:table-row table:style-name="ro2">
          <table:table-cell/>
          <table:table-cell office:value-type="string">
            <text:p>Train Epoch: 26 [48000/50000 (96%)]</text:p>
          </table:table-cell>
          <table:table-cell office:value-type="string">
            <text:p>Loss: 0.07025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6 [0/50000 (0%)]</text:p>
          </table:table-cell>
          <table:table-cell office:value-type="string">
            <text:p>Loss: 0.084734</text:p>
          </table:table-cell>
        </table:table-row>
        <table:table-row table:style-name="ro2">
          <table:table-cell/>
          <table:table-cell office:value-type="string">
            <text:p>Train Epoch: 26 [9600/50000 (19%)]</text:p>
          </table:table-cell>
          <table:table-cell office:value-type="string">
            <text:p>Loss: 0.093929</text:p>
          </table:table-cell>
        </table:table-row>
        <table:table-row table:style-name="ro2">
          <table:table-cell/>
          <table:table-cell office:value-type="string">
            <text:p>Train Epoch: 26 [19200/50000 (38%)]</text:p>
          </table:table-cell>
          <table:table-cell office:value-type="string">
            <text:p>Loss: 0.126301</text:p>
          </table:table-cell>
        </table:table-row>
        <table:table-row table:style-name="ro2">
          <table:table-cell/>
          <table:table-cell office:value-type="string">
            <text:p>Train Epoch: 26 [28800/50000 (58%)]</text:p>
          </table:table-cell>
          <table:table-cell office:value-type="string">
            <text:p>Loss: 0.076378</text:p>
          </table:table-cell>
        </table:table-row>
        <table:table-row table:style-name="ro2">
          <table:table-cell/>
          <table:table-cell office:value-type="string">
            <text:p>Train Epoch: 26 [38400/50000 (77%)]</text:p>
          </table:table-cell>
          <table:table-cell office:value-type="string">
            <text:p>Loss: 0.053920</text:p>
          </table:table-cell>
        </table:table-row>
        <table:table-row table:style-name="ro2">
          <table:table-cell/>
          <table:table-cell office:value-type="string">
            <text:p>Train Epoch: 26 [48000/50000 (96%)]</text:p>
          </table:table-cell>
          <table:table-cell office:value-type="string">
            <text:p>Loss: 0.13027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35/10000 (93.000%)</text:p>
          </table:table-cell>
          <table:table-cell office:value-type="string">
            <text:p>Loss: 19.93777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35/10000 (93.000%)</text:p>
          </table:table-cell>
          <table:table-cell office:value-type="string">
            <text:p>Loss: 19.937773</text:p>
          </table:table-cell>
        </table:table-row>
        <table:table-row table:style-name="ro2">
          <table:table-cell/>
          <table:table-cell office:value-type="string">
            <text:p>Train Epoch: 27 [0/50000 (0%)]</text:p>
          </table:table-cell>
          <table:table-cell office:value-type="string">
            <text:p>Loss: 0.071710</text:p>
          </table:table-cell>
        </table:table-row>
        <table:table-row table:style-name="ro2">
          <table:table-cell/>
          <table:table-cell office:value-type="string">
            <text:p>Train Epoch: 27 [9600/50000 (19%)]</text:p>
          </table:table-cell>
          <table:table-cell office:value-type="string">
            <text:p>Loss: 0.055918</text:p>
          </table:table-cell>
        </table:table-row>
        <table:table-row table:style-name="ro2">
          <table:table-cell/>
          <table:table-cell office:value-type="string">
            <text:p>Train Epoch: 27 [19200/50000 (38%)]</text:p>
          </table:table-cell>
          <table:table-cell office:value-type="string">
            <text:p>Loss: 0.164590</text:p>
          </table:table-cell>
        </table:table-row>
        <table:table-row table:style-name="ro2">
          <table:table-cell/>
          <table:table-cell office:value-type="string">
            <text:p>Train Epoch: 27 [28800/50000 (58%)]</text:p>
          </table:table-cell>
          <table:table-cell office:value-type="string">
            <text:p>Loss: 0.092443</text:p>
          </table:table-cell>
        </table:table-row>
        <table:table-row table:style-name="ro2">
          <table:table-cell/>
          <table:table-cell office:value-type="string">
            <text:p>Train Epoch: 27 [38400/50000 (77%)]</text:p>
          </table:table-cell>
          <table:table-cell office:value-type="string">
            <text:p>Loss: 0.110741</text:p>
          </table:table-cell>
        </table:table-row>
        <table:table-row table:style-name="ro2">
          <table:table-cell/>
          <table:table-cell office:value-type="string">
            <text:p>Train Epoch: 27 [48000/50000 (96%)]</text:p>
          </table:table-cell>
          <table:table-cell office:value-type="string">
            <text:p>Loss: 0.09803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7 [0/50000 (0%)]</text:p>
          </table:table-cell>
          <table:table-cell office:value-type="string">
            <text:p>Loss: 0.058457</text:p>
          </table:table-cell>
        </table:table-row>
        <table:table-row table:style-name="ro2">
          <table:table-cell/>
          <table:table-cell office:value-type="string">
            <text:p>Train Epoch: 27 [9600/50000 (19%)]</text:p>
          </table:table-cell>
          <table:table-cell office:value-type="string">
            <text:p>Loss: 0.061776</text:p>
          </table:table-cell>
        </table:table-row>
        <table:table-row table:style-name="ro2">
          <table:table-cell/>
          <table:table-cell office:value-type="string">
            <text:p>Train Epoch: 27 [19200/50000 (38%)]</text:p>
          </table:table-cell>
          <table:table-cell office:value-type="string">
            <text:p>Loss: 0.098766</text:p>
          </table:table-cell>
        </table:table-row>
        <table:table-row table:style-name="ro2">
          <table:table-cell/>
          <table:table-cell office:value-type="string">
            <text:p>Train Epoch: 27 [28800/50000 (58%)]</text:p>
          </table:table-cell>
          <table:table-cell office:value-type="string">
            <text:p>Loss: 0.172397</text:p>
          </table:table-cell>
        </table:table-row>
        <table:table-row table:style-name="ro2">
          <table:table-cell/>
          <table:table-cell office:value-type="string">
            <text:p>Train Epoch: 27 [38400/50000 (77%)]</text:p>
          </table:table-cell>
          <table:table-cell office:value-type="string">
            <text:p>Loss: 0.108862</text:p>
          </table:table-cell>
        </table:table-row>
        <table:table-row table:style-name="ro2">
          <table:table-cell/>
          <table:table-cell office:value-type="string">
            <text:p>Train Epoch: 27 [48000/50000 (96%)]</text:p>
          </table:table-cell>
          <table:table-cell office:value-type="string">
            <text:p>Loss: 0.13572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7 [0/50000 (0%)]</text:p>
          </table:table-cell>
          <table:table-cell office:value-type="string">
            <text:p>Loss: 0.153802</text:p>
          </table:table-cell>
        </table:table-row>
        <table:table-row table:style-name="ro2">
          <table:table-cell/>
          <table:table-cell office:value-type="string">
            <text:p>Train Epoch: 27 [9600/50000 (19%)]</text:p>
          </table:table-cell>
          <table:table-cell office:value-type="string">
            <text:p>Loss: 0.079932</text:p>
          </table:table-cell>
        </table:table-row>
        <table:table-row table:style-name="ro2">
          <table:table-cell/>
          <table:table-cell office:value-type="string">
            <text:p>Train Epoch: 27 [19200/50000 (38%)]</text:p>
          </table:table-cell>
          <table:table-cell office:value-type="string">
            <text:p>Loss: 0.085121</text:p>
          </table:table-cell>
        </table:table-row>
        <table:table-row table:style-name="ro2">
          <table:table-cell/>
          <table:table-cell office:value-type="string">
            <text:p>Train Epoch: 27 [28800/50000 (58%)]</text:p>
          </table:table-cell>
          <table:table-cell office:value-type="string">
            <text:p>Loss: 0.105122</text:p>
          </table:table-cell>
        </table:table-row>
        <table:table-row table:style-name="ro2">
          <table:table-cell/>
          <table:table-cell office:value-type="string">
            <text:p>Train Epoch: 27 [38400/50000 (77%)]</text:p>
          </table:table-cell>
          <table:table-cell office:value-type="string">
            <text:p>Loss: 0.078051</text:p>
          </table:table-cell>
        </table:table-row>
        <table:table-row table:style-name="ro2">
          <table:table-cell/>
          <table:table-cell office:value-type="string">
            <text:p>Train Epoch: 27 [48000/50000 (96%)]</text:p>
          </table:table-cell>
          <table:table-cell office:value-type="string">
            <text:p>Loss: 0.07840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48/10000 (93.000%)</text:p>
          </table:table-cell>
          <table:table-cell office:value-type="string">
            <text:p>Loss: 21.09971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48/10000 (93.000%)</text:p>
          </table:table-cell>
          <table:table-cell office:value-type="string">
            <text:p>Loss: 21.099716</text:p>
          </table:table-cell>
        </table:table-row>
        <table:table-row table:style-name="ro2">
          <table:table-cell/>
          <table:table-cell office:value-type="string">
            <text:p>Train Epoch: 28 [0/50000 (0%)]</text:p>
          </table:table-cell>
          <table:table-cell office:value-type="string">
            <text:p>Loss: 0.095506</text:p>
          </table:table-cell>
        </table:table-row>
        <table:table-row table:style-name="ro2">
          <table:table-cell/>
          <table:table-cell office:value-type="string">
            <text:p>Train Epoch: 28 [9600/50000 (19%)]</text:p>
          </table:table-cell>
          <table:table-cell office:value-type="string">
            <text:p>Loss: 0.076151</text:p>
          </table:table-cell>
        </table:table-row>
        <table:table-row table:style-name="ro2">
          <table:table-cell/>
          <table:table-cell office:value-type="string">
            <text:p>Train Epoch: 28 [19200/50000 (38%)]</text:p>
          </table:table-cell>
          <table:table-cell office:value-type="string">
            <text:p>Loss: 0.123458</text:p>
          </table:table-cell>
        </table:table-row>
        <table:table-row table:style-name="ro2">
          <table:table-cell/>
          <table:table-cell office:value-type="string">
            <text:p>Train Epoch: 28 [28800/50000 (58%)]</text:p>
          </table:table-cell>
          <table:table-cell office:value-type="string">
            <text:p>Loss: 0.068777</text:p>
          </table:table-cell>
        </table:table-row>
        <table:table-row table:style-name="ro2">
          <table:table-cell/>
          <table:table-cell office:value-type="string">
            <text:p>Train Epoch: 28 [38400/50000 (77%)]</text:p>
          </table:table-cell>
          <table:table-cell office:value-type="string">
            <text:p>Loss: 0.165016</text:p>
          </table:table-cell>
        </table:table-row>
        <table:table-row table:style-name="ro2">
          <table:table-cell/>
          <table:table-cell office:value-type="string">
            <text:p>Train Epoch: 28 [48000/50000 (96%)]</text:p>
          </table:table-cell>
          <table:table-cell office:value-type="string">
            <text:p>Loss: 0.08297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8 [0/50000 (0%)]</text:p>
          </table:table-cell>
          <table:table-cell office:value-type="string">
            <text:p>Loss: 0.095820</text:p>
          </table:table-cell>
        </table:table-row>
        <table:table-row table:style-name="ro2">
          <table:table-cell/>
          <table:table-cell office:value-type="string">
            <text:p>Train Epoch: 28 [9600/50000 (19%)]</text:p>
          </table:table-cell>
          <table:table-cell office:value-type="string">
            <text:p>Loss: 0.056965</text:p>
          </table:table-cell>
        </table:table-row>
        <table:table-row table:style-name="ro2">
          <table:table-cell/>
          <table:table-cell office:value-type="string">
            <text:p>Train Epoch: 28 [19200/50000 (38%)]</text:p>
          </table:table-cell>
          <table:table-cell office:value-type="string">
            <text:p>Loss: 0.084865</text:p>
          </table:table-cell>
        </table:table-row>
        <table:table-row table:style-name="ro2">
          <table:table-cell/>
          <table:table-cell office:value-type="string">
            <text:p>Train Epoch: 28 [28800/50000 (58%)]</text:p>
          </table:table-cell>
          <table:table-cell office:value-type="string">
            <text:p>Loss: 0.175001</text:p>
          </table:table-cell>
        </table:table-row>
        <table:table-row table:style-name="ro2">
          <table:table-cell/>
          <table:table-cell office:value-type="string">
            <text:p>Train Epoch: 28 [38400/50000 (77%)]</text:p>
          </table:table-cell>
          <table:table-cell office:value-type="string">
            <text:p>Loss: 0.106063</text:p>
          </table:table-cell>
        </table:table-row>
        <table:table-row table:style-name="ro2">
          <table:table-cell/>
          <table:table-cell office:value-type="string">
            <text:p>Train Epoch: 28 [48000/50000 (96%)]</text:p>
          </table:table-cell>
          <table:table-cell office:value-type="string">
            <text:p>Loss: 0.08106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8 [0/50000 (0%)]</text:p>
          </table:table-cell>
          <table:table-cell office:value-type="string">
            <text:p>Loss: 0.056556</text:p>
          </table:table-cell>
        </table:table-row>
        <table:table-row table:style-name="ro2">
          <table:table-cell/>
          <table:table-cell office:value-type="string">
            <text:p>Train Epoch: 28 [9600/50000 (19%)]</text:p>
          </table:table-cell>
          <table:table-cell office:value-type="string">
            <text:p>Loss: 0.119931</text:p>
          </table:table-cell>
        </table:table-row>
        <table:table-row table:style-name="ro2">
          <table:table-cell/>
          <table:table-cell office:value-type="string">
            <text:p>Train Epoch: 28 [19200/50000 (38%)]</text:p>
          </table:table-cell>
          <table:table-cell office:value-type="string">
            <text:p>Loss: 0.133987</text:p>
          </table:table-cell>
        </table:table-row>
        <table:table-row table:style-name="ro2">
          <table:table-cell/>
          <table:table-cell office:value-type="string">
            <text:p>Train Epoch: 28 [28800/50000 (58%)]</text:p>
          </table:table-cell>
          <table:table-cell office:value-type="string">
            <text:p>Loss: 0.109686</text:p>
          </table:table-cell>
        </table:table-row>
        <table:table-row table:style-name="ro2">
          <table:table-cell/>
          <table:table-cell office:value-type="string">
            <text:p>Train Epoch: 28 [38400/50000 (77%)]</text:p>
          </table:table-cell>
          <table:table-cell office:value-type="string">
            <text:p>Loss: 0.103153</text:p>
          </table:table-cell>
        </table:table-row>
        <table:table-row table:style-name="ro2">
          <table:table-cell/>
          <table:table-cell office:value-type="string">
            <text:p>Train Epoch: 28 [48000/50000 (96%)]</text:p>
          </table:table-cell>
          <table:table-cell office:value-type="string">
            <text:p>Loss: 0.13329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83/10000 (93.000%)</text:p>
          </table:table-cell>
          <table:table-cell office:value-type="string">
            <text:p>Loss: 19.48231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83/10000 (93.000%)</text:p>
          </table:table-cell>
          <table:table-cell office:value-type="string">
            <text:p>Loss: 19.482311</text:p>
          </table:table-cell>
        </table:table-row>
        <table:table-row table:style-name="ro2">
          <table:table-cell/>
          <table:table-cell office:value-type="string">
            <text:p>Train Epoch: 29 [0/50000 (0%)]</text:p>
          </table:table-cell>
          <table:table-cell office:value-type="string">
            <text:p>Loss: 0.080439</text:p>
          </table:table-cell>
        </table:table-row>
        <table:table-row table:style-name="ro2">
          <table:table-cell/>
          <table:table-cell office:value-type="string">
            <text:p>Train Epoch: 29 [9600/50000 (19%)]</text:p>
          </table:table-cell>
          <table:table-cell office:value-type="string">
            <text:p>Loss: 0.072468</text:p>
          </table:table-cell>
        </table:table-row>
        <table:table-row table:style-name="ro2">
          <table:table-cell/>
          <table:table-cell office:value-type="string">
            <text:p>Train Epoch: 29 [19200/50000 (38%)]</text:p>
          </table:table-cell>
          <table:table-cell office:value-type="string">
            <text:p>Loss: 0.025115</text:p>
          </table:table-cell>
        </table:table-row>
        <table:table-row table:style-name="ro2">
          <table:table-cell/>
          <table:table-cell office:value-type="string">
            <text:p>Train Epoch: 29 [28800/50000 (58%)]</text:p>
          </table:table-cell>
          <table:table-cell office:value-type="string">
            <text:p>Loss: 0.139446</text:p>
          </table:table-cell>
        </table:table-row>
        <table:table-row table:style-name="ro2">
          <table:table-cell/>
          <table:table-cell office:value-type="string">
            <text:p>Train Epoch: 29 [38400/50000 (77%)]</text:p>
          </table:table-cell>
          <table:table-cell office:value-type="string">
            <text:p>Loss: 0.081216</text:p>
          </table:table-cell>
        </table:table-row>
        <table:table-row table:style-name="ro2">
          <table:table-cell/>
          <table:table-cell office:value-type="string">
            <text:p>Train Epoch: 29 [48000/50000 (96%)]</text:p>
          </table:table-cell>
          <table:table-cell office:value-type="string">
            <text:p>Loss: 0.08358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9 [0/50000 (0%)]</text:p>
          </table:table-cell>
          <table:table-cell office:value-type="string">
            <text:p>Loss: 0.089264</text:p>
          </table:table-cell>
        </table:table-row>
        <table:table-row table:style-name="ro2">
          <table:table-cell/>
          <table:table-cell office:value-type="string">
            <text:p>Train Epoch: 29 [9600/50000 (19%)]</text:p>
          </table:table-cell>
          <table:table-cell office:value-type="string">
            <text:p>Loss: 0.057215</text:p>
          </table:table-cell>
        </table:table-row>
        <table:table-row table:style-name="ro2">
          <table:table-cell/>
          <table:table-cell office:value-type="string">
            <text:p>Train Epoch: 29 [19200/50000 (38%)]</text:p>
          </table:table-cell>
          <table:table-cell office:value-type="string">
            <text:p>Loss: 0.104447</text:p>
          </table:table-cell>
        </table:table-row>
        <table:table-row table:style-name="ro2">
          <table:table-cell/>
          <table:table-cell office:value-type="string">
            <text:p>Train Epoch: 29 [28800/50000 (58%)]</text:p>
          </table:table-cell>
          <table:table-cell office:value-type="string">
            <text:p>Loss: 0.066161</text:p>
          </table:table-cell>
        </table:table-row>
        <table:table-row table:style-name="ro2">
          <table:table-cell/>
          <table:table-cell office:value-type="string">
            <text:p>Train Epoch: 29 [38400/50000 (77%)]</text:p>
          </table:table-cell>
          <table:table-cell office:value-type="string">
            <text:p>Loss: 0.083470</text:p>
          </table:table-cell>
        </table:table-row>
        <table:table-row table:style-name="ro2">
          <table:table-cell/>
          <table:table-cell office:value-type="string">
            <text:p>Train Epoch: 29 [48000/50000 (96%)]</text:p>
          </table:table-cell>
          <table:table-cell office:value-type="string">
            <text:p>Loss: 0.19467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9 [0/50000 (0%)]</text:p>
          </table:table-cell>
          <table:table-cell office:value-type="string">
            <text:p>Loss: 0.114375</text:p>
          </table:table-cell>
        </table:table-row>
        <table:table-row table:style-name="ro2">
          <table:table-cell/>
          <table:table-cell office:value-type="string">
            <text:p>Train Epoch: 29 [9600/50000 (19%)]</text:p>
          </table:table-cell>
          <table:table-cell office:value-type="string">
            <text:p>Loss: 0.116181</text:p>
          </table:table-cell>
        </table:table-row>
        <table:table-row table:style-name="ro2">
          <table:table-cell/>
          <table:table-cell office:value-type="string">
            <text:p>Train Epoch: 29 [19200/50000 (38%)]</text:p>
          </table:table-cell>
          <table:table-cell office:value-type="string">
            <text:p>Loss: 0.061661</text:p>
          </table:table-cell>
        </table:table-row>
        <table:table-row table:style-name="ro2">
          <table:table-cell/>
          <table:table-cell office:value-type="string">
            <text:p>Train Epoch: 29 [28800/50000 (58%)]</text:p>
          </table:table-cell>
          <table:table-cell office:value-type="string">
            <text:p>Loss: 0.101720</text:p>
          </table:table-cell>
        </table:table-row>
        <table:table-row table:style-name="ro2">
          <table:table-cell/>
          <table:table-cell office:value-type="string">
            <text:p>Train Epoch: 29 [38400/50000 (77%)]</text:p>
          </table:table-cell>
          <table:table-cell office:value-type="string">
            <text:p>Loss: 0.054021</text:p>
          </table:table-cell>
        </table:table-row>
        <table:table-row table:style-name="ro2">
          <table:table-cell/>
          <table:table-cell office:value-type="string">
            <text:p>Train Epoch: 29 [48000/50000 (96%)]</text:p>
          </table:table-cell>
          <table:table-cell office:value-type="string">
            <text:p>Loss: 0.10190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43/10000 (93.000%)</text:p>
          </table:table-cell>
          <table:table-cell office:value-type="string">
            <text:p>Loss: 19.69888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43/10000 (93.000%)</text:p>
          </table:table-cell>
          <table:table-cell office:value-type="string">
            <text:p>Loss: 19.698885</text:p>
          </table:table-cell>
        </table:table-row>
      </table:table>
      <table:table table:name="9" table:style-name="ta1" table:print="false"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row table:style-name="ro3">
          <table:table-cell table:style-name="ce13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<text:s text:c="8"/>Layer (type) <text:s text:c="14"/>Output Shape <text:s text:c="8"/>Param #</text:p>
          </table:table-cell>
          <table:table-cell/>
        </table:table-row>
        <table:table-row table:style-name="ro2">
          <table:table-cell/>
          <table:table-cell table:formula="of:================================================================" office:value-type="string" office:string-value="Hata:510">
            <text:p>Hata:51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1 <text:s text:c="8"/>[-1, 32, 112, 112] <text:s text:c="12"/>32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2 <text:s text:c="8"/>[-1, 32, 112, 112] <text:s text:c="10"/>9,248</text:p>
          </table:table-cell>
          <table:table-cell/>
        </table:table-row>
        <table:table-row table:style-name="ro2">
          <table:table-cell/>
          <table:table-cell office:value-type="string">
            <text:p><text:s text:c="9"/>MaxPool2d-3 <text:s text:c="10"/>[-1, 32, 56, 5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4 <text:s text:c="10"/>[-1, 64, 56, 56] <text:s text:c="9"/>18,496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5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9"/>MaxPool2d-6 <text:s text:c="10"/>[-1, 64, 28, 28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7 <text:s text:c="9"/>[-1, 128, 28, 28] <text:s text:c="9"/>73,856</text:p>
          </table:table-cell>
          <table:table-cell/>
        </table:table-row>
        <table:table-row table:style-name="ro2">
          <table:table-cell/>
          <table:table-cell office:value-type="string">
            <text:p><text:s text:c="12"/>Conv2d-8 <text:s text:c="9"/>[-1, 128, 28, 28] <text:s text:c="8"/>147,584</text:p>
          </table:table-cell>
          <table:table-cell/>
        </table:table-row>
        <table:table-row table:style-name="ro2">
          <table:table-cell/>
          <table:table-cell office:value-type="string">
            <text:p><text:s text:c="9"/>MaxPool2d-9 <text:s text:c="9"/>[-1, 128, 14, 14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0 <text:s text:c="9"/>[-1, 128, 14, 14] <text:s text:c="8"/>147,584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1 <text:s text:c="9"/>[-1, 128, 14, 14] <text:s text:c="8"/>147,584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2 <text:s text:c="8"/>[-1, 32, 112, 112] <text:s text:c="12"/>32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3 <text:s text:c="8"/>[-1, 32, 112, 112] <text:s text:c="10"/>9,248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14 <text:s text:c="10"/>[-1, 32, 56, 5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5 <text:s text:c="10"/>[-1, 64, 56, 56] <text:s text:c="9"/>18,496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6 <text:s text:c="10"/>[-1, 64, 56, 56] <text:s text:c="9"/>36,928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17 <text:s text:c="10"/>[-1, 64, 28, 28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8 <text:s text:c="9"/>[-1, 128, 28, 28] <text:s text:c="9"/>73,856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19 <text:s text:c="9"/>[-1, 128, 28, 28] <text:s text:c="8"/>147,584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20 <text:s text:c="9"/>[-1, 128, 14, 14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21 <text:s text:c="9"/>[-1, 128, 14, 14] <text:s text:c="8"/>147,584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22 <text:s text:c="9"/>[-1, 128, 14, 14] <text:s text:c="8"/>147,584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23 <text:s text:c="11"/>[-1, 256, 7, 7] <text:s text:c="8"/>590,080</text:p>
          </table:table-cell>
          <table:table-cell/>
        </table:table-row>
        <table:table-row table:style-name="ro2">
          <table:table-cell/>
          <table:table-cell office:value-type="string">
            <text:p><text:s text:c="11"/>Conv2d-24 <text:s text:c="12"/>[-1, 64, 4, 4] <text:s text:c="8"/>147,520</text:p>
          </table:table-cell>
          <table:table-cell/>
        </table:table-row>
        <table:table-row table:style-name="ro2">
          <table:table-cell/>
          <table:table-cell office:value-type="string">
            <text:p><text:s text:c="8"/>MaxPool2d-25 <text:s text:c="12"/>[-1, 64, 2, 2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0"/>Dropout-26 <text:s text:c="17"/>[-1, 256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Linear-27 <text:s text:c="17"/>[-1, 512] <text:s text:c="8"/>131,584</text:p>
          </table:table-cell>
          <table:table-cell/>
        </table:table-row>
        <table:table-row table:style-name="ro2">
          <table:table-cell/>
          <table:table-cell office:value-type="string">
            <text:p><text:s text:c="10"/>Dropout-28 <text:s text:c="17"/>[-1, 512] <text:s text:c="14"/>0</text:p>
          </table:table-cell>
          <table:table-cell/>
        </table:table-row>
        <table:table-row table:style-name="ro2">
          <table:table-cell/>
          <table:table-cell office:value-type="string">
            <text:p><text:s text:c="11"/>Linear-29 <text:s text:c="19"/>[-1, 2] <text:s text:c="10"/>1,026</text:p>
          </table:table-cell>
          <table:table-cell/>
        </table:table-row>
        <table:table-row table:style-name="ro2">
          <table:table-cell/>
          <table:table-cell table:formula="of:================================================================" office:value-type="string" office:string-value="Hata:510">
            <text:p>Hata:510</text:p>
          </table:table-cell>
          <table:table-cell/>
        </table:table-row>
        <table:table-row table:style-name="ro2">
          <table:table-cell/>
          <table:table-cell office:value-type="string">
            <text:p>Total params: 2,033,410</text:p>
          </table:table-cell>
          <table:table-cell/>
        </table:table-row>
        <table:table-row table:style-name="ro2">
          <table:table-cell/>
          <table:table-cell office:value-type="string">
            <text:p>Trainable params: 2,033,410</text:p>
          </table:table-cell>
          <table:table-cell/>
        </table:table-row>
        <table:table-row table:style-name="ro2">
          <table:table-cell/>
          <table:table-cell office:value-type="string">
            <text:p>Non-trainable params: 0</text:p>
          </table:table-cell>
          <table:table-cell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Input size (MB): 0.00</text:p>
          </table:table-cell>
          <table:table-cell/>
        </table:table-row>
        <table:table-row table:style-name="ro2">
          <table:table-cell/>
          <table:table-cell office:value-type="string">
            <text:p>Forward/backward pass size (MB): 25.00</text:p>
          </table:table-cell>
          <table:table-cell/>
        </table:table-row>
        <table:table-row table:style-name="ro2">
          <table:table-cell/>
          <table:table-cell office:value-type="string">
            <text:p>Params size (MB): 7.00</text:p>
          </table:table-cell>
          <table:table-cell/>
        </table:table-row>
        <table:table-row table:style-name="ro2">
          <table:table-cell/>
          <table:table-cell office:value-type="string">
            <text:p>Estimated Total Size (MB): 32.00</text:p>
          </table:table-cell>
          <table:table-cell/>
        </table:table-row>
        <table:table-row table:style-name="ro2">
          <table:table-cell/>
          <table:table-cell office:value-type="string">
            <text:p>----------------------------------------------------------------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2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2_H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Train_Matching_V2_V.h5" (mode r)&gt;)</text:p>
          </table:table-cell>
          <table:table-cell/>
        </table:table-row>
        <table:table-row table:style-name="ro2">
          <table:table-cell/>
          <table:table-cell office:value-type="string">
            <text:p>Initialization step</text:p>
          </table:table-cell>
          <table:table-cell/>
        </table:table-row>
        <table:table-row table:style-name="ro2">
          <table:table-cell/>
          <table:table-cell office:value-type="string">
            <text:p>Keys of h5 store file: <text:s/>KeysView(&lt;HDF5 file "Validation_Matching_V2.h5" (mode r)&gt;)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2.646397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1.384713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1.381918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1.384457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1.377950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1.35037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1.353470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1.261436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1.302291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1.319647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0.986671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0.89142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0 [0/50000 (0%)]</text:p>
          </table:table-cell>
          <table:table-cell office:value-type="string">
            <text:p>Loss: 0.791065</text:p>
          </table:table-cell>
        </table:table-row>
        <table:table-row table:style-name="ro2">
          <table:table-cell/>
          <table:table-cell office:value-type="string">
            <text:p>Train Epoch: 0 [9600/50000 (19%)]</text:p>
          </table:table-cell>
          <table:table-cell office:value-type="string">
            <text:p>Loss: 0.691018</text:p>
          </table:table-cell>
        </table:table-row>
        <table:table-row table:style-name="ro2">
          <table:table-cell/>
          <table:table-cell office:value-type="string">
            <text:p>Train Epoch: 0 [19200/50000 (38%)]</text:p>
          </table:table-cell>
          <table:table-cell office:value-type="string">
            <text:p>Loss: 0.794819</text:p>
          </table:table-cell>
        </table:table-row>
        <table:table-row table:style-name="ro2">
          <table:table-cell/>
          <table:table-cell office:value-type="string">
            <text:p>Train Epoch: 0 [28800/50000 (58%)]</text:p>
          </table:table-cell>
          <table:table-cell office:value-type="string">
            <text:p>Loss: 0.666555</text:p>
          </table:table-cell>
        </table:table-row>
        <table:table-row table:style-name="ro2">
          <table:table-cell/>
          <table:table-cell office:value-type="string">
            <text:p>Train Epoch: 0 [38400/50000 (77%)]</text:p>
          </table:table-cell>
          <table:table-cell office:value-type="string">
            <text:p>Loss: 0.579228</text:p>
          </table:table-cell>
        </table:table-row>
        <table:table-row table:style-name="ro2">
          <table:table-cell/>
          <table:table-cell office:value-type="string">
            <text:p>Train Epoch: 0 [48000/50000 (96%)]</text:p>
          </table:table-cell>
          <table:table-cell office:value-type="string">
            <text:p>Loss: 0.56539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534/10000 (85.000%)</text:p>
          </table:table-cell>
          <table:table-cell office:value-type="string">
            <text:p>Loss: 35.78311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534/10000 (85.000%)</text:p>
          </table:table-cell>
          <table:table-cell office:value-type="string">
            <text:p>Loss: 35.783119</text:p>
          </table:table-cell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0.824255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0.724055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0.608673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0.667510</text:p>
          </table:table-cell>
        </table:table-row>
        <table:table-row table:style-name="ro2">
          <table:table-cell/>
          <table:table-cell office:value-type="string">
            <text:p>Train Epoch: 1 [38400/50000 (77%)]</text:p>
          </table:table-cell>
          <table:table-cell office:value-type="string">
            <text:p>Loss: 0.552653</text:p>
          </table:table-cell>
        </table:table-row>
        <table:table-row table:style-name="ro2">
          <table:table-cell/>
          <table:table-cell office:value-type="string">
            <text:p>Train Epoch: 1 [48000/50000 (96%)]</text:p>
          </table:table-cell>
          <table:table-cell office:value-type="string">
            <text:p>Loss: 0.51723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0.654171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1.390934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1.394866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1.381750</text:p>
          </table:table-cell>
        </table:table-row>
        <table:table-row table:style-name="ro2">
          <table:table-cell/>
          <table:table-cell office:value-type="string">
            <text:p>Train Epoch: 1 [38400/50000 (77%)]</text:p>
          </table:table-cell>
          <table:table-cell office:value-type="string">
            <text:p>Loss: 1.393359</text:p>
          </table:table-cell>
        </table:table-row>
        <table:table-row table:style-name="ro2">
          <table:table-cell/>
          <table:table-cell office:value-type="string">
            <text:p>Train Epoch: 1 [48000/50000 (96%)]</text:p>
          </table:table-cell>
          <table:table-cell office:value-type="string">
            <text:p>Loss: 1.38657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 [0/50000 (0%)]</text:p>
          </table:table-cell>
          <table:table-cell office:value-type="string">
            <text:p>Loss: 1.383357</text:p>
          </table:table-cell>
        </table:table-row>
        <table:table-row table:style-name="ro2">
          <table:table-cell/>
          <table:table-cell office:value-type="string">
            <text:p>Train Epoch: 1 [9600/50000 (19%)]</text:p>
          </table:table-cell>
          <table:table-cell office:value-type="string">
            <text:p>Loss: 1.387714</text:p>
          </table:table-cell>
        </table:table-row>
        <table:table-row table:style-name="ro2">
          <table:table-cell/>
          <table:table-cell office:value-type="string">
            <text:p>Train Epoch: 1 [19200/50000 (38%)]</text:p>
          </table:table-cell>
          <table:table-cell office:value-type="string">
            <text:p>Loss: 1.386777</text:p>
          </table:table-cell>
        </table:table-row>
        <table:table-row table:style-name="ro2">
          <table:table-cell/>
          <table:table-cell office:value-type="string">
            <text:p>Train Epoch: 1 [28800/50000 (58%)]</text:p>
          </table:table-cell>
          <table:table-cell office:value-type="string">
            <text:p>Loss: 1.387707</text:p>
          </table:table-cell>
        </table:table-row>
        <table:table-row table:style-name="ro2">
          <table:table-cell/>
          <table:table-cell office:value-type="string">
            <text:p>Train Epoch: 1 [38400/50000 (77%)]</text:p>
          </table:table-cell>
          <table:table-cell office:value-type="string">
            <text:p>Loss: 1.384779</text:p>
          </table:table-cell>
        </table:table-row>
        <table:table-row table:style-name="ro2">
          <table:table-cell/>
          <table:table-cell office:value-type="string">
            <text:p>Train Epoch: 1 [48000/50000 (96%)]</text:p>
          </table:table-cell>
          <table:table-cell office:value-type="string">
            <text:p>Loss: 1.38533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4997/10000 (49.000%)</text:p>
          </table:table-cell>
          <table:table-cell office:value-type="string">
            <text:p>Loss: 73.47969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4997/10000 (49.000%)</text:p>
          </table:table-cell>
          <table:table-cell office:value-type="string">
            <text:p>Loss: 73.479691</text:p>
          </table:table-cell>
        </table:table-row>
        <table:table-row table:style-name="ro2">
          <table:table-cell/>
          <table:table-cell office:value-type="string">
            <text:p>Train Epoch: 2 [0/50000 (0%)]</text:p>
          </table:table-cell>
          <table:table-cell office:value-type="string">
            <text:p>Loss: 1.384452</text:p>
          </table:table-cell>
        </table:table-row>
        <table:table-row table:style-name="ro2">
          <table:table-cell/>
          <table:table-cell office:value-type="string">
            <text:p>Train Epoch: 2 [9600/50000 (19%)]</text:p>
          </table:table-cell>
          <table:table-cell office:value-type="string">
            <text:p>Loss: 1.381905</text:p>
          </table:table-cell>
        </table:table-row>
        <table:table-row table:style-name="ro2">
          <table:table-cell/>
          <table:table-cell office:value-type="string">
            <text:p>Train Epoch: 2 [19200/50000 (38%)]</text:p>
          </table:table-cell>
          <table:table-cell office:value-type="string">
            <text:p>Loss: 1.388090</text:p>
          </table:table-cell>
        </table:table-row>
        <table:table-row table:style-name="ro2">
          <table:table-cell/>
          <table:table-cell office:value-type="string">
            <text:p>Train Epoch: 2 [28800/50000 (58%)]</text:p>
          </table:table-cell>
          <table:table-cell office:value-type="string">
            <text:p>Loss: 1.384835</text:p>
          </table:table-cell>
        </table:table-row>
        <table:table-row table:style-name="ro2">
          <table:table-cell/>
          <table:table-cell office:value-type="string">
            <text:p>Train Epoch: 2 [38400/50000 (77%)]</text:p>
          </table:table-cell>
          <table:table-cell office:value-type="string">
            <text:p>Loss: 1.387703</text:p>
          </table:table-cell>
        </table:table-row>
        <table:table-row table:style-name="ro2">
          <table:table-cell/>
          <table:table-cell office:value-type="string">
            <text:p>Train Epoch: 2 [48000/50000 (96%)]</text:p>
          </table:table-cell>
          <table:table-cell office:value-type="string">
            <text:p>Loss: 1.38728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 [0/50000 (0%)]</text:p>
          </table:table-cell>
          <table:table-cell office:value-type="string">
            <text:p>Loss: 1.386588</text:p>
          </table:table-cell>
        </table:table-row>
        <table:table-row table:style-name="ro2">
          <table:table-cell/>
          <table:table-cell office:value-type="string">
            <text:p>Train Epoch: 2 [9600/50000 (19%)]</text:p>
          </table:table-cell>
          <table:table-cell office:value-type="string">
            <text:p>Loss: 1.388636</text:p>
          </table:table-cell>
        </table:table-row>
        <table:table-row table:style-name="ro2">
          <table:table-cell/>
          <table:table-cell office:value-type="string">
            <text:p>Train Epoch: 2 [19200/50000 (38%)]</text:p>
          </table:table-cell>
          <table:table-cell office:value-type="string">
            <text:p>Loss: 1.386716</text:p>
          </table:table-cell>
        </table:table-row>
        <table:table-row table:style-name="ro2">
          <table:table-cell/>
          <table:table-cell office:value-type="string">
            <text:p>Train Epoch: 2 [28800/50000 (58%)]</text:p>
          </table:table-cell>
          <table:table-cell office:value-type="string">
            <text:p>Loss: 1.386513</text:p>
          </table:table-cell>
        </table:table-row>
        <table:table-row table:style-name="ro2">
          <table:table-cell/>
          <table:table-cell office:value-type="string">
            <text:p>Train Epoch: 2 [38400/50000 (77%)]</text:p>
          </table:table-cell>
          <table:table-cell office:value-type="string">
            <text:p>Loss: 1.385130</text:p>
          </table:table-cell>
        </table:table-row>
        <table:table-row table:style-name="ro2">
          <table:table-cell/>
          <table:table-cell office:value-type="string">
            <text:p>Train Epoch: 2 [48000/50000 (96%)]</text:p>
          </table:table-cell>
          <table:table-cell office:value-type="string">
            <text:p>Loss: 1.38502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 [0/50000 (0%)]</text:p>
          </table:table-cell>
          <table:table-cell office:value-type="string">
            <text:p>Loss: 1.385719</text:p>
          </table:table-cell>
        </table:table-row>
        <table:table-row table:style-name="ro2">
          <table:table-cell/>
          <table:table-cell office:value-type="string">
            <text:p>Train Epoch: 2 [9600/50000 (19%)]</text:p>
          </table:table-cell>
          <table:table-cell office:value-type="string">
            <text:p>Loss: 1.386157</text:p>
          </table:table-cell>
        </table:table-row>
        <table:table-row table:style-name="ro2">
          <table:table-cell/>
          <table:table-cell office:value-type="string">
            <text:p>Train Epoch: 2 [19200/50000 (38%)]</text:p>
          </table:table-cell>
          <table:table-cell office:value-type="string">
            <text:p>Loss: 1.386313</text:p>
          </table:table-cell>
        </table:table-row>
        <table:table-row table:style-name="ro2">
          <table:table-cell/>
          <table:table-cell office:value-type="string">
            <text:p>Train Epoch: 2 [28800/50000 (58%)]</text:p>
          </table:table-cell>
          <table:table-cell office:value-type="string">
            <text:p>Loss: 1.387682</text:p>
          </table:table-cell>
        </table:table-row>
        <table:table-row table:style-name="ro2">
          <table:table-cell/>
          <table:table-cell office:value-type="string">
            <text:p>Train Epoch: 2 [38400/50000 (77%)]</text:p>
          </table:table-cell>
          <table:table-cell office:value-type="string">
            <text:p>Loss: 1.385382</text:p>
          </table:table-cell>
        </table:table-row>
        <table:table-row table:style-name="ro2">
          <table:table-cell/>
          <table:table-cell office:value-type="string">
            <text:p>Train Epoch: 2 [48000/50000 (96%)]</text:p>
          </table:table-cell>
          <table:table-cell office:value-type="string">
            <text:p>Loss: 1.38782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5004/10000 (50.000%)</text:p>
          </table:table-cell>
          <table:table-cell office:value-type="string">
            <text:p>Loss: 73.47322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5004/10000 (50.000%)</text:p>
          </table:table-cell>
          <table:table-cell office:value-type="string">
            <text:p>Loss: 73.473221</text:p>
          </table:table-cell>
        </table:table-row>
        <table:table-row table:style-name="ro2">
          <table:table-cell/>
          <table:table-cell office:value-type="string">
            <text:p>Train Epoch: 3 [0/50000 (0%)]</text:p>
          </table:table-cell>
          <table:table-cell office:value-type="string">
            <text:p>Loss: 1.386552</text:p>
          </table:table-cell>
        </table:table-row>
        <table:table-row table:style-name="ro2">
          <table:table-cell/>
          <table:table-cell office:value-type="string">
            <text:p>Train Epoch: 3 [9600/50000 (19%)]</text:p>
          </table:table-cell>
          <table:table-cell office:value-type="string">
            <text:p>Loss: 1.386308</text:p>
          </table:table-cell>
        </table:table-row>
        <table:table-row table:style-name="ro2">
          <table:table-cell/>
          <table:table-cell office:value-type="string">
            <text:p>Train Epoch: 3 [19200/50000 (38%)]</text:p>
          </table:table-cell>
          <table:table-cell office:value-type="string">
            <text:p>Loss: 1.385372</text:p>
          </table:table-cell>
        </table:table-row>
        <table:table-row table:style-name="ro2">
          <table:table-cell/>
          <table:table-cell office:value-type="string">
            <text:p>Train Epoch: 3 [28800/50000 (58%)]</text:p>
          </table:table-cell>
          <table:table-cell office:value-type="string">
            <text:p>Loss: 1.385402</text:p>
          </table:table-cell>
        </table:table-row>
        <table:table-row table:style-name="ro2">
          <table:table-cell/>
          <table:table-cell office:value-type="string">
            <text:p>Train Epoch: 3 [38400/50000 (77%)]</text:p>
          </table:table-cell>
          <table:table-cell office:value-type="string">
            <text:p>Loss: 1.387545</text:p>
          </table:table-cell>
        </table:table-row>
        <table:table-row table:style-name="ro2">
          <table:table-cell/>
          <table:table-cell office:value-type="string">
            <text:p>Train Epoch: 3 [48000/50000 (96%)]</text:p>
          </table:table-cell>
          <table:table-cell office:value-type="string">
            <text:p>Loss: 1.38475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3 [0/50000 (0%)]</text:p>
          </table:table-cell>
          <table:table-cell office:value-type="string">
            <text:p>Loss: 1.389982</text:p>
          </table:table-cell>
        </table:table-row>
        <table:table-row table:style-name="ro2">
          <table:table-cell/>
          <table:table-cell office:value-type="string">
            <text:p>Train Epoch: 3 [9600/50000 (19%)]</text:p>
          </table:table-cell>
          <table:table-cell office:value-type="string">
            <text:p>Loss: 1.384713</text:p>
          </table:table-cell>
        </table:table-row>
        <table:table-row table:style-name="ro2">
          <table:table-cell/>
          <table:table-cell office:value-type="string">
            <text:p>Train Epoch: 3 [19200/50000 (38%)]</text:p>
          </table:table-cell>
          <table:table-cell office:value-type="string">
            <text:p>Loss: 1.384707</text:p>
          </table:table-cell>
        </table:table-row>
        <table:table-row table:style-name="ro2">
          <table:table-cell/>
          <table:table-cell office:value-type="string">
            <text:p>Train Epoch: 3 [28800/50000 (58%)]</text:p>
          </table:table-cell>
          <table:table-cell office:value-type="string">
            <text:p>Loss: 1.388758</text:p>
          </table:table-cell>
        </table:table-row>
        <table:table-row table:style-name="ro2">
          <table:table-cell/>
          <table:table-cell office:value-type="string">
            <text:p>Train Epoch: 3 [38400/50000 (77%)]</text:p>
          </table:table-cell>
          <table:table-cell office:value-type="string">
            <text:p>Loss: 1.391373</text:p>
          </table:table-cell>
        </table:table-row>
        <table:table-row table:style-name="ro2">
          <table:table-cell/>
          <table:table-cell office:value-type="string">
            <text:p>Train Epoch: 3 [48000/50000 (96%)]</text:p>
          </table:table-cell>
          <table:table-cell office:value-type="string">
            <text:p>Loss: 1.38636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3 [0/50000 (0%)]</text:p>
          </table:table-cell>
          <table:table-cell office:value-type="string">
            <text:p>Loss: 1.397518</text:p>
          </table:table-cell>
        </table:table-row>
        <table:table-row table:style-name="ro2">
          <table:table-cell/>
          <table:table-cell office:value-type="string">
            <text:p>Train Epoch: 3 [9600/50000 (19%)]</text:p>
          </table:table-cell>
          <table:table-cell office:value-type="string">
            <text:p>Loss: 1.369701</text:p>
          </table:table-cell>
        </table:table-row>
        <table:table-row table:style-name="ro2">
          <table:table-cell/>
          <table:table-cell office:value-type="string">
            <text:p>Train Epoch: 3 [19200/50000 (38%)]</text:p>
          </table:table-cell>
          <table:table-cell office:value-type="string">
            <text:p>Loss: 1.382013</text:p>
          </table:table-cell>
        </table:table-row>
        <table:table-row table:style-name="ro2">
          <table:table-cell/>
          <table:table-cell office:value-type="string">
            <text:p>Train Epoch: 3 [28800/50000 (58%)]</text:p>
          </table:table-cell>
          <table:table-cell office:value-type="string">
            <text:p>Loss: 1.387979</text:p>
          </table:table-cell>
        </table:table-row>
        <table:table-row table:style-name="ro2">
          <table:table-cell/>
          <table:table-cell office:value-type="string">
            <text:p>Train Epoch: 3 [38400/50000 (77%)]</text:p>
          </table:table-cell>
          <table:table-cell office:value-type="string">
            <text:p>Loss: 1.385409</text:p>
          </table:table-cell>
        </table:table-row>
        <table:table-row table:style-name="ro2">
          <table:table-cell/>
          <table:table-cell office:value-type="string">
            <text:p>Train Epoch: 3 [48000/50000 (96%)]</text:p>
          </table:table-cell>
          <table:table-cell office:value-type="string">
            <text:p>Loss: 1.38478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5004/10000 (50.000%)</text:p>
          </table:table-cell>
          <table:table-cell office:value-type="string">
            <text:p>Loss: 73.47532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5004/10000 (50.000%)</text:p>
          </table:table-cell>
          <table:table-cell office:value-type="string">
            <text:p>Loss: 73.475327</text:p>
          </table:table-cell>
        </table:table-row>
        <table:table-row table:style-name="ro2">
          <table:table-cell/>
          <table:table-cell office:value-type="string">
            <text:p>Train Epoch: 4 [0/50000 (0%)]</text:p>
          </table:table-cell>
          <table:table-cell office:value-type="string">
            <text:p>Loss: 1.386090</text:p>
          </table:table-cell>
        </table:table-row>
        <table:table-row table:style-name="ro2">
          <table:table-cell/>
          <table:table-cell office:value-type="string">
            <text:p>Train Epoch: 4 [9600/50000 (19%)]</text:p>
          </table:table-cell>
          <table:table-cell office:value-type="string">
            <text:p>Loss: 1.384484</text:p>
          </table:table-cell>
        </table:table-row>
        <table:table-row table:style-name="ro2">
          <table:table-cell/>
          <table:table-cell office:value-type="string">
            <text:p>Train Epoch: 4 [19200/50000 (38%)]</text:p>
          </table:table-cell>
          <table:table-cell office:value-type="string">
            <text:p>Loss: 1.380374</text:p>
          </table:table-cell>
        </table:table-row>
        <table:table-row table:style-name="ro2">
          <table:table-cell/>
          <table:table-cell office:value-type="string">
            <text:p>Train Epoch: 4 [28800/50000 (58%)]</text:p>
          </table:table-cell>
          <table:table-cell office:value-type="string">
            <text:p>Loss: 1.373242</text:p>
          </table:table-cell>
        </table:table-row>
        <table:table-row table:style-name="ro2">
          <table:table-cell/>
          <table:table-cell office:value-type="string">
            <text:p>Train Epoch: 4 [38400/50000 (77%)]</text:p>
          </table:table-cell>
          <table:table-cell office:value-type="string">
            <text:p>Loss: 1.386995</text:p>
          </table:table-cell>
        </table:table-row>
        <table:table-row table:style-name="ro2">
          <table:table-cell/>
          <table:table-cell office:value-type="string">
            <text:p>Train Epoch: 4 [48000/50000 (96%)]</text:p>
          </table:table-cell>
          <table:table-cell office:value-type="string">
            <text:p>Loss: 1.38414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4 [0/50000 (0%)]</text:p>
          </table:table-cell>
          <table:table-cell office:value-type="string">
            <text:p>Loss: 1.316509</text:p>
          </table:table-cell>
        </table:table-row>
        <table:table-row table:style-name="ro2">
          <table:table-cell/>
          <table:table-cell office:value-type="string">
            <text:p>Train Epoch: 4 [9600/50000 (19%)]</text:p>
          </table:table-cell>
          <table:table-cell office:value-type="string">
            <text:p>Loss: 1.404398</text:p>
          </table:table-cell>
        </table:table-row>
        <table:table-row table:style-name="ro2">
          <table:table-cell/>
          <table:table-cell office:value-type="string">
            <text:p>Train Epoch: 4 [19200/50000 (38%)]</text:p>
          </table:table-cell>
          <table:table-cell office:value-type="string">
            <text:p>Loss: 1.341653</text:p>
          </table:table-cell>
        </table:table-row>
        <table:table-row table:style-name="ro2">
          <table:table-cell/>
          <table:table-cell office:value-type="string">
            <text:p>Train Epoch: 4 [28800/50000 (58%)]</text:p>
          </table:table-cell>
          <table:table-cell office:value-type="string">
            <text:p>Loss: 1.305881</text:p>
          </table:table-cell>
        </table:table-row>
        <table:table-row table:style-name="ro2">
          <table:table-cell/>
          <table:table-cell office:value-type="string">
            <text:p>Train Epoch: 4 [38400/50000 (77%)]</text:p>
          </table:table-cell>
          <table:table-cell office:value-type="string">
            <text:p>Loss: 1.143683</text:p>
          </table:table-cell>
        </table:table-row>
        <table:table-row table:style-name="ro2">
          <table:table-cell/>
          <table:table-cell office:value-type="string">
            <text:p>Train Epoch: 4 [48000/50000 (96%)]</text:p>
          </table:table-cell>
          <table:table-cell office:value-type="string">
            <text:p>Loss: 1.13191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4 [0/50000 (0%)]</text:p>
          </table:table-cell>
          <table:table-cell office:value-type="string">
            <text:p>Loss: 0.994535</text:p>
          </table:table-cell>
        </table:table-row>
        <table:table-row table:style-name="ro2">
          <table:table-cell/>
          <table:table-cell office:value-type="string">
            <text:p>Train Epoch: 4 [9600/50000 (19%)]</text:p>
          </table:table-cell>
          <table:table-cell office:value-type="string">
            <text:p>Loss: 0.830877</text:p>
          </table:table-cell>
        </table:table-row>
        <table:table-row table:style-name="ro2">
          <table:table-cell/>
          <table:table-cell office:value-type="string">
            <text:p>Train Epoch: 4 [19200/50000 (38%)]</text:p>
          </table:table-cell>
          <table:table-cell office:value-type="string">
            <text:p>Loss: 0.900116</text:p>
          </table:table-cell>
        </table:table-row>
        <table:table-row table:style-name="ro2">
          <table:table-cell/>
          <table:table-cell office:value-type="string">
            <text:p>Train Epoch: 4 [28800/50000 (58%)]</text:p>
          </table:table-cell>
          <table:table-cell office:value-type="string">
            <text:p>Loss: 0.744118</text:p>
          </table:table-cell>
        </table:table-row>
        <table:table-row table:style-name="ro2">
          <table:table-cell/>
          <table:table-cell office:value-type="string">
            <text:p>Train Epoch: 4 [38400/50000 (77%)]</text:p>
          </table:table-cell>
          <table:table-cell office:value-type="string">
            <text:p>Loss: 0.833856</text:p>
          </table:table-cell>
        </table:table-row>
        <table:table-row table:style-name="ro2">
          <table:table-cell/>
          <table:table-cell office:value-type="string">
            <text:p>Train Epoch: 4 [48000/50000 (96%)]</text:p>
          </table:table-cell>
          <table:table-cell office:value-type="string">
            <text:p>Loss: 0.87320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500/10000 (85.000%)</text:p>
          </table:table-cell>
          <table:table-cell office:value-type="string">
            <text:p>Loss: 36.09412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500/10000 (85.000%)</text:p>
          </table:table-cell>
          <table:table-cell office:value-type="string">
            <text:p>Loss: 36.094128</text:p>
          </table:table-cell>
        </table:table-row>
        <table:table-row table:style-name="ro2">
          <table:table-cell/>
          <table:table-cell office:value-type="string">
            <text:p>Train Epoch: 5 [0/50000 (0%)]</text:p>
          </table:table-cell>
          <table:table-cell office:value-type="string">
            <text:p>Loss: 0.571516</text:p>
          </table:table-cell>
        </table:table-row>
        <table:table-row table:style-name="ro2">
          <table:table-cell/>
          <table:table-cell office:value-type="string">
            <text:p>Train Epoch: 5 [9600/50000 (19%)]</text:p>
          </table:table-cell>
          <table:table-cell office:value-type="string">
            <text:p>Loss: 0.734996</text:p>
          </table:table-cell>
        </table:table-row>
        <table:table-row table:style-name="ro2">
          <table:table-cell/>
          <table:table-cell office:value-type="string">
            <text:p>Train Epoch: 5 [19200/50000 (38%)]</text:p>
          </table:table-cell>
          <table:table-cell office:value-type="string">
            <text:p>Loss: 0.813400</text:p>
          </table:table-cell>
        </table:table-row>
        <table:table-row table:style-name="ro2">
          <table:table-cell/>
          <table:table-cell office:value-type="string">
            <text:p>Train Epoch: 5 [28800/50000 (58%)]</text:p>
          </table:table-cell>
          <table:table-cell office:value-type="string">
            <text:p>Loss: 0.789904</text:p>
          </table:table-cell>
        </table:table-row>
        <table:table-row table:style-name="ro2">
          <table:table-cell/>
          <table:table-cell office:value-type="string">
            <text:p>Train Epoch: 5 [38400/50000 (77%)]</text:p>
          </table:table-cell>
          <table:table-cell office:value-type="string">
            <text:p>Loss: 0.680834</text:p>
          </table:table-cell>
        </table:table-row>
        <table:table-row table:style-name="ro2">
          <table:table-cell/>
          <table:table-cell office:value-type="string">
            <text:p>Train Epoch: 5 [48000/50000 (96%)]</text:p>
          </table:table-cell>
          <table:table-cell office:value-type="string">
            <text:p>Loss: 0.54145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5 [0/50000 (0%)]</text:p>
          </table:table-cell>
          <table:table-cell office:value-type="string">
            <text:p>Loss: 0.707716</text:p>
          </table:table-cell>
        </table:table-row>
        <table:table-row table:style-name="ro2">
          <table:table-cell/>
          <table:table-cell office:value-type="string">
            <text:p>Train Epoch: 5 [9600/50000 (19%)]</text:p>
          </table:table-cell>
          <table:table-cell office:value-type="string">
            <text:p>Loss: 0.654491</text:p>
          </table:table-cell>
        </table:table-row>
        <table:table-row table:style-name="ro2">
          <table:table-cell/>
          <table:table-cell office:value-type="string">
            <text:p>Train Epoch: 5 [19200/50000 (38%)]</text:p>
          </table:table-cell>
          <table:table-cell office:value-type="string">
            <text:p>Loss: 0.570766</text:p>
          </table:table-cell>
        </table:table-row>
        <table:table-row table:style-name="ro2">
          <table:table-cell/>
          <table:table-cell office:value-type="string">
            <text:p>Train Epoch: 5 [28800/50000 (58%)]</text:p>
          </table:table-cell>
          <table:table-cell office:value-type="string">
            <text:p>Loss: 0.557255</text:p>
          </table:table-cell>
        </table:table-row>
        <table:table-row table:style-name="ro2">
          <table:table-cell/>
          <table:table-cell office:value-type="string">
            <text:p>Train Epoch: 5 [38400/50000 (77%)]</text:p>
          </table:table-cell>
          <table:table-cell office:value-type="string">
            <text:p>Loss: 0.607563</text:p>
          </table:table-cell>
        </table:table-row>
        <table:table-row table:style-name="ro2">
          <table:table-cell/>
          <table:table-cell office:value-type="string">
            <text:p>Train Epoch: 5 [48000/50000 (96%)]</text:p>
          </table:table-cell>
          <table:table-cell office:value-type="string">
            <text:p>Loss: 0.71549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5 [0/50000 (0%)]</text:p>
          </table:table-cell>
          <table:table-cell office:value-type="string">
            <text:p>Loss: 0.530431</text:p>
          </table:table-cell>
        </table:table-row>
        <table:table-row table:style-name="ro2">
          <table:table-cell/>
          <table:table-cell office:value-type="string">
            <text:p>Train Epoch: 5 [9600/50000 (19%)]</text:p>
          </table:table-cell>
          <table:table-cell office:value-type="string">
            <text:p>Loss: 0.416148</text:p>
          </table:table-cell>
        </table:table-row>
        <table:table-row table:style-name="ro2">
          <table:table-cell/>
          <table:table-cell office:value-type="string">
            <text:p>Train Epoch: 5 [19200/50000 (38%)]</text:p>
          </table:table-cell>
          <table:table-cell office:value-type="string">
            <text:p>Loss: 0.438968</text:p>
          </table:table-cell>
        </table:table-row>
        <table:table-row table:style-name="ro2">
          <table:table-cell/>
          <table:table-cell office:value-type="string">
            <text:p>Train Epoch: 5 [28800/50000 (58%)]</text:p>
          </table:table-cell>
          <table:table-cell office:value-type="string">
            <text:p>Loss: 0.531021</text:p>
          </table:table-cell>
        </table:table-row>
        <table:table-row table:style-name="ro2">
          <table:table-cell/>
          <table:table-cell office:value-type="string">
            <text:p>Train Epoch: 5 [38400/50000 (77%)]</text:p>
          </table:table-cell>
          <table:table-cell office:value-type="string">
            <text:p>Loss: 0.463554</text:p>
          </table:table-cell>
        </table:table-row>
        <table:table-row table:style-name="ro2">
          <table:table-cell/>
          <table:table-cell office:value-type="string">
            <text:p>Train Epoch: 5 [48000/50000 (96%)]</text:p>
          </table:table-cell>
          <table:table-cell office:value-type="string">
            <text:p>Loss: 0.44173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626/10000 (86.000%)</text:p>
          </table:table-cell>
          <table:table-cell office:value-type="string">
            <text:p>Loss: 32.73064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626/10000 (86.000%)</text:p>
          </table:table-cell>
          <table:table-cell office:value-type="string">
            <text:p>Loss: 32.730640</text:p>
          </table:table-cell>
        </table:table-row>
        <table:table-row table:style-name="ro2">
          <table:table-cell/>
          <table:table-cell office:value-type="string">
            <text:p>Train Epoch: 6 [0/50000 (0%)]</text:p>
          </table:table-cell>
          <table:table-cell office:value-type="string">
            <text:p>Loss: 0.610385</text:p>
          </table:table-cell>
        </table:table-row>
        <table:table-row table:style-name="ro2">
          <table:table-cell/>
          <table:table-cell office:value-type="string">
            <text:p>Train Epoch: 6 [9600/50000 (19%)]</text:p>
          </table:table-cell>
          <table:table-cell office:value-type="string">
            <text:p>Loss: 0.544393</text:p>
          </table:table-cell>
        </table:table-row>
        <table:table-row table:style-name="ro2">
          <table:table-cell/>
          <table:table-cell office:value-type="string">
            <text:p>Train Epoch: 6 [19200/50000 (38%)]</text:p>
          </table:table-cell>
          <table:table-cell office:value-type="string">
            <text:p>Loss: 0.452363</text:p>
          </table:table-cell>
        </table:table-row>
        <table:table-row table:style-name="ro2">
          <table:table-cell/>
          <table:table-cell office:value-type="string">
            <text:p>Train Epoch: 6 [28800/50000 (58%)]</text:p>
          </table:table-cell>
          <table:table-cell office:value-type="string">
            <text:p>Loss: 0.437282</text:p>
          </table:table-cell>
        </table:table-row>
        <table:table-row table:style-name="ro2">
          <table:table-cell/>
          <table:table-cell office:value-type="string">
            <text:p>Train Epoch: 6 [38400/50000 (77%)]</text:p>
          </table:table-cell>
          <table:table-cell office:value-type="string">
            <text:p>Loss: 0.555550</text:p>
          </table:table-cell>
        </table:table-row>
        <table:table-row table:style-name="ro2">
          <table:table-cell/>
          <table:table-cell office:value-type="string">
            <text:p>Train Epoch: 6 [48000/50000 (96%)]</text:p>
          </table:table-cell>
          <table:table-cell office:value-type="string">
            <text:p>Loss: 0.41267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6 [0/50000 (0%)]</text:p>
          </table:table-cell>
          <table:table-cell office:value-type="string">
            <text:p>Loss: 0.502212</text:p>
          </table:table-cell>
        </table:table-row>
        <table:table-row table:style-name="ro2">
          <table:table-cell/>
          <table:table-cell office:value-type="string">
            <text:p>Train Epoch: 6 [9600/50000 (19%)]</text:p>
          </table:table-cell>
          <table:table-cell office:value-type="string">
            <text:p>Loss: 0.563009</text:p>
          </table:table-cell>
        </table:table-row>
        <table:table-row table:style-name="ro2">
          <table:table-cell/>
          <table:table-cell office:value-type="string">
            <text:p>Train Epoch: 6 [19200/50000 (38%)]</text:p>
          </table:table-cell>
          <table:table-cell office:value-type="string">
            <text:p>Loss: 0.383675</text:p>
          </table:table-cell>
        </table:table-row>
        <table:table-row table:style-name="ro2">
          <table:table-cell/>
          <table:table-cell office:value-type="string">
            <text:p>Train Epoch: 6 [28800/50000 (58%)]</text:p>
          </table:table-cell>
          <table:table-cell office:value-type="string">
            <text:p>Loss: 0.448611</text:p>
          </table:table-cell>
        </table:table-row>
        <table:table-row table:style-name="ro2">
          <table:table-cell/>
          <table:table-cell office:value-type="string">
            <text:p>Train Epoch: 6 [38400/50000 (77%)]</text:p>
          </table:table-cell>
          <table:table-cell office:value-type="string">
            <text:p>Loss: 0.620134</text:p>
          </table:table-cell>
        </table:table-row>
        <table:table-row table:style-name="ro2">
          <table:table-cell/>
          <table:table-cell office:value-type="string">
            <text:p>Train Epoch: 6 [48000/50000 (96%)]</text:p>
          </table:table-cell>
          <table:table-cell office:value-type="string">
            <text:p>Loss: 0.32087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6 [0/50000 (0%)]</text:p>
          </table:table-cell>
          <table:table-cell office:value-type="string">
            <text:p>Loss: 0.415353</text:p>
          </table:table-cell>
        </table:table-row>
        <table:table-row table:style-name="ro2">
          <table:table-cell/>
          <table:table-cell office:value-type="string">
            <text:p>Train Epoch: 6 [9600/50000 (19%)]</text:p>
          </table:table-cell>
          <table:table-cell office:value-type="string">
            <text:p>Loss: 0.535614</text:p>
          </table:table-cell>
        </table:table-row>
        <table:table-row table:style-name="ro2">
          <table:table-cell/>
          <table:table-cell office:value-type="string">
            <text:p>Train Epoch: 6 [19200/50000 (38%)]</text:p>
          </table:table-cell>
          <table:table-cell office:value-type="string">
            <text:p>Loss: 0.472856</text:p>
          </table:table-cell>
        </table:table-row>
        <table:table-row table:style-name="ro2">
          <table:table-cell/>
          <table:table-cell office:value-type="string">
            <text:p>Train Epoch: 6 [28800/50000 (58%)]</text:p>
          </table:table-cell>
          <table:table-cell office:value-type="string">
            <text:p>Loss: 0.616455</text:p>
          </table:table-cell>
        </table:table-row>
        <table:table-row table:style-name="ro2">
          <table:table-cell/>
          <table:table-cell office:value-type="string">
            <text:p>Train Epoch: 6 [38400/50000 (77%)]</text:p>
          </table:table-cell>
          <table:table-cell office:value-type="string">
            <text:p>Loss: 0.495095</text:p>
          </table:table-cell>
        </table:table-row>
        <table:table-row table:style-name="ro2">
          <table:table-cell/>
          <table:table-cell office:value-type="string">
            <text:p>Train Epoch: 6 [48000/50000 (96%)]</text:p>
          </table:table-cell>
          <table:table-cell office:value-type="string">
            <text:p>Loss: 0.47924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06/10000 (89.000%)</text:p>
          </table:table-cell>
          <table:table-cell office:value-type="string">
            <text:p>Loss: 27.80069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06/10000 (89.000%)</text:p>
          </table:table-cell>
          <table:table-cell office:value-type="string">
            <text:p>Loss: 27.800699</text:p>
          </table:table-cell>
        </table:table-row>
        <table:table-row table:style-name="ro2">
          <table:table-cell/>
          <table:table-cell office:value-type="string">
            <text:p>Train Epoch: 7 [0/50000 (0%)]</text:p>
          </table:table-cell>
          <table:table-cell office:value-type="string">
            <text:p>Loss: 0.278430</text:p>
          </table:table-cell>
        </table:table-row>
        <table:table-row table:style-name="ro2">
          <table:table-cell/>
          <table:table-cell office:value-type="string">
            <text:p>Train Epoch: 7 [9600/50000 (19%)]</text:p>
          </table:table-cell>
          <table:table-cell office:value-type="string">
            <text:p>Loss: 0.460467</text:p>
          </table:table-cell>
        </table:table-row>
        <table:table-row table:style-name="ro2">
          <table:table-cell/>
          <table:table-cell office:value-type="string">
            <text:p>Train Epoch: 7 [19200/50000 (38%)]</text:p>
          </table:table-cell>
          <table:table-cell office:value-type="string">
            <text:p>Loss: 0.391535</text:p>
          </table:table-cell>
        </table:table-row>
        <table:table-row table:style-name="ro2">
          <table:table-cell/>
          <table:table-cell office:value-type="string">
            <text:p>Train Epoch: 7 [28800/50000 (58%)]</text:p>
          </table:table-cell>
          <table:table-cell office:value-type="string">
            <text:p>Loss: 0.326098</text:p>
          </table:table-cell>
        </table:table-row>
        <table:table-row table:style-name="ro2">
          <table:table-cell/>
          <table:table-cell office:value-type="string">
            <text:p>Train Epoch: 7 [38400/50000 (77%)]</text:p>
          </table:table-cell>
          <table:table-cell office:value-type="string">
            <text:p>Loss: 0.542405</text:p>
          </table:table-cell>
        </table:table-row>
        <table:table-row table:style-name="ro2">
          <table:table-cell/>
          <table:table-cell office:value-type="string">
            <text:p>Train Epoch: 7 [48000/50000 (96%)]</text:p>
          </table:table-cell>
          <table:table-cell office:value-type="string">
            <text:p>Loss: 0.42472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7 [0/50000 (0%)]</text:p>
          </table:table-cell>
          <table:table-cell office:value-type="string">
            <text:p>Loss: 0.403982</text:p>
          </table:table-cell>
        </table:table-row>
        <table:table-row table:style-name="ro2">
          <table:table-cell/>
          <table:table-cell office:value-type="string">
            <text:p>Train Epoch: 7 [9600/50000 (19%)]</text:p>
          </table:table-cell>
          <table:table-cell office:value-type="string">
            <text:p>Loss: 0.684013</text:p>
          </table:table-cell>
        </table:table-row>
        <table:table-row table:style-name="ro2">
          <table:table-cell/>
          <table:table-cell office:value-type="string">
            <text:p>Train Epoch: 7 [19200/50000 (38%)]</text:p>
          </table:table-cell>
          <table:table-cell office:value-type="string">
            <text:p>Loss: 0.386666</text:p>
          </table:table-cell>
        </table:table-row>
        <table:table-row table:style-name="ro2">
          <table:table-cell/>
          <table:table-cell office:value-type="string">
            <text:p>Train Epoch: 7 [28800/50000 (58%)]</text:p>
          </table:table-cell>
          <table:table-cell office:value-type="string">
            <text:p>Loss: 0.273233</text:p>
          </table:table-cell>
        </table:table-row>
        <table:table-row table:style-name="ro2">
          <table:table-cell/>
          <table:table-cell office:value-type="string">
            <text:p>Train Epoch: 7 [38400/50000 (77%)]</text:p>
          </table:table-cell>
          <table:table-cell office:value-type="string">
            <text:p>Loss: 0.292256</text:p>
          </table:table-cell>
        </table:table-row>
        <table:table-row table:style-name="ro2">
          <table:table-cell/>
          <table:table-cell office:value-type="string">
            <text:p>Train Epoch: 7 [48000/50000 (96%)]</text:p>
          </table:table-cell>
          <table:table-cell office:value-type="string">
            <text:p>Loss: 0.38473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7 [0/50000 (0%)]</text:p>
          </table:table-cell>
          <table:table-cell office:value-type="string">
            <text:p>Loss: 0.383352</text:p>
          </table:table-cell>
        </table:table-row>
        <table:table-row table:style-name="ro2">
          <table:table-cell/>
          <table:table-cell office:value-type="string">
            <text:p>Train Epoch: 7 [9600/50000 (19%)]</text:p>
          </table:table-cell>
          <table:table-cell office:value-type="string">
            <text:p>Loss: 0.248056</text:p>
          </table:table-cell>
        </table:table-row>
        <table:table-row table:style-name="ro2">
          <table:table-cell/>
          <table:table-cell office:value-type="string">
            <text:p>Train Epoch: 7 [19200/50000 (38%)]</text:p>
          </table:table-cell>
          <table:table-cell office:value-type="string">
            <text:p>Loss: 0.546280</text:p>
          </table:table-cell>
        </table:table-row>
        <table:table-row table:style-name="ro2">
          <table:table-cell/>
          <table:table-cell office:value-type="string">
            <text:p>Train Epoch: 7 [28800/50000 (58%)]</text:p>
          </table:table-cell>
          <table:table-cell office:value-type="string">
            <text:p>Loss: 0.386968</text:p>
          </table:table-cell>
        </table:table-row>
        <table:table-row table:style-name="ro2">
          <table:table-cell/>
          <table:table-cell office:value-type="string">
            <text:p>Train Epoch: 7 [38400/50000 (77%)]</text:p>
          </table:table-cell>
          <table:table-cell office:value-type="string">
            <text:p>Loss: 0.396004</text:p>
          </table:table-cell>
        </table:table-row>
        <table:table-row table:style-name="ro2">
          <table:table-cell/>
          <table:table-cell office:value-type="string">
            <text:p>Train Epoch: 7 [48000/50000 (96%)]</text:p>
          </table:table-cell>
          <table:table-cell office:value-type="string">
            <text:p>Loss: 0.48448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35/10000 (89.000%)</text:p>
          </table:table-cell>
          <table:table-cell office:value-type="string">
            <text:p>Loss: 27.30665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935/10000 (89.000%)</text:p>
          </table:table-cell>
          <table:table-cell office:value-type="string">
            <text:p>Loss: 27.306652</text:p>
          </table:table-cell>
        </table:table-row>
        <table:table-row table:style-name="ro2">
          <table:table-cell/>
          <table:table-cell office:value-type="string">
            <text:p>Train Epoch: 8 [0/50000 (0%)]</text:p>
          </table:table-cell>
          <table:table-cell office:value-type="string">
            <text:p>Loss: 0.309974</text:p>
          </table:table-cell>
        </table:table-row>
        <table:table-row table:style-name="ro2">
          <table:table-cell/>
          <table:table-cell office:value-type="string">
            <text:p>Train Epoch: 8 [9600/50000 (19%)]</text:p>
          </table:table-cell>
          <table:table-cell office:value-type="string">
            <text:p>Loss: 0.266938</text:p>
          </table:table-cell>
        </table:table-row>
        <table:table-row table:style-name="ro2">
          <table:table-cell/>
          <table:table-cell office:value-type="string">
            <text:p>Train Epoch: 8 [19200/50000 (38%)]</text:p>
          </table:table-cell>
          <table:table-cell office:value-type="string">
            <text:p>Loss: 0.281293</text:p>
          </table:table-cell>
        </table:table-row>
        <table:table-row table:style-name="ro2">
          <table:table-cell/>
          <table:table-cell office:value-type="string">
            <text:p>Train Epoch: 8 [28800/50000 (58%)]</text:p>
          </table:table-cell>
          <table:table-cell office:value-type="string">
            <text:p>Loss: 0.374031</text:p>
          </table:table-cell>
        </table:table-row>
        <table:table-row table:style-name="ro2">
          <table:table-cell/>
          <table:table-cell office:value-type="string">
            <text:p>Train Epoch: 8 [38400/50000 (77%)]</text:p>
          </table:table-cell>
          <table:table-cell office:value-type="string">
            <text:p>Loss: 0.325834</text:p>
          </table:table-cell>
        </table:table-row>
        <table:table-row table:style-name="ro2">
          <table:table-cell/>
          <table:table-cell office:value-type="string">
            <text:p>Train Epoch: 8 [48000/50000 (96%)]</text:p>
          </table:table-cell>
          <table:table-cell office:value-type="string">
            <text:p>Loss: 0.33233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8 [0/50000 (0%)]</text:p>
          </table:table-cell>
          <table:table-cell office:value-type="string">
            <text:p>Loss: 0.350893</text:p>
          </table:table-cell>
        </table:table-row>
        <table:table-row table:style-name="ro2">
          <table:table-cell/>
          <table:table-cell office:value-type="string">
            <text:p>Train Epoch: 8 [9600/50000 (19%)]</text:p>
          </table:table-cell>
          <table:table-cell office:value-type="string">
            <text:p>Loss: 0.300979</text:p>
          </table:table-cell>
        </table:table-row>
        <table:table-row table:style-name="ro2">
          <table:table-cell/>
          <table:table-cell office:value-type="string">
            <text:p>Train Epoch: 8 [19200/50000 (38%)]</text:p>
          </table:table-cell>
          <table:table-cell office:value-type="string">
            <text:p>Loss: 0.424843</text:p>
          </table:table-cell>
        </table:table-row>
        <table:table-row table:style-name="ro2">
          <table:table-cell/>
          <table:table-cell office:value-type="string">
            <text:p>Train Epoch: 8 [28800/50000 (58%)]</text:p>
          </table:table-cell>
          <table:table-cell office:value-type="string">
            <text:p>Loss: 0.244670</text:p>
          </table:table-cell>
        </table:table-row>
        <table:table-row table:style-name="ro2">
          <table:table-cell/>
          <table:table-cell office:value-type="string">
            <text:p>Train Epoch: 8 [38400/50000 (77%)]</text:p>
          </table:table-cell>
          <table:table-cell office:value-type="string">
            <text:p>Loss: 0.294669</text:p>
          </table:table-cell>
        </table:table-row>
        <table:table-row table:style-name="ro2">
          <table:table-cell/>
          <table:table-cell office:value-type="string">
            <text:p>Train Epoch: 8 [48000/50000 (96%)]</text:p>
          </table:table-cell>
          <table:table-cell office:value-type="string">
            <text:p>Loss: 0.37312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8 [0/50000 (0%)]</text:p>
          </table:table-cell>
          <table:table-cell office:value-type="string">
            <text:p>Loss: 0.218565</text:p>
          </table:table-cell>
        </table:table-row>
        <table:table-row table:style-name="ro2">
          <table:table-cell/>
          <table:table-cell office:value-type="string">
            <text:p>Train Epoch: 8 [9600/50000 (19%)]</text:p>
          </table:table-cell>
          <table:table-cell office:value-type="string">
            <text:p>Loss: 0.281800</text:p>
          </table:table-cell>
        </table:table-row>
        <table:table-row table:style-name="ro2">
          <table:table-cell/>
          <table:table-cell office:value-type="string">
            <text:p>Train Epoch: 8 [19200/50000 (38%)]</text:p>
          </table:table-cell>
          <table:table-cell office:value-type="string">
            <text:p>Loss: 0.363738</text:p>
          </table:table-cell>
        </table:table-row>
        <table:table-row table:style-name="ro2">
          <table:table-cell/>
          <table:table-cell office:value-type="string">
            <text:p>Train Epoch: 8 [28800/50000 (58%)]</text:p>
          </table:table-cell>
          <table:table-cell office:value-type="string">
            <text:p>Loss: 0.288344</text:p>
          </table:table-cell>
        </table:table-row>
        <table:table-row table:style-name="ro2">
          <table:table-cell/>
          <table:table-cell office:value-type="string">
            <text:p>Train Epoch: 8 [38400/50000 (77%)]</text:p>
          </table:table-cell>
          <table:table-cell office:value-type="string">
            <text:p>Loss: 0.313670</text:p>
          </table:table-cell>
        </table:table-row>
        <table:table-row table:style-name="ro2">
          <table:table-cell/>
          <table:table-cell office:value-type="string">
            <text:p>Train Epoch: 8 [48000/50000 (96%)]</text:p>
          </table:table-cell>
          <table:table-cell office:value-type="string">
            <text:p>Loss: 0.30757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095/10000 (90.000%)</text:p>
          </table:table-cell>
          <table:table-cell office:value-type="string">
            <text:p>Loss: 23.09038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095/10000 (90.000%)</text:p>
          </table:table-cell>
          <table:table-cell office:value-type="string">
            <text:p>Loss: 23.090380</text:p>
          </table:table-cell>
        </table:table-row>
        <table:table-row table:style-name="ro2">
          <table:table-cell/>
          <table:table-cell office:value-type="string">
            <text:p>Train Epoch: 9 [0/50000 (0%)]</text:p>
          </table:table-cell>
          <table:table-cell office:value-type="string">
            <text:p>Loss: 0.223033</text:p>
          </table:table-cell>
        </table:table-row>
        <table:table-row table:style-name="ro2">
          <table:table-cell/>
          <table:table-cell office:value-type="string">
            <text:p>Train Epoch: 9 [9600/50000 (19%)]</text:p>
          </table:table-cell>
          <table:table-cell office:value-type="string">
            <text:p>Loss: 0.340499</text:p>
          </table:table-cell>
        </table:table-row>
        <table:table-row table:style-name="ro2">
          <table:table-cell/>
          <table:table-cell office:value-type="string">
            <text:p>Train Epoch: 9 [19200/50000 (38%)]</text:p>
          </table:table-cell>
          <table:table-cell office:value-type="string">
            <text:p>Loss: 0.245813</text:p>
          </table:table-cell>
        </table:table-row>
        <table:table-row table:style-name="ro2">
          <table:table-cell/>
          <table:table-cell office:value-type="string">
            <text:p>Train Epoch: 9 [28800/50000 (58%)]</text:p>
          </table:table-cell>
          <table:table-cell office:value-type="string">
            <text:p>Loss: 0.292656</text:p>
          </table:table-cell>
        </table:table-row>
        <table:table-row table:style-name="ro2">
          <table:table-cell/>
          <table:table-cell office:value-type="string">
            <text:p>Train Epoch: 9 [38400/50000 (77%)]</text:p>
          </table:table-cell>
          <table:table-cell office:value-type="string">
            <text:p>Loss: 0.199962</text:p>
          </table:table-cell>
        </table:table-row>
        <table:table-row table:style-name="ro2">
          <table:table-cell/>
          <table:table-cell office:value-type="string">
            <text:p>Train Epoch: 9 [48000/50000 (96%)]</text:p>
          </table:table-cell>
          <table:table-cell office:value-type="string">
            <text:p>Loss: 0.38674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9 [0/50000 (0%)]</text:p>
          </table:table-cell>
          <table:table-cell office:value-type="string">
            <text:p>Loss: 0.235371</text:p>
          </table:table-cell>
        </table:table-row>
        <table:table-row table:style-name="ro2">
          <table:table-cell/>
          <table:table-cell office:value-type="string">
            <text:p>Train Epoch: 9 [9600/50000 (19%)]</text:p>
          </table:table-cell>
          <table:table-cell office:value-type="string">
            <text:p>Loss: 0.190513</text:p>
          </table:table-cell>
        </table:table-row>
        <table:table-row table:style-name="ro2">
          <table:table-cell/>
          <table:table-cell office:value-type="string">
            <text:p>Train Epoch: 9 [19200/50000 (38%)]</text:p>
          </table:table-cell>
          <table:table-cell office:value-type="string">
            <text:p>Loss: 0.291939</text:p>
          </table:table-cell>
        </table:table-row>
        <table:table-row table:style-name="ro2">
          <table:table-cell/>
          <table:table-cell office:value-type="string">
            <text:p>Train Epoch: 9 [28800/50000 (58%)]</text:p>
          </table:table-cell>
          <table:table-cell office:value-type="string">
            <text:p>Loss: 0.287006</text:p>
          </table:table-cell>
        </table:table-row>
        <table:table-row table:style-name="ro2">
          <table:table-cell/>
          <table:table-cell office:value-type="string">
            <text:p>Train Epoch: 9 [38400/50000 (77%)]</text:p>
          </table:table-cell>
          <table:table-cell office:value-type="string">
            <text:p>Loss: 0.265717</text:p>
          </table:table-cell>
        </table:table-row>
        <table:table-row table:style-name="ro2">
          <table:table-cell/>
          <table:table-cell office:value-type="string">
            <text:p>Train Epoch: 9 [48000/50000 (96%)]</text:p>
          </table:table-cell>
          <table:table-cell office:value-type="string">
            <text:p>Loss: 0.27278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9 [0/50000 (0%)]</text:p>
          </table:table-cell>
          <table:table-cell office:value-type="string">
            <text:p>Loss: 0.325610</text:p>
          </table:table-cell>
        </table:table-row>
        <table:table-row table:style-name="ro2">
          <table:table-cell/>
          <table:table-cell office:value-type="string">
            <text:p>Train Epoch: 9 [9600/50000 (19%)]</text:p>
          </table:table-cell>
          <table:table-cell office:value-type="string">
            <text:p>Loss: 0.352135</text:p>
          </table:table-cell>
        </table:table-row>
        <table:table-row table:style-name="ro2">
          <table:table-cell/>
          <table:table-cell office:value-type="string">
            <text:p>Train Epoch: 9 [19200/50000 (38%)]</text:p>
          </table:table-cell>
          <table:table-cell office:value-type="string">
            <text:p>Loss: 0.189068</text:p>
          </table:table-cell>
        </table:table-row>
        <table:table-row table:style-name="ro2">
          <table:table-cell/>
          <table:table-cell office:value-type="string">
            <text:p>Train Epoch: 9 [28800/50000 (58%)]</text:p>
          </table:table-cell>
          <table:table-cell office:value-type="string">
            <text:p>Loss: 0.221279</text:p>
          </table:table-cell>
        </table:table-row>
        <table:table-row table:style-name="ro2">
          <table:table-cell/>
          <table:table-cell office:value-type="string">
            <text:p>Train Epoch: 9 [38400/50000 (77%)]</text:p>
          </table:table-cell>
          <table:table-cell office:value-type="string">
            <text:p>Loss: 0.276377</text:p>
          </table:table-cell>
        </table:table-row>
        <table:table-row table:style-name="ro2">
          <table:table-cell/>
          <table:table-cell office:value-type="string">
            <text:p>Train Epoch: 9 [48000/50000 (96%)]</text:p>
          </table:table-cell>
          <table:table-cell office:value-type="string">
            <text:p>Loss: 0.22431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010/10000 (90.000%)</text:p>
          </table:table-cell>
          <table:table-cell office:value-type="string">
            <text:p>Loss: 25.76683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010/10000 (90.000%)</text:p>
          </table:table-cell>
          <table:table-cell office:value-type="string">
            <text:p>Loss: 25.766836</text:p>
          </table:table-cell>
        </table:table-row>
        <table:table-row table:style-name="ro2">
          <table:table-cell/>
          <table:table-cell office:value-type="string">
            <text:p>Train Epoch: 10 [0/50000 (0%)]</text:p>
          </table:table-cell>
          <table:table-cell office:value-type="string">
            <text:p>Loss: 0.206937</text:p>
          </table:table-cell>
        </table:table-row>
        <table:table-row table:style-name="ro2">
          <table:table-cell/>
          <table:table-cell office:value-type="string">
            <text:p>Train Epoch: 10 [9600/50000 (19%)]</text:p>
          </table:table-cell>
          <table:table-cell office:value-type="string">
            <text:p>Loss: 0.324511</text:p>
          </table:table-cell>
        </table:table-row>
        <table:table-row table:style-name="ro2">
          <table:table-cell/>
          <table:table-cell office:value-type="string">
            <text:p>Train Epoch: 10 [19200/50000 (38%)]</text:p>
          </table:table-cell>
          <table:table-cell office:value-type="string">
            <text:p>Loss: 0.240197</text:p>
          </table:table-cell>
        </table:table-row>
        <table:table-row table:style-name="ro2">
          <table:table-cell/>
          <table:table-cell office:value-type="string">
            <text:p>Train Epoch: 10 [28800/50000 (58%)]</text:p>
          </table:table-cell>
          <table:table-cell office:value-type="string">
            <text:p>Loss: 0.370525</text:p>
          </table:table-cell>
        </table:table-row>
        <table:table-row table:style-name="ro2">
          <table:table-cell/>
          <table:table-cell office:value-type="string">
            <text:p>Train Epoch: 10 [38400/50000 (77%)]</text:p>
          </table:table-cell>
          <table:table-cell office:value-type="string">
            <text:p>Loss: 0.295201</text:p>
          </table:table-cell>
        </table:table-row>
        <table:table-row table:style-name="ro2">
          <table:table-cell/>
          <table:table-cell office:value-type="string">
            <text:p>Train Epoch: 10 [48000/50000 (96%)]</text:p>
          </table:table-cell>
          <table:table-cell office:value-type="string">
            <text:p>Loss: 0.17879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0 [0/50000 (0%)]</text:p>
          </table:table-cell>
          <table:table-cell office:value-type="string">
            <text:p>Loss: 0.196831</text:p>
          </table:table-cell>
        </table:table-row>
        <table:table-row table:style-name="ro2">
          <table:table-cell/>
          <table:table-cell office:value-type="string">
            <text:p>Train Epoch: 10 [9600/50000 (19%)]</text:p>
          </table:table-cell>
          <table:table-cell office:value-type="string">
            <text:p>Loss: 0.209366</text:p>
          </table:table-cell>
        </table:table-row>
        <table:table-row table:style-name="ro2">
          <table:table-cell/>
          <table:table-cell office:value-type="string">
            <text:p>Train Epoch: 10 [19200/50000 (38%)]</text:p>
          </table:table-cell>
          <table:table-cell office:value-type="string">
            <text:p>Loss: 0.285140</text:p>
          </table:table-cell>
        </table:table-row>
        <table:table-row table:style-name="ro2">
          <table:table-cell/>
          <table:table-cell office:value-type="string">
            <text:p>Train Epoch: 10 [28800/50000 (58%)]</text:p>
          </table:table-cell>
          <table:table-cell office:value-type="string">
            <text:p>Loss: 0.156962</text:p>
          </table:table-cell>
        </table:table-row>
        <table:table-row table:style-name="ro2">
          <table:table-cell/>
          <table:table-cell office:value-type="string">
            <text:p>Train Epoch: 10 [38400/50000 (77%)]</text:p>
          </table:table-cell>
          <table:table-cell office:value-type="string">
            <text:p>Loss: 0.288657</text:p>
          </table:table-cell>
        </table:table-row>
        <table:table-row table:style-name="ro2">
          <table:table-cell/>
          <table:table-cell office:value-type="string">
            <text:p>Train Epoch: 10 [48000/50000 (96%)]</text:p>
          </table:table-cell>
          <table:table-cell office:value-type="string">
            <text:p>Loss: 0.19097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0 [0/50000 (0%)]</text:p>
          </table:table-cell>
          <table:table-cell office:value-type="string">
            <text:p>Loss: 0.354204</text:p>
          </table:table-cell>
        </table:table-row>
        <table:table-row table:style-name="ro2">
          <table:table-cell/>
          <table:table-cell office:value-type="string">
            <text:p>Train Epoch: 10 [9600/50000 (19%)]</text:p>
          </table:table-cell>
          <table:table-cell office:value-type="string">
            <text:p>Loss: 0.215133</text:p>
          </table:table-cell>
        </table:table-row>
        <table:table-row table:style-name="ro2">
          <table:table-cell/>
          <table:table-cell office:value-type="string">
            <text:p>Train Epoch: 10 [19200/50000 (38%)]</text:p>
          </table:table-cell>
          <table:table-cell office:value-type="string">
            <text:p>Loss: 0.327086</text:p>
          </table:table-cell>
        </table:table-row>
        <table:table-row table:style-name="ro2">
          <table:table-cell/>
          <table:table-cell office:value-type="string">
            <text:p>Train Epoch: 10 [28800/50000 (58%)]</text:p>
          </table:table-cell>
          <table:table-cell office:value-type="string">
            <text:p>Loss: 0.128254</text:p>
          </table:table-cell>
        </table:table-row>
        <table:table-row table:style-name="ro2">
          <table:table-cell/>
          <table:table-cell office:value-type="string">
            <text:p>Train Epoch: 10 [38400/50000 (77%)]</text:p>
          </table:table-cell>
          <table:table-cell office:value-type="string">
            <text:p>Loss: 0.260141</text:p>
          </table:table-cell>
        </table:table-row>
        <table:table-row table:style-name="ro2">
          <table:table-cell/>
          <table:table-cell office:value-type="string">
            <text:p>Train Epoch: 10 [48000/50000 (96%)]</text:p>
          </table:table-cell>
          <table:table-cell office:value-type="string">
            <text:p>Loss: 0.27400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62/10000 (91.000%)</text:p>
          </table:table-cell>
          <table:table-cell office:value-type="string">
            <text:p>Loss: 22.52716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62/10000 (91.000%)</text:p>
          </table:table-cell>
          <table:table-cell office:value-type="string">
            <text:p>Loss: 22.527166</text:p>
          </table:table-cell>
        </table:table-row>
        <table:table-row table:style-name="ro2">
          <table:table-cell/>
          <table:table-cell office:value-type="string">
            <text:p>Train Epoch: 11 [0/50000 (0%)]</text:p>
          </table:table-cell>
          <table:table-cell office:value-type="string">
            <text:p>Loss: 0.256931</text:p>
          </table:table-cell>
        </table:table-row>
        <table:table-row table:style-name="ro2">
          <table:table-cell/>
          <table:table-cell office:value-type="string">
            <text:p>Train Epoch: 11 [9600/50000 (19%)]</text:p>
          </table:table-cell>
          <table:table-cell office:value-type="string">
            <text:p>Loss: 0.277113</text:p>
          </table:table-cell>
        </table:table-row>
        <table:table-row table:style-name="ro2">
          <table:table-cell/>
          <table:table-cell office:value-type="string">
            <text:p>Train Epoch: 11 [19200/50000 (38%)]</text:p>
          </table:table-cell>
          <table:table-cell office:value-type="string">
            <text:p>Loss: 0.149006</text:p>
          </table:table-cell>
        </table:table-row>
        <table:table-row table:style-name="ro2">
          <table:table-cell/>
          <table:table-cell office:value-type="string">
            <text:p>Train Epoch: 11 [28800/50000 (58%)]</text:p>
          </table:table-cell>
          <table:table-cell office:value-type="string">
            <text:p>Loss: 0.132466</text:p>
          </table:table-cell>
        </table:table-row>
        <table:table-row table:style-name="ro2">
          <table:table-cell/>
          <table:table-cell office:value-type="string">
            <text:p>Train Epoch: 11 [38400/50000 (77%)]</text:p>
          </table:table-cell>
          <table:table-cell office:value-type="string">
            <text:p>Loss: 0.309217</text:p>
          </table:table-cell>
        </table:table-row>
        <table:table-row table:style-name="ro2">
          <table:table-cell/>
          <table:table-cell office:value-type="string">
            <text:p>Train Epoch: 11 [48000/50000 (96%)]</text:p>
          </table:table-cell>
          <table:table-cell office:value-type="string">
            <text:p>Loss: 0.27950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1 [0/50000 (0%)]</text:p>
          </table:table-cell>
          <table:table-cell office:value-type="string">
            <text:p>Loss: 0.198639</text:p>
          </table:table-cell>
        </table:table-row>
        <table:table-row table:style-name="ro2">
          <table:table-cell/>
          <table:table-cell office:value-type="string">
            <text:p>Train Epoch: 11 [9600/50000 (19%)]</text:p>
          </table:table-cell>
          <table:table-cell office:value-type="string">
            <text:p>Loss: 0.255155</text:p>
          </table:table-cell>
        </table:table-row>
        <table:table-row table:style-name="ro2">
          <table:table-cell/>
          <table:table-cell office:value-type="string">
            <text:p>Train Epoch: 11 [19200/50000 (38%)]</text:p>
          </table:table-cell>
          <table:table-cell office:value-type="string">
            <text:p>Loss: 0.189484</text:p>
          </table:table-cell>
        </table:table-row>
        <table:table-row table:style-name="ro2">
          <table:table-cell/>
          <table:table-cell office:value-type="string">
            <text:p>Train Epoch: 11 [28800/50000 (58%)]</text:p>
          </table:table-cell>
          <table:table-cell office:value-type="string">
            <text:p>Loss: 0.223627</text:p>
          </table:table-cell>
        </table:table-row>
        <table:table-row table:style-name="ro2">
          <table:table-cell/>
          <table:table-cell office:value-type="string">
            <text:p>Train Epoch: 11 [38400/50000 (77%)]</text:p>
          </table:table-cell>
          <table:table-cell office:value-type="string">
            <text:p>Loss: 0.162285</text:p>
          </table:table-cell>
        </table:table-row>
        <table:table-row table:style-name="ro2">
          <table:table-cell/>
          <table:table-cell office:value-type="string">
            <text:p>Train Epoch: 11 [48000/50000 (96%)]</text:p>
          </table:table-cell>
          <table:table-cell office:value-type="string">
            <text:p>Loss: 0.18574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1 [0/50000 (0%)]</text:p>
          </table:table-cell>
          <table:table-cell office:value-type="string">
            <text:p>Loss: 0.172467</text:p>
          </table:table-cell>
        </table:table-row>
        <table:table-row table:style-name="ro2">
          <table:table-cell/>
          <table:table-cell office:value-type="string">
            <text:p>Train Epoch: 11 [9600/50000 (19%)]</text:p>
          </table:table-cell>
          <table:table-cell office:value-type="string">
            <text:p>Loss: 0.256460</text:p>
          </table:table-cell>
        </table:table-row>
        <table:table-row table:style-name="ro2">
          <table:table-cell/>
          <table:table-cell office:value-type="string">
            <text:p>Train Epoch: 11 [19200/50000 (38%)]</text:p>
          </table:table-cell>
          <table:table-cell office:value-type="string">
            <text:p>Loss: 0.250884</text:p>
          </table:table-cell>
        </table:table-row>
        <table:table-row table:style-name="ro2">
          <table:table-cell/>
          <table:table-cell office:value-type="string">
            <text:p>Train Epoch: 11 [28800/50000 (58%)]</text:p>
          </table:table-cell>
          <table:table-cell office:value-type="string">
            <text:p>Loss: 0.224587</text:p>
          </table:table-cell>
        </table:table-row>
        <table:table-row table:style-name="ro2">
          <table:table-cell/>
          <table:table-cell office:value-type="string">
            <text:p>Train Epoch: 11 [38400/50000 (77%)]</text:p>
          </table:table-cell>
          <table:table-cell office:value-type="string">
            <text:p>Loss: 0.152695</text:p>
          </table:table-cell>
        </table:table-row>
        <table:table-row table:style-name="ro2">
          <table:table-cell/>
          <table:table-cell office:value-type="string">
            <text:p>Train Epoch: 11 [48000/50000 (96%)]</text:p>
          </table:table-cell>
          <table:table-cell office:value-type="string">
            <text:p>Loss: 0.19155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815/10000 (88.000%)</text:p>
          </table:table-cell>
          <table:table-cell office:value-type="string">
            <text:p>Loss: 33.77414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8815/10000 (88.000%)</text:p>
          </table:table-cell>
          <table:table-cell office:value-type="string">
            <text:p>Loss: 33.774147</text:p>
          </table:table-cell>
        </table:table-row>
        <table:table-row table:style-name="ro2">
          <table:table-cell/>
          <table:table-cell office:value-type="string">
            <text:p>Train Epoch: 12 [0/50000 (0%)]</text:p>
          </table:table-cell>
          <table:table-cell office:value-type="string">
            <text:p>Loss: 0.155489</text:p>
          </table:table-cell>
        </table:table-row>
        <table:table-row table:style-name="ro2">
          <table:table-cell/>
          <table:table-cell office:value-type="string">
            <text:p>Train Epoch: 12 [9600/50000 (19%)]</text:p>
          </table:table-cell>
          <table:table-cell office:value-type="string">
            <text:p>Loss: 0.245359</text:p>
          </table:table-cell>
        </table:table-row>
        <table:table-row table:style-name="ro2">
          <table:table-cell/>
          <table:table-cell office:value-type="string">
            <text:p>Train Epoch: 12 [19200/50000 (38%)]</text:p>
          </table:table-cell>
          <table:table-cell office:value-type="string">
            <text:p>Loss: 0.241239</text:p>
          </table:table-cell>
        </table:table-row>
        <table:table-row table:style-name="ro2">
          <table:table-cell/>
          <table:table-cell office:value-type="string">
            <text:p>Train Epoch: 12 [28800/50000 (58%)]</text:p>
          </table:table-cell>
          <table:table-cell office:value-type="string">
            <text:p>Loss: 0.237881</text:p>
          </table:table-cell>
        </table:table-row>
        <table:table-row table:style-name="ro2">
          <table:table-cell/>
          <table:table-cell office:value-type="string">
            <text:p>Train Epoch: 12 [38400/50000 (77%)]</text:p>
          </table:table-cell>
          <table:table-cell office:value-type="string">
            <text:p>Loss: 0.101495</text:p>
          </table:table-cell>
        </table:table-row>
        <table:table-row table:style-name="ro2">
          <table:table-cell/>
          <table:table-cell office:value-type="string">
            <text:p>Train Epoch: 12 [48000/50000 (96%)]</text:p>
          </table:table-cell>
          <table:table-cell office:value-type="string">
            <text:p>Loss: 0.14675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2 [0/50000 (0%)]</text:p>
          </table:table-cell>
          <table:table-cell office:value-type="string">
            <text:p>Loss: 0.138747</text:p>
          </table:table-cell>
        </table:table-row>
        <table:table-row table:style-name="ro2">
          <table:table-cell/>
          <table:table-cell office:value-type="string">
            <text:p>Train Epoch: 12 [9600/50000 (19%)]</text:p>
          </table:table-cell>
          <table:table-cell office:value-type="string">
            <text:p>Loss: 0.149659</text:p>
          </table:table-cell>
        </table:table-row>
        <table:table-row table:style-name="ro2">
          <table:table-cell/>
          <table:table-cell office:value-type="string">
            <text:p>Train Epoch: 12 [19200/50000 (38%)]</text:p>
          </table:table-cell>
          <table:table-cell office:value-type="string">
            <text:p>Loss: 0.340145</text:p>
          </table:table-cell>
        </table:table-row>
        <table:table-row table:style-name="ro2">
          <table:table-cell/>
          <table:table-cell office:value-type="string">
            <text:p>Train Epoch: 12 [28800/50000 (58%)]</text:p>
          </table:table-cell>
          <table:table-cell office:value-type="string">
            <text:p>Loss: 0.148727</text:p>
          </table:table-cell>
        </table:table-row>
        <table:table-row table:style-name="ro2">
          <table:table-cell/>
          <table:table-cell office:value-type="string">
            <text:p>Train Epoch: 12 [38400/50000 (77%)]</text:p>
          </table:table-cell>
          <table:table-cell office:value-type="string">
            <text:p>Loss: 0.252302</text:p>
          </table:table-cell>
        </table:table-row>
        <table:table-row table:style-name="ro2">
          <table:table-cell/>
          <table:table-cell office:value-type="string">
            <text:p>Train Epoch: 12 [48000/50000 (96%)]</text:p>
          </table:table-cell>
          <table:table-cell office:value-type="string">
            <text:p>Loss: 0.17482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2 [0/50000 (0%)]</text:p>
          </table:table-cell>
          <table:table-cell office:value-type="string">
            <text:p>Loss: 0.188326</text:p>
          </table:table-cell>
        </table:table-row>
        <table:table-row table:style-name="ro2">
          <table:table-cell/>
          <table:table-cell office:value-type="string">
            <text:p>Train Epoch: 12 [9600/50000 (19%)]</text:p>
          </table:table-cell>
          <table:table-cell office:value-type="string">
            <text:p>Loss: 0.182766</text:p>
          </table:table-cell>
        </table:table-row>
        <table:table-row table:style-name="ro2">
          <table:table-cell/>
          <table:table-cell office:value-type="string">
            <text:p>Train Epoch: 12 [19200/50000 (38%)]</text:p>
          </table:table-cell>
          <table:table-cell office:value-type="string">
            <text:p>Loss: 0.199432</text:p>
          </table:table-cell>
        </table:table-row>
        <table:table-row table:style-name="ro2">
          <table:table-cell/>
          <table:table-cell office:value-type="string">
            <text:p>Train Epoch: 12 [28800/50000 (58%)]</text:p>
          </table:table-cell>
          <table:table-cell office:value-type="string">
            <text:p>Loss: 0.174128</text:p>
          </table:table-cell>
        </table:table-row>
        <table:table-row table:style-name="ro2">
          <table:table-cell/>
          <table:table-cell office:value-type="string">
            <text:p>Train Epoch: 12 [38400/50000 (77%)]</text:p>
          </table:table-cell>
          <table:table-cell office:value-type="string">
            <text:p>Loss: 0.261294</text:p>
          </table:table-cell>
        </table:table-row>
        <table:table-row table:style-name="ro2">
          <table:table-cell/>
          <table:table-cell office:value-type="string">
            <text:p>Train Epoch: 12 [48000/50000 (96%)]</text:p>
          </table:table-cell>
          <table:table-cell office:value-type="string">
            <text:p>Loss: 0.18803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88/10000 (92.000%)</text:p>
          </table:table-cell>
          <table:table-cell office:value-type="string">
            <text:p>Loss: 19.11565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88/10000 (92.000%)</text:p>
          </table:table-cell>
          <table:table-cell office:value-type="string">
            <text:p>Loss: 19.115658</text:p>
          </table:table-cell>
        </table:table-row>
        <table:table-row table:style-name="ro2">
          <table:table-cell/>
          <table:table-cell office:value-type="string">
            <text:p>Train Epoch: 13 [0/50000 (0%)]</text:p>
          </table:table-cell>
          <table:table-cell office:value-type="string">
            <text:p>Loss: 0.148533</text:p>
          </table:table-cell>
        </table:table-row>
        <table:table-row table:style-name="ro2">
          <table:table-cell/>
          <table:table-cell office:value-type="string">
            <text:p>Train Epoch: 13 [9600/50000 (19%)]</text:p>
          </table:table-cell>
          <table:table-cell office:value-type="string">
            <text:p>Loss: 0.257257</text:p>
          </table:table-cell>
        </table:table-row>
        <table:table-row table:style-name="ro2">
          <table:table-cell/>
          <table:table-cell office:value-type="string">
            <text:p>Train Epoch: 13 [19200/50000 (38%)]</text:p>
          </table:table-cell>
          <table:table-cell office:value-type="string">
            <text:p>Loss: 0.228939</text:p>
          </table:table-cell>
        </table:table-row>
        <table:table-row table:style-name="ro2">
          <table:table-cell/>
          <table:table-cell office:value-type="string">
            <text:p>Train Epoch: 13 [28800/50000 (58%)]</text:p>
          </table:table-cell>
          <table:table-cell office:value-type="string">
            <text:p>Loss: 0.194089</text:p>
          </table:table-cell>
        </table:table-row>
        <table:table-row table:style-name="ro2">
          <table:table-cell/>
          <table:table-cell office:value-type="string">
            <text:p>Train Epoch: 13 [38400/50000 (77%)]</text:p>
          </table:table-cell>
          <table:table-cell office:value-type="string">
            <text:p>Loss: 0.142007</text:p>
          </table:table-cell>
        </table:table-row>
        <table:table-row table:style-name="ro2">
          <table:table-cell/>
          <table:table-cell office:value-type="string">
            <text:p>Train Epoch: 13 [48000/50000 (96%)]</text:p>
          </table:table-cell>
          <table:table-cell office:value-type="string">
            <text:p>Loss: 0.18875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3 [0/50000 (0%)]</text:p>
          </table:table-cell>
          <table:table-cell office:value-type="string">
            <text:p>Loss: 0.148947</text:p>
          </table:table-cell>
        </table:table-row>
        <table:table-row table:style-name="ro2">
          <table:table-cell/>
          <table:table-cell office:value-type="string">
            <text:p>Train Epoch: 13 [9600/50000 (19%)]</text:p>
          </table:table-cell>
          <table:table-cell office:value-type="string">
            <text:p>Loss: 0.184760</text:p>
          </table:table-cell>
        </table:table-row>
        <table:table-row table:style-name="ro2">
          <table:table-cell/>
          <table:table-cell office:value-type="string">
            <text:p>Train Epoch: 13 [19200/50000 (38%)]</text:p>
          </table:table-cell>
          <table:table-cell office:value-type="string">
            <text:p>Loss: 0.103685</text:p>
          </table:table-cell>
        </table:table-row>
        <table:table-row table:style-name="ro2">
          <table:table-cell/>
          <table:table-cell office:value-type="string">
            <text:p>Train Epoch: 13 [28800/50000 (58%)]</text:p>
          </table:table-cell>
          <table:table-cell office:value-type="string">
            <text:p>Loss: 0.263393</text:p>
          </table:table-cell>
        </table:table-row>
        <table:table-row table:style-name="ro2">
          <table:table-cell/>
          <table:table-cell office:value-type="string">
            <text:p>Train Epoch: 13 [38400/50000 (77%)]</text:p>
          </table:table-cell>
          <table:table-cell office:value-type="string">
            <text:p>Loss: 0.204180</text:p>
          </table:table-cell>
        </table:table-row>
        <table:table-row table:style-name="ro2">
          <table:table-cell/>
          <table:table-cell office:value-type="string">
            <text:p>Train Epoch: 13 [48000/50000 (96%)]</text:p>
          </table:table-cell>
          <table:table-cell office:value-type="string">
            <text:p>Loss: 0.11709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3 [0/50000 (0%)]</text:p>
          </table:table-cell>
          <table:table-cell office:value-type="string">
            <text:p>Loss: 0.186026</text:p>
          </table:table-cell>
        </table:table-row>
        <table:table-row table:style-name="ro2">
          <table:table-cell/>
          <table:table-cell office:value-type="string">
            <text:p>Train Epoch: 13 [9600/50000 (19%)]</text:p>
          </table:table-cell>
          <table:table-cell office:value-type="string">
            <text:p>Loss: 0.190517</text:p>
          </table:table-cell>
        </table:table-row>
        <table:table-row table:style-name="ro2">
          <table:table-cell/>
          <table:table-cell office:value-type="string">
            <text:p>Train Epoch: 13 [19200/50000 (38%)]</text:p>
          </table:table-cell>
          <table:table-cell office:value-type="string">
            <text:p>Loss: 0.157158</text:p>
          </table:table-cell>
        </table:table-row>
        <table:table-row table:style-name="ro2">
          <table:table-cell/>
          <table:table-cell office:value-type="string">
            <text:p>Train Epoch: 13 [28800/50000 (58%)]</text:p>
          </table:table-cell>
          <table:table-cell office:value-type="string">
            <text:p>Loss: 0.416608</text:p>
          </table:table-cell>
        </table:table-row>
        <table:table-row table:style-name="ro2">
          <table:table-cell/>
          <table:table-cell office:value-type="string">
            <text:p>Train Epoch: 13 [38400/50000 (77%)]</text:p>
          </table:table-cell>
          <table:table-cell office:value-type="string">
            <text:p>Loss: 0.168869</text:p>
          </table:table-cell>
        </table:table-row>
        <table:table-row table:style-name="ro2">
          <table:table-cell/>
          <table:table-cell office:value-type="string">
            <text:p>Train Epoch: 13 [48000/50000 (96%)]</text:p>
          </table:table-cell>
          <table:table-cell office:value-type="string">
            <text:p>Loss: 0.19008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44/10000 (92.000%)</text:p>
          </table:table-cell>
          <table:table-cell office:value-type="string">
            <text:p>Loss: 20.74355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44/10000 (92.000%)</text:p>
          </table:table-cell>
          <table:table-cell office:value-type="string">
            <text:p>Loss: 20.743557</text:p>
          </table:table-cell>
        </table:table-row>
        <table:table-row table:style-name="ro2">
          <table:table-cell/>
          <table:table-cell office:value-type="string">
            <text:p>Train Epoch: 14 [0/50000 (0%)]</text:p>
          </table:table-cell>
          <table:table-cell office:value-type="string">
            <text:p>Loss: 0.255076</text:p>
          </table:table-cell>
        </table:table-row>
        <table:table-row table:style-name="ro2">
          <table:table-cell/>
          <table:table-cell office:value-type="string">
            <text:p>Train Epoch: 14 [9600/50000 (19%)]</text:p>
          </table:table-cell>
          <table:table-cell office:value-type="string">
            <text:p>Loss: 0.196479</text:p>
          </table:table-cell>
        </table:table-row>
        <table:table-row table:style-name="ro2">
          <table:table-cell/>
          <table:table-cell office:value-type="string">
            <text:p>Train Epoch: 14 [19200/50000 (38%)]</text:p>
          </table:table-cell>
          <table:table-cell office:value-type="string">
            <text:p>Loss: 0.166021</text:p>
          </table:table-cell>
        </table:table-row>
        <table:table-row table:style-name="ro2">
          <table:table-cell/>
          <table:table-cell office:value-type="string">
            <text:p>Train Epoch: 14 [28800/50000 (58%)]</text:p>
          </table:table-cell>
          <table:table-cell office:value-type="string">
            <text:p>Loss: 0.087482</text:p>
          </table:table-cell>
        </table:table-row>
        <table:table-row table:style-name="ro2">
          <table:table-cell/>
          <table:table-cell office:value-type="string">
            <text:p>Train Epoch: 14 [38400/50000 (77%)]</text:p>
          </table:table-cell>
          <table:table-cell office:value-type="string">
            <text:p>Loss: 0.218837</text:p>
          </table:table-cell>
        </table:table-row>
        <table:table-row table:style-name="ro2">
          <table:table-cell/>
          <table:table-cell office:value-type="string">
            <text:p>Train Epoch: 14 [48000/50000 (96%)]</text:p>
          </table:table-cell>
          <table:table-cell office:value-type="string">
            <text:p>Loss: 0.09548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4 [0/50000 (0%)]</text:p>
          </table:table-cell>
          <table:table-cell office:value-type="string">
            <text:p>Loss: 0.172092</text:p>
          </table:table-cell>
        </table:table-row>
        <table:table-row table:style-name="ro2">
          <table:table-cell/>
          <table:table-cell office:value-type="string">
            <text:p>Train Epoch: 14 [9600/50000 (19%)]</text:p>
          </table:table-cell>
          <table:table-cell office:value-type="string">
            <text:p>Loss: 0.201304</text:p>
          </table:table-cell>
        </table:table-row>
        <table:table-row table:style-name="ro2">
          <table:table-cell/>
          <table:table-cell office:value-type="string">
            <text:p>Train Epoch: 14 [19200/50000 (38%)]</text:p>
          </table:table-cell>
          <table:table-cell office:value-type="string">
            <text:p>Loss: 0.192772</text:p>
          </table:table-cell>
        </table:table-row>
        <table:table-row table:style-name="ro2">
          <table:table-cell/>
          <table:table-cell office:value-type="string">
            <text:p>Train Epoch: 14 [28800/50000 (58%)]</text:p>
          </table:table-cell>
          <table:table-cell office:value-type="string">
            <text:p>Loss: 0.259100</text:p>
          </table:table-cell>
        </table:table-row>
        <table:table-row table:style-name="ro2">
          <table:table-cell/>
          <table:table-cell office:value-type="string">
            <text:p>Train Epoch: 14 [38400/50000 (77%)]</text:p>
          </table:table-cell>
          <table:table-cell office:value-type="string">
            <text:p>Loss: 0.110460</text:p>
          </table:table-cell>
        </table:table-row>
        <table:table-row table:style-name="ro2">
          <table:table-cell/>
          <table:table-cell office:value-type="string">
            <text:p>Train Epoch: 14 [48000/50000 (96%)]</text:p>
          </table:table-cell>
          <table:table-cell office:value-type="string">
            <text:p>Loss: 0.23655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4 [0/50000 (0%)]</text:p>
          </table:table-cell>
          <table:table-cell office:value-type="string">
            <text:p>Loss: 0.159952</text:p>
          </table:table-cell>
        </table:table-row>
        <table:table-row table:style-name="ro2">
          <table:table-cell/>
          <table:table-cell office:value-type="string">
            <text:p>Train Epoch: 14 [9600/50000 (19%)]</text:p>
          </table:table-cell>
          <table:table-cell office:value-type="string">
            <text:p>Loss: 0.252200</text:p>
          </table:table-cell>
        </table:table-row>
        <table:table-row table:style-name="ro2">
          <table:table-cell/>
          <table:table-cell office:value-type="string">
            <text:p>Train Epoch: 14 [19200/50000 (38%)]</text:p>
          </table:table-cell>
          <table:table-cell office:value-type="string">
            <text:p>Loss: 0.183963</text:p>
          </table:table-cell>
        </table:table-row>
        <table:table-row table:style-name="ro2">
          <table:table-cell/>
          <table:table-cell office:value-type="string">
            <text:p>Train Epoch: 14 [28800/50000 (58%)]</text:p>
          </table:table-cell>
          <table:table-cell office:value-type="string">
            <text:p>Loss: 0.199987</text:p>
          </table:table-cell>
        </table:table-row>
        <table:table-row table:style-name="ro2">
          <table:table-cell/>
          <table:table-cell office:value-type="string">
            <text:p>Train Epoch: 14 [38400/50000 (77%)]</text:p>
          </table:table-cell>
          <table:table-cell office:value-type="string">
            <text:p>Loss: 0.173626</text:p>
          </table:table-cell>
        </table:table-row>
        <table:table-row table:style-name="ro2">
          <table:table-cell/>
          <table:table-cell office:value-type="string">
            <text:p>Train Epoch: 14 [48000/50000 (96%)]</text:p>
          </table:table-cell>
          <table:table-cell office:value-type="string">
            <text:p>Loss: 0.42668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46/10000 (92.000%)</text:p>
          </table:table-cell>
          <table:table-cell office:value-type="string">
            <text:p>Loss: 20.92610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46/10000 (92.000%)</text:p>
          </table:table-cell>
          <table:table-cell office:value-type="string">
            <text:p>Loss: 20.926100</text:p>
          </table:table-cell>
        </table:table-row>
        <table:table-row table:style-name="ro2">
          <table:table-cell/>
          <table:table-cell office:value-type="string">
            <text:p>Train Epoch: 15 [0/50000 (0%)]</text:p>
          </table:table-cell>
          <table:table-cell office:value-type="string">
            <text:p>Loss: 0.148716</text:p>
          </table:table-cell>
        </table:table-row>
        <table:table-row table:style-name="ro2">
          <table:table-cell/>
          <table:table-cell office:value-type="string">
            <text:p>Train Epoch: 15 [9600/50000 (19%)]</text:p>
          </table:table-cell>
          <table:table-cell office:value-type="string">
            <text:p>Loss: 0.238559</text:p>
          </table:table-cell>
        </table:table-row>
        <table:table-row table:style-name="ro2">
          <table:table-cell/>
          <table:table-cell office:value-type="string">
            <text:p>Train Epoch: 15 [19200/50000 (38%)]</text:p>
          </table:table-cell>
          <table:table-cell office:value-type="string">
            <text:p>Loss: 0.128497</text:p>
          </table:table-cell>
        </table:table-row>
        <table:table-row table:style-name="ro2">
          <table:table-cell/>
          <table:table-cell office:value-type="string">
            <text:p>Train Epoch: 15 [28800/50000 (58%)]</text:p>
          </table:table-cell>
          <table:table-cell office:value-type="string">
            <text:p>Loss: 0.172339</text:p>
          </table:table-cell>
        </table:table-row>
        <table:table-row table:style-name="ro2">
          <table:table-cell/>
          <table:table-cell office:value-type="string">
            <text:p>Train Epoch: 15 [38400/50000 (77%)]</text:p>
          </table:table-cell>
          <table:table-cell office:value-type="string">
            <text:p>Loss: 0.160251</text:p>
          </table:table-cell>
        </table:table-row>
        <table:table-row table:style-name="ro2">
          <table:table-cell/>
          <table:table-cell office:value-type="string">
            <text:p>Train Epoch: 15 [48000/50000 (96%)]</text:p>
          </table:table-cell>
          <table:table-cell office:value-type="string">
            <text:p>Loss: 0.14618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5 [0/50000 (0%)]</text:p>
          </table:table-cell>
          <table:table-cell office:value-type="string">
            <text:p>Loss: 0.190419</text:p>
          </table:table-cell>
        </table:table-row>
        <table:table-row table:style-name="ro2">
          <table:table-cell/>
          <table:table-cell office:value-type="string">
            <text:p>Train Epoch: 15 [9600/50000 (19%)]</text:p>
          </table:table-cell>
          <table:table-cell office:value-type="string">
            <text:p>Loss: 0.097776</text:p>
          </table:table-cell>
        </table:table-row>
        <table:table-row table:style-name="ro2">
          <table:table-cell/>
          <table:table-cell office:value-type="string">
            <text:p>Train Epoch: 15 [19200/50000 (38%)]</text:p>
          </table:table-cell>
          <table:table-cell office:value-type="string">
            <text:p>Loss: 0.297565</text:p>
          </table:table-cell>
        </table:table-row>
        <table:table-row table:style-name="ro2">
          <table:table-cell/>
          <table:table-cell office:value-type="string">
            <text:p>Train Epoch: 15 [28800/50000 (58%)]</text:p>
          </table:table-cell>
          <table:table-cell office:value-type="string">
            <text:p>Loss: 0.177767</text:p>
          </table:table-cell>
        </table:table-row>
        <table:table-row table:style-name="ro2">
          <table:table-cell/>
          <table:table-cell office:value-type="string">
            <text:p>Train Epoch: 15 [38400/50000 (77%)]</text:p>
          </table:table-cell>
          <table:table-cell office:value-type="string">
            <text:p>Loss: 0.258716</text:p>
          </table:table-cell>
        </table:table-row>
        <table:table-row table:style-name="ro2">
          <table:table-cell/>
          <table:table-cell office:value-type="string">
            <text:p>Train Epoch: 15 [48000/50000 (96%)]</text:p>
          </table:table-cell>
          <table:table-cell office:value-type="string">
            <text:p>Loss: 0.15792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5 [0/50000 (0%)]</text:p>
          </table:table-cell>
          <table:table-cell office:value-type="string">
            <text:p>Loss: 0.134195</text:p>
          </table:table-cell>
        </table:table-row>
        <table:table-row table:style-name="ro2">
          <table:table-cell/>
          <table:table-cell office:value-type="string">
            <text:p>Train Epoch: 15 [9600/50000 (19%)]</text:p>
          </table:table-cell>
          <table:table-cell office:value-type="string">
            <text:p>Loss: 0.107337</text:p>
          </table:table-cell>
        </table:table-row>
        <table:table-row table:style-name="ro2">
          <table:table-cell/>
          <table:table-cell office:value-type="string">
            <text:p>Train Epoch: 15 [19200/50000 (38%)]</text:p>
          </table:table-cell>
          <table:table-cell office:value-type="string">
            <text:p>Loss: 0.119920</text:p>
          </table:table-cell>
        </table:table-row>
        <table:table-row table:style-name="ro2">
          <table:table-cell/>
          <table:table-cell office:value-type="string">
            <text:p>Train Epoch: 15 [28800/50000 (58%)]</text:p>
          </table:table-cell>
          <table:table-cell office:value-type="string">
            <text:p>Loss: 0.108659</text:p>
          </table:table-cell>
        </table:table-row>
        <table:table-row table:style-name="ro2">
          <table:table-cell/>
          <table:table-cell office:value-type="string">
            <text:p>Train Epoch: 15 [38400/50000 (77%)]</text:p>
          </table:table-cell>
          <table:table-cell office:value-type="string">
            <text:p>Loss: 0.241633</text:p>
          </table:table-cell>
        </table:table-row>
        <table:table-row table:style-name="ro2">
          <table:table-cell/>
          <table:table-cell office:value-type="string">
            <text:p>Train Epoch: 15 [48000/50000 (96%)]</text:p>
          </table:table-cell>
          <table:table-cell office:value-type="string">
            <text:p>Loss: 0.14179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88/10000 (92.000%)</text:p>
          </table:table-cell>
          <table:table-cell office:value-type="string">
            <text:p>Loss: 19.58206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88/10000 (92.000%)</text:p>
          </table:table-cell>
          <table:table-cell office:value-type="string">
            <text:p>Loss: 19.582067</text:p>
          </table:table-cell>
        </table:table-row>
        <table:table-row table:style-name="ro2">
          <table:table-cell/>
          <table:table-cell office:value-type="string">
            <text:p>Train Epoch: 16 [0/50000 (0%)]</text:p>
          </table:table-cell>
          <table:table-cell office:value-type="string">
            <text:p>Loss: 0.132434</text:p>
          </table:table-cell>
        </table:table-row>
        <table:table-row table:style-name="ro2">
          <table:table-cell/>
          <table:table-cell office:value-type="string">
            <text:p>Train Epoch: 16 [9600/50000 (19%)]</text:p>
          </table:table-cell>
          <table:table-cell office:value-type="string">
            <text:p>Loss: 0.228559</text:p>
          </table:table-cell>
        </table:table-row>
        <table:table-row table:style-name="ro2">
          <table:table-cell/>
          <table:table-cell office:value-type="string">
            <text:p>Train Epoch: 16 [19200/50000 (38%)]</text:p>
          </table:table-cell>
          <table:table-cell office:value-type="string">
            <text:p>Loss: 0.249583</text:p>
          </table:table-cell>
        </table:table-row>
        <table:table-row table:style-name="ro2">
          <table:table-cell/>
          <table:table-cell office:value-type="string">
            <text:p>Train Epoch: 16 [28800/50000 (58%)]</text:p>
          </table:table-cell>
          <table:table-cell office:value-type="string">
            <text:p>Loss: 0.155058</text:p>
          </table:table-cell>
        </table:table-row>
        <table:table-row table:style-name="ro2">
          <table:table-cell/>
          <table:table-cell office:value-type="string">
            <text:p>Train Epoch: 16 [38400/50000 (77%)]</text:p>
          </table:table-cell>
          <table:table-cell office:value-type="string">
            <text:p>Loss: 0.215711</text:p>
          </table:table-cell>
        </table:table-row>
        <table:table-row table:style-name="ro2">
          <table:table-cell/>
          <table:table-cell office:value-type="string">
            <text:p>Train Epoch: 16 [48000/50000 (96%)]</text:p>
          </table:table-cell>
          <table:table-cell office:value-type="string">
            <text:p>Loss: 0.18858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6 [0/50000 (0%)]</text:p>
          </table:table-cell>
          <table:table-cell office:value-type="string">
            <text:p>Loss: 0.155380</text:p>
          </table:table-cell>
        </table:table-row>
        <table:table-row table:style-name="ro2">
          <table:table-cell/>
          <table:table-cell office:value-type="string">
            <text:p>Train Epoch: 16 [9600/50000 (19%)]</text:p>
          </table:table-cell>
          <table:table-cell office:value-type="string">
            <text:p>Loss: 0.114108</text:p>
          </table:table-cell>
        </table:table-row>
        <table:table-row table:style-name="ro2">
          <table:table-cell/>
          <table:table-cell office:value-type="string">
            <text:p>Train Epoch: 16 [19200/50000 (38%)]</text:p>
          </table:table-cell>
          <table:table-cell office:value-type="string">
            <text:p>Loss: 0.118205</text:p>
          </table:table-cell>
        </table:table-row>
        <table:table-row table:style-name="ro2">
          <table:table-cell/>
          <table:table-cell office:value-type="string">
            <text:p>Train Epoch: 16 [28800/50000 (58%)]</text:p>
          </table:table-cell>
          <table:table-cell office:value-type="string">
            <text:p>Loss: 0.113520</text:p>
          </table:table-cell>
        </table:table-row>
        <table:table-row table:style-name="ro2">
          <table:table-cell/>
          <table:table-cell office:value-type="string">
            <text:p>Train Epoch: 16 [38400/50000 (77%)]</text:p>
          </table:table-cell>
          <table:table-cell office:value-type="string">
            <text:p>Loss: 0.104752</text:p>
          </table:table-cell>
        </table:table-row>
        <table:table-row table:style-name="ro2">
          <table:table-cell/>
          <table:table-cell office:value-type="string">
            <text:p>Train Epoch: 16 [48000/50000 (96%)]</text:p>
          </table:table-cell>
          <table:table-cell office:value-type="string">
            <text:p>Loss: 0.14871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6 [0/50000 (0%)]</text:p>
          </table:table-cell>
          <table:table-cell office:value-type="string">
            <text:p>Loss: 0.167356</text:p>
          </table:table-cell>
        </table:table-row>
        <table:table-row table:style-name="ro2">
          <table:table-cell/>
          <table:table-cell office:value-type="string">
            <text:p>Train Epoch: 16 [9600/50000 (19%)]</text:p>
          </table:table-cell>
          <table:table-cell office:value-type="string">
            <text:p>Loss: 0.170729</text:p>
          </table:table-cell>
        </table:table-row>
        <table:table-row table:style-name="ro2">
          <table:table-cell/>
          <table:table-cell office:value-type="string">
            <text:p>Train Epoch: 16 [19200/50000 (38%)]</text:p>
          </table:table-cell>
          <table:table-cell office:value-type="string">
            <text:p>Loss: 0.128710</text:p>
          </table:table-cell>
        </table:table-row>
        <table:table-row table:style-name="ro2">
          <table:table-cell/>
          <table:table-cell office:value-type="string">
            <text:p>Train Epoch: 16 [28800/50000 (58%)]</text:p>
          </table:table-cell>
          <table:table-cell office:value-type="string">
            <text:p>Loss: 0.164521</text:p>
          </table:table-cell>
        </table:table-row>
        <table:table-row table:style-name="ro2">
          <table:table-cell/>
          <table:table-cell office:value-type="string">
            <text:p>Train Epoch: 16 [38400/50000 (77%)]</text:p>
          </table:table-cell>
          <table:table-cell office:value-type="string">
            <text:p>Loss: 0.111900</text:p>
          </table:table-cell>
        </table:table-row>
        <table:table-row table:style-name="ro2">
          <table:table-cell/>
          <table:table-cell office:value-type="string">
            <text:p>Train Epoch: 16 [48000/50000 (96%)]</text:p>
          </table:table-cell>
          <table:table-cell office:value-type="string">
            <text:p>Loss: 0.14027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25/10000 (92.000%)</text:p>
          </table:table-cell>
          <table:table-cell office:value-type="string">
            <text:p>Loss: 20.88605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25/10000 (92.000%)</text:p>
          </table:table-cell>
          <table:table-cell office:value-type="string">
            <text:p>Loss: 20.886053</text:p>
          </table:table-cell>
        </table:table-row>
        <table:table-row table:style-name="ro2">
          <table:table-cell/>
          <table:table-cell office:value-type="string">
            <text:p>Train Epoch: 17 [0/50000 (0%)]</text:p>
          </table:table-cell>
          <table:table-cell office:value-type="string">
            <text:p>Loss: 0.148658</text:p>
          </table:table-cell>
        </table:table-row>
        <table:table-row table:style-name="ro2">
          <table:table-cell/>
          <table:table-cell office:value-type="string">
            <text:p>Train Epoch: 17 [9600/50000 (19%)]</text:p>
          </table:table-cell>
          <table:table-cell office:value-type="string">
            <text:p>Loss: 0.168050</text:p>
          </table:table-cell>
        </table:table-row>
        <table:table-row table:style-name="ro2">
          <table:table-cell/>
          <table:table-cell office:value-type="string">
            <text:p>Train Epoch: 17 [19200/50000 (38%)]</text:p>
          </table:table-cell>
          <table:table-cell office:value-type="string">
            <text:p>Loss: 0.098224</text:p>
          </table:table-cell>
        </table:table-row>
        <table:table-row table:style-name="ro2">
          <table:table-cell/>
          <table:table-cell office:value-type="string">
            <text:p>Train Epoch: 17 [28800/50000 (58%)]</text:p>
          </table:table-cell>
          <table:table-cell office:value-type="string">
            <text:p>Loss: 0.152844</text:p>
          </table:table-cell>
        </table:table-row>
        <table:table-row table:style-name="ro2">
          <table:table-cell/>
          <table:table-cell office:value-type="string">
            <text:p>Train Epoch: 17 [38400/50000 (77%)]</text:p>
          </table:table-cell>
          <table:table-cell office:value-type="string">
            <text:p>Loss: 0.080597</text:p>
          </table:table-cell>
        </table:table-row>
        <table:table-row table:style-name="ro2">
          <table:table-cell/>
          <table:table-cell office:value-type="string">
            <text:p>Train Epoch: 17 [48000/50000 (96%)]</text:p>
          </table:table-cell>
          <table:table-cell office:value-type="string">
            <text:p>Loss: 0.16502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7 [0/50000 (0%)]</text:p>
          </table:table-cell>
          <table:table-cell office:value-type="string">
            <text:p>Loss: 0.070048</text:p>
          </table:table-cell>
        </table:table-row>
        <table:table-row table:style-name="ro2">
          <table:table-cell/>
          <table:table-cell office:value-type="string">
            <text:p>Train Epoch: 17 [9600/50000 (19%)]</text:p>
          </table:table-cell>
          <table:table-cell office:value-type="string">
            <text:p>Loss: 0.103813</text:p>
          </table:table-cell>
        </table:table-row>
        <table:table-row table:style-name="ro2">
          <table:table-cell/>
          <table:table-cell office:value-type="string">
            <text:p>Train Epoch: 17 [19200/50000 (38%)]</text:p>
          </table:table-cell>
          <table:table-cell office:value-type="string">
            <text:p>Loss: 0.140089</text:p>
          </table:table-cell>
        </table:table-row>
        <table:table-row table:style-name="ro2">
          <table:table-cell/>
          <table:table-cell office:value-type="string">
            <text:p>Train Epoch: 17 [28800/50000 (58%)]</text:p>
          </table:table-cell>
          <table:table-cell office:value-type="string">
            <text:p>Loss: 0.140400</text:p>
          </table:table-cell>
        </table:table-row>
        <table:table-row table:style-name="ro2">
          <table:table-cell/>
          <table:table-cell office:value-type="string">
            <text:p>Train Epoch: 17 [38400/50000 (77%)]</text:p>
          </table:table-cell>
          <table:table-cell office:value-type="string">
            <text:p>Loss: 0.126856</text:p>
          </table:table-cell>
        </table:table-row>
        <table:table-row table:style-name="ro2">
          <table:table-cell/>
          <table:table-cell office:value-type="string">
            <text:p>Train Epoch: 17 [48000/50000 (96%)]</text:p>
          </table:table-cell>
          <table:table-cell office:value-type="string">
            <text:p>Loss: 0.12648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7 [0/50000 (0%)]</text:p>
          </table:table-cell>
          <table:table-cell office:value-type="string">
            <text:p>Loss: 0.145804</text:p>
          </table:table-cell>
        </table:table-row>
        <table:table-row table:style-name="ro2">
          <table:table-cell/>
          <table:table-cell office:value-type="string">
            <text:p>Train Epoch: 17 [9600/50000 (19%)]</text:p>
          </table:table-cell>
          <table:table-cell office:value-type="string">
            <text:p>Loss: 0.084879</text:p>
          </table:table-cell>
        </table:table-row>
        <table:table-row table:style-name="ro2">
          <table:table-cell/>
          <table:table-cell office:value-type="string">
            <text:p>Train Epoch: 17 [19200/50000 (38%)]</text:p>
          </table:table-cell>
          <table:table-cell office:value-type="string">
            <text:p>Loss: 0.086667</text:p>
          </table:table-cell>
        </table:table-row>
        <table:table-row table:style-name="ro2">
          <table:table-cell/>
          <table:table-cell office:value-type="string">
            <text:p>Train Epoch: 17 [28800/50000 (58%)]</text:p>
          </table:table-cell>
          <table:table-cell office:value-type="string">
            <text:p>Loss: 0.115214</text:p>
          </table:table-cell>
        </table:table-row>
        <table:table-row table:style-name="ro2">
          <table:table-cell/>
          <table:table-cell office:value-type="string">
            <text:p>Train Epoch: 17 [38400/50000 (77%)]</text:p>
          </table:table-cell>
          <table:table-cell office:value-type="string">
            <text:p>Loss: 0.121737</text:p>
          </table:table-cell>
        </table:table-row>
        <table:table-row table:style-name="ro2">
          <table:table-cell/>
          <table:table-cell office:value-type="string">
            <text:p>Train Epoch: 17 [48000/50000 (96%)]</text:p>
          </table:table-cell>
          <table:table-cell office:value-type="string">
            <text:p>Loss: 0.10151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15/10000 (93.000%)</text:p>
          </table:table-cell>
          <table:table-cell office:value-type="string">
            <text:p>Loss: 20.66973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15/10000 (93.000%)</text:p>
          </table:table-cell>
          <table:table-cell office:value-type="string">
            <text:p>Loss: 20.669731</text:p>
          </table:table-cell>
        </table:table-row>
        <table:table-row table:style-name="ro2">
          <table:table-cell/>
          <table:table-cell office:value-type="string">
            <text:p>Train Epoch: 18 [0/50000 (0%)]</text:p>
          </table:table-cell>
          <table:table-cell office:value-type="string">
            <text:p>Loss: 0.073598</text:p>
          </table:table-cell>
        </table:table-row>
        <table:table-row table:style-name="ro2">
          <table:table-cell/>
          <table:table-cell office:value-type="string">
            <text:p>Train Epoch: 18 [9600/50000 (19%)]</text:p>
          </table:table-cell>
          <table:table-cell office:value-type="string">
            <text:p>Loss: 0.083806</text:p>
          </table:table-cell>
        </table:table-row>
        <table:table-row table:style-name="ro2">
          <table:table-cell/>
          <table:table-cell office:value-type="string">
            <text:p>Train Epoch: 18 [19200/50000 (38%)]</text:p>
          </table:table-cell>
          <table:table-cell office:value-type="string">
            <text:p>Loss: 0.343374</text:p>
          </table:table-cell>
        </table:table-row>
        <table:table-row table:style-name="ro2">
          <table:table-cell/>
          <table:table-cell office:value-type="string">
            <text:p>Train Epoch: 18 [28800/50000 (58%)]</text:p>
          </table:table-cell>
          <table:table-cell office:value-type="string">
            <text:p>Loss: 0.108046</text:p>
          </table:table-cell>
        </table:table-row>
        <table:table-row table:style-name="ro2">
          <table:table-cell/>
          <table:table-cell office:value-type="string">
            <text:p>Train Epoch: 18 [38400/50000 (77%)]</text:p>
          </table:table-cell>
          <table:table-cell office:value-type="string">
            <text:p>Loss: 0.121148</text:p>
          </table:table-cell>
        </table:table-row>
        <table:table-row table:style-name="ro2">
          <table:table-cell/>
          <table:table-cell office:value-type="string">
            <text:p>Train Epoch: 18 [48000/50000 (96%)]</text:p>
          </table:table-cell>
          <table:table-cell office:value-type="string">
            <text:p>Loss: 0.12186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8 [0/50000 (0%)]</text:p>
          </table:table-cell>
          <table:table-cell office:value-type="string">
            <text:p>Loss: 0.250188</text:p>
          </table:table-cell>
        </table:table-row>
        <table:table-row table:style-name="ro2">
          <table:table-cell/>
          <table:table-cell office:value-type="string">
            <text:p>Train Epoch: 18 [9600/50000 (19%)]</text:p>
          </table:table-cell>
          <table:table-cell office:value-type="string">
            <text:p>Loss: 0.175246</text:p>
          </table:table-cell>
        </table:table-row>
        <table:table-row table:style-name="ro2">
          <table:table-cell/>
          <table:table-cell office:value-type="string">
            <text:p>Train Epoch: 18 [19200/50000 (38%)]</text:p>
          </table:table-cell>
          <table:table-cell office:value-type="string">
            <text:p>Loss: 0.163293</text:p>
          </table:table-cell>
        </table:table-row>
        <table:table-row table:style-name="ro2">
          <table:table-cell/>
          <table:table-cell office:value-type="string">
            <text:p>Train Epoch: 18 [28800/50000 (58%)]</text:p>
          </table:table-cell>
          <table:table-cell office:value-type="string">
            <text:p>Loss: 0.098125</text:p>
          </table:table-cell>
        </table:table-row>
        <table:table-row table:style-name="ro2">
          <table:table-cell/>
          <table:table-cell office:value-type="string">
            <text:p>Train Epoch: 18 [38400/50000 (77%)]</text:p>
          </table:table-cell>
          <table:table-cell office:value-type="string">
            <text:p>Loss: 0.283793</text:p>
          </table:table-cell>
        </table:table-row>
        <table:table-row table:style-name="ro2">
          <table:table-cell/>
          <table:table-cell office:value-type="string">
            <text:p>Train Epoch: 18 [48000/50000 (96%)]</text:p>
          </table:table-cell>
          <table:table-cell office:value-type="string">
            <text:p>Loss: 0.12855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8 [0/50000 (0%)]</text:p>
          </table:table-cell>
          <table:table-cell office:value-type="string">
            <text:p>Loss: 0.072454</text:p>
          </table:table-cell>
        </table:table-row>
        <table:table-row table:style-name="ro2">
          <table:table-cell/>
          <table:table-cell office:value-type="string">
            <text:p>Train Epoch: 18 [9600/50000 (19%)]</text:p>
          </table:table-cell>
          <table:table-cell office:value-type="string">
            <text:p>Loss: 0.138380</text:p>
          </table:table-cell>
        </table:table-row>
        <table:table-row table:style-name="ro2">
          <table:table-cell/>
          <table:table-cell office:value-type="string">
            <text:p>Train Epoch: 18 [19200/50000 (38%)]</text:p>
          </table:table-cell>
          <table:table-cell office:value-type="string">
            <text:p>Loss: 0.161032</text:p>
          </table:table-cell>
        </table:table-row>
        <table:table-row table:style-name="ro2">
          <table:table-cell/>
          <table:table-cell office:value-type="string">
            <text:p>Train Epoch: 18 [28800/50000 (58%)]</text:p>
          </table:table-cell>
          <table:table-cell office:value-type="string">
            <text:p>Loss: 0.068205</text:p>
          </table:table-cell>
        </table:table-row>
        <table:table-row table:style-name="ro2">
          <table:table-cell/>
          <table:table-cell office:value-type="string">
            <text:p>Train Epoch: 18 [38400/50000 (77%)]</text:p>
          </table:table-cell>
          <table:table-cell office:value-type="string">
            <text:p>Loss: 0.142982</text:p>
          </table:table-cell>
        </table:table-row>
        <table:table-row table:style-name="ro2">
          <table:table-cell/>
          <table:table-cell office:value-type="string">
            <text:p>Train Epoch: 18 [48000/50000 (96%)]</text:p>
          </table:table-cell>
          <table:table-cell office:value-type="string">
            <text:p>Loss: 0.06042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31/10000 (93.000%)</text:p>
          </table:table-cell>
          <table:table-cell office:value-type="string">
            <text:p>Loss: 20.03522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31/10000 (93.000%)</text:p>
          </table:table-cell>
          <table:table-cell office:value-type="string">
            <text:p>Loss: 20.035225</text:p>
          </table:table-cell>
        </table:table-row>
        <table:table-row table:style-name="ro2">
          <table:table-cell/>
          <table:table-cell office:value-type="string">
            <text:p>Train Epoch: 19 [0/50000 (0%)]</text:p>
          </table:table-cell>
          <table:table-cell office:value-type="string">
            <text:p>Loss: 0.199995</text:p>
          </table:table-cell>
        </table:table-row>
        <table:table-row table:style-name="ro2">
          <table:table-cell/>
          <table:table-cell office:value-type="string">
            <text:p>Train Epoch: 19 [9600/50000 (19%)]</text:p>
          </table:table-cell>
          <table:table-cell office:value-type="string">
            <text:p>Loss: 0.131312</text:p>
          </table:table-cell>
        </table:table-row>
        <table:table-row table:style-name="ro2">
          <table:table-cell/>
          <table:table-cell office:value-type="string">
            <text:p>Train Epoch: 19 [19200/50000 (38%)]</text:p>
          </table:table-cell>
          <table:table-cell office:value-type="string">
            <text:p>Loss: 0.109193</text:p>
          </table:table-cell>
        </table:table-row>
        <table:table-row table:style-name="ro2">
          <table:table-cell/>
          <table:table-cell office:value-type="string">
            <text:p>Train Epoch: 19 [28800/50000 (58%)]</text:p>
          </table:table-cell>
          <table:table-cell office:value-type="string">
            <text:p>Loss: 0.206076</text:p>
          </table:table-cell>
        </table:table-row>
        <table:table-row table:style-name="ro2">
          <table:table-cell/>
          <table:table-cell office:value-type="string">
            <text:p>Train Epoch: 19 [38400/50000 (77%)]</text:p>
          </table:table-cell>
          <table:table-cell office:value-type="string">
            <text:p>Loss: 0.099151</text:p>
          </table:table-cell>
        </table:table-row>
        <table:table-row table:style-name="ro2">
          <table:table-cell/>
          <table:table-cell office:value-type="string">
            <text:p>Train Epoch: 19 [48000/50000 (96%)]</text:p>
          </table:table-cell>
          <table:table-cell office:value-type="string">
            <text:p>Loss: 0.12630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9 [0/50000 (0%)]</text:p>
          </table:table-cell>
          <table:table-cell office:value-type="string">
            <text:p>Loss: 0.132295</text:p>
          </table:table-cell>
        </table:table-row>
        <table:table-row table:style-name="ro2">
          <table:table-cell/>
          <table:table-cell office:value-type="string">
            <text:p>Train Epoch: 19 [9600/50000 (19%)]</text:p>
          </table:table-cell>
          <table:table-cell office:value-type="string">
            <text:p>Loss: 0.178717</text:p>
          </table:table-cell>
        </table:table-row>
        <table:table-row table:style-name="ro2">
          <table:table-cell/>
          <table:table-cell office:value-type="string">
            <text:p>Train Epoch: 19 [19200/50000 (38%)]</text:p>
          </table:table-cell>
          <table:table-cell office:value-type="string">
            <text:p>Loss: 0.123388</text:p>
          </table:table-cell>
        </table:table-row>
        <table:table-row table:style-name="ro2">
          <table:table-cell/>
          <table:table-cell office:value-type="string">
            <text:p>Train Epoch: 19 [28800/50000 (58%)]</text:p>
          </table:table-cell>
          <table:table-cell office:value-type="string">
            <text:p>Loss: 0.150894</text:p>
          </table:table-cell>
        </table:table-row>
        <table:table-row table:style-name="ro2">
          <table:table-cell/>
          <table:table-cell office:value-type="string">
            <text:p>Train Epoch: 19 [38400/50000 (77%)]</text:p>
          </table:table-cell>
          <table:table-cell office:value-type="string">
            <text:p>Loss: 0.165671</text:p>
          </table:table-cell>
        </table:table-row>
        <table:table-row table:style-name="ro2">
          <table:table-cell/>
          <table:table-cell office:value-type="string">
            <text:p>Train Epoch: 19 [48000/50000 (96%)]</text:p>
          </table:table-cell>
          <table:table-cell office:value-type="string">
            <text:p>Loss: 0.17750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19 [0/50000 (0%)]</text:p>
          </table:table-cell>
          <table:table-cell office:value-type="string">
            <text:p>Loss: 0.089667</text:p>
          </table:table-cell>
        </table:table-row>
        <table:table-row table:style-name="ro2">
          <table:table-cell/>
          <table:table-cell office:value-type="string">
            <text:p>Train Epoch: 19 [9600/50000 (19%)]</text:p>
          </table:table-cell>
          <table:table-cell office:value-type="string">
            <text:p>Loss: 0.105044</text:p>
          </table:table-cell>
        </table:table-row>
        <table:table-row table:style-name="ro2">
          <table:table-cell/>
          <table:table-cell office:value-type="string">
            <text:p>Train Epoch: 19 [19200/50000 (38%)]</text:p>
          </table:table-cell>
          <table:table-cell office:value-type="string">
            <text:p>Loss: 0.156015</text:p>
          </table:table-cell>
        </table:table-row>
        <table:table-row table:style-name="ro2">
          <table:table-cell/>
          <table:table-cell office:value-type="string">
            <text:p>Train Epoch: 19 [28800/50000 (58%)]</text:p>
          </table:table-cell>
          <table:table-cell office:value-type="string">
            <text:p>Loss: 0.155419</text:p>
          </table:table-cell>
        </table:table-row>
        <table:table-row table:style-name="ro2">
          <table:table-cell/>
          <table:table-cell office:value-type="string">
            <text:p>Train Epoch: 19 [38400/50000 (77%)]</text:p>
          </table:table-cell>
          <table:table-cell office:value-type="string">
            <text:p>Loss: 0.069354</text:p>
          </table:table-cell>
        </table:table-row>
        <table:table-row table:style-name="ro2">
          <table:table-cell/>
          <table:table-cell office:value-type="string">
            <text:p>Train Epoch: 19 [48000/50000 (96%)]</text:p>
          </table:table-cell>
          <table:table-cell office:value-type="string">
            <text:p>Loss: 0.11493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99/10000 (92.000%)</text:p>
          </table:table-cell>
          <table:table-cell office:value-type="string">
            <text:p>Loss: 21.12320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99/10000 (92.000%)</text:p>
          </table:table-cell>
          <table:table-cell office:value-type="string">
            <text:p>Loss: 21.123207</text:p>
          </table:table-cell>
        </table:table-row>
        <table:table-row table:style-name="ro2">
          <table:table-cell/>
          <table:table-cell office:value-type="string">
            <text:p>Train Epoch: 20 [0/50000 (0%)]</text:p>
          </table:table-cell>
          <table:table-cell office:value-type="string">
            <text:p>Loss: 0.069593</text:p>
          </table:table-cell>
        </table:table-row>
        <table:table-row table:style-name="ro2">
          <table:table-cell/>
          <table:table-cell office:value-type="string">
            <text:p>Train Epoch: 20 [9600/50000 (19%)]</text:p>
          </table:table-cell>
          <table:table-cell office:value-type="string">
            <text:p>Loss: 0.105705</text:p>
          </table:table-cell>
        </table:table-row>
        <table:table-row table:style-name="ro2">
          <table:table-cell/>
          <table:table-cell office:value-type="string">
            <text:p>Train Epoch: 20 [19200/50000 (38%)]</text:p>
          </table:table-cell>
          <table:table-cell office:value-type="string">
            <text:p>Loss: 0.179954</text:p>
          </table:table-cell>
        </table:table-row>
        <table:table-row table:style-name="ro2">
          <table:table-cell/>
          <table:table-cell office:value-type="string">
            <text:p>Train Epoch: 20 [28800/50000 (58%)]</text:p>
          </table:table-cell>
          <table:table-cell office:value-type="string">
            <text:p>Loss: 0.201351</text:p>
          </table:table-cell>
        </table:table-row>
        <table:table-row table:style-name="ro2">
          <table:table-cell/>
          <table:table-cell office:value-type="string">
            <text:p>Train Epoch: 20 [38400/50000 (77%)]</text:p>
          </table:table-cell>
          <table:table-cell office:value-type="string">
            <text:p>Loss: 0.201895</text:p>
          </table:table-cell>
        </table:table-row>
        <table:table-row table:style-name="ro2">
          <table:table-cell/>
          <table:table-cell office:value-type="string">
            <text:p>Train Epoch: 20 [48000/50000 (96%)]</text:p>
          </table:table-cell>
          <table:table-cell office:value-type="string">
            <text:p>Loss: 0.07813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0 [0/50000 (0%)]</text:p>
          </table:table-cell>
          <table:table-cell office:value-type="string">
            <text:p>Loss: 0.109872</text:p>
          </table:table-cell>
        </table:table-row>
        <table:table-row table:style-name="ro2">
          <table:table-cell/>
          <table:table-cell office:value-type="string">
            <text:p>Train Epoch: 20 [9600/50000 (19%)]</text:p>
          </table:table-cell>
          <table:table-cell office:value-type="string">
            <text:p>Loss: 0.158222</text:p>
          </table:table-cell>
        </table:table-row>
        <table:table-row table:style-name="ro2">
          <table:table-cell/>
          <table:table-cell office:value-type="string">
            <text:p>Train Epoch: 20 [19200/50000 (38%)]</text:p>
          </table:table-cell>
          <table:table-cell office:value-type="string">
            <text:p>Loss: 0.191834</text:p>
          </table:table-cell>
        </table:table-row>
        <table:table-row table:style-name="ro2">
          <table:table-cell/>
          <table:table-cell office:value-type="string">
            <text:p>Train Epoch: 20 [28800/50000 (58%)]</text:p>
          </table:table-cell>
          <table:table-cell office:value-type="string">
            <text:p>Loss: 0.123714</text:p>
          </table:table-cell>
        </table:table-row>
        <table:table-row table:style-name="ro2">
          <table:table-cell/>
          <table:table-cell office:value-type="string">
            <text:p>Train Epoch: 20 [38400/50000 (77%)]</text:p>
          </table:table-cell>
          <table:table-cell office:value-type="string">
            <text:p>Loss: 0.093061</text:p>
          </table:table-cell>
        </table:table-row>
        <table:table-row table:style-name="ro2">
          <table:table-cell/>
          <table:table-cell office:value-type="string">
            <text:p>Train Epoch: 20 [48000/50000 (96%)]</text:p>
          </table:table-cell>
          <table:table-cell office:value-type="string">
            <text:p>Loss: 0.11661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0 [0/50000 (0%)]</text:p>
          </table:table-cell>
          <table:table-cell office:value-type="string">
            <text:p>Loss: 0.146243</text:p>
          </table:table-cell>
        </table:table-row>
        <table:table-row table:style-name="ro2">
          <table:table-cell/>
          <table:table-cell office:value-type="string">
            <text:p>Train Epoch: 20 [9600/50000 (19%)]</text:p>
          </table:table-cell>
          <table:table-cell office:value-type="string">
            <text:p>Loss: 0.082698</text:p>
          </table:table-cell>
        </table:table-row>
        <table:table-row table:style-name="ro2">
          <table:table-cell/>
          <table:table-cell office:value-type="string">
            <text:p>Train Epoch: 20 [19200/50000 (38%)]</text:p>
          </table:table-cell>
          <table:table-cell office:value-type="string">
            <text:p>Loss: 0.061373</text:p>
          </table:table-cell>
        </table:table-row>
        <table:table-row table:style-name="ro2">
          <table:table-cell/>
          <table:table-cell office:value-type="string">
            <text:p>Train Epoch: 20 [28800/50000 (58%)]</text:p>
          </table:table-cell>
          <table:table-cell office:value-type="string">
            <text:p>Loss: 0.122606</text:p>
          </table:table-cell>
        </table:table-row>
        <table:table-row table:style-name="ro2">
          <table:table-cell/>
          <table:table-cell office:value-type="string">
            <text:p>Train Epoch: 20 [38400/50000 (77%)]</text:p>
          </table:table-cell>
          <table:table-cell office:value-type="string">
            <text:p>Loss: 0.060516</text:p>
          </table:table-cell>
        </table:table-row>
        <table:table-row table:style-name="ro2">
          <table:table-cell/>
          <table:table-cell office:value-type="string">
            <text:p>Train Epoch: 20 [48000/50000 (96%)]</text:p>
          </table:table-cell>
          <table:table-cell office:value-type="string">
            <text:p>Loss: 0.11251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051/10000 (90.000%)</text:p>
          </table:table-cell>
          <table:table-cell office:value-type="string">
            <text:p>Loss: 28.978214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051/10000 (90.000%)</text:p>
          </table:table-cell>
          <table:table-cell office:value-type="string">
            <text:p>Loss: 28.978214</text:p>
          </table:table-cell>
        </table:table-row>
        <table:table-row table:style-name="ro2">
          <table:table-cell/>
          <table:table-cell office:value-type="string">
            <text:p>Train Epoch: 21 [0/50000 (0%)]</text:p>
          </table:table-cell>
          <table:table-cell office:value-type="string">
            <text:p>Loss: 0.267587</text:p>
          </table:table-cell>
        </table:table-row>
        <table:table-row table:style-name="ro2">
          <table:table-cell/>
          <table:table-cell office:value-type="string">
            <text:p>Train Epoch: 21 [9600/50000 (19%)]</text:p>
          </table:table-cell>
          <table:table-cell office:value-type="string">
            <text:p>Loss: 0.098255</text:p>
          </table:table-cell>
        </table:table-row>
        <table:table-row table:style-name="ro2">
          <table:table-cell/>
          <table:table-cell office:value-type="string">
            <text:p>Train Epoch: 21 [19200/50000 (38%)]</text:p>
          </table:table-cell>
          <table:table-cell office:value-type="string">
            <text:p>Loss: 0.094704</text:p>
          </table:table-cell>
        </table:table-row>
        <table:table-row table:style-name="ro2">
          <table:table-cell/>
          <table:table-cell office:value-type="string">
            <text:p>Train Epoch: 21 [28800/50000 (58%)]</text:p>
          </table:table-cell>
          <table:table-cell office:value-type="string">
            <text:p>Loss: 0.154365</text:p>
          </table:table-cell>
        </table:table-row>
        <table:table-row table:style-name="ro2">
          <table:table-cell/>
          <table:table-cell office:value-type="string">
            <text:p>Train Epoch: 21 [38400/50000 (77%)]</text:p>
          </table:table-cell>
          <table:table-cell office:value-type="string">
            <text:p>Loss: 0.165823</text:p>
          </table:table-cell>
        </table:table-row>
        <table:table-row table:style-name="ro2">
          <table:table-cell/>
          <table:table-cell office:value-type="string">
            <text:p>Train Epoch: 21 [48000/50000 (96%)]</text:p>
          </table:table-cell>
          <table:table-cell office:value-type="string">
            <text:p>Loss: 0.13615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1 [0/50000 (0%)]</text:p>
          </table:table-cell>
          <table:table-cell office:value-type="string">
            <text:p>Loss: 0.113874</text:p>
          </table:table-cell>
        </table:table-row>
        <table:table-row table:style-name="ro2">
          <table:table-cell/>
          <table:table-cell office:value-type="string">
            <text:p>Train Epoch: 21 [9600/50000 (19%)]</text:p>
          </table:table-cell>
          <table:table-cell office:value-type="string">
            <text:p>Loss: 0.071433</text:p>
          </table:table-cell>
        </table:table-row>
        <table:table-row table:style-name="ro2">
          <table:table-cell/>
          <table:table-cell office:value-type="string">
            <text:p>Train Epoch: 21 [19200/50000 (38%)]</text:p>
          </table:table-cell>
          <table:table-cell office:value-type="string">
            <text:p>Loss: 0.086623</text:p>
          </table:table-cell>
        </table:table-row>
        <table:table-row table:style-name="ro2">
          <table:table-cell/>
          <table:table-cell office:value-type="string">
            <text:p>Train Epoch: 21 [28800/50000 (58%)]</text:p>
          </table:table-cell>
          <table:table-cell office:value-type="string">
            <text:p>Loss: 0.065497</text:p>
          </table:table-cell>
        </table:table-row>
        <table:table-row table:style-name="ro2">
          <table:table-cell/>
          <table:table-cell office:value-type="string">
            <text:p>Train Epoch: 21 [38400/50000 (77%)]</text:p>
          </table:table-cell>
          <table:table-cell office:value-type="string">
            <text:p>Loss: 0.083066</text:p>
          </table:table-cell>
        </table:table-row>
        <table:table-row table:style-name="ro2">
          <table:table-cell/>
          <table:table-cell office:value-type="string">
            <text:p>Train Epoch: 21 [48000/50000 (96%)]</text:p>
          </table:table-cell>
          <table:table-cell office:value-type="string">
            <text:p>Loss: 0.12223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1 [0/50000 (0%)]</text:p>
          </table:table-cell>
          <table:table-cell office:value-type="string">
            <text:p>Loss: 0.131794</text:p>
          </table:table-cell>
        </table:table-row>
        <table:table-row table:style-name="ro2">
          <table:table-cell/>
          <table:table-cell office:value-type="string">
            <text:p>Train Epoch: 21 [9600/50000 (19%)]</text:p>
          </table:table-cell>
          <table:table-cell office:value-type="string">
            <text:p>Loss: 0.113766</text:p>
          </table:table-cell>
        </table:table-row>
        <table:table-row table:style-name="ro2">
          <table:table-cell/>
          <table:table-cell office:value-type="string">
            <text:p>Train Epoch: 21 [19200/50000 (38%)]</text:p>
          </table:table-cell>
          <table:table-cell office:value-type="string">
            <text:p>Loss: 0.094362</text:p>
          </table:table-cell>
        </table:table-row>
        <table:table-row table:style-name="ro2">
          <table:table-cell/>
          <table:table-cell office:value-type="string">
            <text:p>Train Epoch: 21 [28800/50000 (58%)]</text:p>
          </table:table-cell>
          <table:table-cell office:value-type="string">
            <text:p>Loss: 0.158740</text:p>
          </table:table-cell>
        </table:table-row>
        <table:table-row table:style-name="ro2">
          <table:table-cell/>
          <table:table-cell office:value-type="string">
            <text:p>Train Epoch: 21 [38400/50000 (77%)]</text:p>
          </table:table-cell>
          <table:table-cell office:value-type="string">
            <text:p>Loss: 0.083160</text:p>
          </table:table-cell>
        </table:table-row>
        <table:table-row table:style-name="ro2">
          <table:table-cell/>
          <table:table-cell office:value-type="string">
            <text:p>Train Epoch: 21 [48000/50000 (96%)]</text:p>
          </table:table-cell>
          <table:table-cell office:value-type="string">
            <text:p>Loss: 0.09900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68/10000 (92.000%)</text:p>
          </table:table-cell>
          <table:table-cell office:value-type="string">
            <text:p>Loss: 21.97485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68/10000 (92.000%)</text:p>
          </table:table-cell>
          <table:table-cell office:value-type="string">
            <text:p>Loss: 21.974852</text:p>
          </table:table-cell>
        </table:table-row>
        <table:table-row table:style-name="ro2">
          <table:table-cell/>
          <table:table-cell office:value-type="string">
            <text:p>Train Epoch: 22 [0/50000 (0%)]</text:p>
          </table:table-cell>
          <table:table-cell office:value-type="string">
            <text:p>Loss: 0.062668</text:p>
          </table:table-cell>
        </table:table-row>
        <table:table-row table:style-name="ro2">
          <table:table-cell/>
          <table:table-cell office:value-type="string">
            <text:p>Train Epoch: 22 [9600/50000 (19%)]</text:p>
          </table:table-cell>
          <table:table-cell office:value-type="string">
            <text:p>Loss: 0.164905</text:p>
          </table:table-cell>
        </table:table-row>
        <table:table-row table:style-name="ro2">
          <table:table-cell/>
          <table:table-cell office:value-type="string">
            <text:p>Train Epoch: 22 [19200/50000 (38%)]</text:p>
          </table:table-cell>
          <table:table-cell office:value-type="string">
            <text:p>Loss: 0.072447</text:p>
          </table:table-cell>
        </table:table-row>
        <table:table-row table:style-name="ro2">
          <table:table-cell/>
          <table:table-cell office:value-type="string">
            <text:p>Train Epoch: 22 [28800/50000 (58%)]</text:p>
          </table:table-cell>
          <table:table-cell office:value-type="string">
            <text:p>Loss: 0.095142</text:p>
          </table:table-cell>
        </table:table-row>
        <table:table-row table:style-name="ro2">
          <table:table-cell/>
          <table:table-cell office:value-type="string">
            <text:p>Train Epoch: 22 [38400/50000 (77%)]</text:p>
          </table:table-cell>
          <table:table-cell office:value-type="string">
            <text:p>Loss: 0.103386</text:p>
          </table:table-cell>
        </table:table-row>
        <table:table-row table:style-name="ro2">
          <table:table-cell/>
          <table:table-cell office:value-type="string">
            <text:p>Train Epoch: 22 [48000/50000 (96%)]</text:p>
          </table:table-cell>
          <table:table-cell office:value-type="string">
            <text:p>Loss: 0.12607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2 [0/50000 (0%)]</text:p>
          </table:table-cell>
          <table:table-cell office:value-type="string">
            <text:p>Loss: 0.106226</text:p>
          </table:table-cell>
        </table:table-row>
        <table:table-row table:style-name="ro2">
          <table:table-cell/>
          <table:table-cell office:value-type="string">
            <text:p>Train Epoch: 22 [9600/50000 (19%)]</text:p>
          </table:table-cell>
          <table:table-cell office:value-type="string">
            <text:p>Loss: 0.151481</text:p>
          </table:table-cell>
        </table:table-row>
        <table:table-row table:style-name="ro2">
          <table:table-cell/>
          <table:table-cell office:value-type="string">
            <text:p>Train Epoch: 22 [19200/50000 (38%)]</text:p>
          </table:table-cell>
          <table:table-cell office:value-type="string">
            <text:p>Loss: 0.071839</text:p>
          </table:table-cell>
        </table:table-row>
        <table:table-row table:style-name="ro2">
          <table:table-cell/>
          <table:table-cell office:value-type="string">
            <text:p>Train Epoch: 22 [28800/50000 (58%)]</text:p>
          </table:table-cell>
          <table:table-cell office:value-type="string">
            <text:p>Loss: 0.122670</text:p>
          </table:table-cell>
        </table:table-row>
        <table:table-row table:style-name="ro2">
          <table:table-cell/>
          <table:table-cell office:value-type="string">
            <text:p>Train Epoch: 22 [38400/50000 (77%)]</text:p>
          </table:table-cell>
          <table:table-cell office:value-type="string">
            <text:p>Loss: 0.138513</text:p>
          </table:table-cell>
        </table:table-row>
        <table:table-row table:style-name="ro2">
          <table:table-cell/>
          <table:table-cell office:value-type="string">
            <text:p>Train Epoch: 22 [48000/50000 (96%)]</text:p>
          </table:table-cell>
          <table:table-cell office:value-type="string">
            <text:p>Loss: 0.09381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2 [0/50000 (0%)]</text:p>
          </table:table-cell>
          <table:table-cell office:value-type="string">
            <text:p>Loss: 0.043326</text:p>
          </table:table-cell>
        </table:table-row>
        <table:table-row table:style-name="ro2">
          <table:table-cell/>
          <table:table-cell office:value-type="string">
            <text:p>Train Epoch: 22 [9600/50000 (19%)]</text:p>
          </table:table-cell>
          <table:table-cell office:value-type="string">
            <text:p>Loss: 0.151426</text:p>
          </table:table-cell>
        </table:table-row>
        <table:table-row table:style-name="ro2">
          <table:table-cell/>
          <table:table-cell office:value-type="string">
            <text:p>Train Epoch: 22 [19200/50000 (38%)]</text:p>
          </table:table-cell>
          <table:table-cell office:value-type="string">
            <text:p>Loss: 0.079337</text:p>
          </table:table-cell>
        </table:table-row>
        <table:table-row table:style-name="ro2">
          <table:table-cell/>
          <table:table-cell office:value-type="string">
            <text:p>Train Epoch: 22 [28800/50000 (58%)]</text:p>
          </table:table-cell>
          <table:table-cell office:value-type="string">
            <text:p>Loss: 0.150803</text:p>
          </table:table-cell>
        </table:table-row>
        <table:table-row table:style-name="ro2">
          <table:table-cell/>
          <table:table-cell office:value-type="string">
            <text:p>Train Epoch: 22 [38400/50000 (77%)]</text:p>
          </table:table-cell>
          <table:table-cell office:value-type="string">
            <text:p>Loss: 0.091810</text:p>
          </table:table-cell>
        </table:table-row>
        <table:table-row table:style-name="ro2">
          <table:table-cell/>
          <table:table-cell office:value-type="string">
            <text:p>Train Epoch: 22 [48000/50000 (96%)]</text:p>
          </table:table-cell>
          <table:table-cell office:value-type="string">
            <text:p>Loss: 0.10855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76/10000 (91.000%)</text:p>
          </table:table-cell>
          <table:table-cell office:value-type="string">
            <text:p>Loss: 25.02437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176/10000 (91.000%)</text:p>
          </table:table-cell>
          <table:table-cell office:value-type="string">
            <text:p>Loss: 25.024370</text:p>
          </table:table-cell>
        </table:table-row>
        <table:table-row table:style-name="ro2">
          <table:table-cell/>
          <table:table-cell office:value-type="string">
            <text:p>Train Epoch: 23 [0/50000 (0%)]</text:p>
          </table:table-cell>
          <table:table-cell office:value-type="string">
            <text:p>Loss: 0.144368</text:p>
          </table:table-cell>
        </table:table-row>
        <table:table-row table:style-name="ro2">
          <table:table-cell/>
          <table:table-cell office:value-type="string">
            <text:p>Train Epoch: 23 [9600/50000 (19%)]</text:p>
          </table:table-cell>
          <table:table-cell office:value-type="string">
            <text:p>Loss: 0.177459</text:p>
          </table:table-cell>
        </table:table-row>
        <table:table-row table:style-name="ro2">
          <table:table-cell/>
          <table:table-cell office:value-type="string">
            <text:p>Train Epoch: 23 [19200/50000 (38%)]</text:p>
          </table:table-cell>
          <table:table-cell office:value-type="string">
            <text:p>Loss: 0.067590</text:p>
          </table:table-cell>
        </table:table-row>
        <table:table-row table:style-name="ro2">
          <table:table-cell/>
          <table:table-cell office:value-type="string">
            <text:p>Train Epoch: 23 [28800/50000 (58%)]</text:p>
          </table:table-cell>
          <table:table-cell office:value-type="string">
            <text:p>Loss: 0.130269</text:p>
          </table:table-cell>
        </table:table-row>
        <table:table-row table:style-name="ro2">
          <table:table-cell/>
          <table:table-cell office:value-type="string">
            <text:p>Train Epoch: 23 [38400/50000 (77%)]</text:p>
          </table:table-cell>
          <table:table-cell office:value-type="string">
            <text:p>Loss: 0.140918</text:p>
          </table:table-cell>
        </table:table-row>
        <table:table-row table:style-name="ro2">
          <table:table-cell/>
          <table:table-cell office:value-type="string">
            <text:p>Train Epoch: 23 [48000/50000 (96%)]</text:p>
          </table:table-cell>
          <table:table-cell office:value-type="string">
            <text:p>Loss: 0.099627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3 [0/50000 (0%)]</text:p>
          </table:table-cell>
          <table:table-cell office:value-type="string">
            <text:p>Loss: 0.067575</text:p>
          </table:table-cell>
        </table:table-row>
        <table:table-row table:style-name="ro2">
          <table:table-cell/>
          <table:table-cell office:value-type="string">
            <text:p>Train Epoch: 23 [9600/50000 (19%)]</text:p>
          </table:table-cell>
          <table:table-cell office:value-type="string">
            <text:p>Loss: 0.166154</text:p>
          </table:table-cell>
        </table:table-row>
        <table:table-row table:style-name="ro2">
          <table:table-cell/>
          <table:table-cell office:value-type="string">
            <text:p>Train Epoch: 23 [19200/50000 (38%)]</text:p>
          </table:table-cell>
          <table:table-cell office:value-type="string">
            <text:p>Loss: 0.135179</text:p>
          </table:table-cell>
        </table:table-row>
        <table:table-row table:style-name="ro2">
          <table:table-cell/>
          <table:table-cell office:value-type="string">
            <text:p>Train Epoch: 23 [28800/50000 (58%)]</text:p>
          </table:table-cell>
          <table:table-cell office:value-type="string">
            <text:p>Loss: 0.077878</text:p>
          </table:table-cell>
        </table:table-row>
        <table:table-row table:style-name="ro2">
          <table:table-cell/>
          <table:table-cell office:value-type="string">
            <text:p>Train Epoch: 23 [38400/50000 (77%)]</text:p>
          </table:table-cell>
          <table:table-cell office:value-type="string">
            <text:p>Loss: 0.067941</text:p>
          </table:table-cell>
        </table:table-row>
        <table:table-row table:style-name="ro2">
          <table:table-cell/>
          <table:table-cell office:value-type="string">
            <text:p>Train Epoch: 23 [48000/50000 (96%)]</text:p>
          </table:table-cell>
          <table:table-cell office:value-type="string">
            <text:p>Loss: 0.26419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3 [0/50000 (0%)]</text:p>
          </table:table-cell>
          <table:table-cell office:value-type="string">
            <text:p>Loss: 0.082454</text:p>
          </table:table-cell>
        </table:table-row>
        <table:table-row table:style-name="ro2">
          <table:table-cell/>
          <table:table-cell office:value-type="string">
            <text:p>Train Epoch: 23 [9600/50000 (19%)]</text:p>
          </table:table-cell>
          <table:table-cell office:value-type="string">
            <text:p>Loss: 0.150975</text:p>
          </table:table-cell>
        </table:table-row>
        <table:table-row table:style-name="ro2">
          <table:table-cell/>
          <table:table-cell office:value-type="string">
            <text:p>Train Epoch: 23 [19200/50000 (38%)]</text:p>
          </table:table-cell>
          <table:table-cell office:value-type="string">
            <text:p>Loss: 0.069953</text:p>
          </table:table-cell>
        </table:table-row>
        <table:table-row table:style-name="ro2">
          <table:table-cell/>
          <table:table-cell office:value-type="string">
            <text:p>Train Epoch: 23 [28800/50000 (58%)]</text:p>
          </table:table-cell>
          <table:table-cell office:value-type="string">
            <text:p>Loss: 0.180512</text:p>
          </table:table-cell>
        </table:table-row>
        <table:table-row table:style-name="ro2">
          <table:table-cell/>
          <table:table-cell office:value-type="string">
            <text:p>Train Epoch: 23 [38400/50000 (77%)]</text:p>
          </table:table-cell>
          <table:table-cell office:value-type="string">
            <text:p>Loss: 0.202416</text:p>
          </table:table-cell>
        </table:table-row>
        <table:table-row table:style-name="ro2">
          <table:table-cell/>
          <table:table-cell office:value-type="string">
            <text:p>Train Epoch: 23 [48000/50000 (96%)]</text:p>
          </table:table-cell>
          <table:table-cell office:value-type="string">
            <text:p>Loss: 0.12660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31/10000 (92.000%)</text:p>
          </table:table-cell>
          <table:table-cell office:value-type="string">
            <text:p>Loss: 26.036303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31/10000 (92.000%)</text:p>
          </table:table-cell>
          <table:table-cell office:value-type="string">
            <text:p>Loss: 26.036303</text:p>
          </table:table-cell>
        </table:table-row>
        <table:table-row table:style-name="ro2">
          <table:table-cell/>
          <table:table-cell office:value-type="string">
            <text:p>Train Epoch: 24 [0/50000 (0%)]</text:p>
          </table:table-cell>
          <table:table-cell office:value-type="string">
            <text:p>Loss: 0.059972</text:p>
          </table:table-cell>
        </table:table-row>
        <table:table-row table:style-name="ro2">
          <table:table-cell/>
          <table:table-cell office:value-type="string">
            <text:p>Train Epoch: 24 [9600/50000 (19%)]</text:p>
          </table:table-cell>
          <table:table-cell office:value-type="string">
            <text:p>Loss: 0.072343</text:p>
          </table:table-cell>
        </table:table-row>
        <table:table-row table:style-name="ro2">
          <table:table-cell/>
          <table:table-cell office:value-type="string">
            <text:p>Train Epoch: 24 [19200/50000 (38%)]</text:p>
          </table:table-cell>
          <table:table-cell office:value-type="string">
            <text:p>Loss: 0.080504</text:p>
          </table:table-cell>
        </table:table-row>
        <table:table-row table:style-name="ro2">
          <table:table-cell/>
          <table:table-cell office:value-type="string">
            <text:p>Train Epoch: 24 [28800/50000 (58%)]</text:p>
          </table:table-cell>
          <table:table-cell office:value-type="string">
            <text:p>Loss: 0.069904</text:p>
          </table:table-cell>
        </table:table-row>
        <table:table-row table:style-name="ro2">
          <table:table-cell/>
          <table:table-cell office:value-type="string">
            <text:p>Train Epoch: 24 [38400/50000 (77%)]</text:p>
          </table:table-cell>
          <table:table-cell office:value-type="string">
            <text:p>Loss: 0.094356</text:p>
          </table:table-cell>
        </table:table-row>
        <table:table-row table:style-name="ro2">
          <table:table-cell/>
          <table:table-cell office:value-type="string">
            <text:p>Train Epoch: 24 [48000/50000 (96%)]</text:p>
          </table:table-cell>
          <table:table-cell office:value-type="string">
            <text:p>Loss: 0.08976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4 [0/50000 (0%)]</text:p>
          </table:table-cell>
          <table:table-cell office:value-type="string">
            <text:p>Loss: 0.064958</text:p>
          </table:table-cell>
        </table:table-row>
        <table:table-row table:style-name="ro2">
          <table:table-cell/>
          <table:table-cell office:value-type="string">
            <text:p>Train Epoch: 24 [9600/50000 (19%)]</text:p>
          </table:table-cell>
          <table:table-cell office:value-type="string">
            <text:p>Loss: 0.033394</text:p>
          </table:table-cell>
        </table:table-row>
        <table:table-row table:style-name="ro2">
          <table:table-cell/>
          <table:table-cell office:value-type="string">
            <text:p>Train Epoch: 24 [19200/50000 (38%)]</text:p>
          </table:table-cell>
          <table:table-cell office:value-type="string">
            <text:p>Loss: 0.071245</text:p>
          </table:table-cell>
        </table:table-row>
        <table:table-row table:style-name="ro2">
          <table:table-cell/>
          <table:table-cell office:value-type="string">
            <text:p>Train Epoch: 24 [28800/50000 (58%)]</text:p>
          </table:table-cell>
          <table:table-cell office:value-type="string">
            <text:p>Loss: 0.106926</text:p>
          </table:table-cell>
        </table:table-row>
        <table:table-row table:style-name="ro2">
          <table:table-cell/>
          <table:table-cell office:value-type="string">
            <text:p>Train Epoch: 24 [38400/50000 (77%)]</text:p>
          </table:table-cell>
          <table:table-cell office:value-type="string">
            <text:p>Loss: 0.097604</text:p>
          </table:table-cell>
        </table:table-row>
        <table:table-row table:style-name="ro2">
          <table:table-cell/>
          <table:table-cell office:value-type="string">
            <text:p>Train Epoch: 24 [48000/50000 (96%)]</text:p>
          </table:table-cell>
          <table:table-cell office:value-type="string">
            <text:p>Loss: 0.11156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4 [0/50000 (0%)]</text:p>
          </table:table-cell>
          <table:table-cell office:value-type="string">
            <text:p>Loss: 0.085956</text:p>
          </table:table-cell>
        </table:table-row>
        <table:table-row table:style-name="ro2">
          <table:table-cell/>
          <table:table-cell office:value-type="string">
            <text:p>Train Epoch: 24 [9600/50000 (19%)]</text:p>
          </table:table-cell>
          <table:table-cell office:value-type="string">
            <text:p>Loss: 0.291696</text:p>
          </table:table-cell>
        </table:table-row>
        <table:table-row table:style-name="ro2">
          <table:table-cell/>
          <table:table-cell office:value-type="string">
            <text:p>Train Epoch: 24 [19200/50000 (38%)]</text:p>
          </table:table-cell>
          <table:table-cell office:value-type="string">
            <text:p>Loss: 0.161647</text:p>
          </table:table-cell>
        </table:table-row>
        <table:table-row table:style-name="ro2">
          <table:table-cell/>
          <table:table-cell office:value-type="string">
            <text:p>Train Epoch: 24 [28800/50000 (58%)]</text:p>
          </table:table-cell>
          <table:table-cell office:value-type="string">
            <text:p>Loss: 0.217502</text:p>
          </table:table-cell>
        </table:table-row>
        <table:table-row table:style-name="ro2">
          <table:table-cell/>
          <table:table-cell office:value-type="string">
            <text:p>Train Epoch: 24 [38400/50000 (77%)]</text:p>
          </table:table-cell>
          <table:table-cell office:value-type="string">
            <text:p>Loss: 0.097740</text:p>
          </table:table-cell>
        </table:table-row>
        <table:table-row table:style-name="ro2">
          <table:table-cell/>
          <table:table-cell office:value-type="string">
            <text:p>Train Epoch: 24 [48000/50000 (96%)]</text:p>
          </table:table-cell>
          <table:table-cell office:value-type="string">
            <text:p>Loss: 0.051670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93/10000 (92.000%)</text:p>
          </table:table-cell>
          <table:table-cell office:value-type="string">
            <text:p>Loss: 21.41711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93/10000 (92.000%)</text:p>
          </table:table-cell>
          <table:table-cell office:value-type="string">
            <text:p>Loss: 21.417116</text:p>
          </table:table-cell>
        </table:table-row>
        <table:table-row table:style-name="ro2">
          <table:table-cell/>
          <table:table-cell office:value-type="string">
            <text:p>Train Epoch: 25 [0/50000 (0%)]</text:p>
          </table:table-cell>
          <table:table-cell office:value-type="string">
            <text:p>Loss: 0.064565</text:p>
          </table:table-cell>
        </table:table-row>
        <table:table-row table:style-name="ro2">
          <table:table-cell/>
          <table:table-cell office:value-type="string">
            <text:p>Train Epoch: 25 [9600/50000 (19%)]</text:p>
          </table:table-cell>
          <table:table-cell office:value-type="string">
            <text:p>Loss: 0.056450</text:p>
          </table:table-cell>
        </table:table-row>
        <table:table-row table:style-name="ro2">
          <table:table-cell/>
          <table:table-cell office:value-type="string">
            <text:p>Train Epoch: 25 [19200/50000 (38%)]</text:p>
          </table:table-cell>
          <table:table-cell office:value-type="string">
            <text:p>Loss: 0.145002</text:p>
          </table:table-cell>
        </table:table-row>
        <table:table-row table:style-name="ro2">
          <table:table-cell/>
          <table:table-cell office:value-type="string">
            <text:p>Train Epoch: 25 [28800/50000 (58%)]</text:p>
          </table:table-cell>
          <table:table-cell office:value-type="string">
            <text:p>Loss: 0.148479</text:p>
          </table:table-cell>
        </table:table-row>
        <table:table-row table:style-name="ro2">
          <table:table-cell/>
          <table:table-cell office:value-type="string">
            <text:p>Train Epoch: 25 [38400/50000 (77%)]</text:p>
          </table:table-cell>
          <table:table-cell office:value-type="string">
            <text:p>Loss: 0.081853</text:p>
          </table:table-cell>
        </table:table-row>
        <table:table-row table:style-name="ro2">
          <table:table-cell/>
          <table:table-cell office:value-type="string">
            <text:p>Train Epoch: 25 [48000/50000 (96%)]</text:p>
          </table:table-cell>
          <table:table-cell office:value-type="string">
            <text:p>Loss: 0.11136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5 [0/50000 (0%)]</text:p>
          </table:table-cell>
          <table:table-cell office:value-type="string">
            <text:p>Loss: 0.070007</text:p>
          </table:table-cell>
        </table:table-row>
        <table:table-row table:style-name="ro2">
          <table:table-cell/>
          <table:table-cell office:value-type="string">
            <text:p>Train Epoch: 25 [9600/50000 (19%)]</text:p>
          </table:table-cell>
          <table:table-cell office:value-type="string">
            <text:p>Loss: 0.101023</text:p>
          </table:table-cell>
        </table:table-row>
        <table:table-row table:style-name="ro2">
          <table:table-cell/>
          <table:table-cell office:value-type="string">
            <text:p>Train Epoch: 25 [19200/50000 (38%)]</text:p>
          </table:table-cell>
          <table:table-cell office:value-type="string">
            <text:p>Loss: 0.126350</text:p>
          </table:table-cell>
        </table:table-row>
        <table:table-row table:style-name="ro2">
          <table:table-cell/>
          <table:table-cell office:value-type="string">
            <text:p>Train Epoch: 25 [28800/50000 (58%)]</text:p>
          </table:table-cell>
          <table:table-cell office:value-type="string">
            <text:p>Loss: 0.052702</text:p>
          </table:table-cell>
        </table:table-row>
        <table:table-row table:style-name="ro2">
          <table:table-cell/>
          <table:table-cell office:value-type="string">
            <text:p>Train Epoch: 25 [38400/50000 (77%)]</text:p>
          </table:table-cell>
          <table:table-cell office:value-type="string">
            <text:p>Loss: 0.051028</text:p>
          </table:table-cell>
        </table:table-row>
        <table:table-row table:style-name="ro2">
          <table:table-cell/>
          <table:table-cell office:value-type="string">
            <text:p>Train Epoch: 25 [48000/50000 (96%)]</text:p>
          </table:table-cell>
          <table:table-cell office:value-type="string">
            <text:p>Loss: 0.04238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5 [0/50000 (0%)]</text:p>
          </table:table-cell>
          <table:table-cell office:value-type="string">
            <text:p>Loss: 0.131364</text:p>
          </table:table-cell>
        </table:table-row>
        <table:table-row table:style-name="ro2">
          <table:table-cell/>
          <table:table-cell office:value-type="string">
            <text:p>Train Epoch: 25 [9600/50000 (19%)]</text:p>
          </table:table-cell>
          <table:table-cell office:value-type="string">
            <text:p>Loss: 0.080538</text:p>
          </table:table-cell>
        </table:table-row>
        <table:table-row table:style-name="ro2">
          <table:table-cell/>
          <table:table-cell office:value-type="string">
            <text:p>Train Epoch: 25 [19200/50000 (38%)]</text:p>
          </table:table-cell>
          <table:table-cell office:value-type="string">
            <text:p>Loss: 0.086564</text:p>
          </table:table-cell>
        </table:table-row>
        <table:table-row table:style-name="ro2">
          <table:table-cell/>
          <table:table-cell office:value-type="string">
            <text:p>Train Epoch: 25 [28800/50000 (58%)]</text:p>
          </table:table-cell>
          <table:table-cell office:value-type="string">
            <text:p>Loss: 0.097492</text:p>
          </table:table-cell>
        </table:table-row>
        <table:table-row table:style-name="ro2">
          <table:table-cell/>
          <table:table-cell office:value-type="string">
            <text:p>Train Epoch: 25 [38400/50000 (77%)]</text:p>
          </table:table-cell>
          <table:table-cell office:value-type="string">
            <text:p>Loss: 0.135561</text:p>
          </table:table-cell>
        </table:table-row>
        <table:table-row table:style-name="ro2">
          <table:table-cell/>
          <table:table-cell office:value-type="string">
            <text:p>Train Epoch: 25 [48000/50000 (96%)]</text:p>
          </table:table-cell>
          <table:table-cell office:value-type="string">
            <text:p>Loss: 0.095151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11/10000 (93.000%)</text:p>
          </table:table-cell>
          <table:table-cell office:value-type="string">
            <text:p>Loss: 21.232285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311/10000 (93.000%)</text:p>
          </table:table-cell>
          <table:table-cell office:value-type="string">
            <text:p>Loss: 21.232285</text:p>
          </table:table-cell>
        </table:table-row>
        <table:table-row table:style-name="ro2">
          <table:table-cell/>
          <table:table-cell office:value-type="string">
            <text:p>Train Epoch: 26 [0/50000 (0%)]</text:p>
          </table:table-cell>
          <table:table-cell office:value-type="string">
            <text:p>Loss: 0.059789</text:p>
          </table:table-cell>
        </table:table-row>
        <table:table-row table:style-name="ro2">
          <table:table-cell/>
          <table:table-cell office:value-type="string">
            <text:p>Train Epoch: 26 [9600/50000 (19%)]</text:p>
          </table:table-cell>
          <table:table-cell office:value-type="string">
            <text:p>Loss: 0.073846</text:p>
          </table:table-cell>
        </table:table-row>
        <table:table-row table:style-name="ro2">
          <table:table-cell/>
          <table:table-cell office:value-type="string">
            <text:p>Train Epoch: 26 [19200/50000 (38%)]</text:p>
          </table:table-cell>
          <table:table-cell office:value-type="string">
            <text:p>Loss: 0.098076</text:p>
          </table:table-cell>
        </table:table-row>
        <table:table-row table:style-name="ro2">
          <table:table-cell/>
          <table:table-cell office:value-type="string">
            <text:p>Train Epoch: 26 [28800/50000 (58%)]</text:p>
          </table:table-cell>
          <table:table-cell office:value-type="string">
            <text:p>Loss: 0.067200</text:p>
          </table:table-cell>
        </table:table-row>
        <table:table-row table:style-name="ro2">
          <table:table-cell/>
          <table:table-cell office:value-type="string">
            <text:p>Train Epoch: 26 [38400/50000 (77%)]</text:p>
          </table:table-cell>
          <table:table-cell office:value-type="string">
            <text:p>Loss: 0.135748</text:p>
          </table:table-cell>
        </table:table-row>
        <table:table-row table:style-name="ro2">
          <table:table-cell/>
          <table:table-cell office:value-type="string">
            <text:p>Train Epoch: 26 [48000/50000 (96%)]</text:p>
          </table:table-cell>
          <table:table-cell office:value-type="string">
            <text:p>Loss: 0.041712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6 [0/50000 (0%)]</text:p>
          </table:table-cell>
          <table:table-cell office:value-type="string">
            <text:p>Loss: 0.055500</text:p>
          </table:table-cell>
        </table:table-row>
        <table:table-row table:style-name="ro2">
          <table:table-cell/>
          <table:table-cell office:value-type="string">
            <text:p>Train Epoch: 26 [9600/50000 (19%)]</text:p>
          </table:table-cell>
          <table:table-cell office:value-type="string">
            <text:p>Loss: 0.108259</text:p>
          </table:table-cell>
        </table:table-row>
        <table:table-row table:style-name="ro2">
          <table:table-cell/>
          <table:table-cell office:value-type="string">
            <text:p>Train Epoch: 26 [19200/50000 (38%)]</text:p>
          </table:table-cell>
          <table:table-cell office:value-type="string">
            <text:p>Loss: 0.117698</text:p>
          </table:table-cell>
        </table:table-row>
        <table:table-row table:style-name="ro2">
          <table:table-cell/>
          <table:table-cell office:value-type="string">
            <text:p>Train Epoch: 26 [28800/50000 (58%)]</text:p>
          </table:table-cell>
          <table:table-cell office:value-type="string">
            <text:p>Loss: 0.076270</text:p>
          </table:table-cell>
        </table:table-row>
        <table:table-row table:style-name="ro2">
          <table:table-cell/>
          <table:table-cell office:value-type="string">
            <text:p>Train Epoch: 26 [38400/50000 (77%)]</text:p>
          </table:table-cell>
          <table:table-cell office:value-type="string">
            <text:p>Loss: 0.072770</text:p>
          </table:table-cell>
        </table:table-row>
        <table:table-row table:style-name="ro2">
          <table:table-cell/>
          <table:table-cell office:value-type="string">
            <text:p>Train Epoch: 26 [48000/50000 (96%)]</text:p>
          </table:table-cell>
          <table:table-cell office:value-type="string">
            <text:p>Loss: 0.158196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rain Epoch: 26 [0/50000 (0%)]</text:p>
          </table:table-cell>
          <table:table-cell office:value-type="string">
            <text:p>Loss: 0.072910</text:p>
          </table:table-cell>
        </table:table-row>
        <table:table-row table:style-name="ro2">
          <table:table-cell/>
          <table:table-cell office:value-type="string">
            <text:p>Train Epoch: 26 [9600/50000 (19%)]</text:p>
          </table:table-cell>
          <table:table-cell office:value-type="string">
            <text:p>Loss: 0.024485</text:p>
          </table:table-cell>
        </table:table-row>
        <table:table-row table:style-name="ro2">
          <table:table-cell/>
          <table:table-cell office:value-type="string">
            <text:p>Train Epoch: 26 [19200/50000 (38%)]</text:p>
          </table:table-cell>
          <table:table-cell office:value-type="string">
            <text:p>Loss: 0.046130</text:p>
          </table:table-cell>
        </table:table-row>
        <table:table-row table:style-name="ro2">
          <table:table-cell/>
          <table:table-cell office:value-type="string">
            <text:p>Train Epoch: 26 [28800/50000 (58%)]</text:p>
          </table:table-cell>
          <table:table-cell office:value-type="string">
            <text:p>Loss: 0.044696</text:p>
          </table:table-cell>
        </table:table-row>
        <table:table-row table:style-name="ro2">
          <table:table-cell/>
          <table:table-cell office:value-type="string">
            <text:p>Train Epoch: 26 [38400/50000 (77%)]</text:p>
          </table:table-cell>
          <table:table-cell office:value-type="string">
            <text:p>Loss: 0.102287</text:p>
          </table:table-cell>
        </table:table-row>
        <table:table-row table:style-name="ro2">
          <table:table-cell/>
          <table:table-cell office:value-type="string">
            <text:p>Train Epoch: 26 [48000/50000 (96%)]</text:p>
          </table:table-cell>
          <table:table-cell office:value-type="string">
            <text:p>Loss: 0.090199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79/10000 (92.000%)</text:p>
          </table:table-cell>
          <table:table-cell office:value-type="string">
            <text:p>Loss: 22.292418</text:p>
          </table:table-cell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*******************************************************</text:p>
          </table:table-cell>
          <table:table-cell/>
        </table:table-row>
        <table:table-row table:style-name="ro2">
          <table:table-cell/>
          <table:table-cell office:value-type="string">
            <text:p>Test accuracy: 9279/10000 (92.000%)</text:p>
          </table:table-cell>
          <table:table-cell office:value-type="string">
            <text:p>Loss: 22.292418</text:p>
          </table:table-cell>
        </table:table-row>
        <table:table-row table:style-name="ro2">
          <table:table-cell/>
          <table:table-cell office:value-type="string">
            <text:p>Train Epoch: 27 [0/50000 (0%)]</text:p>
          </table:table-cell>
          <table:table-cell office:value-type="string">
            <text:p>Loss: 0.053326</text:p>
          </table:table-cell>
        </table:table-row>
        <table:table-row table:style-name="ro2">
          <table:table-cell/>
          <table:table-cell office:value-type="string">
            <text:p>Train Epoch: 27 [9600/50000 (19%)]</text:p>
          </table:table-cell>
          <table:table-cell office:value-type="string">
            <text:p>Loss: 0.069176</text:p>
          </table:table-cell>
        </table:table-row>
        <table:table-row table:style-name="ro2">
          <table:table-cell/>
          <table:table-cell office:value-type="string">
            <text:p>Train Epoch: 27 [19200/50000 (38%)]</text:p>
          </table:table-cell>
          <table:table-cell office:value-type="string">
            <text:p>Loss: 0.063841</text:p>
          </table:table-cell>
        </table:table-row>
        <table:table-row table:style-name="ro2">
          <table:table-cell/>
          <table:table-cell office:value-type="string">
            <text:p>Train Epoch: 27 [28800/50000 (58%)]</text:p>
          </table:table-cell>
          <table:table-cell office:value-type="string">
            <text:p>Loss: 0.106677</text:p>
          </table:table-cell>
        </table:table-row>
        <table:table-row table:style-name="ro2">
          <table:table-cell/>
          <table:table-cell office:value-type="string">
            <text:p>Train Epoch: 27 [38400/50000 (77%)]</text:p>
          </table:table-cell>
          <table:table-cell office:value-type="string">
            <text:p>Loss: 0.098265</text:p>
          </table:table-cell>
        </table:table-row>
      </table:table>
      <table:table table:name="10" table:style-name="ta1" table:print="false">
        <table:table-column table:style-name="co5" table:default-cell-style-name="ce15"/>
        <table:table-row table:style-name="ro3"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9P0"/>
    </number:currency-style>
    <number:number-style style:name="N110">
      <number:number number:decimal-places="4" number:min-integer-digits="0" number:grouping="true"/>
    </number:number-style>
    <number:number-style style:name="N111">
      <number:number number:decimal-places="5" number:min-integer-digits="0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9.06.2019</text:date>, <text:time>18:2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4H1M46S</meta:editing-duration>
    <meta:editing-cycles>15</meta:editing-cycles>
    <meta:generator>OpenOffice/4.1.6$Win32 OpenOffice.org_project/416m1$Build-9790</meta:generator>
    <dc:date>2019-06-09T18:27:18.61</dc:date>
    <dc:creator>Erol Citak</dc:creator>
    <meta:document-statistic meta:table-count="9" meta:cell-count="8860" meta:object-count="0"/>
    <meta:user-defined meta:name="Info 1"/>
    <meta:user-defined meta:name="Info 2"/>
    <meta:user-defined meta:name="Info 3"/>
    <meta:user-defined meta:name="Info 4"/>
  </office:meta>
</office:document-meta>
</file>